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2.5866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9972in"/>
    </style:style>
    <style:style style:name="co12" style:family="table-column">
      <style:table-column-properties fo:break-before="auto" style:column-width="1.6862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1.3646in"/>
    </style:style>
    <style:style style:name="co15" style:family="table-column">
      <style:table-column-properties fo:break-before="auto" style:column-width="1.67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2791in"/>
    </style:style>
    <style:style style:name="co18" style:family="table-column">
      <style:table-column-properties fo:break-before="auto" style:column-width="1.9866in"/>
    </style:style>
    <style:style style:name="co19" style:family="table-column">
      <style:table-column-properties fo:break-before="auto" style:column-width="1.9654in"/>
    </style:style>
    <style:style style:name="co20" style:family="table-column">
      <style:table-column-properties fo:break-before="auto" style:column-width="1.3862in"/>
    </style:style>
    <style:style style:name="co21" style:family="table-column">
      <style:table-column-properties fo:break-before="auto" style:column-width="1.5575in"/>
    </style:style>
    <style:style style:name="co22" style:family="table-column">
      <style:table-column-properties fo:break-before="auto" style:column-width="1.9756in"/>
    </style:style>
    <style:style style:name="co23" style:family="table-column">
      <style:table-column-properties fo:break-before="auto" style:column-width="2.372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LPA_technical_backtest_summar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number-columns-repeated="3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office:value-type="string" calcext:value-type="string">
            <text:p>Date Run</text:p>
          </table:table-cell>
          <table:table-cell office:value-type="string" calcext:value-type="string">
            <text:p>Backtest_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Prediction Window</text:p>
          </table:table-cell>
          <table:table-cell office:value-type="string" calcext:value-type="string">
            <text:p>Lookback Window</text:p>
          </table:table-cell>
          <table:table-cell office:value-type="string" calcext:value-type="string">
            <text:p>Number of Estimators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nnualized Return</text:p>
          </table:table-cell>
          <table:table-cell office:value-type="string" calcext:value-type="string">
            <text:p>Benchmark Annualized Return</text:p>
          </table:table-cell>
          <table:table-cell office:value-type="string" calcext:value-type="string">
            <text:p>Active Annualized Return</text:p>
          </table:table-cell>
          <table:table-cell office:value-type="string" calcext:value-type="string">
            <text:p>Cumulative Returns</text:p>
          </table:table-cell>
          <table:table-cell office:value-type="string" calcext:value-type="string">
            <text:p>Sharpe Ratio</text:p>
          </table:table-cell>
          <table:table-cell office:value-type="string" calcext:value-type="string">
            <text:p>Benchmark Sharpe Ratio</text:p>
          </table:table-cell>
          <table:table-cell office:value-type="string" calcext:value-type="string">
            <text:p>Sortino Ratio</text:p>
          </table:table-cell>
          <table:table-cell office:value-type="string" calcext:value-type="string">
            <text:p>Max Drawdown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seline Accuracy</text:p>
          </table:table-cell>
          <table:table-cell office:value-type="string" calcext:value-type="string">
            <text:p>Accuracy Model Improvemen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Baseline F1 Score</text:p>
          </table:table-cell>
          <table:table-cell office:value-type="string" calcext:value-type="string">
            <text:p>F1 Score Model Improvement</text:p>
          </table:table-cell>
          <table:table-cell office:value-type="string" calcext:value-type="string">
            <text:p>Up Market Accuracy</text:p>
          </table:table-cell>
          <table:table-cell office:value-type="string" calcext:value-type="string">
            <text:p>Down Market Accuracy</text:p>
          </table:table-cell>
          <table:table-cell office:value-type="string" calcext:value-type="string">
            <text:p>Top 20% Up Market Accuracy</text:p>
          </table:table-cell>
          <table:table-cell office:value-type="string" calcext:value-type="string">
            <text:p>Bottom 20% Down Market 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248773e-b43e-4ee6-9fb5-166fb23ea42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18834172032727" calcext:value-type="float">
            <text:p>0.0918834172032727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29191798715713" calcext:value-type="float">
            <text:p>0.0129191798715713</text:p>
          </table:table-cell>
          <table:table-cell office:value-type="float" office:value="66857.8446408613" calcext:value-type="float">
            <text:p>66857.8446408613</text:p>
          </table:table-cell>
          <table:table-cell office:value-type="float" office:value="0.57073203564202" calcext:value-type="float">
            <text:p>0.57073203564202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802228710030284" calcext:value-type="float">
            <text:p>0.802228710030284</text:p>
          </table:table-cell>
          <table:table-cell office:value-type="float" office:value="-0.570903858982365" calcext:value-type="float">
            <text:p>-0.570903858982365</text:p>
          </table:table-cell>
          <table:table-cell office:value-type="float" office:value="4.4687591437905" calcext:value-type="float">
            <text:p>4.4687591437905</text:p>
          </table:table-cell>
          <table:table-cell office:value-type="float" office:value="0.581661486295564" calcext:value-type="float">
            <text:p>0.581661486295564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257605726664784" calcext:value-type="float">
            <text:p>-0.0257605726664784</text:p>
          </table:table-cell>
          <table:table-cell office:value-type="float" office:value="0.611077297626293" calcext:value-type="float">
            <text:p>0.611077297626293</text:p>
          </table:table-cell>
          <table:table-cell office:value-type="float" office:value="0.856256783997519" calcext:value-type="float">
            <text:p>0.856256783997519</text:p>
          </table:table-cell>
          <table:table-cell office:value-type="float" office:value="0.713183300506926" calcext:value-type="float">
            <text:p>0.713183300506926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425884093254895" calcext:value-type="float">
            <text:p>-0.0425884093254895</text:p>
          </table:table-cell>
          <table:table-cell office:value-type="float" office:value="0.856256783997519" calcext:value-type="float">
            <text:p>0.856256783997519</text:p>
          </table:table-cell>
          <table:table-cell office:value-type="float" office:value="0.156789827255278" calcext:value-type="float">
            <text:p>0.156789827255278</text:p>
          </table:table-cell>
          <table:table-cell office:value-type="float" office:value="0.830255057167986" calcext:value-type="float">
            <text:p>0.830255057167986</text:p>
          </table:table-cell>
          <table:table-cell office:value-type="float" office:value="0.831343283582089" calcext:value-type="float">
            <text:p>0.831343283582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434af6c6-1f9a-4d19-8f5c-b17fb64bd16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921587524057697" calcext:value-type="float">
            <text:p>0.0921587524057697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120346053598475" calcext:value-type="float">
            <text:p>0.0120346053598475</text:p>
          </table:table-cell>
          <table:table-cell office:value-type="float" office:value="69420.1577112576" calcext:value-type="float">
            <text:p>69420.1577112576</text:p>
          </table:table-cell>
          <table:table-cell office:value-type="float" office:value="0.569868278499221" calcext:value-type="float">
            <text:p>0.569868278499221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96060712289952" calcext:value-type="float">
            <text:p>0.796060712289952</text:p>
          </table:table-cell>
          <table:table-cell office:value-type="float" office:value="-0.609097914623812" calcext:value-type="float">
            <text:p>-0.609097914623812</text:p>
          </table:table-cell>
          <table:table-cell office:value-type="float" office:value="1.74041924032599" calcext:value-type="float">
            <text:p>1.74041924032599</text:p>
          </table:table-cell>
          <table:table-cell office:value-type="float" office:value="0.547625763986836" calcext:value-type="float">
            <text:p>0.547625763986836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0629995298542552" calcext:value-type="float">
            <text:p>-0.00629995298542552</text:p>
          </table:table-cell>
          <table:table-cell office:value-type="float" office:value="0.555871702017589" calcext:value-type="float">
            <text:p>0.555871702017589</text:p>
          </table:table-cell>
          <table:table-cell office:value-type="float" office:value="0.911984382957053" calcext:value-type="float">
            <text:p>0.911984382957053</text:p>
          </table:table-cell>
          <table:table-cell office:value-type="float" office:value="0.690730264849576" calcext:value-type="float">
            <text:p>0.690730264849576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222069250330333" calcext:value-type="float">
            <text:p>-0.0222069250330333</text:p>
          </table:table-cell>
          <table:table-cell office:value-type="float" office:value="0.911984382957053" calcext:value-type="float">
            <text:p>0.911984382957053</text:p>
          </table:table-cell>
          <table:table-cell office:value-type="float" office:value="0.095172849915683" calcext:value-type="float">
            <text:p>0.095172849915683</text:p>
          </table:table-cell>
          <table:table-cell office:value-type="float" office:value="0.884885764499121" calcext:value-type="float">
            <text:p>0.884885764499121</text:p>
          </table:table-cell>
          <table:table-cell office:value-type="float" office:value="0.889109895574341" calcext:value-type="float">
            <text:p>0.889109895574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c2f4bea-3eb7-4f60-aa94-b9d456acecd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876363699131746" calcext:value-type="float">
            <text:p>0.0876363699131746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102278306099748" calcext:value-type="float">
            <text:p>0.0102278306099748</text:p>
          </table:table-cell>
          <table:table-cell office:value-type="float" office:value="78180.1000548274" calcext:value-type="float">
            <text:p>78180.1000548274</text:p>
          </table:table-cell>
          <table:table-cell office:value-type="float" office:value="0.568744955463459" calcext:value-type="float">
            <text:p>0.568744955463459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89593543405971" calcext:value-type="float">
            <text:p>0.789593543405971</text:p>
          </table:table-cell>
          <table:table-cell office:value-type="float" office:value="-0.60804049094816" calcext:value-type="float">
            <text:p>-0.60804049094816</text:p>
          </table:table-cell>
          <table:table-cell office:value-type="float" office:value="1.8735469546212" calcext:value-type="float">
            <text:p>1.8735469546212</text:p>
          </table:table-cell>
          <table:table-cell office:value-type="float" office:value="0.527384755819261" calcext:value-type="float">
            <text:p>0.527384755819261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247832040164309" calcext:value-type="float">
            <text:p>-0.0247832040164309</text:p>
          </table:table-cell>
          <table:table-cell office:value-type="float" office:value="0.552782993156078" calcext:value-type="float">
            <text:p>0.552782993156078</text:p>
          </table:table-cell>
          <table:table-cell office:value-type="float" office:value="0.75442221854852" calcext:value-type="float">
            <text:p>0.75442221854852</text:p>
          </table:table-cell>
          <table:table-cell office:value-type="float" office:value="0.638050962983676" calcext:value-type="float">
            <text:p>0.638050962983676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734286888629478" calcext:value-type="float">
            <text:p>-0.0734286888629478</text:p>
          </table:table-cell>
          <table:table-cell office:value-type="float" office:value="0.75442221854852" calcext:value-type="float">
            <text:p>0.75442221854852</text:p>
          </table:table-cell>
          <table:table-cell office:value-type="float" office:value="0.247452099470037" calcext:value-type="float">
            <text:p>0.247452099470037</text:p>
          </table:table-cell>
          <table:table-cell office:value-type="float" office:value="0.703389830508475" calcext:value-type="float">
            <text:p>0.703389830508475</text:p>
          </table:table-cell>
          <table:table-cell office:value-type="float" office:value="0.712980769230769" calcext:value-type="float">
            <text:p>0.71298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0230811f-89b2-4164-b775-5227888307e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32518934042954" calcext:value-type="float">
            <text:p>0.0932518934042954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4287656072594" calcext:value-type="float">
            <text:p>0.014287656072594</text:p>
          </table:table-cell>
          <table:table-cell office:value-type="float" office:value="73362.5304054866" calcext:value-type="float">
            <text:p>73362.5304054866</text:p>
          </table:table-cell>
          <table:table-cell office:value-type="float" office:value="0.568213782865371" calcext:value-type="float">
            <text:p>0.568213782865371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800286362735856" calcext:value-type="float">
            <text:p>0.800286362735856</text:p>
          </table:table-cell>
          <table:table-cell office:value-type="float" office:value="-0.576326246416469" calcext:value-type="float">
            <text:p>-0.576326246416469</text:p>
          </table:table-cell>
          <table:table-cell office:value-type="float" office:value="4.42783572379642" calcext:value-type="float">
            <text:p>4.42783572379642</text:p>
          </table:table-cell>
          <table:table-cell office:value-type="float" office:value="0.592917019873787" calcext:value-type="float">
            <text:p>0.592917019873787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145050390882547" calcext:value-type="float">
            <text:p>-0.0145050390882547</text:p>
          </table:table-cell>
          <table:table-cell office:value-type="float" office:value="0.60878682487725" calcext:value-type="float">
            <text:p>0.60878682487725</text:p>
          </table:table-cell>
          <table:table-cell office:value-type="float" office:value="0.922856256783997" calcext:value-type="float">
            <text:p>0.922856256783997</text:p>
          </table:table-cell>
          <table:table-cell office:value-type="float" office:value="0.733620955315871" calcext:value-type="float">
            <text:p>0.733620955315871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221507545165447" calcext:value-type="float">
            <text:p>-0.0221507545165447</text:p>
          </table:table-cell>
          <table:table-cell office:value-type="float" office:value="0.922856256783997" calcext:value-type="float">
            <text:p>0.922856256783997</text:p>
          </table:table-cell>
          <table:table-cell office:value-type="float" office:value="0.0824136276391555" calcext:value-type="float">
            <text:p>0.0824136276391555</text:p>
          </table:table-cell>
          <table:table-cell office:value-type="float" office:value="0.898416886543536" calcext:value-type="float">
            <text:p>0.898416886543536</text:p>
          </table:table-cell>
          <table:table-cell office:value-type="float" office:value="0.90547263681592" calcext:value-type="float">
            <text:p>0.90547263681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4d6d650-0d39-420e-87a6-df296bc6693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924458777608121" calcext:value-type="float">
            <text:p>0.0924458777608121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30275048809922" calcext:value-type="float">
            <text:p>0.0130275048809922</text:p>
          </table:table-cell>
          <table:table-cell office:value-type="float" office:value="70269.6358727194" calcext:value-type="float">
            <text:p>70269.6358727194</text:p>
          </table:table-cell>
          <table:table-cell office:value-type="float" office:value="0.568149704544627" calcext:value-type="float">
            <text:p>0.568149704544627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98725132335511" calcext:value-type="float">
            <text:p>0.798725132335511</text:p>
          </table:table-cell>
          <table:table-cell office:value-type="float" office:value="-0.583099021183384" calcext:value-type="float">
            <text:p>-0.583099021183384</text:p>
          </table:table-cell>
          <table:table-cell office:value-type="float" office:value="3.08963327848128" calcext:value-type="float">
            <text:p>3.08963327848128</text:p>
          </table:table-cell>
          <table:table-cell office:value-type="float" office:value="0.574567181031238" calcext:value-type="float">
            <text:p>0.574567181031238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0842115167482116" calcext:value-type="float">
            <text:p>-0.00842115167482116</text:p>
          </table:table-cell>
          <table:table-cell office:value-type="float" office:value="0.5873181415237" calcext:value-type="float">
            <text:p>0.5873181415237</text:p>
          </table:table-cell>
          <table:table-cell office:value-type="float" office:value="0.908892834086507" calcext:value-type="float">
            <text:p>0.908892834086507</text:p>
          </table:table-cell>
          <table:table-cell office:value-type="float" office:value="0.713548100985144" calcext:value-type="float">
            <text:p>0.713548100985144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230187083348753" calcext:value-type="float">
            <text:p>-0.0230187083348753</text:p>
          </table:table-cell>
          <table:table-cell office:value-type="float" office:value="0.908892834086507" calcext:value-type="float">
            <text:p>0.908892834086507</text:p>
          </table:table-cell>
          <table:table-cell office:value-type="float" office:value="0.107175090252708" calcext:value-type="float">
            <text:p>0.107175090252708</text:p>
          </table:table-cell>
          <table:table-cell office:value-type="float" office:value="0.88054457619675" calcext:value-type="float">
            <text:p>0.88054457619675</text:p>
          </table:table-cell>
          <table:table-cell office:value-type="float" office:value="0.881330685203575" calcext:value-type="float">
            <text:p>0.881330685203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66caf520-35b2-4fbf-bbaa-2f1d7c41848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24620510792697" calcext:value-type="float">
            <text:p>0.0924620510792697</text:p>
          </table:table-cell>
          <table:table-cell office:value-type="float" office:value="0.0798078235401412" calcext:value-type="float">
            <text:p>0.0798078235401412</text:p>
          </table:table-cell>
          <table:table-cell office:value-type="float" office:value="0.0126542275391286" calcext:value-type="float">
            <text:p>0.0126542275391286</text:p>
          </table:table-cell>
          <table:table-cell office:value-type="float" office:value="70768.4550175354" calcext:value-type="float">
            <text:p>70768.4550175354</text:p>
          </table:table-cell>
          <table:table-cell office:value-type="float" office:value="0.567152039106849" calcext:value-type="float">
            <text:p>0.567152039106849</text:p>
          </table:table-cell>
          <table:table-cell office:value-type="float" office:value="0.567022144534342" calcext:value-type="float">
            <text:p>0.567022144534342</text:p>
          </table:table-cell>
          <table:table-cell office:value-type="float" office:value="0.792834272953729" calcext:value-type="float">
            <text:p>0.792834272953729</text:p>
          </table:table-cell>
          <table:table-cell office:value-type="float" office:value="-0.611955147812299" calcext:value-type="float">
            <text:p>-0.611955147812299</text:p>
          </table:table-cell>
          <table:table-cell office:value-type="float" office:value="1.72826736785468" calcext:value-type="float">
            <text:p>1.72826736785468</text:p>
          </table:table-cell>
          <table:table-cell office:value-type="float" office:value="0.54852816702718" calcext:value-type="float">
            <text:p>0.54852816702718</text:p>
          </table:table-cell>
          <table:table-cell office:value-type="float" office:value="0.553841813222985" calcext:value-type="float">
            <text:p>0.553841813222985</text:p>
          </table:table-cell>
          <table:table-cell office:value-type="float" office:value="-0.00531364619580554" calcext:value-type="float">
            <text:p>-0.00531364619580554</text:p>
          </table:table-cell>
          <table:table-cell office:value-type="float" office:value="0.555200567980121" calcext:value-type="float">
            <text:p>0.555200567980121</text:p>
          </table:table-cell>
          <table:table-cell office:value-type="float" office:value="0.929529631516386" calcext:value-type="float">
            <text:p>0.929529631516386</text:p>
          </table:table-cell>
          <table:table-cell office:value-type="float" office:value="0.695177318474775" calcext:value-type="float">
            <text:p>0.695177318474775</text:p>
          </table:table-cell>
          <table:table-cell office:value-type="float" office:value="0.712867691562765" calcext:value-type="float">
            <text:p>0.712867691562765</text:p>
          </table:table-cell>
          <table:table-cell office:value-type="float" office:value="-0.0176903730879894" calcext:value-type="float">
            <text:p>-0.0176903730879894</text:p>
          </table:table-cell>
          <table:table-cell office:value-type="float" office:value="0.929529631516386" calcext:value-type="float">
            <text:p>0.929529631516386</text:p>
          </table:table-cell>
          <table:table-cell office:value-type="float" office:value="0.0755691399662732" calcext:value-type="float">
            <text:p>0.0755691399662732</text:p>
          </table:table-cell>
          <table:table-cell office:value-type="float" office:value="0.919120879120879" calcext:value-type="float">
            <text:p>0.919120879120879</text:p>
          </table:table-cell>
          <table:table-cell office:value-type="float" office:value="0.914967677772253" calcext:value-type="float">
            <text:p>0.914967677772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e241a87-2490-46a3-a6d8-3c48b9ac625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91372287101491" calcext:value-type="float">
            <text:p>0.091372287101491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19539142216711" calcext:value-type="float">
            <text:p>0.0119539142216711</text:p>
          </table:table-cell>
          <table:table-cell office:value-type="float" office:value="65321.768415357" calcext:value-type="float">
            <text:p>65321.768415357</text:p>
          </table:table-cell>
          <table:table-cell office:value-type="float" office:value="0.566093184253678" calcext:value-type="float">
            <text:p>0.566093184253678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9532818797701" calcext:value-type="float">
            <text:p>0.79532818797701</text:p>
          </table:table-cell>
          <table:table-cell office:value-type="float" office:value="-0.607876564901449" calcext:value-type="float">
            <text:p>-0.607876564901449</text:p>
          </table:table-cell>
          <table:table-cell office:value-type="float" office:value="3.08138736924907" calcext:value-type="float">
            <text:p>3.08138736924907</text:p>
          </table:table-cell>
          <table:table-cell office:value-type="float" office:value="0.572026721866767" calcext:value-type="float">
            <text:p>0.572026721866767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109616108392924" calcext:value-type="float">
            <text:p>-0.0109616108392924</text:p>
          </table:table-cell>
          <table:table-cell office:value-type="float" office:value="0.586614794174859" calcext:value-type="float">
            <text:p>0.586614794174859</text:p>
          </table:table-cell>
          <table:table-cell office:value-type="float" office:value="0.900419625564881" calcext:value-type="float">
            <text:p>0.900419625564881</text:p>
          </table:table-cell>
          <table:table-cell office:value-type="float" office:value="0.710406519593799" calcext:value-type="float">
            <text:p>0.710406519593799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261602897262202" calcext:value-type="float">
            <text:p>-0.0261602897262202</text:p>
          </table:table-cell>
          <table:table-cell office:value-type="float" office:value="0.900419625564881" calcext:value-type="float">
            <text:p>0.900419625564881</text:p>
          </table:table-cell>
          <table:table-cell office:value-type="float" office:value="0.112928700361011" calcext:value-type="float">
            <text:p>0.112928700361011</text:p>
          </table:table-cell>
          <table:table-cell office:value-type="float" office:value="0.870882740447958" calcext:value-type="float">
            <text:p>0.870882740447958</text:p>
          </table:table-cell>
          <table:table-cell office:value-type="float" office:value="0.874875868917577" calcext:value-type="float">
            <text:p>0.874875868917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256df39-d160-4efd-bd09-b25b8cb4fcc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914878352594792" calcext:value-type="float">
            <text:p>0.0914878352594792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25235979277778" calcext:value-type="float">
            <text:p>0.0125235979277778</text:p>
          </table:table-cell>
          <table:table-cell office:value-type="float" office:value="65085.7894752734" calcext:value-type="float">
            <text:p>65085.7894752734</text:p>
          </table:table-cell>
          <table:table-cell office:value-type="float" office:value="0.564236165658269" calcext:value-type="float">
            <text:p>0.564236165658269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793389477065371" calcext:value-type="float">
            <text:p>0.793389477065371</text:p>
          </table:table-cell>
          <table:table-cell office:value-type="float" office:value="-0.564120521535131" calcext:value-type="float">
            <text:p>-0.564120521535131</text:p>
          </table:table-cell>
          <table:table-cell office:value-type="float" office:value="4.45157263812744" calcext:value-type="float">
            <text:p>4.45157263812744</text:p>
          </table:table-cell>
          <table:table-cell office:value-type="float" office:value="0.588160497315626" calcext:value-type="float">
            <text:p>0.588160497315626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192615616464161" calcext:value-type="float">
            <text:p>-0.0192615616464161</text:p>
          </table:table-cell>
          <table:table-cell office:value-type="float" office:value="0.609676226694132" calcext:value-type="float">
            <text:p>0.609676226694132</text:p>
          </table:table-cell>
          <table:table-cell office:value-type="float" office:value="0.894944952705846" calcext:value-type="float">
            <text:p>0.894944952705846</text:p>
          </table:table-cell>
          <table:table-cell office:value-type="float" office:value="0.725267820677956" calcext:value-type="float">
            <text:p>0.725267820677956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305038891544599" calcext:value-type="float">
            <text:p>-0.0305038891544599</text:p>
          </table:table-cell>
          <table:table-cell office:value-type="float" office:value="0.894944952705846" calcext:value-type="float">
            <text:p>0.894944952705846</text:p>
          </table:table-cell>
          <table:table-cell office:value-type="float" office:value="0.113483685220729" calcext:value-type="float">
            <text:p>0.113483685220729</text:p>
          </table:table-cell>
          <table:table-cell office:value-type="float" office:value="0.857080035180299" calcext:value-type="float">
            <text:p>0.857080035180299</text:p>
          </table:table-cell>
          <table:table-cell office:value-type="float" office:value="0.870149253731343" calcext:value-type="float">
            <text:p>0.870149253731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3c4326a-2a80-4562-a141-2e9791fd28c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35361443134777" calcext:value-type="float">
            <text:p>0.0935361443134777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45719069817762" calcext:value-type="float">
            <text:p>0.0145719069817762</text:p>
          </table:table-cell>
          <table:table-cell office:value-type="float" office:value="74789.8606690446" calcext:value-type="float">
            <text:p>74789.8606690446</text:p>
          </table:table-cell>
          <table:table-cell office:value-type="float" office:value="0.564203493624349" calcext:value-type="float">
            <text:p>0.564203493624349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793356657475911" calcext:value-type="float">
            <text:p>0.793356657475911</text:p>
          </table:table-cell>
          <table:table-cell office:value-type="float" office:value="-0.611753393458964" calcext:value-type="float">
            <text:p>-0.611753393458964</text:p>
          </table:table-cell>
          <table:table-cell office:value-type="float" office:value="4.42588054762175" calcext:value-type="float">
            <text:p>4.42588054762175</text:p>
          </table:table-cell>
          <table:table-cell office:value-type="float" office:value="0.598945088066309" calcext:value-type="float">
            <text:p>0.598945088066309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0847697089573329" calcext:value-type="float">
            <text:p>-0.00847697089573329</text:p>
          </table:table-cell>
          <table:table-cell office:value-type="float" office:value="0.610746057420137" calcext:value-type="float">
            <text:p>0.610746057420137</text:p>
          </table:table-cell>
          <table:table-cell office:value-type="float" office:value="0.936811908823073" calcext:value-type="float">
            <text:p>0.936811908823073</text:p>
          </table:table-cell>
          <table:table-cell office:value-type="float" office:value="0.739428431552537" calcext:value-type="float">
            <text:p>0.739428431552537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163432782798788" calcext:value-type="float">
            <text:p>-0.0163432782798788</text:p>
          </table:table-cell>
          <table:table-cell office:value-type="float" office:value="0.936811908823073" calcext:value-type="float">
            <text:p>0.936811908823073</text:p>
          </table:table-cell>
          <table:table-cell office:value-type="float" office:value="0.0761756238003839" calcext:value-type="float">
            <text:p>0.0761756238003839</text:p>
          </table:table-cell>
          <table:table-cell office:value-type="float" office:value="0.916007036059806" calcext:value-type="float">
            <text:p>0.916007036059806</text:p>
          </table:table-cell>
          <table:table-cell office:value-type="float" office:value="0.913930348258706" calcext:value-type="float">
            <text:p>0.913930348258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7eaf605d-053a-4431-bc98-d99a7301bce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10373525596739" calcext:value-type="float">
            <text:p>0.0910373525596739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109132055137517" calcext:value-type="float">
            <text:p>0.0109132055137517</text:p>
          </table:table-cell>
          <table:table-cell office:value-type="float" office:value="64315.6067651348" calcext:value-type="float">
            <text:p>64315.6067651348</text:p>
          </table:table-cell>
          <table:table-cell office:value-type="float" office:value="0.562948474071388" calcext:value-type="float">
            <text:p>0.562948474071388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85374084024615" calcext:value-type="float">
            <text:p>0.785374084024615</text:p>
          </table:table-cell>
          <table:table-cell office:value-type="float" office:value="-0.611898129903969" calcext:value-type="float">
            <text:p>-0.611898129903969</text:p>
          </table:table-cell>
          <table:table-cell office:value-type="float" office:value="1.73006598841358" calcext:value-type="float">
            <text:p>1.73006598841358</text:p>
          </table:table-cell>
          <table:table-cell office:value-type="float" office:value="0.549083215796897" calcext:value-type="float">
            <text:p>0.549083215796897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0484250117536444" calcext:value-type="float">
            <text:p>-0.00484250117536444</text:p>
          </table:table-cell>
          <table:table-cell office:value-type="float" office:value="0.555907119163052" calcext:value-type="float">
            <text:p>0.555907119163052</text:p>
          </table:table-cell>
          <table:table-cell office:value-type="float" office:value="0.924545917501273" calcext:value-type="float">
            <text:p>0.924545917501273</text:p>
          </table:table-cell>
          <table:table-cell office:value-type="float" office:value="0.694330241896931" calcext:value-type="float">
            <text:p>0.694330241896931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186069479856783" calcext:value-type="float">
            <text:p>-0.0186069479856783</text:p>
          </table:table-cell>
          <table:table-cell office:value-type="float" office:value="0.924545917501273" calcext:value-type="float">
            <text:p>0.924545917501273</text:p>
          </table:table-cell>
          <table:table-cell office:value-type="float" office:value="0.0828414839797639" calcext:value-type="float">
            <text:p>0.0828414839797639</text:p>
          </table:table-cell>
          <table:table-cell office:value-type="float" office:value="0.897627416520211" calcext:value-type="float">
            <text:p>0.897627416520211</text:p>
          </table:table-cell>
          <table:table-cell office:value-type="float" office:value="0.900049726504227" calcext:value-type="float">
            <text:p>0.900049726504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c87ca4c-029d-4468-93b5-d2539764292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902902818199864" calcext:value-type="float">
            <text:p>0.0902902818199864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103320924676351" calcext:value-type="float">
            <text:p>0.0103320924676351</text:p>
          </table:table-cell>
          <table:table-cell office:value-type="float" office:value="60996.2010583723" calcext:value-type="float">
            <text:p>60996.2010583723</text:p>
          </table:table-cell>
          <table:table-cell office:value-type="float" office:value="0.562281256861508" calcext:value-type="float">
            <text:p>0.562281256861508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84912702390289" calcext:value-type="float">
            <text:p>0.784912702390289</text:p>
          </table:table-cell>
          <table:table-cell office:value-type="float" office:value="-0.584094523202214" calcext:value-type="float">
            <text:p>-0.584094523202214</text:p>
          </table:table-cell>
          <table:table-cell office:value-type="float" office:value="2.23174090307303" calcext:value-type="float">
            <text:p>2.23174090307303</text:p>
          </table:table-cell>
          <table:table-cell office:value-type="float" office:value="0.557274522712311" calcext:value-type="float">
            <text:p>0.557274522712311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0794695758487729" calcext:value-type="float">
            <text:p>-0.00794695758487729</text:p>
          </table:table-cell>
          <table:table-cell office:value-type="float" office:value="0.569315097653132" calcext:value-type="float">
            <text:p>0.569315097653132</text:p>
          </table:table-cell>
          <table:table-cell office:value-type="float" office:value="0.890016638935108" calcext:value-type="float">
            <text:p>0.890016638935108</text:p>
          </table:table-cell>
          <table:table-cell office:value-type="float" office:value="0.694427314919996" calcext:value-type="float">
            <text:p>0.694427314919996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277982453756236" calcext:value-type="float">
            <text:p>-0.0277982453756236</text:p>
          </table:table-cell>
          <table:table-cell office:value-type="float" office:value="0.890016638935108" calcext:value-type="float">
            <text:p>0.890016638935108</text:p>
          </table:table-cell>
          <table:table-cell office:value-type="float" office:value="0.124702574086091" calcext:value-type="float">
            <text:p>0.124702574086091</text:p>
          </table:table-cell>
          <table:table-cell office:value-type="float" office:value="0.853005704256253" calcext:value-type="float">
            <text:p>0.853005704256253</text:p>
          </table:table-cell>
          <table:table-cell office:value-type="float" office:value="0.854654056744649" calcext:value-type="float">
            <text:p>0.854654056744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09baba9-0068-4a26-ba98-9009dd23d84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908119924792377" calcext:value-type="float">
            <text:p>0.0908119924792377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108538031268863" calcext:value-type="float">
            <text:p>0.0108538031268863</text:p>
          </table:table-cell>
          <table:table-cell office:value-type="float" office:value="63204.1756007045" calcext:value-type="float">
            <text:p>63204.1756007045</text:p>
          </table:table-cell>
          <table:table-cell office:value-type="float" office:value="0.562144267914151" calcext:value-type="float">
            <text:p>0.562144267914151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85154297524848" calcext:value-type="float">
            <text:p>0.785154297524848</text:p>
          </table:table-cell>
          <table:table-cell office:value-type="float" office:value="-0.601394111781095" calcext:value-type="float">
            <text:p>-0.601394111781095</text:p>
          </table:table-cell>
          <table:table-cell office:value-type="float" office:value="2.21616948441782" calcext:value-type="float">
            <text:p>2.21616948441782</text:p>
          </table:table-cell>
          <table:table-cell office:value-type="float" office:value="0.552713251199097" calcext:value-type="float">
            <text:p>0.552713251199097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125082290980908" calcext:value-type="float">
            <text:p>-0.0125082290980908</text:p>
          </table:table-cell>
          <table:table-cell office:value-type="float" office:value="0.565021258944312" calcext:value-type="float">
            <text:p>0.565021258944312</text:p>
          </table:table-cell>
          <table:table-cell office:value-type="float" office:value="0.90657237936772" calcext:value-type="float">
            <text:p>0.90657237936772</text:p>
          </table:table-cell>
          <table:table-cell office:value-type="float" office:value="0.696160480419089" calcext:value-type="float">
            <text:p>0.696160480419089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260650798765307" calcext:value-type="float">
            <text:p>-0.0260650798765307</text:p>
          </table:table-cell>
          <table:table-cell office:value-type="float" office:value="0.90657237936772" calcext:value-type="float">
            <text:p>0.90657237936772</text:p>
          </table:table-cell>
          <table:table-cell office:value-type="float" office:value="0.0926887302617348" calcext:value-type="float">
            <text:p>0.0926887302617348</text:p>
          </table:table-cell>
          <table:table-cell office:value-type="float" office:value="0.880649407634928" calcext:value-type="float">
            <text:p>0.880649407634928</text:p>
          </table:table-cell>
          <table:table-cell office:value-type="float" office:value="0.88899950223992" calcext:value-type="float">
            <text:p>0.88899950223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bb4456a-db2e-4477-94cf-c5961005728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1883657855919" calcext:value-type="float">
            <text:p>0.091883657855919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24652849760991" calcext:value-type="float">
            <text:p>0.0124652849760991</text:p>
          </table:table-cell>
          <table:table-cell office:value-type="float" office:value="67634.173598695" calcext:value-type="float">
            <text:p>67634.173598695</text:p>
          </table:table-cell>
          <table:table-cell office:value-type="float" office:value="0.56047732929441" calcext:value-type="float">
            <text:p>0.56047732929441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86617824803184" calcext:value-type="float">
            <text:p>0.786617824803184</text:p>
          </table:table-cell>
          <table:table-cell office:value-type="float" office:value="-0.635137316597673" calcext:value-type="float">
            <text:p>-0.635137316597673</text:p>
          </table:table-cell>
          <table:table-cell office:value-type="float" office:value="3.06751263540221" calcext:value-type="float">
            <text:p>3.06751263540221</text:p>
          </table:table-cell>
          <table:table-cell office:value-type="float" office:value="0.574990590891983" calcext:value-type="float">
            <text:p>0.574990590891983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0799774181407598" calcext:value-type="float">
            <text:p>-0.00799774181407598</text:p>
          </table:table-cell>
          <table:table-cell office:value-type="float" office:value="0.585167900984072" calcext:value-type="float">
            <text:p>0.585167900984072</text:p>
          </table:table-cell>
          <table:table-cell office:value-type="float" office:value="0.930923176242737" calcext:value-type="float">
            <text:p>0.930923176242737</text:p>
          </table:table-cell>
          <table:table-cell office:value-type="float" office:value="0.718619572665545" calcext:value-type="float">
            <text:p>0.718619572665545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179472366544735" calcext:value-type="float">
            <text:p>-0.0179472366544735</text:p>
          </table:table-cell>
          <table:table-cell office:value-type="float" office:value="0.930923176242737" calcext:value-type="float">
            <text:p>0.930923176242737</text:p>
          </table:table-cell>
          <table:table-cell office:value-type="float" office:value="0.0773916967509025" calcext:value-type="float">
            <text:p>0.0773916967509025</text:p>
          </table:table-cell>
          <table:table-cell office:value-type="float" office:value="0.913482652613087" calcext:value-type="float">
            <text:p>0.913482652613087</text:p>
          </table:table-cell>
          <table:table-cell office:value-type="float" office:value="0.915094339622642" calcext:value-type="float">
            <text:p>0.915094339622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72bb138-6dc1-4cba-87fc-0c17c3b2676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98392784134867" calcext:value-type="float">
            <text:p>0.0898392784134867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04209055336668" calcext:value-type="float">
            <text:p>0.0104209055336668</text:p>
          </table:table-cell>
          <table:table-cell office:value-type="float" office:value="58846.1941158094" calcext:value-type="float">
            <text:p>58846.1941158094</text:p>
          </table:table-cell>
          <table:table-cell office:value-type="float" office:value="0.560014790249442" calcext:value-type="float">
            <text:p>0.560014790249442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8435997769941" calcext:value-type="float">
            <text:p>0.78435997769941</text:p>
          </table:table-cell>
          <table:table-cell office:value-type="float" office:value="-0.620604591670345" calcext:value-type="float">
            <text:p>-0.620604591670345</text:p>
          </table:table-cell>
          <table:table-cell office:value-type="float" office:value="3.09988473861515" calcext:value-type="float">
            <text:p>3.09988473861515</text:p>
          </table:table-cell>
          <table:table-cell office:value-type="float" office:value="0.570615355664283" calcext:value-type="float">
            <text:p>0.570615355664283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123729770417764" calcext:value-type="float">
            <text:p>-0.0123729770417764</text:p>
          </table:table-cell>
          <table:table-cell office:value-type="float" office:value="0.587915342775594" calcext:value-type="float">
            <text:p>0.587915342775594</text:p>
          </table:table-cell>
          <table:table-cell office:value-type="float" office:value="0.880971594577147" calcext:value-type="float">
            <text:p>0.880971594577147</text:p>
          </table:table-cell>
          <table:table-cell office:value-type="float" office:value="0.705209780045864" calcext:value-type="float">
            <text:p>0.705209780045864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313570292741547" calcext:value-type="float">
            <text:p>-0.0313570292741547</text:p>
          </table:table-cell>
          <table:table-cell office:value-type="float" office:value="0.880971594577147" calcext:value-type="float">
            <text:p>0.880971594577147</text:p>
          </table:table-cell>
          <table:table-cell office:value-type="float" office:value="0.13673285198556" calcext:value-type="float">
            <text:p>0.13673285198556</text:p>
          </table:table-cell>
          <table:table-cell office:value-type="float" office:value="0.848924022837066" calcext:value-type="float">
            <text:p>0.848924022837066</text:p>
          </table:table-cell>
          <table:table-cell office:value-type="float" office:value="0.854021847070506" calcext:value-type="float">
            <text:p>0.854021847070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ceb47bf9-8cb2-4665-a12c-f168b93720f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897100587396655" calcext:value-type="float">
            <text:p>0.0897100587396655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02916858598456" calcext:value-type="float">
            <text:p>0.0102916858598456</text:p>
          </table:table-cell>
          <table:table-cell office:value-type="float" office:value="58330.1870386043" calcext:value-type="float">
            <text:p>58330.1870386043</text:p>
          </table:table-cell>
          <table:table-cell office:value-type="float" office:value="0.559978605728611" calcext:value-type="float">
            <text:p>0.559978605728611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84698311383618" calcext:value-type="float">
            <text:p>0.784698311383618</text:p>
          </table:table-cell>
          <table:table-cell office:value-type="float" office:value="-0.582549269424359" calcext:value-type="float">
            <text:p>-0.582549269424359</text:p>
          </table:table-cell>
          <table:table-cell office:value-type="float" office:value="3.11763617982289" calcext:value-type="float">
            <text:p>3.11763617982289</text:p>
          </table:table-cell>
          <table:table-cell office:value-type="float" office:value="0.575225818592397" calcext:value-type="float">
            <text:p>0.575225818592397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0776251411366202" calcext:value-type="float">
            <text:p>-0.00776251411366202</text:p>
          </table:table-cell>
          <table:table-cell office:value-type="float" office:value="0.591699841849812" calcext:value-type="float">
            <text:p>0.591699841849812</text:p>
          </table:table-cell>
          <table:table-cell office:value-type="float" office:value="0.875564880568108" calcext:value-type="float">
            <text:p>0.875564880568108</text:p>
          </table:table-cell>
          <table:table-cell office:value-type="float" office:value="0.706173321618016" calcext:value-type="float">
            <text:p>0.706173321618016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303934877020033" calcext:value-type="float">
            <text:p>-0.0303934877020033</text:p>
          </table:table-cell>
          <table:table-cell office:value-type="float" office:value="0.875564880568108" calcext:value-type="float">
            <text:p>0.875564880568108</text:p>
          </table:table-cell>
          <table:table-cell office:value-type="float" office:value="0.155347472924188" calcext:value-type="float">
            <text:p>0.155347472924188</text:p>
          </table:table-cell>
          <table:table-cell office:value-type="float" office:value="0.827404479578393" calcext:value-type="float">
            <text:p>0.827404479578393</text:p>
          </table:table-cell>
          <table:table-cell office:value-type="float" office:value="0.82720953326713" calcext:value-type="float">
            <text:p>0.82720953326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b776eb6-4a37-4944-9b69-accc7545804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2338330500124" calcext:value-type="float">
            <text:p>0.092338330500124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33740931684225" calcext:value-type="float">
            <text:p>0.0133740931684225</text:p>
          </table:table-cell>
          <table:table-cell office:value-type="float" office:value="68954.4849736881" calcext:value-type="float">
            <text:p>68954.4849736881</text:p>
          </table:table-cell>
          <table:table-cell office:value-type="float" office:value="0.559518586809382" calcext:value-type="float">
            <text:p>0.559518586809382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786948387223206" calcext:value-type="float">
            <text:p>0.786948387223206</text:p>
          </table:table-cell>
          <table:table-cell office:value-type="float" office:value="-0.591122565714025" calcext:value-type="float">
            <text:p>-0.591122565714025</text:p>
          </table:table-cell>
          <table:table-cell office:value-type="float" office:value="4.42186844662561" calcext:value-type="float">
            <text:p>4.42186844662561</text:p>
          </table:table-cell>
          <table:table-cell office:value-type="float" office:value="0.593482151266836" calcext:value-type="float">
            <text:p>0.593482151266836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139399076952058" calcext:value-type="float">
            <text:p>-0.0139399076952058</text:p>
          </table:table-cell>
          <table:table-cell office:value-type="float" office:value="0.60627802690583" calcext:value-type="float">
            <text:p>0.60627802690583</text:p>
          </table:table-cell>
          <table:table-cell office:value-type="float" office:value="0.943402077841526" calcext:value-type="float">
            <text:p>0.943402077841526</text:p>
          </table:table-cell>
          <table:table-cell office:value-type="float" office:value="0.738170347003155" calcext:value-type="float">
            <text:p>0.738170347003155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176013628292607" calcext:value-type="float">
            <text:p>-0.0176013628292607</text:p>
          </table:table-cell>
          <table:table-cell office:value-type="float" office:value="0.943402077841526" calcext:value-type="float">
            <text:p>0.943402077841526</text:p>
          </table:table-cell>
          <table:table-cell office:value-type="float" office:value="0.052063339731286" calcext:value-type="float">
            <text:p>0.052063339731286</text:p>
          </table:table-cell>
          <table:table-cell office:value-type="float" office:value="0.941952506596306" calcext:value-type="float">
            <text:p>0.941952506596306</text:p>
          </table:table-cell>
          <table:table-cell office:value-type="float" office:value="0.943283582089552" calcext:value-type="float">
            <text:p>0.943283582089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72b9e980-79f7-4c46-8504-034fbd74460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885262753469316" calcext:value-type="float">
            <text:p>0.0885262753469316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112491506471664" calcext:value-type="float">
            <text:p>0.0112491506471664</text:p>
          </table:table-cell>
          <table:table-cell office:value-type="float" office:value="83257.7551642922" calcext:value-type="float">
            <text:p>83257.7551642922</text:p>
          </table:table-cell>
          <table:table-cell office:value-type="float" office:value="0.558926811764856" calcext:value-type="float">
            <text:p>0.558926811764856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7947287559207" calcext:value-type="float">
            <text:p>0.77947287559207</text:p>
          </table:table-cell>
          <table:table-cell office:value-type="float" office:value="-0.553070262380632" calcext:value-type="float">
            <text:p>-0.553070262380632</text:p>
          </table:table-cell>
          <table:table-cell office:value-type="float" office:value="2.32860836596479" calcext:value-type="float">
            <text:p>2.32860836596479</text:p>
          </table:table-cell>
          <table:table-cell office:value-type="float" office:value="0.546562585592988" calcext:value-type="float">
            <text:p>0.546562585592988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62969049575459" calcext:value-type="float">
            <text:p>-0.0162969049575459</text:p>
          </table:table-cell>
          <table:table-cell office:value-type="float" office:value="0.565245794545158" calcext:value-type="float">
            <text:p>0.565245794545158</text:p>
          </table:table-cell>
          <table:table-cell office:value-type="float" office:value="0.842092457420925" calcext:value-type="float">
            <text:p>0.842092457420925</text:p>
          </table:table-cell>
          <table:table-cell office:value-type="float" office:value="0.676438971953484" calcext:value-type="float">
            <text:p>0.676438971953484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438554549655488" calcext:value-type="float">
            <text:p>-0.0438554549655488</text:p>
          </table:table-cell>
          <table:table-cell office:value-type="float" office:value="0.842092457420925" calcext:value-type="float">
            <text:p>0.842092457420925</text:p>
          </table:table-cell>
          <table:table-cell office:value-type="float" office:value="0.166040100250627" calcext:value-type="float">
            <text:p>0.166040100250627</text:p>
          </table:table-cell>
          <table:table-cell office:value-type="float" office:value="0.785502331496397" calcext:value-type="float">
            <text:p>0.785502331496397</text:p>
          </table:table-cell>
          <table:table-cell office:value-type="float" office:value="0.800961538461539" calcext:value-type="float">
            <text:p>0.80096153846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97cb8d0b-d97b-42e6-9e29-4caebb2ffcc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920247841487885" calcext:value-type="float">
            <text:p>0.0920247841487885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3060546817087" calcext:value-type="float">
            <text:p>0.013060546817087</text:p>
          </table:table-cell>
          <table:table-cell office:value-type="float" office:value="67502.5713212744" calcext:value-type="float">
            <text:p>67502.5713212744</text:p>
          </table:table-cell>
          <table:table-cell office:value-type="float" office:value="0.558915040772815" calcext:value-type="float">
            <text:p>0.558915040772815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786412176993389" calcext:value-type="float">
            <text:p>0.786412176993389</text:p>
          </table:table-cell>
          <table:table-cell office:value-type="float" office:value="-0.613541980026825" calcext:value-type="float">
            <text:p>-0.613541980026825</text:p>
          </table:table-cell>
          <table:table-cell office:value-type="float" office:value="4.43765207375418" calcext:value-type="float">
            <text:p>4.43765207375418</text:p>
          </table:table-cell>
          <table:table-cell office:value-type="float" office:value="0.59225769991523" calcext:value-type="float">
            <text:p>0.59225769991523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151643590468118" calcext:value-type="float">
            <text:p>-0.0151643590468118</text:p>
          </table:table-cell>
          <table:table-cell office:value-type="float" office:value="0.607505070993915" calcext:value-type="float">
            <text:p>0.607505070993915</text:p>
          </table:table-cell>
          <table:table-cell office:value-type="float" office:value="0.928826174600713" calcext:value-type="float">
            <text:p>0.928826174600713</text:p>
          </table:table-cell>
          <table:table-cell office:value-type="float" office:value="0.734563737813477" calcext:value-type="float">
            <text:p>0.734563737813477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212079720189381" calcext:value-type="float">
            <text:p>-0.0212079720189381</text:p>
          </table:table-cell>
          <table:table-cell office:value-type="float" office:value="0.928826174600713" calcext:value-type="float">
            <text:p>0.928826174600713</text:p>
          </table:table-cell>
          <table:table-cell office:value-type="float" office:value="0.0714971209213052" calcext:value-type="float">
            <text:p>0.0714971209213052</text:p>
          </table:table-cell>
          <table:table-cell office:value-type="float" office:value="0.927000879507476" calcext:value-type="float">
            <text:p>0.927000879507476</text:p>
          </table:table-cell>
          <table:table-cell office:value-type="float" office:value="0.926865671641791" calcext:value-type="float">
            <text:p>0.926865671641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9547c6c-2217-4a32-8529-500c862e7a7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08499964247391" calcext:value-type="float">
            <text:p>0.0908499964247391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14316235449192" calcext:value-type="float">
            <text:p>0.0114316235449192</text:p>
          </table:table-cell>
          <table:table-cell office:value-type="float" office:value="63040.393437262" calcext:value-type="float">
            <text:p>63040.393437262</text:p>
          </table:table-cell>
          <table:table-cell office:value-type="float" office:value="0.558368577044982" calcext:value-type="float">
            <text:p>0.558368577044982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82097222321558" calcext:value-type="float">
            <text:p>0.782097222321558</text:p>
          </table:table-cell>
          <table:table-cell office:value-type="float" office:value="-0.656306918283354" calcext:value-type="float">
            <text:p>-0.656306918283354</text:p>
          </table:table-cell>
          <table:table-cell office:value-type="float" office:value="3.07613635365345" calcext:value-type="float">
            <text:p>3.07613635365345</text:p>
          </table:table-cell>
          <table:table-cell office:value-type="float" office:value="0.574049680090327" calcext:value-type="float">
            <text:p>0.574049680090327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0893865261573201" calcext:value-type="float">
            <text:p>-0.00893865261573201</text:p>
          </table:table-cell>
          <table:table-cell office:value-type="float" office:value="0.585774488642204" calcext:value-type="float">
            <text:p>0.585774488642204</text:p>
          </table:table-cell>
          <table:table-cell office:value-type="float" office:value="0.919786959328599" calcext:value-type="float">
            <text:p>0.919786959328599</text:p>
          </table:table-cell>
          <table:table-cell office:value-type="float" office:value="0.715729984301413" calcext:value-type="float">
            <text:p>0.715729984301413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208368250186061" calcext:value-type="float">
            <text:p>-0.0208368250186061</text:p>
          </table:table-cell>
          <table:table-cell office:value-type="float" office:value="0.919786959328599" calcext:value-type="float">
            <text:p>0.919786959328599</text:p>
          </table:table-cell>
          <table:table-cell office:value-type="float" office:value="0.0907039711191336" calcext:value-type="float">
            <text:p>0.0907039711191336</text:p>
          </table:table-cell>
          <table:table-cell office:value-type="float" office:value="0.900307422046553" calcext:value-type="float">
            <text:p>0.900307422046553</text:p>
          </table:table-cell>
          <table:table-cell office:value-type="float" office:value="0.902184707050645" calcext:value-type="float">
            <text:p>0.902184707050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a28e1bd-db45-4110-81f5-ce6ed85f84c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17787032015507" calcext:value-type="float">
            <text:p>0.0917787032015507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23603303217308" calcext:value-type="float">
            <text:p>0.0123603303217308</text:p>
          </table:table-cell>
          <table:table-cell office:value-type="float" office:value="67153.0873262762" calcext:value-type="float">
            <text:p>67153.0873262762</text:p>
          </table:table-cell>
          <table:table-cell office:value-type="float" office:value="0.557560447266874" calcext:value-type="float">
            <text:p>0.557560447266874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82960197822185" calcext:value-type="float">
            <text:p>0.782960197822185</text:p>
          </table:table-cell>
          <table:table-cell office:value-type="float" office:value="-0.639888469682888" calcext:value-type="float">
            <text:p>-0.639888469682888</text:p>
          </table:table-cell>
          <table:table-cell office:value-type="float" office:value="3.07362084364549" calcext:value-type="float">
            <text:p>3.07362084364549</text:p>
          </table:table-cell>
          <table:table-cell office:value-type="float" office:value="0.574614226571321" calcext:value-type="float">
            <text:p>0.574614226571321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0837410613473844" calcext:value-type="float">
            <text:p>-0.00837410613473844</text:p>
          </table:table-cell>
          <table:table-cell office:value-type="float" office:value="0.58406946396306" calcext:value-type="float">
            <text:p>0.58406946396306</text:p>
          </table:table-cell>
          <table:table-cell office:value-type="float" office:value="0.939073595868302" calcext:value-type="float">
            <text:p>0.939073595868302</text:p>
          </table:table-cell>
          <table:table-cell office:value-type="float" office:value="0.72020051986632" calcext:value-type="float">
            <text:p>0.72020051986632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163662894536989" calcext:value-type="float">
            <text:p>-0.0163662894536989</text:p>
          </table:table-cell>
          <table:table-cell office:value-type="float" office:value="0.939073595868302" calcext:value-type="float">
            <text:p>0.939073595868302</text:p>
          </table:table-cell>
          <table:table-cell office:value-type="float" office:value="0.0650947653429603" calcext:value-type="float">
            <text:p>0.0650947653429603</text:p>
          </table:table-cell>
          <table:table-cell office:value-type="float" office:value="0.93719806763285" calcext:value-type="float">
            <text:p>0.93719806763285</text:p>
          </table:table-cell>
          <table:table-cell office:value-type="float" office:value="0.936444885799404" calcext:value-type="float">
            <text:p>0.936444885799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02ffa09c-0bcf-451b-b87f-3ad0cc3cdbb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03825812196215" calcext:value-type="float">
            <text:p>0.0903825812196215</text:p>
          </table:table-cell>
          <table:table-cell office:value-type="float" office:value="0.0798078235401412" calcext:value-type="float">
            <text:p>0.0798078235401412</text:p>
          </table:table-cell>
          <table:table-cell office:value-type="float" office:value="0.0105747576794804" calcext:value-type="float">
            <text:p>0.0105747576794804</text:p>
          </table:table-cell>
          <table:table-cell office:value-type="float" office:value="61423.4554606999" calcext:value-type="float">
            <text:p>61423.4554606999</text:p>
          </table:table-cell>
          <table:table-cell office:value-type="float" office:value="0.557275739255877" calcext:value-type="float">
            <text:p>0.557275739255877</text:p>
          </table:table-cell>
          <table:table-cell office:value-type="float" office:value="0.567022144534342" calcext:value-type="float">
            <text:p>0.567022144534342</text:p>
          </table:table-cell>
          <table:table-cell office:value-type="float" office:value="0.777506065524987" calcext:value-type="float">
            <text:p>0.777506065524987</text:p>
          </table:table-cell>
          <table:table-cell office:value-type="float" office:value="-0.631209294712143" calcext:value-type="float">
            <text:p>-0.631209294712143</text:p>
          </table:table-cell>
          <table:table-cell office:value-type="float" office:value="1.72527724930868" calcext:value-type="float">
            <text:p>1.72527724930868</text:p>
          </table:table-cell>
          <table:table-cell office:value-type="float" office:value="0.549280541709771" calcext:value-type="float">
            <text:p>0.549280541709771</text:p>
          </table:table-cell>
          <table:table-cell office:value-type="float" office:value="0.553841813222985" calcext:value-type="float">
            <text:p>0.553841813222985</text:p>
          </table:table-cell>
          <table:table-cell office:value-type="float" office:value="-0.00456127151321362" calcext:value-type="float">
            <text:p>-0.00456127151321362</text:p>
          </table:table-cell>
          <table:table-cell office:value-type="float" office:value="0.555009281091657" calcext:value-type="float">
            <text:p>0.555009281091657</text:p>
          </table:table-cell>
          <table:table-cell office:value-type="float" office:value="0.939293598233996" calcext:value-type="float">
            <text:p>0.939293598233996</text:p>
          </table:table-cell>
          <table:table-cell office:value-type="float" office:value="0.697738954936773" calcext:value-type="float">
            <text:p>0.697738954936773</text:p>
          </table:table-cell>
          <table:table-cell office:value-type="float" office:value="0.712867691562765" calcext:value-type="float">
            <text:p>0.712867691562765</text:p>
          </table:table-cell>
          <table:table-cell office:value-type="float" office:value="-0.015128736625992" calcext:value-type="float">
            <text:p>-0.015128736625992</text:p>
          </table:table-cell>
          <table:table-cell office:value-type="float" office:value="0.939293598233996" calcext:value-type="float">
            <text:p>0.939293598233996</text:p>
          </table:table-cell>
          <table:table-cell office:value-type="float" office:value="0.0651349072512648" calcext:value-type="float">
            <text:p>0.0651349072512648</text:p>
          </table:table-cell>
          <table:table-cell office:value-type="float" office:value="0.915164835164835" calcext:value-type="float">
            <text:p>0.915164835164835</text:p>
          </table:table-cell>
          <table:table-cell office:value-type="float" office:value="0.922923918448533" calcext:value-type="float">
            <text:p>0.922923918448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96cb749-2ee9-457e-bfc6-3618951ba1a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18856948715849" calcext:value-type="float">
            <text:p>0.0918856948715849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2467321991765" calcext:value-type="float">
            <text:p>0.012467321991765</text:p>
          </table:table-cell>
          <table:table-cell office:value-type="float" office:value="67643.5442823691" calcext:value-type="float">
            <text:p>67643.5442823691</text:p>
          </table:table-cell>
          <table:table-cell office:value-type="float" office:value="0.557233668923717" calcext:value-type="float">
            <text:p>0.557233668923717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8295396500518" calcext:value-type="float">
            <text:p>0.78295396500518</text:p>
          </table:table-cell>
          <table:table-cell office:value-type="float" office:value="-0.638897518385488" calcext:value-type="float">
            <text:p>-0.638897518385488</text:p>
          </table:table-cell>
          <table:table-cell office:value-type="float" office:value="3.07008305235521" calcext:value-type="float">
            <text:p>3.07008305235521</text:p>
          </table:table-cell>
          <table:table-cell office:value-type="float" office:value="0.573343996989085" calcext:value-type="float">
            <text:p>0.573343996989085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0964433571697398" calcext:value-type="float">
            <text:p>-0.00964433571697398</text:p>
          </table:table-cell>
          <table:table-cell office:value-type="float" office:value="0.582938152049119" calcext:value-type="float">
            <text:p>0.582938152049119</text:p>
          </table:table-cell>
          <table:table-cell office:value-type="float" office:value="0.942382182052937" calcext:value-type="float">
            <text:p>0.942382182052937</text:p>
          </table:table-cell>
          <table:table-cell office:value-type="float" office:value="0.720308404009252" calcext:value-type="float">
            <text:p>0.720308404009252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162584053107669" calcext:value-type="float">
            <text:p>-0.0162584053107669</text:p>
          </table:table-cell>
          <table:table-cell office:value-type="float" office:value="0.942382182052937" calcext:value-type="float">
            <text:p>0.942382182052937</text:p>
          </table:table-cell>
          <table:table-cell office:value-type="float" office:value="0.057423285198556" calcext:value-type="float">
            <text:p>0.057423285198556</text:p>
          </table:table-cell>
          <table:table-cell office:value-type="float" office:value="0.942028985507246" calcext:value-type="float">
            <text:p>0.942028985507246</text:p>
          </table:table-cell>
          <table:table-cell office:value-type="float" office:value="0.943892750744787" calcext:value-type="float">
            <text:p>0.943892750744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e3e9de5-f605-459a-9985-96148a4a35e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856913823498286" calcext:value-type="float">
            <text:p>0.0856913823498286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917748368328408" calcext:value-type="float">
            <text:p>0.00917748368328408</text:p>
          </table:table-cell>
          <table:table-cell office:value-type="float" office:value="67356.3748209694" calcext:value-type="float">
            <text:p>67356.3748209694</text:p>
          </table:table-cell>
          <table:table-cell office:value-type="float" office:value="0.556908235144077" calcext:value-type="float">
            <text:p>0.556908235144077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75961485726724" calcext:value-type="float">
            <text:p>0.775961485726724</text:p>
          </table:table-cell>
          <table:table-cell office:value-type="float" office:value="-0.594493627975971" calcext:value-type="float">
            <text:p>-0.594493627975971</text:p>
          </table:table-cell>
          <table:table-cell office:value-type="float" office:value="3.34249510862936" calcext:value-type="float">
            <text:p>3.34249510862936</text:p>
          </table:table-cell>
          <table:table-cell office:value-type="float" office:value="0.54183412495433" calcext:value-type="float">
            <text:p>0.54183412495433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377694556083302" calcext:value-type="float">
            <text:p>-0.0377694556083302</text:p>
          </table:table-cell>
          <table:table-cell office:value-type="float" office:value="0.584676135278008" calcext:value-type="float">
            <text:p>0.584676135278008</text:p>
          </table:table-cell>
          <table:table-cell office:value-type="float" office:value="0.723347253959499" calcext:value-type="float">
            <text:p>0.723347253959499</text:p>
          </table:table-cell>
          <table:table-cell office:value-type="float" office:value="0.646661031276416" calcext:value-type="float">
            <text:p>0.646661031276416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871985113262961" calcext:value-type="float">
            <text:p>-0.0871985113262961</text:p>
          </table:table-cell>
          <table:table-cell office:value-type="float" office:value="0.723347253959499" calcext:value-type="float">
            <text:p>0.723347253959499</text:p>
          </table:table-cell>
          <table:table-cell office:value-type="float" office:value="0.291580662683324" calcext:value-type="float">
            <text:p>0.291580662683324</text:p>
          </table:table-cell>
          <table:table-cell office:value-type="float" office:value="0.679966044142615" calcext:value-type="float">
            <text:p>0.679966044142615</text:p>
          </table:table-cell>
          <table:table-cell office:value-type="float" office:value="0.698222008649688" calcext:value-type="float">
            <text:p>0.698222008649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e9d8159-c818-46ee-bc83-98d54f4745a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1803609105209" calcext:value-type="float">
            <text:p>0.091803609105209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28393717735076" calcext:value-type="float">
            <text:p>0.0128393717735076</text:p>
          </table:table-cell>
          <table:table-cell office:value-type="float" office:value="66496.5497337334" calcext:value-type="float">
            <text:p>66496.5497337334</text:p>
          </table:table-cell>
          <table:table-cell office:value-type="float" office:value="0.556278517930916" calcext:value-type="float">
            <text:p>0.556278517930916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781137824047021" calcext:value-type="float">
            <text:p>0.781137824047021</text:p>
          </table:table-cell>
          <table:table-cell office:value-type="float" office:value="-0.62796568123464" calcext:value-type="float">
            <text:p>-0.62796568123464</text:p>
          </table:table-cell>
          <table:table-cell office:value-type="float" office:value="4.43347148879688" calcext:value-type="float">
            <text:p>4.43347148879688</text:p>
          </table:table-cell>
          <table:table-cell office:value-type="float" office:value="0.60092304794198" calcext:value-type="float">
            <text:p>0.60092304794198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0649901102006223" calcext:value-type="float">
            <text:p>-0.00649901102006223</text:p>
          </table:table-cell>
          <table:table-cell office:value-type="float" office:value="0.612776588151321" calcext:value-type="float">
            <text:p>0.612776588151321</text:p>
          </table:table-cell>
          <table:table-cell office:value-type="float" office:value="0.93184989920918" calcext:value-type="float">
            <text:p>0.93184989920918</text:p>
          </table:table-cell>
          <table:table-cell office:value-type="float" office:value="0.739357775590551" calcext:value-type="float">
            <text:p>0.739357775590551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164139342418641" calcext:value-type="float">
            <text:p>-0.0164139342418641</text:p>
          </table:table-cell>
          <table:table-cell office:value-type="float" office:value="0.93184989920918" calcext:value-type="float">
            <text:p>0.93184989920918</text:p>
          </table:table-cell>
          <table:table-cell office:value-type="float" office:value="0.0888915547024952" calcext:value-type="float">
            <text:p>0.0888915547024952</text:p>
          </table:table-cell>
          <table:table-cell office:value-type="float" office:value="0.905892700087951" calcext:value-type="float">
            <text:p>0.905892700087951</text:p>
          </table:table-cell>
          <table:table-cell office:value-type="float" office:value="0.908955223880597" calcext:value-type="float">
            <text:p>0.908955223880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f26e562e-772b-4998-a99b-800dcbcd322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03176191261608" calcext:value-type="float">
            <text:p>0.0903176191261608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43629819202378" calcext:value-type="float">
            <text:p>0.0143629819202378</text:p>
          </table:table-cell>
          <table:table-cell office:value-type="float" office:value="93314.6268225218" calcext:value-type="float">
            <text:p>93314.6268225218</text:p>
          </table:table-cell>
          <table:table-cell office:value-type="float" office:value="0.555856960236295" calcext:value-type="float">
            <text:p>0.555856960236295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7861546850215" calcext:value-type="float">
            <text:p>0.77861546850215</text:p>
          </table:table-cell>
          <table:table-cell office:value-type="float" office:value="-0.559720175510331" calcext:value-type="float">
            <text:p>-0.559720175510331</text:p>
          </table:table-cell>
          <table:table-cell office:value-type="float" office:value="4.62628428778824" calcext:value-type="float">
            <text:p>4.62628428778824</text:p>
          </table:table-cell>
          <table:table-cell office:value-type="float" office:value="0.583158087226845" calcext:value-type="float">
            <text:p>0.583158087226845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192008777544116" calcext:value-type="float">
            <text:p>-0.0192008777544116</text:p>
          </table:table-cell>
          <table:table-cell office:value-type="float" office:value="0.601877887125929" calcext:value-type="float">
            <text:p>0.601877887125929</text:p>
          </table:table-cell>
          <table:table-cell office:value-type="float" office:value="0.909760170006072" calcext:value-type="float">
            <text:p>0.909760170006072</text:p>
          </table:table-cell>
          <table:table-cell office:value-type="float" office:value="0.724465127523269" calcext:value-type="float">
            <text:p>0.724465127523269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273751007220951" calcext:value-type="float">
            <text:p>-0.0273751007220951</text:p>
          </table:table-cell>
          <table:table-cell office:value-type="float" office:value="0.909760170006072" calcext:value-type="float">
            <text:p>0.909760170006072</text:p>
          </table:table-cell>
          <table:table-cell office:value-type="float" office:value="0.0884111289951713" calcext:value-type="float">
            <text:p>0.0884111289951713</text:p>
          </table:table-cell>
          <table:table-cell office:value-type="float" office:value="0.863462356444066" calcext:value-type="float">
            <text:p>0.863462356444066</text:p>
          </table:table-cell>
          <table:table-cell office:value-type="float" office:value="0.876382876382876" calcext:value-type="float">
            <text:p>0.87638287638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0e9da56a-c5e4-4317-9048-c2e7c32410d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95952175561541" calcext:value-type="float">
            <text:p>0.0895952175561541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06309802244526" calcext:value-type="float">
            <text:p>0.0106309802244526</text:p>
          </table:table-cell>
          <table:table-cell office:value-type="float" office:value="57227.5429105863" calcext:value-type="float">
            <text:p>57227.5429105863</text:p>
          </table:table-cell>
          <table:table-cell office:value-type="float" office:value="0.555765951652986" calcext:value-type="float">
            <text:p>0.555765951652986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780676236667114" calcext:value-type="float">
            <text:p>0.780676236667114</text:p>
          </table:table-cell>
          <table:table-cell office:value-type="float" office:value="-0.57412114146857" calcext:value-type="float">
            <text:p>-0.57412114146857</text:p>
          </table:table-cell>
          <table:table-cell office:value-type="float" office:value="4.44011988133762" calcext:value-type="float">
            <text:p>4.44011988133762</text:p>
          </table:table-cell>
          <table:table-cell office:value-type="float" office:value="0.582367900536875" calcext:value-type="float">
            <text:p>0.582367900536875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250541584251672" calcext:value-type="float">
            <text:p>-0.0250541584251672</text:p>
          </table:table-cell>
          <table:table-cell office:value-type="float" office:value="0.606964645928442" calcext:value-type="float">
            <text:p>0.606964645928442</text:p>
          </table:table-cell>
          <table:table-cell office:value-type="float" office:value="0.886494030082183" calcext:value-type="float">
            <text:p>0.886494030082183</text:p>
          </table:table-cell>
          <table:table-cell office:value-type="float" office:value="0.720569700025208" calcext:value-type="float">
            <text:p>0.720569700025208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352020098072074" calcext:value-type="float">
            <text:p>-0.0352020098072074</text:p>
          </table:table-cell>
          <table:table-cell office:value-type="float" office:value="0.886494030082183" calcext:value-type="float">
            <text:p>0.886494030082183</text:p>
          </table:table-cell>
          <table:table-cell office:value-type="float" office:value="0.111804222648752" calcext:value-type="float">
            <text:p>0.111804222648752</text:p>
          </table:table-cell>
          <table:table-cell office:value-type="float" office:value="0.86235708003518" calcext:value-type="float">
            <text:p>0.86235708003518</text:p>
          </table:table-cell>
          <table:table-cell office:value-type="float" office:value="0.866169154228856" calcext:value-type="float">
            <text:p>0.86616915422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f785658-1dda-44f2-9f9c-1cbb74563f3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13956862024548" calcext:value-type="float">
            <text:p>0.0913956862024548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114374968501034" calcext:value-type="float">
            <text:p>0.0114374968501034</text:p>
          </table:table-cell>
          <table:table-cell office:value-type="float" office:value="65767.8609206238" calcext:value-type="float">
            <text:p>65767.8609206238</text:p>
          </table:table-cell>
          <table:table-cell office:value-type="float" office:value="0.554446060016515" calcext:value-type="float">
            <text:p>0.554446060016515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77120375635374" calcext:value-type="float">
            <text:p>0.777120375635374</text:p>
          </table:table-cell>
          <table:table-cell office:value-type="float" office:value="-0.6381552327562" calcext:value-type="float">
            <text:p>-0.6381552327562</text:p>
          </table:table-cell>
          <table:table-cell office:value-type="float" office:value="2.20432927346357" calcext:value-type="float">
            <text:p>2.20432927346357</text:p>
          </table:table-cell>
          <table:table-cell office:value-type="float" office:value="0.557650710053607" calcext:value-type="float">
            <text:p>0.557650710053607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0757077024358133" calcext:value-type="float">
            <text:p>-0.00757077024358133</text:p>
          </table:table-cell>
          <table:table-cell office:value-type="float" office:value="0.565223902950427" calcext:value-type="float">
            <text:p>0.565223902950427</text:p>
          </table:table-cell>
          <table:table-cell office:value-type="float" office:value="0.941930116472546" calcext:value-type="float">
            <text:p>0.941930116472546</text:p>
          </table:table-cell>
          <table:table-cell office:value-type="float" office:value="0.706499017191351" calcext:value-type="float">
            <text:p>0.706499017191351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157265431042685" calcext:value-type="float">
            <text:p>-0.0157265431042685</text:p>
          </table:table-cell>
          <table:table-cell office:value-type="float" office:value="0.941930116472546" calcext:value-type="float">
            <text:p>0.941930116472546</text:p>
          </table:table-cell>
          <table:table-cell office:value-type="float" office:value="0.0580791693705386" calcext:value-type="float">
            <text:p>0.0580791693705386</text:p>
          </table:table-cell>
          <table:table-cell office:value-type="float" office:value="0.939447125932426" calcext:value-type="float">
            <text:p>0.939447125932426</text:p>
          </table:table-cell>
          <table:table-cell office:value-type="float" office:value="0.945744151319064" calcext:value-type="float">
            <text:p>0.945744151319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b50f9b7f-33c6-4341-b408-aa0d40bac19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11978733659655" calcext:value-type="float">
            <text:p>0.0911978733659655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52432361600425" calcext:value-type="float">
            <text:p>0.0152432361600425</text:p>
          </table:table-cell>
          <table:table-cell office:value-type="float" office:value="99472.091930902" calcext:value-type="float">
            <text:p>99472.091930902</text:p>
          </table:table-cell>
          <table:table-cell office:value-type="float" office:value="0.553754230653658" calcext:value-type="float">
            <text:p>0.553754230653658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75795430265512" calcext:value-type="float">
            <text:p>0.775795430265512</text:p>
          </table:table-cell>
          <table:table-cell office:value-type="float" office:value="-0.58538507437427" calcext:value-type="float">
            <text:p>-0.58538507437427</text:p>
          </table:table-cell>
          <table:table-cell office:value-type="float" office:value="4.62639767034801" calcext:value-type="float">
            <text:p>4.62639767034801</text:p>
          </table:table-cell>
          <table:table-cell office:value-type="float" office:value="0.592575660601627" calcext:value-type="float">
            <text:p>0.592575660601627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0978330437962882" calcext:value-type="float">
            <text:p>-0.00978330437962882</text:p>
          </table:table-cell>
          <table:table-cell office:value-type="float" office:value="0.606770833333333" calcext:value-type="float">
            <text:p>0.606770833333333</text:p>
          </table:table-cell>
          <table:table-cell office:value-type="float" office:value="0.919550698239223" calcext:value-type="float">
            <text:p>0.919550698239223</text:p>
          </table:table-cell>
          <table:table-cell office:value-type="float" office:value="0.731112720251026" calcext:value-type="float">
            <text:p>0.731112720251026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207275079943378" calcext:value-type="float">
            <text:p>-0.0207275079943378</text:p>
          </table:table-cell>
          <table:table-cell office:value-type="float" office:value="0.919550698239223" calcext:value-type="float">
            <text:p>0.919550698239223</text:p>
          </table:table-cell>
          <table:table-cell office:value-type="float" office:value="0.0972637387905266" calcext:value-type="float">
            <text:p>0.0972637387905266</text:p>
          </table:table-cell>
          <table:table-cell office:value-type="float" office:value="0.883028498511272" calcext:value-type="float">
            <text:p>0.883028498511272</text:p>
          </table:table-cell>
          <table:table-cell office:value-type="float" office:value="0.884559884559885" calcext:value-type="float">
            <text:p>0.884559884559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198bedf-cccc-4d22-8cb2-8338108ce6c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05523104401831" calcext:value-type="float">
            <text:p>0.0905523104401831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105941210878318" calcext:value-type="float">
            <text:p>0.0105941210878318</text:p>
          </table:table-cell>
          <table:table-cell office:value-type="float" office:value="62095.4878096022" calcext:value-type="float">
            <text:p>62095.4878096022</text:p>
          </table:table-cell>
          <table:table-cell office:value-type="float" office:value="0.553602584811646" calcext:value-type="float">
            <text:p>0.553602584811646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76556894045162" calcext:value-type="float">
            <text:p>0.776556894045162</text:p>
          </table:table-cell>
          <table:table-cell office:value-type="float" office:value="-0.631915594294695" calcext:value-type="float">
            <text:p>-0.631915594294695</text:p>
          </table:table-cell>
          <table:table-cell office:value-type="float" office:value="2.20785522698681" calcext:value-type="float">
            <text:p>2.20785522698681</text:p>
          </table:table-cell>
          <table:table-cell office:value-type="float" office:value="0.555816796764789" calcext:value-type="float">
            <text:p>0.555816796764789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0940468353239909" calcext:value-type="float">
            <text:p>-0.00940468353239909</text:p>
          </table:table-cell>
          <table:table-cell office:value-type="float" office:value="0.564855875831486" calcext:value-type="float">
            <text:p>0.564855875831486</text:p>
          </table:table-cell>
          <table:table-cell office:value-type="float" office:value="0.932529118136439" calcext:value-type="float">
            <text:p>0.932529118136439</text:p>
          </table:table-cell>
          <table:table-cell office:value-type="float" office:value="0.703552598543811" calcext:value-type="float">
            <text:p>0.703552598543811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186729617518085" calcext:value-type="float">
            <text:p>-0.0186729617518085</text:p>
          </table:table-cell>
          <table:table-cell office:value-type="float" office:value="0.932529118136439" calcext:value-type="float">
            <text:p>0.932529118136439</text:p>
          </table:table-cell>
          <table:table-cell office:value-type="float" office:value="0.0660826303266277" calcext:value-type="float">
            <text:p>0.0660826303266277</text:p>
          </table:table-cell>
          <table:table-cell office:value-type="float" office:value="0.922334357174199" calcext:value-type="float">
            <text:p>0.922334357174199</text:p>
          </table:table-cell>
          <table:table-cell office:value-type="float" office:value="0.927327028372324" calcext:value-type="float">
            <text:p>0.92732702837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bc5f48e-70f6-470d-9678-f4389766977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92900748453969" calcext:value-type="float">
            <text:p>0.0892900748453969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933188549304553" calcext:value-type="float">
            <text:p>0.00933188549304553</text:p>
          </table:table-cell>
          <table:table-cell office:value-type="float" office:value="56973.4834681919" calcext:value-type="float">
            <text:p>56973.4834681919</text:p>
          </table:table-cell>
          <table:table-cell office:value-type="float" office:value="0.553543191313877" calcext:value-type="float">
            <text:p>0.553543191313877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73040051979613" calcext:value-type="float">
            <text:p>0.773040051979613</text:p>
          </table:table-cell>
          <table:table-cell office:value-type="float" office:value="-0.633021722473993" calcext:value-type="float">
            <text:p>-0.633021722473993</text:p>
          </table:table-cell>
          <table:table-cell office:value-type="float" office:value="2.21001204996421" calcext:value-type="float">
            <text:p>2.21001204996421</text:p>
          </table:table-cell>
          <table:table-cell office:value-type="float" office:value="0.554218000564281" calcext:value-type="float">
            <text:p>0.554218000564281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110034797329069" calcext:value-type="float">
            <text:p>-0.0110034797329069</text:p>
          </table:table-cell>
          <table:table-cell office:value-type="float" office:value="0.564545639357593" calcext:value-type="float">
            <text:p>0.564545639357593</text:p>
          </table:table-cell>
          <table:table-cell office:value-type="float" office:value="0.924126455906822" calcext:value-type="float">
            <text:p>0.924126455906822</text:p>
          </table:table-cell>
          <table:table-cell office:value-type="float" office:value="0.700908632004038" calcext:value-type="float">
            <text:p>0.700908632004038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213169282915815" calcext:value-type="float">
            <text:p>-0.0213169282915815</text:p>
          </table:table-cell>
          <table:table-cell office:value-type="float" office:value="0.924126455906822" calcext:value-type="float">
            <text:p>0.924126455906822</text:p>
          </table:table-cell>
          <table:table-cell office:value-type="float" office:value="0.0733290071382219" calcext:value-type="float">
            <text:p>0.0733290071382219</text:p>
          </table:table-cell>
          <table:table-cell office:value-type="float" office:value="0.899956121105748" calcext:value-type="float">
            <text:p>0.899956121105748</text:p>
          </table:table-cell>
          <table:table-cell office:value-type="float" office:value="0.913389746142359" calcext:value-type="float">
            <text:p>0.913389746142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9e59add-ca17-4995-bab8-18dff6c9677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836373837574398" calcext:value-type="float">
            <text:p>0.0836373837574398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636025905767457" calcext:value-type="float">
            <text:p>0.00636025905767457</text:p>
          </table:table-cell>
          <table:table-cell office:value-type="float" office:value="58236.40033818" calcext:value-type="float">
            <text:p>58236.40033818</text:p>
          </table:table-cell>
          <table:table-cell office:value-type="float" office:value="0.553541916236278" calcext:value-type="float">
            <text:p>0.553541916236278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76179978033695" calcext:value-type="float">
            <text:p>0.776179978033695</text:p>
          </table:table-cell>
          <table:table-cell office:value-type="float" office:value="-0.571161561378138" calcext:value-type="float">
            <text:p>-0.571161561378138</text:p>
          </table:table-cell>
          <table:table-cell office:value-type="float" office:value="2.40409061439445" calcext:value-type="float">
            <text:p>2.40409061439445</text:p>
          </table:table-cell>
          <table:table-cell office:value-type="float" office:value="0.530448279010317" calcext:value-type="float">
            <text:p>0.530448279010317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324112115402173" calcext:value-type="float">
            <text:p>-0.0324112115402173</text:p>
          </table:table-cell>
          <table:table-cell office:value-type="float" office:value="0.563739553448921" calcext:value-type="float">
            <text:p>0.563739553448921</text:p>
          </table:table-cell>
          <table:table-cell office:value-type="float" office:value="0.7330900243309" calcext:value-type="float">
            <text:p>0.7330900243309</text:p>
          </table:table-cell>
          <table:table-cell office:value-type="float" office:value="0.637357213369059" calcext:value-type="float">
            <text:p>0.637357213369059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829372135499733" calcext:value-type="float">
            <text:p>-0.0829372135499733</text:p>
          </table:table-cell>
          <table:table-cell office:value-type="float" office:value="0.7330900243309" calcext:value-type="float">
            <text:p>0.7330900243309</text:p>
          </table:table-cell>
          <table:table-cell office:value-type="float" office:value="0.26952798663325" calcext:value-type="float">
            <text:p>0.26952798663325</text:p>
          </table:table-cell>
          <table:table-cell office:value-type="float" office:value="0.67528613819415" calcext:value-type="float">
            <text:p>0.67528613819415</text:p>
          </table:table-cell>
          <table:table-cell office:value-type="float" office:value="0.699519230769231" calcext:value-type="float">
            <text:p>0.699519230769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0481936f-8612-485d-85cf-2690ca98641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9900969132392" calcext:value-type="float">
            <text:p>0.089900969132392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104825962525721" calcext:value-type="float">
            <text:p>0.0104825962525721</text:p>
          </table:table-cell>
          <table:table-cell office:value-type="float" office:value="59094.1237212313" calcext:value-type="float">
            <text:p>59094.1237212313</text:p>
          </table:table-cell>
          <table:table-cell office:value-type="float" office:value="0.553024258032" calcext:value-type="float">
            <text:p>0.553024258032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77516050376195" calcext:value-type="float">
            <text:p>0.777516050376195</text:p>
          </table:table-cell>
          <table:table-cell office:value-type="float" office:value="-0.646005536629231" calcext:value-type="float">
            <text:p>-0.646005536629231</text:p>
          </table:table-cell>
          <table:table-cell office:value-type="float" office:value="3.10116639671009" calcext:value-type="float">
            <text:p>3.10116639671009</text:p>
          </table:table-cell>
          <table:table-cell office:value-type="float" office:value="0.573814452389913" calcext:value-type="float">
            <text:p>0.573814452389913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0917388031614597" calcext:value-type="float">
            <text:p>-0.00917388031614597</text:p>
          </table:table-cell>
          <table:table-cell office:value-type="float" office:value="0.587475723059157" calcext:value-type="float">
            <text:p>0.587475723059157</text:p>
          </table:table-cell>
          <table:table-cell office:value-type="float" office:value="0.903163331181407" calcext:value-type="float">
            <text:p>0.903163331181407</text:p>
          </table:table-cell>
          <table:table-cell office:value-type="float" office:value="0.71189135896702" calcext:value-type="float">
            <text:p>0.71189135896702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246754503529992" calcext:value-type="float">
            <text:p>-0.0246754503529992</text:p>
          </table:table-cell>
          <table:table-cell office:value-type="float" office:value="0.903163331181407" calcext:value-type="float">
            <text:p>0.903163331181407</text:p>
          </table:table-cell>
          <table:table-cell office:value-type="float" office:value="0.113379963898917" calcext:value-type="float">
            <text:p>0.11337996389891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886295928500497" calcext:value-type="float">
            <text:p>0.886295928500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c8f91aa2-9c54-45b2-b7af-5718c3b5bf8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09913567842193" calcext:value-type="float">
            <text:p>0.0909913567842193</text:p>
          </table:table-cell>
          <table:table-cell office:value-type="float" office:value="0.0789642373317014" calcext:value-type="float">
            <text:p>0.0789642373317014</text:p>
          </table:table-cell>
          <table:table-cell office:value-type="float" office:value="0.0120271194525179" calcext:value-type="float">
            <text:p>0.0120271194525179</text:p>
          </table:table-cell>
          <table:table-cell office:value-type="float" office:value="62927.1051765019" calcext:value-type="float">
            <text:p>62927.1051765019</text:p>
          </table:table-cell>
          <table:table-cell office:value-type="float" office:value="0.552840323429386" calcext:value-type="float">
            <text:p>0.552840323429386</text:p>
          </table:table-cell>
          <table:table-cell office:value-type="float" office:value="0.561806553313359" calcext:value-type="float">
            <text:p>0.561806553313359</text:p>
          </table:table-cell>
          <table:table-cell office:value-type="float" office:value="0.77675531091982" calcext:value-type="float">
            <text:p>0.77675531091982</text:p>
          </table:table-cell>
          <table:table-cell office:value-type="float" office:value="-0.637664604209513" calcext:value-type="float">
            <text:p>-0.637664604209513</text:p>
          </table:table-cell>
          <table:table-cell office:value-type="float" office:value="4.42577811466433" calcext:value-type="float">
            <text:p>4.42577811466433</text:p>
          </table:table-cell>
          <table:table-cell office:value-type="float" office:value="0.592351888480738" calcext:value-type="float">
            <text:p>0.592351888480738</text:p>
          </table:table-cell>
          <table:table-cell office:value-type="float" office:value="0.607422058962042" calcext:value-type="float">
            <text:p>0.607422058962042</text:p>
          </table:table-cell>
          <table:table-cell office:value-type="float" office:value="-0.0150701704813037" calcext:value-type="float">
            <text:p>-0.0150701704813037</text:p>
          </table:table-cell>
          <table:table-cell office:value-type="float" office:value="0.606486595039663" calcext:value-type="float">
            <text:p>0.606486595039663</text:p>
          </table:table-cell>
          <table:table-cell office:value-type="float" office:value="0.936579314622422" calcext:value-type="float">
            <text:p>0.936579314622422</text:p>
          </table:table-cell>
          <table:table-cell office:value-type="float" office:value="0.736226231106777" calcext:value-type="float">
            <text:p>0.736226231106777</text:p>
          </table:table-cell>
          <table:table-cell office:value-type="float" office:value="0.755771709832415" calcext:value-type="float">
            <text:p>0.755771709832415</text:p>
          </table:table-cell>
          <table:table-cell office:value-type="float" office:value="-0.0195454787256383" calcext:value-type="float">
            <text:p>-0.0195454787256383</text:p>
          </table:table-cell>
          <table:table-cell office:value-type="float" office:value="0.936579314622422" calcext:value-type="float">
            <text:p>0.936579314622422</text:p>
          </table:table-cell>
          <table:table-cell office:value-type="float" office:value="0.0597408829174664" calcext:value-type="float">
            <text:p>0.0597408829174664</text:p>
          </table:table-cell>
          <table:table-cell office:value-type="float" office:value="0.935795954265611" calcext:value-type="float">
            <text:p>0.935795954265611</text:p>
          </table:table-cell>
          <table:table-cell office:value-type="float" office:value="0.940796019900498" calcext:value-type="float">
            <text:p>0.940796019900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4ff5294-cf28-4561-aa74-c4af5007b27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871350430918478" calcext:value-type="float">
            <text:p>0.0871350430918478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0771667021202793" calcext:value-type="float">
            <text:p>0.00771667021202793</text:p>
          </table:table-cell>
          <table:table-cell office:value-type="float" office:value="48928.6531671148" calcext:value-type="float">
            <text:p>48928.6531671148</text:p>
          </table:table-cell>
          <table:table-cell office:value-type="float" office:value="0.552599636584257" calcext:value-type="float">
            <text:p>0.552599636584257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70756045985186" calcext:value-type="float">
            <text:p>0.770756045985186</text:p>
          </table:table-cell>
          <table:table-cell office:value-type="float" office:value="-0.605140413617982" calcext:value-type="float">
            <text:p>-0.605140413617982</text:p>
          </table:table-cell>
          <table:table-cell office:value-type="float" office:value="3.11697245168501" calcext:value-type="float">
            <text:p>3.11697245168501</text:p>
          </table:table-cell>
          <table:table-cell office:value-type="float" office:value="0.557207376740685" calcext:value-type="float">
            <text:p>0.557207376740685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257809559653744" calcext:value-type="float">
            <text:p>-0.0257809559653744</text:p>
          </table:table-cell>
          <table:table-cell office:value-type="float" office:value="0.586157048687406" calcext:value-type="float">
            <text:p>0.586157048687406</text:p>
          </table:table-cell>
          <table:table-cell office:value-type="float" office:value="0.818027759845061" calcext:value-type="float">
            <text:p>0.818027759845061</text:p>
          </table:table-cell>
          <table:table-cell office:value-type="float" office:value="0.682948191066496" calcext:value-type="float">
            <text:p>0.682948191066496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53618618253523" calcext:value-type="float">
            <text:p>-0.053618618253523</text:p>
          </table:table-cell>
          <table:table-cell office:value-type="float" office:value="0.818027759845061" calcext:value-type="float">
            <text:p>0.818027759845061</text:p>
          </table:table-cell>
          <table:table-cell office:value-type="float" office:value="0.192576714801444" calcext:value-type="float">
            <text:p>0.192576714801444</text:p>
          </table:table-cell>
          <table:table-cell office:value-type="float" office:value="0.772507685551164" calcext:value-type="float">
            <text:p>0.772507685551164</text:p>
          </table:table-cell>
          <table:table-cell office:value-type="float" office:value="0.78798411122145" calcext:value-type="float">
            <text:p>0.7879841112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f58da5f-9e75-4cd0-a900-0e1f88d76aa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08117468122258" calcext:value-type="float">
            <text:p>0.0908117468122258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108535574598745" calcext:value-type="float">
            <text:p>0.0108535574598745</text:p>
          </table:table-cell>
          <table:table-cell office:value-type="float" office:value="63203.1175901358" calcext:value-type="float">
            <text:p>63203.1175901358</text:p>
          </table:table-cell>
          <table:table-cell office:value-type="float" office:value="0.551719617585484" calcext:value-type="float">
            <text:p>0.551719617585484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7292309580254" calcext:value-type="float">
            <text:p>0.77292309580254</text:p>
          </table:table-cell>
          <table:table-cell office:value-type="float" office:value="-0.654490588186917" calcext:value-type="float">
            <text:p>-0.654490588186917</text:p>
          </table:table-cell>
          <table:table-cell office:value-type="float" office:value="2.20759847988827" calcext:value-type="float">
            <text:p>2.20759847988827</text:p>
          </table:table-cell>
          <table:table-cell office:value-type="float" office:value="0.556240007523747" calcext:value-type="float">
            <text:p>0.556240007523747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0898147277344119" calcext:value-type="float">
            <text:p>-0.00898147277344119</text:p>
          </table:table-cell>
          <table:table-cell office:value-type="float" office:value="0.565026937213635" calcext:value-type="float">
            <text:p>0.565026937213635</text:p>
          </table:table-cell>
          <table:table-cell office:value-type="float" office:value="0.933610648918469" calcext:value-type="float">
            <text:p>0.933610648918469</text:p>
          </table:table-cell>
          <table:table-cell office:value-type="float" office:value="0.703992973871585" calcext:value-type="float">
            <text:p>0.703992973871585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182325864240349" calcext:value-type="float">
            <text:p>-0.0182325864240349</text:p>
          </table:table-cell>
          <table:table-cell office:value-type="float" office:value="0.933610648918469" calcext:value-type="float">
            <text:p>0.933610648918469</text:p>
          </table:table-cell>
          <table:table-cell office:value-type="float" office:value="0.0656500108154878" calcext:value-type="float">
            <text:p>0.0656500108154878</text:p>
          </table:table-cell>
          <table:table-cell office:value-type="float" office:value="0.936375603334796" calcext:value-type="float">
            <text:p>0.936375603334796</text:p>
          </table:table-cell>
          <table:table-cell office:value-type="float" office:value="0.93827775012444" calcext:value-type="float">
            <text:p>0.93827775012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5fb7e66-d47e-4e10-8662-e9c6ef498dc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877836260148044" calcext:value-type="float">
            <text:p>0.0877836260148044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765947896888219" calcext:value-type="float">
            <text:p>0.00765947896888219</text:p>
          </table:table-cell>
          <table:table-cell office:value-type="float" office:value="51506.198286037" calcext:value-type="float">
            <text:p>51506.198286037</text:p>
          </table:table-cell>
          <table:table-cell office:value-type="float" office:value="0.551661350025332" calcext:value-type="float">
            <text:p>0.551661350025332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67901115911928" calcext:value-type="float">
            <text:p>0.767901115911928</text:p>
          </table:table-cell>
          <table:table-cell office:value-type="float" office:value="-0.600283016506863" calcext:value-type="float">
            <text:p>-0.600283016506863</text:p>
          </table:table-cell>
          <table:table-cell office:value-type="float" office:value="1.76099533679752" calcext:value-type="float">
            <text:p>1.76099533679752</text:p>
          </table:table-cell>
          <table:table-cell office:value-type="float" office:value="0.546074283027739" calcext:value-type="float">
            <text:p>0.546074283027739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0785143394452281" calcext:value-type="float">
            <text:p>-0.00785143394452281</text:p>
          </table:table-cell>
          <table:table-cell office:value-type="float" office:value="0.557303734037394" calcext:value-type="float">
            <text:p>0.557303734037394</text:p>
          </table:table-cell>
          <table:table-cell office:value-type="float" office:value="0.877864539127483" calcext:value-type="float">
            <text:p>0.877864539127483</text:p>
          </table:table-cell>
          <table:table-cell office:value-type="float" office:value="0.681783724992584" calcext:value-type="float">
            <text:p>0.681783724992584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311534648900249" calcext:value-type="float">
            <text:p>-0.0311534648900249</text:p>
          </table:table-cell>
          <table:table-cell office:value-type="float" office:value="0.877864539127483" calcext:value-type="float">
            <text:p>0.877864539127483</text:p>
          </table:table-cell>
          <table:table-cell office:value-type="float" office:value="0.134064080944351" calcext:value-type="float">
            <text:p>0.134064080944351</text:p>
          </table:table-cell>
          <table:table-cell office:value-type="float" office:value="0.843585237258348" calcext:value-type="float">
            <text:p>0.843585237258348</text:p>
          </table:table-cell>
          <table:table-cell office:value-type="float" office:value="0.843361511685728" calcext:value-type="float">
            <text:p>0.843361511685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aeca4a04-2f51-44b5-8918-f4bba75c0b1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862012252507343" calcext:value-type="float">
            <text:p>0.0862012252507343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968732658418969" calcext:value-type="float">
            <text:p>0.00968732658418969</text:p>
          </table:table-cell>
          <table:table-cell office:value-type="float" office:value="69912.8643559494" calcext:value-type="float">
            <text:p>69912.8643559494</text:p>
          </table:table-cell>
          <table:table-cell office:value-type="float" office:value="0.550580485950548" calcext:value-type="float">
            <text:p>0.550580485950548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67325146690003" calcext:value-type="float">
            <text:p>0.767325146690003</text:p>
          </table:table-cell>
          <table:table-cell office:value-type="float" office:value="-0.596205232912723" calcext:value-type="float">
            <text:p>-0.596205232912723</text:p>
          </table:table-cell>
          <table:table-cell office:value-type="float" office:value="3.26227043837238" calcext:value-type="float">
            <text:p>3.26227043837238</text:p>
          </table:table-cell>
          <table:table-cell office:value-type="float" office:value="0.551242236024845" calcext:value-type="float">
            <text:p>0.551242236024845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283613445378151" calcext:value-type="float">
            <text:p>-0.0283613445378151</text:p>
          </table:table-cell>
          <table:table-cell office:value-type="float" office:value="0.583270359820961" calcext:value-type="float">
            <text:p>0.583270359820961</text:p>
          </table:table-cell>
          <table:table-cell office:value-type="float" office:value="0.790639035536995" calcext:value-type="float">
            <text:p>0.790639035536995</text:p>
          </table:table-cell>
          <table:table-cell office:value-type="float" office:value="0.671305278651234" calcext:value-type="float">
            <text:p>0.671305278651234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625542639514777" calcext:value-type="float">
            <text:p>-0.0625542639514777</text:p>
          </table:table-cell>
          <table:table-cell office:value-type="float" office:value="0.790639035536995" calcext:value-type="float">
            <text:p>0.790639035536995</text:p>
          </table:table-cell>
          <table:table-cell office:value-type="float" office:value="0.221184139054861" calcext:value-type="float">
            <text:p>0.221184139054861</text:p>
          </table:table-cell>
          <table:table-cell office:value-type="float" office:value="0.740662139219015" calcext:value-type="float">
            <text:p>0.740662139219015</text:p>
          </table:table-cell>
          <table:table-cell office:value-type="float" office:value="0.756367131186929" calcext:value-type="float">
            <text:p>0.756367131186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a101078c-9fd1-4a05-92f3-a7980c94fc0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03546733620073" calcext:value-type="float">
            <text:p>0.0903546733620073</text:p>
          </table:table-cell>
          <table:table-cell office:value-type="float" office:value="0.0798078235401412" calcext:value-type="float">
            <text:p>0.0798078235401412</text:p>
          </table:table-cell>
          <table:table-cell office:value-type="float" office:value="0.0105468498218662" calcext:value-type="float">
            <text:p>0.0105468498218662</text:p>
          </table:table-cell>
          <table:table-cell office:value-type="float" office:value="61306.6959746185" calcext:value-type="float">
            <text:p>61306.6959746185</text:p>
          </table:table-cell>
          <table:table-cell office:value-type="float" office:value="0.550328238466621" calcext:value-type="float">
            <text:p>0.550328238466621</text:p>
          </table:table-cell>
          <table:table-cell office:value-type="float" office:value="0.567022144534342" calcext:value-type="float">
            <text:p>0.567022144534342</text:p>
          </table:table-cell>
          <table:table-cell office:value-type="float" office:value="0.76928589478915" calcext:value-type="float">
            <text:p>0.76928589478915</text:p>
          </table:table-cell>
          <table:table-cell office:value-type="float" office:value="-0.653823780964536" calcext:value-type="float">
            <text:p>-0.653823780964536</text:p>
          </table:table-cell>
          <table:table-cell office:value-type="float" office:value="1.72519340180047" calcext:value-type="float">
            <text:p>1.72519340180047</text:p>
          </table:table-cell>
          <table:table-cell office:value-type="float" office:value="0.548951377786137" calcext:value-type="float">
            <text:p>0.548951377786137</text:p>
          </table:table-cell>
          <table:table-cell office:value-type="float" office:value="0.553841813222985" calcext:value-type="float">
            <text:p>0.553841813222985</text:p>
          </table:table-cell>
          <table:table-cell office:value-type="float" office:value="-0.00489043543684764" calcext:value-type="float">
            <text:p>-0.00489043543684764</text:p>
          </table:table-cell>
          <table:table-cell office:value-type="float" office:value="0.554502842325721" calcext:value-type="float">
            <text:p>0.554502842325721</text:p>
          </table:table-cell>
          <table:table-cell office:value-type="float" office:value="0.944133129563593" calcext:value-type="float">
            <text:p>0.944133129563593</text:p>
          </table:table-cell>
          <table:table-cell office:value-type="float" office:value="0.698668007036944" calcext:value-type="float">
            <text:p>0.698668007036944</text:p>
          </table:table-cell>
          <table:table-cell office:value-type="float" office:value="0.712867691562765" calcext:value-type="float">
            <text:p>0.712867691562765</text:p>
          </table:table-cell>
          <table:table-cell office:value-type="float" office:value="-0.0141996845258208" calcext:value-type="float">
            <text:p>-0.0141996845258208</text:p>
          </table:table-cell>
          <table:table-cell office:value-type="float" office:value="0.944133129563593" calcext:value-type="float">
            <text:p>0.944133129563593</text:p>
          </table:table-cell>
          <table:table-cell office:value-type="float" office:value="0.058389544688027" calcext:value-type="float">
            <text:p>0.058389544688027</text:p>
          </table:table-cell>
          <table:table-cell office:value-type="float" office:value="0.93978021978022" calcext:value-type="float">
            <text:p>0.93978021978022</text:p>
          </table:table-cell>
          <table:table-cell office:value-type="float" office:value="0.943311785181502" calcext:value-type="float">
            <text:p>0.943311785181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bc47c915-744d-48e2-8396-833e8d666b2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869791003986726" calcext:value-type="float">
            <text:p>0.0869791003986726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0756072751885273" calcext:value-type="float">
            <text:p>0.00756072751885273</text:p>
          </table:table-cell>
          <table:table-cell office:value-type="float" office:value="48409.888181898" calcext:value-type="float">
            <text:p>48409.888181898</text:p>
          </table:table-cell>
          <table:table-cell office:value-type="float" office:value="0.550274697784082" calcext:value-type="float">
            <text:p>0.550274697784082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69404647970038" calcext:value-type="float">
            <text:p>0.769404647970038</text:p>
          </table:table-cell>
          <table:table-cell office:value-type="float" office:value="-0.618757511215765" calcext:value-type="float">
            <text:p>-0.618757511215765</text:p>
          </table:table-cell>
          <table:table-cell office:value-type="float" office:value="3.13420393769345" calcext:value-type="float">
            <text:p>3.13420393769345</text:p>
          </table:table-cell>
          <table:table-cell office:value-type="float" office:value="0.557348513360933" calcext:value-type="float">
            <text:p>0.557348513360933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25639819345126" calcext:value-type="float">
            <text:p>-0.025639819345126</text:p>
          </table:table-cell>
          <table:table-cell office:value-type="float" office:value="0.586488837344158" calcext:value-type="float">
            <text:p>0.586488837344158</text:p>
          </table:table-cell>
          <table:table-cell office:value-type="float" office:value="0.816171723692705" calcext:value-type="float">
            <text:p>0.816171723692705</text:p>
          </table:table-cell>
          <table:table-cell office:value-type="float" office:value="0.682525221851064" calcext:value-type="float">
            <text:p>0.682525221851064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540415874689545" calcext:value-type="float">
            <text:p>-0.0540415874689545</text:p>
          </table:table-cell>
          <table:table-cell office:value-type="float" office:value="0.816171723692705" calcext:value-type="float">
            <text:p>0.816171723692705</text:p>
          </table:table-cell>
          <table:table-cell office:value-type="float" office:value="0.195509927797834" calcext:value-type="float">
            <text:p>0.195509927797834</text:p>
          </table:table-cell>
          <table:table-cell office:value-type="float" office:value="0.781730346947738" calcext:value-type="float">
            <text:p>0.781730346947738</text:p>
          </table:table-cell>
          <table:table-cell office:value-type="float" office:value="0.791956305858987" calcext:value-type="float">
            <text:p>0.791956305858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b77ec75-2cbb-4dce-a42d-b74c2745096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8802613905594" calcext:value-type="float">
            <text:p>0.088802613905594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0938424102577407" calcext:value-type="float">
            <text:p>0.00938424102577407</text:p>
          </table:table-cell>
          <table:table-cell office:value-type="float" office:value="54829.9437378551" calcext:value-type="float">
            <text:p>54829.9437378551</text:p>
          </table:table-cell>
          <table:table-cell office:value-type="float" office:value="0.549731323891463" calcext:value-type="float">
            <text:p>0.549731323891463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70395880185837" calcext:value-type="float">
            <text:p>0.770395880185837</text:p>
          </table:table-cell>
          <table:table-cell office:value-type="float" office:value="-0.637446527085017" calcext:value-type="float">
            <text:p>-0.637446527085017</text:p>
          </table:table-cell>
          <table:table-cell office:value-type="float" office:value="3.07832970222374" calcext:value-type="float">
            <text:p>3.07832970222374</text:p>
          </table:table-cell>
          <table:table-cell office:value-type="float" office:value="0.567933759879563" calcext:value-type="float">
            <text:p>0.567933759879563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15054572826496" calcext:value-type="float">
            <text:p>-0.015054572826496</text:p>
          </table:table-cell>
          <table:table-cell office:value-type="float" office:value="0.5841376416282" calcext:value-type="float">
            <text:p>0.5841376416282</text:p>
          </table:table-cell>
          <table:table-cell office:value-type="float" office:value="0.89864428663654" calcext:value-type="float">
            <text:p>0.89864428663654</text:p>
          </table:table-cell>
          <table:table-cell office:value-type="float" office:value="0.708036622583927" calcext:value-type="float">
            <text:p>0.708036622583927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285301867360922" calcext:value-type="float">
            <text:p>-0.0285301867360922</text:p>
          </table:table-cell>
          <table:table-cell office:value-type="float" office:value="0.89864428663654" calcext:value-type="float">
            <text:p>0.89864428663654</text:p>
          </table:table-cell>
          <table:table-cell office:value-type="float" office:value="0.105595667870036" calcext:value-type="float">
            <text:p>0.105595667870036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0.876861966236346" calcext:value-type="float">
            <text:p>0.876861966236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77a594f-c9f3-4b6a-ad48-bc34ffa16c3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77307450796798" calcext:value-type="float">
            <text:p>0.0877307450796798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0831237219985992" calcext:value-type="float">
            <text:p>0.00831237219985992</text:p>
          </table:table-cell>
          <table:table-cell office:value-type="float" office:value="50961.2104303321" calcext:value-type="float">
            <text:p>50961.2104303321</text:p>
          </table:table-cell>
          <table:table-cell office:value-type="float" office:value="0.549516215869898" calcext:value-type="float">
            <text:p>0.549516215869898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6929810538681" calcext:value-type="float">
            <text:p>0.76929810538681</text:p>
          </table:table-cell>
          <table:table-cell office:value-type="float" office:value="-0.605486996641435" calcext:value-type="float">
            <text:p>-0.605486996641435</text:p>
          </table:table-cell>
          <table:table-cell office:value-type="float" office:value="3.08929060814683" calcext:value-type="float">
            <text:p>3.08929060814683</text:p>
          </table:table-cell>
          <table:table-cell office:value-type="float" office:value="0.566146029356417" calcext:value-type="float">
            <text:p>0.566146029356417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168423033496424" calcext:value-type="float">
            <text:p>-0.0168423033496424</text:p>
          </table:table-cell>
          <table:table-cell office:value-type="float" office:value="0.587646538376465" calcext:value-type="float">
            <text:p>0.587646538376465</text:p>
          </table:table-cell>
          <table:table-cell office:value-type="float" office:value="0.857569399612653" calcext:value-type="float">
            <text:p>0.857569399612653</text:p>
          </table:table-cell>
          <table:table-cell office:value-type="float" office:value="0.697401233757711" calcext:value-type="float">
            <text:p>0.697401233757711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391655755623079" calcext:value-type="float">
            <text:p>-0.0391655755623079</text:p>
          </table:table-cell>
          <table:table-cell office:value-type="float" office:value="0.857569399612653" calcext:value-type="float">
            <text:p>0.857569399612653</text:p>
          </table:table-cell>
          <table:table-cell office:value-type="float" office:value="0.158731949458484" calcext:value-type="float">
            <text:p>0.158731949458484</text:p>
          </table:table-cell>
          <table:table-cell office:value-type="float" office:value="0.821256038647343" calcext:value-type="float">
            <text:p>0.821256038647343</text:p>
          </table:table-cell>
          <table:table-cell office:value-type="float" office:value="0.826216484607746" calcext:value-type="float">
            <text:p>0.826216484607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c21ed16-b790-43e2-b749-a58daccfc0b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04553341984176" calcext:value-type="float">
            <text:p>0.0904553341984176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45006969924946" calcext:value-type="float">
            <text:p>0.0145006969924946</text:p>
          </table:table-cell>
          <table:table-cell office:value-type="float" office:value="94252.5325169567" calcext:value-type="float">
            <text:p>94252.5325169567</text:p>
          </table:table-cell>
          <table:table-cell office:value-type="float" office:value="0.54924464952957" calcext:value-type="float">
            <text:p>0.54924464952957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69829278201021" calcext:value-type="float">
            <text:p>0.769829278201021</text:p>
          </table:table-cell>
          <table:table-cell office:value-type="float" office:value="-0.589236945816481" calcext:value-type="float">
            <text:p>-0.589236945816481</text:p>
          </table:table-cell>
          <table:table-cell office:value-type="float" office:value="4.61700135886469" calcext:value-type="float">
            <text:p>4.61700135886469</text:p>
          </table:table-cell>
          <table:table-cell office:value-type="float" office:value="0.590655572826186" calcext:value-type="float">
            <text:p>0.590655572826186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1170339215507" calcext:value-type="float">
            <text:p>-0.01170339215507</text:p>
          </table:table-cell>
          <table:table-cell office:value-type="float" office:value="0.603908249655444" calcext:value-type="float">
            <text:p>0.603908249655444</text:p>
          </table:table-cell>
          <table:table-cell office:value-type="float" office:value="0.931162720097146" calcext:value-type="float">
            <text:p>0.931162720097146</text:p>
          </table:table-cell>
          <table:table-cell office:value-type="float" office:value="0.732652573748955" calcext:value-type="float">
            <text:p>0.732652573748955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191876544964088" calcext:value-type="float">
            <text:p>-0.0191876544964088</text:p>
          </table:table-cell>
          <table:table-cell office:value-type="float" office:value="0.931162720097146" calcext:value-type="float">
            <text:p>0.931162720097146</text:p>
          </table:table-cell>
          <table:table-cell office:value-type="float" office:value="0.0748447919061853" calcext:value-type="float">
            <text:p>0.0748447919061853</text:p>
          </table:table-cell>
          <table:table-cell office:value-type="float" office:value="0.897490429604424" calcext:value-type="float">
            <text:p>0.897490429604424</text:p>
          </table:table-cell>
          <table:table-cell office:value-type="float" office:value="0.902356902356902" calcext:value-type="float">
            <text:p>0.902356902356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e888321-31ea-4bac-a687-55edb676514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91933935333986" calcext:value-type="float">
            <text:p>0.0891933935333986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906924648747642" calcext:value-type="float">
            <text:p>0.00906924648747642</text:p>
          </table:table-cell>
          <table:table-cell office:value-type="float" office:value="56714.2357045768" calcext:value-type="float">
            <text:p>56714.2357045768</text:p>
          </table:table-cell>
          <table:table-cell office:value-type="float" office:value="0.548864707544228" calcext:value-type="float">
            <text:p>0.548864707544228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67207523346915" calcext:value-type="float">
            <text:p>0.767207523346915</text:p>
          </table:table-cell>
          <table:table-cell office:value-type="float" office:value="-0.620210305125607" calcext:value-type="float">
            <text:p>-0.620210305125607</text:p>
          </table:table-cell>
          <table:table-cell office:value-type="float" office:value="1.7442402865073" calcext:value-type="float">
            <text:p>1.7442402865073</text:p>
          </table:table-cell>
          <table:table-cell office:value-type="float" office:value="0.547249647390691" calcext:value-type="float">
            <text:p>0.547249647390691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066760695815703" calcext:value-type="float">
            <text:p>-0.0066760695815703</text:p>
          </table:table-cell>
          <table:table-cell office:value-type="float" office:value="0.556088407005838" calcext:value-type="float">
            <text:p>0.556088407005838</text:p>
          </table:table-cell>
          <table:table-cell office:value-type="float" office:value="0.905448989984722" calcext:value-type="float">
            <text:p>0.905448989984722</text:p>
          </table:table-cell>
          <table:table-cell office:value-type="float" office:value="0.689013757023832" calcext:value-type="float">
            <text:p>0.689013757023832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239234328587767" calcext:value-type="float">
            <text:p>-0.0239234328587767</text:p>
          </table:table-cell>
          <table:table-cell office:value-type="float" office:value="0.905448989984722" calcext:value-type="float">
            <text:p>0.905448989984722</text:p>
          </table:table-cell>
          <table:table-cell office:value-type="float" office:value="0.102445193929174" calcext:value-type="float">
            <text:p>0.102445193929174</text:p>
          </table:table-cell>
          <table:table-cell office:value-type="float" office:value="0.899824253075571" calcext:value-type="float">
            <text:p>0.899824253075571</text:p>
          </table:table-cell>
          <table:table-cell office:value-type="float" office:value="0.896071606166086" calcext:value-type="float">
            <text:p>0.896071606166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f9bd8a4-3f95-4e6f-89b7-6dc6fc029c9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76417388790451" calcext:value-type="float">
            <text:p>0.0876417388790451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103646141792799" calcext:value-type="float">
            <text:p>0.0103646141792799</text:p>
          </table:table-cell>
          <table:table-cell office:value-type="float" office:value="78054.2672396424" calcext:value-type="float">
            <text:p>78054.2672396424</text:p>
          </table:table-cell>
          <table:table-cell office:value-type="float" office:value="0.548758607239899" calcext:value-type="float">
            <text:p>0.548758607239899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64872107475824" calcext:value-type="float">
            <text:p>0.764872107475824</text:p>
          </table:table-cell>
          <table:table-cell office:value-type="float" office:value="-0.617723832872691" calcext:value-type="float">
            <text:p>-0.617723832872691</text:p>
          </table:table-cell>
          <table:table-cell office:value-type="float" office:value="2.3095116348802" calcext:value-type="float">
            <text:p>2.3095116348802</text:p>
          </table:table-cell>
          <table:table-cell office:value-type="float" office:value="0.548525518122889" calcext:value-type="float">
            <text:p>0.548525518122889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43339724276453" calcext:value-type="float">
            <text:p>-0.0143339724276453</text:p>
          </table:table-cell>
          <table:table-cell office:value-type="float" office:value="0.563284573088495" calcext:value-type="float">
            <text:p>0.563284573088495</text:p>
          </table:table-cell>
          <table:table-cell office:value-type="float" office:value="0.880697485806975" calcext:value-type="float">
            <text:p>0.880697485806975</text:p>
          </table:table-cell>
          <table:table-cell office:value-type="float" office:value="0.687104530498608" calcext:value-type="float">
            <text:p>0.687104530498608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331898964204247" calcext:value-type="float">
            <text:p>-0.0331898964204247</text:p>
          </table:table-cell>
          <table:table-cell office:value-type="float" office:value="0.880697485806975" calcext:value-type="float">
            <text:p>0.880697485806975</text:p>
          </table:table-cell>
          <table:table-cell office:value-type="float" office:value="0.120822890559733" calcext:value-type="float">
            <text:p>0.120822890559733</text:p>
          </table:table-cell>
          <table:table-cell office:value-type="float" office:value="0.835947435353964" calcext:value-type="float">
            <text:p>0.835947435353964</text:p>
          </table:table-cell>
          <table:table-cell office:value-type="float" office:value="0.835096153846154" calcext:value-type="float">
            <text:p>0.83509615384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dafb9b2-82d0-42bd-98a6-4ef3134c44b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850302728644041" calcext:value-type="float">
            <text:p>0.0850302728644041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507208351205279" calcext:value-type="float">
            <text:p>0.00507208351205279</text:p>
          </table:table-cell>
          <table:table-cell office:value-type="float" office:value="42572.8195225725" calcext:value-type="float">
            <text:p>42572.8195225725</text:p>
          </table:table-cell>
          <table:table-cell office:value-type="float" office:value="0.547535325553336" calcext:value-type="float">
            <text:p>0.547535325553336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65033437013863" calcext:value-type="float">
            <text:p>0.765033437013863</text:p>
          </table:table-cell>
          <table:table-cell office:value-type="float" office:value="-0.595389057686659" calcext:value-type="float">
            <text:p>-0.595389057686659</text:p>
          </table:table-cell>
          <table:table-cell office:value-type="float" office:value="2.29877101324028" calcext:value-type="float">
            <text:p>2.29877101324028</text:p>
          </table:table-cell>
          <table:table-cell office:value-type="float" office:value="0.534891375905201" calcext:value-type="float">
            <text:p>0.534891375905201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303301043919872" calcext:value-type="float">
            <text:p>-0.0303301043919872</text:p>
          </table:table-cell>
          <table:table-cell office:value-type="float" office:value="0.563884054491988" calcext:value-type="float">
            <text:p>0.563884054491988</text:p>
          </table:table-cell>
          <table:table-cell office:value-type="float" office:value="0.781697171381032" calcext:value-type="float">
            <text:p>0.781697171381032</text:p>
          </table:table-cell>
          <table:table-cell office:value-type="float" office:value="0.655161593975526" calcext:value-type="float">
            <text:p>0.655161593975526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670639663200943" calcext:value-type="float">
            <text:p>-0.0670639663200943</text:p>
          </table:table-cell>
          <table:table-cell office:value-type="float" office:value="0.781697171381032" calcext:value-type="float">
            <text:p>0.781697171381032</text:p>
          </table:table-cell>
          <table:table-cell office:value-type="float" office:value="0.214038503136491" calcext:value-type="float">
            <text:p>0.214038503136491</text:p>
          </table:table-cell>
          <table:table-cell office:value-type="float" office:value="0.733216322948662" calcext:value-type="float">
            <text:p>0.733216322948662</text:p>
          </table:table-cell>
          <table:table-cell office:value-type="float" office:value="0.750622200099552" calcext:value-type="float">
            <text:p>0.750622200099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4eef1161-e167-4fc5-8edd-e3e6b18b3c6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8016076625913" calcext:value-type="float">
            <text:p>0.088016076625913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20614394199901" calcext:value-type="float">
            <text:p>0.0120614394199901</text:p>
          </table:table-cell>
          <table:table-cell office:value-type="float" office:value="78935.8539123108" calcext:value-type="float">
            <text:p>78935.8539123108</text:p>
          </table:table-cell>
          <table:table-cell office:value-type="float" office:value="0.547157351028637" calcext:value-type="float">
            <text:p>0.547157351028637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65671663442593" calcext:value-type="float">
            <text:p>0.765671663442593</text:p>
          </table:table-cell>
          <table:table-cell office:value-type="float" office:value="-0.559779983074466" calcext:value-type="float">
            <text:p>-0.559779983074466</text:p>
          </table:table-cell>
          <table:table-cell office:value-type="float" office:value="4.64949685456719" calcext:value-type="float">
            <text:p>4.64949685456719</text:p>
          </table:table-cell>
          <table:table-cell office:value-type="float" office:value="0.579363628051568" calcext:value-type="float">
            <text:p>0.579363628051568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229953369296882" calcext:value-type="float">
            <text:p>-0.0229953369296882</text:p>
          </table:table-cell>
          <table:table-cell office:value-type="float" office:value="0.60413937647367" calcext:value-type="float">
            <text:p>0.60413937647367</text:p>
          </table:table-cell>
          <table:table-cell office:value-type="float" office:value="0.875075895567699" calcext:value-type="float">
            <text:p>0.875075895567699</text:p>
          </table:table-cell>
          <table:table-cell office:value-type="float" office:value="0.714794953659217" calcext:value-type="float">
            <text:p>0.714794953659217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370452745861467" calcext:value-type="float">
            <text:p>-0.0370452745861467</text:p>
          </table:table-cell>
          <table:table-cell office:value-type="float" office:value="0.875075895567699" calcext:value-type="float">
            <text:p>0.875075895567699</text:p>
          </table:table-cell>
          <table:table-cell office:value-type="float" office:value="0.131409519429754" calcext:value-type="float">
            <text:p>0.131409519429754</text:p>
          </table:table-cell>
          <table:table-cell office:value-type="float" office:value="0.843896214376861" calcext:value-type="float">
            <text:p>0.843896214376861</text:p>
          </table:table-cell>
          <table:table-cell office:value-type="float" office:value="0.855699855699856" calcext:value-type="float">
            <text:p>0.855699855699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da08d8b-e03b-4716-a191-deabbf88265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74538105428111" calcext:value-type="float">
            <text:p>0.0874538105428111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101766858430459" calcext:value-type="float">
            <text:p>0.0101766858430459</text:p>
          </table:table-cell>
          <table:table-cell office:value-type="float" office:value="76990.7574156546" calcext:value-type="float">
            <text:p>76990.7574156546</text:p>
          </table:table-cell>
          <table:table-cell office:value-type="float" office:value="0.546790754804599" calcext:value-type="float">
            <text:p>0.546790754804599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59823846604391" calcext:value-type="float">
            <text:p>0.759823846604391</text:p>
          </table:table-cell>
          <table:table-cell office:value-type="float" office:value="-0.571925522975381" calcext:value-type="float">
            <text:p>-0.571925522975381</text:p>
          </table:table-cell>
          <table:table-cell office:value-type="float" office:value="2.31389888426718" calcext:value-type="float">
            <text:p>2.31389888426718</text:p>
          </table:table-cell>
          <table:table-cell office:value-type="float" office:value="0.551173194558568" calcext:value-type="float">
            <text:p>0.551173194558568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16862959919657" calcext:value-type="float">
            <text:p>-0.0116862959919657</text:p>
          </table:table-cell>
          <table:table-cell office:value-type="float" office:value="0.56277012765102" calcext:value-type="float">
            <text:p>0.56277012765102</text:p>
          </table:table-cell>
          <table:table-cell office:value-type="float" office:value="0.908191403081914" calcext:value-type="float">
            <text:p>0.908191403081914</text:p>
          </table:table-cell>
          <table:table-cell office:value-type="float" office:value="0.694923668859377" calcext:value-type="float">
            <text:p>0.694923668859377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253707580596557" calcext:value-type="float">
            <text:p>-0.0253707580596557</text:p>
          </table:table-cell>
          <table:table-cell office:value-type="float" office:value="0.908191403081914" calcext:value-type="float">
            <text:p>0.908191403081914</text:p>
          </table:table-cell>
          <table:table-cell office:value-type="float" office:value="0.0914786967418546" calcext:value-type="float">
            <text:p>0.0914786967418546</text:p>
          </table:table-cell>
          <table:table-cell office:value-type="float" office:value="0.860110216193302" calcext:value-type="float">
            <text:p>0.860110216193302</text:p>
          </table:table-cell>
          <table:table-cell office:value-type="float" office:value="0.872115384615385" calcext:value-type="float">
            <text:p>0.87211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cfef3be-2838-4282-8b03-33dfa6a4d25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89042272481182" calcext:value-type="float">
            <text:p>0.0889042272481182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894603789576687" calcext:value-type="float">
            <text:p>0.00894603789576687</text:p>
          </table:table-cell>
          <table:table-cell office:value-type="float" office:value="55492.496424691" calcext:value-type="float">
            <text:p>55492.496424691</text:p>
          </table:table-cell>
          <table:table-cell office:value-type="float" office:value="0.546779287650792" calcext:value-type="float">
            <text:p>0.546779287650792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63883588150498" calcext:value-type="float">
            <text:p>0.763883588150498</text:p>
          </table:table-cell>
          <table:table-cell office:value-type="float" office:value="-0.640720292074" calcext:value-type="float">
            <text:p>-0.640720292074</text:p>
          </table:table-cell>
          <table:table-cell office:value-type="float" office:value="2.22207684335321" calcext:value-type="float">
            <text:p>2.22207684335321</text:p>
          </table:table-cell>
          <table:table-cell office:value-type="float" office:value="0.555299539170507" calcext:value-type="float">
            <text:p>0.555299539170507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099219411266811" calcext:value-type="float">
            <text:p>-0.0099219411266811</text:p>
          </table:table-cell>
          <table:table-cell office:value-type="float" office:value="0.566741315556481" calcext:value-type="float">
            <text:p>0.566741315556481</text:p>
          </table:table-cell>
          <table:table-cell office:value-type="float" office:value="0.905324459234609" calcext:value-type="float">
            <text:p>0.905324459234609</text:p>
          </table:table-cell>
          <table:table-cell office:value-type="float" office:value="0.697094904070978" calcext:value-type="float">
            <text:p>0.697094904070978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251306562246419" calcext:value-type="float">
            <text:p>-0.0251306562246419</text:p>
          </table:table-cell>
          <table:table-cell office:value-type="float" office:value="0.905324459234609" calcext:value-type="float">
            <text:p>0.905324459234609</text:p>
          </table:table-cell>
          <table:table-cell office:value-type="float" office:value="0.100259571706684" calcext:value-type="float">
            <text:p>0.100259571706684</text:p>
          </table:table-cell>
          <table:table-cell office:value-type="float" office:value="0.898200965335673" calcext:value-type="float">
            <text:p>0.898200965335673</text:p>
          </table:table-cell>
          <table:table-cell office:value-type="float" office:value="0.897959183673469" calcext:value-type="float">
            <text:p>0.89795918367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c285fd3-b2cb-4e99-9aee-cfe34c40948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86287171221229" calcext:value-type="float">
            <text:p>0.0886287171221229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0921034424230305" calcext:value-type="float">
            <text:p>0.00921034424230305</text:p>
          </table:table-cell>
          <table:table-cell office:value-type="float" office:value="54183.199281206" calcext:value-type="float">
            <text:p>54183.199281206</text:p>
          </table:table-cell>
          <table:table-cell office:value-type="float" office:value="0.546714334535659" calcext:value-type="float">
            <text:p>0.546714334535659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66054950635681" calcext:value-type="float">
            <text:p>0.766054950635681</text:p>
          </table:table-cell>
          <table:table-cell office:value-type="float" office:value="-0.656794326031539" calcext:value-type="float">
            <text:p>-0.656794326031539</text:p>
          </table:table-cell>
          <table:table-cell office:value-type="float" office:value="3.07132266696679" calcext:value-type="float">
            <text:p>3.07132266696679</text:p>
          </table:table-cell>
          <table:table-cell office:value-type="float" office:value="0.571321038765525" calcext:value-type="float">
            <text:p>0.571321038765525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116672939405345" calcext:value-type="float">
            <text:p>-0.0116672939405345</text:p>
          </table:table-cell>
          <table:table-cell office:value-type="float" office:value="0.583605220228385" calcext:value-type="float">
            <text:p>0.583605220228385</text:p>
          </table:table-cell>
          <table:table-cell office:value-type="float" office:value="0.923821820529374" calcext:value-type="float">
            <text:p>0.923821820529374</text:p>
          </table:table-cell>
          <table:table-cell office:value-type="float" office:value="0.715321169707573" calcext:value-type="float">
            <text:p>0.715321169707573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212456396124459" calcext:value-type="float">
            <text:p>-0.0212456396124459</text:p>
          </table:table-cell>
          <table:table-cell office:value-type="float" office:value="0.923821820529374" calcext:value-type="float">
            <text:p>0.923821820529374</text:p>
          </table:table-cell>
          <table:table-cell office:value-type="float" office:value="0.0785198555956679" calcext:value-type="float">
            <text:p>0.0785198555956679</text:p>
          </table:table-cell>
          <table:table-cell office:value-type="float" office:value="0.902942468159859" calcext:value-type="float">
            <text:p>0.902942468159859</text:p>
          </table:table-cell>
          <table:table-cell office:value-type="float" office:value="0.908639523336644" calcext:value-type="float">
            <text:p>0.908639523336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b7cc5e2-944c-4f21-a5fd-2dab53d912e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87796499958702" calcext:value-type="float">
            <text:p>0.0887796499958702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882146064351885" calcext:value-type="float">
            <text:p>0.00882146064351885</text:p>
          </table:table-cell>
          <table:table-cell office:value-type="float" office:value="55022.48115311" calcext:value-type="float">
            <text:p>55022.48115311</text:p>
          </table:table-cell>
          <table:table-cell office:value-type="float" office:value="0.54661601485931" calcext:value-type="float">
            <text:p>0.54661601485931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64268815946704" calcext:value-type="float">
            <text:p>0.764268815946704</text:p>
          </table:table-cell>
          <table:table-cell office:value-type="float" office:value="-0.642614283395632" calcext:value-type="float">
            <text:p>-0.642614283395632</text:p>
          </table:table-cell>
          <table:table-cell office:value-type="float" office:value="2.20463252294675" calcext:value-type="float">
            <text:p>2.20463252294675</text:p>
          </table:table-cell>
          <table:table-cell office:value-type="float" office:value="0.557274522712311" calcext:value-type="float">
            <text:p>0.557274522712311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0794695758487729" calcext:value-type="float">
            <text:p>-0.00794695758487729</text:p>
          </table:table-cell>
          <table:table-cell office:value-type="float" office:value="0.565121743912804" calcext:value-type="float">
            <text:p>0.565121743912804</text:p>
          </table:table-cell>
          <table:table-cell office:value-type="float" office:value="0.940349417637271" calcext:value-type="float">
            <text:p>0.940349417637271</text:p>
          </table:table-cell>
          <table:table-cell office:value-type="float" office:value="0.705974204428344" calcext:value-type="float">
            <text:p>0.705974204428344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162513558672759" calcext:value-type="float">
            <text:p>-0.0162513558672759</text:p>
          </table:table-cell>
          <table:table-cell office:value-type="float" office:value="0.940349417637271" calcext:value-type="float">
            <text:p>0.940349417637271</text:p>
          </table:table-cell>
          <table:table-cell office:value-type="float" office:value="0.0592688730261735" calcext:value-type="float">
            <text:p>0.0592688730261735</text:p>
          </table:table-cell>
          <table:table-cell office:value-type="float" office:value="0.922334357174199" calcext:value-type="float">
            <text:p>0.922334357174199</text:p>
          </table:table-cell>
          <table:table-cell office:value-type="float" office:value="0.933300149328024" calcext:value-type="float">
            <text:p>0.933300149328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fd746619-2018-4334-b407-4d99da4471d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78538030062044" calcext:value-type="float">
            <text:p>0.0878538030062044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105766783064392" calcext:value-type="float">
            <text:p>0.0105766783064392</text:p>
          </table:table-cell>
          <table:table-cell office:value-type="float" office:value="79271.768411135" calcext:value-type="float">
            <text:p>79271.768411135</text:p>
          </table:table-cell>
          <table:table-cell office:value-type="float" office:value="0.546351362808786" calcext:value-type="float">
            <text:p>0.546351362808786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62249081083501" calcext:value-type="float">
            <text:p>0.762249081083501</text:p>
          </table:table-cell>
          <table:table-cell office:value-type="float" office:value="-0.615282452493675" calcext:value-type="float">
            <text:p>-0.615282452493675</text:p>
          </table:table-cell>
          <table:table-cell office:value-type="float" office:value="2.30371651983417" calcext:value-type="float">
            <text:p>2.30371651983417</text:p>
          </table:table-cell>
          <table:table-cell office:value-type="float" office:value="0.550944946589975" calcext:value-type="float">
            <text:p>0.550944946589975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19145439605587" calcext:value-type="float">
            <text:p>-0.0119145439605587</text:p>
          </table:table-cell>
          <table:table-cell office:value-type="float" office:value="0.562591011800151" calcext:value-type="float">
            <text:p>0.562591011800151</text:p>
          </table:table-cell>
          <table:table-cell office:value-type="float" office:value="0.90867802108678" calcext:value-type="float">
            <text:p>0.90867802108678</text:p>
          </table:table-cell>
          <table:table-cell office:value-type="float" office:value="0.694929446425802" calcext:value-type="float">
            <text:p>0.694929446425802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253649804932303" calcext:value-type="float">
            <text:p>-0.0253649804932303</text:p>
          </table:table-cell>
          <table:table-cell office:value-type="float" office:value="0.90867802108678" calcext:value-type="float">
            <text:p>0.90867802108678</text:p>
          </table:table-cell>
          <table:table-cell office:value-type="float" office:value="0.0903299916457811" calcext:value-type="float">
            <text:p>0.0903299916457811</text:p>
          </table:table-cell>
          <table:table-cell office:value-type="float" office:value="0.862229758372192" calcext:value-type="float">
            <text:p>0.862229758372192</text:p>
          </table:table-cell>
          <table:table-cell office:value-type="float" office:value="0.870192307692308" calcext:value-type="float">
            <text:p>0.87019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01d22479-04bf-44ac-b9a7-4cccf81b280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94343577169521" calcext:value-type="float">
            <text:p>0.0894343577169521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931021067102988" calcext:value-type="float">
            <text:p>0.00931021067102988</text:p>
          </table:table-cell>
          <table:table-cell office:value-type="float" office:value="57654.8918946387" calcext:value-type="float">
            <text:p>57654.8918946387</text:p>
          </table:table-cell>
          <table:table-cell office:value-type="float" office:value="0.545781740461322" calcext:value-type="float">
            <text:p>0.545781740461322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62744262493681" calcext:value-type="float">
            <text:p>0.762744262493681</text:p>
          </table:table-cell>
          <table:table-cell office:value-type="float" office:value="-0.657999756086202" calcext:value-type="float">
            <text:p>-0.657999756086202</text:p>
          </table:table-cell>
          <table:table-cell office:value-type="float" office:value="1.7285139933118" calcext:value-type="float">
            <text:p>1.7285139933118</text:p>
          </table:table-cell>
          <table:table-cell office:value-type="float" office:value="0.54776680771039" calcext:value-type="float">
            <text:p>0.54776680771039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0615890926187124" calcext:value-type="float">
            <text:p>-0.00615890926187124</text:p>
          </table:table-cell>
          <table:table-cell office:value-type="float" office:value="0.554322165854639" calcext:value-type="float">
            <text:p>0.554322165854639</text:p>
          </table:table-cell>
          <table:table-cell office:value-type="float" office:value="0.936683075878459" calcext:value-type="float">
            <text:p>0.936683075878459</text:p>
          </table:table-cell>
          <table:table-cell office:value-type="float" office:value="0.696475340001893" calcext:value-type="float">
            <text:p>0.696475340001893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164618498807161" calcext:value-type="float">
            <text:p>-0.0164618498807161</text:p>
          </table:table-cell>
          <table:table-cell office:value-type="float" office:value="0.936683075878459" calcext:value-type="float">
            <text:p>0.936683075878459</text:p>
          </table:table-cell>
          <table:table-cell office:value-type="float" office:value="0.064818718381113" calcext:value-type="float">
            <text:p>0.064818718381113</text:p>
          </table:table-cell>
          <table:table-cell office:value-type="float" office:value="0.937609841827768" calcext:value-type="float">
            <text:p>0.937609841827768</text:p>
          </table:table-cell>
          <table:table-cell office:value-type="float" office:value="0.939333664843362" calcext:value-type="float">
            <text:p>0.939333664843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ef3bad3c-949f-4f0c-b0a0-84557e3e433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63736628827665" calcext:value-type="float">
            <text:p>0.0863736628827665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123341443850875" calcext:value-type="float">
            <text:p>0.0123341443850875</text:p>
          </table:table-cell>
          <table:table-cell office:value-type="float" office:value="152161.881271342" calcext:value-type="float">
            <text:p>152161.881271342</text:p>
          </table:table-cell>
          <table:table-cell office:value-type="float" office:value="0.545164264185922" calcext:value-type="float">
            <text:p>0.545164264185922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759773085475377" calcext:value-type="float">
            <text:p>0.759773085475377</text:p>
          </table:table-cell>
          <table:table-cell office:value-type="float" office:value="-0.620652047438194" calcext:value-type="float">
            <text:p>-0.620652047438194</text:p>
          </table:table-cell>
          <table:table-cell office:value-type="float" office:value="1.98872114137506" calcext:value-type="float">
            <text:p>1.98872114137506</text:p>
          </table:table-cell>
          <table:table-cell office:value-type="float" office:value="0.539805741045876" calcext:value-type="float">
            <text:p>0.539805741045876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14907640274045" calcext:value-type="float">
            <text:p>-0.0114907640274045</text:p>
          </table:table-cell>
          <table:table-cell office:value-type="float" office:value="0.559752005005404" calcext:value-type="float">
            <text:p>0.559752005005404</text:p>
          </table:table-cell>
          <table:table-cell office:value-type="float" office:value="0.774028629856851" calcext:value-type="float">
            <text:p>0.774028629856851</text:p>
          </table:table-cell>
          <table:table-cell office:value-type="float" office:value="0.649678164713649" calcext:value-type="float">
            <text:p>0.649678164713649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610776492398393" calcext:value-type="float">
            <text:p>-0.0610776492398393</text:p>
          </table:table-cell>
          <table:table-cell office:value-type="float" office:value="0.774028629856851" calcext:value-type="float">
            <text:p>0.774028629856851</text:p>
          </table:table-cell>
          <table:table-cell office:value-type="float" office:value="0.252029377657518" calcext:value-type="float">
            <text:p>0.252029377657518</text:p>
          </table:table-cell>
          <table:table-cell office:value-type="float" office:value="0.741815167840862" calcext:value-type="float">
            <text:p>0.741815167840862</text:p>
          </table:table-cell>
          <table:table-cell office:value-type="float" office:value="0.734939759036145" calcext:value-type="float">
            <text:p>0.734939759036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f559a3e4-ada7-4453-b8b4-f9c4f06e9c6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91060808642847" calcext:value-type="float">
            <text:p>0.0891060808642847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898193381836254" calcext:value-type="float">
            <text:p>0.00898193381836254</text:p>
          </table:table-cell>
          <table:table-cell office:value-type="float" office:value="56377.13564" calcext:value-type="float">
            <text:p>56377.13564</text:p>
          </table:table-cell>
          <table:table-cell office:value-type="float" office:value="0.544815644736758" calcext:value-type="float">
            <text:p>0.544815644736758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61482906539244" calcext:value-type="float">
            <text:p>0.761482906539244</text:p>
          </table:table-cell>
          <table:table-cell office:value-type="float" office:value="-0.673881577909916" calcext:value-type="float">
            <text:p>-0.673881577909916</text:p>
          </table:table-cell>
          <table:table-cell office:value-type="float" office:value="1.73402459676659" calcext:value-type="float">
            <text:p>1.73402459676659</text:p>
          </table:table-cell>
          <table:table-cell office:value-type="float" office:value="0.546873530794546" calcext:value-type="float">
            <text:p>0.546873530794546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0705218617771519" calcext:value-type="float">
            <text:p>-0.00705218617771519</text:p>
          </table:table-cell>
          <table:table-cell office:value-type="float" office:value="0.554738562091503" calcext:value-type="float">
            <text:p>0.554738562091503</text:p>
          </table:table-cell>
          <table:table-cell office:value-type="float" office:value="0.922084535732473" calcext:value-type="float">
            <text:p>0.922084535732473</text:p>
          </table:table-cell>
          <table:table-cell office:value-type="float" office:value="0.692724606261557" calcext:value-type="float">
            <text:p>0.692724606261557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20212583621052" calcext:value-type="float">
            <text:p>-0.020212583621052</text:p>
          </table:table-cell>
          <table:table-cell office:value-type="float" office:value="0.922084535732473" calcext:value-type="float">
            <text:p>0.922084535732473</text:p>
          </table:table-cell>
          <table:table-cell office:value-type="float" office:value="0.0809443507588533" calcext:value-type="float">
            <text:p>0.0809443507588533</text:p>
          </table:table-cell>
          <table:table-cell office:value-type="float" office:value="0.92311072056239" calcext:value-type="float">
            <text:p>0.92311072056239</text:p>
          </table:table-cell>
          <table:table-cell office:value-type="float" office:value="0.923421183490801" calcext:value-type="float">
            <text:p>0.923421183490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6d3d9a8-377f-4a06-86f1-fa09f82cb40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67476010074906" calcext:value-type="float">
            <text:p>0.0867476010074906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662345396156838" calcext:value-type="float">
            <text:p>0.00662345396156838</text:p>
          </table:table-cell>
          <table:table-cell office:value-type="float" office:value="47981.9168539923" calcext:value-type="float">
            <text:p>47981.9168539923</text:p>
          </table:table-cell>
          <table:table-cell office:value-type="float" office:value="0.543629709806761" calcext:value-type="float">
            <text:p>0.543629709806761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56905129577865" calcext:value-type="float">
            <text:p>0.756905129577865</text:p>
          </table:table-cell>
          <table:table-cell office:value-type="float" office:value="-0.617966868782241" calcext:value-type="float">
            <text:p>-0.617966868782241</text:p>
          </table:table-cell>
          <table:table-cell office:value-type="float" office:value="1.74980807508316" calcext:value-type="float">
            <text:p>1.74980807508316</text:p>
          </table:table-cell>
          <table:table-cell office:value-type="float" office:value="0.545745181006112" calcext:value-type="float">
            <text:p>0.545745181006112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0818053596614954" calcext:value-type="float">
            <text:p>-0.00818053596614954</text:p>
          </table:table-cell>
          <table:table-cell office:value-type="float" office:value="0.556335034013605" calcext:value-type="float">
            <text:p>0.556335034013605</text:p>
          </table:table-cell>
          <table:table-cell office:value-type="float" office:value="0.888473943303344" calcext:value-type="float">
            <text:p>0.888473943303344</text:p>
          </table:table-cell>
          <table:table-cell office:value-type="float" office:value="0.684227727302438" calcext:value-type="float">
            <text:p>0.684227727302438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287094625801712" calcext:value-type="float">
            <text:p>-0.0287094625801712</text:p>
          </table:table-cell>
          <table:table-cell office:value-type="float" office:value="0.888473943303344" calcext:value-type="float">
            <text:p>0.888473943303344</text:p>
          </table:table-cell>
          <table:table-cell office:value-type="float" office:value="0.120151770657673" calcext:value-type="float">
            <text:p>0.120151770657673</text:p>
          </table:table-cell>
          <table:table-cell office:value-type="float" office:value="0.855887521968366" calcext:value-type="float">
            <text:p>0.855887521968366</text:p>
          </table:table-cell>
          <table:table-cell office:value-type="float" office:value="0.859273993038289" calcext:value-type="float">
            <text:p>0.859273993038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630b367-78ae-4a84-accd-c99245ec7b9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74882556971566" calcext:value-type="float">
            <text:p>0.0874882556971566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10974357030612" calcext:value-type="float">
            <text:p>0.010974357030612</text:p>
          </table:table-cell>
          <table:table-cell office:value-type="float" office:value="76799.7447896056" calcext:value-type="float">
            <text:p>76799.7447896056</text:p>
          </table:table-cell>
          <table:table-cell office:value-type="float" office:value="0.543230111020836" calcext:value-type="float">
            <text:p>0.543230111020836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57738829886043" calcext:value-type="float">
            <text:p>0.757738829886043</text:p>
          </table:table-cell>
          <table:table-cell office:value-type="float" office:value="-0.581699300892904" calcext:value-type="float">
            <text:p>-0.581699300892904</text:p>
          </table:table-cell>
          <table:table-cell office:value-type="float" office:value="3.20277161771101" calcext:value-type="float">
            <text:p>3.20277161771101</text:p>
          </table:table-cell>
          <table:table-cell office:value-type="float" office:value="0.568459992692729" calcext:value-type="float">
            <text:p>0.568459992692729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11435878699305" calcext:value-type="float">
            <text:p>-0.0111435878699305</text:p>
          </table:table-cell>
          <table:table-cell office:value-type="float" office:value="0.58199291856348" calcext:value-type="float">
            <text:p>0.58199291856348</text:p>
          </table:table-cell>
          <table:table-cell office:value-type="float" office:value="0.906626743361437" calcext:value-type="float">
            <text:p>0.906626743361437</text:p>
          </table:table-cell>
          <table:table-cell office:value-type="float" office:value="0.708912233141308" calcext:value-type="float">
            <text:p>0.708912233141308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24947309461404" calcext:value-type="float">
            <text:p>-0.024947309461404</text:p>
          </table:table-cell>
          <table:table-cell office:value-type="float" office:value="0.906626743361437" calcext:value-type="float">
            <text:p>0.906626743361437</text:p>
          </table:table-cell>
          <table:table-cell office:value-type="float" office:value="0.102227050516024" calcext:value-type="float">
            <text:p>0.102227050516024</text:p>
          </table:table-cell>
          <table:table-cell office:value-type="float" office:value="0.864176570458404" calcext:value-type="float">
            <text:p>0.864176570458404</text:p>
          </table:table-cell>
          <table:table-cell office:value-type="float" office:value="0.870254685247477" calcext:value-type="float">
            <text:p>0.870254685247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6e7d8991-73b3-46e7-95e7-c35423d5de5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7311304257309" calcext:value-type="float">
            <text:p>0.087311304257309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13566670513861" calcext:value-type="float">
            <text:p>0.0113566670513861</text:p>
          </table:table-cell>
          <table:table-cell office:value-type="float" office:value="74987.0239331031" calcext:value-type="float">
            <text:p>74987.0239331031</text:p>
          </table:table-cell>
          <table:table-cell office:value-type="float" office:value="0.543145210971259" calcext:value-type="float">
            <text:p>0.543145210971259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60097065280853" calcext:value-type="float">
            <text:p>0.760097065280853</text:p>
          </table:table-cell>
          <table:table-cell office:value-type="float" office:value="-0.572441560375977" calcext:value-type="float">
            <text:p>-0.572441560375977</text:p>
          </table:table-cell>
          <table:table-cell office:value-type="float" office:value="4.6479884826146" calcext:value-type="float">
            <text:p>4.6479884826146</text:p>
          </table:table-cell>
          <table:table-cell office:value-type="float" office:value="0.577580689402944" calcext:value-type="float">
            <text:p>0.577580689402944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247782755783121" calcext:value-type="float">
            <text:p>-0.0247782755783121</text:p>
          </table:table-cell>
          <table:table-cell office:value-type="float" office:value="0.60166339497882" calcext:value-type="float">
            <text:p>0.60166339497882</text:p>
          </table:table-cell>
          <table:table-cell office:value-type="float" office:value="0.883955676988464" calcext:value-type="float">
            <text:p>0.883955676988464</text:p>
          </table:table-cell>
          <table:table-cell office:value-type="float" office:value="0.715989426446179" calcext:value-type="float">
            <text:p>0.715989426446179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358508017991842" calcext:value-type="float">
            <text:p>-0.0358508017991842</text:p>
          </table:table-cell>
          <table:table-cell office:value-type="float" office:value="0.883955676988464" calcext:value-type="float">
            <text:p>0.883955676988464</text:p>
          </table:table-cell>
          <table:table-cell office:value-type="float" office:value="0.113474361922281" calcext:value-type="float">
            <text:p>0.113474361922281</text:p>
          </table:table-cell>
          <table:table-cell office:value-type="float" office:value="0.841344108889834" calcext:value-type="float">
            <text:p>0.841344108889834</text:p>
          </table:table-cell>
          <table:table-cell office:value-type="float" office:value="0.86002886002886" calcext:value-type="float">
            <text:p>0.86002886002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f18ce6f-a12a-4a27-9631-e34a84cfb34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8864493501194" calcext:value-type="float">
            <text:p>0.088864493501194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890630414884264" calcext:value-type="float">
            <text:p>0.00890630414884264</text:p>
          </table:table-cell>
          <table:table-cell office:value-type="float" office:value="55342.1578825745" calcext:value-type="float">
            <text:p>55342.1578825745</text:p>
          </table:table-cell>
          <table:table-cell office:value-type="float" office:value="0.542890259906159" calcext:value-type="float">
            <text:p>0.542890259906159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58165563812104" calcext:value-type="float">
            <text:p>0.758165563812104</text:p>
          </table:table-cell>
          <table:table-cell office:value-type="float" office:value="-0.680799528165957" calcext:value-type="float">
            <text:p>-0.680799528165957</text:p>
          </table:table-cell>
          <table:table-cell office:value-type="float" office:value="2.21345406665608" calcext:value-type="float">
            <text:p>2.21345406665608</text:p>
          </table:table-cell>
          <table:table-cell office:value-type="float" office:value="0.557039405624001" calcext:value-type="float">
            <text:p>0.557039405624001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0818207467318721" calcext:value-type="float">
            <text:p>-0.00818207467318721</text:p>
          </table:table-cell>
          <table:table-cell office:value-type="float" office:value="0.566299469604243" calcext:value-type="float">
            <text:p>0.566299469604243</text:p>
          </table:table-cell>
          <table:table-cell office:value-type="float" office:value="0.923793677204659" calcext:value-type="float">
            <text:p>0.923793677204659</text:p>
          </table:table-cell>
          <table:table-cell office:value-type="float" office:value="0.702162640698116" calcext:value-type="float">
            <text:p>0.702162640698116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200629195975042" calcext:value-type="float">
            <text:p>-0.0200629195975042</text:p>
          </table:table-cell>
          <table:table-cell office:value-type="float" office:value="0.923793677204659" calcext:value-type="float">
            <text:p>0.923793677204659</text:p>
          </table:table-cell>
          <table:table-cell office:value-type="float" office:value="0.0802509193164612" calcext:value-type="float">
            <text:p>0.0802509193164612</text:p>
          </table:table-cell>
          <table:table-cell office:value-type="float" office:value="0.924089512944274" calcext:value-type="float">
            <text:p>0.924089512944274</text:p>
          </table:table-cell>
          <table:table-cell office:value-type="float" office:value="0.923344947735192" calcext:value-type="float">
            <text:p>0.923344947735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7076efcc-5eff-4168-b0a2-4d6200af58e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53695837871369" calcext:value-type="float">
            <text:p>0.0853695837871369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796104448393709" calcext:value-type="float">
            <text:p>0.00796104448393709</text:p>
          </table:table-cell>
          <table:table-cell office:value-type="float" office:value="66241.8241230426" calcext:value-type="float">
            <text:p>66241.8241230426</text:p>
          </table:table-cell>
          <table:table-cell office:value-type="float" office:value="0.542785258416151" calcext:value-type="float">
            <text:p>0.542785258416151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53555659437685" calcext:value-type="float">
            <text:p>0.753555659437685</text:p>
          </table:table-cell>
          <table:table-cell office:value-type="float" office:value="-0.616435281177093" calcext:value-type="float">
            <text:p>-0.616435281177093</text:p>
          </table:table-cell>
          <table:table-cell office:value-type="float" office:value="1.81087556159484" calcext:value-type="float">
            <text:p>1.81087556159484</text:p>
          </table:table-cell>
          <table:table-cell office:value-type="float" office:value="0.537106344135098" calcext:value-type="float">
            <text:p>0.537106344135098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150616157005933" calcext:value-type="float">
            <text:p>-0.0150616157005933</text:p>
          </table:table-cell>
          <table:table-cell office:value-type="float" office:value="0.551408746846089" calcext:value-type="float">
            <text:p>0.551408746846089</text:p>
          </table:table-cell>
          <table:table-cell office:value-type="float" office:value="0.867085468672508" calcext:value-type="float">
            <text:p>0.867085468672508</text:p>
          </table:table-cell>
          <table:table-cell office:value-type="float" office:value="0.67412120043699" calcext:value-type="float">
            <text:p>0.67412120043699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373584514096345" calcext:value-type="float">
            <text:p>-0.0373584514096345</text:p>
          </table:table-cell>
          <table:table-cell office:value-type="float" office:value="0.867085468672508" calcext:value-type="float">
            <text:p>0.867085468672508</text:p>
          </table:table-cell>
          <table:table-cell office:value-type="float" office:value="0.130248675091724" calcext:value-type="float">
            <text:p>0.130248675091724</text:p>
          </table:table-cell>
          <table:table-cell office:value-type="float" office:value="0.807203389830508" calcext:value-type="float">
            <text:p>0.807203389830508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76c421c-aad2-45ab-8d1d-f0813dc39bf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854356562780476" calcext:value-type="float">
            <text:p>0.0854356562780476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547746692569628" calcext:value-type="float">
            <text:p>0.00547746692569628</text:p>
          </table:table-cell>
          <table:table-cell office:value-type="float" office:value="43772.2968783935" calcext:value-type="float">
            <text:p>43772.2968783935</text:p>
          </table:table-cell>
          <table:table-cell office:value-type="float" office:value="0.542646666133819" calcext:value-type="float">
            <text:p>0.542646666133819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5651575015018" calcext:value-type="float">
            <text:p>0.75651575015018</text:p>
          </table:table-cell>
          <table:table-cell office:value-type="float" office:value="-0.597447568701587" calcext:value-type="float">
            <text:p>-0.597447568701587</text:p>
          </table:table-cell>
          <table:table-cell office:value-type="float" office:value="2.25206243227078" calcext:value-type="float">
            <text:p>2.25206243227078</text:p>
          </table:table-cell>
          <table:table-cell office:value-type="float" office:value="0.541897865136838" calcext:value-type="float">
            <text:p>0.541897865136838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233236151603499" calcext:value-type="float">
            <text:p>-0.0233236151603499</text:p>
          </table:table-cell>
          <table:table-cell office:value-type="float" office:value="0.564686506133576" calcext:value-type="float">
            <text:p>0.564686506133576</text:p>
          </table:table-cell>
          <table:table-cell office:value-type="float" office:value="0.82720465890183" calcext:value-type="float">
            <text:p>0.82720465890183</text:p>
          </table:table-cell>
          <table:table-cell office:value-type="float" office:value="0.671189415417848" calcext:value-type="float">
            <text:p>0.671189415417848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51036144877772" calcext:value-type="float">
            <text:p>-0.051036144877772</text:p>
          </table:table-cell>
          <table:table-cell office:value-type="float" office:value="0.82720465890183" calcext:value-type="float">
            <text:p>0.82720465890183</text:p>
          </table:table-cell>
          <table:table-cell office:value-type="float" office:value="0.170992861778066" calcext:value-type="float">
            <text:p>0.170992861778066</text:p>
          </table:table-cell>
          <table:table-cell office:value-type="float" office:value="0.784115840280825" calcext:value-type="float">
            <text:p>0.784115840280825</text:p>
          </table:table-cell>
          <table:table-cell office:value-type="float" office:value="0.790443006470881" calcext:value-type="float">
            <text:p>0.790443006470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7d489f5-d753-4fa3-9be3-fa49ce1b6d1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836443100478543" calcext:value-type="float">
            <text:p>0.0836443100478543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352016300193214" calcext:value-type="float">
            <text:p>0.00352016300193214</text:p>
          </table:table-cell>
          <table:table-cell office:value-type="float" office:value="38785.5098522102" calcext:value-type="float">
            <text:p>38785.5098522102</text:p>
          </table:table-cell>
          <table:table-cell office:value-type="float" office:value="0.542638749499749" calcext:value-type="float">
            <text:p>0.542638749499749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57906900166109" calcext:value-type="float">
            <text:p>0.757906900166109</text:p>
          </table:table-cell>
          <table:table-cell office:value-type="float" office:value="-0.629018341809983" calcext:value-type="float">
            <text:p>-0.629018341809983</text:p>
          </table:table-cell>
          <table:table-cell office:value-type="float" office:value="1.79929048137228" calcext:value-type="float">
            <text:p>1.79929048137228</text:p>
          </table:table-cell>
          <table:table-cell office:value-type="float" office:value="0.529619181946403" calcext:value-type="float">
            <text:p>0.529619181946403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243065350258581" calcext:value-type="float">
            <text:p>-0.0243065350258581</text:p>
          </table:table-cell>
          <table:table-cell office:value-type="float" office:value="0.552120607731566" calcext:value-type="float">
            <text:p>0.552120607731566</text:p>
          </table:table-cell>
          <table:table-cell office:value-type="float" office:value="0.798845696825666" calcext:value-type="float">
            <text:p>0.798845696825666</text:p>
          </table:table-cell>
          <table:table-cell office:value-type="float" office:value="0.652953623087863" calcext:value-type="float">
            <text:p>0.652953623087863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599835667947463" calcext:value-type="float">
            <text:p>-0.0599835667947463</text:p>
          </table:table-cell>
          <table:table-cell office:value-type="float" office:value="0.798845696825666" calcext:value-type="float">
            <text:p>0.798845696825666</text:p>
          </table:table-cell>
          <table:table-cell office:value-type="float" office:value="0.195299325463744" calcext:value-type="float">
            <text:p>0.195299325463744</text:p>
          </table:table-cell>
          <table:table-cell office:value-type="float" office:value="0.749560632688928" calcext:value-type="float">
            <text:p>0.749560632688928</text:p>
          </table:table-cell>
          <table:table-cell office:value-type="float" office:value="0.770760815514669" calcext:value-type="float">
            <text:p>0.770760815514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57e6c4ca-8a78-4cfc-be7b-1bf1f88a3df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61849148877307" calcext:value-type="float">
            <text:p>0.0861849148877307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02302776818077" calcext:value-type="float">
            <text:p>0.0102302776818077</text:p>
          </table:table-cell>
          <table:table-cell office:value-type="float" office:value="69076.6410288809" calcext:value-type="float">
            <text:p>69076.6410288809</text:p>
          </table:table-cell>
          <table:table-cell office:value-type="float" office:value="0.542391405548661" calcext:value-type="float">
            <text:p>0.542391405548661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58408810441041" calcext:value-type="float">
            <text:p>0.758408810441041</text:p>
          </table:table-cell>
          <table:table-cell office:value-type="float" office:value="-0.553007098678523" calcext:value-type="float">
            <text:p>-0.553007098678523</text:p>
          </table:table-cell>
          <table:table-cell office:value-type="float" office:value="4.6877948069169" calcext:value-type="float">
            <text:p>4.6877948069169</text:p>
          </table:table-cell>
          <table:table-cell office:value-type="float" office:value="0.568894578037853" calcext:value-type="float">
            <text:p>0.568894578037853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334643869434031" calcext:value-type="float">
            <text:p>-0.0334643869434031</text:p>
          </table:table-cell>
          <table:table-cell office:value-type="float" office:value="0.602383295069422" calcext:value-type="float">
            <text:p>0.602383295069422</text:p>
          </table:table-cell>
          <table:table-cell office:value-type="float" office:value="0.836369156041287" calcext:value-type="float">
            <text:p>0.836369156041287</text:p>
          </table:table-cell>
          <table:table-cell office:value-type="float" office:value="0.700349539243724" calcext:value-type="float">
            <text:p>0.700349539243724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514906890016394" calcext:value-type="float">
            <text:p>-0.0514906890016394</text:p>
          </table:table-cell>
          <table:table-cell office:value-type="float" office:value="0.836369156041287" calcext:value-type="float">
            <text:p>0.836369156041287</text:p>
          </table:table-cell>
          <table:table-cell office:value-type="float" office:value="0.163715796734882" calcext:value-type="float">
            <text:p>0.163715796734882</text:p>
          </table:table-cell>
          <table:table-cell office:value-type="float" office:value="0.809017439387495" calcext:value-type="float">
            <text:p>0.809017439387495</text:p>
          </table:table-cell>
          <table:table-cell office:value-type="float" office:value="0.822510822510822" calcext:value-type="float">
            <text:p>0.822510822510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57547f5-c085-4568-9928-4c46c256068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58585112046646" calcext:value-type="float">
            <text:p>0.0858585112046646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590032185231326" calcext:value-type="float">
            <text:p>0.00590032185231326</text:p>
          </table:table-cell>
          <table:table-cell office:value-type="float" office:value="45058.9132251329" calcext:value-type="float">
            <text:p>45058.9132251329</text:p>
          </table:table-cell>
          <table:table-cell office:value-type="float" office:value="0.541813011782276" calcext:value-type="float">
            <text:p>0.541813011782276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55716724728811" calcext:value-type="float">
            <text:p>0.755716724728811</text:p>
          </table:table-cell>
          <table:table-cell office:value-type="float" office:value="-0.618591063120685" calcext:value-type="float">
            <text:p>-0.618591063120685</text:p>
          </table:table-cell>
          <table:table-cell office:value-type="float" office:value="2.22889771885356" calcext:value-type="float">
            <text:p>2.22889771885356</text:p>
          </table:table-cell>
          <table:table-cell office:value-type="float" office:value="0.551443618922223" calcext:value-type="float">
            <text:p>0.551443618922223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137778613749647" calcext:value-type="float">
            <text:p>-0.0137778613749647</text:p>
          </table:table-cell>
          <table:table-cell office:value-type="float" office:value="0.566611179723997" calcext:value-type="float">
            <text:p>0.566611179723997</text:p>
          </table:table-cell>
          <table:table-cell office:value-type="float" office:value="0.877870216306156" calcext:value-type="float">
            <text:p>0.877870216306156</text:p>
          </table:table-cell>
          <table:table-cell office:value-type="float" office:value="0.688705413960774" calcext:value-type="float">
            <text:p>0.688705413960774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335201463348458" calcext:value-type="float">
            <text:p>-0.0335201463348458</text:p>
          </table:table-cell>
          <table:table-cell office:value-type="float" office:value="0.877870216306156" calcext:value-type="float">
            <text:p>0.877870216306156</text:p>
          </table:table-cell>
          <table:table-cell office:value-type="float" office:value="0.127081981397361" calcext:value-type="float">
            <text:p>0.127081981397361</text:p>
          </table:table-cell>
          <table:table-cell office:value-type="float" office:value="0.841597191750768" calcext:value-type="float">
            <text:p>0.841597191750768</text:p>
          </table:table-cell>
          <table:table-cell office:value-type="float" office:value="0.855151816824291" calcext:value-type="float">
            <text:p>0.855151816824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5ed932f3-0df5-4335-8f2f-70db65db881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68396312209891" calcext:value-type="float">
            <text:p>0.0868396312209891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671548417506696" calcext:value-type="float">
            <text:p>0.00671548417506696</text:p>
          </table:table-cell>
          <table:table-cell office:value-type="float" office:value="48285.1205366424" calcext:value-type="float">
            <text:p>48285.1205366424</text:p>
          </table:table-cell>
          <table:table-cell office:value-type="float" office:value="0.541545408343121" calcext:value-type="float">
            <text:p>0.541545408343121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53916871323246" calcext:value-type="float">
            <text:p>0.753916871323246</text:p>
          </table:table-cell>
          <table:table-cell office:value-type="float" office:value="-0.629394333709735" calcext:value-type="float">
            <text:p>-0.629394333709735</text:p>
          </table:table-cell>
          <table:table-cell office:value-type="float" office:value="1.73519959581151" calcext:value-type="float">
            <text:p>1.73519959581151</text:p>
          </table:table-cell>
          <table:table-cell office:value-type="float" office:value="0.545933239304184" calcext:value-type="float">
            <text:p>0.545933239304184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079924776680772" calcext:value-type="float">
            <text:p>-0.0079924776680772</text:p>
          </table:table-cell>
          <table:table-cell office:value-type="float" office:value="0.554584703947368" calcext:value-type="float">
            <text:p>0.554584703947368</text:p>
          </table:table-cell>
          <table:table-cell office:value-type="float" office:value="0.915803768460363" calcext:value-type="float">
            <text:p>0.915803768460363</text:p>
          </table:table-cell>
          <table:table-cell office:value-type="float" office:value="0.690825276906332" calcext:value-type="float">
            <text:p>0.690825276906332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221119129762771" calcext:value-type="float">
            <text:p>-0.0221119129762771</text:p>
          </table:table-cell>
          <table:table-cell office:value-type="float" office:value="0.915803768460363" calcext:value-type="float">
            <text:p>0.915803768460363</text:p>
          </table:table-cell>
          <table:table-cell office:value-type="float" office:value="0.0866357504215852" calcext:value-type="float">
            <text:p>0.0866357504215852</text:p>
          </table:table-cell>
          <table:table-cell office:value-type="float" office:value="0.89323374340949" calcext:value-type="float">
            <text:p>0.89323374340949</text:p>
          </table:table-cell>
          <table:table-cell office:value-type="float" office:value="0.900546991546494" calcext:value-type="float">
            <text:p>0.900546991546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08c9d76-9d37-4136-ae52-1ad22b07147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839873011803838" calcext:value-type="float">
            <text:p>0.0839873011803838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657876187718398" calcext:value-type="float">
            <text:p>0.00657876187718398</text:p>
          </table:table-cell>
          <table:table-cell office:value-type="float" office:value="59864.0797686653" calcext:value-type="float">
            <text:p>59864.0797686653</text:p>
          </table:table-cell>
          <table:table-cell office:value-type="float" office:value="0.541376908825025" calcext:value-type="float">
            <text:p>0.541376908825025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5072579559567" calcext:value-type="float">
            <text:p>0.75072579559567</text:p>
          </table:table-cell>
          <table:table-cell office:value-type="float" office:value="-0.592771742088522" calcext:value-type="float">
            <text:p>-0.592771742088522</text:p>
          </table:table-cell>
          <table:table-cell office:value-type="float" office:value="1.82939830983906" calcext:value-type="float">
            <text:p>1.82939830983906</text:p>
          </table:table-cell>
          <table:table-cell office:value-type="float" office:value="0.535508900045641" calcext:value-type="float">
            <text:p>0.535508900045641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166590597900502" calcext:value-type="float">
            <text:p>-0.0166590597900502</text:p>
          </table:table-cell>
          <table:table-cell office:value-type="float" office:value="0.553198559955691" calcext:value-type="float">
            <text:p>0.553198559955691</text:p>
          </table:table-cell>
          <table:table-cell office:value-type="float" office:value="0.82559100677798" calcext:value-type="float">
            <text:p>0.82559100677798</text:p>
          </table:table-cell>
          <table:table-cell office:value-type="float" office:value="0.662487977978974" calcext:value-type="float">
            <text:p>0.662487977978974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489916738676505" calcext:value-type="float">
            <text:p>-0.0489916738676505</text:p>
          </table:table-cell>
          <table:table-cell office:value-type="float" office:value="0.82559100677798" calcext:value-type="float">
            <text:p>0.82559100677798</text:p>
          </table:table-cell>
          <table:table-cell office:value-type="float" office:value="0.177843456991439" calcext:value-type="float">
            <text:p>0.177843456991439</text:p>
          </table:table-cell>
          <table:table-cell office:value-type="float" office:value="0.764830508474576" calcext:value-type="float">
            <text:p>0.764830508474576</text:p>
          </table:table-cell>
          <table:table-cell office:value-type="float" office:value="0.788461538461538" calcext:value-type="float">
            <text:p>0.788461538461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34f88a2-840d-4884-8691-6419ff485d8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55304652343749" calcext:value-type="float">
            <text:p>0.0855304652343749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901656656783034" calcext:value-type="float">
            <text:p>0.00901656656783034</text:p>
          </table:table-cell>
          <table:table-cell office:value-type="float" office:value="66568.7963010173" calcext:value-type="float">
            <text:p>66568.7963010173</text:p>
          </table:table-cell>
          <table:table-cell office:value-type="float" office:value="0.541188907618252" calcext:value-type="float">
            <text:p>0.541188907618252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54785270628653" calcext:value-type="float">
            <text:p>0.754785270628653</text:p>
          </table:table-cell>
          <table:table-cell office:value-type="float" office:value="-0.644287295702729" calcext:value-type="float">
            <text:p>-0.644287295702729</text:p>
          </table:table-cell>
          <table:table-cell office:value-type="float" office:value="3.22475971824313" calcext:value-type="float">
            <text:p>3.22475971824313</text:p>
          </table:table-cell>
          <table:table-cell office:value-type="float" office:value="0.555672268907563" calcext:value-type="float">
            <text:p>0.555672268907563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239313116550968" calcext:value-type="float">
            <text:p>-0.0239313116550968</text:p>
          </table:table-cell>
          <table:table-cell office:value-type="float" office:value="0.581561846018284" calcext:value-type="float">
            <text:p>0.581561846018284</text:p>
          </table:table-cell>
          <table:table-cell office:value-type="float" office:value="0.832085730044914" calcext:value-type="float">
            <text:p>0.832085730044914</text:p>
          </table:table-cell>
          <table:table-cell office:value-type="float" office:value="0.68462510940387" calcext:value-type="float">
            <text:p>0.68462510940387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492344331988416" calcext:value-type="float">
            <text:p>-0.0492344331988416</text:p>
          </table:table-cell>
          <table:table-cell office:value-type="float" office:value="0.832085730044914" calcext:value-type="float">
            <text:p>0.832085730044914</text:p>
          </table:table-cell>
          <table:table-cell office:value-type="float" office:value="0.174579033134166" calcext:value-type="float">
            <text:p>0.174579033134166</text:p>
          </table:table-cell>
          <table:table-cell office:value-type="float" office:value="0.782258064516129" calcext:value-type="float">
            <text:p>0.782258064516129</text:p>
          </table:table-cell>
          <table:table-cell office:value-type="float" office:value="0.808745795290726" calcext:value-type="float">
            <text:p>0.808745795290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c928661-e6af-4676-8d52-4c42a03d6d0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65830623336043" calcext:value-type="float">
            <text:p>0.0865830623336043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930593763383913" calcext:value-type="float">
            <text:p>0.00930593763383913</text:p>
          </table:table-cell>
          <table:table-cell office:value-type="float" office:value="72246.636943178" calcext:value-type="float">
            <text:p>72246.636943178</text:p>
          </table:table-cell>
          <table:table-cell office:value-type="float" office:value="0.541166239749329" calcext:value-type="float">
            <text:p>0.541166239749329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52009289916831" calcext:value-type="float">
            <text:p>0.752009289916831</text:p>
          </table:table-cell>
          <table:table-cell office:value-type="float" office:value="-0.580776208460513" calcext:value-type="float">
            <text:p>-0.580776208460513</text:p>
          </table:table-cell>
          <table:table-cell office:value-type="float" office:value="2.306011839539" calcext:value-type="float">
            <text:p>2.306011839539</text:p>
          </table:table-cell>
          <table:table-cell office:value-type="float" office:value="0.552131836026659" calcext:value-type="float">
            <text:p>0.552131836026659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07276545238747" calcext:value-type="float">
            <text:p>-0.0107276545238747</text:p>
          </table:table-cell>
          <table:table-cell office:value-type="float" office:value="0.562219038680037" calcext:value-type="float">
            <text:p>0.562219038680037</text:p>
          </table:table-cell>
          <table:table-cell office:value-type="float" office:value="0.923033252230333" calcext:value-type="float">
            <text:p>0.923033252230333</text:p>
          </table:table-cell>
          <table:table-cell office:value-type="float" office:value="0.698799619316612" calcext:value-type="float">
            <text:p>0.698799619316612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214948076024207" calcext:value-type="float">
            <text:p>-0.0214948076024207</text:p>
          </table:table-cell>
          <table:table-cell office:value-type="float" office:value="0.923033252230333" calcext:value-type="float">
            <text:p>0.923033252230333</text:p>
          </table:table-cell>
          <table:table-cell office:value-type="float" office:value="0.0745614035087719" calcext:value-type="float">
            <text:p>0.0745614035087719</text:p>
          </table:table-cell>
          <table:table-cell office:value-type="float" office:value="0.874947011445528" calcext:value-type="float">
            <text:p>0.874947011445528</text:p>
          </table:table-cell>
          <table:table-cell office:value-type="float" office:value="0.890865384615385" calcext:value-type="float">
            <text:p>0.89086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5abae9af-218b-4362-a7de-6fef3f80b45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833871408092806" calcext:value-type="float">
            <text:p>0.0833871408092806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0396876792946066" calcext:value-type="float">
            <text:p>0.00396876792946066</text:p>
          </table:table-cell>
          <table:table-cell office:value-type="float" office:value="37852.2226391451" calcext:value-type="float">
            <text:p>37852.2226391451</text:p>
          </table:table-cell>
          <table:table-cell office:value-type="float" office:value="0.540152748323648" calcext:value-type="float">
            <text:p>0.540152748323648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52732676340763" calcext:value-type="float">
            <text:p>0.752732676340763</text:p>
          </table:table-cell>
          <table:table-cell office:value-type="float" office:value="-0.597392871712214" calcext:value-type="float">
            <text:p>-0.597392871712214</text:p>
          </table:table-cell>
          <table:table-cell office:value-type="float" office:value="3.18543550320465" calcext:value-type="float">
            <text:p>3.18543550320465</text:p>
          </table:table-cell>
          <table:table-cell office:value-type="float" office:value="0.536883703424915" calcext:value-type="float">
            <text:p>0.536883703424915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461046292811441" calcext:value-type="float">
            <text:p>-0.0461046292811441</text:p>
          </table:table-cell>
          <table:table-cell office:value-type="float" office:value="0.579884625031352" calcext:value-type="float">
            <text:p>0.579884625031352</text:p>
          </table:table-cell>
          <table:table-cell office:value-type="float" office:value="0.746287927695287" calcext:value-type="float">
            <text:p>0.746287927695287</text:p>
          </table:table-cell>
          <table:table-cell office:value-type="float" office:value="0.652646436132675" calcext:value-type="float">
            <text:p>0.652646436132675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839203731873443" calcext:value-type="float">
            <text:p>-0.0839203731873443</text:p>
          </table:table-cell>
          <table:table-cell office:value-type="float" office:value="0.746287927695287" calcext:value-type="float">
            <text:p>0.746287927695287</text:p>
          </table:table-cell>
          <table:table-cell office:value-type="float" office:value="0.24413357400722" calcext:value-type="float">
            <text:p>0.24413357400722</text:p>
          </table:table-cell>
          <table:table-cell office:value-type="float" office:value="0.717171717171717" calcext:value-type="float">
            <text:p>0.717171717171717</text:p>
          </table:table-cell>
          <table:table-cell office:value-type="float" office:value="0.734359483614697" calcext:value-type="float">
            <text:p>0.734359483614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30b34291-4a30-4d08-90ca-c84112d0500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61800542350166" calcext:value-type="float">
            <text:p>0.0861800542350166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877151493181683" calcext:value-type="float">
            <text:p>0.00877151493181683</text:p>
          </table:table-cell>
          <table:table-cell office:value-type="float" office:value="70288.0594169117" calcext:value-type="float">
            <text:p>70288.0594169117</text:p>
          </table:table-cell>
          <table:table-cell office:value-type="float" office:value="0.54012493059442" calcext:value-type="float">
            <text:p>0.54012493059442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48894831621096" calcext:value-type="float">
            <text:p>0.748894831621096</text:p>
          </table:table-cell>
          <table:table-cell office:value-type="float" office:value="-0.591470250720872" calcext:value-type="float">
            <text:p>-0.591470250720872</text:p>
          </table:table-cell>
          <table:table-cell office:value-type="float" office:value="1.79771940381911" calcext:value-type="float">
            <text:p>1.79771940381911</text:p>
          </table:table-cell>
          <table:table-cell office:value-type="float" office:value="0.545002282062985" calcext:value-type="float">
            <text:p>0.545002282062985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0716567777270649" calcext:value-type="float">
            <text:p>-0.00716567777270649</text:p>
          </table:table-cell>
          <table:table-cell office:value-type="float" office:value="0.553206377767781" calcext:value-type="float">
            <text:p>0.553206377767781</text:p>
          </table:table-cell>
          <table:table-cell office:value-type="float" office:value="0.914861960654654" calcext:value-type="float">
            <text:p>0.914861960654654</text:p>
          </table:table-cell>
          <table:table-cell office:value-type="float" office:value="0.689487618750973" calcext:value-type="float">
            <text:p>0.689487618750973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21992033095651" calcext:value-type="float">
            <text:p>-0.021992033095651</text:p>
          </table:table-cell>
          <table:table-cell office:value-type="float" office:value="0.914861960654654" calcext:value-type="float">
            <text:p>0.914861960654654</text:p>
          </table:table-cell>
          <table:table-cell office:value-type="float" office:value="0.0889726865063188" calcext:value-type="float">
            <text:p>0.0889726865063188</text:p>
          </table:table-cell>
          <table:table-cell office:value-type="float" office:value="0.865677966101695" calcext:value-type="float">
            <text:p>0.865677966101695</text:p>
          </table:table-cell>
          <table:table-cell office:value-type="float" office:value="0.874519230769231" calcext:value-type="float">
            <text:p>0.874519230769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d48748e-82b8-4cbe-863e-b5728ab33bc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1645015733321" calcext:value-type="float">
            <text:p>0.0881645015733321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116506029067875" calcext:value-type="float">
            <text:p>0.0116506029067875</text:p>
          </table:table-cell>
          <table:table-cell office:value-type="float" office:value="80682.1387603313" calcext:value-type="float">
            <text:p>80682.1387603313</text:p>
          </table:table-cell>
          <table:table-cell office:value-type="float" office:value="0.539994736687113" calcext:value-type="float">
            <text:p>0.539994736687113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55491796247859" calcext:value-type="float">
            <text:p>0.755491796247859</text:p>
          </table:table-cell>
          <table:table-cell office:value-type="float" office:value="-0.600363632003279" calcext:value-type="float">
            <text:p>-0.600363632003279</text:p>
          </table:table-cell>
          <table:table-cell office:value-type="float" office:value="3.19898494651597" calcext:value-type="float">
            <text:p>3.19898494651597</text:p>
          </table:table-cell>
          <table:table-cell office:value-type="float" office:value="0.569099378881988" calcext:value-type="float">
            <text:p>0.569099378881988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05042016806722" calcext:value-type="float">
            <text:p>-0.0105042016806722</text:p>
          </table:table-cell>
          <table:table-cell office:value-type="float" office:value="0.579352700331449" calcext:value-type="float">
            <text:p>0.579352700331449</text:p>
          </table:table-cell>
          <table:table-cell office:value-type="float" office:value="0.936569222283508" calcext:value-type="float">
            <text:p>0.936569222283508</text:p>
          </table:table-cell>
          <table:table-cell office:value-type="float" office:value="0.715873159273647" calcext:value-type="float">
            <text:p>0.715873159273647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179863833290649" calcext:value-type="float">
            <text:p>-0.0179863833290649</text:p>
          </table:table-cell>
          <table:table-cell office:value-type="float" office:value="0.936569222283508" calcext:value-type="float">
            <text:p>0.936569222283508</text:p>
          </table:table-cell>
          <table:table-cell office:value-type="float" office:value="0.062466051059207" calcext:value-type="float">
            <text:p>0.062466051059207</text:p>
          </table:table-cell>
          <table:table-cell office:value-type="float" office:value="0.91213921901528" calcext:value-type="float">
            <text:p>0.91213921901528</text:p>
          </table:table-cell>
          <table:table-cell office:value-type="float" office:value="0.922152811148486" calcext:value-type="float">
            <text:p>0.922152811148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e580068-cd6b-41e7-93c4-e29d20e578b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64744262276758" calcext:value-type="float">
            <text:p>0.0864744262276758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996052756113119" calcext:value-type="float">
            <text:p>0.00996052756113119</text:p>
          </table:table-cell>
          <table:table-cell office:value-type="float" office:value="71321.8924700377" calcext:value-type="float">
            <text:p>71321.8924700377</text:p>
          </table:table-cell>
          <table:table-cell office:value-type="float" office:value="0.539627974415841" calcext:value-type="float">
            <text:p>0.539627974415841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52801259408286" calcext:value-type="float">
            <text:p>0.752801259408286</text:p>
          </table:table-cell>
          <table:table-cell office:value-type="float" office:value="-0.559007613386127" calcext:value-type="float">
            <text:p>-0.559007613386127</text:p>
          </table:table-cell>
          <table:table-cell office:value-type="float" office:value="3.21662433131987" calcext:value-type="float">
            <text:p>3.21662433131987</text:p>
          </table:table-cell>
          <table:table-cell office:value-type="float" office:value="0.567409572524662" calcext:value-type="float">
            <text:p>0.567409572524662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21940080379978" calcext:value-type="float">
            <text:p>-0.0121940080379978</text:p>
          </table:table-cell>
          <table:table-cell office:value-type="float" office:value="0.582483472556757" calcext:value-type="float">
            <text:p>0.582483472556757</text:p>
          </table:table-cell>
          <table:table-cell office:value-type="float" office:value="0.895595303758569" calcext:value-type="float">
            <text:p>0.895595303758569</text:p>
          </table:table-cell>
          <table:table-cell office:value-type="float" office:value="0.705875046578065" calcext:value-type="float">
            <text:p>0.705875046578065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279844960246473" calcext:value-type="float">
            <text:p>-0.0279844960246473</text:p>
          </table:table-cell>
          <table:table-cell office:value-type="float" office:value="0.895595303758569" calcext:value-type="float">
            <text:p>0.895595303758569</text:p>
          </table:table-cell>
          <table:table-cell office:value-type="float" office:value="0.114937533948941" calcext:value-type="float">
            <text:p>0.114937533948941</text:p>
          </table:table-cell>
          <table:table-cell office:value-type="float" office:value="0.853565365025467" calcext:value-type="float">
            <text:p>0.853565365025467</text:p>
          </table:table-cell>
          <table:table-cell office:value-type="float" office:value="0.857280153772225" calcext:value-type="float">
            <text:p>0.857280153772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d0b5650-a8f3-453d-934e-4626d345d1d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48736113097026" calcext:value-type="float">
            <text:p>0.0848736113097026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759648660993739" calcext:value-type="float">
            <text:p>0.00759648660993739</text:p>
          </table:table-cell>
          <table:table-cell office:value-type="float" office:value="63755.9266995193" calcext:value-type="float">
            <text:p>63755.9266995193</text:p>
          </table:table-cell>
          <table:table-cell office:value-type="float" office:value="0.539134813779862" calcext:value-type="float">
            <text:p>0.539134813779862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51530262732433" calcext:value-type="float">
            <text:p>0.751530262732433</text:p>
          </table:table-cell>
          <table:table-cell office:value-type="float" office:value="-0.64422453788487" calcext:value-type="float">
            <text:p>-0.64422453788487</text:p>
          </table:table-cell>
          <table:table-cell office:value-type="float" office:value="2.31031476356113" calcext:value-type="float">
            <text:p>2.31031476356113</text:p>
          </table:table-cell>
          <table:table-cell office:value-type="float" office:value="0.544873550625399" calcext:value-type="float">
            <text:p>0.544873550625399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79859399251346" calcext:value-type="float">
            <text:p>-0.0179859399251346</text:p>
          </table:table-cell>
          <table:table-cell office:value-type="float" office:value="0.561407160699417" calcext:value-type="float">
            <text:p>0.561407160699417</text:p>
          </table:table-cell>
          <table:table-cell office:value-type="float" office:value="0.874939172749392" calcext:value-type="float">
            <text:p>0.874939172749392</text:p>
          </table:table-cell>
          <table:table-cell office:value-type="float" office:value="0.683953591580549" calcext:value-type="float">
            <text:p>0.683953591580549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363408353384836" calcext:value-type="float">
            <text:p>-0.0363408353384836</text:p>
          </table:table-cell>
          <table:table-cell office:value-type="float" office:value="0.874939172749392" calcext:value-type="float">
            <text:p>0.874939172749392</text:p>
          </table:table-cell>
          <table:table-cell office:value-type="float" office:value="0.119883040935673" calcext:value-type="float">
            <text:p>0.119883040935673</text:p>
          </table:table-cell>
          <table:table-cell office:value-type="float" office:value="0.815175922000848" calcext:value-type="float">
            <text:p>0.815175922000848</text:p>
          </table:table-cell>
          <table:table-cell office:value-type="float" office:value="0.834134615384615" calcext:value-type="float">
            <text:p>0.834134615384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0a45468-0bfd-426c-8593-16171095ec6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74471257625891" calcext:value-type="float">
            <text:p>0.0874471257625891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109332270960445" calcext:value-type="float">
            <text:p>0.0109332270960445</text:p>
          </table:table-cell>
          <table:table-cell office:value-type="float" office:value="76569.650132427" calcext:value-type="float">
            <text:p>76569.650132427</text:p>
          </table:table-cell>
          <table:table-cell office:value-type="float" office:value="0.539105257913407" calcext:value-type="float">
            <text:p>0.539105257913407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53850280469524" calcext:value-type="float">
            <text:p>0.753850280469524</text:p>
          </table:table-cell>
          <table:table-cell office:value-type="float" office:value="-0.613213132948418" calcext:value-type="float">
            <text:p>-0.613213132948418</text:p>
          </table:table-cell>
          <table:table-cell office:value-type="float" office:value="3.21003413534608" calcext:value-type="float">
            <text:p>3.21003413534608</text:p>
          </table:table-cell>
          <table:table-cell office:value-type="float" office:value="0.569556083302886" calcext:value-type="float">
            <text:p>0.569556083302886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00474972597735" calcext:value-type="float">
            <text:p>-0.0100474972597735</text:p>
          </table:table-cell>
          <table:table-cell office:value-type="float" office:value="0.582192470304006" calcext:value-type="float">
            <text:p>0.582192470304006</text:p>
          </table:table-cell>
          <table:table-cell office:value-type="float" office:value="0.911433299188401" calcext:value-type="float">
            <text:p>0.911433299188401</text:p>
          </table:table-cell>
          <table:table-cell office:value-type="float" office:value="0.710525507540158" calcext:value-type="float">
            <text:p>0.710525507540158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233340350625542" calcext:value-type="float">
            <text:p>-0.0233340350625542</text:p>
          </table:table-cell>
          <table:table-cell office:value-type="float" office:value="0.911433299188401" calcext:value-type="float">
            <text:p>0.911433299188401</text:p>
          </table:table-cell>
          <table:table-cell office:value-type="float" office:value="0.0982074959261271" calcext:value-type="float">
            <text:p>0.0982074959261271</text:p>
          </table:table-cell>
          <table:table-cell office:value-type="float" office:value="0.875636672325976" calcext:value-type="float">
            <text:p>0.875636672325976</text:p>
          </table:table-cell>
          <table:table-cell office:value-type="float" office:value="0.876982220086497" calcext:value-type="float">
            <text:p>0.876982220086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fe2835e-84fc-42bc-aa99-f2ab5e54013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66941605547453" calcext:value-type="float">
            <text:p>0.0866941605547453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6735971202394" calcext:value-type="float">
            <text:p>0.006735971202394</text:p>
          </table:table-cell>
          <table:table-cell office:value-type="float" office:value="47711.9735290505" calcext:value-type="float">
            <text:p>47711.9735290505</text:p>
          </table:table-cell>
          <table:table-cell office:value-type="float" office:value="0.538872097886129" calcext:value-type="float">
            <text:p>0.538872097886129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53396851562124" calcext:value-type="float">
            <text:p>0.753396851562124</text:p>
          </table:table-cell>
          <table:table-cell office:value-type="float" office:value="-0.651148589609873" calcext:value-type="float">
            <text:p>-0.651148589609873</text:p>
          </table:table-cell>
          <table:table-cell office:value-type="float" office:value="2.21254128625785" calcext:value-type="float">
            <text:p>2.21254128625785</text:p>
          </table:table-cell>
          <table:table-cell office:value-type="float" office:value="0.555487632841155" calcext:value-type="float">
            <text:p>0.555487632841155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0973384745603312" calcext:value-type="float">
            <text:p>-0.00973384745603312</text:p>
          </table:table-cell>
          <table:table-cell office:value-type="float" office:value="0.566685717254637" calcext:value-type="float">
            <text:p>0.566685717254637</text:p>
          </table:table-cell>
          <table:table-cell office:value-type="float" office:value="0.907404326123128" calcext:value-type="float">
            <text:p>0.907404326123128</text:p>
          </table:table-cell>
          <table:table-cell office:value-type="float" office:value="0.697668468353216" calcext:value-type="float">
            <text:p>0.697668468353216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24557091942404" calcext:value-type="float">
            <text:p>-0.024557091942404</text:p>
          </table:table-cell>
          <table:table-cell office:value-type="float" office:value="0.907404326123128" calcext:value-type="float">
            <text:p>0.907404326123128</text:p>
          </table:table-cell>
          <table:table-cell office:value-type="float" office:value="0.0979883192731992" calcext:value-type="float">
            <text:p>0.0979883192731992</text:p>
          </table:table-cell>
          <table:table-cell office:value-type="float" office:value="0.885914874945151" calcext:value-type="float">
            <text:p>0.885914874945151</text:p>
          </table:table-cell>
          <table:table-cell office:value-type="float" office:value="0.895968143354903" calcext:value-type="float">
            <text:p>0.895968143354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1699bf8-5040-4ec2-b6bf-ed6cd5d44ef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833368387857414" calcext:value-type="float">
            <text:p>0.0833368387857414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592829948254159" calcext:value-type="float">
            <text:p>0.00592829948254159</text:p>
          </table:table-cell>
          <table:table-cell office:value-type="float" office:value="57076.2275181888" calcext:value-type="float">
            <text:p>57076.2275181888</text:p>
          </table:table-cell>
          <table:table-cell office:value-type="float" office:value="0.538162670689327" calcext:value-type="float">
            <text:p>0.538162670689327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46868258303749" calcext:value-type="float">
            <text:p>0.746868258303749</text:p>
          </table:table-cell>
          <table:table-cell office:value-type="float" office:value="-0.593665643368868" calcext:value-type="float">
            <text:p>-0.593665643368868</text:p>
          </table:table-cell>
          <table:table-cell office:value-type="float" office:value="1.84788279613818" calcext:value-type="float">
            <text:p>1.84788279613818</text:p>
          </table:table-cell>
          <table:table-cell office:value-type="float" office:value="0.536786855317207" calcext:value-type="float">
            <text:p>0.536786855317207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153811045184847" calcext:value-type="float">
            <text:p>-0.0153811045184847</text:p>
          </table:table-cell>
          <table:table-cell office:value-type="float" office:value="0.556021845357861" calcext:value-type="float">
            <text:p>0.556021845357861</text:p>
          </table:table-cell>
          <table:table-cell office:value-type="float" office:value="0.79947098693999" calcext:value-type="float">
            <text:p>0.79947098693999</text:p>
          </table:table-cell>
          <table:table-cell office:value-type="float" office:value="0.655884447156953" calcext:value-type="float">
            <text:p>0.655884447156953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555952046896717" calcext:value-type="float">
            <text:p>-0.0555952046896717</text:p>
          </table:table-cell>
          <table:table-cell office:value-type="float" office:value="0.79947098693999" calcext:value-type="float">
            <text:p>0.79947098693999</text:p>
          </table:table-cell>
          <table:table-cell office:value-type="float" office:value="0.212902568283734" calcext:value-type="float">
            <text:p>0.212902568283734</text:p>
          </table:table-cell>
          <table:table-cell office:value-type="float" office:value="0.741101694915254" calcext:value-type="float">
            <text:p>0.741101694915254</text:p>
          </table:table-cell>
          <table:table-cell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f397d0e5-3d85-4e15-8fad-dc1a6603c87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76742557869308" calcext:value-type="float">
            <text:p>0.0876742557869308</text:p>
          </table:table-cell>
          <table:table-cell office:value-type="float" office:value="0.0794183728798199" calcext:value-type="float">
            <text:p>0.0794183728798199</text:p>
          </table:table-cell>
          <table:table-cell office:value-type="float" office:value="0.00825588290711088" calcext:value-type="float">
            <text:p>0.00825588290711088</text:p>
          </table:table-cell>
          <table:table-cell office:value-type="float" office:value="50764.9526161188" calcext:value-type="float">
            <text:p>50764.9526161188</text:p>
          </table:table-cell>
          <table:table-cell office:value-type="float" office:value="0.538086108612018" calcext:value-type="float">
            <text:p>0.538086108612018</text:p>
          </table:table-cell>
          <table:table-cell office:value-type="float" office:value="0.564603313890958" calcext:value-type="float">
            <text:p>0.564603313890958</text:p>
          </table:table-cell>
          <table:table-cell office:value-type="float" office:value="0.753884880332715" calcext:value-type="float">
            <text:p>0.753884880332715</text:p>
          </table:table-cell>
          <table:table-cell office:value-type="float" office:value="-0.690702879077038" calcext:value-type="float">
            <text:p>-0.690702879077038</text:p>
          </table:table-cell>
          <table:table-cell office:value-type="float" office:value="3.08358269406456" calcext:value-type="float">
            <text:p>3.08358269406456</text:p>
          </table:table-cell>
          <table:table-cell office:value-type="float" office:value="0.574567181031238" calcext:value-type="float">
            <text:p>0.574567181031238</text:p>
          </table:table-cell>
          <table:table-cell office:value-type="float" office:value="0.582988332706059" calcext:value-type="float">
            <text:p>0.582988332706059</text:p>
          </table:table-cell>
          <table:table-cell office:value-type="float" office:value="-0.00842115167482116" calcext:value-type="float">
            <text:p>-0.00842115167482116</text:p>
          </table:table-cell>
          <table:table-cell office:value-type="float" office:value="0.585394461726758" calcext:value-type="float">
            <text:p>0.585394461726758</text:p>
          </table:table-cell>
          <table:table-cell office:value-type="float" office:value="0.926323434473854" calcext:value-type="float">
            <text:p>0.926323434473854</text:p>
          </table:table-cell>
          <table:table-cell office:value-type="float" office:value="0.717415080778726" calcext:value-type="float">
            <text:p>0.717415080778726</text:p>
          </table:table-cell>
          <table:table-cell office:value-type="float" office:value="0.736566809320019" calcext:value-type="float">
            <text:p>0.736566809320019</text:p>
          </table:table-cell>
          <table:table-cell office:value-type="float" office:value="-0.0191517285412933" calcext:value-type="float">
            <text:p>-0.0191517285412933</text:p>
          </table:table-cell>
          <table:table-cell office:value-type="float" office:value="0.926323434473854" calcext:value-type="float">
            <text:p>0.926323434473854</text:p>
          </table:table-cell>
          <table:table-cell office:value-type="float" office:value="0.0828068592057762" calcext:value-type="float">
            <text:p>0.0828068592057762</text:p>
          </table:table-cell>
          <table:table-cell office:value-type="float" office:value="0.92094861660079" calcext:value-type="float">
            <text:p>0.92094861660079</text:p>
          </table:table-cell>
          <table:table-cell office:value-type="float" office:value="0.924528301886793" calcext:value-type="float">
            <text:p>0.924528301886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fdfdbc3b-db77-44cb-a377-0776a590e13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63275013032543" calcext:value-type="float">
            <text:p>0.0863275013032543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981360263670972" calcext:value-type="float">
            <text:p>0.00981360263670972</text:p>
          </table:table-cell>
          <table:table-cell office:value-type="float" office:value="70560.6858805638" calcext:value-type="float">
            <text:p>70560.6858805638</text:p>
          </table:table-cell>
          <table:table-cell office:value-type="float" office:value="0.537903930677011" calcext:value-type="float">
            <text:p>0.537903930677011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52082317080032" calcext:value-type="float">
            <text:p>0.752082317080032</text:p>
          </table:table-cell>
          <table:table-cell office:value-type="float" office:value="-0.609176303204906" calcext:value-type="float">
            <text:p>-0.609176303204906</text:p>
          </table:table-cell>
          <table:table-cell office:value-type="float" office:value="3.22251672565335" calcext:value-type="float">
            <text:p>3.22251672565335</text:p>
          </table:table-cell>
          <table:table-cell office:value-type="float" office:value="0.566496163682865" calcext:value-type="float">
            <text:p>0.566496163682865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31074168797953" calcext:value-type="float">
            <text:p>-0.0131074168797953</text:p>
          </table:table-cell>
          <table:table-cell office:value-type="float" office:value="0.583398508785651" calcext:value-type="float">
            <text:p>0.583398508785651</text:p>
          </table:table-cell>
          <table:table-cell office:value-type="float" office:value="0.881648412260657" calcext:value-type="float">
            <text:p>0.881648412260657</text:p>
          </table:table-cell>
          <table:table-cell office:value-type="float" office:value="0.702165045497333" calcext:value-type="float">
            <text:p>0.702165045497333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316944971053791" calcext:value-type="float">
            <text:p>-0.0316944971053791</text:p>
          </table:table-cell>
          <table:table-cell office:value-type="float" office:value="0.881648412260657" calcext:value-type="float">
            <text:p>0.881648412260657</text:p>
          </table:table-cell>
          <table:table-cell office:value-type="float" office:value="0.131993481803368" calcext:value-type="float">
            <text:p>0.131993481803368</text:p>
          </table:table-cell>
          <table:table-cell office:value-type="float" office:value="0.845076400679117" calcext:value-type="float">
            <text:p>0.845076400679117</text:p>
          </table:table-cell>
          <table:table-cell office:value-type="float" office:value="0.845266698702547" calcext:value-type="float">
            <text:p>0.845266698702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90d3a1f6-bc15-4ac8-b40a-b64cc61bfb3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851345434429298" calcext:value-type="float">
            <text:p>0.0851345434429298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862064477638524" calcext:value-type="float">
            <text:p>0.00862064477638524</text:p>
          </table:table-cell>
          <table:table-cell office:value-type="float" office:value="64669.4737082597" calcext:value-type="float">
            <text:p>64669.4737082597</text:p>
          </table:table-cell>
          <table:table-cell office:value-type="float" office:value="0.537299108745166" calcext:value-type="float">
            <text:p>0.537299108745166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49167105780042" calcext:value-type="float">
            <text:p>0.749167105780042</text:p>
          </table:table-cell>
          <table:table-cell office:value-type="float" office:value="-0.56895008334946" calcext:value-type="float">
            <text:p>-0.56895008334946</text:p>
          </table:table-cell>
          <table:table-cell office:value-type="float" office:value="3.24301451321094" calcext:value-type="float">
            <text:p>3.24301451321094</text:p>
          </table:table-cell>
          <table:table-cell office:value-type="float" office:value="0.560467665327" calcext:value-type="float">
            <text:p>0.560467665327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91359152356595" calcext:value-type="float">
            <text:p>-0.0191359152356595</text:p>
          </table:table-cell>
          <table:table-cell office:value-type="float" office:value="0.584709716621554" calcext:value-type="float">
            <text:p>0.584709716621554</text:p>
          </table:table-cell>
          <table:table-cell office:value-type="float" office:value="0.834055629973997" calcext:value-type="float">
            <text:p>0.834055629973997</text:p>
          </table:table-cell>
          <table:table-cell office:value-type="float" office:value="0.687471585373774" calcext:value-type="float">
            <text:p>0.687471585373774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46387957228938" calcext:value-type="float">
            <text:p>-0.046387957228938</text:p>
          </table:table-cell>
          <table:table-cell office:value-type="float" office:value="0.834055629973997" calcext:value-type="float">
            <text:p>0.834055629973997</text:p>
          </table:table-cell>
          <table:table-cell office:value-type="float" office:value="0.183269961977186" calcext:value-type="float">
            <text:p>0.183269961977186</text:p>
          </table:table-cell>
          <table:table-cell office:value-type="float" office:value="0.796264855687606" calcext:value-type="float">
            <text:p>0.796264855687606</text:p>
          </table:table-cell>
          <table:table-cell office:value-type="float" office:value="0.802018260451706" calcext:value-type="float">
            <text:p>0.802018260451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e337d1b-7eee-4877-8ba8-a2453a992bf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839376986812885" calcext:value-type="float">
            <text:p>0.0839376986812885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39795093289372" calcext:value-type="float">
            <text:p>0.0039795093289372</text:p>
          </table:table-cell>
          <table:table-cell office:value-type="float" office:value="39498.7773705405" calcext:value-type="float">
            <text:p>39498.7773705405</text:p>
          </table:table-cell>
          <table:table-cell office:value-type="float" office:value="0.537126021467172" calcext:value-type="float">
            <text:p>0.537126021467172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49304660806665" calcext:value-type="float">
            <text:p>0.749304660806665</text:p>
          </table:table-cell>
          <table:table-cell office:value-type="float" office:value="-0.584274632214681" calcext:value-type="float">
            <text:p>-0.584274632214681</text:p>
          </table:table-cell>
          <table:table-cell office:value-type="float" office:value="2.25026909067575" calcext:value-type="float">
            <text:p>2.25026909067575</text:p>
          </table:table-cell>
          <table:table-cell office:value-type="float" office:value="0.54805793285056" calcext:value-type="float">
            <text:p>0.54805793285056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171635474466284" calcext:value-type="float">
            <text:p>-0.0171635474466284</text:p>
          </table:table-cell>
          <table:table-cell office:value-type="float" office:value="0.567748467292874" calcext:value-type="float">
            <text:p>0.567748467292874</text:p>
          </table:table-cell>
          <table:table-cell office:value-type="float" office:value="0.839767054908486" calcext:value-type="float">
            <text:p>0.839767054908486</text:p>
          </table:table-cell>
          <table:table-cell office:value-type="float" office:value="0.677472398402631" calcext:value-type="float">
            <text:p>0.677472398402631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447531618929888" calcext:value-type="float">
            <text:p>-0.0447531618929888</text:p>
          </table:table-cell>
          <table:table-cell office:value-type="float" office:value="0.839767054908486" calcext:value-type="float">
            <text:p>0.839767054908486</text:p>
          </table:table-cell>
          <table:table-cell office:value-type="float" office:value="0.168829764222366" calcext:value-type="float">
            <text:p>0.168829764222366</text:p>
          </table:table-cell>
          <table:table-cell office:value-type="float" office:value="0.795085563843791" calcext:value-type="float">
            <text:p>0.795085563843791</text:p>
          </table:table-cell>
          <table:table-cell office:value-type="float" office:value="0.81781981085117" calcext:value-type="float">
            <text:p>0.81781981085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43bdacb6-78a6-4fbd-b3b1-3e3d514329f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760486876121" calcext:value-type="float">
            <text:p>0.087760486876121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1805849670198" calcext:value-type="float">
            <text:p>0.011805849670198</text:p>
          </table:table-cell>
          <table:table-cell office:value-type="float" office:value="77480.641901399" calcext:value-type="float">
            <text:p>77480.641901399</text:p>
          </table:table-cell>
          <table:table-cell office:value-type="float" office:value="0.537055332149106" calcext:value-type="float">
            <text:p>0.537055332149106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51637070693565" calcext:value-type="float">
            <text:p>0.751637070693565</text:p>
          </table:table-cell>
          <table:table-cell office:value-type="float" office:value="-0.584801650255358" calcext:value-type="float">
            <text:p>-0.584801650255358</text:p>
          </table:table-cell>
          <table:table-cell office:value-type="float" office:value="4.6108587101096" calcext:value-type="float">
            <text:p>4.6108587101096</text:p>
          </table:table-cell>
          <table:table-cell office:value-type="float" office:value="0.583935265612142" calcext:value-type="float">
            <text:p>0.583935265612142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18423699369114" calcext:value-type="float">
            <text:p>-0.018423699369114</text:p>
          </table:table-cell>
          <table:table-cell office:value-type="float" office:value="0.598730435625333" calcext:value-type="float">
            <text:p>0.598730435625333</text:p>
          </table:table-cell>
          <table:table-cell office:value-type="float" office:value="0.937765634486946" calcext:value-type="float">
            <text:p>0.937765634486946</text:p>
          </table:table-cell>
          <table:table-cell office:value-type="float" office:value="0.730843166829326" calcext:value-type="float">
            <text:p>0.730843166829326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209970614160377" calcext:value-type="float">
            <text:p>-0.0209970614160377</text:p>
          </table:table-cell>
          <table:table-cell office:value-type="float" office:value="0.937765634486946" calcext:value-type="float">
            <text:p>0.937765634486946</text:p>
          </table:table-cell>
          <table:table-cell office:value-type="float" office:value="0.0479420556449759" calcext:value-type="float">
            <text:p>0.0479420556449759</text:p>
          </table:table-cell>
          <table:table-cell office:value-type="float" office:value="0.920884729902169" calcext:value-type="float">
            <text:p>0.920884729902169</text:p>
          </table:table-cell>
          <table:table-cell office:value-type="float" office:value="0.933621933621934" calcext:value-type="float">
            <text:p>0.933621933621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af465fa-2c7f-4dc5-8716-da97d8aa157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70159111095172" calcext:value-type="float">
            <text:p>0.0870159111095172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105020124429727" calcext:value-type="float">
            <text:p>0.0105020124429727</text:p>
          </table:table-cell>
          <table:table-cell office:value-type="float" office:value="74197.8411217143" calcext:value-type="float">
            <text:p>74197.8411217143</text:p>
          </table:table-cell>
          <table:table-cell office:value-type="float" office:value="0.53702404268992" calcext:value-type="float">
            <text:p>0.53702404268992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49375330754503" calcext:value-type="float">
            <text:p>0.749375330754503</text:p>
          </table:table-cell>
          <table:table-cell office:value-type="float" office:value="-0.653945292552989" calcext:value-type="float">
            <text:p>-0.653945292552989</text:p>
          </table:table-cell>
          <table:table-cell office:value-type="float" office:value="3.20393723245815" calcext:value-type="float">
            <text:p>3.20393723245815</text:p>
          </table:table-cell>
          <table:table-cell office:value-type="float" office:value="0.569967117281695" calcext:value-type="float">
            <text:p>0.569967117281695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0963646328096457" calcext:value-type="float">
            <text:p>-0.00963646328096457</text:p>
          </table:table-cell>
          <table:table-cell office:value-type="float" office:value="0.580344438447574" calcext:value-type="float">
            <text:p>0.580344438447574</text:p>
          </table:table-cell>
          <table:table-cell office:value-type="float" office:value="0.931999054448034" calcext:value-type="float">
            <text:p>0.931999054448034</text:p>
          </table:table-cell>
          <table:table-cell office:value-type="float" office:value="0.715287856797291" calcext:value-type="float">
            <text:p>0.715287856797291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185716858054212" calcext:value-type="float">
            <text:p>-0.0185716858054212</text:p>
          </table:table-cell>
          <table:table-cell office:value-type="float" office:value="0.931999054448034" calcext:value-type="float">
            <text:p>0.931999054448034</text:p>
          </table:table-cell>
          <table:table-cell office:value-type="float" office:value="0.0708310700706138" calcext:value-type="float">
            <text:p>0.0708310700706138</text:p>
          </table:table-cell>
          <table:table-cell office:value-type="float" office:value="0.884974533106961" calcext:value-type="float">
            <text:p>0.884974533106961</text:p>
          </table:table-cell>
          <table:table-cell office:value-type="float" office:value="0.902450744834214" calcext:value-type="float">
            <text:p>0.902450744834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331a8b00-fb70-4d62-ba2d-7f015a51d8d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47035236535574" calcext:value-type="float">
            <text:p>0.0847035236535574</text:p>
          </table:table-cell>
          <table:table-cell office:value-type="float" office:value="0.0771126765504331" calcext:value-type="float">
            <text:p>0.0771126765504331</text:p>
          </table:table-cell>
          <table:table-cell office:value-type="float" office:value="0.0075908471031243" calcext:value-type="float">
            <text:p>0.0075908471031243</text:p>
          </table:table-cell>
          <table:table-cell office:value-type="float" office:value="63007.6876572132" calcext:value-type="float">
            <text:p>63007.6876572132</text:p>
          </table:table-cell>
          <table:table-cell office:value-type="float" office:value="0.537020842143397" calcext:value-type="float">
            <text:p>0.537020842143397</text:p>
          </table:table-cell>
          <table:table-cell office:value-type="float" office:value="0.551217851679379" calcext:value-type="float">
            <text:p>0.551217851679379</text:p>
          </table:table-cell>
          <table:table-cell office:value-type="float" office:value="0.74589353298845" calcext:value-type="float">
            <text:p>0.74589353298845</text:p>
          </table:table-cell>
          <table:table-cell office:value-type="float" office:value="-0.62214979572165" calcext:value-type="float">
            <text:p>-0.62214979572165</text:p>
          </table:table-cell>
          <table:table-cell office:value-type="float" office:value="1.80082579444692" calcext:value-type="float">
            <text:p>1.80082579444692</text:p>
          </table:table-cell>
          <table:table-cell office:value-type="float" office:value="0.538984753035698" calcext:value-type="float">
            <text:p>0.538984753035698</text:p>
          </table:table-cell>
          <table:table-cell office:value-type="float" office:value="0.552086186432941" calcext:value-type="float">
            <text:p>0.552086186432941</text:p>
          </table:table-cell>
          <table:table-cell office:value-type="float" office:value="-0.0131014333972428" calcext:value-type="float">
            <text:p>-0.0131014333972428</text:p>
          </table:table-cell>
          <table:table-cell office:value-type="float" office:value="0.551009971874201" calcext:value-type="float">
            <text:p>0.551009971874201</text:p>
          </table:table-cell>
          <table:table-cell office:value-type="float" office:value="0.890937655035555" calcext:value-type="float">
            <text:p>0.890937655035555</text:p>
          </table:table-cell>
          <table:table-cell office:value-type="float" office:value="0.680906189769029" calcext:value-type="float">
            <text:p>0.680906189769029</text:p>
          </table:table-cell>
          <table:table-cell office:value-type="float" office:value="0.711411764705882" calcext:value-type="float">
            <text:p>0.711411764705882</text:p>
          </table:table-cell>
          <table:table-cell office:value-type="float" office:value="-0.0305055749368532" calcext:value-type="float">
            <text:p>-0.0305055749368532</text:p>
          </table:table-cell>
          <table:table-cell office:value-type="float" office:value="0.890937655035555" calcext:value-type="float">
            <text:p>0.890937655035555</text:p>
          </table:table-cell>
          <table:table-cell office:value-type="float" office:value="0.105177333876885" calcext:value-type="float">
            <text:p>0.105177333876885</text:p>
          </table:table-cell>
          <table:table-cell office:value-type="float" office:value="0.82874099194574" calcext:value-type="float">
            <text:p>0.82874099194574</text:p>
          </table:table-cell>
          <table:table-cell office:value-type="float" office:value="0.845192307692308" calcext:value-type="float">
            <text:p>0.84519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c1939202-90cb-415f-9c12-1075c2fe2df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60853580399938" calcext:value-type="float">
            <text:p>0.0860853580399938</text:p>
          </table:table-cell>
          <table:table-cell office:value-type="float" office:value="0.0771126765504331" calcext:value-type="float">
            <text:p>0.0771126765504331</text:p>
          </table:table-cell>
          <table:table-cell office:value-type="float" office:value="0.00897268148956076" calcext:value-type="float">
            <text:p>0.00897268148956076</text:p>
          </table:table-cell>
          <table:table-cell office:value-type="float" office:value="69711.4317791549" calcext:value-type="float">
            <text:p>69711.4317791549</text:p>
          </table:table-cell>
          <table:table-cell office:value-type="float" office:value="0.536981634645976" calcext:value-type="float">
            <text:p>0.536981634645976</text:p>
          </table:table-cell>
          <table:table-cell office:value-type="float" office:value="0.551217851679379" calcext:value-type="float">
            <text:p>0.551217851679379</text:p>
          </table:table-cell>
          <table:table-cell office:value-type="float" office:value="0.744664908822079" calcext:value-type="float">
            <text:p>0.744664908822079</text:p>
          </table:table-cell>
          <table:table-cell office:value-type="float" office:value="-0.575053502089475" calcext:value-type="float">
            <text:p>-0.575053502089475</text:p>
          </table:table-cell>
          <table:table-cell office:value-type="float" office:value="1.79348846644363" calcext:value-type="float">
            <text:p>1.79348846644363</text:p>
          </table:table-cell>
          <table:table-cell office:value-type="float" office:value="0.54551264493746" calcext:value-type="float">
            <text:p>0.54551264493746</text:p>
          </table:table-cell>
          <table:table-cell office:value-type="float" office:value="0.552086186432941" calcext:value-type="float">
            <text:p>0.552086186432941</text:p>
          </table:table-cell>
          <table:table-cell office:value-type="float" office:value="-0.00657354149548062" calcext:value-type="float">
            <text:p>-0.00657354149548062</text:p>
          </table:table-cell>
          <table:table-cell office:value-type="float" office:value="0.552541040007864" calcext:value-type="float">
            <text:p>0.552541040007864</text:p>
          </table:table-cell>
          <table:table-cell office:value-type="float" office:value="0.929551843889532" calcext:value-type="float">
            <text:p>0.929551843889532</text:p>
          </table:table-cell>
          <table:table-cell office:value-type="float" office:value="0.693094944512947" calcext:value-type="float">
            <text:p>0.693094944512947</text:p>
          </table:table-cell>
          <table:table-cell office:value-type="float" office:value="0.711411764705882" calcext:value-type="float">
            <text:p>0.711411764705882</text:p>
          </table:table-cell>
          <table:table-cell office:value-type="float" office:value="-0.0183168201929351" calcext:value-type="float">
            <text:p>-0.0183168201929351</text:p>
          </table:table-cell>
          <table:table-cell office:value-type="float" office:value="0.929551843889532" calcext:value-type="float">
            <text:p>0.929551843889532</text:p>
          </table:table-cell>
          <table:table-cell office:value-type="float" office:value="0.0721565430085609" calcext:value-type="float">
            <text:p>0.0721565430085609</text:p>
          </table:table-cell>
          <table:table-cell office:value-type="float" office:value="0.884272997032641" calcext:value-type="float">
            <text:p>0.884272997032641</text:p>
          </table:table-cell>
          <table:table-cell office:value-type="float" office:value="0.892307692307692" calcext:value-type="float">
            <text:p>0.892307692307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1f120457-8a43-4ec8-b4cc-cda77a5ea2f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56188652208847" calcext:value-type="float">
            <text:p>0.0856188652208847</text:p>
          </table:table-cell>
          <table:table-cell office:value-type="float" office:value="0.0798078235401412" calcext:value-type="float">
            <text:p>0.0798078235401412</text:p>
          </table:table-cell>
          <table:table-cell office:value-type="float" office:value="0.00581104168074353" calcext:value-type="float">
            <text:p>0.00581104168074353</text:p>
          </table:table-cell>
          <table:table-cell office:value-type="float" office:value="44354.2175055405" calcext:value-type="float">
            <text:p>44354.2175055405</text:p>
          </table:table-cell>
          <table:table-cell office:value-type="float" office:value="0.536795524030376" calcext:value-type="float">
            <text:p>0.536795524030376</text:p>
          </table:table-cell>
          <table:table-cell office:value-type="float" office:value="0.567022144534342" calcext:value-type="float">
            <text:p>0.567022144534342</text:p>
          </table:table-cell>
          <table:table-cell office:value-type="float" office:value="0.746545091771595" calcext:value-type="float">
            <text:p>0.746545091771595</text:p>
          </table:table-cell>
          <table:table-cell office:value-type="float" office:value="-0.658974276274015" calcext:value-type="float">
            <text:p>-0.658974276274015</text:p>
          </table:table-cell>
          <table:table-cell office:value-type="float" office:value="1.73435036075746" calcext:value-type="float">
            <text:p>1.73435036075746</text:p>
          </table:table-cell>
          <table:table-cell office:value-type="float" office:value="0.544907363867206" calcext:value-type="float">
            <text:p>0.544907363867206</text:p>
          </table:table-cell>
          <table:table-cell office:value-type="float" office:value="0.553841813222985" calcext:value-type="float">
            <text:p>0.553841813222985</text:p>
          </table:table-cell>
          <table:table-cell office:value-type="float" office:value="-0.00893444935577925" calcext:value-type="float">
            <text:p>-0.00893444935577925</text:p>
          </table:table-cell>
          <table:table-cell office:value-type="float" office:value="0.554201940945695" calcext:value-type="float">
            <text:p>0.554201940945695</text:p>
          </table:table-cell>
          <table:table-cell office:value-type="float" office:value="0.91152997113262" calcext:value-type="float">
            <text:p>0.91152997113262</text:p>
          </table:table-cell>
          <table:table-cell office:value-type="float" office:value="0.689309791332263" calcext:value-type="float">
            <text:p>0.689309791332263</text:p>
          </table:table-cell>
          <table:table-cell office:value-type="float" office:value="0.712867691562765" calcext:value-type="float">
            <text:p>0.712867691562765</text:p>
          </table:table-cell>
          <table:table-cell office:value-type="float" office:value="-0.0235579002305015" calcext:value-type="float">
            <text:p>-0.0235579002305015</text:p>
          </table:table-cell>
          <table:table-cell office:value-type="float" office:value="0.91152997113262" calcext:value-type="float">
            <text:p>0.91152997113262</text:p>
          </table:table-cell>
          <table:table-cell office:value-type="float" office:value="0.0897976391231029" calcext:value-type="float">
            <text:p>0.0897976391231029</text:p>
          </table:table-cell>
          <table:table-cell office:value-type="float" office:value="0.872527472527472" calcext:value-type="float">
            <text:p>0.872527472527472</text:p>
          </table:table-cell>
          <table:table-cell office:value-type="float" office:value="0.891098955743411" calcext:value-type="float">
            <text:p>0.891098955743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9663c13-f8cc-4314-a228-ac758d6767f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67283775096197" calcext:value-type="float">
            <text:p>0.0867283775096197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102144788430751" calcext:value-type="float">
            <text:p>0.0102144788430751</text:p>
          </table:table-cell>
          <table:table-cell office:value-type="float" office:value="72656.7322800947" calcext:value-type="float">
            <text:p>72656.7322800947</text:p>
          </table:table-cell>
          <table:table-cell office:value-type="float" office:value="0.536794235787017" calcext:value-type="float">
            <text:p>0.536794235787017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48863328804383" calcext:value-type="float">
            <text:p>0.748863328804383</text:p>
          </table:table-cell>
          <table:table-cell office:value-type="float" office:value="-0.582864043714706" calcext:value-type="float">
            <text:p>-0.582864043714706</text:p>
          </table:table-cell>
          <table:table-cell office:value-type="float" office:value="3.1958672648464" calcext:value-type="float">
            <text:p>3.1958672648464</text:p>
          </table:table-cell>
          <table:table-cell office:value-type="float" office:value="0.569967117281695" calcext:value-type="float">
            <text:p>0.569967117281695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0963646328096457" calcext:value-type="float">
            <text:p>-0.00963646328096457</text:p>
          </table:table-cell>
          <table:table-cell office:value-type="float" office:value="0.581028254737988" calcext:value-type="float">
            <text:p>0.581028254737988</text:p>
          </table:table-cell>
          <table:table-cell office:value-type="float" office:value="0.925222598691986" calcext:value-type="float">
            <text:p>0.925222598691986</text:p>
          </table:table-cell>
          <table:table-cell office:value-type="float" office:value="0.713799392097264" calcext:value-type="float">
            <text:p>0.713799392097264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200601505054475" calcext:value-type="float">
            <text:p>-0.0200601505054475</text:p>
          </table:table-cell>
          <table:table-cell office:value-type="float" office:value="0.925222598691986" calcext:value-type="float">
            <text:p>0.925222598691986</text:p>
          </table:table-cell>
          <table:table-cell office:value-type="float" office:value="0.0801738185768604" calcext:value-type="float">
            <text:p>0.0801738185768604</text:p>
          </table:table-cell>
          <table:table-cell office:value-type="float" office:value="0.884550084889643" calcext:value-type="float">
            <text:p>0.884550084889643</text:p>
          </table:table-cell>
          <table:table-cell office:value-type="float" office:value="0.894281595386833" calcext:value-type="float">
            <text:p>0.894281595386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5e220f96-2fcf-44f7-9ab9-cea930a7f72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73387025138455" calcext:value-type="float">
            <text:p>0.0873387025138455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13840653079225" calcext:value-type="float">
            <text:p>0.0113840653079225</text:p>
          </table:table-cell>
          <table:table-cell office:value-type="float" office:value="75136.8313946096" calcext:value-type="float">
            <text:p>75136.8313946096</text:p>
          </table:table-cell>
          <table:table-cell office:value-type="float" office:value="0.536547722176268" calcext:value-type="float">
            <text:p>0.536547722176268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50886951914127" calcext:value-type="float">
            <text:p>0.750886951914127</text:p>
          </table:table-cell>
          <table:table-cell office:value-type="float" office:value="-0.580341044817019" calcext:value-type="float">
            <text:p>-0.580341044817019</text:p>
          </table:table-cell>
          <table:table-cell office:value-type="float" office:value="4.61498259357331" calcext:value-type="float">
            <text:p>4.61498259357331</text:p>
          </table:table-cell>
          <table:table-cell office:value-type="float" office:value="0.584803876748651" calcext:value-type="float">
            <text:p>0.584803876748651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175550882326049" calcext:value-type="float">
            <text:p>-0.0175550882326049</text:p>
          </table:table-cell>
          <table:table-cell office:value-type="float" office:value="0.599727175289876" calcext:value-type="float">
            <text:p>0.599727175289876</text:p>
          </table:table-cell>
          <table:table-cell office:value-type="float" office:value="0.934274438372799" calcext:value-type="float">
            <text:p>0.934274438372799</text:p>
          </table:table-cell>
          <table:table-cell office:value-type="float" office:value="0.73052044389057" calcext:value-type="float">
            <text:p>0.73052044389057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213197843547933" calcext:value-type="float">
            <text:p>-0.0213197843547933</text:p>
          </table:table-cell>
          <table:table-cell office:value-type="float" office:value="0.934274438372799" calcext:value-type="float">
            <text:p>0.934274438372799</text:p>
          </table:table-cell>
          <table:table-cell office:value-type="float" office:value="0.0554150379397563" calcext:value-type="float">
            <text:p>0.0554150379397563</text:p>
          </table:table-cell>
          <table:table-cell office:value-type="float" office:value="0.909825606125053" calcext:value-type="float">
            <text:p>0.909825606125053</text:p>
          </table:table-cell>
          <table:table-cell office:value-type="float" office:value="0.924001924001924" calcext:value-type="float">
            <text:p>0.924001924001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a501940-faff-48a1-9fea-cc96c596de2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44768674069667" calcext:value-type="float">
            <text:p>0.0844768674069667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719974270720147" calcext:value-type="float">
            <text:p>0.00719974270720147</text:p>
          </table:table-cell>
          <table:table-cell office:value-type="float" office:value="61930.5775104442" calcext:value-type="float">
            <text:p>61930.5775104442</text:p>
          </table:table-cell>
          <table:table-cell office:value-type="float" office:value="0.536155240079588" calcext:value-type="float">
            <text:p>0.536155240079588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44453853630832" calcext:value-type="float">
            <text:p>0.744453853630832</text:p>
          </table:table-cell>
          <table:table-cell office:value-type="float" office:value="-0.595832246924419" calcext:value-type="float">
            <text:p>-0.595832246924419</text:p>
          </table:table-cell>
          <table:table-cell office:value-type="float" office:value="2.32289503223522" calcext:value-type="float">
            <text:p>2.32289503223522</text:p>
          </table:table-cell>
          <table:table-cell office:value-type="float" office:value="0.54418880671962" calcext:value-type="float">
            <text:p>0.54418880671962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86706838309139" calcext:value-type="float">
            <text:p>-0.0186706838309139</text:p>
          </table:table-cell>
          <table:table-cell office:value-type="float" office:value="0.563505389156692" calcext:value-type="float">
            <text:p>0.563505389156692</text:p>
          </table:table-cell>
          <table:table-cell office:value-type="float" office:value="0.843795620437956" calcext:value-type="float">
            <text:p>0.843795620437956</text:p>
          </table:table-cell>
          <table:table-cell office:value-type="float" office:value="0.67573799240087" calcext:value-type="float">
            <text:p>0.67573799240087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445564345181624" calcext:value-type="float">
            <text:p>-0.0445564345181624</text:p>
          </table:table-cell>
          <table:table-cell office:value-type="float" office:value="0.843795620437956" calcext:value-type="float">
            <text:p>0.843795620437956</text:p>
          </table:table-cell>
          <table:table-cell office:value-type="float" office:value="0.158416875522139" calcext:value-type="float">
            <text:p>0.158416875522139</text:p>
          </table:table-cell>
          <table:table-cell office:value-type="float" office:value="0.786350148367952" calcext:value-type="float">
            <text:p>0.786350148367952</text:p>
          </table:table-cell>
          <table:table-cell office:value-type="float" office:value="0.795192307692308" calcext:value-type="float">
            <text:p>0.79519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e876d086-0347-4ab5-a69e-9c208b86652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63948932669303" calcext:value-type="float">
            <text:p>0.0863948932669303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898635396373049" calcext:value-type="float">
            <text:p>0.00898635396373049</text:p>
          </table:table-cell>
          <table:table-cell office:value-type="float" office:value="71400.8799490132" calcext:value-type="float">
            <text:p>71400.8799490132</text:p>
          </table:table-cell>
          <table:table-cell office:value-type="float" office:value="0.535971978587038" calcext:value-type="float">
            <text:p>0.535971978587038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45808570636086" calcext:value-type="float">
            <text:p>0.745808570636086</text:p>
          </table:table-cell>
          <table:table-cell office:value-type="float" office:value="-0.609512345678971" calcext:value-type="float">
            <text:p>-0.609512345678971</text:p>
          </table:table-cell>
          <table:table-cell office:value-type="float" office:value="1.8015642735107" calcext:value-type="float">
            <text:p>1.8015642735107</text:p>
          </table:table-cell>
          <table:table-cell office:value-type="float" office:value="0.542994066636239" calcext:value-type="float">
            <text:p>0.542994066636239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0917389319945228" calcext:value-type="float">
            <text:p>-0.00917389319945228</text:p>
          </table:table-cell>
          <table:table-cell office:value-type="float" office:value="0.552814225644663" calcext:value-type="float">
            <text:p>0.552814225644663</text:p>
          </table:table-cell>
          <table:table-cell office:value-type="float" office:value="0.901967267316912" calcext:value-type="float">
            <text:p>0.901967267316912</text:p>
          </table:table-cell>
          <table:table-cell office:value-type="float" office:value="0.685491723466407" calcext:value-type="float">
            <text:p>0.685491723466407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259879283802172" calcext:value-type="float">
            <text:p>-0.0259879283802172</text:p>
          </table:table-cell>
          <table:table-cell office:value-type="float" office:value="0.901967267316912" calcext:value-type="float">
            <text:p>0.901967267316912</text:p>
          </table:table-cell>
          <table:table-cell office:value-type="float" office:value="0.100387280880554" calcext:value-type="float">
            <text:p>0.100387280880554</text:p>
          </table:table-cell>
          <table:table-cell office:value-type="float" office:value="0.86906779661017" calcext:value-type="float">
            <text:p>0.86906779661017</text:p>
          </table:table-cell>
          <table:table-cell office:value-type="float" office:value="0.865384615384615" calcext:value-type="float">
            <text:p>0.865384615384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bf12e67-1bbb-4784-b2c1-345736eafbc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46039786161234" calcext:value-type="float">
            <text:p>0.0846039786161234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104553617571954" calcext:value-type="float">
            <text:p>0.0104553617571954</text:p>
          </table:table-cell>
          <table:table-cell office:value-type="float" office:value="94479.4925440783" calcext:value-type="float">
            <text:p>94479.4925440783</text:p>
          </table:table-cell>
          <table:table-cell office:value-type="float" office:value="0.535948929895713" calcext:value-type="float">
            <text:p>0.535948929895713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46521160176211" calcext:value-type="float">
            <text:p>0.746521160176211</text:p>
          </table:table-cell>
          <table:table-cell office:value-type="float" office:value="-0.595731789219821" calcext:value-type="float">
            <text:p>-0.595731789219821</text:p>
          </table:table-cell>
          <table:table-cell office:value-type="float" office:value="2.32934208355746" calcext:value-type="float">
            <text:p>2.32934208355746</text:p>
          </table:table-cell>
          <table:table-cell office:value-type="float" office:value="0.549277033620154" calcext:value-type="float">
            <text:p>0.549277033620154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13705313581123" calcext:value-type="float">
            <text:p>-0.013705313581123</text:p>
          </table:table-cell>
          <table:table-cell office:value-type="float" office:value="0.565914891400594" calcext:value-type="float">
            <text:p>0.565914891400594</text:p>
          </table:table-cell>
          <table:table-cell office:value-type="float" office:value="0.855983613015048" calcext:value-type="float">
            <text:p>0.855983613015048</text:p>
          </table:table-cell>
          <table:table-cell office:value-type="float" office:value="0.681362097077637" calcext:value-type="float">
            <text:p>0.681362097077637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390329198070646" calcext:value-type="float">
            <text:p>-0.0390329198070646</text:p>
          </table:table-cell>
          <table:table-cell office:value-type="float" office:value="0.855983613015048" calcext:value-type="float">
            <text:p>0.855983613015048</text:p>
          </table:table-cell>
          <table:table-cell office:value-type="float" office:value="0.154166243783619" calcext:value-type="float">
            <text:p>0.154166243783619</text:p>
          </table:table-cell>
          <table:table-cell office:value-type="float" office:value="0.822647793505412" calcext:value-type="float">
            <text:p>0.822647793505412</text:p>
          </table:table-cell>
          <table:table-cell office:value-type="float" office:value="0.829003306565895" calcext:value-type="float">
            <text:p>0.829003306565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6f534b4-e76d-4516-8bf0-234c93b2eaf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841661650425691" calcext:value-type="float">
            <text:p>0.0841661650425691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404201799664694" calcext:value-type="float">
            <text:p>0.00404201799664694</text:p>
          </table:table-cell>
          <table:table-cell office:value-type="float" office:value="40200.436852864" calcext:value-type="float">
            <text:p>40200.436852864</text:p>
          </table:table-cell>
          <table:table-cell office:value-type="float" office:value="0.535576152217712" calcext:value-type="float">
            <text:p>0.535576152217712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43562994157181" calcext:value-type="float">
            <text:p>0.743562994157181</text:p>
          </table:table-cell>
          <table:table-cell office:value-type="float" office:value="-0.627149424869721" calcext:value-type="float">
            <text:p>-0.627149424869721</text:p>
          </table:table-cell>
          <table:table-cell office:value-type="float" office:value="1.75988285398533" calcext:value-type="float">
            <text:p>1.75988285398533</text:p>
          </table:table-cell>
          <table:table-cell office:value-type="float" office:value="0.538975082275505" calcext:value-type="float">
            <text:p>0.538975082275505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149506346967561" calcext:value-type="float">
            <text:p>-0.0149506346967561</text:p>
          </table:table-cell>
          <table:table-cell office:value-type="float" office:value="0.554232078164453" calcext:value-type="float">
            <text:p>0.554232078164453</text:p>
          </table:table-cell>
          <table:table-cell office:value-type="float" office:value="0.856985231709387" calcext:value-type="float">
            <text:p>0.856985231709387</text:p>
          </table:table-cell>
          <table:table-cell office:value-type="float" office:value="0.673133333333333" calcext:value-type="float">
            <text:p>0.673133333333333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39803856549276" calcext:value-type="float">
            <text:p>-0.039803856549276</text:p>
          </table:table-cell>
          <table:table-cell office:value-type="float" office:value="0.856985231709387" calcext:value-type="float">
            <text:p>0.856985231709387</text:p>
          </table:table-cell>
          <table:table-cell office:value-type="float" office:value="0.144076728499157" calcext:value-type="float">
            <text:p>0.144076728499157</text:p>
          </table:table-cell>
          <table:table-cell office:value-type="float" office:value="0.815026362038664" calcext:value-type="float">
            <text:p>0.815026362038664</text:p>
          </table:table-cell>
          <table:table-cell office:value-type="float" office:value="0.828443560417703" calcext:value-type="float">
            <text:p>0.828443560417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0c50a16-67a1-473a-bfa3-9851f3431f3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51662394119925" calcext:value-type="float">
            <text:p>0.0851662394119925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52080500596412" calcext:value-type="float">
            <text:p>0.0052080500596412</text:p>
          </table:table-cell>
          <table:table-cell office:value-type="float" office:value="42971.4765360535" calcext:value-type="float">
            <text:p>42971.4765360535</text:p>
          </table:table-cell>
          <table:table-cell office:value-type="float" office:value="0.534166496516182" calcext:value-type="float">
            <text:p>0.534166496516182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44953560347209" calcext:value-type="float">
            <text:p>0.744953560347209</text:p>
          </table:table-cell>
          <table:table-cell office:value-type="float" office:value="-0.628649850399638" calcext:value-type="float">
            <text:p>-0.628649850399638</text:p>
          </table:table-cell>
          <table:table-cell office:value-type="float" office:value="2.22487839970332" calcext:value-type="float">
            <text:p>2.22487839970332</text:p>
          </table:table-cell>
          <table:table-cell office:value-type="float" office:value="0.551725759428195" calcext:value-type="float">
            <text:p>0.551725759428195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134957208689928" calcext:value-type="float">
            <text:p>-0.0134957208689928</text:p>
          </table:table-cell>
          <table:table-cell office:value-type="float" office:value="0.566048759759919" calcext:value-type="float">
            <text:p>0.566048759759919</text:p>
          </table:table-cell>
          <table:table-cell office:value-type="float" office:value="0.886605657237937" calcext:value-type="float">
            <text:p>0.886605657237937</text:p>
          </table:table-cell>
          <table:table-cell office:value-type="float" office:value="0.690958602133109" calcext:value-type="float">
            <text:p>0.690958602133109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312669581625112" calcext:value-type="float">
            <text:p>-0.0312669581625112</text:p>
          </table:table-cell>
          <table:table-cell office:value-type="float" office:value="0.886605657237937" calcext:value-type="float">
            <text:p>0.886605657237937</text:p>
          </table:table-cell>
          <table:table-cell office:value-type="float" office:value="0.116374648496647" calcext:value-type="float">
            <text:p>0.116374648496647</text:p>
          </table:table-cell>
          <table:table-cell office:value-type="float" office:value="0.856954804738921" calcext:value-type="float">
            <text:p>0.856954804738921</text:p>
          </table:table-cell>
          <table:table-cell office:value-type="float" office:value="0.867595818815331" calcext:value-type="float">
            <text:p>0.867595818815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ebcb8b8-e1f2-4589-83a9-95232d63ca0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821200308756049" calcext:value-type="float">
            <text:p>0.0821200308756049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484290617583971" calcext:value-type="float">
            <text:p>0.00484290617583971</text:p>
          </table:table-cell>
          <table:table-cell office:value-type="float" office:value="52102.1581704079" calcext:value-type="float">
            <text:p>52102.1581704079</text:p>
          </table:table-cell>
          <table:table-cell office:value-type="float" office:value="0.533893292562828" calcext:value-type="float">
            <text:p>0.533893292562828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42691214097257" calcext:value-type="float">
            <text:p>0.742691214097257</text:p>
          </table:table-cell>
          <table:table-cell office:value-type="float" office:value="-0.611966504864447" calcext:value-type="float">
            <text:p>-0.611966504864447</text:p>
          </table:table-cell>
          <table:table-cell office:value-type="float" office:value="2.34881737976754" calcext:value-type="float">
            <text:p>2.34881737976754</text:p>
          </table:table-cell>
          <table:table-cell office:value-type="float" office:value="0.536063179037707" calcext:value-type="float">
            <text:p>0.536063179037707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267963115128275" calcext:value-type="float">
            <text:p>-0.0267963115128275</text:p>
          </table:table-cell>
          <table:table-cell office:value-type="float" office:value="0.562038362439164" calcext:value-type="float">
            <text:p>0.562038362439164</text:p>
          </table:table-cell>
          <table:table-cell office:value-type="float" office:value="0.796107055961071" calcext:value-type="float">
            <text:p>0.796107055961071</text:p>
          </table:table-cell>
          <table:table-cell office:value-type="float" office:value="0.658902500419533" calcext:value-type="float">
            <text:p>0.658902500419533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613919264994992" calcext:value-type="float">
            <text:p>-0.0613919264994992</text:p>
          </table:table-cell>
          <table:table-cell office:value-type="float" office:value="0.796107055961071" calcext:value-type="float">
            <text:p>0.796107055961071</text:p>
          </table:table-cell>
          <table:table-cell office:value-type="float" office:value="0.201232247284879" calcext:value-type="float">
            <text:p>0.201232247284879</text:p>
          </table:table-cell>
          <table:table-cell office:value-type="float" office:value="0.736752861381942" calcext:value-type="float">
            <text:p>0.736752861381942</text:p>
          </table:table-cell>
          <table:table-cell office:value-type="float" office:value="0.761538461538462" calcext:value-type="float">
            <text:p>0.76153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2911dc3-1f2d-49ef-97fc-1e2a70b4522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47425472371175" calcext:value-type="float">
            <text:p>0.0847425472371175</text:p>
          </table:table-cell>
          <table:table-cell office:value-type="float" office:value="0.0799581893523513" calcext:value-type="float">
            <text:p>0.0799581893523513</text:p>
          </table:table-cell>
          <table:table-cell office:value-type="float" office:value="0.00478435788476617" calcext:value-type="float">
            <text:p>0.00478435788476617</text:p>
          </table:table-cell>
          <table:table-cell office:value-type="float" office:value="41741.1646622673" calcext:value-type="float">
            <text:p>41741.1646622673</text:p>
          </table:table-cell>
          <table:table-cell office:value-type="float" office:value="0.533662371773307" calcext:value-type="float">
            <text:p>0.533662371773307</text:p>
          </table:table-cell>
          <table:table-cell office:value-type="float" office:value="0.56785632599476" calcext:value-type="float">
            <text:p>0.56785632599476</text:p>
          </table:table-cell>
          <table:table-cell office:value-type="float" office:value="0.745078294139053" calcext:value-type="float">
            <text:p>0.745078294139053</text:p>
          </table:table-cell>
          <table:table-cell office:value-type="float" office:value="-0.613281590258224" calcext:value-type="float">
            <text:p>-0.613281590258224</text:p>
          </table:table-cell>
          <table:table-cell office:value-type="float" office:value="2.21834949034633" calcext:value-type="float">
            <text:p>2.21834949034633</text:p>
          </table:table-cell>
          <table:table-cell office:value-type="float" office:value="0.549609705633405" calcext:value-type="float">
            <text:p>0.549609705633405</text:p>
          </table:table-cell>
          <table:table-cell office:value-type="float" office:value="0.565221480297188" calcext:value-type="float">
            <text:p>0.565221480297188</text:p>
          </table:table-cell>
          <table:table-cell office:value-type="float" office:value="-0.0156117746637826" calcext:value-type="float">
            <text:p>-0.0156117746637826</text:p>
          </table:table-cell>
          <table:table-cell office:value-type="float" office:value="0.563953488372093" calcext:value-type="float">
            <text:p>0.563953488372093</text:p>
          </table:table-cell>
          <table:table-cell office:value-type="float" office:value="0.895757071547421" calcext:value-type="float">
            <text:p>0.895757071547421</text:p>
          </table:table-cell>
          <table:table-cell office:value-type="float" office:value="0.692144510156853" calcext:value-type="float">
            <text:p>0.692144510156853</text:p>
          </table:table-cell>
          <table:table-cell office:value-type="float" office:value="0.72222556029562" calcext:value-type="float">
            <text:p>0.72222556029562</text:p>
          </table:table-cell>
          <table:table-cell office:value-type="float" office:value="-0.0300810501387672" calcext:value-type="float">
            <text:p>-0.0300810501387672</text:p>
          </table:table-cell>
          <table:table-cell office:value-type="float" office:value="0.895757071547421" calcext:value-type="float">
            <text:p>0.895757071547421</text:p>
          </table:table-cell>
          <table:table-cell office:value-type="float" office:value="0.099610642439974" calcext:value-type="float">
            <text:p>0.099610642439974</text:p>
          </table:table-cell>
          <table:table-cell office:value-type="float" office:value="0.860026327336551" calcext:value-type="float">
            <text:p>0.860026327336551</text:p>
          </table:table-cell>
          <table:table-cell office:value-type="float" office:value="0.883524141363863" calcext:value-type="float">
            <text:p>0.883524141363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24c5bd9-fc19-4b4b-b1a5-139c40994f4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5735590788131" calcext:value-type="float">
            <text:p>0.085735590788131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845846608836576" calcext:value-type="float">
            <text:p>0.00845846608836576</text:p>
          </table:table-cell>
          <table:table-cell office:value-type="float" office:value="67906.5145325721" calcext:value-type="float">
            <text:p>67906.5145325721</text:p>
          </table:table-cell>
          <table:table-cell office:value-type="float" office:value="0.533521475668544" calcext:value-type="float">
            <text:p>0.533521475668544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41670446817766" calcext:value-type="float">
            <text:p>0.741670446817766</text:p>
          </table:table-cell>
          <table:table-cell office:value-type="float" office:value="-0.607314653408658" calcext:value-type="float">
            <text:p>-0.607314653408658</text:p>
          </table:table-cell>
          <table:table-cell office:value-type="float" office:value="2.30050054912098" calcext:value-type="float">
            <text:p>2.30050054912098</text:p>
          </table:table-cell>
          <table:table-cell office:value-type="float" office:value="0.553227426275906" calcext:value-type="float">
            <text:p>0.553227426275906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0963206427462793" calcext:value-type="float">
            <text:p>-0.00963206427462793</text:p>
          </table:table-cell>
          <table:table-cell office:value-type="float" office:value="0.562221678492782" calcext:value-type="float">
            <text:p>0.562221678492782</text:p>
          </table:table-cell>
          <table:table-cell office:value-type="float" office:value="0.931792376317924" calcext:value-type="float">
            <text:p>0.931792376317924</text:p>
          </table:table-cell>
          <table:table-cell office:value-type="float" office:value="0.701297115824813" calcext:value-type="float">
            <text:p>0.701297115824813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189973110942195" calcext:value-type="float">
            <text:p>-0.0189973110942195</text:p>
          </table:table-cell>
          <table:table-cell office:value-type="float" office:value="0.931792376317924" calcext:value-type="float">
            <text:p>0.931792376317924</text:p>
          </table:table-cell>
          <table:table-cell office:value-type="float" office:value="0.0657894736842105" calcext:value-type="float">
            <text:p>0.0657894736842105</text:p>
          </table:table-cell>
          <table:table-cell office:value-type="float" office:value="0.890207715133531" calcext:value-type="float">
            <text:p>0.890207715133531</text:p>
          </table:table-cell>
          <table:table-cell office:value-type="float" office:value="0.902403846153846" calcext:value-type="float">
            <text:p>0.902403846153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26e07e8-76da-4dbf-9a87-e3352a58dc1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52551681489673" calcext:value-type="float">
            <text:p>0.0852551681489673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784662884576748" calcext:value-type="float">
            <text:p>0.00784662884576748</text:p>
          </table:table-cell>
          <table:table-cell office:value-type="float" office:value="65689.4278646969" calcext:value-type="float">
            <text:p>65689.4278646969</text:p>
          </table:table-cell>
          <table:table-cell office:value-type="float" office:value="0.532839730923069" calcext:value-type="float">
            <text:p>0.532839730923069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41903247461765" calcext:value-type="float">
            <text:p>0.741903247461765</text:p>
          </table:table-cell>
          <table:table-cell office:value-type="float" office:value="-0.64470854416822" calcext:value-type="float">
            <text:p>-0.64470854416822</text:p>
          </table:table-cell>
          <table:table-cell office:value-type="float" office:value="1.812894106618" calcext:value-type="float">
            <text:p>1.812894106618</text:p>
          </table:table-cell>
          <table:table-cell office:value-type="float" office:value="0.537836604290278" calcext:value-type="float">
            <text:p>0.537836604290278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14331355545413" calcext:value-type="float">
            <text:p>-0.014331355545413</text:p>
          </table:table-cell>
          <table:table-cell office:value-type="float" office:value="0.552202456586192" calcext:value-type="float">
            <text:p>0.552202456586192</text:p>
          </table:table-cell>
          <table:table-cell office:value-type="float" office:value="0.862125971234915" calcext:value-type="float">
            <text:p>0.862125971234915</text:p>
          </table:table-cell>
          <table:table-cell office:value-type="float" office:value="0.673207254889305" calcext:value-type="float">
            <text:p>0.673207254889305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382723969573195" calcext:value-type="float">
            <text:p>-0.0382723969573195</text:p>
          </table:table-cell>
          <table:table-cell office:value-type="float" office:value="0.862125971234915" calcext:value-type="float">
            <text:p>0.862125971234915</text:p>
          </table:table-cell>
          <table:table-cell office:value-type="float" office:value="0.137994292702813" calcext:value-type="float">
            <text:p>0.137994292702813</text:p>
          </table:table-cell>
          <table:table-cell office:value-type="float" office:value="0.833474576271187" calcext:value-type="float">
            <text:p>0.833474576271187</text:p>
          </table:table-cell>
          <table:table-cell office:value-type="float" office:value="0.833173076923077" calcext:value-type="float">
            <text:p>0.833173076923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f9b0ba68-dd21-47a1-b25a-b0a91201758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65124903757777" calcext:value-type="float">
            <text:p>0.0865124903757777</text:p>
          </table:table-cell>
          <table:table-cell office:value-type="float" office:value="0.075954637205923" calcext:value-type="float">
            <text:p>0.075954637205923</text:p>
          </table:table-cell>
          <table:table-cell office:value-type="float" office:value="0.0105578531698547" calcext:value-type="float">
            <text:p>0.0105578531698547</text:p>
          </table:table-cell>
          <table:table-cell office:value-type="float" office:value="70746.4366245449" calcext:value-type="float">
            <text:p>70746.4366245449</text:p>
          </table:table-cell>
          <table:table-cell office:value-type="float" office:value="0.532386591674031" calcext:value-type="float">
            <text:p>0.532386591674031</text:p>
          </table:table-cell>
          <table:table-cell office:value-type="float" office:value="0.544173804719304" calcext:value-type="float">
            <text:p>0.544173804719304</text:p>
          </table:table-cell>
          <table:table-cell office:value-type="float" office:value="0.744185993516106" calcext:value-type="float">
            <text:p>0.744185993516106</text:p>
          </table:table-cell>
          <table:table-cell office:value-type="float" office:value="-0.602770880633004" calcext:value-type="float">
            <text:p>-0.602770880633004</text:p>
          </table:table-cell>
          <table:table-cell office:value-type="float" office:value="4.62438691900102" calcext:value-type="float">
            <text:p>4.62438691900102</text:p>
          </table:table-cell>
          <table:table-cell office:value-type="float" office:value="0.585169607753497" calcext:value-type="float">
            <text:p>0.585169607753497</text:p>
          </table:table-cell>
          <table:table-cell office:value-type="float" office:value="0.602358964981256" calcext:value-type="float">
            <text:p>0.602358964981256</text:p>
          </table:table-cell>
          <table:table-cell office:value-type="float" office:value="-0.0171893572277589" calcext:value-type="float">
            <text:p>-0.0171893572277589</text:p>
          </table:table-cell>
          <table:table-cell office:value-type="float" office:value="0.601827028100487" calcext:value-type="float">
            <text:p>0.601827028100487</text:p>
          </table:table-cell>
          <table:table-cell office:value-type="float" office:value="0.920006071645416" calcext:value-type="float">
            <text:p>0.920006071645416</text:p>
          </table:table-cell>
          <table:table-cell office:value-type="float" office:value="0.727654721171739" calcext:value-type="float">
            <text:p>0.727654721171739</text:p>
          </table:table-cell>
          <table:table-cell office:value-type="float" office:value="0.751840228245364" calcext:value-type="float">
            <text:p>0.751840228245364</text:p>
          </table:table-cell>
          <table:table-cell office:value-type="float" office:value="-0.0241855070736248" calcext:value-type="float">
            <text:p>-0.0241855070736248</text:p>
          </table:table-cell>
          <table:table-cell office:value-type="float" office:value="0.920006071645416" calcext:value-type="float">
            <text:p>0.920006071645416</text:p>
          </table:table-cell>
          <table:table-cell office:value-type="float" office:value="0.0779489537824787" calcext:value-type="float">
            <text:p>0.0779489537824787</text:p>
          </table:table-cell>
          <table:table-cell office:value-type="float" office:value="0.894512973202892" calcext:value-type="float">
            <text:p>0.894512973202892</text:p>
          </table:table-cell>
          <table:table-cell office:value-type="float" office:value="0.900913900913901" calcext:value-type="float">
            <text:p>0.900913900913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a4654e35-04fc-41b2-9ceb-785b4c48dbd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122644035227" calcext:value-type="float">
            <text:p>0.084122644035227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399849698930477" calcext:value-type="float">
            <text:p>0.00399849698930477</text:p>
          </table:table-cell>
          <table:table-cell office:value-type="float" office:value="40080.5205503828" calcext:value-type="float">
            <text:p>40080.5205503828</text:p>
          </table:table-cell>
          <table:table-cell office:value-type="float" office:value="0.532003180310262" calcext:value-type="float">
            <text:p>0.532003180310262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38621342463326" calcext:value-type="float">
            <text:p>0.738621342463326</text:p>
          </table:table-cell>
          <table:table-cell office:value-type="float" office:value="-0.627561257878699" calcext:value-type="float">
            <text:p>-0.627561257878699</text:p>
          </table:table-cell>
          <table:table-cell office:value-type="float" office:value="1.74295346684501" calcext:value-type="float">
            <text:p>1.74295346684501</text:p>
          </table:table-cell>
          <table:table-cell office:value-type="float" office:value="0.542689233662435" calcext:value-type="float">
            <text:p>0.542689233662435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112364833098261" calcext:value-type="float">
            <text:p>-0.0112364833098261</text:p>
          </table:table-cell>
          <table:table-cell office:value-type="float" office:value="0.554396738842713" calcext:value-type="float">
            <text:p>0.554396738842713</text:p>
          </table:table-cell>
          <table:table-cell office:value-type="float" office:value="0.888813444236972" calcext:value-type="float">
            <text:p>0.888813444236972</text:p>
          </table:table-cell>
          <table:table-cell office:value-type="float" office:value="0.682860030647843" calcext:value-type="float">
            <text:p>0.682860030647843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300771592347661" calcext:value-type="float">
            <text:p>-0.0300771592347661</text:p>
          </table:table-cell>
          <table:table-cell office:value-type="float" office:value="0.888813444236972" calcext:value-type="float">
            <text:p>0.888813444236972</text:p>
          </table:table-cell>
          <table:table-cell office:value-type="float" office:value="0.112879426644182" calcext:value-type="float">
            <text:p>0.112879426644182</text:p>
          </table:table-cell>
          <table:table-cell office:value-type="float" office:value="0.853690685413005" calcext:value-type="float">
            <text:p>0.853690685413005</text:p>
          </table:table-cell>
          <table:table-cell office:value-type="float" office:value="0.8652411735455" calcext:value-type="float">
            <text:p>0.865241173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4fea264-6c05-4e98-9665-57d8ac6b26e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51402163579298" calcext:value-type="float">
            <text:p>0.0851402163579298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786309165816457" calcext:value-type="float">
            <text:p>0.00786309165816457</text:p>
          </table:table-cell>
          <table:table-cell office:value-type="float" office:value="65012.2206618154" calcext:value-type="float">
            <text:p>65012.2206618154</text:p>
          </table:table-cell>
          <table:table-cell office:value-type="float" office:value="0.531930811575198" calcext:value-type="float">
            <text:p>0.531930811575198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39548312828656" calcext:value-type="float">
            <text:p>0.739548312828656</text:p>
          </table:table-cell>
          <table:table-cell office:value-type="float" office:value="-0.648964752368241" calcext:value-type="float">
            <text:p>-0.648964752368241</text:p>
          </table:table-cell>
          <table:table-cell office:value-type="float" office:value="2.3162212560909" calcext:value-type="float">
            <text:p>2.3162212560909</text:p>
          </table:table-cell>
          <table:table-cell office:value-type="float" office:value="0.546927782342737" calcext:value-type="float">
            <text:p>0.546927782342737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59317082077969" calcext:value-type="float">
            <text:p>-0.0159317082077969</text:p>
          </table:table-cell>
          <table:table-cell office:value-type="float" office:value="0.562810133194046" calcext:value-type="float">
            <text:p>0.562810133194046</text:p>
          </table:table-cell>
          <table:table-cell office:value-type="float" office:value="0.873884833738848" calcext:value-type="float">
            <text:p>0.873884833738848</text:p>
          </table:table-cell>
          <table:table-cell office:value-type="float" office:value="0.684670373312152" calcext:value-type="float">
            <text:p>0.684670373312152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356240536068803" calcext:value-type="float">
            <text:p>-0.0356240536068803</text:p>
          </table:table-cell>
          <table:table-cell office:value-type="float" office:value="0.873884833738848" calcext:value-type="float">
            <text:p>0.873884833738848</text:p>
          </table:table-cell>
          <table:table-cell office:value-type="float" office:value="0.12593984962406" calcext:value-type="float">
            <text:p>0.12593984962406</text:p>
          </table:table-cell>
          <table:table-cell office:value-type="float" office:value="0.837643069097075" calcext:value-type="float">
            <text:p>0.837643069097075</text:p>
          </table:table-cell>
          <table:table-cell office:value-type="float" office:value="0.842307692307692" calcext:value-type="float">
            <text:p>0.842307692307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0b9dd6a4-7fae-4a8f-a9c1-5f7cd72131c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39641767265185" calcext:value-type="float">
            <text:p>0.0839641767265185</text:p>
          </table:table-cell>
          <table:table-cell office:value-type="float" office:value="0.0737744638292239" calcext:value-type="float">
            <text:p>0.0737744638292239</text:p>
          </table:table-cell>
          <table:table-cell office:value-type="float" office:value="0.0101897128972945" calcext:value-type="float">
            <text:p>0.0101897128972945</text:p>
          </table:table-cell>
          <table:table-cell office:value-type="float" office:value="124850.229139404" calcext:value-type="float">
            <text:p>124850.229139404</text:p>
          </table:table-cell>
          <table:table-cell office:value-type="float" office:value="0.53162946213775" calcext:value-type="float">
            <text:p>0.53162946213775</text:p>
          </table:table-cell>
          <table:table-cell office:value-type="float" office:value="0.511010034305263" calcext:value-type="float">
            <text:p>0.511010034305263</text:p>
          </table:table-cell>
          <table:table-cell office:value-type="float" office:value="0.740177083626585" calcext:value-type="float">
            <text:p>0.740177083626585</text:p>
          </table:table-cell>
          <table:table-cell office:value-type="float" office:value="-0.624696984146978" calcext:value-type="float">
            <text:p>-0.624696984146978</text:p>
          </table:table-cell>
          <table:table-cell office:value-type="float" office:value="1.97864909913165" calcext:value-type="float">
            <text:p>1.97864909913165</text:p>
          </table:table-cell>
          <table:table-cell office:value-type="float" office:value="0.539075375140949" calcext:value-type="float">
            <text:p>0.539075375140949</text:p>
          </table:table-cell>
          <table:table-cell office:value-type="float" office:value="0.551218665972764" calcext:value-type="float">
            <text:p>0.551218665972764</text:p>
          </table:table-cell>
          <table:table-cell office:value-type="float" office:value="-0.0121432908318154" calcext:value-type="float">
            <text:p>-0.0121432908318154</text:p>
          </table:table-cell>
          <table:table-cell office:value-type="float" office:value="0.558026755852843" calcext:value-type="float">
            <text:p>0.558026755852843</text:p>
          </table:table-cell>
          <table:table-cell office:value-type="float" office:value="0.787647521636507" calcext:value-type="float">
            <text:p>0.787647521636507</text:p>
          </table:table-cell>
          <table:table-cell office:value-type="float" office:value="0.653246329526917" calcext:value-type="float">
            <text:p>0.653246329526917</text:p>
          </table:table-cell>
          <table:table-cell office:value-type="float" office:value="0.710691120554686" calcext:value-type="float">
            <text:p>0.710691120554686</text:p>
          </table:table-cell>
          <table:table-cell office:value-type="float" office:value="-0.057444791027769" calcext:value-type="float">
            <text:p>-0.057444791027769</text:p>
          </table:table-cell>
          <table:table-cell office:value-type="float" office:value="0.787647521636507" calcext:value-type="float">
            <text:p>0.787647521636507</text:p>
          </table:table-cell>
          <table:table-cell office:value-type="float" office:value="0.233764978739853" calcext:value-type="float">
            <text:p>0.233764978739853</text:p>
          </table:table-cell>
          <table:table-cell office:value-type="float" office:value="0.755389718076285" calcext:value-type="float">
            <text:p>0.755389718076285</text:p>
          </table:table-cell>
          <table:table-cell office:value-type="float" office:value="0.754402224281742" calcext:value-type="float">
            <text:p>0.754402224281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6fb9791-9967-4d1b-83b4-956a909fc2f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2906122274393" calcext:value-type="float">
            <text:p>0.082906122274393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875750541546494" calcext:value-type="float">
            <text:p>0.00875750541546494</text:p>
          </table:table-cell>
          <table:table-cell office:value-type="float" office:value="82769.2892961451" calcext:value-type="float">
            <text:p>82769.2892961451</text:p>
          </table:table-cell>
          <table:table-cell office:value-type="float" office:value="0.530765041966492" calcext:value-type="float">
            <text:p>0.530765041966492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38487452924581" calcext:value-type="float">
            <text:p>0.738487452924581</text:p>
          </table:table-cell>
          <table:table-cell office:value-type="float" office:value="-0.577037922872333" calcext:value-type="float">
            <text:p>-0.577037922872333</text:p>
          </table:table-cell>
          <table:table-cell office:value-type="float" office:value="2.33808550576547" calcext:value-type="float">
            <text:p>2.33808550576547</text:p>
          </table:table-cell>
          <table:table-cell office:value-type="float" office:value="0.543511044087643" calcext:value-type="float">
            <text:p>0.543511044087643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194713031136343" calcext:value-type="float">
            <text:p>-0.0194713031136343</text:p>
          </table:table-cell>
          <table:table-cell office:value-type="float" office:value="0.564270035869158" calcext:value-type="float">
            <text:p>0.564270035869158</text:p>
          </table:table-cell>
          <table:table-cell office:value-type="float" office:value="0.830378949027023" calcext:value-type="float">
            <text:p>0.830378949027023</text:p>
          </table:table-cell>
          <table:table-cell office:value-type="float" office:value="0.671936758893281" calcext:value-type="float">
            <text:p>0.671936758893281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48458257991421" calcext:value-type="float">
            <text:p>-0.048458257991421</text:p>
          </table:table-cell>
          <table:table-cell office:value-type="float" office:value="0.830378949027023" calcext:value-type="float">
            <text:p>0.830378949027023</text:p>
          </table:table-cell>
          <table:table-cell office:value-type="float" office:value="0.173957170404953" calcext:value-type="float">
            <text:p>0.173957170404953</text:p>
          </table:table-cell>
          <table:table-cell office:value-type="float" office:value="0.800166527893422" calcext:value-type="float">
            <text:p>0.800166527893422</text:p>
          </table:table-cell>
          <table:table-cell office:value-type="float" office:value="0.807274444969296" calcext:value-type="float">
            <text:p>0.807274444969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3f8dd54-d9a2-42f4-938a-c47462dd130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44339460395602" calcext:value-type="float">
            <text:p>0.0844339460395602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792004737301566" calcext:value-type="float">
            <text:p>0.00792004737301566</text:p>
          </table:table-cell>
          <table:table-cell office:value-type="float" office:value="61438.5848979107" calcext:value-type="float">
            <text:p>61438.5848979107</text:p>
          </table:table-cell>
          <table:table-cell office:value-type="float" office:value="0.530102685310924" calcext:value-type="float">
            <text:p>0.530102685310924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38456978870378" calcext:value-type="float">
            <text:p>0.738456978870378</text:p>
          </table:table-cell>
          <table:table-cell office:value-type="float" office:value="-0.63446474638873" calcext:value-type="float">
            <text:p>-0.63446474638873</text:p>
          </table:table-cell>
          <table:table-cell office:value-type="float" office:value="3.20900035054488" calcext:value-type="float">
            <text:p>3.20900035054488</text:p>
          </table:table-cell>
          <table:table-cell office:value-type="float" office:value="0.561655096821337" calcext:value-type="float">
            <text:p>0.561655096821337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79484837413226" calcext:value-type="float">
            <text:p>-0.0179484837413226</text:p>
          </table:table-cell>
          <table:table-cell office:value-type="float" office:value="0.581734580624703" calcext:value-type="float">
            <text:p>0.581734580624703</text:p>
          </table:table-cell>
          <table:table-cell office:value-type="float" office:value="0.867307540776928" calcext:value-type="float">
            <text:p>0.867307540776928</text:p>
          </table:table-cell>
          <table:table-cell office:value-type="float" office:value="0.696381121093256" calcext:value-type="float">
            <text:p>0.696381121093256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374784215094563" calcext:value-type="float">
            <text:p>-0.0374784215094563</text:p>
          </table:table-cell>
          <table:table-cell office:value-type="float" office:value="0.867307540776928" calcext:value-type="float">
            <text:p>0.867307540776928</text:p>
          </table:table-cell>
          <table:table-cell office:value-type="float" office:value="0.140249864204237" calcext:value-type="float">
            <text:p>0.140249864204237</text:p>
          </table:table-cell>
          <table:table-cell office:value-type="float" office:value="0.82088285229202" calcext:value-type="float">
            <text:p>0.82088285229202</text:p>
          </table:table-cell>
          <table:table-cell office:value-type="float" office:value="0.847188851513695" calcext:value-type="float">
            <text:p>0.847188851513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d562494-1c65-478c-864e-a75ab12b491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805805753381323" calcext:value-type="float">
            <text:p>0.0805805753381323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627969552437579" calcext:value-type="float">
            <text:p>0.00627969552437579</text:p>
          </table:table-cell>
          <table:table-cell office:value-type="float" office:value="69150.6073423901" calcext:value-type="float">
            <text:p>69150.6073423901</text:p>
          </table:table-cell>
          <table:table-cell office:value-type="float" office:value="0.529724391786259" calcext:value-type="float">
            <text:p>0.529724391786259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737757476989781" calcext:value-type="float">
            <text:p>0.737757476989781</text:p>
          </table:table-cell>
          <table:table-cell office:value-type="float" office:value="-0.58076758331292" calcext:value-type="float">
            <text:p>-0.58076758331292</text:p>
          </table:table-cell>
          <table:table-cell office:value-type="float" office:value="1.8614586124267" calcext:value-type="float">
            <text:p>1.8614586124267</text:p>
          </table:table-cell>
          <table:table-cell office:value-type="float" office:value="0.530554323725055" calcext:value-type="float">
            <text:p>0.530554323725055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219512195121951" calcext:value-type="float">
            <text:p>-0.0219512195121951</text:p>
          </table:table-cell>
          <table:table-cell office:value-type="float" office:value="0.55479492130361" calcext:value-type="float">
            <text:p>0.55479492130361</text:p>
          </table:table-cell>
          <table:table-cell office:value-type="float" office:value="0.761056264547716" calcext:value-type="float">
            <text:p>0.761056264547716</text:p>
          </table:table-cell>
          <table:table-cell office:value-type="float" office:value="0.64175972927242" calcext:value-type="float">
            <text:p>0.64175972927242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700001039133327" calcext:value-type="float">
            <text:p>-0.0700001039133327</text:p>
          </table:table-cell>
          <table:table-cell office:value-type="float" office:value="0.761056264547716" calcext:value-type="float">
            <text:p>0.761056264547716</text:p>
          </table:table-cell>
          <table:table-cell office:value-type="float" office:value="0.245961748092359" calcext:value-type="float">
            <text:p>0.245961748092359</text:p>
          </table:table-cell>
          <table:table-cell office:value-type="float" office:value="0.705661948376353" calcext:value-type="float">
            <text:p>0.705661948376353</text:p>
          </table:table-cell>
          <table:table-cell office:value-type="float" office:value="0.710849056603774" calcext:value-type="float">
            <text:p>0.710849056603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30e8a4b7-160b-48ed-9de3-6fd81ebe9bf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43445468996591" calcext:value-type="float">
            <text:p>0.0843445468996591</text:p>
          </table:table-cell>
          <table:table-cell office:value-type="float" office:value="0.0771126765504331" calcext:value-type="float">
            <text:p>0.0771126765504331</text:p>
          </table:table-cell>
          <table:table-cell office:value-type="float" office:value="0.00723187034922601" calcext:value-type="float">
            <text:p>0.00723187034922601</text:p>
          </table:table-cell>
          <table:table-cell office:value-type="float" office:value="61372.8205108152" calcext:value-type="float">
            <text:p>61372.8205108152</text:p>
          </table:table-cell>
          <table:table-cell office:value-type="float" office:value="0.52959738410891" calcext:value-type="float">
            <text:p>0.52959738410891</text:p>
          </table:table-cell>
          <table:table-cell office:value-type="float" office:value="0.551217851679379" calcext:value-type="float">
            <text:p>0.551217851679379</text:p>
          </table:table-cell>
          <table:table-cell office:value-type="float" office:value="0.734360500555194" calcext:value-type="float">
            <text:p>0.734360500555194</text:p>
          </table:table-cell>
          <table:table-cell office:value-type="float" office:value="-0.600293800906449" calcext:value-type="float">
            <text:p>-0.600293800906449</text:p>
          </table:table-cell>
          <table:table-cell office:value-type="float" office:value="1.797400855077" calcext:value-type="float">
            <text:p>1.797400855077</text:p>
          </table:table-cell>
          <table:table-cell office:value-type="float" office:value="0.540856386378161" calcext:value-type="float">
            <text:p>0.540856386378161</text:p>
          </table:table-cell>
          <table:table-cell office:value-type="float" office:value="0.552086186432941" calcext:value-type="float">
            <text:p>0.552086186432941</text:p>
          </table:table-cell>
          <table:table-cell office:value-type="float" office:value="-0.0112298000547795" calcext:value-type="float">
            <text:p>-0.0112298000547795</text:p>
          </table:table-cell>
          <table:table-cell office:value-type="float" office:value="0.550778132482043" calcext:value-type="float">
            <text:p>0.550778132482043</text:p>
          </table:table-cell>
          <table:table-cell office:value-type="float" office:value="0.913014718042004" calcext:value-type="float">
            <text:p>0.913014718042004</text:p>
          </table:table-cell>
          <table:table-cell office:value-type="float" office:value="0.687076099807106" calcext:value-type="float">
            <text:p>0.687076099807106</text:p>
          </table:table-cell>
          <table:table-cell office:value-type="float" office:value="0.711411764705882" calcext:value-type="float">
            <text:p>0.711411764705882</text:p>
          </table:table-cell>
          <table:table-cell office:value-type="float" office:value="-0.0243356648987764" calcext:value-type="float">
            <text:p>-0.0243356648987764</text:p>
          </table:table-cell>
          <table:table-cell office:value-type="float" office:value="0.913014718042004" calcext:value-type="float">
            <text:p>0.913014718042004</text:p>
          </table:table-cell>
          <table:table-cell office:value-type="float" office:value="0.0821443130860171" calcext:value-type="float">
            <text:p>0.0821443130860171</text:p>
          </table:table-cell>
          <table:table-cell office:value-type="float" office:value="0.863925392115303" calcext:value-type="float">
            <text:p>0.863925392115303</text:p>
          </table:table-cell>
          <table:table-cell office:value-type="float" office:value="0.881730769230769" calcext:value-type="float">
            <text:p>0.88173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da60ac31-b48a-4f65-97c3-8926bcf7ac0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52670985132407" calcext:value-type="float">
            <text:p>0.0852670985132407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785855921004086" calcext:value-type="float">
            <text:p>0.00785855921004086</text:p>
          </table:table-cell>
          <table:table-cell office:value-type="float" office:value="65746.814660975" calcext:value-type="float">
            <text:p>65746.814660975</text:p>
          </table:table-cell>
          <table:table-cell office:value-type="float" office:value="0.529212233960638" calcext:value-type="float">
            <text:p>0.529212233960638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35341582116268" calcext:value-type="float">
            <text:p>0.735341582116268</text:p>
          </table:table-cell>
          <table:table-cell office:value-type="float" office:value="-0.619796437616645" calcext:value-type="float">
            <text:p>-0.619796437616645</text:p>
          </table:table-cell>
          <table:table-cell office:value-type="float" office:value="1.79502053750063" calcext:value-type="float">
            <text:p>1.79502053750063</text:p>
          </table:table-cell>
          <table:table-cell office:value-type="float" office:value="0.54408945686901" calcext:value-type="float">
            <text:p>0.54408945686901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0807850296668189" calcext:value-type="float">
            <text:p>-0.00807850296668189</text:p>
          </table:table-cell>
          <table:table-cell office:value-type="float" office:value="0.552480963519634" calcext:value-type="float">
            <text:p>0.552480963519634</text:p>
          </table:table-cell>
          <table:table-cell office:value-type="float" office:value="0.91758968424533" calcext:value-type="float">
            <text:p>0.91758968424533</text:p>
          </table:table-cell>
          <table:table-cell office:value-type="float" office:value="0.6896958777298" calcext:value-type="float">
            <text:p>0.6896958777298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217837741168241" calcext:value-type="float">
            <text:p>-0.0217837741168241</text:p>
          </table:table-cell>
          <table:table-cell office:value-type="float" office:value="0.91758968424533" calcext:value-type="float">
            <text:p>0.91758968424533</text:p>
          </table:table-cell>
          <table:table-cell office:value-type="float" office:value="0.0835711373827966" calcext:value-type="float">
            <text:p>0.0835711373827966</text:p>
          </table:table-cell>
          <table:table-cell office:value-type="float" office:value="0.883898305084746" calcext:value-type="float">
            <text:p>0.883898305084746</text:p>
          </table:table-cell>
          <table:table-cell office:value-type="float" office:value="0.890865384615385" calcext:value-type="float">
            <text:p>0.89086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7057ac0-fbd9-460d-8133-f61a3194781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38913267454413" calcext:value-type="float">
            <text:p>0.0838913267454413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974270988651327" calcext:value-type="float">
            <text:p>0.00974270988651327</text:p>
          </table:table-cell>
          <table:table-cell office:value-type="float" office:value="89377.461883386" calcext:value-type="float">
            <text:p>89377.461883386</text:p>
          </table:table-cell>
          <table:table-cell office:value-type="float" office:value="0.529028670235024" calcext:value-type="float">
            <text:p>0.529028670235024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37488959633443" calcext:value-type="float">
            <text:p>0.737488959633443</text:p>
          </table:table-cell>
          <table:table-cell office:value-type="float" office:value="-0.607884981400749" calcext:value-type="float">
            <text:p>-0.607884981400749</text:p>
          </table:table-cell>
          <table:table-cell office:value-type="float" office:value="2.33473526430448" calcext:value-type="float">
            <text:p>2.33473526430448</text:p>
          </table:table-cell>
          <table:table-cell office:value-type="float" office:value="0.54847866583873" calcext:value-type="float">
            <text:p>0.54847866583873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145036813625477" calcext:value-type="float">
            <text:p>-0.0145036813625477</text:p>
          </table:table-cell>
          <table:table-cell office:value-type="float" office:value="0.56544611698526" calcext:value-type="float">
            <text:p>0.56544611698526</text:p>
          </table:table-cell>
          <table:table-cell office:value-type="float" office:value="0.855274560781533" calcext:value-type="float">
            <text:p>0.855274560781533</text:p>
          </table:table-cell>
          <table:table-cell office:value-type="float" office:value="0.680797692211213" calcext:value-type="float">
            <text:p>0.680797692211213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395973246734889" calcext:value-type="float">
            <text:p>-0.0395973246734889</text:p>
          </table:table-cell>
          <table:table-cell office:value-type="float" office:value="0.855274560781533" calcext:value-type="float">
            <text:p>0.855274560781533</text:p>
          </table:table-cell>
          <table:table-cell office:value-type="float" office:value="0.153252816401096" calcext:value-type="float">
            <text:p>0.153252816401096</text:p>
          </table:table-cell>
          <table:table-cell office:value-type="float" office:value="0.832223147377186" calcext:value-type="float">
            <text:p>0.832223147377186</text:p>
          </table:table-cell>
          <table:table-cell office:value-type="float" office:value="0.840340103920642" calcext:value-type="float">
            <text:p>0.840340103920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45040ddf-022f-4db7-baa3-8ef5cb2d292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30047032390224" calcext:value-type="float">
            <text:p>0.0830047032390224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896518474134345" calcext:value-type="float">
            <text:p>0.00896518474134345</text:p>
          </table:table-cell>
          <table:table-cell office:value-type="float" office:value="115584.103234835" calcext:value-type="float">
            <text:p>115584.103234835</text:p>
          </table:table-cell>
          <table:table-cell office:value-type="float" office:value="0.528767750656314" calcext:value-type="float">
            <text:p>0.528767750656314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734568098552221" calcext:value-type="float">
            <text:p>0.734568098552221</text:p>
          </table:table-cell>
          <table:table-cell office:value-type="float" office:value="-0.619344141272179" calcext:value-type="float">
            <text:p>-0.619344141272179</text:p>
          </table:table-cell>
          <table:table-cell office:value-type="float" office:value="1.99740734935086" calcext:value-type="float">
            <text:p>1.99740734935086</text:p>
          </table:table-cell>
          <table:table-cell office:value-type="float" office:value="0.53841817708785" calcext:value-type="float">
            <text:p>0.53841817708785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28783279854306" calcext:value-type="float">
            <text:p>-0.0128783279854306</text:p>
          </table:table-cell>
          <table:table-cell office:value-type="float" office:value="0.560656698915274" calcext:value-type="float">
            <text:p>0.560656698915274</text:p>
          </table:table-cell>
          <table:table-cell office:value-type="float" office:value="0.752084316501494" calcext:value-type="float">
            <text:p>0.752084316501494</text:p>
          </table:table-cell>
          <table:table-cell office:value-type="float" office:value="0.642413248681514" calcext:value-type="float">
            <text:p>0.642413248681514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683425652719741" calcext:value-type="float">
            <text:p>-0.0683425652719741</text:p>
          </table:table-cell>
          <table:table-cell office:value-type="float" office:value="0.752084316501494" calcext:value-type="float">
            <text:p>0.752084316501494</text:p>
          </table:table-cell>
          <table:table-cell office:value-type="float" office:value="0.275898724391187" calcext:value-type="float">
            <text:p>0.275898724391187</text:p>
          </table:table-cell>
          <table:table-cell office:value-type="float" office:value="0.730625777041028" calcext:value-type="float">
            <text:p>0.730625777041028</text:p>
          </table:table-cell>
          <table:table-cell office:value-type="float" office:value="0.72613531047266" calcext:value-type="float">
            <text:p>0.72613531047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132d189-af90-4055-be2d-a82a0328ca2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45655431830992" calcext:value-type="float">
            <text:p>0.0845655431830992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80516445165546" calcext:value-type="float">
            <text:p>0.0080516445165546</text:p>
          </table:table-cell>
          <table:table-cell office:value-type="float" office:value="62033.0746640461" calcext:value-type="float">
            <text:p>62033.0746640461</text:p>
          </table:table-cell>
          <table:table-cell office:value-type="float" office:value="0.528482413385309" calcext:value-type="float">
            <text:p>0.528482413385309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36125586410783" calcext:value-type="float">
            <text:p>0.736125586410783</text:p>
          </table:table-cell>
          <table:table-cell office:value-type="float" office:value="-0.658290603268086" calcext:value-type="float">
            <text:p>-0.658290603268086</text:p>
          </table:table-cell>
          <table:table-cell office:value-type="float" office:value="3.21516215387825" calcext:value-type="float">
            <text:p>3.21516215387825</text:p>
          </table:table-cell>
          <table:table-cell office:value-type="float" office:value="0.564532334673" calcext:value-type="float">
            <text:p>0.564532334673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50712458896601" calcext:value-type="float">
            <text:p>-0.0150712458896601</text:p>
          </table:table-cell>
          <table:table-cell office:value-type="float" office:value="0.57950423216445" calcext:value-type="float">
            <text:p>0.57950423216445</text:p>
          </table:table-cell>
          <table:table-cell office:value-type="float" office:value="0.906311559372784" calcext:value-type="float">
            <text:p>0.906311559372784</text:p>
          </table:table-cell>
          <table:table-cell office:value-type="float" office:value="0.706967024186361" calcext:value-type="float">
            <text:p>0.706967024186361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268925184163511" calcext:value-type="float">
            <text:p>-0.0268925184163511</text:p>
          </table:table-cell>
          <table:table-cell office:value-type="float" office:value="0.906311559372784" calcext:value-type="float">
            <text:p>0.906311559372784</text:p>
          </table:table-cell>
          <table:table-cell office:value-type="float" office:value="0.0933188484519283" calcext:value-type="float">
            <text:p>0.0933188484519283</text:p>
          </table:table-cell>
          <table:table-cell office:value-type="float" office:value="0.855263157894737" calcext:value-type="float">
            <text:p>0.855263157894737</text:p>
          </table:table-cell>
          <table:table-cell office:value-type="float" office:value="0.877943296492071" calcext:value-type="float">
            <text:p>0.877943296492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f105bdcc-7d47-427f-b5c0-553301498f7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39307472440631" calcext:value-type="float">
            <text:p>0.0839307472440631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652220794086333" calcext:value-type="float">
            <text:p>0.00652220794086333</text:p>
          </table:table-cell>
          <table:table-cell office:value-type="float" office:value="59616.4573511966" calcext:value-type="float">
            <text:p>59616.4573511966</text:p>
          </table:table-cell>
          <table:table-cell office:value-type="float" office:value="0.528478357478386" calcext:value-type="float">
            <text:p>0.528478357478386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31773596148172" calcext:value-type="float">
            <text:p>0.731773596148172</text:p>
          </table:table-cell>
          <table:table-cell office:value-type="float" office:value="-0.585885202274695" calcext:value-type="float">
            <text:p>-0.585885202274695</text:p>
          </table:table-cell>
          <table:table-cell office:value-type="float" office:value="1.8042254159938" calcext:value-type="float">
            <text:p>1.8042254159938</text:p>
          </table:table-cell>
          <table:table-cell office:value-type="float" office:value="0.53925148334094" calcext:value-type="float">
            <text:p>0.53925148334094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129164764947513" calcext:value-type="float">
            <text:p>-0.0129164764947513</text:p>
          </table:table-cell>
          <table:table-cell office:value-type="float" office:value="0.55072683989262" calcext:value-type="float">
            <text:p>0.55072683989262</text:p>
          </table:table-cell>
          <table:table-cell office:value-type="float" office:value="0.898743593982477" calcext:value-type="float">
            <text:p>0.898743593982477</text:p>
          </table:table-cell>
          <table:table-cell office:value-type="float" office:value="0.682955937313527" calcext:value-type="float">
            <text:p>0.682955937313527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285237145330977" calcext:value-type="float">
            <text:p>-0.0285237145330977</text:p>
          </table:table-cell>
          <table:table-cell office:value-type="float" office:value="0.898743593982477" calcext:value-type="float">
            <text:p>0.898743593982477</text:p>
          </table:table-cell>
          <table:table-cell office:value-type="float" office:value="0.0960048919690175" calcext:value-type="float">
            <text:p>0.0960048919690175</text:p>
          </table:table-cell>
          <table:table-cell office:value-type="float" office:value="0.846186440677966" calcext:value-type="float">
            <text:p>0.846186440677966</text:p>
          </table:table-cell>
          <table:table-cell office:value-type="float" office:value="0.862980769230769" calcext:value-type="float">
            <text:p>0.86298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6e5a831-890b-41ce-b72d-012ddfce5ff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826064394307615" calcext:value-type="float">
            <text:p>0.0826064394307615</text:p>
          </table:table-cell>
          <table:table-cell office:value-type="float" office:value="0.0801241470459222" calcext:value-type="float">
            <text:p>0.0801241470459222</text:p>
          </table:table-cell>
          <table:table-cell office:value-type="float" office:value="0.00248229238483932" calcext:value-type="float">
            <text:p>0.00248229238483932</text:p>
          </table:table-cell>
          <table:table-cell office:value-type="float" office:value="36115.5713891915" calcext:value-type="float">
            <text:p>36115.5713891915</text:p>
          </table:table-cell>
          <table:table-cell office:value-type="float" office:value="0.528258275296321" calcext:value-type="float">
            <text:p>0.528258275296321</text:p>
          </table:table-cell>
          <table:table-cell office:value-type="float" office:value="0.568888005885957" calcext:value-type="float">
            <text:p>0.568888005885957</text:p>
          </table:table-cell>
          <table:table-cell office:value-type="float" office:value="0.733967599954738" calcext:value-type="float">
            <text:p>0.733967599954738</text:p>
          </table:table-cell>
          <table:table-cell office:value-type="float" office:value="-0.630738237822792" calcext:value-type="float">
            <text:p>-0.630738237822792</text:p>
          </table:table-cell>
          <table:table-cell office:value-type="float" office:value="1.77840520974432" calcext:value-type="float">
            <text:p>1.77840520974432</text:p>
          </table:table-cell>
          <table:table-cell office:value-type="float" office:value="0.542172073342736" calcext:value-type="float">
            <text:p>0.542172073342736</text:p>
          </table:table-cell>
          <table:table-cell office:value-type="float" office:value="0.553925716972261" calcext:value-type="float">
            <text:p>0.553925716972261</text:p>
          </table:table-cell>
          <table:table-cell office:value-type="float" office:value="-0.0117536436295252" calcext:value-type="float">
            <text:p>-0.0117536436295252</text:p>
          </table:table-cell>
          <table:table-cell office:value-type="float" office:value="0.556733651604308" calcext:value-type="float">
            <text:p>0.556733651604308</text:p>
          </table:table-cell>
          <table:table-cell office:value-type="float" office:value="0.851213715837718" calcext:value-type="float">
            <text:p>0.851213715837718</text:p>
          </table:table-cell>
          <table:table-cell office:value-type="float" office:value="0.673177607732582" calcext:value-type="float">
            <text:p>0.673177607732582</text:p>
          </table:table-cell>
          <table:table-cell office:value-type="float" office:value="0.712937189882609" calcext:value-type="float">
            <text:p>0.712937189882609</text:p>
          </table:table-cell>
          <table:table-cell office:value-type="float" office:value="-0.0397595821500276" calcext:value-type="float">
            <text:p>-0.0397595821500276</text:p>
          </table:table-cell>
          <table:table-cell office:value-type="float" office:value="0.851213715837718" calcext:value-type="float">
            <text:p>0.851213715837718</text:p>
          </table:table-cell>
          <table:table-cell office:value-type="float" office:value="0.158410623946037" calcext:value-type="float">
            <text:p>0.158410623946037</text:p>
          </table:table-cell>
          <table:table-cell office:value-type="float" office:value="0.809314586994728" calcext:value-type="float">
            <text:p>0.809314586994728</text:p>
          </table:table-cell>
          <table:table-cell office:value-type="float" office:value="0.820487319741422" calcext:value-type="float">
            <text:p>0.820487319741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2af9c5a-2550-4ed9-a1d9-b251ca7600b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53757579332788" calcext:value-type="float">
            <text:p>0.0853757579332788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886185926673422" calcext:value-type="float">
            <text:p>0.00886185926673422</text:p>
          </table:table-cell>
          <table:table-cell office:value-type="float" office:value="65820.1734937166" calcext:value-type="float">
            <text:p>65820.1734937166</text:p>
          </table:table-cell>
          <table:table-cell office:value-type="float" office:value="0.52819929122235" calcext:value-type="float">
            <text:p>0.52819929122235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3776886714514" calcext:value-type="float">
            <text:p>0.73776886714514</text:p>
          </table:table-cell>
          <table:table-cell office:value-type="float" office:value="-0.620073354561612" calcext:value-type="float">
            <text:p>-0.620073354561612</text:p>
          </table:table-cell>
          <table:table-cell office:value-type="float" office:value="3.20301043736679" calcext:value-type="float">
            <text:p>3.20301043736679</text:p>
          </table:table-cell>
          <table:table-cell office:value-type="float" office:value="0.571154548776032" calcext:value-type="float">
            <text:p>0.571154548776032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084490317866277" calcext:value-type="float">
            <text:p>-0.0084490317866277</text:p>
          </table:table-cell>
          <table:table-cell office:value-type="float" office:value="0.581655370306239" calcext:value-type="float">
            <text:p>0.581655370306239</text:p>
          </table:table-cell>
          <table:table-cell office:value-type="float" office:value="0.926404538649437" calcext:value-type="float">
            <text:p>0.926404538649437</text:p>
          </table:table-cell>
          <table:table-cell office:value-type="float" office:value="0.714624361779723" calcext:value-type="float">
            <text:p>0.714624361779723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192351808229891" calcext:value-type="float">
            <text:p>-0.0192351808229891</text:p>
          </table:table-cell>
          <table:table-cell office:value-type="float" office:value="0.926404538649437" calcext:value-type="float">
            <text:p>0.926404538649437</text:p>
          </table:table-cell>
          <table:table-cell office:value-type="float" office:value="0.0813688212927757" calcext:value-type="float">
            <text:p>0.0813688212927757</text:p>
          </table:table-cell>
          <table:table-cell office:value-type="float" office:value="0.893463497453311" calcext:value-type="float">
            <text:p>0.893463497453311</text:p>
          </table:table-cell>
          <table:table-cell office:value-type="float" office:value="0.905333974050937" calcext:value-type="float">
            <text:p>0.905333974050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b994393-8728-44f7-bc1b-48a28a25930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26611952305416" calcext:value-type="float">
            <text:p>0.0826611952305416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525265592734181" calcext:value-type="float">
            <text:p>0.00525265592734181</text:p>
          </table:table-cell>
          <table:table-cell office:value-type="float" office:value="54315.9557431804" calcext:value-type="float">
            <text:p>54315.9557431804</text:p>
          </table:table-cell>
          <table:table-cell office:value-type="float" office:value="0.527458181734858" calcext:value-type="float">
            <text:p>0.527458181734858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32995155219747" calcext:value-type="float">
            <text:p>0.732995155219747</text:p>
          </table:table-cell>
          <table:table-cell office:value-type="float" office:value="-0.585618535938408" calcext:value-type="float">
            <text:p>-0.585618535938408</text:p>
          </table:table-cell>
          <table:table-cell office:value-type="float" office:value="1.81905925156405" calcext:value-type="float">
            <text:p>1.81905925156405</text:p>
          </table:table-cell>
          <table:table-cell office:value-type="float" office:value="0.534048379735281" calcext:value-type="float">
            <text:p>0.534048379735281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181195801004107" calcext:value-type="float">
            <text:p>-0.0181195801004107</text:p>
          </table:table-cell>
          <table:table-cell office:value-type="float" office:value="0.550236689537791" calcext:value-type="float">
            <text:p>0.550236689537791</text:p>
          </table:table-cell>
          <table:table-cell office:value-type="float" office:value="0.855100016531658" calcext:value-type="float">
            <text:p>0.855100016531658</text:p>
          </table:table-cell>
          <table:table-cell office:value-type="float" office:value="0.669600957959805" calcext:value-type="float">
            <text:p>0.669600957959805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418786938868197" calcext:value-type="float">
            <text:p>-0.0418786938868197</text:p>
          </table:table-cell>
          <table:table-cell office:value-type="float" office:value="0.855100016531658" calcext:value-type="float">
            <text:p>0.855100016531658</text:p>
          </table:table-cell>
          <table:table-cell office:value-type="float" office:value="0.13819812474521" calcext:value-type="float">
            <text:p>0.13819812474521</text:p>
          </table:table-cell>
          <table:table-cell office:value-type="float" office:value="0.802966101694915" calcext:value-type="float">
            <text:p>0.802966101694915</text:p>
          </table:table-cell>
          <table:table-cell office:value-type="float" office:value="0.815865384615385" calcext:value-type="float">
            <text:p>0.81586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769959d-4cae-4d37-93c6-091a837e65e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19407270376364" calcext:value-type="float">
            <text:p>0.0819407270376364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0934105224509541" calcext:value-type="float">
            <text:p>0.00934105224509541</text:p>
          </table:table-cell>
          <table:table-cell office:value-type="float" office:value="75618.0051785379" calcext:value-type="float">
            <text:p>75618.0051785379</text:p>
          </table:table-cell>
          <table:table-cell office:value-type="float" office:value="0.527024102854742" calcext:value-type="float">
            <text:p>0.527024102854742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35213151509543" calcext:value-type="float">
            <text:p>0.735213151509543</text:p>
          </table:table-cell>
          <table:table-cell office:value-type="float" office:value="-0.610554219516545" calcext:value-type="float">
            <text:p>-0.610554219516545</text:p>
          </table:table-cell>
          <table:table-cell office:value-type="float" office:value="4.75914066922786" calcext:value-type="float">
            <text:p>4.75914066922786</text:p>
          </table:table-cell>
          <table:table-cell office:value-type="float" office:value="0.562405614284445" calcext:value-type="float">
            <text:p>0.562405614284445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419294661099761" calcext:value-type="float">
            <text:p>-0.0419294661099761</text:p>
          </table:table-cell>
          <table:table-cell office:value-type="float" office:value="0.605118727598566" calcext:value-type="float">
            <text:p>0.605118727598566</text:p>
          </table:table-cell>
          <table:table-cell office:value-type="float" office:value="0.794134940467441" calcext:value-type="float">
            <text:p>0.794134940467441</text:p>
          </table:table-cell>
          <table:table-cell office:value-type="float" office:value="0.686860339457123" calcext:value-type="float">
            <text:p>0.686860339457123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665172906646934" calcext:value-type="float">
            <text:p>-0.0665172906646934</text:p>
          </table:table-cell>
          <table:table-cell office:value-type="float" office:value="0.794134940467441" calcext:value-type="float">
            <text:p>0.794134940467441</text:p>
          </table:table-cell>
          <table:table-cell office:value-type="float" office:value="0.208464301751235" calcext:value-type="float">
            <text:p>0.20846430175123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8692380056444" calcext:value-type="float">
            <text:p>0.78692380056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8b23b91-96f7-4378-ad28-98a054af766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5149375373446" calcext:value-type="float">
            <text:p>0.085149375373446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78722506736808" calcext:value-type="float">
            <text:p>0.0078722506736808</text:p>
          </table:table-cell>
          <table:table-cell office:value-type="float" office:value="65055.810536396" calcext:value-type="float">
            <text:p>65055.810536396</text:p>
          </table:table-cell>
          <table:table-cell office:value-type="float" office:value="0.526645506508421" calcext:value-type="float">
            <text:p>0.526645506508421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33885028201719" calcext:value-type="float">
            <text:p>0.733885028201719</text:p>
          </table:table-cell>
          <table:table-cell office:value-type="float" office:value="-0.633634676600623" calcext:value-type="float">
            <text:p>-0.633634676600623</text:p>
          </table:table-cell>
          <table:table-cell office:value-type="float" office:value="2.30070532025326" calcext:value-type="float">
            <text:p>2.30070532025326</text:p>
          </table:table-cell>
          <table:table-cell office:value-type="float" office:value="0.551629690495755" calcext:value-type="float">
            <text:p>0.551629690495755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12298000547795" calcext:value-type="float">
            <text:p>-0.0112298000547795</text:p>
          </table:table-cell>
          <table:table-cell office:value-type="float" office:value="0.562257968424188" calcext:value-type="float">
            <text:p>0.562257968424188</text:p>
          </table:table-cell>
          <table:table-cell office:value-type="float" office:value="0.918491484184915" calcext:value-type="float">
            <text:p>0.918491484184915</text:p>
          </table:table-cell>
          <table:table-cell office:value-type="float" office:value="0.697524020694752" calcext:value-type="float">
            <text:p>0.697524020694752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227704062242802" calcext:value-type="float">
            <text:p>-0.0227704062242802</text:p>
          </table:table-cell>
          <table:table-cell office:value-type="float" office:value="0.918491484184915" calcext:value-type="float">
            <text:p>0.918491484184915</text:p>
          </table:table-cell>
          <table:table-cell office:value-type="float" office:value="0.0792606516290727" calcext:value-type="float">
            <text:p>0.0792606516290727</text:p>
          </table:table-cell>
          <table:table-cell office:value-type="float" office:value="0.888088172954642" calcext:value-type="float">
            <text:p>0.888088172954642</text:p>
          </table:table-cell>
          <table:table-cell office:value-type="float" office:value="0.897596153846154" calcext:value-type="float">
            <text:p>0.897596153846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06fe7cfc-6bfc-48ae-b715-8cac7fc8798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36227342463556" calcext:value-type="float">
            <text:p>0.0836227342463556</text:p>
          </table:table-cell>
          <table:table-cell office:value-type="float" office:value="0.0737744638292239" calcext:value-type="float">
            <text:p>0.0737744638292239</text:p>
          </table:table-cell>
          <table:table-cell office:value-type="float" office:value="0.00984827041713166" calcext:value-type="float">
            <text:p>0.00984827041713166</text:p>
          </table:table-cell>
          <table:table-cell office:value-type="float" office:value="121416.840895353" calcext:value-type="float">
            <text:p>121416.840895353</text:p>
          </table:table-cell>
          <table:table-cell office:value-type="float" office:value="0.526501278904677" calcext:value-type="float">
            <text:p>0.526501278904677</text:p>
          </table:table-cell>
          <table:table-cell office:value-type="float" office:value="0.511010034305263" calcext:value-type="float">
            <text:p>0.511010034305263</text:p>
          </table:table-cell>
          <table:table-cell office:value-type="float" office:value="0.73154735019685" calcext:value-type="float">
            <text:p>0.73154735019685</text:p>
          </table:table-cell>
          <table:table-cell office:value-type="float" office:value="-0.680894570246017" calcext:value-type="float">
            <text:p>-0.680894570246017</text:p>
          </table:table-cell>
          <table:table-cell office:value-type="float" office:value="1.97661268899579" calcext:value-type="float">
            <text:p>1.97661268899579</text:p>
          </table:table-cell>
          <table:table-cell office:value-type="float" office:value="0.537470725995316" calcext:value-type="float">
            <text:p>0.537470725995316</text:p>
          </table:table-cell>
          <table:table-cell office:value-type="float" office:value="0.551218665972764" calcext:value-type="float">
            <text:p>0.551218665972764</text:p>
          </table:table-cell>
          <table:table-cell office:value-type="float" office:value="-0.0137479399774482" calcext:value-type="float">
            <text:p>-0.0137479399774482</text:p>
          </table:table-cell>
          <table:table-cell office:value-type="float" office:value="0.556992363859317" calcext:value-type="float">
            <text:p>0.556992363859317</text:p>
          </table:table-cell>
          <table:table-cell office:value-type="float" office:value="0.786231313926043" calcext:value-type="float">
            <text:p>0.786231313926043</text:p>
          </table:table-cell>
          <table:table-cell office:value-type="float" office:value="0.652050504061858" calcext:value-type="float">
            <text:p>0.652050504061858</text:p>
          </table:table-cell>
          <table:table-cell office:value-type="float" office:value="0.710691120554686" calcext:value-type="float">
            <text:p>0.710691120554686</text:p>
          </table:table-cell>
          <table:table-cell office:value-type="float" office:value="-0.058640616492828" calcext:value-type="float">
            <text:p>-0.058640616492828</text:p>
          </table:table-cell>
          <table:table-cell office:value-type="float" office:value="0.786231313926043" calcext:value-type="float">
            <text:p>0.786231313926043</text:p>
          </table:table-cell>
          <table:table-cell office:value-type="float" office:value="0.231928875144956" calcext:value-type="float">
            <text:p>0.231928875144956</text:p>
          </table:table-cell>
          <table:table-cell office:value-type="float" office:value="0.765339966832504" calcext:value-type="float">
            <text:p>0.765339966832504</text:p>
          </table:table-cell>
          <table:table-cell office:value-type="float" office:value="0.760889712696942" calcext:value-type="float">
            <text:p>0.760889712696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a9bd4451-2f34-4907-ba80-cfce9be400d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255284806094" calcext:value-type="float">
            <text:p>0.0847255284806094</text:p>
          </table:table-cell>
          <table:table-cell office:value-type="float" office:value="0.0771126765504331" calcext:value-type="float">
            <text:p>0.0771126765504331</text:p>
          </table:table-cell>
          <table:table-cell office:value-type="float" office:value="0.00761285193017636" calcext:value-type="float">
            <text:p>0.00761285193017636</text:p>
          </table:table-cell>
          <table:table-cell office:value-type="float" office:value="63109.287791056" calcext:value-type="float">
            <text:p>63109.287791056</text:p>
          </table:table-cell>
          <table:table-cell office:value-type="float" office:value="0.525984019320015" calcext:value-type="float">
            <text:p>0.525984019320015</text:p>
          </table:table-cell>
          <table:table-cell office:value-type="float" office:value="0.551217851679379" calcext:value-type="float">
            <text:p>0.551217851679379</text:p>
          </table:table-cell>
          <table:table-cell office:value-type="float" office:value="0.730740891721341" calcext:value-type="float">
            <text:p>0.730740891721341</text:p>
          </table:table-cell>
          <table:table-cell office:value-type="float" office:value="-0.640118278845709" calcext:value-type="float">
            <text:p>-0.640118278845709</text:p>
          </table:table-cell>
          <table:table-cell office:value-type="float" office:value="1.79286444258939" calcext:value-type="float">
            <text:p>1.79286444258939</text:p>
          </table:table-cell>
          <table:table-cell office:value-type="float" office:value="0.544508353875651" calcext:value-type="float">
            <text:p>0.544508353875651</text:p>
          </table:table-cell>
          <table:table-cell office:value-type="float" office:value="0.552086186432941" calcext:value-type="float">
            <text:p>0.552086186432941</text:p>
          </table:table-cell>
          <table:table-cell office:value-type="float" office:value="-0.00757783255729017" calcext:value-type="float">
            <text:p>-0.00757783255729017</text:p>
          </table:table-cell>
          <table:table-cell office:value-type="float" office:value="0.551969741624914" calcext:value-type="float">
            <text:p>0.551969741624914</text:p>
          </table:table-cell>
          <table:table-cell office:value-type="float" office:value="0.929138415743344" calcext:value-type="float">
            <text:p>0.929138415743344</text:p>
          </table:table-cell>
          <table:table-cell office:value-type="float" office:value="0.692530506594355" calcext:value-type="float">
            <text:p>0.692530506594355</text:p>
          </table:table-cell>
          <table:table-cell office:value-type="float" office:value="0.711411764705882" calcext:value-type="float">
            <text:p>0.711411764705882</text:p>
          </table:table-cell>
          <table:table-cell office:value-type="float" office:value="-0.0188812581115275" calcext:value-type="float">
            <text:p>-0.0188812581115275</text:p>
          </table:table-cell>
          <table:table-cell office:value-type="float" office:value="0.929138415743344" calcext:value-type="float">
            <text:p>0.929138415743344</text:p>
          </table:table-cell>
          <table:table-cell office:value-type="float" office:value="0.0704239706481859" calcext:value-type="float">
            <text:p>0.0704239706481859</text:p>
          </table:table-cell>
          <table:table-cell office:value-type="float" office:value="0.89444679949131" calcext:value-type="float">
            <text:p>0.89444679949131</text:p>
          </table:table-cell>
          <table:table-cell office:value-type="float" office:value="0.907692307692308" calcext:value-type="float">
            <text:p>0.90769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fa8fa638-551d-4a29-acc4-2c799462d63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08093496556266" calcext:value-type="float">
            <text:p>0.0808093496556266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650846984187004" calcext:value-type="float">
            <text:p>0.00650846984187004</text:p>
          </table:table-cell>
          <table:table-cell office:value-type="float" office:value="70398.9062534946" calcext:value-type="float">
            <text:p>70398.9062534946</text:p>
          </table:table-cell>
          <table:table-cell office:value-type="float" office:value="0.525747466017112" calcext:value-type="float">
            <text:p>0.525747466017112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730329834647841" calcext:value-type="float">
            <text:p>0.730329834647841</text:p>
          </table:table-cell>
          <table:table-cell office:value-type="float" office:value="-0.571211958698711" calcext:value-type="float">
            <text:p>-0.571211958698711</text:p>
          </table:table-cell>
          <table:table-cell office:value-type="float" office:value="1.83707206148329" calcext:value-type="float">
            <text:p>1.83707206148329</text:p>
          </table:table-cell>
          <table:table-cell office:value-type="float" office:value="0.53179600886918" calcext:value-type="float">
            <text:p>0.53179600886918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20709534368071" calcext:value-type="float">
            <text:p>-0.020709534368071</text:p>
          </table:table-cell>
          <table:table-cell office:value-type="float" office:value="0.552837845349936" calcext:value-type="float">
            <text:p>0.552837845349936</text:p>
          </table:table-cell>
          <table:table-cell office:value-type="float" office:value="0.798218155550205" calcext:value-type="float">
            <text:p>0.798218155550205</text:p>
          </table:table-cell>
          <table:table-cell office:value-type="float" office:value="0.653244876510773" calcext:value-type="float">
            <text:p>0.653244876510773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585149566749796" calcext:value-type="float">
            <text:p>-0.0585149566749796</text:p>
          </table:table-cell>
          <table:table-cell office:value-type="float" office:value="0.798218155550205" calcext:value-type="float">
            <text:p>0.798218155550205</text:p>
          </table:table-cell>
          <table:table-cell office:value-type="float" office:value="0.202854028342087" calcext:value-type="float">
            <text:p>0.202854028342087</text:p>
          </table:table-cell>
          <table:table-cell office:value-type="float" office:value="0.746044962531224" calcext:value-type="float">
            <text:p>0.746044962531224</text:p>
          </table:table-cell>
          <table:table-cell office:value-type="float" office:value="0.748584905660377" calcext:value-type="float">
            <text:p>0.748584905660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e4babba-a020-428a-8095-be418e3ed9e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913065522387" calcext:value-type="float">
            <text:p>0.0850913065522387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781418185247351" calcext:value-type="float">
            <text:p>0.00781418185247351</text:p>
          </table:table-cell>
          <table:table-cell office:value-type="float" office:value="64779.9345571185" calcext:value-type="float">
            <text:p>64779.9345571185</text:p>
          </table:table-cell>
          <table:table-cell office:value-type="float" office:value="0.525489632457493" calcext:value-type="float">
            <text:p>0.525489632457493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32220128332843" calcext:value-type="float">
            <text:p>0.732220128332843</text:p>
          </table:table-cell>
          <table:table-cell office:value-type="float" office:value="-0.627184467769238" calcext:value-type="float">
            <text:p>-0.627184467769238</text:p>
          </table:table-cell>
          <table:table-cell office:value-type="float" office:value="2.29802075538203" calcext:value-type="float">
            <text:p>2.29802075538203</text:p>
          </table:table-cell>
          <table:table-cell office:value-type="float" office:value="0.552086186432941" calcext:value-type="float">
            <text:p>0.552086186432941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07733041175934" calcext:value-type="float">
            <text:p>-0.0107733041175934</text:p>
          </table:table-cell>
          <table:table-cell office:value-type="float" office:value="0.561600939426558" calcext:value-type="float">
            <text:p>0.561600939426558</text:p>
          </table:table-cell>
          <table:table-cell office:value-type="float" office:value="0.930900243309002" calcext:value-type="float">
            <text:p>0.930900243309002</text:p>
          </table:table-cell>
          <table:table-cell office:value-type="float" office:value="0.7005615234375" calcext:value-type="float">
            <text:p>0.7005615234375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197329034815327" calcext:value-type="float">
            <text:p>-0.0197329034815327</text:p>
          </table:table-cell>
          <table:table-cell office:value-type="float" office:value="0.930900243309002" calcext:value-type="float">
            <text:p>0.930900243309002</text:p>
          </table:table-cell>
          <table:table-cell office:value-type="float" office:value="0.064327485380117" calcext:value-type="float">
            <text:p>0.064327485380117</text:p>
          </table:table-cell>
          <table:table-cell office:value-type="float" office:value="0.902924968206867" calcext:value-type="float">
            <text:p>0.902924968206867</text:p>
          </table:table-cell>
          <table:table-cell office:value-type="float" office:value="0.915865384615385" calcext:value-type="float">
            <text:p>0.91586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df5a12e-9052-415d-b57a-867724c0c1c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4624054471107" calcext:value-type="float">
            <text:p>0.084624054471107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734692977134177" calcext:value-type="float">
            <text:p>0.00734692977134177</text:p>
          </table:table-cell>
          <table:table-cell office:value-type="float" office:value="62601.6680459965" calcext:value-type="float">
            <text:p>62601.6680459965</text:p>
          </table:table-cell>
          <table:table-cell office:value-type="float" office:value="0.525429406179887" calcext:value-type="float">
            <text:p>0.525429406179887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31328891487799" calcext:value-type="float">
            <text:p>0.731328891487799</text:p>
          </table:table-cell>
          <table:table-cell office:value-type="float" office:value="-0.638643326118556" calcext:value-type="float">
            <text:p>-0.638643326118556</text:p>
          </table:table-cell>
          <table:table-cell office:value-type="float" office:value="2.30648932531314" calcext:value-type="float">
            <text:p>2.30648932531314</text:p>
          </table:table-cell>
          <table:table-cell office:value-type="float" office:value="0.552131836026659" calcext:value-type="float">
            <text:p>0.552131836026659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107276545238747" calcext:value-type="float">
            <text:p>-0.0107276545238747</text:p>
          </table:table-cell>
          <table:table-cell office:value-type="float" office:value="0.563781840279536" calcext:value-type="float">
            <text:p>0.563781840279536</text:p>
          </table:table-cell>
          <table:table-cell office:value-type="float" office:value="0.902919708029197" calcext:value-type="float">
            <text:p>0.902919708029197</text:p>
          </table:table-cell>
          <table:table-cell office:value-type="float" office:value="0.694142220282446" calcext:value-type="float">
            <text:p>0.694142220282446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261522066365871" calcext:value-type="float">
            <text:p>-0.0261522066365871</text:p>
          </table:table-cell>
          <table:table-cell office:value-type="float" office:value="0.902919708029197" calcext:value-type="float">
            <text:p>0.902919708029197</text:p>
          </table:table-cell>
          <table:table-cell office:value-type="float" office:value="0.100459482038429" calcext:value-type="float">
            <text:p>0.100459482038429</text:p>
          </table:table-cell>
          <table:table-cell office:value-type="float" office:value="0.869860110216193" calcext:value-type="float">
            <text:p>0.869860110216193</text:p>
          </table:table-cell>
          <table:table-cell office:value-type="float" office:value="0.875480769230769" calcext:value-type="float">
            <text:p>0.87548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f097250-211c-476a-bc2a-2716102ff52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27599444884479" calcext:value-type="float">
            <text:p>0.0827599444884479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942224367981215" calcext:value-type="float">
            <text:p>0.00942224367981215</text:p>
          </table:table-cell>
          <table:table-cell office:value-type="float" office:value="81443.950736052" calcext:value-type="float">
            <text:p>81443.950736052</text:p>
          </table:table-cell>
          <table:table-cell office:value-type="float" office:value="0.525230986438575" calcext:value-type="float">
            <text:p>0.525230986438575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32984691807556" calcext:value-type="float">
            <text:p>0.732984691807556</text:p>
          </table:table-cell>
          <table:table-cell office:value-type="float" office:value="-0.559078512215808" calcext:value-type="float">
            <text:p>-0.559078512215808</text:p>
          </table:table-cell>
          <table:table-cell office:value-type="float" office:value="3.24448800554247" calcext:value-type="float">
            <text:p>3.24448800554247</text:p>
          </table:table-cell>
          <table:table-cell office:value-type="float" office:value="0.556798012069578" calcext:value-type="float">
            <text:p>0.556798012069578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244053958111466" calcext:value-type="float">
            <text:p>-0.0244053958111466</text:p>
          </table:table-cell>
          <table:table-cell office:value-type="float" office:value="0.581799053129932" calcext:value-type="float">
            <text:p>0.581799053129932</text:p>
          </table:table-cell>
          <table:table-cell office:value-type="float" office:value="0.844403725759658" calcext:value-type="float">
            <text:p>0.844403725759658</text:p>
          </table:table-cell>
          <table:table-cell office:value-type="float" office:value="0.688924878534945" calcext:value-type="float">
            <text:p>0.688924878534945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462157175249982" calcext:value-type="float">
            <text:p>-0.0462157175249982</text:p>
          </table:table-cell>
          <table:table-cell office:value-type="float" office:value="0.844403725759658" calcext:value-type="float">
            <text:p>0.844403725759658</text:p>
          </table:table-cell>
          <table:table-cell office:value-type="float" office:value="0.157660521296885" calcext:value-type="float">
            <text:p>0.157660521296885</text:p>
          </table:table-cell>
          <table:table-cell office:value-type="float" office:value="0.822721598002497" calcext:value-type="float">
            <text:p>0.822721598002497</text:p>
          </table:table-cell>
          <table:table-cell office:value-type="float" office:value="0.831444759206799" calcext:value-type="float">
            <text:p>0.831444759206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6f786b67-a5ff-49d4-ba4c-2dce3fc6b96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27453871652391" calcext:value-type="float">
            <text:p>0.0827453871652391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623148849869448" calcext:value-type="float">
            <text:p>0.00623148849869448</text:p>
          </table:table-cell>
          <table:table-cell office:value-type="float" office:value="54291.0660450481" calcext:value-type="float">
            <text:p>54291.0660450481</text:p>
          </table:table-cell>
          <table:table-cell office:value-type="float" office:value="0.524316311884188" calcext:value-type="float">
            <text:p>0.524316311884188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28845779903718" calcext:value-type="float">
            <text:p>0.728845779903718</text:p>
          </table:table-cell>
          <table:table-cell office:value-type="float" office:value="-0.639341361681836" calcext:value-type="float">
            <text:p>-0.639341361681836</text:p>
          </table:table-cell>
          <table:table-cell office:value-type="float" office:value="3.23691908351328" calcext:value-type="float">
            <text:p>3.23691908351328</text:p>
          </table:table-cell>
          <table:table-cell office:value-type="float" office:value="0.561518085495068" calcext:value-type="float">
            <text:p>0.561518085495068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180854950675923" calcext:value-type="float">
            <text:p>-0.0180854950675923</text:p>
          </table:table-cell>
          <table:table-cell office:value-type="float" office:value="0.582058636073932" calcext:value-type="float">
            <text:p>0.582058636073932</text:p>
          </table:table-cell>
          <table:table-cell office:value-type="float" office:value="0.863525332913088" calcext:value-type="float">
            <text:p>0.863525332913088</text:p>
          </table:table-cell>
          <table:table-cell office:value-type="float" office:value="0.695390082172658" calcext:value-type="float">
            <text:p>0.695390082172658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384694604300542" calcext:value-type="float">
            <text:p>-0.0384694604300542</text:p>
          </table:table-cell>
          <table:table-cell office:value-type="float" office:value="0.863525332913088" calcext:value-type="float">
            <text:p>0.863525332913088</text:p>
          </table:table-cell>
          <table:table-cell office:value-type="float" office:value="0.145138511678436" calcext:value-type="float">
            <text:p>0.145138511678436</text:p>
          </table:table-cell>
          <table:table-cell office:value-type="float" office:value="0.806027164685908" calcext:value-type="float">
            <text:p>0.806027164685908</text:p>
          </table:table-cell>
          <table:table-cell office:value-type="float" office:value="0.831811629024507" calcext:value-type="float">
            <text:p>0.831811629024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ccf2ce6a-d23b-4267-9a17-12127ac6290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25349454452506" calcext:value-type="float">
            <text:p>0.0825349454452506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512640614205084" calcext:value-type="float">
            <text:p>0.00512640614205084</text:p>
          </table:table-cell>
          <table:table-cell office:value-type="float" office:value="53814.9648704455" calcext:value-type="float">
            <text:p>53814.9648704455</text:p>
          </table:table-cell>
          <table:table-cell office:value-type="float" office:value="0.523932450599553" calcext:value-type="float">
            <text:p>0.523932450599553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25107935176113" calcext:value-type="float">
            <text:p>0.725107935176113</text:p>
          </table:table-cell>
          <table:table-cell office:value-type="float" office:value="-0.58833704766607" calcext:value-type="float">
            <text:p>-0.58833704766607</text:p>
          </table:table-cell>
          <table:table-cell office:value-type="float" office:value="1.80795575392785" calcext:value-type="float">
            <text:p>1.80795575392785</text:p>
          </table:table-cell>
          <table:table-cell office:value-type="float" office:value="0.541214057507987" calcext:value-type="float">
            <text:p>0.541214057507987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109539023277042" calcext:value-type="float">
            <text:p>-0.0109539023277042</text:p>
          </table:table-cell>
          <table:table-cell office:value-type="float" office:value="0.551965864065834" calcext:value-type="float">
            <text:p>0.551965864065834</text:p>
          </table:table-cell>
          <table:table-cell office:value-type="float" office:value="0.898164985948091" calcext:value-type="float">
            <text:p>0.898164985948091</text:p>
          </table:table-cell>
          <table:table-cell office:value-type="float" office:value="0.683740246664989" calcext:value-type="float">
            <text:p>0.683740246664989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277394051816356" calcext:value-type="float">
            <text:p>-0.0277394051816356</text:p>
          </table:table-cell>
          <table:table-cell office:value-type="float" office:value="0.898164985948091" calcext:value-type="float">
            <text:p>0.898164985948091</text:p>
          </table:table-cell>
          <table:table-cell office:value-type="float" office:value="0.101100693028944" calcext:value-type="float">
            <text:p>0.101100693028944</text:p>
          </table:table-cell>
          <table:table-cell office:value-type="float" office:value="0.842796610169491" calcext:value-type="float">
            <text:p>0.842796610169491</text:p>
          </table:table-cell>
          <table:table-cell office:value-type="float" office:value="0.860576923076923" calcext:value-type="float">
            <text:p>0.860576923076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331474c3-a767-4aa8-80c1-d4cb2bcf96a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29306016313398" calcext:value-type="float">
            <text:p>0.0829306016313398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103309268387988" calcext:value-type="float">
            <text:p>0.0103309268387988</text:p>
          </table:table-cell>
          <table:table-cell office:value-type="float" office:value="81677.0214792511" calcext:value-type="float">
            <text:p>81677.0214792511</text:p>
          </table:table-cell>
          <table:table-cell office:value-type="float" office:value="0.523463191034478" calcext:value-type="float">
            <text:p>0.523463191034478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3133725268117" calcext:value-type="float">
            <text:p>0.73133725268117</text:p>
          </table:table-cell>
          <table:table-cell office:value-type="float" office:value="-0.608555430027985" calcext:value-type="float">
            <text:p>-0.608555430027985</text:p>
          </table:table-cell>
          <table:table-cell office:value-type="float" office:value="4.70034707871179" calcext:value-type="float">
            <text:p>4.70034707871179</text:p>
          </table:table-cell>
          <table:table-cell office:value-type="float" office:value="0.575908323709692" calcext:value-type="float">
            <text:p>0.575908323709692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284267566847296" calcext:value-type="float">
            <text:p>-0.0284267566847296</text:p>
          </table:table-cell>
          <table:table-cell office:value-type="float" office:value="0.606274879530693" calcext:value-type="float">
            <text:p>0.606274879530693</text:p>
          </table:table-cell>
          <table:table-cell office:value-type="float" office:value="0.850727620167573" calcext:value-type="float">
            <text:p>0.850727620167573</text:p>
          </table:table-cell>
          <table:table-cell office:value-type="float" office:value="0.70799437274451" calcext:value-type="float">
            <text:p>0.70799437274451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453832573773059" calcext:value-type="float">
            <text:p>-0.0453832573773059</text:p>
          </table:table-cell>
          <table:table-cell office:value-type="float" office:value="0.850727620167573" calcext:value-type="float">
            <text:p>0.850727620167573</text:p>
          </table:table-cell>
          <table:table-cell office:value-type="float" office:value="0.156151773686574" calcext:value-type="float">
            <text:p>0.156151773686574</text:p>
          </table:table-cell>
          <table:table-cell office:value-type="float" office:value="0.841666666666667" calcext:value-type="float">
            <text:p>0.841666666666667</text:p>
          </table:table-cell>
          <table:table-cell office:value-type="float" office:value="0.842427093132643" calcext:value-type="float">
            <text:p>0.842427093132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51bc5a9-ba68-4efd-980f-49411272928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81204477111082" calcext:value-type="float">
            <text:p>0.081204477111082</text:p>
          </table:table-cell>
          <table:table-cell office:value-type="float" office:value="0.0774085393031998" calcext:value-type="float">
            <text:p>0.0774085393031998</text:p>
          </table:table-cell>
          <table:table-cell office:value-type="float" office:value="0.00379593780788223" calcext:value-type="float">
            <text:p>0.00379593780788223</text:p>
          </table:table-cell>
          <table:table-cell office:value-type="float" office:value="48804.5010518935" calcext:value-type="float">
            <text:p>48804.5010518935</text:p>
          </table:table-cell>
          <table:table-cell office:value-type="float" office:value="0.523215895266079" calcext:value-type="float">
            <text:p>0.523215895266079</text:p>
          </table:table-cell>
          <table:table-cell office:value-type="float" office:value="0.552967415883" calcext:value-type="float">
            <text:p>0.552967415883</text:p>
          </table:table-cell>
          <table:table-cell office:value-type="float" office:value="0.724863623149388" calcext:value-type="float">
            <text:p>0.724863623149388</text:p>
          </table:table-cell>
          <table:table-cell office:value-type="float" office:value="-0.598049356464245" calcext:value-type="float">
            <text:p>-0.598049356464245</text:p>
          </table:table-cell>
          <table:table-cell office:value-type="float" office:value="1.83071142925365" calcext:value-type="float">
            <text:p>1.83071142925365</text:p>
          </table:table-cell>
          <table:table-cell office:value-type="float" office:value="0.537106344135098" calcext:value-type="float">
            <text:p>0.537106344135098</text:p>
          </table:table-cell>
          <table:table-cell office:value-type="float" office:value="0.552167959835691" calcext:value-type="float">
            <text:p>0.552167959835691</text:p>
          </table:table-cell>
          <table:table-cell office:value-type="float" office:value="-0.0150616157005933" calcext:value-type="float">
            <text:p>-0.0150616157005933</text:p>
          </table:table-cell>
          <table:table-cell office:value-type="float" office:value="0.553919947072445" calcext:value-type="float">
            <text:p>0.553919947072445</text:p>
          </table:table-cell>
          <table:table-cell office:value-type="float" office:value="0.830467845924946" calcext:value-type="float">
            <text:p>0.830467845924946</text:p>
          </table:table-cell>
          <table:table-cell office:value-type="float" office:value="0.664572033337743" calcext:value-type="float">
            <text:p>0.664572033337743</text:p>
          </table:table-cell>
          <table:table-cell office:value-type="float" office:value="0.711479651846624" calcext:value-type="float">
            <text:p>0.711479651846624</text:p>
          </table:table-cell>
          <table:table-cell office:value-type="float" office:value="-0.0469076185088811" calcext:value-type="float">
            <text:p>-0.0469076185088811</text:p>
          </table:table-cell>
          <table:table-cell office:value-type="float" office:value="0.830467845924946" calcext:value-type="float">
            <text:p>0.830467845924946</text:p>
          </table:table-cell>
          <table:table-cell office:value-type="float" office:value="0.175397472482674" calcext:value-type="float">
            <text:p>0.175397472482674</text:p>
          </table:table-cell>
          <table:table-cell office:value-type="float" office:value="0.784322033898305" calcext:value-type="float">
            <text:p>0.784322033898305</text:p>
          </table:table-cell>
          <table:table-cell office:value-type="float" office:value="0.794230769230769" calcext:value-type="float">
            <text:p>0.794230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02f97a9-7baa-4394-8258-edee1c260a5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23120103895294" calcext:value-type="float">
            <text:p>0.0823120103895294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887850957678116" calcext:value-type="float">
            <text:p>0.00887850957678116</text:p>
          </table:table-cell>
          <table:table-cell office:value-type="float" office:value="109013.090989714" calcext:value-type="float">
            <text:p>109013.090989714</text:p>
          </table:table-cell>
          <table:table-cell office:value-type="float" office:value="0.523053993470467" calcext:value-type="float">
            <text:p>0.523053993470467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27348404147532" calcext:value-type="float">
            <text:p>0.727348404147532</text:p>
          </table:table-cell>
          <table:table-cell office:value-type="float" office:value="-0.666555191553502" calcext:value-type="float">
            <text:p>-0.666555191553502</text:p>
          </table:table-cell>
          <table:table-cell office:value-type="float" office:value="2.56799670148879" calcext:value-type="float">
            <text:p>2.56799670148879</text:p>
          </table:table-cell>
          <table:table-cell office:value-type="float" office:value="0.541460664411484" calcext:value-type="float">
            <text:p>0.541460664411484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206435944140861" calcext:value-type="float">
            <text:p>-0.0206435944140861</text:p>
          </table:table-cell>
          <table:table-cell office:value-type="float" office:value="0.569410533658877" calcext:value-type="float">
            <text:p>0.569410533658877</text:p>
          </table:table-cell>
          <table:table-cell office:value-type="float" office:value="0.755728724635445" calcext:value-type="float">
            <text:p>0.755728724635445</text:p>
          </table:table-cell>
          <table:table-cell office:value-type="float" office:value="0.649471206444982" calcext:value-type="float">
            <text:p>0.649471206444982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702045202548149" calcext:value-type="float">
            <text:p>-0.0702045202548149</text:p>
          </table:table-cell>
          <table:table-cell office:value-type="float" office:value="0.755728724635445" calcext:value-type="float">
            <text:p>0.755728724635445</text:p>
          </table:table-cell>
          <table:table-cell office:value-type="float" office:value="0.266415767059523" calcext:value-type="float">
            <text:p>0.266415767059523</text:p>
          </table:table-cell>
          <table:table-cell office:value-type="float" office:value="0.738391376451078" calcext:value-type="float">
            <text:p>0.738391376451078</text:p>
          </table:table-cell>
          <table:table-cell office:value-type="float" office:value="0.74443413729128" calcext:value-type="float">
            <text:p>0.74443413729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8703e10-8339-4e42-804e-a982b0c8cbb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29263514382694" calcext:value-type="float">
            <text:p>0.0829263514382694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877773457934139" calcext:value-type="float">
            <text:p>0.00877773457934139</text:p>
          </table:table-cell>
          <table:table-cell office:value-type="float" office:value="82899.9972767696" calcext:value-type="float">
            <text:p>82899.9972767696</text:p>
          </table:table-cell>
          <table:table-cell office:value-type="float" office:value="0.522748394184248" calcext:value-type="float">
            <text:p>0.522748394184248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27295112434771" calcext:value-type="float">
            <text:p>0.727295112434771</text:p>
          </table:table-cell>
          <table:table-cell office:value-type="float" office:value="-0.625175448283812" calcext:value-type="float">
            <text:p>-0.625175448283812</text:p>
          </table:table-cell>
          <table:table-cell office:value-type="float" office:value="2.32921132958367" calcext:value-type="float">
            <text:p>2.32921132958367</text:p>
          </table:table-cell>
          <table:table-cell office:value-type="float" office:value="0.549764925042136" calcext:value-type="float">
            <text:p>0.549764925042136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132174221591413" calcext:value-type="float">
            <text:p>-0.0132174221591413</text:p>
          </table:table-cell>
          <table:table-cell office:value-type="float" office:value="0.565219622331691" calcext:value-type="float">
            <text:p>0.565219622331691</text:p>
          </table:table-cell>
          <table:table-cell office:value-type="float" office:value="0.86780115024029" calcext:value-type="float">
            <text:p>0.86780115024029</text:p>
          </table:table-cell>
          <table:table-cell office:value-type="float" office:value="0.684565426804636" calcext:value-type="float">
            <text:p>0.684565426804636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358295900800654" calcext:value-type="float">
            <text:p>-0.0358295900800654</text:p>
          </table:table-cell>
          <table:table-cell office:value-type="float" office:value="0.86780115024029" calcext:value-type="float">
            <text:p>0.86780115024029</text:p>
          </table:table-cell>
          <table:table-cell office:value-type="float" office:value="0.140058865320207" calcext:value-type="float">
            <text:p>0.140058865320207</text:p>
          </table:table-cell>
          <table:table-cell office:value-type="float" office:value="0.845961698584513" calcext:value-type="float">
            <text:p>0.845961698584513</text:p>
          </table:table-cell>
          <table:table-cell office:value-type="float" office:value="0.859234766178555" calcext:value-type="float">
            <text:p>0.859234766178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0fb0e29-e3f6-47fc-a460-da893795dc6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17847593413814" calcext:value-type="float">
            <text:p>0.0817847593413814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844705853274563" calcext:value-type="float">
            <text:p>0.00844705853274563</text:p>
          </table:table-cell>
          <table:table-cell office:value-type="float" office:value="75478.7200135306" calcext:value-type="float">
            <text:p>75478.7200135306</text:p>
          </table:table-cell>
          <table:table-cell office:value-type="float" office:value="0.521905635793042" calcext:value-type="float">
            <text:p>0.521905635793042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9045513615467" calcext:value-type="float">
            <text:p>0.729045513615467</text:p>
          </table:table-cell>
          <table:table-cell office:value-type="float" office:value="-0.589830914940441" calcext:value-type="float">
            <text:p>-0.589830914940441</text:p>
          </table:table-cell>
          <table:table-cell office:value-type="float" office:value="3.24948187193163" calcext:value-type="float">
            <text:p>3.24948187193163</text:p>
          </table:table-cell>
          <table:table-cell office:value-type="float" office:value="0.553336883209088" calcext:value-type="float">
            <text:p>0.553336883209088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278665246716365" calcext:value-type="float">
            <text:p>-0.0278665246716365</text:p>
          </table:table-cell>
          <table:table-cell office:value-type="float" office:value="0.580339162692104" calcext:value-type="float">
            <text:p>0.580339162692104</text:p>
          </table:table-cell>
          <table:table-cell office:value-type="float" office:value="0.836081844556421" calcext:value-type="float">
            <text:p>0.836081844556421</text:p>
          </table:table-cell>
          <table:table-cell office:value-type="float" office:value="0.685122622622623" calcext:value-type="float">
            <text:p>0.685122622622623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500179734373201" calcext:value-type="float">
            <text:p>-0.0500179734373201</text:p>
          </table:table-cell>
          <table:table-cell office:value-type="float" office:value="0.836081844556421" calcext:value-type="float">
            <text:p>0.836081844556421</text:p>
          </table:table-cell>
          <table:table-cell office:value-type="float" office:value="0.16094511549057" calcext:value-type="float">
            <text:p>0.16094511549057</text:p>
          </table:table-cell>
          <table:table-cell office:value-type="float" office:value="0.822721598002497" calcext:value-type="float">
            <text:p>0.822721598002497</text:p>
          </table:table-cell>
          <table:table-cell office:value-type="float" office:value="0.830028328611898" calcext:value-type="float">
            <text:p>0.83002832861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f636b98c-6e14-4400-bfed-78328ea9500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18760895303918" calcext:value-type="float">
            <text:p>0.0818760895303918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0927641473785079" calcext:value-type="float">
            <text:p>0.00927641473785079</text:p>
          </table:table-cell>
          <table:table-cell office:value-type="float" office:value="75238.1629830687" calcext:value-type="float">
            <text:p>75238.1629830687</text:p>
          </table:table-cell>
          <table:table-cell office:value-type="float" office:value="0.521791387698112" calcext:value-type="float">
            <text:p>0.521791387698112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29303360131938" calcext:value-type="float">
            <text:p>0.729303360131938</text:p>
          </table:table-cell>
          <table:table-cell office:value-type="float" office:value="-0.623228437388869" calcext:value-type="float">
            <text:p>-0.623228437388869</text:p>
          </table:table-cell>
          <table:table-cell office:value-type="float" office:value="4.71880893311051" calcext:value-type="float">
            <text:p>4.71880893311051</text:p>
          </table:table-cell>
          <table:table-cell office:value-type="float" office:value="0.563693701696722" calcext:value-type="float">
            <text:p>0.563693701696722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406413786976992" calcext:value-type="float">
            <text:p>-0.0406413786976992</text:p>
          </table:table-cell>
          <table:table-cell office:value-type="float" office:value="0.60098232875981" calcext:value-type="float">
            <text:p>0.60098232875981</text:p>
          </table:table-cell>
          <table:table-cell office:value-type="float" office:value="0.827355578421285" calcext:value-type="float">
            <text:p>0.827355578421285</text:p>
          </table:table-cell>
          <table:table-cell office:value-type="float" office:value="0.696230324396202" calcext:value-type="float">
            <text:p>0.696230324396202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571473057256138" calcext:value-type="float">
            <text:p>-0.0571473057256138</text:p>
          </table:table-cell>
          <table:table-cell office:value-type="float" office:value="0.827355578421285" calcext:value-type="float">
            <text:p>0.827355578421285</text:p>
          </table:table-cell>
          <table:table-cell office:value-type="float" office:value="0.160978895374944" calcext:value-type="float">
            <text:p>0.160978895374944</text:p>
          </table:table-cell>
          <table:table-cell office:value-type="float" office:value="0.84" calcext:value-type="float">
            <text:p>0.84</text:p>
          </table:table-cell>
          <table:table-cell office:value-type="float" office:value="0.849952963311383" calcext:value-type="float">
            <text:p>0.849952963311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24b1ceb-270f-451f-9424-493f4d387b8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20055206702437" calcext:value-type="float">
            <text:p>0.0820055206702437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857201985749545" calcext:value-type="float">
            <text:p>0.00857201985749545</text:p>
          </table:table-cell>
          <table:table-cell office:value-type="float" office:value="106314.192269143" calcext:value-type="float">
            <text:p>106314.192269143</text:p>
          </table:table-cell>
          <table:table-cell office:value-type="float" office:value="0.52154984857073" calcext:value-type="float">
            <text:p>0.52154984857073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26315997465797" calcext:value-type="float">
            <text:p>0.726315997465797</text:p>
          </table:table-cell>
          <table:table-cell office:value-type="float" office:value="-0.633162248424933" calcext:value-type="float">
            <text:p>-0.633162248424933</text:p>
          </table:table-cell>
          <table:table-cell office:value-type="float" office:value="2.57361772297093" calcext:value-type="float">
            <text:p>2.57361772297093</text:p>
          </table:table-cell>
          <table:table-cell office:value-type="float" office:value="0.546491456327522" calcext:value-type="float">
            <text:p>0.546491456327522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156128024980483" calcext:value-type="float">
            <text:p>-0.0156128024980483</text:p>
          </table:table-cell>
          <table:table-cell office:value-type="float" office:value="0.572194671894822" calcext:value-type="float">
            <text:p>0.572194671894822</text:p>
          </table:table-cell>
          <table:table-cell office:value-type="float" office:value="0.765604505825168" calcext:value-type="float">
            <text:p>0.765604505825168</text:p>
          </table:table-cell>
          <table:table-cell office:value-type="float" office:value="0.654918654918655" calcext:value-type="float">
            <text:p>0.654918654918655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647570717811423" calcext:value-type="float">
            <text:p>-0.0647570717811423</text:p>
          </table:table-cell>
          <table:table-cell office:value-type="float" office:value="0.765604505825168" calcext:value-type="float">
            <text:p>0.765604505825168</text:p>
          </table:table-cell>
          <table:table-cell office:value-type="float" office:value="0.265227295236209" calcext:value-type="float">
            <text:p>0.265227295236209</text:p>
          </table:table-cell>
          <table:table-cell office:value-type="float" office:value="0.745854063018242" calcext:value-type="float">
            <text:p>0.745854063018242</text:p>
          </table:table-cell>
          <table:table-cell office:value-type="float" office:value="0.75417439703154" calcext:value-type="float">
            <text:p>0.75417439703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b1e716b-7ab5-4759-8746-095ce58feb7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803650740235513" calcext:value-type="float">
            <text:p>0.0803650740235513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308794932378609" calcext:value-type="float">
            <text:p>0.00308794932378609</text:p>
          </table:table-cell>
          <table:table-cell office:value-type="float" office:value="45798.3564019134" calcext:value-type="float">
            <text:p>45798.3564019134</text:p>
          </table:table-cell>
          <table:table-cell office:value-type="float" office:value="0.521360300889762" calcext:value-type="float">
            <text:p>0.521360300889762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22292202179029" calcext:value-type="float">
            <text:p>0.722292202179029</text:p>
          </table:table-cell>
          <table:table-cell office:value-type="float" office:value="-0.593219743277273" calcext:value-type="float">
            <text:p>-0.593219743277273</text:p>
          </table:table-cell>
          <table:table-cell office:value-type="float" office:value="2.35562172479821" calcext:value-type="float">
            <text:p>2.35562172479821</text:p>
          </table:table-cell>
          <table:table-cell office:value-type="float" office:value="0.536428375787455" calcext:value-type="float">
            <text:p>0.536428375787455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264311147630786" calcext:value-type="float">
            <text:p>-0.0264311147630786</text:p>
          </table:table-cell>
          <table:table-cell office:value-type="float" office:value="0.562799561124906" calcext:value-type="float">
            <text:p>0.562799561124906</text:p>
          </table:table-cell>
          <table:table-cell office:value-type="float" office:value="0.790429845904298" calcext:value-type="float">
            <text:p>0.790429845904298</text:p>
          </table:table-cell>
          <table:table-cell office:value-type="float" office:value="0.657469558471346" calcext:value-type="float">
            <text:p>0.657469558471346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628248684476865" calcext:value-type="float">
            <text:p>-0.0628248684476865</text:p>
          </table:table-cell>
          <table:table-cell office:value-type="float" office:value="0.790429845904298" calcext:value-type="float">
            <text:p>0.790429845904298</text:p>
          </table:table-cell>
          <table:table-cell office:value-type="float" office:value="0.2093776106934" calcext:value-type="float">
            <text:p>0.2093776106934</text:p>
          </table:table-cell>
          <table:table-cell office:value-type="float" office:value="0.738448495125053" calcext:value-type="float">
            <text:p>0.738448495125053</text:p>
          </table:table-cell>
          <table:table-cell office:value-type="float" office:value="0.761057692307692" calcext:value-type="float">
            <text:p>0.761057692307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e5c54fe-3c76-466d-b2a4-66e14921d47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20758112572277" calcext:value-type="float">
            <text:p>0.0820758112572277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86423104444795" calcext:value-type="float">
            <text:p>0.0086423104444795</text:p>
          </table:table-cell>
          <table:table-cell office:value-type="float" office:value="106927.266801954" calcext:value-type="float">
            <text:p>106927.266801954</text:p>
          </table:table-cell>
          <table:table-cell office:value-type="float" office:value="0.521299193091293" calcext:value-type="float">
            <text:p>0.521299193091293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26225716232815" calcext:value-type="float">
            <text:p>0.726225716232815</text:p>
          </table:table-cell>
          <table:table-cell office:value-type="float" office:value="-0.644972354035367" calcext:value-type="float">
            <text:p>-0.644972354035367</text:p>
          </table:table-cell>
          <table:table-cell office:value-type="float" office:value="2.54386015012374" calcext:value-type="float">
            <text:p>2.54386015012374</text:p>
          </table:table-cell>
          <table:table-cell office:value-type="float" office:value="0.541026975453205" calcext:value-type="float">
            <text:p>0.541026975453205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210772833723653" calcext:value-type="float">
            <text:p>-0.0210772833723653</text:p>
          </table:table-cell>
          <table:table-cell office:value-type="float" office:value="0.566313441160067" calcext:value-type="float">
            <text:p>0.566313441160067</text:p>
          </table:table-cell>
          <table:table-cell office:value-type="float" office:value="0.783427204690996" calcext:value-type="float">
            <text:p>0.783427204690996</text:p>
          </table:table-cell>
          <table:table-cell office:value-type="float" office:value="0.657408306626525" calcext:value-type="float">
            <text:p>0.657408306626525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622674200732718" calcext:value-type="float">
            <text:p>-0.0622674200732718</text:p>
          </table:table-cell>
          <table:table-cell office:value-type="float" office:value="0.783427204690996" calcext:value-type="float">
            <text:p>0.783427204690996</text:p>
          </table:table-cell>
          <table:table-cell office:value-type="float" office:value="0.229870258492622" calcext:value-type="float">
            <text:p>0.229870258492622</text:p>
          </table:table-cell>
          <table:table-cell office:value-type="float" office:value="0.757048092868988" calcext:value-type="float">
            <text:p>0.757048092868988</text:p>
          </table:table-cell>
          <table:table-cell office:value-type="float" office:value="0.760667903525046" calcext:value-type="float">
            <text:p>0.760667903525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42b8cef-426e-4d1f-be1d-472513d8024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807506043916975" calcext:value-type="float">
            <text:p>0.0807506043916975</text:p>
          </table:table-cell>
          <table:table-cell office:value-type="float" office:value="0.0765138986665446" calcext:value-type="float">
            <text:p>0.0765138986665446</text:p>
          </table:table-cell>
          <table:table-cell office:value-type="float" office:value="0.00423670572515289" calcext:value-type="float">
            <text:p>0.00423670572515289</text:p>
          </table:table-cell>
          <table:table-cell office:value-type="float" office:value="46897.6014919367" calcext:value-type="float">
            <text:p>46897.6014919367</text:p>
          </table:table-cell>
          <table:table-cell office:value-type="float" office:value="0.521185242292309" calcext:value-type="float">
            <text:p>0.521185242292309</text:p>
          </table:table-cell>
          <table:table-cell office:value-type="float" office:value="0.547622167746079" calcext:value-type="float">
            <text:p>0.547622167746079</text:p>
          </table:table-cell>
          <table:table-cell office:value-type="float" office:value="0.723653981260769" calcext:value-type="float">
            <text:p>0.723653981260769</text:p>
          </table:table-cell>
          <table:table-cell office:value-type="float" office:value="-0.6111468153676" calcext:value-type="float">
            <text:p>-0.6111468153676</text:p>
          </table:table-cell>
          <table:table-cell office:value-type="float" office:value="3.27341316154186" calcext:value-type="float">
            <text:p>3.27341316154186</text:p>
          </table:table-cell>
          <table:table-cell office:value-type="float" office:value="0.552521008403361" calcext:value-type="float">
            <text:p>0.552521008403361</text:p>
          </table:table-cell>
          <table:table-cell office:value-type="float" office:value="0.57960358056266" calcext:value-type="float">
            <text:p>0.57960358056266</text:p>
          </table:table-cell>
          <table:table-cell office:value-type="float" office:value="-0.0270825721592984" calcext:value-type="float">
            <text:p>-0.0270825721592984</text:p>
          </table:table-cell>
          <table:table-cell office:value-type="float" office:value="0.583898845774607" calcext:value-type="float">
            <text:p>0.583898845774607</text:p>
          </table:table-cell>
          <table:table-cell office:value-type="float" office:value="0.793239303443385" calcext:value-type="float">
            <text:p>0.793239303443385</text:p>
          </table:table-cell>
          <table:table-cell office:value-type="float" office:value="0.672658024856341" calcext:value-type="float">
            <text:p>0.672658024856341</text:p>
          </table:table-cell>
          <table:table-cell office:value-type="float" office:value="0.733859542602712" calcext:value-type="float">
            <text:p>0.733859542602712</text:p>
          </table:table-cell>
          <table:table-cell office:value-type="float" office:value="-0.061201517746371" calcext:value-type="float">
            <text:p>-0.061201517746371</text:p>
          </table:table-cell>
          <table:table-cell office:value-type="float" office:value="0.793239303443385" calcext:value-type="float">
            <text:p>0.793239303443385</text:p>
          </table:table-cell>
          <table:table-cell office:value-type="float" office:value="0.220640956002173" calcext:value-type="float">
            <text:p>0.220640956002173</text:p>
          </table:table-cell>
          <table:table-cell office:value-type="float" office:value="0.738964346349745" calcext:value-type="float">
            <text:p>0.738964346349745</text:p>
          </table:table-cell>
          <table:table-cell office:value-type="float" office:value="0.760211436809226" calcext:value-type="float">
            <text:p>0.760211436809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56ba485-d40d-41db-8ff9-4621abae9d4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2806387971611" calcext:value-type="float">
            <text:p>0.082806387971611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1020671317907" calcext:value-type="float">
            <text:p>0.01020671317907</text:p>
          </table:table-cell>
          <table:table-cell office:value-type="float" office:value="80891.1864160402" calcext:value-type="float">
            <text:p>80891.1864160402</text:p>
          </table:table-cell>
          <table:table-cell office:value-type="float" office:value="0.521087066861274" calcext:value-type="float">
            <text:p>0.521087066861274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27179449653099" calcext:value-type="float">
            <text:p>0.727179449653099</text:p>
          </table:table-cell>
          <table:table-cell office:value-type="float" office:value="-0.649597988344292" calcext:value-type="float">
            <text:p>-0.649597988344292</text:p>
          </table:table-cell>
          <table:table-cell office:value-type="float" office:value="4.70719519703562" calcext:value-type="float">
            <text:p>4.70719519703562</text:p>
          </table:table-cell>
          <table:table-cell office:value-type="float" office:value="0.574353735453496" calcext:value-type="float">
            <text:p>0.574353735453496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299813449409257" calcext:value-type="float">
            <text:p>-0.0299813449409257</text:p>
          </table:table-cell>
          <table:table-cell office:value-type="float" office:value="0.603286264441592" calcext:value-type="float">
            <text:p>0.603286264441592</text:p>
          </table:table-cell>
          <table:table-cell office:value-type="float" office:value="0.863516095840071" calcext:value-type="float">
            <text:p>0.863516095840071</text:p>
          </table:table-cell>
          <table:table-cell office:value-type="float" office:value="0.71031710045041" calcext:value-type="float">
            <text:p>0.71031710045041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430605296714065" calcext:value-type="float">
            <text:p>-0.0430605296714065</text:p>
          </table:table-cell>
          <table:table-cell office:value-type="float" office:value="0.863516095840071" calcext:value-type="float">
            <text:p>0.863516095840071</text:p>
          </table:table-cell>
          <table:table-cell office:value-type="float" office:value="0.132689717108217" calcext:value-type="float">
            <text:p>0.132689717108217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8889934148636" calcext:value-type="float">
            <text:p>0.858889934148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51d8234-3868-452a-b0a4-983141987df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04549130210042" calcext:value-type="float">
            <text:p>0.0804549130210042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711721221236838" calcext:value-type="float">
            <text:p>0.00711721221236838</text:p>
          </table:table-cell>
          <table:table-cell office:value-type="float" office:value="68033.4757639308" calcext:value-type="float">
            <text:p>68033.4757639308</text:p>
          </table:table-cell>
          <table:table-cell office:value-type="float" office:value="0.520433269528084" calcext:value-type="float">
            <text:p>0.520433269528084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6974186674137" calcext:value-type="float">
            <text:p>0.726974186674137</text:p>
          </table:table-cell>
          <table:table-cell office:value-type="float" office:value="-0.549534206028529" calcext:value-type="float">
            <text:p>-0.549534206028529</text:p>
          </table:table-cell>
          <table:table-cell office:value-type="float" office:value="3.28277881204571" calcext:value-type="float">
            <text:p>3.28277881204571</text:p>
          </table:table-cell>
          <table:table-cell office:value-type="float" office:value="0.548145189918353" calcext:value-type="float">
            <text:p>0.548145189918353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330582179623714" calcext:value-type="float">
            <text:p>-0.0330582179623714</text:p>
          </table:table-cell>
          <table:table-cell office:value-type="float" office:value="0.580841976815131" calcext:value-type="float">
            <text:p>0.580841976815131</text:p>
          </table:table-cell>
          <table:table-cell office:value-type="float" office:value="0.799511375782562" calcext:value-type="float">
            <text:p>0.799511375782562</text:p>
          </table:table-cell>
          <table:table-cell office:value-type="float" office:value="0.672856362643364" calcext:value-type="float">
            <text:p>0.672856362643364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622842334165784" calcext:value-type="float">
            <text:p>-0.0622842334165784</text:p>
          </table:table-cell>
          <table:table-cell office:value-type="float" office:value="0.799511375782562" calcext:value-type="float">
            <text:p>0.799511375782562</text:p>
          </table:table-cell>
          <table:table-cell office:value-type="float" office:value="0.199300699300699" calcext:value-type="float">
            <text:p>0.199300699300699</text:p>
          </table:table-cell>
          <table:table-cell office:value-type="float" office:value="0.771535580524345" calcext:value-type="float">
            <text:p>0.771535580524345</text:p>
          </table:table-cell>
          <table:table-cell office:value-type="float" office:value="0.78328611898017" calcext:value-type="float">
            <text:p>0.78328611898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d67d9b2-080f-4f9a-aedd-091f4979e97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40017270279043" calcext:value-type="float">
            <text:p>0.0840017270279043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799160194990689" calcext:value-type="float">
            <text:p>0.00799160194990689</text:p>
          </table:table-cell>
          <table:table-cell office:value-type="float" office:value="147457.601501648" calcext:value-type="float">
            <text:p>147457.601501648</text:p>
          </table:table-cell>
          <table:table-cell office:value-type="float" office:value="0.520390802099788" calcext:value-type="float">
            <text:p>0.520390802099788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727599841177659" calcext:value-type="float">
            <text:p>0.727599841177659</text:p>
          </table:table-cell>
          <table:table-cell office:value-type="float" office:value="-0.632790779931282" calcext:value-type="float">
            <text:p>-0.632790779931282</text:p>
          </table:table-cell>
          <table:table-cell office:value-type="float" office:value="2.60172041173076" calcext:value-type="float">
            <text:p>2.60172041173076</text:p>
          </table:table-cell>
          <table:table-cell office:value-type="float" office:value="0.540061765462812" calcext:value-type="float">
            <text:p>0.540061765462812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200737754139144" calcext:value-type="float">
            <text:p>-0.0200737754139144</text:p>
          </table:table-cell>
          <table:table-cell office:value-type="float" office:value="0.565862185632119" calcext:value-type="float">
            <text:p>0.565862185632119</text:p>
          </table:table-cell>
          <table:table-cell office:value-type="float" office:value="0.768435561681599" calcext:value-type="float">
            <text:p>0.768435561681599</text:p>
          </table:table-cell>
          <table:table-cell office:value-type="float" office:value="0.65177150651122" calcext:value-type="float">
            <text:p>0.65177150651122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662885930131524" calcext:value-type="float">
            <text:p>-0.0662885930131524</text:p>
          </table:table-cell>
          <table:table-cell office:value-type="float" office:value="0.768435561681599" calcext:value-type="float">
            <text:p>0.768435561681599</text:p>
          </table:table-cell>
          <table:table-cell office:value-type="float" office:value="0.249244271087275" calcext:value-type="float">
            <text:p>0.249244271087275</text:p>
          </table:table-cell>
          <table:table-cell office:value-type="float" office:value="0.712718407151564" calcext:value-type="float">
            <text:p>0.712718407151564</text:p>
          </table:table-cell>
          <table:table-cell office:value-type="float" office:value="0.700858563036602" calcext:value-type="float">
            <text:p>0.700858563036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94f18b1e-2191-4700-bf83-f52b25b05ae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95076552766905" calcext:value-type="float">
            <text:p>0.0795076552766905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616995446805468" calcext:value-type="float">
            <text:p>0.00616995446805468</text:p>
          </table:table-cell>
          <table:table-cell office:value-type="float" office:value="63176.8973127899" calcext:value-type="float">
            <text:p>63176.8973127899</text:p>
          </table:table-cell>
          <table:table-cell office:value-type="float" office:value="0.520235211896573" calcext:value-type="float">
            <text:p>0.520235211896573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7089816414449" calcext:value-type="float">
            <text:p>0.727089816414449</text:p>
          </table:table-cell>
          <table:table-cell office:value-type="float" office:value="-0.564344643577021" calcext:value-type="float">
            <text:p>-0.564344643577021</text:p>
          </table:table-cell>
          <table:table-cell office:value-type="float" office:value="3.33314599192945" calcext:value-type="float">
            <text:p>3.33314599192945</text:p>
          </table:table-cell>
          <table:table-cell office:value-type="float" office:value="0.539802981895634" calcext:value-type="float">
            <text:p>0.539802981895634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414004259850905" calcext:value-type="float">
            <text:p>-0.0414004259850905</text:p>
          </table:table-cell>
          <table:table-cell office:value-type="float" office:value="0.580618459173417" calcext:value-type="float">
            <text:p>0.580618459173417</text:p>
          </table:table-cell>
          <table:table-cell office:value-type="float" office:value="0.749732783631089" calcext:value-type="float">
            <text:p>0.749732783631089</text:p>
          </table:table-cell>
          <table:table-cell office:value-type="float" office:value="0.654426710206258" calcext:value-type="float">
            <text:p>0.654426710206258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80713885853685" calcext:value-type="float">
            <text:p>-0.080713885853685</text:p>
          </table:table-cell>
          <table:table-cell office:value-type="float" office:value="0.749732783631089" calcext:value-type="float">
            <text:p>0.749732783631089</text:p>
          </table:table-cell>
          <table:table-cell office:value-type="float" office:value="0.248463657554567" calcext:value-type="float">
            <text:p>0.248463657554567</text:p>
          </table:table-cell>
          <table:table-cell office:value-type="float" office:value="0.729920932168123" calcext:value-type="float">
            <text:p>0.729920932168123</text:p>
          </table:table-cell>
          <table:table-cell office:value-type="float" office:value="0.742209631728045" calcext:value-type="float">
            <text:p>0.742209631728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30efee8a-aedc-4c37-8196-497c732a462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17441095731302" calcext:value-type="float">
            <text:p>0.0817441095731302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0914443478058913" calcext:value-type="float">
            <text:p>0.00914443478058913</text:p>
          </table:table-cell>
          <table:table-cell office:value-type="float" office:value="74468.4206046073" calcext:value-type="float">
            <text:p>74468.4206046073</text:p>
          </table:table-cell>
          <table:table-cell office:value-type="float" office:value="0.520005164795975" calcext:value-type="float">
            <text:p>0.520005164795975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26992874201454" calcext:value-type="float">
            <text:p>0.726992874201454</text:p>
          </table:table-cell>
          <table:table-cell office:value-type="float" office:value="-0.619016240612582" calcext:value-type="float">
            <text:p>-0.619016240612582</text:p>
          </table:table-cell>
          <table:table-cell office:value-type="float" office:value="4.70364121504291" calcext:value-type="float">
            <text:p>4.70364121504291</text:p>
          </table:table-cell>
          <table:table-cell office:value-type="float" office:value="0.566714044594475" calcext:value-type="float">
            <text:p>0.566714044594475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376210357999468" calcext:value-type="float">
            <text:p>-0.0376210357999468</text:p>
          </table:table-cell>
          <table:table-cell office:value-type="float" office:value="0.601208935611038" calcext:value-type="float">
            <text:p>0.601208935611038</text:p>
          </table:table-cell>
          <table:table-cell office:value-type="float" office:value="0.840658533000147" calcext:value-type="float">
            <text:p>0.840658533000147</text:p>
          </table:table-cell>
          <table:table-cell office:value-type="float" office:value="0.701051147681652" calcext:value-type="float">
            <text:p>0.701051147681652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523264824401639" calcext:value-type="float">
            <text:p>-0.0523264824401639</text:p>
          </table:table-cell>
          <table:table-cell office:value-type="float" office:value="0.840658533000147" calcext:value-type="float">
            <text:p>0.840658533000147</text:p>
          </table:table-cell>
          <table:table-cell office:value-type="float" office:value="0.148293668612483" calcext:value-type="float">
            <text:p>0.148293668612483</text:p>
          </table:table-cell>
          <table:table-cell office:value-type="float" office:value="0.855416666666667" calcext:value-type="float">
            <text:p>0.855416666666667</text:p>
          </table:table-cell>
          <table:table-cell office:value-type="float" office:value="0.863123236124177" calcext:value-type="float">
            <text:p>0.863123236124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0f23fc2-8c05-4673-bea8-89546dc67c8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16087387541089" calcext:value-type="float">
            <text:p>0.0816087387541089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0900906396156787" calcext:value-type="float">
            <text:p>0.00900906396156787</text:p>
          </table:table-cell>
          <table:table-cell office:value-type="float" office:value="73686.9753129812" calcext:value-type="float">
            <text:p>73686.9753129812</text:p>
          </table:table-cell>
          <table:table-cell office:value-type="float" office:value="0.519885019705524" calcext:value-type="float">
            <text:p>0.519885019705524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2549790219334" calcext:value-type="float">
            <text:p>0.72549790219334</text:p>
          </table:table-cell>
          <table:table-cell office:value-type="float" office:value="-0.622446644916564" calcext:value-type="float">
            <text:p>-0.622446644916564</text:p>
          </table:table-cell>
          <table:table-cell office:value-type="float" office:value="4.71880572527091" calcext:value-type="float">
            <text:p>4.71880572527091</text:p>
          </table:table-cell>
          <table:table-cell office:value-type="float" office:value="0.571466642977703" calcext:value-type="float">
            <text:p>0.571466642977703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328684374167185" calcext:value-type="float">
            <text:p>-0.0328684374167185</text:p>
          </table:table-cell>
          <table:table-cell office:value-type="float" office:value="0.605321979776477" calcext:value-type="float">
            <text:p>0.605321979776477</text:p>
          </table:table-cell>
          <table:table-cell office:value-type="float" office:value="0.83595472585624" calcext:value-type="float">
            <text:p>0.83595472585624</text:p>
          </table:table-cell>
          <table:table-cell office:value-type="float" office:value="0.702185454994444" calcext:value-type="float">
            <text:p>0.702185454994444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511921751273725" calcext:value-type="float">
            <text:p>-0.0511921751273725</text:p>
          </table:table-cell>
          <table:table-cell office:value-type="float" office:value="0.83595472585624" calcext:value-type="float">
            <text:p>0.83595472585624</text:p>
          </table:table-cell>
          <table:table-cell office:value-type="float" office:value="0.167489896722048" calcext:value-type="float">
            <text:p>0.16748989672204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6904985888993" calcext:value-type="float">
            <text:p>0.826904985888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8fe9d79-1d03-4ace-a480-1e45d16ae5a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13083656813216" calcext:value-type="float">
            <text:p>0.0813083656813216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797066487268583" calcext:value-type="float">
            <text:p>0.00797066487268583</text:p>
          </table:table-cell>
          <table:table-cell office:value-type="float" office:value="72723.4899986061" calcext:value-type="float">
            <text:p>72723.4899986061</text:p>
          </table:table-cell>
          <table:table-cell office:value-type="float" office:value="0.519768580311619" calcext:value-type="float">
            <text:p>0.519768580311619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5397807792055" calcext:value-type="float">
            <text:p>0.725397807792055</text:p>
          </table:table-cell>
          <table:table-cell office:value-type="float" office:value="-0.546652944587714" calcext:value-type="float">
            <text:p>-0.546652944587714</text:p>
          </table:table-cell>
          <table:table-cell office:value-type="float" office:value="3.25620186906838" calcext:value-type="float">
            <text:p>3.25620186906838</text:p>
          </table:table-cell>
          <table:table-cell office:value-type="float" office:value="0.55040823571175" calcext:value-type="float">
            <text:p>0.55040823571175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307951721689741" calcext:value-type="float">
            <text:p>-0.0307951721689741</text:p>
          </table:table-cell>
          <table:table-cell office:value-type="float" office:value="0.579765490533563" calcext:value-type="float">
            <text:p>0.579765490533563</text:p>
          </table:table-cell>
          <table:table-cell office:value-type="float" office:value="0.822950068712781" calcext:value-type="float">
            <text:p>0.822950068712781</text:p>
          </table:table-cell>
          <table:table-cell office:value-type="float" office:value="0.680277690123067" calcext:value-type="float">
            <text:p>0.680277690123067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548629059368755" calcext:value-type="float">
            <text:p>-0.0548629059368755</text:p>
          </table:table-cell>
          <table:table-cell office:value-type="float" office:value="0.822950068712781" calcext:value-type="float">
            <text:p>0.822950068712781</text:p>
          </table:table-cell>
          <table:table-cell office:value-type="float" office:value="0.172176308539945" calcext:value-type="float">
            <text:p>0.172176308539945</text:p>
          </table:table-cell>
          <table:table-cell office:value-type="float" office:value="0.801081980857262" calcext:value-type="float">
            <text:p>0.801081980857262</text:p>
          </table:table-cell>
          <table:table-cell office:value-type="float" office:value="0.813503305004721" calcext:value-type="float">
            <text:p>0.813503305004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ee6d3274-ab4d-42f9-9f2e-64e89e1e273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16183167529565" calcext:value-type="float">
            <text:p>0.0816183167529565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731743693919995" calcext:value-type="float">
            <text:p>0.00731743693919995</text:p>
          </table:table-cell>
          <table:table-cell office:value-type="float" office:value="74993.9623815069" calcext:value-type="float">
            <text:p>74993.9623815069</text:p>
          </table:table-cell>
          <table:table-cell office:value-type="float" office:value="0.519211240739793" calcext:value-type="float">
            <text:p>0.519211240739793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719686915771903" calcext:value-type="float">
            <text:p>0.719686915771903</text:p>
          </table:table-cell>
          <table:table-cell office:value-type="float" office:value="-0.624975048965748" calcext:value-type="float">
            <text:p>-0.624975048965748</text:p>
          </table:table-cell>
          <table:table-cell office:value-type="float" office:value="1.82228291550946" calcext:value-type="float">
            <text:p>1.82228291550946</text:p>
          </table:table-cell>
          <table:table-cell office:value-type="float" office:value="0.536851441241685" calcext:value-type="float">
            <text:p>0.536851441241685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156541019955654" calcext:value-type="float">
            <text:p>-0.0156541019955654</text:p>
          </table:table-cell>
          <table:table-cell office:value-type="float" office:value="0.552465760558246" calcext:value-type="float">
            <text:p>0.552465760558246</text:p>
          </table:table-cell>
          <table:table-cell office:value-type="float" office:value="0.851512962517056" calcext:value-type="float">
            <text:p>0.851512962517056</text:p>
          </table:table-cell>
          <table:table-cell office:value-type="float" office:value="0.670140862864001" calcext:value-type="float">
            <text:p>0.670140862864001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416189703217512" calcext:value-type="float">
            <text:p>-0.0416189703217512</text:p>
          </table:table-cell>
          <table:table-cell office:value-type="float" office:value="0.851512962517056" calcext:value-type="float">
            <text:p>0.851512962517056</text:p>
          </table:table-cell>
          <table:table-cell office:value-type="float" office:value="0.148350014864731" calcext:value-type="float">
            <text:p>0.148350014864731</text:p>
          </table:table-cell>
          <table:table-cell office:value-type="float" office:value="0.832223147377186" calcext:value-type="float">
            <text:p>0.832223147377186</text:p>
          </table:table-cell>
          <table:table-cell office:value-type="float" office:value="0.833490566037736" calcext:value-type="float">
            <text:p>0.833490566037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eb2ec8e-58b0-4559-a0c9-253c910d99f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09368212044854" calcext:value-type="float">
            <text:p>0.0809368212044854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678820434555738" calcext:value-type="float">
            <text:p>0.00678820434555738</text:p>
          </table:table-cell>
          <table:table-cell office:value-type="float" office:value="70972.2469414852" calcext:value-type="float">
            <text:p>70972.2469414852</text:p>
          </table:table-cell>
          <table:table-cell office:value-type="float" office:value="0.519139757965046" calcext:value-type="float">
            <text:p>0.519139757965046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21081054051634" calcext:value-type="float">
            <text:p>0.721081054051634</text:p>
          </table:table-cell>
          <table:table-cell office:value-type="float" office:value="-0.558693120130748" calcext:value-type="float">
            <text:p>-0.558693120130748</text:p>
          </table:table-cell>
          <table:table-cell office:value-type="float" office:value="2.34551365678067" calcext:value-type="float">
            <text:p>2.34551365678067</text:p>
          </table:table-cell>
          <table:table-cell office:value-type="float" office:value="0.545817439900648" calcext:value-type="float">
            <text:p>0.545817439900648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171649073006298" calcext:value-type="float">
            <text:p>-0.0171649073006298</text:p>
          </table:table-cell>
          <table:table-cell office:value-type="float" office:value="0.565817011000805" calcext:value-type="float">
            <text:p>0.565817011000805</text:p>
          </table:table-cell>
          <table:table-cell office:value-type="float" office:value="0.830694083353029" calcext:value-type="float">
            <text:p>0.830694083353029</text:p>
          </table:table-cell>
          <table:table-cell office:value-type="float" office:value="0.673135852911134" calcext:value-type="float">
            <text:p>0.673135852911134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472591639735678" calcext:value-type="float">
            <text:p>-0.0472591639735678</text:p>
          </table:table-cell>
          <table:table-cell office:value-type="float" office:value="0.830694083353029" calcext:value-type="float">
            <text:p>0.830694083353029</text:p>
          </table:table-cell>
          <table:table-cell office:value-type="float" office:value="0.178828783111743" calcext:value-type="float">
            <text:p>0.178828783111743</text:p>
          </table:table-cell>
          <table:table-cell office:value-type="float" office:value="0.795587010824313" calcext:value-type="float">
            <text:p>0.795587010824313</text:p>
          </table:table-cell>
          <table:table-cell office:value-type="float" office:value="0.809636277751535" calcext:value-type="float">
            <text:p>0.809636277751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9b2e446-d1e0-41dc-b1be-316da25938c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98856920765576" calcext:value-type="float">
            <text:p>0.0798856920765576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573707521762956" calcext:value-type="float">
            <text:p>0.00573707521762956</text:p>
          </table:table-cell>
          <table:table-cell office:value-type="float" office:value="65371.4717735454" calcext:value-type="float">
            <text:p>65371.4717735454</text:p>
          </table:table-cell>
          <table:table-cell office:value-type="float" office:value="0.518818461839664" calcext:value-type="float">
            <text:p>0.518818461839664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24434619858867" calcext:value-type="float">
            <text:p>0.724434619858867</text:p>
          </table:table-cell>
          <table:table-cell office:value-type="float" office:value="-0.566765515353319" calcext:value-type="float">
            <text:p>-0.566765515353319</text:p>
          </table:table-cell>
          <table:table-cell office:value-type="float" office:value="2.3420039875369" calcext:value-type="float">
            <text:p>2.3420039875369</text:p>
          </table:table-cell>
          <table:table-cell office:value-type="float" office:value="0.533930630710547" calcext:value-type="float">
            <text:p>0.533930630710547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2905171649073" calcext:value-type="float">
            <text:p>-0.02905171649073</text:p>
          </table:table-cell>
          <table:table-cell office:value-type="float" office:value="0.559404056331901" calcext:value-type="float">
            <text:p>0.559404056331901</text:p>
          </table:table-cell>
          <table:table-cell office:value-type="float" office:value="0.810525486488616" calcext:value-type="float">
            <text:p>0.810525486488616</text:p>
          </table:table-cell>
          <table:table-cell office:value-type="float" office:value="0.661948269206022" calcext:value-type="float">
            <text:p>0.661948269206022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584467476786793" calcext:value-type="float">
            <text:p>-0.0584467476786793</text:p>
          </table:table-cell>
          <table:table-cell office:value-type="float" office:value="0.810525486488616" calcext:value-type="float">
            <text:p>0.810525486488616</text:p>
          </table:table-cell>
          <table:table-cell office:value-type="float" office:value="0.177610879935045" calcext:value-type="float">
            <text:p>0.177610879935045</text:p>
          </table:table-cell>
          <table:table-cell office:value-type="float" office:value="0.780183180682764" calcext:value-type="float">
            <text:p>0.780183180682764</text:p>
          </table:table-cell>
          <table:table-cell office:value-type="float" office:value="0.793103448275862" calcext:value-type="float">
            <text:p>0.793103448275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d0fc08d-c64d-4e5d-bbd8-3e5475926f0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15721903982374" calcext:value-type="float">
            <text:p>0.0815721903982374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82344895896016" calcext:value-type="float">
            <text:p>0.0082344895896016</text:p>
          </table:table-cell>
          <table:table-cell office:value-type="float" office:value="74236.8246654345" calcext:value-type="float">
            <text:p>74236.8246654345</text:p>
          </table:table-cell>
          <table:table-cell office:value-type="float" office:value="0.518784267123594" calcext:value-type="float">
            <text:p>0.518784267123594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4478759520281" calcext:value-type="float">
            <text:p>0.724478759520281</text:p>
          </table:table-cell>
          <table:table-cell office:value-type="float" office:value="-0.600228689615593" calcext:value-type="float">
            <text:p>-0.600228689615593</text:p>
          </table:table-cell>
          <table:table-cell office:value-type="float" office:value="3.24097711484603" calcext:value-type="float">
            <text:p>3.24097711484603</text:p>
          </table:table-cell>
          <table:table-cell office:value-type="float" office:value="0.550985090521832" calcext:value-type="float">
            <text:p>0.550985090521832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302183173588925" calcext:value-type="float">
            <text:p>-0.0302183173588925</text:p>
          </table:table-cell>
          <table:table-cell office:value-type="float" office:value="0.577396726422447" calcext:value-type="float">
            <text:p>0.577396726422447</text:p>
          </table:table-cell>
          <table:table-cell office:value-type="float" office:value="0.84837379752634" calcext:value-type="float">
            <text:p>0.84837379752634</text:p>
          </table:table-cell>
          <table:table-cell office:value-type="float" office:value="0.68713477413969" calcext:value-type="float">
            <text:p>0.68713477413969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480058219202526" calcext:value-type="float">
            <text:p>-0.0480058219202526</text:p>
          </table:table-cell>
          <table:table-cell office:value-type="float" office:value="0.84837379752634" calcext:value-type="float">
            <text:p>0.84837379752634</text:p>
          </table:table-cell>
          <table:table-cell office:value-type="float" office:value="0.138270820089002" calcext:value-type="float">
            <text:p>0.138270820089002</text:p>
          </table:table-cell>
          <table:table-cell office:value-type="float" office:value="0.838951310861423" calcext:value-type="float">
            <text:p>0.838951310861423</text:p>
          </table:table-cell>
          <table:table-cell office:value-type="float" office:value="0.846553352219074" calcext:value-type="float">
            <text:p>0.846553352219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0e6f3d6-35dd-437b-aa22-f4e4f30a655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96961525353432" calcext:value-type="float">
            <text:p>0.0796961525353432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635845172670746" calcext:value-type="float">
            <text:p>0.00635845172670746</text:p>
          </table:table-cell>
          <table:table-cell office:value-type="float" office:value="64115.2446243315" calcext:value-type="float">
            <text:p>64115.2446243315</text:p>
          </table:table-cell>
          <table:table-cell office:value-type="float" office:value="0.518458952927015" calcext:value-type="float">
            <text:p>0.518458952927015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2885930325491" calcext:value-type="float">
            <text:p>0.722885930325491</text:p>
          </table:table-cell>
          <table:table-cell office:value-type="float" office:value="-0.541669683351634" calcext:value-type="float">
            <text:p>-0.541669683351634</text:p>
          </table:table-cell>
          <table:table-cell office:value-type="float" office:value="3.30851498625497" calcext:value-type="float">
            <text:p>3.30851498625497</text:p>
          </table:table-cell>
          <table:table-cell office:value-type="float" office:value="0.544950301739439" calcext:value-type="float">
            <text:p>0.544950301739439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362531061412851" calcext:value-type="float">
            <text:p>-0.0362531061412851</text:p>
          </table:table-cell>
          <table:table-cell office:value-type="float" office:value="0.581747081488297" calcext:value-type="float">
            <text:p>0.581747081488297</text:p>
          </table:table-cell>
          <table:table-cell office:value-type="float" office:value="0.772331653687586" calcext:value-type="float">
            <text:p>0.772331653687586</text:p>
          </table:table-cell>
          <table:table-cell office:value-type="float" office:value="0.663627119755962" calcext:value-type="float">
            <text:p>0.663627119755962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715134763039812" calcext:value-type="float">
            <text:p>-0.0715134763039812</text:p>
          </table:table-cell>
          <table:table-cell office:value-type="float" office:value="0.772331653687586" calcext:value-type="float">
            <text:p>0.772331653687586</text:p>
          </table:table-cell>
          <table:table-cell office:value-type="float" office:value="0.229391820300911" calcext:value-type="float">
            <text:p>0.229391820300911</text:p>
          </table:table-cell>
          <table:table-cell office:value-type="float" office:value="0.752392842280483" calcext:value-type="float">
            <text:p>0.752392842280483</text:p>
          </table:table-cell>
          <table:table-cell office:value-type="float" office:value="0.757318224740321" calcext:value-type="float">
            <text:p>0.757318224740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fa2adbc-5d00-4941-bb83-0b6886f6358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820418848525015" calcext:value-type="float">
            <text:p>0.0820418848525015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60317597745041" calcext:value-type="float">
            <text:p>0.0060317597745041</text:p>
          </table:table-cell>
          <table:table-cell office:value-type="float" office:value="125175.324105213" calcext:value-type="float">
            <text:p>125175.324105213</text:p>
          </table:table-cell>
          <table:table-cell office:value-type="float" office:value="0.518444210229173" calcext:value-type="float">
            <text:p>0.518444210229173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727992005745343" calcext:value-type="float">
            <text:p>0.727992005745343</text:p>
          </table:table-cell>
          <table:table-cell office:value-type="float" office:value="-0.61341877587472" calcext:value-type="float">
            <text:p>-0.61341877587472</text:p>
          </table:table-cell>
          <table:table-cell office:value-type="float" office:value="2.67835645457466" calcext:value-type="float">
            <text:p>2.67835645457466</text:p>
          </table:table-cell>
          <table:table-cell office:value-type="float" office:value="0.544265248348632" calcext:value-type="float">
            <text:p>0.544265248348632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158702925280947" calcext:value-type="float">
            <text:p>-0.0158702925280947</text:p>
          </table:table-cell>
          <table:table-cell office:value-type="float" office:value="0.57599600349694" calcext:value-type="float">
            <text:p>0.57599600349694</text:p>
          </table:table-cell>
          <table:table-cell office:value-type="float" office:value="0.706332797304541" calcext:value-type="float">
            <text:p>0.706332797304541</text:p>
          </table:table-cell>
          <table:table-cell office:value-type="float" office:value="0.634540639080934" calcext:value-type="float">
            <text:p>0.634540639080934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835194604434384" calcext:value-type="float">
            <text:p>-0.0835194604434384</text:p>
          </table:table-cell>
          <table:table-cell office:value-type="float" office:value="0.706332797304541" calcext:value-type="float">
            <text:p>0.706332797304541</text:p>
          </table:table-cell>
          <table:table-cell office:value-type="float" office:value="0.337883959044369" calcext:value-type="float">
            <text:p>0.337883959044369</text:p>
          </table:table-cell>
          <table:table-cell office:value-type="float" office:value="0.664770418529053" calcext:value-type="float">
            <text:p>0.664770418529053</text:p>
          </table:table-cell>
          <table:table-cell office:value-type="float" office:value="0.666967916854948" calcext:value-type="float">
            <text:p>0.666967916854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7c852c2a-ddfe-4dc8-ae32-9a4e21a8f61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13642764251614" calcext:value-type="float">
            <text:p>0.0813642764251614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732475792748244" calcext:value-type="float">
            <text:p>0.00732475792748244</text:p>
          </table:table-cell>
          <table:table-cell office:value-type="float" office:value="101067.428649113" calcext:value-type="float">
            <text:p>101067.428649113</text:p>
          </table:table-cell>
          <table:table-cell office:value-type="float" office:value="0.517610159149863" calcext:value-type="float">
            <text:p>0.517610159149863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716703588711137" calcext:value-type="float">
            <text:p>0.716703588711137</text:p>
          </table:table-cell>
          <table:table-cell office:value-type="float" office:value="-0.639026891382259" calcext:value-type="float">
            <text:p>-0.639026891382259</text:p>
          </table:table-cell>
          <table:table-cell office:value-type="float" office:value="1.98364366098136" calcext:value-type="float">
            <text:p>1.98364366098136</text:p>
          </table:table-cell>
          <table:table-cell office:value-type="float" office:value="0.538765068077357" calcext:value-type="float">
            <text:p>0.538765068077357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25314369959241" calcext:value-type="float">
            <text:p>-0.0125314369959241</text:p>
          </table:table-cell>
          <table:table-cell office:value-type="float" office:value="0.559605119669403" calcext:value-type="float">
            <text:p>0.559605119669403</text:p>
          </table:table-cell>
          <table:table-cell office:value-type="float" office:value="0.766871165644172" calcext:value-type="float">
            <text:p>0.766871165644172</text:p>
          </table:table-cell>
          <table:table-cell office:value-type="float" office:value="0.647045160434018" calcext:value-type="float">
            <text:p>0.647045160434018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637106535194704" calcext:value-type="float">
            <text:p>-0.0637106535194704</text:p>
          </table:table-cell>
          <table:table-cell office:value-type="float" office:value="0.766871165644172" calcext:value-type="float">
            <text:p>0.766871165644172</text:p>
          </table:table-cell>
          <table:table-cell office:value-type="float" office:value="0.258504058755315" calcext:value-type="float">
            <text:p>0.258504058755315</text:p>
          </table:table-cell>
          <table:table-cell office:value-type="float" office:value="0.747202652300041" calcext:value-type="float">
            <text:p>0.747202652300041</text:p>
          </table:table-cell>
          <table:table-cell office:value-type="float" office:value="0.743744207599629" calcext:value-type="float">
            <text:p>0.743744207599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1ff0a81-fd9d-4975-9a0b-b5c658122cb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04745692203996" calcext:value-type="float">
            <text:p>0.0804745692203996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713686841176386" calcext:value-type="float">
            <text:p>0.00713686841176386</text:p>
          </table:table-cell>
          <table:table-cell office:value-type="float" office:value="68138.0583150555" calcext:value-type="float">
            <text:p>68138.0583150555</text:p>
          </table:table-cell>
          <table:table-cell office:value-type="float" office:value="0.517552111227546" calcext:value-type="float">
            <text:p>0.517552111227546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0550798476281" calcext:value-type="float">
            <text:p>0.720550798476281</text:p>
          </table:table-cell>
          <table:table-cell office:value-type="float" office:value="-0.58889657026679" calcext:value-type="float">
            <text:p>-0.58889657026679</text:p>
          </table:table-cell>
          <table:table-cell office:value-type="float" office:value="3.2551006727102" calcext:value-type="float">
            <text:p>3.2551006727102</text:p>
          </table:table-cell>
          <table:table-cell office:value-type="float" office:value="0.55182818601349" calcext:value-type="float">
            <text:p>0.55182818601349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293752218672347" calcext:value-type="float">
            <text:p>-0.0293752218672347</text:p>
          </table:table-cell>
          <table:table-cell office:value-type="float" office:value="0.581778505182761" calcext:value-type="float">
            <text:p>0.581778505182761</text:p>
          </table:table-cell>
          <table:table-cell office:value-type="float" office:value="0.814170102305696" calcext:value-type="float">
            <text:p>0.814170102305696</text:p>
          </table:table-cell>
          <table:table-cell office:value-type="float" office:value="0.678630520554919" calcext:value-type="float">
            <text:p>0.678630520554919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565100755050236" calcext:value-type="float">
            <text:p>-0.0565100755050236</text:p>
          </table:table-cell>
          <table:table-cell office:value-type="float" office:value="0.814170102305696" calcext:value-type="float">
            <text:p>0.814170102305696</text:p>
          </table:table-cell>
          <table:table-cell office:value-type="float" office:value="0.187751642297097" calcext:value-type="float">
            <text:p>0.187751642297097</text:p>
          </table:table-cell>
          <table:table-cell office:value-type="float" office:value="0.786100707449022" calcext:value-type="float">
            <text:p>0.786100707449022</text:p>
          </table:table-cell>
          <table:table-cell office:value-type="float" office:value="0.80028328611898" calcext:value-type="float">
            <text:p>0.8002832861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82df684-fa44-43e4-a262-5fcdda5ff63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03891714363965" calcext:value-type="float">
            <text:p>0.0803891714363965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705147062776068" calcext:value-type="float">
            <text:p>0.00705147062776068</text:p>
          </table:table-cell>
          <table:table-cell office:value-type="float" office:value="67684.8412261486" calcext:value-type="float">
            <text:p>67684.8412261486</text:p>
          </table:table-cell>
          <table:table-cell office:value-type="float" office:value="0.517509875548295" calcext:value-type="float">
            <text:p>0.517509875548295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1637323635035" calcext:value-type="float">
            <text:p>0.721637323635035</text:p>
          </table:table-cell>
          <table:table-cell office:value-type="float" office:value="-0.576777841131227" calcext:value-type="float">
            <text:p>-0.576777841131227</text:p>
          </table:table-cell>
          <table:table-cell office:value-type="float" office:value="3.26680078138667" calcext:value-type="float">
            <text:p>3.26680078138667</text:p>
          </table:table-cell>
          <table:table-cell office:value-type="float" office:value="0.552227547035854" calcext:value-type="float">
            <text:p>0.552227547035854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289758608448705" calcext:value-type="float">
            <text:p>-0.0289758608448705</text:p>
          </table:table-cell>
          <table:table-cell office:value-type="float" office:value="0.581486098314455" calcext:value-type="float">
            <text:p>0.581486098314455</text:p>
          </table:table-cell>
          <table:table-cell office:value-type="float" office:value="0.819132692014048" calcext:value-type="float">
            <text:p>0.819132692014048</text:p>
          </table:table-cell>
          <table:table-cell office:value-type="float" office:value="0.680148340676408" calcext:value-type="float">
            <text:p>0.680148340676408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549922553835346" calcext:value-type="float">
            <text:p>-0.0549922553835346</text:p>
          </table:table-cell>
          <table:table-cell office:value-type="float" office:value="0.819132692014048" calcext:value-type="float">
            <text:p>0.819132692014048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795255930087391" calcext:value-type="float">
            <text:p>0.795255930087391</text:p>
          </table:table-cell>
          <table:table-cell office:value-type="float" office:value="0.805949008498584" calcext:value-type="float">
            <text:p>0.805949008498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a8a7586-b5b5-4fef-8ded-64972d9ae03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97298511706506" calcext:value-type="float">
            <text:p>0.0797298511706506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639215036201479" calcext:value-type="float">
            <text:p>0.00639215036201479</text:p>
          </table:table-cell>
          <table:table-cell office:value-type="float" office:value="64284.4406971509" calcext:value-type="float">
            <text:p>64284.4406971509</text:p>
          </table:table-cell>
          <table:table-cell office:value-type="float" office:value="0.516657931823532" calcext:value-type="float">
            <text:p>0.516657931823532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20929737684221" calcext:value-type="float">
            <text:p>0.720929737684221</text:p>
          </table:table-cell>
          <table:table-cell office:value-type="float" office:value="-0.567307350790634" calcext:value-type="float">
            <text:p>-0.567307350790634</text:p>
          </table:table-cell>
          <table:table-cell office:value-type="float" office:value="3.27784962383495" calcext:value-type="float">
            <text:p>3.27784962383495</text:p>
          </table:table-cell>
          <table:table-cell office:value-type="float" office:value="0.548100816471423" calcext:value-type="float">
            <text:p>0.548100816471423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331025914093007" calcext:value-type="float">
            <text:p>-0.0331025914093007</text:p>
          </table:table-cell>
          <table:table-cell office:value-type="float" office:value="0.581973669404748" calcext:value-type="float">
            <text:p>0.581973669404748</text:p>
          </table:table-cell>
          <table:table-cell office:value-type="float" office:value="0.789738891433807" calcext:value-type="float">
            <text:p>0.789738891433807</text:p>
          </table:table-cell>
          <table:table-cell office:value-type="float" office:value="0.670121793210676" calcext:value-type="float">
            <text:p>0.670121793210676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650188028492664" calcext:value-type="float">
            <text:p>-0.0650188028492664</text:p>
          </table:table-cell>
          <table:table-cell office:value-type="float" office:value="0.789738891433807" calcext:value-type="float">
            <text:p>0.789738891433807</text:p>
          </table:table-cell>
          <table:table-cell office:value-type="float" office:value="0.212756940029667" calcext:value-type="float">
            <text:p>0.212756940029667</text:p>
          </table:table-cell>
          <table:table-cell office:value-type="float" office:value="0.760715771951727" calcext:value-type="float">
            <text:p>0.760715771951727</text:p>
          </table:table-cell>
          <table:table-cell office:value-type="float" office:value="0.777620396600567" calcext:value-type="float">
            <text:p>0.777620396600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2211c90-2b15-46ee-bae4-cd02b20efa1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12054238826849" calcext:value-type="float">
            <text:p>0.0812054238826849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0860574909014389" calcext:value-type="float">
            <text:p>0.00860574909014389</text:p>
          </table:table-cell>
          <table:table-cell office:value-type="float" office:value="71406.439743937" calcext:value-type="float">
            <text:p>71406.439743937</text:p>
          </table:table-cell>
          <table:table-cell office:value-type="float" office:value="0.516560345233962" calcext:value-type="float">
            <text:p>0.516560345233962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21506281848263" calcext:value-type="float">
            <text:p>0.721506281848263</text:p>
          </table:table-cell>
          <table:table-cell office:value-type="float" office:value="-0.624620716314634" calcext:value-type="float">
            <text:p>-0.624620716314634</text:p>
          </table:table-cell>
          <table:table-cell office:value-type="float" office:value="4.69349815465554" calcext:value-type="float">
            <text:p>4.69349815465554</text:p>
          </table:table-cell>
          <table:table-cell office:value-type="float" office:value="0.567691214355512" calcext:value-type="float">
            <text:p>0.567691214355512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366438660389091" calcext:value-type="float">
            <text:p>-0.0366438660389091</text:p>
          </table:table-cell>
          <table:table-cell office:value-type="float" office:value="0.600394006946965" calcext:value-type="float">
            <text:p>0.600394006946965</text:p>
          </table:table-cell>
          <table:table-cell office:value-type="float" office:value="0.851168602087314" calcext:value-type="float">
            <text:p>0.851168602087314</text:p>
          </table:table-cell>
          <table:table-cell office:value-type="float" office:value="0.704119167046664" calcext:value-type="float">
            <text:p>0.704119167046664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492584630751527" calcext:value-type="float">
            <text:p>-0.0492584630751527</text:p>
          </table:table-cell>
          <table:table-cell office:value-type="float" office:value="0.851168602087314" calcext:value-type="float">
            <text:p>0.851168602087314</text:p>
          </table:table-cell>
          <table:table-cell office:value-type="float" office:value="0.134710372698698" calcext:value-type="float">
            <text:p>0.134710372698698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73471307619944" calcext:value-type="float">
            <text:p>0.873471307619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ca2da78-7abe-42d9-bbc1-e17a5e91e9b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97896885943816" calcext:value-type="float">
            <text:p>0.0797896885943816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575017009670265" calcext:value-type="float">
            <text:p>0.00575017009670265</text:p>
          </table:table-cell>
          <table:table-cell office:value-type="float" office:value="88832.7626689013" calcext:value-type="float">
            <text:p>88832.7626689013</text:p>
          </table:table-cell>
          <table:table-cell office:value-type="float" office:value="0.51621591744874" calcext:value-type="float">
            <text:p>0.51621591744874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715414420639505" calcext:value-type="float">
            <text:p>0.715414420639505</text:p>
          </table:table-cell>
          <table:table-cell office:value-type="float" office:value="-0.651699007761561" calcext:value-type="float">
            <text:p>-0.651699007761561</text:p>
          </table:table-cell>
          <table:table-cell office:value-type="float" office:value="2.01182014261437" calcext:value-type="float">
            <text:p>2.01182014261437</text:p>
          </table:table-cell>
          <table:table-cell office:value-type="float" office:value="0.536120024282369" calcext:value-type="float">
            <text:p>0.536120024282369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51764807909115" calcext:value-type="float">
            <text:p>-0.0151764807909115</text:p>
          </table:table-cell>
          <table:table-cell office:value-type="float" office:value="0.559595601277049" calcext:value-type="float">
            <text:p>0.559595601277049</text:p>
          </table:table-cell>
          <table:table-cell office:value-type="float" office:value="0.744454931571496" calcext:value-type="float">
            <text:p>0.744454931571496</text:p>
          </table:table-cell>
          <table:table-cell office:value-type="float" office:value="0.638922640745241" calcext:value-type="float">
            <text:p>0.638922640745241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718331732082474" calcext:value-type="float">
            <text:p>-0.0718331732082474</text:p>
          </table:table-cell>
          <table:table-cell office:value-type="float" office:value="0.744454931571496" calcext:value-type="float">
            <text:p>0.744454931571496</text:p>
          </table:table-cell>
          <table:table-cell office:value-type="float" office:value="0.280150753768844" calcext:value-type="float">
            <text:p>0.280150753768844</text:p>
          </table:table-cell>
          <table:table-cell office:value-type="float" office:value="0.704931620389557" calcext:value-type="float">
            <text:p>0.704931620389557</text:p>
          </table:table-cell>
          <table:table-cell office:value-type="float" office:value="0.710843373493976" calcext:value-type="float">
            <text:p>0.710843373493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a56214a-92ff-4ef0-909c-443dc3a80a6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812483541490157" calcext:value-type="float">
            <text:p>0.0812483541490157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523822907101823" calcext:value-type="float">
            <text:p>0.00523822907101823</text:p>
          </table:table-cell>
          <table:table-cell office:value-type="float" office:value="117130.995299164" calcext:value-type="float">
            <text:p>117130.995299164</text:p>
          </table:table-cell>
          <table:table-cell office:value-type="float" office:value="0.516115930199781" calcext:value-type="float">
            <text:p>0.516115930199781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722236598732276" calcext:value-type="float">
            <text:p>0.722236598732276</text:p>
          </table:table-cell>
          <table:table-cell office:value-type="float" office:value="-0.567093846044198" calcext:value-type="float">
            <text:p>-0.567093846044198</text:p>
          </table:table-cell>
          <table:table-cell office:value-type="float" office:value="2.74428626714812" calcext:value-type="float">
            <text:p>2.74428626714812</text:p>
          </table:table-cell>
          <table:table-cell office:value-type="float" office:value="0.53723084841726" calcext:value-type="float">
            <text:p>0.53723084841726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229046924594665" calcext:value-type="float">
            <text:p>-0.0229046924594665</text:p>
          </table:table-cell>
          <table:table-cell office:value-type="float" office:value="0.572366743177761" calcext:value-type="float">
            <text:p>0.572366743177761</text:p>
          </table:table-cell>
          <table:table-cell office:value-type="float" office:value="0.687418638486867" calcext:value-type="float">
            <text:p>0.687418638486867</text:p>
          </table:table-cell>
          <table:table-cell office:value-type="float" office:value="0.62463904254949" calcext:value-type="float">
            <text:p>0.62463904254949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934210569748822" calcext:value-type="float">
            <text:p>-0.0934210569748822</text:p>
          </table:table-cell>
          <table:table-cell office:value-type="float" office:value="0.687418638486867" calcext:value-type="float">
            <text:p>0.687418638486867</text:p>
          </table:table-cell>
          <table:table-cell office:value-type="float" office:value="0.345977571916138" calcext:value-type="float">
            <text:p>0.345977571916138</text:p>
          </table:table-cell>
          <table:table-cell office:value-type="float" office:value="0.63876472978464" calcext:value-type="float">
            <text:p>0.63876472978464</text:p>
          </table:table-cell>
          <table:table-cell office:value-type="float" office:value="0.62991414369634" calcext:value-type="float">
            <text:p>0.62991414369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13e0b9c0-defc-4888-ad9f-8cfd3513627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10157359160213" calcext:value-type="float">
            <text:p>0.0810157359160213</text:p>
          </table:table-cell>
          <table:table-cell office:value-type="float" office:value="0.0740230436438774" calcext:value-type="float">
            <text:p>0.0740230436438774</text:p>
          </table:table-cell>
          <table:table-cell office:value-type="float" office:value="0.00699269227214394" calcext:value-type="float">
            <text:p>0.00699269227214394</text:p>
          </table:table-cell>
          <table:table-cell office:value-type="float" office:value="71455.5731111551" calcext:value-type="float">
            <text:p>71455.5731111551</text:p>
          </table:table-cell>
          <table:table-cell office:value-type="float" office:value="0.515826418226557" calcext:value-type="float">
            <text:p>0.515826418226557</text:p>
          </table:table-cell>
          <table:table-cell office:value-type="float" office:value="0.530668522179273" calcext:value-type="float">
            <text:p>0.530668522179273</text:p>
          </table:table-cell>
          <table:table-cell office:value-type="float" office:value="0.714695378248163" calcext:value-type="float">
            <text:p>0.714695378248163</text:p>
          </table:table-cell>
          <table:table-cell office:value-type="float" office:value="-0.63540228950108" calcext:value-type="float">
            <text:p>-0.63540228950108</text:p>
          </table:table-cell>
          <table:table-cell office:value-type="float" office:value="1.8169272039521" calcext:value-type="float">
            <text:p>1.8169272039521</text:p>
          </table:table-cell>
          <table:table-cell office:value-type="float" office:value="0.53876519116473" calcext:value-type="float">
            <text:p>0.53876519116473</text:p>
          </table:table-cell>
          <table:table-cell office:value-type="float" office:value="0.552426150980218" calcext:value-type="float">
            <text:p>0.552426150980218</text:p>
          </table:table-cell>
          <table:table-cell office:value-type="float" office:value="-0.0136609598154883" calcext:value-type="float">
            <text:p>-0.0136609598154883</text:p>
          </table:table-cell>
          <table:table-cell office:value-type="float" office:value="0.553143093465674" calcext:value-type="float">
            <text:p>0.553143093465674</text:p>
          </table:table-cell>
          <table:table-cell office:value-type="float" office:value="0.859092733841831" calcext:value-type="float">
            <text:p>0.859092733841831</text:p>
          </table:table-cell>
          <table:table-cell office:value-type="float" office:value="0.672977137645838" calcext:value-type="float">
            <text:p>0.672977137645838</text:p>
          </table:table-cell>
          <table:table-cell office:value-type="float" office:value="0.711693951601383" calcext:value-type="float">
            <text:p>0.711693951601383</text:p>
          </table:table-cell>
          <table:table-cell office:value-type="float" office:value="-0.0387168139555448" calcext:value-type="float">
            <text:p>-0.0387168139555448</text:p>
          </table:table-cell>
          <table:table-cell office:value-type="float" office:value="0.859092733841831" calcext:value-type="float">
            <text:p>0.859092733841831</text:p>
          </table:table-cell>
          <table:table-cell office:value-type="float" office:value="0.143395104548608" calcext:value-type="float">
            <text:p>0.143395104548608</text:p>
          </table:table-cell>
          <table:table-cell office:value-type="float" office:value="0.835485214493961" calcext:value-type="float">
            <text:p>0.835485214493961</text:p>
          </table:table-cell>
          <table:table-cell office:value-type="float" office:value="0.842452830188679" calcext:value-type="float">
            <text:p>0.842452830188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e5b8865-fe6a-4ad9-99f9-15ad3520ea8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14361429754764" calcext:value-type="float">
            <text:p>0.0814361429754764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0883646818293538" calcext:value-type="float">
            <text:p>0.00883646818293538</text:p>
          </table:table-cell>
          <table:table-cell office:value-type="float" office:value="72702.3702479902" calcext:value-type="float">
            <text:p>72702.3702479902</text:p>
          </table:table-cell>
          <table:table-cell office:value-type="float" office:value="0.515737300745538" calcext:value-type="float">
            <text:p>0.515737300745538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19300419910523" calcext:value-type="float">
            <text:p>0.719300419910523</text:p>
          </table:table-cell>
          <table:table-cell office:value-type="float" office:value="-0.646351158123149" calcext:value-type="float">
            <text:p>-0.646351158123149</text:p>
          </table:table-cell>
          <table:table-cell office:value-type="float" office:value="4.72457797038554" calcext:value-type="float">
            <text:p>4.72457797038554</text:p>
          </table:table-cell>
          <table:table-cell office:value-type="float" office:value="0.565736874833437" calcext:value-type="float">
            <text:p>0.565736874833437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385982055609844" calcext:value-type="float">
            <text:p>-0.0385982055609844</text:p>
          </table:table-cell>
          <table:table-cell office:value-type="float" office:value="0.60078968149513" calcext:value-type="float">
            <text:p>0.60078968149513</text:p>
          </table:table-cell>
          <table:table-cell office:value-type="float" office:value="0.838747611347935" calcext:value-type="float">
            <text:p>0.838747611347935</text:p>
          </table:table-cell>
          <table:table-cell office:value-type="float" office:value="0.700101223888838" calcext:value-type="float">
            <text:p>0.700101223888838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532764062329784" calcext:value-type="float">
            <text:p>-0.0532764062329784</text:p>
          </table:table-cell>
          <table:table-cell office:value-type="float" office:value="0.838747611347935" calcext:value-type="float">
            <text:p>0.838747611347935</text:p>
          </table:table-cell>
          <table:table-cell office:value-type="float" office:value="0.148742703188145" calcext:value-type="float">
            <text:p>0.148742703188145</text:p>
          </table:table-cell>
          <table:table-cell office:value-type="float" office:value="0.839583333333333" calcext:value-type="float">
            <text:p>0.839583333333333</text:p>
          </table:table-cell>
          <table:table-cell office:value-type="float" office:value="0.842897460018815" calcext:value-type="float">
            <text:p>0.842897460018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fa0cb36-6288-4976-98ad-701348fc144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3643322003662" calcext:value-type="float">
            <text:p>0.0843643322003662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37312684405371" calcext:value-type="float">
            <text:p>0.0137312684405371</text:p>
          </table:table-cell>
          <table:table-cell office:value-type="float" office:value="17807.2513374457" calcext:value-type="float">
            <text:p>17807.2513374457</text:p>
          </table:table-cell>
          <table:table-cell office:value-type="float" office:value="0.515552723221611" calcext:value-type="float">
            <text:p>0.515552723221611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724103177299013" calcext:value-type="float">
            <text:p>0.724103177299013</text:p>
          </table:table-cell>
          <table:table-cell office:value-type="float" office:value="-0.593190782325039" calcext:value-type="float">
            <text:p>-0.593190782325039</text:p>
          </table:table-cell>
          <table:table-cell office:value-type="float" office:value="2.19699916203069" calcext:value-type="float">
            <text:p>2.19699916203069</text:p>
          </table:table-cell>
          <table:table-cell office:value-type="float" office:value="0.557440208145702" calcext:value-type="float">
            <text:p>0.557440208145702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925647953567499" calcext:value-type="float">
            <text:p>-0.00925647953567499</text:p>
          </table:table-cell>
          <table:table-cell office:value-type="float" office:value="0.566518311973832" calcext:value-type="float">
            <text:p>0.566518311973832</text:p>
          </table:table-cell>
          <table:table-cell office:value-type="float" office:value="0.932809464947908" calcext:value-type="float">
            <text:p>0.932809464947908</text:p>
          </table:table-cell>
          <table:table-cell office:value-type="float" office:value="0.704920767306089" calcext:value-type="float">
            <text:p>0.704920767306089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185079501185409" calcext:value-type="float">
            <text:p>-0.0185079501185409</text:p>
          </table:table-cell>
          <table:table-cell office:value-type="float" office:value="0.932809464947908" calcext:value-type="float">
            <text:p>0.932809464947908</text:p>
          </table:table-cell>
          <table:table-cell office:value-type="float" office:value="0.0665127020785219" calcext:value-type="float">
            <text:p>0.0665127020785219</text:p>
          </table:table-cell>
          <table:table-cell office:value-type="float" office:value="0.902828467153285" calcext:value-type="float">
            <text:p>0.902828467153285</text:p>
          </table:table-cell>
          <table:table-cell office:value-type="float" office:value="0.897196261682243" calcext:value-type="float">
            <text:p>0.897196261682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ebdaabf-7351-4170-9998-a3b88621742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174441201325" calcext:value-type="float">
            <text:p>0.08174441201325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891031387373054" calcext:value-type="float">
            <text:p>0.00891031387373054</text:p>
          </table:table-cell>
          <table:table-cell office:value-type="float" office:value="103580.995431156" calcext:value-type="float">
            <text:p>103580.995431156</text:p>
          </table:table-cell>
          <table:table-cell office:value-type="float" office:value="0.515405097919573" calcext:value-type="float">
            <text:p>0.515405097919573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718873066677843" calcext:value-type="float">
            <text:p>0.718873066677843</text:p>
          </table:table-cell>
          <table:table-cell office:value-type="float" office:value="-0.691311757447075" calcext:value-type="float">
            <text:p>-0.691311757447075</text:p>
          </table:table-cell>
          <table:table-cell office:value-type="float" office:value="3.56407708053128" calcext:value-type="float">
            <text:p>3.56407708053128</text:p>
          </table:table-cell>
          <table:table-cell office:value-type="float" office:value="0.557922596320722" calcext:value-type="float">
            <text:p>0.557922596320722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216504685872961" calcext:value-type="float">
            <text:p>-0.0216504685872961</text:p>
          </table:table-cell>
          <table:table-cell office:value-type="float" office:value="0.586043985881075" calcext:value-type="float">
            <text:p>0.586043985881075</text:p>
          </table:table-cell>
          <table:table-cell office:value-type="float" office:value="0.807905375056146" calcext:value-type="float">
            <text:p>0.807905375056146</text:p>
          </table:table-cell>
          <table:table-cell office:value-type="float" office:value="0.679318918578667" calcext:value-type="float">
            <text:p>0.679318918578667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54516163550652" calcext:value-type="float">
            <text:p>-0.054516163550652</text:p>
          </table:table-cell>
          <table:table-cell office:value-type="float" office:value="0.807905375056146" calcext:value-type="float">
            <text:p>0.807905375056146</text:p>
          </table:table-cell>
          <table:table-cell office:value-type="float" office:value="0.213312693498452" calcext:value-type="float">
            <text:p>0.213312693498452</text:p>
          </table:table-cell>
          <table:table-cell office:value-type="float" office:value="0.79983423124741" calcext:value-type="float">
            <text:p>0.79983423124741</text:p>
          </table:table-cell>
          <table:table-cell office:value-type="float" office:value="0.800185873605948" calcext:value-type="float">
            <text:p>0.80018587360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d4a2861-9471-4041-99e2-05535a2bf1c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06948321487322" calcext:value-type="float">
            <text:p>0.0806948321487322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665531365105321" calcext:value-type="float">
            <text:p>0.00665531365105321</text:p>
          </table:table-cell>
          <table:table-cell office:value-type="float" office:value="95674.7316997743" calcext:value-type="float">
            <text:p>95674.7316997743</text:p>
          </table:table-cell>
          <table:table-cell office:value-type="float" office:value="0.515377274126071" calcext:value-type="float">
            <text:p>0.515377274126071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713745218586179" calcext:value-type="float">
            <text:p>0.713745218586179</text:p>
          </table:table-cell>
          <table:table-cell office:value-type="float" office:value="-0.637181628134705" calcext:value-type="float">
            <text:p>-0.637181628134705</text:p>
          </table:table-cell>
          <table:table-cell office:value-type="float" office:value="2.00478003947527" calcext:value-type="float">
            <text:p>2.00478003947527</text:p>
          </table:table-cell>
          <table:table-cell office:value-type="float" office:value="0.539762379672188" calcext:value-type="float">
            <text:p>0.539762379672188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15341254010928" calcext:value-type="float">
            <text:p>-0.0115341254010928</text:p>
          </table:table-cell>
          <table:table-cell office:value-type="float" office:value="0.561153174140943" calcext:value-type="float">
            <text:p>0.561153174140943</text:p>
          </table:table-cell>
          <table:table-cell office:value-type="float" office:value="0.757826018562215" calcext:value-type="float">
            <text:p>0.757826018562215</text:p>
          </table:table-cell>
          <table:table-cell office:value-type="float" office:value="0.644826663097309" calcext:value-type="float">
            <text:p>0.644826663097309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659291508561789" calcext:value-type="float">
            <text:p>-0.0659291508561789</text:p>
          </table:table-cell>
          <table:table-cell office:value-type="float" office:value="0.757826018562215" calcext:value-type="float">
            <text:p>0.757826018562215</text:p>
          </table:table-cell>
          <table:table-cell office:value-type="float" office:value="0.27183996907615" calcext:value-type="float">
            <text:p>0.27183996907615</text:p>
          </table:table-cell>
          <table:table-cell office:value-type="float" office:value="0.744301699129714" calcext:value-type="float">
            <text:p>0.744301699129714</text:p>
          </table:table-cell>
          <table:table-cell office:value-type="float" office:value="0.749768303985171" calcext:value-type="float">
            <text:p>0.749768303985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1bc1f8b5-c153-4898-b68f-74db3ebb796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23516869215284" calcext:value-type="float">
            <text:p>0.0823516869215284</text:p>
          </table:table-cell>
          <table:table-cell office:value-type="float" office:value="0.0751378454372054" calcext:value-type="float">
            <text:p>0.0751378454372054</text:p>
          </table:table-cell>
          <table:table-cell office:value-type="float" office:value="0.00721384148432303" calcext:value-type="float">
            <text:p>0.00721384148432303</text:p>
          </table:table-cell>
          <table:table-cell office:value-type="float" office:value="128542.76732416" calcext:value-type="float">
            <text:p>128542.76732416</text:p>
          </table:table-cell>
          <table:table-cell office:value-type="float" office:value="0.514967590431195" calcext:value-type="float">
            <text:p>0.514967590431195</text:p>
          </table:table-cell>
          <table:table-cell office:value-type="float" office:value="0.503178526257796" calcext:value-type="float">
            <text:p>0.503178526257796</text:p>
          </table:table-cell>
          <table:table-cell office:value-type="float" office:value="0.721537635130274" calcext:value-type="float">
            <text:p>0.721537635130274</text:p>
          </table:table-cell>
          <table:table-cell office:value-type="float" office:value="-0.583314557342061" calcext:value-type="float">
            <text:p>-0.583314557342061</text:p>
          </table:table-cell>
          <table:table-cell office:value-type="float" office:value="2.02520896762027" calcext:value-type="float">
            <text:p>2.02520896762027</text:p>
          </table:table-cell>
          <table:table-cell office:value-type="float" office:value="0.533198936261474" calcext:value-type="float">
            <text:p>0.533198936261474</text:p>
          </table:table-cell>
          <table:table-cell office:value-type="float" office:value="0.549669726344686" calcext:value-type="float">
            <text:p>0.549669726344686</text:p>
          </table:table-cell>
          <table:table-cell office:value-type="float" office:value="-0.0164707900832118" calcext:value-type="float">
            <text:p>-0.0164707900832118</text:p>
          </table:table-cell>
          <table:table-cell office:value-type="float" office:value="0.554257470231409" calcext:value-type="float">
            <text:p>0.554257470231409</text:p>
          </table:table-cell>
          <table:table-cell office:value-type="float" office:value="0.770035115099493" calcext:value-type="float">
            <text:p>0.770035115099493</text:p>
          </table:table-cell>
          <table:table-cell office:value-type="float" office:value="0.644567098860185" calcext:value-type="float">
            <text:p>0.644567098860185</text:p>
          </table:table-cell>
          <table:table-cell office:value-type="float" office:value="0.709402419109303" calcext:value-type="float">
            <text:p>0.709402419109303</text:p>
          </table:table-cell>
          <table:table-cell office:value-type="float" office:value="-0.0648353202491179" calcext:value-type="float">
            <text:p>-0.0648353202491179</text:p>
          </table:table-cell>
          <table:table-cell office:value-type="float" office:value="0.770035115099493" calcext:value-type="float">
            <text:p>0.770035115099493</text:p>
          </table:table-cell>
          <table:table-cell office:value-type="float" office:value="0.244118487474998" calcext:value-type="float">
            <text:p>0.244118487474998</text:p>
          </table:table-cell>
          <table:table-cell office:value-type="float" office:value="0.709467696058513" calcext:value-type="float">
            <text:p>0.709467696058513</text:p>
          </table:table-cell>
          <table:table-cell office:value-type="float" office:value="0.705882352941176" calcext:value-type="float">
            <text:p>0.705882352941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fb24a47-0d95-4c0c-9ab9-f97f3223fd8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0753061206436" calcext:value-type="float">
            <text:p>0.080753061206436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731956039368775" calcext:value-type="float">
            <text:p>0.00731956039368775</text:p>
          </table:table-cell>
          <table:table-cell office:value-type="float" office:value="95954.514239249" calcext:value-type="float">
            <text:p>95954.514239249</text:p>
          </table:table-cell>
          <table:table-cell office:value-type="float" office:value="0.514122784324396" calcext:value-type="float">
            <text:p>0.514122784324396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16005231810272" calcext:value-type="float">
            <text:p>0.716005231810272</text:p>
          </table:table-cell>
          <table:table-cell office:value-type="float" office:value="-0.64673673451751" calcext:value-type="float">
            <text:p>-0.64673673451751</text:p>
          </table:table-cell>
          <table:table-cell office:value-type="float" office:value="2.54781224039315" calcext:value-type="float">
            <text:p>2.54781224039315</text:p>
          </table:table-cell>
          <table:table-cell office:value-type="float" office:value="0.543238789140428" calcext:value-type="float">
            <text:p>0.543238789140428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188654696851418" calcext:value-type="float">
            <text:p>-0.0188654696851418</text:p>
          </table:table-cell>
          <table:table-cell office:value-type="float" office:value="0.566785812482815" calcext:value-type="float">
            <text:p>0.566785812482815</text:p>
          </table:table-cell>
          <table:table-cell office:value-type="float" office:value="0.795231849394337" calcext:value-type="float">
            <text:p>0.795231849394337</text:p>
          </table:table-cell>
          <table:table-cell office:value-type="float" office:value="0.661850638926347" calcext:value-type="float">
            <text:p>0.661850638926347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578250877734505" calcext:value-type="float">
            <text:p>-0.0578250877734505</text:p>
          </table:table-cell>
          <table:table-cell office:value-type="float" office:value="0.795231849394337" calcext:value-type="float">
            <text:p>0.795231849394337</text:p>
          </table:table-cell>
          <table:table-cell office:value-type="float" office:value="0.219768247994454" calcext:value-type="float">
            <text:p>0.219768247994454</text:p>
          </table:table-cell>
          <table:table-cell office:value-type="float" office:value="0.771973466003317" calcext:value-type="float">
            <text:p>0.771973466003317</text:p>
          </table:table-cell>
          <table:table-cell office:value-type="float" office:value="0.779220779220779" calcext:value-type="float">
            <text:p>0.779220779220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5f2d331-fd32-47ef-ac12-392b610d153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92680194102258" calcext:value-type="float">
            <text:p>0.0792680194102258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583451859747752" calcext:value-type="float">
            <text:p>0.00583451859747752</text:p>
          </table:table-cell>
          <table:table-cell office:value-type="float" office:value="84956.7678055865" calcext:value-type="float">
            <text:p>84956.7678055865</text:p>
          </table:table-cell>
          <table:table-cell office:value-type="float" office:value="0.513147944403804" calcext:value-type="float">
            <text:p>0.513147944403804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1251351838868" calcext:value-type="float">
            <text:p>0.71251351838868</text:p>
          </table:table-cell>
          <table:table-cell office:value-type="float" office:value="-0.656088946445984" calcext:value-type="float">
            <text:p>-0.656088946445984</text:p>
          </table:table-cell>
          <table:table-cell office:value-type="float" office:value="2.61257824468887" calcext:value-type="float">
            <text:p>2.61257824468887</text:p>
          </table:table-cell>
          <table:table-cell office:value-type="float" office:value="0.536082921328823" calcext:value-type="float">
            <text:p>0.536082921328823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260213374967473" calcext:value-type="float">
            <text:p>-0.0260213374967473</text:p>
          </table:table-cell>
          <table:table-cell office:value-type="float" office:value="0.570023506123964" calcext:value-type="float">
            <text:p>0.570023506123964</text:p>
          </table:table-cell>
          <table:table-cell office:value-type="float" office:value="0.710979091119512" calcext:value-type="float">
            <text:p>0.710979091119512</text:p>
          </table:table-cell>
          <table:table-cell office:value-type="float" office:value="0.632746249184605" calcext:value-type="float">
            <text:p>0.632746249184605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86929477515192" calcext:value-type="float">
            <text:p>-0.086929477515192</text:p>
          </table:table-cell>
          <table:table-cell office:value-type="float" office:value="0.710979091119512" calcext:value-type="float">
            <text:p>0.710979091119512</text:p>
          </table:table-cell>
          <table:table-cell office:value-type="float" office:value="0.311577696345449" calcext:value-type="float">
            <text:p>0.311577696345449</text:p>
          </table:table-cell>
          <table:table-cell office:value-type="float" office:value="0.685323383084577" calcext:value-type="float">
            <text:p>0.685323383084577</text:p>
          </table:table-cell>
          <table:table-cell office:value-type="float" office:value="0.694341372912801" calcext:value-type="float">
            <text:p>0.694341372912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ef5e481-693b-4ce3-a32d-bda6a017341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13349565159378" calcext:value-type="float">
            <text:p>0.0813349565159378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790145570318956" calcext:value-type="float">
            <text:p>0.00790145570318956</text:p>
          </table:table-cell>
          <table:table-cell office:value-type="float" office:value="100637.347968641" calcext:value-type="float">
            <text:p>100637.347968641</text:p>
          </table:table-cell>
          <table:table-cell office:value-type="float" office:value="0.513104935090656" calcext:value-type="float">
            <text:p>0.513104935090656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14629788954464" calcext:value-type="float">
            <text:p>0.714629788954464</text:p>
          </table:table-cell>
          <table:table-cell office:value-type="float" office:value="-0.683578084833341" calcext:value-type="float">
            <text:p>-0.683578084833341</text:p>
          </table:table-cell>
          <table:table-cell office:value-type="float" office:value="2.54036111735349" calcext:value-type="float">
            <text:p>2.54036111735349</text:p>
          </table:table-cell>
          <table:table-cell office:value-type="float" office:value="0.543672478098708" calcext:value-type="float">
            <text:p>0.543672478098708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184317807268627" calcext:value-type="float">
            <text:p>-0.0184317807268627</text:p>
          </table:table-cell>
          <table:table-cell office:value-type="float" office:value="0.567558584011966" calcext:value-type="float">
            <text:p>0.567558584011966</text:p>
          </table:table-cell>
          <table:table-cell office:value-type="float" office:value="0.790448267880565" calcext:value-type="float">
            <text:p>0.790448267880565</text:p>
          </table:table-cell>
          <table:table-cell office:value-type="float" office:value="0.660711982458403" calcext:value-type="float">
            <text:p>0.660711982458403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589637442413939" calcext:value-type="float">
            <text:p>-0.0589637442413939</text:p>
          </table:table-cell>
          <table:table-cell office:value-type="float" office:value="0.790448267880565" calcext:value-type="float">
            <text:p>0.790448267880565</text:p>
          </table:table-cell>
          <table:table-cell office:value-type="float" office:value="0.226899078934337" calcext:value-type="float">
            <text:p>0.226899078934337</text:p>
          </table:table-cell>
          <table:table-cell office:value-type="float" office:value="0.775290215588723" calcext:value-type="float">
            <text:p>0.775290215588723</text:p>
          </table:table-cell>
          <table:table-cell office:value-type="float" office:value="0.784322820037106" calcext:value-type="float">
            <text:p>0.784322820037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bb05b05-19a8-465e-b0c1-023e95cf2b6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829365922392591" calcext:value-type="float">
            <text:p>0.0829365922392591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23035284794299" calcext:value-type="float">
            <text:p>0.0123035284794299</text:p>
          </table:table-cell>
          <table:table-cell office:value-type="float" office:value="16358.0703150676" calcext:value-type="float">
            <text:p>16358.0703150676</text:p>
          </table:table-cell>
          <table:table-cell office:value-type="float" office:value="0.512721538900254" calcext:value-type="float">
            <text:p>0.512721538900254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719700841015455" calcext:value-type="float">
            <text:p>0.719700841015455</text:p>
          </table:table-cell>
          <table:table-cell office:value-type="float" office:value="-0.598051730394145" calcext:value-type="float">
            <text:p>-0.598051730394145</text:p>
          </table:table-cell>
          <table:table-cell office:value-type="float" office:value="2.21319232445767" calcext:value-type="float">
            <text:p>2.21319232445767</text:p>
          </table:table-cell>
          <table:table-cell office:value-type="float" office:value="0.555088561993395" calcext:value-type="float">
            <text:p>0.555088561993395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116081256879815" calcext:value-type="float">
            <text:p>-0.0116081256879815</text:p>
          </table:table-cell>
          <table:table-cell office:value-type="float" office:value="0.566728807983331" calcext:value-type="float">
            <text:p>0.566728807983331</text:p>
          </table:table-cell>
          <table:table-cell office:value-type="float" office:value="0.912590499735123" calcext:value-type="float">
            <text:p>0.912590499735123</text:p>
          </table:table-cell>
          <table:table-cell office:value-type="float" office:value="0.699228791773779" calcext:value-type="float">
            <text:p>0.699228791773779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241999256508505" calcext:value-type="float">
            <text:p>-0.0241999256508505</text:p>
          </table:table-cell>
          <table:table-cell office:value-type="float" office:value="0.912590499735123" calcext:value-type="float">
            <text:p>0.912590499735123</text:p>
          </table:table-cell>
          <table:table-cell office:value-type="float" office:value="0.0875288683602771" calcext:value-type="float">
            <text:p>0.0875288683602771</text:p>
          </table:table-cell>
          <table:table-cell office:value-type="float" office:value="0.874543795620438" calcext:value-type="float">
            <text:p>0.874543795620438</text:p>
          </table:table-cell>
          <table:table-cell office:value-type="float" office:value="0.877985462097612" calcext:value-type="float">
            <text:p>0.877985462097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7683a882-fa7c-441d-b315-762ce2b2ede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87609981634898" calcext:value-type="float">
            <text:p>0.0787609981634898</text:p>
          </table:table-cell>
          <table:table-cell office:value-type="float" office:value="0.0772771246997652" calcext:value-type="float">
            <text:p>0.0772771246997652</text:p>
          </table:table-cell>
          <table:table-cell office:value-type="float" office:value="0.00148387346372458" calcext:value-type="float">
            <text:p>0.00148387346372458</text:p>
          </table:table-cell>
          <table:table-cell office:value-type="float" office:value="40697.3116604274" calcext:value-type="float">
            <text:p>40697.3116604274</text:p>
          </table:table-cell>
          <table:table-cell office:value-type="float" office:value="0.512639603691768" calcext:value-type="float">
            <text:p>0.512639603691768</text:p>
          </table:table-cell>
          <table:table-cell office:value-type="float" office:value="0.552139712421867" calcext:value-type="float">
            <text:p>0.552139712421867</text:p>
          </table:table-cell>
          <table:table-cell office:value-type="float" office:value="0.712266678299883" calcext:value-type="float">
            <text:p>0.712266678299883</text:p>
          </table:table-cell>
          <table:table-cell office:value-type="float" office:value="-0.647975924020179" calcext:value-type="float">
            <text:p>-0.647975924020179</text:p>
          </table:table-cell>
          <table:table-cell office:value-type="float" office:value="2.32152539104897" calcext:value-type="float">
            <text:p>2.32152539104897</text:p>
          </table:table-cell>
          <table:table-cell office:value-type="float" office:value="0.53957819775404" calcext:value-type="float">
            <text:p>0.53957819775404</text:p>
          </table:table-cell>
          <table:table-cell office:value-type="float" office:value="0.562859490550534" calcext:value-type="float">
            <text:p>0.562859490550534</text:p>
          </table:table-cell>
          <table:table-cell office:value-type="float" office:value="-0.023281292796494" calcext:value-type="float">
            <text:p>-0.023281292796494</text:p>
          </table:table-cell>
          <table:table-cell office:value-type="float" office:value="0.560615883306321" calcext:value-type="float">
            <text:p>0.560615883306321</text:p>
          </table:table-cell>
          <table:table-cell office:value-type="float" office:value="0.841605839416058" calcext:value-type="float">
            <text:p>0.841605839416058</text:p>
          </table:table-cell>
          <table:table-cell office:value-type="float" office:value="0.67295719844358" calcext:value-type="float">
            <text:p>0.67295719844358</text:p>
          </table:table-cell>
          <table:table-cell office:value-type="float" office:value="0.720294426919033" calcext:value-type="float">
            <text:p>0.720294426919033</text:p>
          </table:table-cell>
          <table:table-cell office:value-type="float" office:value="-0.0473372284754529" calcext:value-type="float">
            <text:p>-0.0473372284754529</text:p>
          </table:table-cell>
          <table:table-cell office:value-type="float" office:value="0.841605839416058" calcext:value-type="float">
            <text:p>0.841605839416058</text:p>
          </table:table-cell>
          <table:table-cell office:value-type="float" office:value="0.150689223057644" calcext:value-type="float">
            <text:p>0.150689223057644</text:p>
          </table:table-cell>
          <table:table-cell office:value-type="float" office:value="0.770241627808393" calcext:value-type="float">
            <text:p>0.770241627808393</text:p>
          </table:table-cell>
          <table:table-cell office:value-type="float" office:value="0.803365384615385" calcext:value-type="float">
            <text:p>0.803365384615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2364055e-9b7e-44ad-9126-87d02032c3b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86597979877903" calcext:value-type="float">
            <text:p>0.0786597979877903</text:p>
          </table:table-cell>
          <table:table-cell office:value-type="float" office:value="0.0740230436438774" calcext:value-type="float">
            <text:p>0.0740230436438774</text:p>
          </table:table-cell>
          <table:table-cell office:value-type="float" office:value="0.00463675434391297" calcext:value-type="float">
            <text:p>0.00463675434391297</text:p>
          </table:table-cell>
          <table:table-cell office:value-type="float" office:value="59424.303363988" calcext:value-type="float">
            <text:p>59424.303363988</text:p>
          </table:table-cell>
          <table:table-cell office:value-type="float" office:value="0.511637250703738" calcext:value-type="float">
            <text:p>0.511637250703738</text:p>
          </table:table-cell>
          <table:table-cell office:value-type="float" office:value="0.530668522179273" calcext:value-type="float">
            <text:p>0.530668522179273</text:p>
          </table:table-cell>
          <table:table-cell office:value-type="float" office:value="0.710013629946303" calcext:value-type="float">
            <text:p>0.710013629946303</text:p>
          </table:table-cell>
          <table:table-cell office:value-type="float" office:value="-0.604402964048085" calcext:value-type="float">
            <text:p>-0.604402964048085</text:p>
          </table:table-cell>
          <table:table-cell office:value-type="float" office:value="1.82640519224113" calcext:value-type="float">
            <text:p>1.82640519224113</text:p>
          </table:table-cell>
          <table:table-cell office:value-type="float" office:value="0.534374168366894" calcext:value-type="float">
            <text:p>0.534374168366894</text:p>
          </table:table-cell>
          <table:table-cell office:value-type="float" office:value="0.552426150980218" calcext:value-type="float">
            <text:p>0.552426150980218</text:p>
          </table:table-cell>
          <table:table-cell office:value-type="float" office:value="-0.0180519826133239" calcext:value-type="float">
            <text:p>-0.0180519826133239</text:p>
          </table:table-cell>
          <table:table-cell office:value-type="float" office:value="0.553112956630299" calcext:value-type="float">
            <text:p>0.553112956630299</text:p>
          </table:table-cell>
          <table:table-cell office:value-type="float" office:value="0.818145323163388" calcext:value-type="float">
            <text:p>0.818145323163388</text:p>
          </table:table-cell>
          <table:table-cell office:value-type="float" office:value="0.660016840468942" calcext:value-type="float">
            <text:p>0.660016840468942</text:p>
          </table:table-cell>
          <table:table-cell office:value-type="float" office:value="0.711693951601383" calcext:value-type="float">
            <text:p>0.711693951601383</text:p>
          </table:table-cell>
          <table:table-cell office:value-type="float" office:value="-0.0516771111324406" calcext:value-type="float">
            <text:p>-0.0516771111324406</text:p>
          </table:table-cell>
          <table:table-cell office:value-type="float" office:value="0.818145323163388" calcext:value-type="float">
            <text:p>0.818145323163388</text:p>
          </table:table-cell>
          <table:table-cell office:value-type="float" office:value="0.184124467347141" calcext:value-type="float">
            <text:p>0.184124467347141</text:p>
          </table:table-cell>
          <table:table-cell office:value-type="float" office:value="0.773844231570179" calcext:value-type="float">
            <text:p>0.773844231570179</text:p>
          </table:table-cell>
          <table:table-cell office:value-type="float" office:value="0.781132075471698" calcext:value-type="float">
            <text:p>0.781132075471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2f88f9c-7e83-400e-b185-9294633edab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69355825454798" calcext:value-type="float">
            <text:p>0.0769355825454798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278696568655179" calcext:value-type="float">
            <text:p>0.00278696568655179</text:p>
          </table:table-cell>
          <table:table-cell office:value-type="float" office:value="51877.641604219" calcext:value-type="float">
            <text:p>51877.641604219</text:p>
          </table:table-cell>
          <table:table-cell office:value-type="float" office:value="0.511119768144262" calcext:value-type="float">
            <text:p>0.511119768144262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12157046499787" calcext:value-type="float">
            <text:p>0.712157046499787</text:p>
          </table:table-cell>
          <table:table-cell office:value-type="float" office:value="-0.52777801987346" calcext:value-type="float">
            <text:p>-0.52777801987346</text:p>
          </table:table-cell>
          <table:table-cell office:value-type="float" office:value="2.38841406899823" calcext:value-type="float">
            <text:p>2.38841406899823</text:p>
          </table:table-cell>
          <table:table-cell office:value-type="float" office:value="0.532555663975872" calcext:value-type="float">
            <text:p>0.532555663975872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304266832254059" calcext:value-type="float">
            <text:p>-0.0304266832254059</text:p>
          </table:table-cell>
          <table:table-cell office:value-type="float" office:value="0.563405157188273" calcext:value-type="float">
            <text:p>0.563405157188273</text:p>
          </table:table-cell>
          <table:table-cell office:value-type="float" office:value="0.753958874970456" calcext:value-type="float">
            <text:p>0.753958874970456</text:p>
          </table:table-cell>
          <table:table-cell office:value-type="float" office:value="0.644900434650763" calcext:value-type="float">
            <text:p>0.644900434650763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754945822339385" calcext:value-type="float">
            <text:p>-0.0754945822339385</text:p>
          </table:table-cell>
          <table:table-cell office:value-type="float" office:value="0.753958874970456" calcext:value-type="float">
            <text:p>0.753958874970456</text:p>
          </table:table-cell>
          <table:table-cell office:value-type="float" office:value="0.247335836800974" calcext:value-type="float">
            <text:p>0.247335836800974</text:p>
          </table:table-cell>
          <table:table-cell office:value-type="float" office:value="0.712739383846794" calcext:value-type="float">
            <text:p>0.712739383846794</text:p>
          </table:table-cell>
          <table:table-cell office:value-type="float" office:value="0.724610297590931" calcext:value-type="float">
            <text:p>0.724610297590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4b60856-b64b-4691-bfb4-d1aa69bd794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77368969321575" calcext:value-type="float">
            <text:p>0.0777368969321575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358828007322942" calcext:value-type="float">
            <text:p>0.00358828007322942</text:p>
          </table:table-cell>
          <table:table-cell office:value-type="float" office:value="55243.9144731058" calcext:value-type="float">
            <text:p>55243.9144731058</text:p>
          </table:table-cell>
          <table:table-cell office:value-type="float" office:value="0.510589540769795" calcext:value-type="float">
            <text:p>0.510589540769795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111615201122" calcext:value-type="float">
            <text:p>0.7111615201122</text:p>
          </table:table-cell>
          <table:table-cell office:value-type="float" office:value="-0.552969989309865" calcext:value-type="float">
            <text:p>-0.552969989309865</text:p>
          </table:table-cell>
          <table:table-cell office:value-type="float" office:value="2.35652911010654" calcext:value-type="float">
            <text:p>2.35652911010654</text:p>
          </table:table-cell>
          <table:table-cell office:value-type="float" office:value="0.533930630710547" calcext:value-type="float">
            <text:p>0.533930630710547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2905171649073" calcext:value-type="float">
            <text:p>-0.02905171649073</text:p>
          </table:table-cell>
          <table:table-cell office:value-type="float" office:value="0.561180489443916" calcext:value-type="float">
            <text:p>0.561180489443916</text:p>
          </table:table-cell>
          <table:table-cell office:value-type="float" office:value="0.789490270227685" calcext:value-type="float">
            <text:p>0.789490270227685</text:p>
          </table:table-cell>
          <table:table-cell office:value-type="float" office:value="0.656039279869067" calcext:value-type="float">
            <text:p>0.656039279869067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643557370156346" calcext:value-type="float">
            <text:p>-0.0643557370156346</text:p>
          </table:table-cell>
          <table:table-cell office:value-type="float" office:value="0.789490270227685" calcext:value-type="float">
            <text:p>0.789490270227685</text:p>
          </table:table-cell>
          <table:table-cell office:value-type="float" office:value="0.204709225616563" calcext:value-type="float">
            <text:p>0.204709225616563</text:p>
          </table:table-cell>
          <table:table-cell office:value-type="float" office:value="0.752289758534555" calcext:value-type="float">
            <text:p>0.752289758534555</text:p>
          </table:table-cell>
          <table:table-cell office:value-type="float" office:value="0.767595654227681" calcext:value-type="float">
            <text:p>0.767595654227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d911ff2-6a17-4742-8449-3aea1448184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8313059512175" calcext:value-type="float">
            <text:p>0.078313059512175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427354101449606" calcext:value-type="float">
            <text:p>0.00427354101449606</text:p>
          </table:table-cell>
          <table:table-cell office:value-type="float" office:value="78693.6490532383" calcext:value-type="float">
            <text:p>78693.6490532383</text:p>
          </table:table-cell>
          <table:table-cell office:value-type="float" office:value="0.5104336887127" calcext:value-type="float">
            <text:p>0.5104336887127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705455354432968" calcext:value-type="float">
            <text:p>0.705455354432968</text:p>
          </table:table-cell>
          <table:table-cell office:value-type="float" office:value="-0.631394112161838" calcext:value-type="float">
            <text:p>-0.631394112161838</text:p>
          </table:table-cell>
          <table:table-cell office:value-type="float" office:value="2.03003497368536" calcext:value-type="float">
            <text:p>2.03003497368536</text:p>
          </table:table-cell>
          <table:table-cell office:value-type="float" office:value="0.536510276645564" calcext:value-type="float">
            <text:p>0.536510276645564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47862284277166" calcext:value-type="float">
            <text:p>-0.0147862284277166</text:p>
          </table:table-cell>
          <table:table-cell office:value-type="float" office:value="0.563135249734988" calcext:value-type="float">
            <text:p>0.563135249734988</text:p>
          </table:table-cell>
          <table:table-cell office:value-type="float" office:value="0.71031933301872" calcext:value-type="float">
            <text:p>0.71031933301872</text:p>
          </table:table-cell>
          <table:table-cell office:value-type="float" office:value="0.628221627073841" calcext:value-type="float">
            <text:p>0.628221627073841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825341868796475" calcext:value-type="float">
            <text:p>-0.0825341868796475</text:p>
          </table:table-cell>
          <table:table-cell office:value-type="float" office:value="0.71031933301872" calcext:value-type="float">
            <text:p>0.71031933301872</text:p>
          </table:table-cell>
          <table:table-cell office:value-type="float" office:value="0.322960958639351" calcext:value-type="float">
            <text:p>0.322960958639351</text:p>
          </table:table-cell>
          <table:table-cell office:value-type="float" office:value="0.679651885619561" calcext:value-type="float">
            <text:p>0.679651885619561</text:p>
          </table:table-cell>
          <table:table-cell office:value-type="float" office:value="0.689063948100093" calcext:value-type="float">
            <text:p>0.689063948100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c0f6533-086b-4ffc-ba6c-539d5cc90bf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54239462186315" calcext:value-type="float">
            <text:p>0.0854239462186315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51250802732881" calcext:value-type="float">
            <text:p>0.0151250802732881</text:p>
          </table:table-cell>
          <table:table-cell office:value-type="float" office:value="18870.5086216046" calcext:value-type="float">
            <text:p>18870.5086216046</text:p>
          </table:table-cell>
          <table:table-cell office:value-type="float" office:value="0.510384989310666" calcext:value-type="float">
            <text:p>0.510384989310666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718622902102685" calcext:value-type="float">
            <text:p>0.718622902102685</text:p>
          </table:table-cell>
          <table:table-cell office:value-type="float" office:value="-0.601264449417845" calcext:value-type="float">
            <text:p>-0.601264449417845</text:p>
          </table:table-cell>
          <table:table-cell office:value-type="float" office:value="3.02168743690197" calcext:value-type="float">
            <text:p>3.02168743690197</text:p>
          </table:table-cell>
          <table:table-cell office:value-type="float" office:value="0.584451341609932" calcext:value-type="float">
            <text:p>0.584451341609932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255306367641162" calcext:value-type="float">
            <text:p>-0.00255306367641162</text:p>
          </table:table-cell>
          <table:table-cell office:value-type="float" office:value="0.587367991429009" calcext:value-type="float">
            <text:p>0.587367991429009</text:p>
          </table:table-cell>
          <table:table-cell office:value-type="float" office:value="0.981835237932799" calcext:value-type="float">
            <text:p>0.981835237932799</text:p>
          </table:table-cell>
          <table:table-cell office:value-type="float" office:value="0.735020908481502" calcext:value-type="float">
            <text:p>0.735020908481502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0474314425965039" calcext:value-type="float">
            <text:p>-0.00474314425965039</text:p>
          </table:table-cell>
          <table:table-cell office:value-type="float" office:value="0.981835237932799" calcext:value-type="float">
            <text:p>0.981835237932799</text:p>
          </table:table-cell>
          <table:table-cell office:value-type="float" office:value="0.0196363636363636" calcext:value-type="float">
            <text:p>0.0196363636363636</text:p>
          </table:table-cell>
          <table:table-cell office:value-type="float" office:value="0.971611721611722" calcext:value-type="float">
            <text:p>0.971611721611722</text:p>
          </table:table-cell>
          <table:table-cell office:value-type="float" office:value="0.968245705361791" calcext:value-type="float">
            <text:p>0.968245705361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9fa30b12-72d5-4e46-92e7-5cf950b24d8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04881759590794" calcext:value-type="float">
            <text:p>0.0804881759590794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907056802823325" calcext:value-type="float">
            <text:p>0.00907056802823325</text:p>
          </table:table-cell>
          <table:table-cell office:value-type="float" office:value="92518.9431164891" calcext:value-type="float">
            <text:p>92518.9431164891</text:p>
          </table:table-cell>
          <table:table-cell office:value-type="float" office:value="0.51033542731102" calcext:value-type="float">
            <text:p>0.51033542731102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711617097895962" calcext:value-type="float">
            <text:p>0.711617097895962</text:p>
          </table:table-cell>
          <table:table-cell office:value-type="float" office:value="-0.690344276596779" calcext:value-type="float">
            <text:p>-0.690344276596779</text:p>
          </table:table-cell>
          <table:table-cell office:value-type="float" office:value="5.47144409616454" calcext:value-type="float">
            <text:p>5.47144409616454</text:p>
          </table:table-cell>
          <table:table-cell office:value-type="float" office:value="0.567662642230522" calcext:value-type="float">
            <text:p>0.567662642230522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341787544514897" calcext:value-type="float">
            <text:p>-0.0341787544514897</text:p>
          </table:table-cell>
          <table:table-cell office:value-type="float" office:value="0.608931063354731" calcext:value-type="float">
            <text:p>0.608931063354731</text:p>
          </table:table-cell>
          <table:table-cell office:value-type="float" office:value="0.787198729975466" calcext:value-type="float">
            <text:p>0.787198729975466</text:p>
          </table:table-cell>
          <table:table-cell office:value-type="float" office:value="0.686683662228937" calcext:value-type="float">
            <text:p>0.686683662228937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647532751965054" calcext:value-type="float">
            <text:p>-0.0647532751965054</text:p>
          </table:table-cell>
          <table:table-cell office:value-type="float" office:value="0.787198729975466" calcext:value-type="float">
            <text:p>0.787198729975466</text:p>
          </table:table-cell>
          <table:table-cell office:value-type="float" office:value="0.235820244328098" calcext:value-type="float">
            <text:p>0.235820244328098</text:p>
          </table:table-cell>
          <table:table-cell office:value-type="float" office:value="0.784232365145228" calcext:value-type="float">
            <text:p>0.784232365145228</text:p>
          </table:table-cell>
          <table:table-cell office:value-type="float" office:value="0.788131664348632" calcext:value-type="float">
            <text:p>0.788131664348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2ff7011-2221-4f8f-8098-ce1b48c65a6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02419990837724" calcext:value-type="float">
            <text:p>0.0802419990837724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680849827102414" calcext:value-type="float">
            <text:p>0.00680849827102414</text:p>
          </table:table-cell>
          <table:table-cell office:value-type="float" office:value="92019.6592527876" calcext:value-type="float">
            <text:p>92019.6592527876</text:p>
          </table:table-cell>
          <table:table-cell office:value-type="float" office:value="0.510265138078779" calcext:value-type="float">
            <text:p>0.510265138078779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09484667571749" calcext:value-type="float">
            <text:p>0.709484667571749</text:p>
          </table:table-cell>
          <table:table-cell office:value-type="float" office:value="-0.701101300438771" calcext:value-type="float">
            <text:p>-0.701101300438771</text:p>
          </table:table-cell>
          <table:table-cell office:value-type="float" office:value="2.54897069713314" calcext:value-type="float">
            <text:p>2.54897069713314</text:p>
          </table:table-cell>
          <table:table-cell office:value-type="float" office:value="0.54423627374447" calcext:value-type="float">
            <text:p>0.54423627374447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178679850810998" calcext:value-type="float">
            <text:p>-0.0178679850810998</text:p>
          </table:table-cell>
          <table:table-cell office:value-type="float" office:value="0.569651176002727" calcext:value-type="float">
            <text:p>0.569651176002727</text:p>
          </table:table-cell>
          <table:table-cell office:value-type="float" office:value="0.773628578041818" calcext:value-type="float">
            <text:p>0.773628578041818</text:p>
          </table:table-cell>
          <table:table-cell office:value-type="float" office:value="0.656152864574813" calcext:value-type="float">
            <text:p>0.656152864574813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635228621249846" calcext:value-type="float">
            <text:p>-0.0635228621249846</text:p>
          </table:table-cell>
          <table:table-cell office:value-type="float" office:value="0.773628578041818" calcext:value-type="float">
            <text:p>0.773628578041818</text:p>
          </table:table-cell>
          <table:table-cell office:value-type="float" office:value="0.249777161533129" calcext:value-type="float">
            <text:p>0.249777161533129</text:p>
          </table:table-cell>
          <table:table-cell office:value-type="float" office:value="0.751658374792703" calcext:value-type="float">
            <text:p>0.751658374792703</text:p>
          </table:table-cell>
          <table:table-cell office:value-type="float" office:value="0.763450834879406" calcext:value-type="float">
            <text:p>0.763450834879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73a1c095-4d47-4fbe-83ae-d5eaf7dc068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18849802136628" calcext:value-type="float">
            <text:p>0.0818849802136628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587485513566532" calcext:value-type="float">
            <text:p>0.00587485513566532</text:p>
          </table:table-cell>
          <table:table-cell office:value-type="float" office:value="123542.57198299" calcext:value-type="float">
            <text:p>123542.57198299</text:p>
          </table:table-cell>
          <table:table-cell office:value-type="float" office:value="0.510139034367907" calcext:value-type="float">
            <text:p>0.510139034367907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713985047842821" calcext:value-type="float">
            <text:p>0.713985047842821</text:p>
          </table:table-cell>
          <table:table-cell office:value-type="float" office:value="-0.62566091932005" calcext:value-type="float">
            <text:p>-0.62566091932005</text:p>
          </table:table-cell>
          <table:table-cell office:value-type="float" office:value="2.6252407586066" calcext:value-type="float">
            <text:p>2.6252407586066</text:p>
          </table:table-cell>
          <table:table-cell office:value-type="float" office:value="0.54246375568328" calcext:value-type="float">
            <text:p>0.54246375568328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17671785193446" calcext:value-type="float">
            <text:p>-0.017671785193446</text:p>
          </table:table-cell>
          <table:table-cell office:value-type="float" office:value="0.569591527987897" calcext:value-type="float">
            <text:p>0.569591527987897</text:p>
          </table:table-cell>
          <table:table-cell office:value-type="float" office:value="0.749597978405697" calcext:value-type="float">
            <text:p>0.749597978405697</text:p>
          </table:table-cell>
          <table:table-cell office:value-type="float" office:value="0.647313605554637" calcext:value-type="float">
            <text:p>0.647313605554637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707464939697354" calcext:value-type="float">
            <text:p>-0.0707464939697354</text:p>
          </table:table-cell>
          <table:table-cell office:value-type="float" office:value="0.749597978405697" calcext:value-type="float">
            <text:p>0.749597978405697</text:p>
          </table:table-cell>
          <table:table-cell office:value-type="float" office:value="0.278693320331546" calcext:value-type="float">
            <text:p>0.278693320331546</text:p>
          </table:table-cell>
          <table:table-cell office:value-type="float" office:value="0.700934579439252" calcext:value-type="float">
            <text:p>0.700934579439252</text:p>
          </table:table-cell>
          <table:table-cell office:value-type="float" office:value="0.697243560777226" calcext:value-type="float">
            <text:p>0.697243560777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6658824-dafa-43a5-b6a8-06b66fa9759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1226395197372" calcext:value-type="float">
            <text:p>0.081226395197372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839229705785249" calcext:value-type="float">
            <text:p>0.00839229705785249</text:p>
          </table:table-cell>
          <table:table-cell office:value-type="float" office:value="99283.8234757653" calcext:value-type="float">
            <text:p>99283.8234757653</text:p>
          </table:table-cell>
          <table:table-cell office:value-type="float" office:value="0.510126492655852" calcext:value-type="float">
            <text:p>0.510126492655852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711749523034792" calcext:value-type="float">
            <text:p>0.711749523034792</text:p>
          </table:table-cell>
          <table:table-cell office:value-type="float" office:value="-0.677216387973206" calcext:value-type="float">
            <text:p>-0.677216387973206</text:p>
          </table:table-cell>
          <table:table-cell office:value-type="float" office:value="3.55393886757344" calcext:value-type="float">
            <text:p>3.55393886757344</text:p>
          </table:table-cell>
          <table:table-cell office:value-type="float" office:value="0.562217979868101" calcext:value-type="float">
            <text:p>0.562217979868101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173550850399167" calcext:value-type="float">
            <text:p>-0.0173550850399167</text:p>
          </table:table-cell>
          <table:table-cell office:value-type="float" office:value="0.587548221174453" calcext:value-type="float">
            <text:p>0.587548221174453</text:p>
          </table:table-cell>
          <table:table-cell office:value-type="float" office:value="0.820931277137296" calcext:value-type="float">
            <text:p>0.820931277137296</text:p>
          </table:table-cell>
          <table:table-cell office:value-type="float" office:value="0.684904128411717" calcext:value-type="float">
            <text:p>0.684904128411717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489309537176025" calcext:value-type="float">
            <text:p>-0.0489309537176025</text:p>
          </table:table-cell>
          <table:table-cell office:value-type="float" office:value="0.820931277137296" calcext:value-type="float">
            <text:p>0.820931277137296</text:p>
          </table:table-cell>
          <table:table-cell office:value-type="float" office:value="0.205572755417957" calcext:value-type="float">
            <text:p>0.205572755417957</text:p>
          </table:table-cell>
          <table:table-cell office:value-type="float" office:value="0.811023622047244" calcext:value-type="float">
            <text:p>0.811023622047244</text:p>
          </table:table-cell>
          <table:table-cell office:value-type="float" office:value="0.817379182156134" calcext:value-type="float">
            <text:p>0.817379182156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0947436-0831-48e4-a243-a8076bd7eed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35285104979491" calcext:value-type="float">
            <text:p>0.0835285104979491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28954467381199" calcext:value-type="float">
            <text:p>0.0128954467381199</text:p>
          </table:table-cell>
          <table:table-cell office:value-type="float" office:value="16944.304593815" calcext:value-type="float">
            <text:p>16944.304593815</text:p>
          </table:table-cell>
          <table:table-cell office:value-type="float" office:value="0.509570668907111" calcext:value-type="float">
            <text:p>0.509570668907111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715577206181371" calcext:value-type="float">
            <text:p>0.715577206181371</text:p>
          </table:table-cell>
          <table:table-cell office:value-type="float" office:value="-0.603264472038133" calcext:value-type="float">
            <text:p>-0.603264472038133</text:p>
          </table:table-cell>
          <table:table-cell office:value-type="float" office:value="2.18890410835656" calcext:value-type="float">
            <text:p>2.18890410835656</text:p>
          </table:table-cell>
          <table:table-cell office:value-type="float" office:value="0.55959171419994" calcext:value-type="float">
            <text:p>0.55959171419994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710497348143702" calcext:value-type="float">
            <text:p>-0.00710497348143702</text:p>
          </table:table-cell>
          <table:table-cell office:value-type="float" office:value="0.566928298684769" calcext:value-type="float">
            <text:p>0.566928298684769</text:p>
          </table:table-cell>
          <table:table-cell office:value-type="float" office:value="0.943846018011655" calcext:value-type="float">
            <text:p>0.943846018011655</text:p>
          </table:table-cell>
          <table:table-cell office:value-type="float" office:value="0.708369226691405" calcext:value-type="float">
            <text:p>0.708369226691405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15059490733224" calcext:value-type="float">
            <text:p>-0.015059490733224</text:p>
          </table:table-cell>
          <table:table-cell office:value-type="float" office:value="0.943846018011655" calcext:value-type="float">
            <text:p>0.943846018011655</text:p>
          </table:table-cell>
          <table:table-cell office:value-type="float" office:value="0.0570438799076212" calcext:value-type="float">
            <text:p>0.0570438799076212</text:p>
          </table:table-cell>
          <table:table-cell office:value-type="float" office:value="0.916058394160584" calcext:value-type="float">
            <text:p>0.916058394160584</text:p>
          </table:table-cell>
          <table:table-cell office:value-type="float" office:value="0.912253374870197" calcext:value-type="float">
            <text:p>0.912253374870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76f5f7e-1cec-48d0-8bf6-7861c723bd3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98490870243103" calcext:value-type="float">
            <text:p>0.0798490870243103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383896194631284" calcext:value-type="float">
            <text:p>0.00383896194631284</text:p>
          </table:table-cell>
          <table:table-cell office:value-type="float" office:value="104171.563146755" calcext:value-type="float">
            <text:p>104171.563146755</text:p>
          </table:table-cell>
          <table:table-cell office:value-type="float" office:value="0.508543065438601" calcext:value-type="float">
            <text:p>0.508543065438601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714976174653494" calcext:value-type="float">
            <text:p>0.714976174653494</text:p>
          </table:table-cell>
          <table:table-cell office:value-type="float" office:value="-0.650612831893218" calcext:value-type="float">
            <text:p>-0.650612831893218</text:p>
          </table:table-cell>
          <table:table-cell office:value-type="float" office:value="2.71965247757142" calcext:value-type="float">
            <text:p>2.71965247757142</text:p>
          </table:table-cell>
          <table:table-cell office:value-type="float" office:value="0.526979497297761" calcext:value-type="float">
            <text:p>0.526979497297761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331560435789654" calcext:value-type="float">
            <text:p>-0.0331560435789654</text:p>
          </table:table-cell>
          <table:table-cell office:value-type="float" office:value="0.564016894660531" calcext:value-type="float">
            <text:p>0.564016894660531</text:p>
          </table:table-cell>
          <table:table-cell office:value-type="float" office:value="0.685121372233709" calcext:value-type="float">
            <text:p>0.685121372233709</text:p>
          </table:table-cell>
          <table:table-cell office:value-type="float" office:value="0.618698568563723" calcext:value-type="float">
            <text:p>0.618698568563723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993615309606495" calcext:value-type="float">
            <text:p>-0.0993615309606495</text:p>
          </table:table-cell>
          <table:table-cell office:value-type="float" office:value="0.685121372233709" calcext:value-type="float">
            <text:p>0.685121372233709</text:p>
          </table:table-cell>
          <table:table-cell office:value-type="float" office:value="0.325597269624573" calcext:value-type="float">
            <text:p>0.325597269624573</text:p>
          </table:table-cell>
          <table:table-cell office:value-type="float" office:value="0.637139374238115" calcext:value-type="float">
            <text:p>0.637139374238115</text:p>
          </table:table-cell>
          <table:table-cell office:value-type="float" office:value="0.626751016719386" calcext:value-type="float">
            <text:p>0.626751016719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167070a-a44e-4df4-89ad-ea6426da1e0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04850347016075" calcext:value-type="float">
            <text:p>0.0804850347016075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705153388885926" calcext:value-type="float">
            <text:p>0.00705153388885926</text:p>
          </table:table-cell>
          <table:table-cell office:value-type="float" office:value="93870.5953592601" calcext:value-type="float">
            <text:p>93870.5953592601</text:p>
          </table:table-cell>
          <table:table-cell office:value-type="float" office:value="0.508298803818625" calcext:value-type="float">
            <text:p>0.508298803818625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07764248656455" calcext:value-type="float">
            <text:p>0.707764248656455</text:p>
          </table:table-cell>
          <table:table-cell office:value-type="float" office:value="-0.658139292381432" calcext:value-type="float">
            <text:p>-0.658139292381432</text:p>
          </table:table-cell>
          <table:table-cell office:value-type="float" office:value="2.53314963261198" calcext:value-type="float">
            <text:p>2.53314963261198</text:p>
          </table:table-cell>
          <table:table-cell office:value-type="float" office:value="0.543368895827912" calcext:value-type="float">
            <text:p>0.543368895827912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18735362997658" calcext:value-type="float">
            <text:p>-0.018735362997658</text:p>
          </table:table-cell>
          <table:table-cell office:value-type="float" office:value="0.565145183756563" calcext:value-type="float">
            <text:p>0.565145183756563</text:p>
          </table:table-cell>
          <table:table-cell office:value-type="float" office:value="0.813903248206157" calcext:value-type="float">
            <text:p>0.813903248206157</text:p>
          </table:table-cell>
          <table:table-cell office:value-type="float" office:value="0.667088247383565" calcext:value-type="float">
            <text:p>0.667088247383565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525874793162326" calcext:value-type="float">
            <text:p>-0.0525874793162326</text:p>
          </table:table-cell>
          <table:table-cell office:value-type="float" office:value="0.813903248206157" calcext:value-type="float">
            <text:p>0.813903248206157</text:p>
          </table:table-cell>
          <table:table-cell office:value-type="float" office:value="0.196097850846786" calcext:value-type="float">
            <text:p>0.196097850846786</text:p>
          </table:table-cell>
          <table:table-cell office:value-type="float" office:value="0.798922056384743" calcext:value-type="float">
            <text:p>0.798922056384743</text:p>
          </table:table-cell>
          <table:table-cell office:value-type="float" office:value="0.810296846011132" calcext:value-type="float">
            <text:p>0.810296846011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6ae7f79d-3c82-4e4a-8ae5-f207baf6e45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92201317199948" calcext:value-type="float">
            <text:p>0.0792201317199948</text:p>
          </table:table-cell>
          <table:table-cell office:value-type="float" office:value="0.072599674792541" calcext:value-type="float">
            <text:p>0.072599674792541</text:p>
          </table:table-cell>
          <table:table-cell office:value-type="float" office:value="0.00662045692745372" calcext:value-type="float">
            <text:p>0.00662045692745372</text:p>
          </table:table-cell>
          <table:table-cell office:value-type="float" office:value="61156.997029207" calcext:value-type="float">
            <text:p>61156.997029207</text:p>
          </table:table-cell>
          <table:table-cell office:value-type="float" office:value="0.508141667694357" calcext:value-type="float">
            <text:p>0.508141667694357</text:p>
          </table:table-cell>
          <table:table-cell office:value-type="float" office:value="0.522413493778058" calcext:value-type="float">
            <text:p>0.522413493778058</text:p>
          </table:table-cell>
          <table:table-cell office:value-type="float" office:value="0.707799698052655" calcext:value-type="float">
            <text:p>0.707799698052655</text:p>
          </table:table-cell>
          <table:table-cell office:value-type="float" office:value="-0.663467806556413" calcext:value-type="float">
            <text:p>-0.663467806556413</text:p>
          </table:table-cell>
          <table:table-cell office:value-type="float" office:value="4.72116954639046" calcext:value-type="float">
            <text:p>4.72116954639046</text:p>
          </table:table-cell>
          <table:table-cell office:value-type="float" office:value="0.567469130318913" calcext:value-type="float">
            <text:p>0.567469130318913</text:p>
          </table:table-cell>
          <table:table-cell office:value-type="float" office:value="0.604335080394421" calcext:value-type="float">
            <text:p>0.604335080394421</text:p>
          </table:table-cell>
          <table:table-cell office:value-type="float" office:value="-0.0368659500755086" calcext:value-type="float">
            <text:p>-0.0368659500755086</text:p>
          </table:table-cell>
          <table:table-cell office:value-type="float" office:value="0.604314994606257" calcext:value-type="float">
            <text:p>0.604314994606257</text:p>
          </table:table-cell>
          <table:table-cell office:value-type="float" office:value="0.823460238130237" calcext:value-type="float">
            <text:p>0.823460238130237</text:p>
          </table:table-cell>
          <table:table-cell office:value-type="float" office:value="0.697069619859392" calcext:value-type="float">
            <text:p>0.697069619859392</text:p>
          </table:table-cell>
          <table:table-cell office:value-type="float" office:value="0.753377630121816" calcext:value-type="float">
            <text:p>0.753377630121816</text:p>
          </table:table-cell>
          <table:table-cell office:value-type="float" office:value="-0.0563080102624247" calcext:value-type="float">
            <text:p>-0.0563080102624247</text:p>
          </table:table-cell>
          <table:table-cell office:value-type="float" office:value="0.823460238130237" calcext:value-type="float">
            <text:p>0.82346023813023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815833333333333" calcext:value-type="float">
            <text:p>0.815833333333333</text:p>
          </table:table-cell>
          <table:table-cell office:value-type="float" office:value="0.821260583254939" calcext:value-type="float">
            <text:p>0.821260583254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60c69ebb-1daa-4b1a-be5e-3e0ecdc564c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088738737165" calcext:value-type="float">
            <text:p>0.08088738737165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946977944080385" calcext:value-type="float">
            <text:p>0.00946977944080385</text:p>
          </table:table-cell>
          <table:table-cell office:value-type="float" office:value="95587.7939287318" calcext:value-type="float">
            <text:p>95587.7939287318</text:p>
          </table:table-cell>
          <table:table-cell office:value-type="float" office:value="0.507596953084047" calcext:value-type="float">
            <text:p>0.507596953084047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708585107865941" calcext:value-type="float">
            <text:p>0.708585107865941</text:p>
          </table:table-cell>
          <table:table-cell office:value-type="float" office:value="-0.679071011213621" calcext:value-type="float">
            <text:p>-0.679071011213621</text:p>
          </table:table-cell>
          <table:table-cell office:value-type="float" office:value="5.38124344833716" calcext:value-type="float">
            <text:p>5.38124344833716</text:p>
          </table:table-cell>
          <table:table-cell office:value-type="float" office:value="0.569095804742465" calcext:value-type="float">
            <text:p>0.569095804742465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327455919395466" calcext:value-type="float">
            <text:p>-0.0327455919395466</text:p>
          </table:table-cell>
          <table:table-cell office:value-type="float" office:value="0.605658756576828" calcext:value-type="float">
            <text:p>0.605658756576828</text:p>
          </table:table-cell>
          <table:table-cell office:value-type="float" office:value="0.814042430365132" calcext:value-type="float">
            <text:p>0.814042430365132</text:p>
          </table:table-cell>
          <table:table-cell office:value-type="float" office:value="0.694557320527029" calcext:value-type="float">
            <text:p>0.694557320527029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568796168984131" calcext:value-type="float">
            <text:p>-0.0568796168984131</text:p>
          </table:table-cell>
          <table:table-cell office:value-type="float" office:value="0.814042430365132" calcext:value-type="float">
            <text:p>0.814042430365132</text:p>
          </table:table-cell>
          <table:table-cell office:value-type="float" office:value="0.198843804537522" calcext:value-type="float">
            <text:p>0.198843804537522</text:p>
          </table:table-cell>
          <table:table-cell office:value-type="float" office:value="0.815352697095436" calcext:value-type="float">
            <text:p>0.815352697095436</text:p>
          </table:table-cell>
          <table:table-cell office:value-type="float" office:value="0.819193324061196" calcext:value-type="float">
            <text:p>0.819193324061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ad8cde7-b88e-4f0d-8218-2584cb4199f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84594469781281" calcext:value-type="float">
            <text:p>0.0784594469781281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0.00306240929491652" calcext:value-type="float">
            <text:p>0.00306240929491652</text:p>
          </table:table-cell>
          <table:table-cell office:value-type="float" office:value="92872.6277006075" calcext:value-type="float">
            <text:p>92872.6277006075</text:p>
          </table:table-cell>
          <table:table-cell office:value-type="float" office:value="0.507284932668857" calcext:value-type="float">
            <text:p>0.507284932668857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710414307236362" calcext:value-type="float">
            <text:p>0.710414307236362</text:p>
          </table:table-cell>
          <table:table-cell office:value-type="float" office:value="-0.585293436292994" calcext:value-type="float">
            <text:p>-0.585293436292994</text:p>
          </table:table-cell>
          <table:table-cell office:value-type="float" office:value="2.19369146734246" calcext:value-type="float">
            <text:p>2.19369146734246</text:p>
          </table:table-cell>
          <table:table-cell office:value-type="float" office:value="0.522128827515224" calcext:value-type="float">
            <text:p>0.522128827515224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276181490693885" calcext:value-type="float">
            <text:p>-0.0276181490693885</text:p>
          </table:table-cell>
          <table:table-cell office:value-type="float" office:value="0.556423377322919" calcext:value-type="float">
            <text:p>0.556423377322919</text:p>
          </table:table-cell>
          <table:table-cell office:value-type="float" office:value="0.644668070832358" calcext:value-type="float">
            <text:p>0.644668070832358</text:p>
          </table:table-cell>
          <table:table-cell office:value-type="float" office:value="0.597304036717141" calcext:value-type="float">
            <text:p>0.597304036717141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112162714811763" calcext:value-type="float">
            <text:p>-0.112162714811763</text:p>
          </table:table-cell>
          <table:table-cell office:value-type="float" office:value="0.644668070832358" calcext:value-type="float">
            <text:p>0.644668070832358</text:p>
          </table:table-cell>
          <table:table-cell office:value-type="float" office:value="0.372511667777884" calcext:value-type="float">
            <text:p>0.372511667777884</text:p>
          </table:table-cell>
          <table:table-cell office:value-type="float" office:value="0.586108854589764" calcext:value-type="float">
            <text:p>0.586108854589764</text:p>
          </table:table-cell>
          <table:table-cell office:value-type="float" office:value="0.57737556561086" calcext:value-type="float">
            <text:p>0.57737556561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0df901c5-f9a2-4744-b23c-c29f6699922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81213405618837" calcext:value-type="float">
            <text:p>0.0781213405618837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382046074812714" calcext:value-type="float">
            <text:p>0.00382046074812714</text:p>
          </table:table-cell>
          <table:table-cell office:value-type="float" office:value="57036.771715309" calcext:value-type="float">
            <text:p>57036.771715309</text:p>
          </table:table-cell>
          <table:table-cell office:value-type="float" office:value="0.507158951038501" calcext:value-type="float">
            <text:p>0.507158951038501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703916060078513" calcext:value-type="float">
            <text:p>0.703916060078513</text:p>
          </table:table-cell>
          <table:table-cell office:value-type="float" office:value="-0.640470708386467" calcext:value-type="float">
            <text:p>-0.640470708386467</text:p>
          </table:table-cell>
          <table:table-cell office:value-type="float" office:value="1.826544488461" calcext:value-type="float">
            <text:p>1.826544488461</text:p>
          </table:table-cell>
          <table:table-cell office:value-type="float" office:value="0.53450110864745" calcext:value-type="float">
            <text:p>0.53450110864745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180044345898004" calcext:value-type="float">
            <text:p>-0.0180044345898004</text:p>
          </table:table-cell>
          <table:table-cell office:value-type="float" office:value="0.552901207937877" calcext:value-type="float">
            <text:p>0.552901207937877</text:p>
          </table:table-cell>
          <table:table-cell office:value-type="float" office:value="0.822939240709527" calcext:value-type="float">
            <text:p>0.822939240709527</text:p>
          </table:table-cell>
          <table:table-cell office:value-type="float" office:value="0.661419862593943" calcext:value-type="float">
            <text:p>0.661419862593943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503399705918097" calcext:value-type="float">
            <text:p>-0.0503399705918097</text:p>
          </table:table-cell>
          <table:table-cell office:value-type="float" office:value="0.822939240709527" calcext:value-type="float">
            <text:p>0.822939240709527</text:p>
          </table:table-cell>
          <table:table-cell office:value-type="float" office:value="0.178376771380438" calcext:value-type="float">
            <text:p>0.178376771380438</text:p>
          </table:table-cell>
          <table:table-cell office:value-type="float" office:value="0.786427976686095" calcext:value-type="float">
            <text:p>0.786427976686095</text:p>
          </table:table-cell>
          <table:table-cell office:value-type="float" office:value="0.805660377358491" calcext:value-type="float">
            <text:p>0.805660377358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63c2b4a-0757-4459-a59a-b89214cfda5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6087607286402" calcext:value-type="float">
            <text:p>0.0796087607286402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627105992000443" calcext:value-type="float">
            <text:p>0.00627105992000443</text:p>
          </table:table-cell>
          <table:table-cell office:value-type="float" office:value="63678.5071428316" calcext:value-type="float">
            <text:p>63678.5071428316</text:p>
          </table:table-cell>
          <table:table-cell office:value-type="float" office:value="0.506976356937232" calcext:value-type="float">
            <text:p>0.506976356937232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06929731870056" calcext:value-type="float">
            <text:p>0.706929731870056</text:p>
          </table:table-cell>
          <table:table-cell office:value-type="float" office:value="-0.62473630827045" calcext:value-type="float">
            <text:p>-0.62473630827045</text:p>
          </table:table-cell>
          <table:table-cell office:value-type="float" office:value="3.23490184051617" calcext:value-type="float">
            <text:p>3.23490184051617</text:p>
          </table:table-cell>
          <table:table-cell office:value-type="float" office:value="0.557108626198083" calcext:value-type="float">
            <text:p>0.557108626198083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240947816826411" calcext:value-type="float">
            <text:p>-0.0240947816826411</text:p>
          </table:table-cell>
          <table:table-cell office:value-type="float" office:value="0.579869830369497" calcext:value-type="float">
            <text:p>0.579869830369497</text:p>
          </table:table-cell>
          <table:table-cell office:value-type="float" office:value="0.863872346923194" calcext:value-type="float">
            <text:p>0.863872346923194</text:p>
          </table:table-cell>
          <table:table-cell office:value-type="float" office:value="0.693937628407593" calcext:value-type="float">
            <text:p>0.693937628407593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412029676523502" calcext:value-type="float">
            <text:p>-0.0412029676523502</text:p>
          </table:table-cell>
          <table:table-cell office:value-type="float" office:value="0.863872346923194" calcext:value-type="float">
            <text:p>0.863872346923194</text:p>
          </table:table-cell>
          <table:table-cell office:value-type="float" office:value="0.131383767747404" calcext:value-type="float">
            <text:p>0.131383767747404</text:p>
          </table:table-cell>
          <table:table-cell office:value-type="float" office:value="0.86475239284228" calcext:value-type="float">
            <text:p>0.86475239284228</text:p>
          </table:table-cell>
          <table:table-cell office:value-type="float" office:value="0.884324834749764" calcext:value-type="float">
            <text:p>0.884324834749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23b1be9-0484-41bb-98ed-13144a3ad65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86979707128774" calcext:value-type="float">
            <text:p>0.0786979707128774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526446990012919" calcext:value-type="float">
            <text:p>0.00526446990012919</text:p>
          </table:table-cell>
          <table:table-cell office:value-type="float" office:value="81074.2579641095" calcext:value-type="float">
            <text:p>81074.2579641095</text:p>
          </table:table-cell>
          <table:table-cell office:value-type="float" office:value="0.506917784626058" calcext:value-type="float">
            <text:p>0.506917784626058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705253953856987" calcext:value-type="float">
            <text:p>0.705253953856987</text:p>
          </table:table-cell>
          <table:table-cell office:value-type="float" office:value="-0.660598220805348" calcext:value-type="float">
            <text:p>-0.660598220805348</text:p>
          </table:table-cell>
          <table:table-cell office:value-type="float" office:value="2.58924341250384" calcext:value-type="float">
            <text:p>2.58924341250384</text:p>
          </table:table-cell>
          <table:table-cell office:value-type="float" office:value="0.538468210599358" calcext:value-type="float">
            <text:p>0.538468210599358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236360482262121" calcext:value-type="float">
            <text:p>-0.0236360482262121</text:p>
          </table:table-cell>
          <table:table-cell office:value-type="float" office:value="0.569137201120983" calcext:value-type="float">
            <text:p>0.569137201120983</text:p>
          </table:table-cell>
          <table:table-cell office:value-type="float" office:value="0.736440089499267" calcext:value-type="float">
            <text:p>0.736440089499267</text:p>
          </table:table-cell>
          <table:table-cell office:value-type="float" office:value="0.642069151083008" calcext:value-type="float">
            <text:p>0.642069151083008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776065756167891" calcext:value-type="float">
            <text:p>-0.0776065756167891</text:p>
          </table:table-cell>
          <table:table-cell office:value-type="float" office:value="0.736440089499267" calcext:value-type="float">
            <text:p>0.736440089499267</text:p>
          </table:table-cell>
          <table:table-cell office:value-type="float" office:value="0.28434188372784" calcext:value-type="float">
            <text:p>0.28434188372784</text:p>
          </table:table-cell>
          <table:table-cell office:value-type="float" office:value="0.703980099502487" calcext:value-type="float">
            <text:p>0.703980099502487</text:p>
          </table:table-cell>
          <table:table-cell office:value-type="float" office:value="0.715677179962894" calcext:value-type="float">
            <text:p>0.715677179962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a34e2014-ad51-4f2a-8fe0-21c522c3f11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19832894383137" calcext:value-type="float">
            <text:p>0.0819832894383137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16844234929703" calcext:value-type="float">
            <text:p>0.0116844234929703</text:p>
          </table:table-cell>
          <table:table-cell office:value-type="float" office:value="15382.5976116136" calcext:value-type="float">
            <text:p>15382.5976116136</text:p>
          </table:table-cell>
          <table:table-cell office:value-type="float" office:value="0.506773227173468" calcext:value-type="float">
            <text:p>0.506773227173468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710532975162088" calcext:value-type="float">
            <text:p>0.710532975162088</text:p>
          </table:table-cell>
          <table:table-cell office:value-type="float" office:value="-0.612222273113678" calcext:value-type="float">
            <text:p>-0.612222273113678</text:p>
          </table:table-cell>
          <table:table-cell office:value-type="float" office:value="3.03934720826559" calcext:value-type="float">
            <text:p>3.03934720826559</text:p>
          </table:table-cell>
          <table:table-cell office:value-type="float" office:value="0.577442931517821" calcext:value-type="float">
            <text:p>0.577442931517821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956147376852223" calcext:value-type="float">
            <text:p>-0.00956147376852223</text:p>
          </table:table-cell>
          <table:table-cell office:value-type="float" office:value="0.58801779111516" calcext:value-type="float">
            <text:p>0.58801779111516</text:p>
          </table:table-cell>
          <table:table-cell office:value-type="float" office:value="0.935783728466655" calcext:value-type="float">
            <text:p>0.935783728466655</text:p>
          </table:table-cell>
          <table:table-cell office:value-type="float" office:value="0.722216737420608" calcext:value-type="float">
            <text:p>0.722216737420608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175473153205444" calcext:value-type="float">
            <text:p>-0.0175473153205444</text:p>
          </table:table-cell>
          <table:table-cell office:value-type="float" office:value="0.935783728466655" calcext:value-type="float">
            <text:p>0.935783728466655</text:p>
          </table:table-cell>
          <table:table-cell office:value-type="float" office:value="0.0681212121212121" calcext:value-type="float">
            <text:p>0.0681212121212121</text:p>
          </table:table-cell>
          <table:table-cell office:value-type="float" office:value="0.906593406593407" calcext:value-type="float">
            <text:p>0.906593406593407</text:p>
          </table:table-cell>
          <table:table-cell office:value-type="float" office:value="0.904737116085372" calcext:value-type="float">
            <text:p>0.904737116085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18e5ac9-2c52-4b61-9fcc-60b619c48dd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12466231278601" calcext:value-type="float">
            <text:p>0.0812466231278601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67732467434154" calcext:value-type="float">
            <text:p>0.0067732467434154</text:p>
          </table:table-cell>
          <table:table-cell office:value-type="float" office:value="116570.275319281" calcext:value-type="float">
            <text:p>116570.275319281</text:p>
          </table:table-cell>
          <table:table-cell office:value-type="float" office:value="0.506212283013681" calcext:value-type="float">
            <text:p>0.506212283013681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707530843283601" calcext:value-type="float">
            <text:p>0.707530843283601</text:p>
          </table:table-cell>
          <table:table-cell office:value-type="float" office:value="-0.620859770405913" calcext:value-type="float">
            <text:p>-0.620859770405913</text:p>
          </table:table-cell>
          <table:table-cell office:value-type="float" office:value="3.66473931524356" calcext:value-type="float">
            <text:p>3.66473931524356</text:p>
          </table:table-cell>
          <table:table-cell office:value-type="float" office:value="0.55861654651562" calcext:value-type="float">
            <text:p>0.55861654651562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185805012015104" calcext:value-type="float">
            <text:p>-0.0185805012015104</text:p>
          </table:table-cell>
          <table:table-cell office:value-type="float" office:value="0.589250465286786" calcext:value-type="float">
            <text:p>0.589250465286786</text:p>
          </table:table-cell>
          <table:table-cell office:value-type="float" office:value="0.776745223403464" calcext:value-type="float">
            <text:p>0.776745223403464</text:p>
          </table:table-cell>
          <table:table-cell office:value-type="float" office:value="0.67013020332243" calcext:value-type="float">
            <text:p>0.67013020332243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617974255715984" calcext:value-type="float">
            <text:p>-0.0617974255715984</text:p>
          </table:table-cell>
          <table:table-cell office:value-type="float" office:value="0.776745223403464" calcext:value-type="float">
            <text:p>0.776745223403464</text:p>
          </table:table-cell>
          <table:table-cell office:value-type="float" office:value="0.260834263676038" calcext:value-type="float">
            <text:p>0.260834263676038</text:p>
          </table:table-cell>
          <table:table-cell office:value-type="float" office:value="0.728420195439739" calcext:value-type="float">
            <text:p>0.728420195439739</text:p>
          </table:table-cell>
          <table:table-cell office:value-type="float" office:value="0.729534147444595" calcext:value-type="float">
            <text:p>0.729534147444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c35b543-5eb9-4028-ab33-274fc9e23d6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78580829516673" calcext:value-type="float">
            <text:p>0.0778580829516673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370946609273926" calcext:value-type="float">
            <text:p>0.00370946609273926</text:p>
          </table:table-cell>
          <table:table-cell office:value-type="float" office:value="55771.4235461023" calcext:value-type="float">
            <text:p>55771.4235461023</text:p>
          </table:table-cell>
          <table:table-cell office:value-type="float" office:value="0.505085789614213" calcext:value-type="float">
            <text:p>0.505085789614213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701105294598093" calcext:value-type="float">
            <text:p>0.701105294598093</text:p>
          </table:table-cell>
          <table:table-cell office:value-type="float" office:value="-0.662583888639124" calcext:value-type="float">
            <text:p>-0.662583888639124</text:p>
          </table:table-cell>
          <table:table-cell office:value-type="float" office:value="2.33176754981569" calcext:value-type="float">
            <text:p>2.33176754981569</text:p>
          </table:table-cell>
          <table:table-cell office:value-type="float" office:value="0.537301516898785" calcext:value-type="float">
            <text:p>0.537301516898785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256808303024927" calcext:value-type="float">
            <text:p>-0.0256808303024927</text:p>
          </table:table-cell>
          <table:table-cell office:value-type="float" office:value="0.561084994866807" calcext:value-type="float">
            <text:p>0.561084994866807</text:p>
          </table:table-cell>
          <table:table-cell office:value-type="float" office:value="0.818088710312771" calcext:value-type="float">
            <text:p>0.818088710312771</text:p>
          </table:table-cell>
          <table:table-cell office:value-type="float" office:value="0.665641025641026" calcext:value-type="float">
            <text:p>0.665641025641026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54753991243676" calcext:value-type="float">
            <text:p>-0.054753991243676</text:p>
          </table:table-cell>
          <table:table-cell office:value-type="float" office:value="0.818088710312771" calcext:value-type="float">
            <text:p>0.818088710312771</text:p>
          </table:table-cell>
          <table:table-cell office:value-type="float" office:value="0.175581041307216" calcext:value-type="float">
            <text:p>0.175581041307216</text:p>
          </table:table-cell>
          <table:table-cell office:value-type="float" office:value="0.818900915903414" calcext:value-type="float">
            <text:p>0.818900915903414</text:p>
          </table:table-cell>
          <table:table-cell office:value-type="float" office:value="0.837505904581956" calcext:value-type="float">
            <text:p>0.837505904581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433cb6eb-a15d-411e-8cb7-2fcf451952d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07009938671628" calcext:value-type="float">
            <text:p>0.0807009938671628</text:p>
          </table:table-cell>
          <table:table-cell office:value-type="float" office:value="0.0751378454372054" calcext:value-type="float">
            <text:p>0.0751378454372054</text:p>
          </table:table-cell>
          <table:table-cell office:value-type="float" office:value="0.00556314842995742" calcext:value-type="float">
            <text:p>0.00556314842995742</text:p>
          </table:table-cell>
          <table:table-cell office:value-type="float" office:value="111951.090669578" calcext:value-type="float">
            <text:p>111951.090669578</text:p>
          </table:table-cell>
          <table:table-cell office:value-type="float" office:value="0.505084477949985" calcext:value-type="float">
            <text:p>0.505084477949985</text:p>
          </table:table-cell>
          <table:table-cell office:value-type="float" office:value="0.503178526257796" calcext:value-type="float">
            <text:p>0.503178526257796</text:p>
          </table:table-cell>
          <table:table-cell office:value-type="float" office:value="0.702732627751196" calcext:value-type="float">
            <text:p>0.702732627751196</text:p>
          </table:table-cell>
          <table:table-cell office:value-type="float" office:value="-0.624193445626324" calcext:value-type="float">
            <text:p>-0.624193445626324</text:p>
          </table:table-cell>
          <table:table-cell office:value-type="float" office:value="2.0227817044134" calcext:value-type="float">
            <text:p>2.0227817044134</text:p>
          </table:table-cell>
          <table:table-cell office:value-type="float" office:value="0.535300677704384" calcext:value-type="float">
            <text:p>0.535300677704384</text:p>
          </table:table-cell>
          <table:table-cell office:value-type="float" office:value="0.549669726344686" calcext:value-type="float">
            <text:p>0.549669726344686</text:p>
          </table:table-cell>
          <table:table-cell office:value-type="float" office:value="-0.014369048640302" calcext:value-type="float">
            <text:p>-0.014369048640302</text:p>
          </table:table-cell>
          <table:table-cell office:value-type="float" office:value="0.55600791631326" calcext:value-type="float">
            <text:p>0.55600791631326</text:p>
          </table:table-cell>
          <table:table-cell office:value-type="float" office:value="0.767303940694499" calcext:value-type="float">
            <text:p>0.767303940694499</text:p>
          </table:table-cell>
          <table:table-cell office:value-type="float" office:value="0.644786885245902" calcext:value-type="float">
            <text:p>0.644786885245902</text:p>
          </table:table-cell>
          <table:table-cell office:value-type="float" office:value="0.709402419109303" calcext:value-type="float">
            <text:p>0.709402419109303</text:p>
          </table:table-cell>
          <table:table-cell office:value-type="float" office:value="-0.0646155338634011" calcext:value-type="float">
            <text:p>-0.0646155338634011</text:p>
          </table:table-cell>
          <table:table-cell office:value-type="float" office:value="0.767303940694499" calcext:value-type="float">
            <text:p>0.767303940694499</text:p>
          </table:table-cell>
          <table:table-cell office:value-type="float" office:value="0.252119249452329" calcext:value-type="float">
            <text:p>0.252119249452329</text:p>
          </table:table-cell>
          <table:table-cell office:value-type="float" office:value="0.720845184884194" calcext:value-type="float">
            <text:p>0.720845184884194</text:p>
          </table:table-cell>
          <table:table-cell office:value-type="float" office:value="0.706334841628959" calcext:value-type="float">
            <text:p>0.706334841628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773b683-2c92-4400-907f-0dd03d62d8d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82221039217987" calcext:value-type="float">
            <text:p>0.0782221039217987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488440311316296" calcext:value-type="float">
            <text:p>0.00488440311316296</text:p>
          </table:table-cell>
          <table:table-cell office:value-type="float" office:value="57128.8950477078" calcext:value-type="float">
            <text:p>57128.8950477078</text:p>
          </table:table-cell>
          <table:table-cell office:value-type="float" office:value="0.505036373823284" calcext:value-type="float">
            <text:p>0.505036373823284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03564289090013" calcext:value-type="float">
            <text:p>0.703564289090013</text:p>
          </table:table-cell>
          <table:table-cell office:value-type="float" office:value="-0.64341711595953" calcext:value-type="float">
            <text:p>-0.64341711595953</text:p>
          </table:table-cell>
          <table:table-cell office:value-type="float" office:value="3.24690269325867" calcext:value-type="float">
            <text:p>3.24690269325867</text:p>
          </table:table-cell>
          <table:table-cell office:value-type="float" office:value="0.547612708555201" calcext:value-type="float">
            <text:p>0.547612708555201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335906993255236" calcext:value-type="float">
            <text:p>-0.0335906993255236</text:p>
          </table:table-cell>
          <table:table-cell office:value-type="float" office:value="0.577899425750013" calcext:value-type="float">
            <text:p>0.577899425750013</text:p>
          </table:table-cell>
          <table:table-cell office:value-type="float" office:value="0.822110245839059" calcext:value-type="float">
            <text:p>0.822110245839059</text:p>
          </table:table-cell>
          <table:table-cell office:value-type="float" office:value="0.67870536699127" calcext:value-type="float">
            <text:p>0.67870536699127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564352290686724" calcext:value-type="float">
            <text:p>-0.0564352290686724</text:p>
          </table:table-cell>
          <table:table-cell office:value-type="float" office:value="0.822110245839059" calcext:value-type="float">
            <text:p>0.82211024583905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3645443196005" calcext:value-type="float">
            <text:p>0.83645443196005</text:p>
          </table:table-cell>
          <table:table-cell office:value-type="float" office:value="0.851746931067044" calcext:value-type="float">
            <text:p>0.851746931067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56ffee72-57c9-40a2-8804-61c55034b1d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23020231216678" calcext:value-type="float">
            <text:p>0.0823020231216678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20031571763244" calcext:value-type="float">
            <text:p>0.0120031571763244</text:p>
          </table:table-cell>
          <table:table-cell office:value-type="float" office:value="15677.1839821603" calcext:value-type="float">
            <text:p>15677.1839821603</text:p>
          </table:table-cell>
          <table:table-cell office:value-type="float" office:value="0.504830005528851" calcext:value-type="float">
            <text:p>0.504830005528851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707294097283467" calcext:value-type="float">
            <text:p>0.707294097283467</text:p>
          </table:table-cell>
          <table:table-cell office:value-type="float" office:value="-0.598827624624738" calcext:value-type="float">
            <text:p>-0.598827624624738</text:p>
          </table:table-cell>
          <table:table-cell office:value-type="float" office:value="3.03461516094289" calcext:value-type="float">
            <text:p>3.03461516094289</text:p>
          </table:table-cell>
          <table:table-cell office:value-type="float" office:value="0.5778934721666" calcext:value-type="float">
            <text:p>0.5778934721666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911093311974365" calcext:value-type="float">
            <text:p>-0.00911093311974365</text:p>
          </table:table-cell>
          <table:table-cell office:value-type="float" office:value="0.587059942911513" calcext:value-type="float">
            <text:p>0.587059942911513</text:p>
          </table:table-cell>
          <table:table-cell office:value-type="float" office:value="0.94712604468702" calcext:value-type="float">
            <text:p>0.94712604468702</text:p>
          </table:table-cell>
          <table:table-cell office:value-type="float" office:value="0.724840099203759" calcext:value-type="float">
            <text:p>0.724840099203759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149239535373926" calcext:value-type="float">
            <text:p>-0.0149239535373926</text:p>
          </table:table-cell>
          <table:table-cell office:value-type="float" office:value="0.94712604468702" calcext:value-type="float">
            <text:p>0.94712604468702</text:p>
          </table:table-cell>
          <table:table-cell office:value-type="float" office:value="0.0530909090909091" calcext:value-type="float">
            <text:p>0.0530909090909091</text:p>
          </table:table-cell>
          <table:table-cell office:value-type="float" office:value="0.917124542124542" calcext:value-type="float">
            <text:p>0.917124542124542</text:p>
          </table:table-cell>
          <table:table-cell office:value-type="float" office:value="0.923477355543987" calcext:value-type="float">
            <text:p>0.923477355543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28dabca-766f-4b3e-afc9-2011b55ea67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27865763386406" calcext:value-type="float">
            <text:p>0.0827865763386406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21535125788115" calcext:value-type="float">
            <text:p>0.0121535125788115</text:p>
          </table:table-cell>
          <table:table-cell office:value-type="float" office:value="16212.6758983494" calcext:value-type="float">
            <text:p>16212.6758983494</text:p>
          </table:table-cell>
          <table:table-cell office:value-type="float" office:value="0.504772829509872" calcext:value-type="float">
            <text:p>0.504772829509872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707150445649118" calcext:value-type="float">
            <text:p>0.707150445649118</text:p>
          </table:table-cell>
          <table:table-cell office:value-type="float" office:value="-0.617640197674221" calcext:value-type="float">
            <text:p>-0.617640197674221</text:p>
          </table:table-cell>
          <table:table-cell office:value-type="float" office:value="2.1847450924513" calcext:value-type="float">
            <text:p>2.1847450924513</text:p>
          </table:table-cell>
          <table:table-cell office:value-type="float" office:value="0.558991293905734" calcext:value-type="float">
            <text:p>0.558991293905734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770539377564294" calcext:value-type="float">
            <text:p>-0.00770539377564294</text:p>
          </table:table-cell>
          <table:table-cell office:value-type="float" office:value="0.565030547789169" calcext:value-type="float">
            <text:p>0.565030547789169</text:p>
          </table:table-cell>
          <table:table-cell office:value-type="float" office:value="0.96353522867738" calcext:value-type="float">
            <text:p>0.96353522867738</text:p>
          </table:table-cell>
          <table:table-cell office:value-type="float" office:value="0.71233681462141" calcext:value-type="float">
            <text:p>0.71233681462141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110919028032195" calcext:value-type="float">
            <text:p>-0.0110919028032195</text:p>
          </table:table-cell>
          <table:table-cell office:value-type="float" office:value="0.96353522867738" calcext:value-type="float">
            <text:p>0.96353522867738</text:p>
          </table:table-cell>
          <table:table-cell office:value-type="float" office:value="0.0299076212471132" calcext:value-type="float">
            <text:p>0.0299076212471132</text:p>
          </table:table-cell>
          <table:table-cell office:value-type="float" office:value="0.939324817518248" calcext:value-type="float">
            <text:p>0.939324817518248</text:p>
          </table:table-cell>
          <table:table-cell office:value-type="float" office:value="0.945482866043614" calcext:value-type="float">
            <text:p>0.945482866043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1ae6918-07a3-4f31-afb9-6d00c8b3eef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773345697733086" calcext:value-type="float">
            <text:p>0.0773345697733086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399686896467277" calcext:value-type="float">
            <text:p>0.00399686896467277</text:p>
          </table:table-cell>
          <table:table-cell office:value-type="float" office:value="53290.4188848372" calcext:value-type="float">
            <text:p>53290.4188848372</text:p>
          </table:table-cell>
          <table:table-cell office:value-type="float" office:value="0.504629619412202" calcext:value-type="float">
            <text:p>0.504629619412202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01672406953373" calcext:value-type="float">
            <text:p>0.701672406953373</text:p>
          </table:table-cell>
          <table:table-cell office:value-type="float" office:value="-0.625329664824846" calcext:value-type="float">
            <text:p>-0.625329664824846</text:p>
          </table:table-cell>
          <table:table-cell office:value-type="float" office:value="3.26796745372826" calcext:value-type="float">
            <text:p>3.26796745372826</text:p>
          </table:table-cell>
          <table:table-cell office:value-type="float" office:value="0.545216542421015" calcext:value-type="float">
            <text:p>0.545216542421015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35986865459709" calcext:value-type="float">
            <text:p>-0.035986865459709</text:p>
          </table:table-cell>
          <table:table-cell office:value-type="float" office:value="0.578906552927491" calcext:value-type="float">
            <text:p>0.578906552927491</text:p>
          </table:table-cell>
          <table:table-cell office:value-type="float" office:value="0.797908077569095" calcext:value-type="float">
            <text:p>0.797908077569095</text:p>
          </table:table-cell>
          <table:table-cell office:value-type="float" office:value="0.670989695354884" calcext:value-type="float">
            <text:p>0.670989695354884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641509007050585" calcext:value-type="float">
            <text:p>-0.0641509007050585</text:p>
          </table:table-cell>
          <table:table-cell office:value-type="float" office:value="0.797908077569095" calcext:value-type="float">
            <text:p>0.797908077569095</text:p>
          </table:table-cell>
          <table:table-cell office:value-type="float" office:value="0.194532739987285" calcext:value-type="float">
            <text:p>0.194532739987285</text:p>
          </table:table-cell>
          <table:table-cell office:value-type="float" office:value="0.803578859758635" calcext:value-type="float">
            <text:p>0.803578859758635</text:p>
          </table:table-cell>
          <table:table-cell office:value-type="float" office:value="0.815864022662889" calcext:value-type="float">
            <text:p>0.815864022662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79e2610-a133-4033-b6b5-b728d61ed2a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10411273051246" calcext:value-type="float">
            <text:p>0.0810411273051246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503100222712716" calcext:value-type="float">
            <text:p>0.00503100222712716</text:p>
          </table:table-cell>
          <table:table-cell office:value-type="float" office:value="115115.77756329" calcext:value-type="float">
            <text:p>115115.77756329</text:p>
          </table:table-cell>
          <table:table-cell office:value-type="float" office:value="0.504461221561122" calcext:value-type="float">
            <text:p>0.504461221561122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703924533773689" calcext:value-type="float">
            <text:p>0.703924533773689</text:p>
          </table:table-cell>
          <table:table-cell office:value-type="float" office:value="-0.62715744877863" calcext:value-type="float">
            <text:p>-0.62715744877863</text:p>
          </table:table-cell>
          <table:table-cell office:value-type="float" office:value="2.59246307573039" calcext:value-type="float">
            <text:p>2.59246307573039</text:p>
          </table:table-cell>
          <table:table-cell office:value-type="float" office:value="0.542935575190872" calcext:value-type="float">
            <text:p>0.542935575190872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17199965685854" calcext:value-type="float">
            <text:p>-0.017199965685854</text:p>
          </table:table-cell>
          <table:table-cell office:value-type="float" office:value="0.566377548201757" calcext:value-type="float">
            <text:p>0.566377548201757</text:p>
          </table:table-cell>
          <table:table-cell office:value-type="float" office:value="0.785052454246114" calcext:value-type="float">
            <text:p>0.785052454246114</text:p>
          </table:table-cell>
          <table:table-cell office:value-type="float" office:value="0.658023106546855" calcext:value-type="float">
            <text:p>0.658023106546855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600369929775175" calcext:value-type="float">
            <text:p>-0.0600369929775175</text:p>
          </table:table-cell>
          <table:table-cell office:value-type="float" office:value="0.785052454246114" calcext:value-type="float">
            <text:p>0.785052454246114</text:p>
          </table:table-cell>
          <table:table-cell office:value-type="float" office:value="0.234617259873233" calcext:value-type="float">
            <text:p>0.234617259873233</text:p>
          </table:table-cell>
          <table:table-cell office:value-type="float" office:value="0.731816334823243" calcext:value-type="float">
            <text:p>0.731816334823243</text:p>
          </table:table-cell>
          <table:table-cell office:value-type="float" office:value="0.735201084500678" calcext:value-type="float">
            <text:p>0.735201084500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355ce5d-6b3f-4f62-88be-20777958487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73290537349" calcext:value-type="float">
            <text:p>0.0785273290537349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43787121948069" calcext:value-type="float">
            <text:p>0.0043787121948069</text:p>
          </table:table-cell>
          <table:table-cell office:value-type="float" office:value="58775.31146832" calcext:value-type="float">
            <text:p>58775.31146832</text:p>
          </table:table-cell>
          <table:table-cell office:value-type="float" office:value="0.504458936399186" calcext:value-type="float">
            <text:p>0.504458936399186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699812343888494" calcext:value-type="float">
            <text:p>0.699812343888494</text:p>
          </table:table-cell>
          <table:table-cell office:value-type="float" office:value="-0.685942251556382" calcext:value-type="float">
            <text:p>-0.685942251556382</text:p>
          </table:table-cell>
          <table:table-cell office:value-type="float" office:value="2.32328959046733" calcext:value-type="float">
            <text:p>2.32328959046733</text:p>
          </table:table-cell>
          <table:table-cell office:value-type="float" office:value="0.545684378603743" calcext:value-type="float">
            <text:p>0.545684378603743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17297968597534" calcext:value-type="float">
            <text:p>-0.017297968597534</text:p>
          </table:table-cell>
          <table:table-cell office:value-type="float" office:value="0.563748959200666" calcext:value-type="float">
            <text:p>0.563748959200666</text:p>
          </table:table-cell>
          <table:table-cell office:value-type="float" office:value="0.853462538406996" calcext:value-type="float">
            <text:p>0.853462538406996</text:p>
          </table:table-cell>
          <table:table-cell office:value-type="float" office:value="0.678993387445548" calcext:value-type="float">
            <text:p>0.678993387445548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414016294391534" calcext:value-type="float">
            <text:p>-0.0414016294391534</text:p>
          </table:table-cell>
          <table:table-cell office:value-type="float" office:value="0.853462538406996" calcext:value-type="float">
            <text:p>0.853462538406996</text:p>
          </table:table-cell>
          <table:table-cell office:value-type="float" office:value="0.149193139145438" calcext:value-type="float">
            <text:p>0.149193139145438</text:p>
          </table:table-cell>
          <table:table-cell office:value-type="float" office:value="0.839716902581182" calcext:value-type="float">
            <text:p>0.839716902581182</text:p>
          </table:table-cell>
          <table:table-cell office:value-type="float" office:value="0.861596598960793" calcext:value-type="float">
            <text:p>0.861596598960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eb23ab0f-304f-449f-94bc-dac66254177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75245090921306" calcext:value-type="float">
            <text:p>0.0775245090921306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322362927837405" calcext:value-type="float">
            <text:p>0.00322362927837405</text:p>
          </table:table-cell>
          <table:table-cell office:value-type="float" office:value="54428.111034385" calcext:value-type="float">
            <text:p>54428.111034385</text:p>
          </table:table-cell>
          <table:table-cell office:value-type="float" office:value="0.504244917257199" calcext:value-type="float">
            <text:p>0.504244917257199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697506585001717" calcext:value-type="float">
            <text:p>0.697506585001717</text:p>
          </table:table-cell>
          <table:table-cell office:value-type="float" office:value="-0.617879544861595" calcext:value-type="float">
            <text:p>-0.617879544861595</text:p>
          </table:table-cell>
          <table:table-cell office:value-type="float" office:value="1.83314166050039" calcext:value-type="float">
            <text:p>1.83314166050039</text:p>
          </table:table-cell>
          <table:table-cell office:value-type="float" office:value="0.531618625277162" calcext:value-type="float">
            <text:p>0.531618625277162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208869179600887" calcext:value-type="float">
            <text:p>-0.0208869179600887</text:p>
          </table:table-cell>
          <table:table-cell office:value-type="float" office:value="0.551568531506551" calcext:value-type="float">
            <text:p>0.551568531506551</text:p>
          </table:table-cell>
          <table:table-cell office:value-type="float" office:value="0.814270808251063" calcext:value-type="float">
            <text:p>0.814270808251063</text:p>
          </table:table-cell>
          <table:table-cell office:value-type="float" office:value="0.657655905613899" calcext:value-type="float">
            <text:p>0.657655905613899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541039275718536" calcext:value-type="float">
            <text:p>-0.0541039275718536</text:p>
          </table:table-cell>
          <table:table-cell office:value-type="float" office:value="0.814270808251063" calcext:value-type="float">
            <text:p>0.814270808251063</text:p>
          </table:table-cell>
          <table:table-cell office:value-type="float" office:value="0.182637994252304" calcext:value-type="float">
            <text:p>0.182637994252304</text:p>
          </table:table-cell>
          <table:table-cell office:value-type="float" office:value="0.781432139883431" calcext:value-type="float">
            <text:p>0.781432139883431</text:p>
          </table:table-cell>
          <table:table-cell office:value-type="float" office:value="0.793867924528302" calcext:value-type="float">
            <text:p>0.793867924528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cb37924-2a38-4544-9d3d-c6322047caa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45831716483854" calcext:value-type="float">
            <text:p>0.0745831716483854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0282291834628801" calcext:value-type="float">
            <text:p>0.000282291834628801</text:p>
          </table:table-cell>
          <table:table-cell office:value-type="float" office:value="43194.8079726047" calcext:value-type="float">
            <text:p>43194.8079726047</text:p>
          </table:table-cell>
          <table:table-cell office:value-type="float" office:value="0.504122875997399" calcext:value-type="float">
            <text:p>0.504122875997399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698455001705786" calcext:value-type="float">
            <text:p>0.698455001705786</text:p>
          </table:table-cell>
          <table:table-cell office:value-type="float" office:value="-0.59692451576139" calcext:value-type="float">
            <text:p>-0.59692451576139</text:p>
          </table:table-cell>
          <table:table-cell office:value-type="float" office:value="1.91394401311441" calcext:value-type="float">
            <text:p>1.91394401311441</text:p>
          </table:table-cell>
          <table:table-cell office:value-type="float" office:value="0.523148558758315" calcext:value-type="float">
            <text:p>0.523148558758315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293569844789356" calcext:value-type="float">
            <text:p>-0.0293569844789356</text:p>
          </table:table-cell>
          <table:table-cell office:value-type="float" office:value="0.553905460060667" calcext:value-type="float">
            <text:p>0.553905460060667</text:p>
          </table:table-cell>
          <table:table-cell office:value-type="float" office:value="0.703507504615138" calcext:value-type="float">
            <text:p>0.703507504615138</text:p>
          </table:table-cell>
          <table:table-cell office:value-type="float" office:value="0.619806951172082" calcext:value-type="float">
            <text:p>0.619806951172082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9195288201367" calcext:value-type="float">
            <text:p>-0.09195288201367</text:p>
          </table:table-cell>
          <table:table-cell office:value-type="float" office:value="0.703507504615138" calcext:value-type="float">
            <text:p>0.703507504615138</text:p>
          </table:table-cell>
          <table:table-cell office:value-type="float" office:value="0.300465761569716" calcext:value-type="float">
            <text:p>0.300465761569716</text:p>
          </table:table-cell>
          <table:table-cell office:value-type="float" office:value="0.646960865945046" calcext:value-type="float">
            <text:p>0.646960865945046</text:p>
          </table:table-cell>
          <table:table-cell office:value-type="float" office:value="0.665094339622642" calcext:value-type="float">
            <text:p>0.665094339622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f2d9cd5-ed5a-47d3-8146-f60eceb7867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8272872589777" calcext:value-type="float">
            <text:p>0.078272872589777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493517178114122" calcext:value-type="float">
            <text:p>0.00493517178114122</text:p>
          </table:table-cell>
          <table:table-cell office:value-type="float" office:value="57356.5261482881" calcext:value-type="float">
            <text:p>57356.5261482881</text:p>
          </table:table-cell>
          <table:table-cell office:value-type="float" office:value="0.503823474773442" calcext:value-type="float">
            <text:p>0.503823474773442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702371007002395" calcext:value-type="float">
            <text:p>0.702371007002395</text:p>
          </table:table-cell>
          <table:table-cell office:value-type="float" office:value="-0.644215207910361" calcext:value-type="float">
            <text:p>-0.644215207910361</text:p>
          </table:table-cell>
          <table:table-cell office:value-type="float" office:value="3.23818833407661" calcext:value-type="float">
            <text:p>3.23818833407661</text:p>
          </table:table-cell>
          <table:table-cell office:value-type="float" office:value="0.551295704650337" calcext:value-type="float">
            <text:p>0.551295704650337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299077032303869" calcext:value-type="float">
            <text:p>-0.0299077032303869</text:p>
          </table:table-cell>
          <table:table-cell office:value-type="float" office:value="0.578578947368421" calcext:value-type="float">
            <text:p>0.578578947368421</text:p>
          </table:table-cell>
          <table:table-cell office:value-type="float" office:value="0.839288440983356" calcext:value-type="float">
            <text:p>0.839288440983356</text:p>
          </table:table-cell>
          <table:table-cell office:value-type="float" office:value="0.68496479531435" calcext:value-type="float">
            <text:p>0.68496479531435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501758007455929" calcext:value-type="float">
            <text:p>-0.0501758007455929</text:p>
          </table:table-cell>
          <table:table-cell office:value-type="float" office:value="0.839288440983356" calcext:value-type="float">
            <text:p>0.839288440983356</text:p>
          </table:table-cell>
          <table:table-cell office:value-type="float" office:value="0.151621106166561" calcext:value-type="float">
            <text:p>0.151621106166561</text:p>
          </table:table-cell>
          <table:table-cell office:value-type="float" office:value="0.845609654598419" calcext:value-type="float">
            <text:p>0.845609654598419</text:p>
          </table:table-cell>
          <table:table-cell office:value-type="float" office:value="0.864494806421152" calcext:value-type="float">
            <text:p>0.86449480642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f48cfe2e-8400-491e-943c-940690dde79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27009378274148" calcext:value-type="float">
            <text:p>0.0827009378274148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20678740675857" calcext:value-type="float">
            <text:p>0.0120678740675857</text:p>
          </table:table-cell>
          <table:table-cell office:value-type="float" office:value="16130.2433167932" calcext:value-type="float">
            <text:p>16130.2433167932</text:p>
          </table:table-cell>
          <table:table-cell office:value-type="float" office:value="0.503708528962885" calcext:value-type="float">
            <text:p>0.503708528962885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705906137063849" calcext:value-type="float">
            <text:p>0.705906137063849</text:p>
          </table:table-cell>
          <table:table-cell office:value-type="float" office:value="-0.615774229129263" calcext:value-type="float">
            <text:p>-0.615774229129263</text:p>
          </table:table-cell>
          <table:table-cell office:value-type="float" office:value="2.18151678254688" calcext:value-type="float">
            <text:p>2.18151678254688</text:p>
          </table:table-cell>
          <table:table-cell office:value-type="float" office:value="0.561242870009006" calcext:value-type="float">
            <text:p>0.561242870009006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545381767237063" calcext:value-type="float">
            <text:p>-0.00545381767237063</text:p>
          </table:table-cell>
          <table:table-cell office:value-type="float" office:value="0.565749550012857" calcext:value-type="float">
            <text:p>0.565749550012857</text:p>
          </table:table-cell>
          <table:table-cell office:value-type="float" office:value="0.971304962034257" calcext:value-type="float">
            <text:p>0.971304962034257</text:p>
          </table:table-cell>
          <table:table-cell office:value-type="float" office:value="0.715023886126548" calcext:value-type="float">
            <text:p>0.715023886126548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0840483129808167" calcext:value-type="float">
            <text:p>-0.00840483129808167</text:p>
          </table:table-cell>
          <table:table-cell office:value-type="float" office:value="0.971304962034257" calcext:value-type="float">
            <text:p>0.971304962034257</text:p>
          </table:table-cell>
          <table:table-cell office:value-type="float" office:value="0.0249422632794457" calcext:value-type="float">
            <text:p>0.0249422632794457</text:p>
          </table:table-cell>
          <table:table-cell office:value-type="float" office:value="0.948448905109489" calcext:value-type="float">
            <text:p>0.948448905109489</text:p>
          </table:table-cell>
          <table:table-cell office:value-type="float" office:value="0.952751817237798" calcext:value-type="float">
            <text:p>0.952751817237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c7e34b0f-e6df-4e5d-84d8-7afea1ed4a0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2793120093024" calcext:value-type="float">
            <text:p>0.0782793120093024</text:p>
          </table:table-cell>
          <table:table-cell office:value-type="float" office:value="0.0740230436438774" calcext:value-type="float">
            <text:p>0.0740230436438774</text:p>
          </table:table-cell>
          <table:table-cell office:value-type="float" office:value="0.00425626836542503" calcext:value-type="float">
            <text:p>0.00425626836542503</text:p>
          </table:table-cell>
          <table:table-cell office:value-type="float" office:value="57678.4771432667" calcext:value-type="float">
            <text:p>57678.4771432667</text:p>
          </table:table-cell>
          <table:table-cell office:value-type="float" office:value="0.503321936078797" calcext:value-type="float">
            <text:p>0.503321936078797</text:p>
          </table:table-cell>
          <table:table-cell office:value-type="float" office:value="0.530668522179273" calcext:value-type="float">
            <text:p>0.530668522179273</text:p>
          </table:table-cell>
          <table:table-cell office:value-type="float" office:value="0.697482676510599" calcext:value-type="float">
            <text:p>0.697482676510599</text:p>
          </table:table-cell>
          <table:table-cell office:value-type="float" office:value="-0.676820655463665" calcext:value-type="float">
            <text:p>-0.676820655463665</text:p>
          </table:table-cell>
          <table:table-cell office:value-type="float" office:value="1.81495241694211" calcext:value-type="float">
            <text:p>1.81495241694211</text:p>
          </table:table-cell>
          <table:table-cell office:value-type="float" office:value="0.536857979242438" calcext:value-type="float">
            <text:p>0.536857979242438</text:p>
          </table:table-cell>
          <table:table-cell office:value-type="float" office:value="0.552426150980218" calcext:value-type="float">
            <text:p>0.552426150980218</text:p>
          </table:table-cell>
          <table:table-cell office:value-type="float" office:value="-0.0155681717377805" calcext:value-type="float">
            <text:p>-0.0155681717377805</text:p>
          </table:table-cell>
          <table:table-cell office:value-type="float" office:value="0.552266708210002" calcext:value-type="float">
            <text:p>0.552266708210002</text:p>
          </table:table-cell>
          <table:table-cell office:value-type="float" office:value="0.853873946206343" calcext:value-type="float">
            <text:p>0.853873946206343</text:p>
          </table:table-cell>
          <table:table-cell office:value-type="float" office:value="0.670724016145308" calcext:value-type="float">
            <text:p>0.670724016145308</text:p>
          </table:table-cell>
          <table:table-cell office:value-type="float" office:value="0.711693951601383" calcext:value-type="float">
            <text:p>0.711693951601383</text:p>
          </table:table-cell>
          <table:table-cell office:value-type="float" office:value="-0.0409699354560751" calcext:value-type="float">
            <text:p>-0.0409699354560751</text:p>
          </table:table-cell>
          <table:table-cell office:value-type="float" office:value="0.853873946206343" calcext:value-type="float">
            <text:p>0.853873946206343</text:p>
          </table:table-cell>
          <table:table-cell office:value-type="float" office:value="0.145575265087702" calcext:value-type="float">
            <text:p>0.145575265087702</text:p>
          </table:table-cell>
          <table:table-cell office:value-type="float" office:value="0.841316118284048" calcext:value-type="float">
            <text:p>0.841316118284048</text:p>
          </table:table-cell>
          <table:table-cell office:value-type="float" office:value="0.859433962264151" calcext:value-type="float">
            <text:p>0.859433962264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e07d18d-a2cd-4e4c-9106-f4fa12ec780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43482092385936" calcext:value-type="float">
            <text:p>0.0843482092385936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37151454787645" calcext:value-type="float">
            <text:p>0.0137151454787645</text:p>
          </table:table-cell>
          <table:table-cell office:value-type="float" office:value="17790.2052438686" calcext:value-type="float">
            <text:p>17790.2052438686</text:p>
          </table:table-cell>
          <table:table-cell office:value-type="float" office:value="0.50326474947054" calcext:value-type="float">
            <text:p>0.50326474947054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707610545499729" calcext:value-type="float">
            <text:p>0.707610545499729</text:p>
          </table:table-cell>
          <table:table-cell office:value-type="float" office:value="-0.650642762695281" calcext:value-type="float">
            <text:p>-0.650642762695281</text:p>
          </table:table-cell>
          <table:table-cell office:value-type="float" office:value="2.1816146730221" calcext:value-type="float">
            <text:p>2.1816146730221</text:p>
          </table:table-cell>
          <table:table-cell office:value-type="float" office:value="0.562393675572901" calcext:value-type="float">
            <text:p>0.562393675572901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430301210847595" calcext:value-type="float">
            <text:p>-0.00430301210847595</text:p>
          </table:table-cell>
          <table:table-cell office:value-type="float" office:value="0.565635494047013" calcext:value-type="float">
            <text:p>0.565635494047013</text:p>
          </table:table-cell>
          <table:table-cell office:value-type="float" office:value="0.981546883277415" calcext:value-type="float">
            <text:p>0.981546883277415</text:p>
          </table:table-cell>
          <table:table-cell office:value-type="float" office:value="0.717688831504196" calcext:value-type="float">
            <text:p>0.717688831504196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0573988592043306" calcext:value-type="float">
            <text:p>-0.00573988592043306</text:p>
          </table:table-cell>
          <table:table-cell office:value-type="float" office:value="0.981546883277415" calcext:value-type="float">
            <text:p>0.981546883277415</text:p>
          </table:table-cell>
          <table:table-cell office:value-type="float" office:value="0.014203233256351" calcext:value-type="float">
            <text:p>0.014203233256351</text:p>
          </table:table-cell>
          <table:table-cell office:value-type="float" office:value="0.973540145985401" calcext:value-type="float">
            <text:p>0.973540145985401</text:p>
          </table:table-cell>
          <table:table-cell office:value-type="float" office:value="0.973001038421599" calcext:value-type="float">
            <text:p>0.973001038421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d202fbe1-ad56-45b0-b6ad-b55322e3ae8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79810758912813" calcext:value-type="float">
            <text:p>0.0779810758912813</text:p>
          </table:table-cell>
          <table:table-cell office:value-type="float" office:value="0.0740230436438774" calcext:value-type="float">
            <text:p>0.0740230436438774</text:p>
          </table:table-cell>
          <table:table-cell office:value-type="float" office:value="0.00395803224740399" calcext:value-type="float">
            <text:p>0.00395803224740399</text:p>
          </table:table-cell>
          <table:table-cell office:value-type="float" office:value="56345.5063907382" calcext:value-type="float">
            <text:p>56345.5063907382</text:p>
          </table:table-cell>
          <table:table-cell office:value-type="float" office:value="0.503139135113167" calcext:value-type="float">
            <text:p>0.503139135113167</text:p>
          </table:table-cell>
          <table:table-cell office:value-type="float" office:value="0.530668522179273" calcext:value-type="float">
            <text:p>0.530668522179273</text:p>
          </table:table-cell>
          <table:table-cell office:value-type="float" office:value="0.697625499901433" calcext:value-type="float">
            <text:p>0.697625499901433</text:p>
          </table:table-cell>
          <table:table-cell office:value-type="float" office:value="-0.663498769976835" calcext:value-type="float">
            <text:p>-0.663498769976835</text:p>
          </table:table-cell>
          <table:table-cell office:value-type="float" office:value="1.81888214884656" calcext:value-type="float">
            <text:p>1.81888214884656</text:p>
          </table:table-cell>
          <table:table-cell office:value-type="float" office:value="0.536103965226648" calcext:value-type="float">
            <text:p>0.536103965226648</text:p>
          </table:table-cell>
          <table:table-cell office:value-type="float" office:value="0.552426150980218" calcext:value-type="float">
            <text:p>0.552426150980218</text:p>
          </table:table-cell>
          <table:table-cell office:value-type="float" office:value="-0.0163221857535705" calcext:value-type="float">
            <text:p>-0.0163221857535705</text:p>
          </table:table-cell>
          <table:table-cell office:value-type="float" office:value="0.552421472843786" calcext:value-type="float">
            <text:p>0.552421472843786</text:p>
          </table:table-cell>
          <table:table-cell office:value-type="float" office:value="0.844399839421919" calcext:value-type="float">
            <text:p>0.844399839421919</text:p>
          </table:table-cell>
          <table:table-cell office:value-type="float" office:value="0.667894452735528" calcext:value-type="float">
            <text:p>0.667894452735528</text:p>
          </table:table-cell>
          <table:table-cell office:value-type="float" office:value="0.711693951601383" calcext:value-type="float">
            <text:p>0.711693951601383</text:p>
          </table:table-cell>
          <table:table-cell office:value-type="float" office:value="-0.0437994988658543" calcext:value-type="float">
            <text:p>-0.0437994988658543</text:p>
          </table:table-cell>
          <table:table-cell office:value-type="float" office:value="0.844399839421919" calcext:value-type="float">
            <text:p>0.844399839421919</text:p>
          </table:table-cell>
          <table:table-cell office:value-type="float" office:value="0.155584183926271" calcext:value-type="float">
            <text:p>0.155584183926271</text:p>
          </table:table-cell>
          <table:table-cell office:value-type="float" office:value="0.812994585589338" calcext:value-type="float">
            <text:p>0.812994585589338</text:p>
          </table:table-cell>
          <table:table-cell office:value-type="float" office:value="0.830188679245283" calcext:value-type="float">
            <text:p>0.830188679245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02017bc-a7f0-4a33-8658-717407e9f06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772915720579013" calcext:value-type="float">
            <text:p>0.0772915720579013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314295519897323" calcext:value-type="float">
            <text:p>0.00314295519897323</text:p>
          </table:table-cell>
          <table:table-cell office:value-type="float" office:value="53347.3950276303" calcext:value-type="float">
            <text:p>53347.3950276303</text:p>
          </table:table-cell>
          <table:table-cell office:value-type="float" office:value="0.50289144498728" calcext:value-type="float">
            <text:p>0.50289144498728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697288361320166" calcext:value-type="float">
            <text:p>0.697288361320166</text:p>
          </table:table-cell>
          <table:table-cell office:value-type="float" office:value="-0.678391915101478" calcext:value-type="float">
            <text:p>-0.678391915101478</text:p>
          </table:table-cell>
          <table:table-cell office:value-type="float" office:value="2.34592327249403" calcext:value-type="float">
            <text:p>2.34592327249403</text:p>
          </table:table-cell>
          <table:table-cell office:value-type="float" office:value="0.535483012507762" calcext:value-type="float">
            <text:p>0.535483012507762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274993346935155" calcext:value-type="float">
            <text:p>-0.0274993346935155</text:p>
          </table:table-cell>
          <table:table-cell office:value-type="float" office:value="0.561319191249586" calcext:value-type="float">
            <text:p>0.561319191249586</text:p>
          </table:table-cell>
          <table:table-cell office:value-type="float" office:value="0.800519971637911" calcext:value-type="float">
            <text:p>0.800519971637911</text:p>
          </table:table-cell>
          <table:table-cell office:value-type="float" office:value="0.659912323429128" calcext:value-type="float">
            <text:p>0.659912323429128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604826934555736" calcext:value-type="float">
            <text:p>-0.0604826934555736</text:p>
          </table:table-cell>
          <table:table-cell office:value-type="float" office:value="0.800519971637911" calcext:value-type="float">
            <text:p>0.800519971637911</text:p>
          </table:table-cell>
          <table:table-cell office:value-type="float" office:value="0.194052572820461" calcext:value-type="float">
            <text:p>0.194052572820461</text:p>
          </table:table-cell>
          <table:table-cell office:value-type="float" office:value="0.80308076602831" calcext:value-type="float">
            <text:p>0.80308076602831</text:p>
          </table:table-cell>
          <table:table-cell office:value-type="float" office:value="0.818138875767596" calcext:value-type="float">
            <text:p>0.818138875767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cfca3f6-a877-48f2-9306-f93c202132f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05532140010234" calcext:value-type="float">
            <text:p>0.0805532140010234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454308892302602" calcext:value-type="float">
            <text:p>0.00454308892302602</text:p>
          </table:table-cell>
          <table:table-cell office:value-type="float" office:value="110505.260059481" calcext:value-type="float">
            <text:p>110505.260059481</text:p>
          </table:table-cell>
          <table:table-cell office:value-type="float" office:value="0.502820566022429" calcext:value-type="float">
            <text:p>0.502820566022429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99755538118567" calcext:value-type="float">
            <text:p>0.699755538118567</text:p>
          </table:table-cell>
          <table:table-cell office:value-type="float" office:value="-0.683269612154242" calcext:value-type="float">
            <text:p>-0.683269612154242</text:p>
          </table:table-cell>
          <table:table-cell office:value-type="float" office:value="2.59377971331895" calcext:value-type="float">
            <text:p>2.59377971331895</text:p>
          </table:table-cell>
          <table:table-cell office:value-type="float" office:value="0.548382945869435" calcext:value-type="float">
            <text:p>0.548382945869435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117525950072918" calcext:value-type="float">
            <text:p>-0.0117525950072918</text:p>
          </table:table-cell>
          <table:table-cell office:value-type="float" office:value="0.570804880779134" calcext:value-type="float">
            <text:p>0.570804880779134</text:p>
          </table:table-cell>
          <table:table-cell office:value-type="float" office:value="0.780917374990428" calcext:value-type="float">
            <text:p>0.780917374990428</text:p>
          </table:table-cell>
          <table:table-cell office:value-type="float" office:value="0.659531123686338" calcext:value-type="float">
            <text:p>0.659531123686338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585289758380347" calcext:value-type="float">
            <text:p>-0.0585289758380347</text:p>
          </table:table-cell>
          <table:table-cell office:value-type="float" office:value="0.780917374990428" calcext:value-type="float">
            <text:p>0.780917374990428</text:p>
          </table:table-cell>
          <table:table-cell office:value-type="float" office:value="0.252267186738176" calcext:value-type="float">
            <text:p>0.252267186738176</text:p>
          </table:table-cell>
          <table:table-cell office:value-type="float" office:value="0.732222673709874" calcext:value-type="float">
            <text:p>0.732222673709874</text:p>
          </table:table-cell>
          <table:table-cell office:value-type="float" office:value="0.724807953004971" calcext:value-type="float">
            <text:p>0.724807953004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ea72d66-ab4c-4411-b195-3453e96e55d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01267380616044" calcext:value-type="float">
            <text:p>0.0801267380616044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411661298360699" calcext:value-type="float">
            <text:p>0.00411661298360699</text:p>
          </table:table-cell>
          <table:table-cell office:value-type="float" office:value="106625.048539988" calcext:value-type="float">
            <text:p>106625.048539988</text:p>
          </table:table-cell>
          <table:table-cell office:value-type="float" office:value="0.50276856735186" calcext:value-type="float">
            <text:p>0.50276856735186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701188220753873" calcext:value-type="float">
            <text:p>0.701188220753873</text:p>
          </table:table-cell>
          <table:table-cell office:value-type="float" office:value="-0.635796381738881" calcext:value-type="float">
            <text:p>-0.635796381738881</text:p>
          </table:table-cell>
          <table:table-cell office:value-type="float" office:value="2.61805258876109" calcext:value-type="float">
            <text:p>2.61805258876109</text:p>
          </table:table-cell>
          <table:table-cell office:value-type="float" office:value="0.539161019130136" calcext:value-type="float">
            <text:p>0.539161019130136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209745217465901" calcext:value-type="float">
            <text:p>-0.0209745217465901</text:p>
          </table:table-cell>
          <table:table-cell office:value-type="float" office:value="0.566803255035494" calcext:value-type="float">
            <text:p>0.566803255035494</text:p>
          </table:table-cell>
          <table:table-cell office:value-type="float" office:value="0.7520483957424" calcext:value-type="float">
            <text:p>0.7520483957424</text:p>
          </table:table-cell>
          <table:table-cell office:value-type="float" office:value="0.646416112683473" calcext:value-type="float">
            <text:p>0.646416112683473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716439868408999" calcext:value-type="float">
            <text:p>-0.0716439868408999</text:p>
          </table:table-cell>
          <table:table-cell office:value-type="float" office:value="0.7520483957424" calcext:value-type="float">
            <text:p>0.7520483957424</text:p>
          </table:table-cell>
          <table:table-cell office:value-type="float" office:value="0.268064358849342" calcext:value-type="float">
            <text:p>0.268064358849342</text:p>
          </table:table-cell>
          <table:table-cell office:value-type="float" office:value="0.692807801706623" calcext:value-type="float">
            <text:p>0.692807801706623</text:p>
          </table:table-cell>
          <table:table-cell office:value-type="float" office:value="0.68730230456394" calcext:value-type="float">
            <text:p>0.68730230456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0e3affb-f1b8-414d-8064-9a470e04970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2891968379957" calcext:value-type="float">
            <text:p>0.0842891968379957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36561330781666" calcext:value-type="float">
            <text:p>0.0136561330781666</text:p>
          </table:table-cell>
          <table:table-cell office:value-type="float" office:value="17727.9501607987" calcext:value-type="float">
            <text:p>17727.9501607987</text:p>
          </table:table-cell>
          <table:table-cell office:value-type="float" office:value="0.502635739507519" calcext:value-type="float">
            <text:p>0.502635739507519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70714364222542" calcext:value-type="float">
            <text:p>0.70714364222542</text:p>
          </table:table-cell>
          <table:table-cell office:value-type="float" office:value="-0.640512285145901" calcext:value-type="float">
            <text:p>-0.640512285145901</text:p>
          </table:table-cell>
          <table:table-cell office:value-type="float" office:value="2.18014242705995" calcext:value-type="float">
            <text:p>2.18014242705995</text:p>
          </table:table-cell>
          <table:table-cell office:value-type="float" office:value="0.562894025818073" calcext:value-type="float">
            <text:p>0.562894025818073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380266186330425" calcext:value-type="float">
            <text:p>-0.00380266186330425</text:p>
          </table:table-cell>
          <table:table-cell office:value-type="float" office:value="0.56575606783792" calcext:value-type="float">
            <text:p>0.56575606783792</text:p>
          </table:table-cell>
          <table:table-cell office:value-type="float" office:value="0.983754193890164" calcext:value-type="float">
            <text:p>0.983754193890164</text:p>
          </table:table-cell>
          <table:table-cell office:value-type="float" office:value="0.718375241779497" calcext:value-type="float">
            <text:p>0.718375241779497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0505347564513237" calcext:value-type="float">
            <text:p>-0.00505347564513237</text:p>
          </table:table-cell>
          <table:table-cell office:value-type="float" office:value="0.983754193890164" calcext:value-type="float">
            <text:p>0.983754193890164</text:p>
          </table:table-cell>
          <table:table-cell office:value-type="float" office:value="0.0124711316397229" calcext:value-type="float">
            <text:p>0.0124711316397229</text:p>
          </table:table-cell>
          <table:table-cell office:value-type="float" office:value="0.97536496350365" calcext:value-type="float">
            <text:p>0.97536496350365</text:p>
          </table:table-cell>
          <table:table-cell office:value-type="float" office:value="0.977673935617861" calcext:value-type="float">
            <text:p>0.977673935617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fb10c7f-a356-4565-864e-873527f1031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16321160509832" calcext:value-type="float">
            <text:p>0.0816321160509832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13332501056398" calcext:value-type="float">
            <text:p>0.0113332501056398</text:p>
          </table:table-cell>
          <table:table-cell office:value-type="float" office:value="15064.2962490209" calcext:value-type="float">
            <text:p>15064.2962490209</text:p>
          </table:table-cell>
          <table:table-cell office:value-type="float" office:value="0.502577427463637" calcext:value-type="float">
            <text:p>0.502577427463637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703700025833123" calcext:value-type="float">
            <text:p>0.703700025833123</text:p>
          </table:table-cell>
          <table:table-cell office:value-type="float" office:value="-0.626037699976211" calcext:value-type="float">
            <text:p>-0.626037699976211</text:p>
          </table:table-cell>
          <table:table-cell office:value-type="float" office:value="3.02928659520808" calcext:value-type="float">
            <text:p>3.02928659520808</text:p>
          </table:table-cell>
          <table:table-cell office:value-type="float" office:value="0.579545454545455" calcext:value-type="float">
            <text:p>0.579545454545455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745895074088898" calcext:value-type="float">
            <text:p>-0.00745895074088898</text:p>
          </table:table-cell>
          <table:table-cell office:value-type="float" office:value="0.586853234480238" calcext:value-type="float">
            <text:p>0.586853234480238</text:p>
          </table:table-cell>
          <table:table-cell office:value-type="float" office:value="0.958553641480471" calcext:value-type="float">
            <text:p>0.958553641480471</text:p>
          </table:table-cell>
          <table:table-cell office:value-type="float" office:value="0.72800284983322" calcext:value-type="float">
            <text:p>0.72800284983322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11761202907932" calcext:value-type="float">
            <text:p>-0.011761202907932</text:p>
          </table:table-cell>
          <table:table-cell office:value-type="float" office:value="0.958553641480471" calcext:value-type="float">
            <text:p>0.958553641480471</text:p>
          </table:table-cell>
          <table:table-cell office:value-type="float" office:value="0.0408484848484849" calcext:value-type="float">
            <text:p>0.0408484848484849</text:p>
          </table:table-cell>
          <table:table-cell office:value-type="float" office:value="0.927655677655678" calcext:value-type="float">
            <text:p>0.927655677655678</text:p>
          </table:table-cell>
          <table:table-cell office:value-type="float" office:value="0.929203539823009" calcext:value-type="float">
            <text:p>0.92920353982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aa94cf3-0b66-44de-8a33-b4ca4bcd56c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82859601891215" calcext:value-type="float">
            <text:p>0.0782859601891215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485245937637324" calcext:value-type="float">
            <text:p>0.00485245937637324</text:p>
          </table:table-cell>
          <table:table-cell office:value-type="float" office:value="78377.7202208594" calcext:value-type="float">
            <text:p>78377.7202208594</text:p>
          </table:table-cell>
          <table:table-cell office:value-type="float" office:value="0.502408197436614" calcext:value-type="float">
            <text:p>0.502408197436614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69888146829784" calcext:value-type="float">
            <text:p>0.69888146829784</text:p>
          </table:table-cell>
          <table:table-cell office:value-type="float" office:value="-0.682934608168339" calcext:value-type="float">
            <text:p>-0.682934608168339</text:p>
          </table:table-cell>
          <table:table-cell office:value-type="float" office:value="2.55594218038787" calcext:value-type="float">
            <text:p>2.55594218038787</text:p>
          </table:table-cell>
          <table:table-cell office:value-type="float" office:value="0.536863561453725" calcext:value-type="float">
            <text:p>0.536863561453725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252406973718449" calcext:value-type="float">
            <text:p>-0.0252406973718449</text:p>
          </table:table-cell>
          <table:table-cell office:value-type="float" office:value="0.565214906264289" calcext:value-type="float">
            <text:p>0.565214906264289</text:p>
          </table:table-cell>
          <table:table-cell office:value-type="float" office:value="0.762981251446648" calcext:value-type="float">
            <text:p>0.762981251446648</text:p>
          </table:table-cell>
          <table:table-cell office:value-type="float" office:value="0.649374528023115" calcext:value-type="float">
            <text:p>0.649374528023115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703011986766827" calcext:value-type="float">
            <text:p>-0.0703011986766827</text:p>
          </table:table-cell>
          <table:table-cell office:value-type="float" office:value="0.762981251446648" calcext:value-type="float">
            <text:p>0.762981251446648</text:p>
          </table:table-cell>
          <table:table-cell office:value-type="float" office:value="0.246607903337625" calcext:value-type="float">
            <text:p>0.246607903337625</text:p>
          </table:table-cell>
          <table:table-cell office:value-type="float" office:value="0.737562189054726" calcext:value-type="float">
            <text:p>0.737562189054726</text:p>
          </table:table-cell>
          <table:table-cell office:value-type="float" office:value="0.747680890538033" calcext:value-type="float">
            <text:p>0.747680890538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f2d62902-0baa-4450-8a7e-ddf2032d850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3028461821" calcext:value-type="float">
            <text:p>0.083028461821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23953980611708" calcext:value-type="float">
            <text:p>0.0123953980611708</text:p>
          </table:table-cell>
          <table:table-cell office:value-type="float" office:value="16447.7387325268" calcext:value-type="float">
            <text:p>16447.7387325268</text:p>
          </table:table-cell>
          <table:table-cell office:value-type="float" office:value="0.502347341722704" calcext:value-type="float">
            <text:p>0.502347341722704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704464889006577" calcext:value-type="float">
            <text:p>0.704464889006577</text:p>
          </table:table-cell>
          <table:table-cell office:value-type="float" office:value="-0.621945378992425" calcext:value-type="float">
            <text:p>-0.621945378992425</text:p>
          </table:table-cell>
          <table:table-cell office:value-type="float" office:value="2.18642493207307" calcext:value-type="float">
            <text:p>2.18642493207307</text:p>
          </table:table-cell>
          <table:table-cell office:value-type="float" office:value="0.560742519763835" calcext:value-type="float">
            <text:p>0.560742519763835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595416791754222" calcext:value-type="float">
            <text:p>-0.00595416791754222</text:p>
          </table:table-cell>
          <table:table-cell office:value-type="float" office:value="0.565851388386163" calcext:value-type="float">
            <text:p>0.565851388386163</text:p>
          </table:table-cell>
          <table:table-cell office:value-type="float" office:value="0.966184001412679" calcext:value-type="float">
            <text:p>0.966184001412679</text:p>
          </table:table-cell>
          <table:table-cell office:value-type="float" office:value="0.71371270177727" calcext:value-type="float">
            <text:p>0.71371270177727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0971601564735891" calcext:value-type="float">
            <text:p>-0.00971601564735891</text:p>
          </table:table-cell>
          <table:table-cell office:value-type="float" office:value="0.966184001412679" calcext:value-type="float">
            <text:p>0.966184001412679</text:p>
          </table:table-cell>
          <table:table-cell office:value-type="float" office:value="0.0304849884526559" calcext:value-type="float">
            <text:p>0.0304849884526559</text:p>
          </table:table-cell>
          <table:table-cell office:value-type="float" office:value="0.949361313868613" calcext:value-type="float">
            <text:p>0.949361313868613</text:p>
          </table:table-cell>
          <table:table-cell office:value-type="float" office:value="0.949117341640706" calcext:value-type="float">
            <text:p>0.949117341640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6c371e5-c7d4-4dc7-9321-b1a520274c3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62240764395992" calcext:value-type="float">
            <text:p>0.0762240764395992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207545958067112" calcext:value-type="float">
            <text:p>0.00207545958067112</text:p>
          </table:table-cell>
          <table:table-cell office:value-type="float" office:value="49058.7365039888" calcext:value-type="float">
            <text:p>49058.7365039888</text:p>
          </table:table-cell>
          <table:table-cell office:value-type="float" office:value="0.501484388333526" calcext:value-type="float">
            <text:p>0.501484388333526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695791730976685" calcext:value-type="float">
            <text:p>0.695791730976685</text:p>
          </table:table-cell>
          <table:table-cell office:value-type="float" office:value="-0.565281048710714" calcext:value-type="float">
            <text:p>-0.565281048710714</text:p>
          </table:table-cell>
          <table:table-cell office:value-type="float" office:value="2.37068206328299" calcext:value-type="float">
            <text:p>2.37068206328299</text:p>
          </table:table-cell>
          <table:table-cell office:value-type="float" office:value="0.539075667524173" calcext:value-type="float">
            <text:p>0.539075667524173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239066796771046" calcext:value-type="float">
            <text:p>-0.0239066796771046</text:p>
          </table:table-cell>
          <table:table-cell office:value-type="float" office:value="0.566475992373028" calcext:value-type="float">
            <text:p>0.566475992373028</text:p>
          </table:table-cell>
          <table:table-cell office:value-type="float" office:value="0.772394233041834" calcext:value-type="float">
            <text:p>0.772394233041834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667950168847016" calcext:value-type="float">
            <text:p>-0.0667950168847016</text:p>
          </table:table-cell>
          <table:table-cell office:value-type="float" office:value="0.772394233041834" calcext:value-type="float">
            <text:p>0.772394233041834</text:p>
          </table:table-cell>
          <table:table-cell office:value-type="float" office:value="0.238506038769918" calcext:value-type="float">
            <text:p>0.238506038769918</text:p>
          </table:table-cell>
          <table:table-cell office:value-type="float" office:value="0.731890091590341" calcext:value-type="float">
            <text:p>0.731890091590341</text:p>
          </table:table-cell>
          <table:table-cell office:value-type="float" office:value="0.748700991969769" calcext:value-type="float">
            <text:p>0.748700991969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88885f3-83b8-49a9-8c73-556d29d82d5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84314905711714" calcext:value-type="float">
            <text:p>0.0784314905711714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559739243165192" calcext:value-type="float">
            <text:p>0.00559739243165192</text:p>
          </table:table-cell>
          <table:table-cell office:value-type="float" office:value="78963.7678444327" calcext:value-type="float">
            <text:p>78963.7678444327</text:p>
          </table:table-cell>
          <table:table-cell office:value-type="float" office:value="0.501336012923044" calcext:value-type="float">
            <text:p>0.501336012923044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96679500215707" calcext:value-type="float">
            <text:p>0.696679500215707</text:p>
          </table:table-cell>
          <table:table-cell office:value-type="float" office:value="-0.687656016438706" calcext:value-type="float">
            <text:p>-0.687656016438706</text:p>
          </table:table-cell>
          <table:table-cell office:value-type="float" office:value="3.5835398544474" calcext:value-type="float">
            <text:p>3.5835398544474</text:p>
          </table:table-cell>
          <table:table-cell office:value-type="float" office:value="0.554581742450538" calcext:value-type="float">
            <text:p>0.554581742450538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2499132245748" calcext:value-type="float">
            <text:p>-0.02499132245748</text:p>
          </table:table-cell>
          <table:table-cell office:value-type="float" office:value="0.587651661186075" calcext:value-type="float">
            <text:p>0.587651661186075</text:p>
          </table:table-cell>
          <table:table-cell office:value-type="float" office:value="0.775939511902979" calcext:value-type="float">
            <text:p>0.775939511902979</text:p>
          </table:table-cell>
          <table:table-cell office:value-type="float" office:value="0.668795973674022" calcext:value-type="float">
            <text:p>0.668795973674022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650391084552971" calcext:value-type="float">
            <text:p>-0.0650391084552971</text:p>
          </table:table-cell>
          <table:table-cell office:value-type="float" office:value="0.775939511902979" calcext:value-type="float">
            <text:p>0.775939511902979</text:p>
          </table:table-cell>
          <table:table-cell office:value-type="float" office:value="0.249432404540764" calcext:value-type="float">
            <text:p>0.249432404540764</text:p>
          </table:table-cell>
          <table:table-cell office:value-type="float" office:value="0.752175714877746" calcext:value-type="float">
            <text:p>0.752175714877746</text:p>
          </table:table-cell>
          <table:table-cell office:value-type="float" office:value="0.771375464684015" calcext:value-type="float">
            <text:p>0.771375464684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cb777bd-11b0-45e3-91a6-38234afaf5c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80426839977426" calcext:value-type="float">
            <text:p>0.0780426839977426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0.00264564631453101" calcext:value-type="float">
            <text:p>0.00264564631453101</text:p>
          </table:table-cell>
          <table:table-cell office:value-type="float" office:value="89677.0958134799" calcext:value-type="float">
            <text:p>89677.0958134799</text:p>
          </table:table-cell>
          <table:table-cell office:value-type="float" office:value="0.501289585158575" calcext:value-type="float">
            <text:p>0.501289585158575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97603890523984" calcext:value-type="float">
            <text:p>0.697603890523984</text:p>
          </table:table-cell>
          <table:table-cell office:value-type="float" office:value="-0.58447040771911" calcext:value-type="float">
            <text:p>-0.58447040771911</text:p>
          </table:table-cell>
          <table:table-cell office:value-type="float" office:value="2.09354447183036" calcext:value-type="float">
            <text:p>2.09354447183036</text:p>
          </table:table-cell>
          <table:table-cell office:value-type="float" office:value="0.528818938159362" calcext:value-type="float">
            <text:p>0.528818938159362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209280384252509" calcext:value-type="float">
            <text:p>-0.0209280384252509</text:p>
          </table:table-cell>
          <table:table-cell office:value-type="float" office:value="0.557617310353504" calcext:value-type="float">
            <text:p>0.557617310353504</text:p>
          </table:table-cell>
          <table:table-cell office:value-type="float" office:value="0.691551603089165" calcext:value-type="float">
            <text:p>0.691551603089165</text:p>
          </table:table-cell>
          <table:table-cell office:value-type="float" office:value="0.617404324964307" calcext:value-type="float">
            <text:p>0.617404324964307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920624265645972" calcext:value-type="float">
            <text:p>-0.0920624265645972</text:p>
          </table:table-cell>
          <table:table-cell office:value-type="float" office:value="0.691551603089165" calcext:value-type="float">
            <text:p>0.691551603089165</text:p>
          </table:table-cell>
          <table:table-cell office:value-type="float" office:value="0.330126678731308" calcext:value-type="float">
            <text:p>0.330126678731308</text:p>
          </table:table-cell>
          <table:table-cell office:value-type="float" office:value="0.656783103168156" calcext:value-type="float">
            <text:p>0.656783103168156</text:p>
          </table:table-cell>
          <table:table-cell office:value-type="float" office:value="0.653393665158371" calcext:value-type="float">
            <text:p>0.653393665158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f4658a6-1e95-4a58-ac5f-8347cb1a1a7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16882205178344" calcext:value-type="float">
            <text:p>0.0816882205178344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116195354796724" calcext:value-type="float">
            <text:p>0.0116195354796724</text:p>
          </table:table-cell>
          <table:table-cell office:value-type="float" office:value="14959.0653124996" calcext:value-type="float">
            <text:p>14959.0653124996</text:p>
          </table:table-cell>
          <table:table-cell office:value-type="float" office:value="0.501235007080704" calcext:value-type="float">
            <text:p>0.501235007080704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701744706729245" calcext:value-type="float">
            <text:p>0.701744706729245</text:p>
          </table:table-cell>
          <table:table-cell office:value-type="float" office:value="-0.593661010320859" calcext:value-type="float">
            <text:p>-0.593661010320859</text:p>
          </table:table-cell>
          <table:table-cell office:value-type="float" office:value="4.38979286384866" calcext:value-type="float">
            <text:p>4.38979286384866</text:p>
          </table:table-cell>
          <table:table-cell office:value-type="float" office:value="0.594316928936554" calcext:value-type="float">
            <text:p>0.594316928936554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159366543049013" calcext:value-type="float">
            <text:p>-0.0159366543049013</text:p>
          </table:table-cell>
          <table:table-cell office:value-type="float" office:value="0.606780370409124" calcext:value-type="float">
            <text:p>0.606780370409124</text:p>
          </table:table-cell>
          <table:table-cell office:value-type="float" office:value="0.952451342695245" calcext:value-type="float">
            <text:p>0.952451342695245</text:p>
          </table:table-cell>
          <table:table-cell office:value-type="float" office:value="0.7412994151673" calcext:value-type="float">
            <text:p>0.7412994151673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166601877084271" calcext:value-type="float">
            <text:p>-0.0166601877084271</text:p>
          </table:table-cell>
          <table:table-cell office:value-type="float" office:value="0.952451342695245" calcext:value-type="float">
            <text:p>0.952451342695245</text:p>
          </table:table-cell>
          <table:table-cell office:value-type="float" office:value="0.0335604989070336" calcext:value-type="float">
            <text:p>0.0335604989070336</text:p>
          </table:table-cell>
          <table:table-cell office:value-type="float" office:value="0.928899082568807" calcext:value-type="float">
            <text:p>0.928899082568807</text:p>
          </table:table-cell>
          <table:table-cell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9f12f3e-f99f-460c-98ca-8e30ebea33b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81953991206024" calcext:value-type="float">
            <text:p>0.0781953991206024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53613009810829" calcext:value-type="float">
            <text:p>0.0053613009810829</text:p>
          </table:table-cell>
          <table:table-cell office:value-type="float" office:value="77448.6805613703" calcext:value-type="float">
            <text:p>77448.6805613703</text:p>
          </table:table-cell>
          <table:table-cell office:value-type="float" office:value="0.501174844929996" calcext:value-type="float">
            <text:p>0.501174844929996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97806526758553" calcext:value-type="float">
            <text:p>0.697806526758553</text:p>
          </table:table-cell>
          <table:table-cell office:value-type="float" office:value="-0.709193739621306" calcext:value-type="float">
            <text:p>-0.709193739621306</text:p>
          </table:table-cell>
          <table:table-cell office:value-type="float" office:value="3.58215674241174" calcext:value-type="float">
            <text:p>3.58215674241174</text:p>
          </table:table-cell>
          <table:table-cell office:value-type="float" office:value="0.555666435265533" calcext:value-type="float">
            <text:p>0.555666435265533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239066296424852" calcext:value-type="float">
            <text:p>-0.0239066296424852</text:p>
          </table:table-cell>
          <table:table-cell office:value-type="float" office:value="0.586424887705873" calcext:value-type="float">
            <text:p>0.586424887705873</text:p>
          </table:table-cell>
          <table:table-cell office:value-type="float" office:value="0.791660428207816" calcext:value-type="float">
            <text:p>0.791660428207816</text:p>
          </table:table-cell>
          <table:table-cell office:value-type="float" office:value="0.673759994902998" calcext:value-type="float">
            <text:p>0.673759994902998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600750872263218" calcext:value-type="float">
            <text:p>-0.0600750872263218</text:p>
          </table:table-cell>
          <table:table-cell office:value-type="float" office:value="0.791660428207816" calcext:value-type="float">
            <text:p>0.791660428207816</text:p>
          </table:table-cell>
          <table:table-cell office:value-type="float" office:value="0.230340557275542" calcext:value-type="float">
            <text:p>0.230340557275542</text:p>
          </table:table-cell>
          <table:table-cell office:value-type="float" office:value="0.777455449647741" calcext:value-type="float">
            <text:p>0.777455449647741</text:p>
          </table:table-cell>
          <table:table-cell office:value-type="float" office:value="0.789033457249071" calcext:value-type="float">
            <text:p>0.789033457249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00bf4afb-d2c4-4a3b-9124-49cdefacc84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90182007688949" calcext:value-type="float">
            <text:p>0.0790182007688949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0.00362116308568328" calcext:value-type="float">
            <text:p>0.00362116308568328</text:p>
          </table:table-cell>
          <table:table-cell office:value-type="float" office:value="97333.9972002711" calcext:value-type="float">
            <text:p>97333.9972002711</text:p>
          </table:table-cell>
          <table:table-cell office:value-type="float" office:value="0.5009799351093" calcext:value-type="float">
            <text:p>0.5009799351093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9937065163516" calcext:value-type="float">
            <text:p>0.69937065163516</text:p>
          </table:table-cell>
          <table:table-cell office:value-type="float" office:value="-0.629178762921577" calcext:value-type="float">
            <text:p>-0.629178762921577</text:p>
          </table:table-cell>
          <table:table-cell office:value-type="float" office:value="2.03744028378679" calcext:value-type="float">
            <text:p>2.03744028378679</text:p>
          </table:table-cell>
          <table:table-cell office:value-type="float" office:value="0.532249764130714" calcext:value-type="float">
            <text:p>0.532249764130714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174972124538983" calcext:value-type="float">
            <text:p>-0.0174972124538983</text:p>
          </table:table-cell>
          <table:table-cell office:value-type="float" office:value="0.555043758636573" calcext:value-type="float">
            <text:p>0.555043758636573</text:p>
          </table:table-cell>
          <table:table-cell office:value-type="float" office:value="0.75200873703097" calcext:value-type="float">
            <text:p>0.75200873703097</text:p>
          </table:table-cell>
          <table:table-cell office:value-type="float" office:value="0.638685526882433" calcext:value-type="float">
            <text:p>0.638685526882433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707812246464711" calcext:value-type="float">
            <text:p>-0.0707812246464711</text:p>
          </table:table-cell>
          <table:table-cell office:value-type="float" office:value="0.75200873703097" calcext:value-type="float">
            <text:p>0.75200873703097</text:p>
          </table:table-cell>
          <table:table-cell office:value-type="float" office:value="0.263929898085532" calcext:value-type="float">
            <text:p>0.263929898085532</text:p>
          </table:table-cell>
          <table:table-cell office:value-type="float" office:value="0.68927701056052" calcext:value-type="float">
            <text:p>0.68927701056052</text:p>
          </table:table-cell>
          <table:table-cell office:value-type="float" office:value="0.690497737556561" calcext:value-type="float">
            <text:p>0.690497737556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ccab46d-1a7f-4ca5-9a15-c7e12df6994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775447124768938" calcext:value-type="float">
            <text:p>0.0775447124768938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47106143373743" calcext:value-type="float">
            <text:p>0.0047106143373743</text:p>
          </table:table-cell>
          <table:table-cell office:value-type="float" office:value="73419.9657071286" calcext:value-type="float">
            <text:p>73419.9657071286</text:p>
          </table:table-cell>
          <table:table-cell office:value-type="float" office:value="0.500733574362068" calcext:value-type="float">
            <text:p>0.500733574362068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97521888242492" calcext:value-type="float">
            <text:p>0.697521888242492</text:p>
          </table:table-cell>
          <table:table-cell office:value-type="float" office:value="-0.651354767142897" calcext:value-type="float">
            <text:p>-0.651354767142897</text:p>
          </table:table-cell>
          <table:table-cell office:value-type="float" office:value="3.62027798614116" calcext:value-type="float">
            <text:p>3.62027798614116</text:p>
          </table:table-cell>
          <table:table-cell office:value-type="float" office:value="0.549418604651163" calcext:value-type="float">
            <text:p>0.549418604651163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301544602568553" calcext:value-type="float">
            <text:p>-0.0301544602568553</text:p>
          </table:table-cell>
          <table:table-cell office:value-type="float" office:value="0.586369182499564" calcext:value-type="float">
            <text:p>0.586369182499564</text:p>
          </table:table-cell>
          <table:table-cell office:value-type="float" office:value="0.755502320706693" calcext:value-type="float">
            <text:p>0.755502320706693</text:p>
          </table:table-cell>
          <table:table-cell office:value-type="float" office:value="0.660276750956852" calcext:value-type="float">
            <text:p>0.660276750956852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735583311724677" calcext:value-type="float">
            <text:p>-0.0735583311724677</text:p>
          </table:table-cell>
          <table:table-cell office:value-type="float" office:value="0.755502320706693" calcext:value-type="float">
            <text:p>0.755502320706693</text:p>
          </table:table-cell>
          <table:table-cell office:value-type="float" office:value="0.265325077399381" calcext:value-type="float">
            <text:p>0.265325077399381</text:p>
          </table:table-cell>
          <table:table-cell office:value-type="float" office:value="0.748445917944467" calcext:value-type="float">
            <text:p>0.748445917944467</text:p>
          </table:table-cell>
          <table:table-cell office:value-type="float" office:value="0.762081784386617" calcext:value-type="float">
            <text:p>0.762081784386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b9c3e8e-a35d-4510-bd64-15707ae73b9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9383304728258" calcext:value-type="float">
            <text:p>0.0799383304728258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54649540883811" calcext:value-type="float">
            <text:p>0.0054649540883811</text:p>
          </table:table-cell>
          <table:table-cell office:value-type="float" office:value="104474.22639875" calcext:value-type="float">
            <text:p>104474.22639875</text:p>
          </table:table-cell>
          <table:table-cell office:value-type="float" office:value="0.500710426321428" calcext:value-type="float">
            <text:p>0.500710426321428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98449334316333" calcext:value-type="float">
            <text:p>0.698449334316333</text:p>
          </table:table-cell>
          <table:table-cell office:value-type="float" office:value="-0.608064797486803" calcext:value-type="float">
            <text:p>-0.608064797486803</text:p>
          </table:table-cell>
          <table:table-cell office:value-type="float" office:value="3.65436734483336" calcext:value-type="float">
            <text:p>3.65436734483336</text:p>
          </table:table-cell>
          <table:table-cell office:value-type="float" office:value="0.559989701338826" calcext:value-type="float">
            <text:p>0.559989701338826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172073463783041" calcext:value-type="float">
            <text:p>-0.0172073463783041</text:p>
          </table:table-cell>
          <table:table-cell office:value-type="float" office:value="0.589848799955033" calcext:value-type="float">
            <text:p>0.589848799955033</text:p>
          </table:table-cell>
          <table:table-cell office:value-type="float" office:value="0.78016504349119" calcext:value-type="float">
            <text:p>0.78016504349119</text:p>
          </table:table-cell>
          <table:table-cell office:value-type="float" office:value="0.671787977722297" calcext:value-type="float">
            <text:p>0.671787977722297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60139651171731" calcext:value-type="float">
            <text:p>-0.060139651171731</text:p>
          </table:table-cell>
          <table:table-cell office:value-type="float" office:value="0.78016504349119" calcext:value-type="float">
            <text:p>0.78016504349119</text:p>
          </table:table-cell>
          <table:table-cell office:value-type="float" office:value="0.259413376636557" calcext:value-type="float">
            <text:p>0.259413376636557</text:p>
          </table:table-cell>
          <table:table-cell office:value-type="float" office:value="0.724348534201954" calcext:value-type="float">
            <text:p>0.724348534201954</text:p>
          </table:table-cell>
          <table:table-cell office:value-type="float" office:value="0.732247851650837" calcext:value-type="float">
            <text:p>0.732247851650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a96c425-cdfc-4666-b6ba-6cf4ad62a71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46731103255407" calcext:value-type="float">
            <text:p>0.0746731103255407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133540951690492" calcext:value-type="float">
            <text:p>0.00133540951690492</text:p>
          </table:table-cell>
          <table:table-cell office:value-type="float" office:value="43240.7984768201" calcext:value-type="float">
            <text:p>43240.7984768201</text:p>
          </table:table-cell>
          <table:table-cell office:value-type="float" office:value="0.500653328367977" calcext:value-type="float">
            <text:p>0.500653328367977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697222026692859" calcext:value-type="float">
            <text:p>0.697222026692859</text:p>
          </table:table-cell>
          <table:table-cell office:value-type="float" office:value="-0.56191825050905" calcext:value-type="float">
            <text:p>-0.56191825050905</text:p>
          </table:table-cell>
          <table:table-cell office:value-type="float" office:value="3.44720284294855" calcext:value-type="float">
            <text:p>3.44720284294855</text:p>
          </table:table-cell>
          <table:table-cell office:value-type="float" office:value="0.531017039403621" calcext:value-type="float">
            <text:p>0.531017039403621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501863684771033" calcext:value-type="float">
            <text:p>-0.0501863684771033</text:p>
          </table:table-cell>
          <table:table-cell office:value-type="float" office:value="0.580485010502196" calcext:value-type="float">
            <text:p>0.580485010502196</text:p>
          </table:table-cell>
          <table:table-cell office:value-type="float" office:value="0.696289509848832" calcext:value-type="float">
            <text:p>0.696289509848832</text:p>
          </table:table-cell>
          <table:table-cell office:value-type="float" office:value="0.633135478496303" calcext:value-type="float">
            <text:p>0.633135478496303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10200511756364" calcext:value-type="float">
            <text:p>-0.10200511756364</text:p>
          </table:table-cell>
          <table:table-cell office:value-type="float" office:value="0.696289509848832" calcext:value-type="float">
            <text:p>0.696289509848832</text:p>
          </table:table-cell>
          <table:table-cell office:value-type="float" office:value="0.301652892561983" calcext:value-type="float">
            <text:p>0.301652892561983</text:p>
          </table:table-cell>
          <table:table-cell office:value-type="float" office:value="0.669579692051602" calcext:value-type="float">
            <text:p>0.669579692051602</text:p>
          </table:table-cell>
          <table:table-cell office:value-type="float" office:value="0.692634560906516" calcext:value-type="float">
            <text:p>0.692634560906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b51781b-e3ec-428e-84d5-d8d4e680ed2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92099005957379" calcext:value-type="float">
            <text:p>0.0792099005957379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779229266489168" calcext:value-type="float">
            <text:p>0.00779229266489168</text:p>
          </table:table-cell>
          <table:table-cell office:value-type="float" office:value="83332.4066674899" calcext:value-type="float">
            <text:p>83332.4066674899</text:p>
          </table:table-cell>
          <table:table-cell office:value-type="float" office:value="0.500632696945262" calcext:value-type="float">
            <text:p>0.500632696945262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697862062830664" calcext:value-type="float">
            <text:p>0.697862062830664</text:p>
          </table:table-cell>
          <table:table-cell office:value-type="float" office:value="-0.691599474065664" calcext:value-type="float">
            <text:p>-0.691599474065664</text:p>
          </table:table-cell>
          <table:table-cell office:value-type="float" office:value="5.41031207349935" calcext:value-type="float">
            <text:p>5.41031207349935</text:p>
          </table:table-cell>
          <table:table-cell office:value-type="float" office:value="0.568574654738122" calcext:value-type="float">
            <text:p>0.568574654738122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332667419438896" calcext:value-type="float">
            <text:p>-0.0332667419438896</text:p>
          </table:table-cell>
          <table:table-cell office:value-type="float" office:value="0.606909328683522" calcext:value-type="float">
            <text:p>0.606909328683522</text:p>
          </table:table-cell>
          <table:table-cell office:value-type="float" office:value="0.803723481021792" calcext:value-type="float">
            <text:p>0.803723481021792</text:p>
          </table:table-cell>
          <table:table-cell office:value-type="float" office:value="0.691586463831108" calcext:value-type="float">
            <text:p>0.691586463831108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598504735943336" calcext:value-type="float">
            <text:p>-0.0598504735943336</text:p>
          </table:table-cell>
          <table:table-cell office:value-type="float" office:value="0.803723481021792" calcext:value-type="float">
            <text:p>0.803723481021792</text:p>
          </table:table-cell>
          <table:table-cell office:value-type="float" office:value="0.213132635253054" calcext:value-type="float">
            <text:p>0.213132635253054</text:p>
          </table:table-cell>
          <table:table-cell office:value-type="float" office:value="0.802074688796681" calcext:value-type="float">
            <text:p>0.802074688796681</text:p>
          </table:table-cell>
          <table:table-cell office:value-type="float" office:value="0.805748725081131" calcext:value-type="float">
            <text:p>0.805748725081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54b9445-896f-49d7-add8-35801a43923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61264499773737" calcext:value-type="float">
            <text:p>0.0761264499773737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182557016361717" calcext:value-type="float">
            <text:p>0.00182557016361717</text:p>
          </table:table-cell>
          <table:table-cell office:value-type="float" office:value="48769.2226715997" calcext:value-type="float">
            <text:p>48769.2226715997</text:p>
          </table:table-cell>
          <table:table-cell office:value-type="float" office:value="0.500560965298264" calcext:value-type="float">
            <text:p>0.500560965298264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693336330463016" calcext:value-type="float">
            <text:p>0.693336330463016</text:p>
          </table:table-cell>
          <table:table-cell office:value-type="float" office:value="-0.621636235440857" calcext:value-type="float">
            <text:p>-0.621636235440857</text:p>
          </table:table-cell>
          <table:table-cell office:value-type="float" office:value="1.84270561025211" calcext:value-type="float">
            <text:p>1.84270561025211</text:p>
          </table:table-cell>
          <table:table-cell office:value-type="float" office:value="0.53450110864745" calcext:value-type="float">
            <text:p>0.53450110864745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180044345898004" calcext:value-type="float">
            <text:p>-0.0180044345898004</text:p>
          </table:table-cell>
          <table:table-cell office:value-type="float" office:value="0.55476163894161" calcext:value-type="float">
            <text:p>0.55476163894161</text:p>
          </table:table-cell>
          <table:table-cell office:value-type="float" office:value="0.797656312705675" calcext:value-type="float">
            <text:p>0.797656312705675</text:p>
          </table:table-cell>
          <table:table-cell office:value-type="float" office:value="0.654396997333158" calcext:value-type="float">
            <text:p>0.654396997333158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573628358525945" calcext:value-type="float">
            <text:p>-0.0573628358525945</text:p>
          </table:table-cell>
          <table:table-cell office:value-type="float" office:value="0.797656312705675" calcext:value-type="float">
            <text:p>0.797656312705675</text:p>
          </table:table-cell>
          <table:table-cell office:value-type="float" office:value="0.209592706372015" calcext:value-type="float">
            <text:p>0.209592706372015</text:p>
          </table:table-cell>
          <table:table-cell office:value-type="float" office:value="0.756036636136553" calcext:value-type="float">
            <text:p>0.756036636136553</text:p>
          </table:table-cell>
          <table:table-cell office:value-type="float" office:value="0.775943396226415" calcext:value-type="float">
            <text:p>0.775943396226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4ccb585c-a6c6-4273-97f9-bf5cd631740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75555950816078" calcext:value-type="float">
            <text:p>0.0775555950816078</text:p>
          </table:table-cell>
          <table:table-cell office:value-type="float" office:value="0.0737744638292239" calcext:value-type="float">
            <text:p>0.0737744638292239</text:p>
          </table:table-cell>
          <table:table-cell office:value-type="float" office:value="0.00378113125238388" calcext:value-type="float">
            <text:p>0.00378113125238388</text:p>
          </table:table-cell>
          <table:table-cell office:value-type="float" office:value="73857.3431686534" calcext:value-type="float">
            <text:p>73857.3431686534</text:p>
          </table:table-cell>
          <table:table-cell office:value-type="float" office:value="0.500326787452998" calcext:value-type="float">
            <text:p>0.500326787452998</text:p>
          </table:table-cell>
          <table:table-cell office:value-type="float" office:value="0.511010034305263" calcext:value-type="float">
            <text:p>0.511010034305263</text:p>
          </table:table-cell>
          <table:table-cell office:value-type="float" office:value="0.693406625273288" calcext:value-type="float">
            <text:p>0.693406625273288</text:p>
          </table:table-cell>
          <table:table-cell office:value-type="float" office:value="-0.600814148853819" calcext:value-type="float">
            <text:p>-0.600814148853819</text:p>
          </table:table-cell>
          <table:table-cell office:value-type="float" office:value="1.988284900494" calcext:value-type="float">
            <text:p>1.988284900494</text:p>
          </table:table-cell>
          <table:table-cell office:value-type="float" office:value="0.536690085870414" calcext:value-type="float">
            <text:p>0.536690085870414</text:p>
          </table:table-cell>
          <table:table-cell office:value-type="float" office:value="0.551218665972764" calcext:value-type="float">
            <text:p>0.551218665972764</text:p>
          </table:table-cell>
          <table:table-cell office:value-type="float" office:value="-0.0145285801023506" calcext:value-type="float">
            <text:p>-0.0145285801023506</text:p>
          </table:table-cell>
          <table:table-cell office:value-type="float" office:value="0.557686834765781" calcext:value-type="float">
            <text:p>0.557686834765781</text:p>
          </table:table-cell>
          <table:table-cell office:value-type="float" office:value="0.770889063729347" calcext:value-type="float">
            <text:p>0.770889063729347</text:p>
          </table:table-cell>
          <table:table-cell office:value-type="float" office:value="0.64718121470326" calcext:value-type="float">
            <text:p>0.64718121470326</text:p>
          </table:table-cell>
          <table:table-cell office:value-type="float" office:value="0.710691120554686" calcext:value-type="float">
            <text:p>0.710691120554686</text:p>
          </table:table-cell>
          <table:table-cell office:value-type="float" office:value="-0.063509905851426" calcext:value-type="float">
            <text:p>-0.063509905851426</text:p>
          </table:table-cell>
          <table:table-cell office:value-type="float" office:value="0.770889063729347" calcext:value-type="float">
            <text:p>0.770889063729347</text:p>
          </table:table-cell>
          <table:table-cell office:value-type="float" office:value="0.249033629686896" calcext:value-type="float">
            <text:p>0.249033629686896</text:p>
          </table:table-cell>
          <table:table-cell office:value-type="float" office:value="0.718905472636816" calcext:value-type="float">
            <text:p>0.718905472636816</text:p>
          </table:table-cell>
          <table:table-cell office:value-type="float" office:value="0.72289156626506" calcext:value-type="float">
            <text:p>0.72289156626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2affd6b2-67a3-413b-964b-9e6632d6418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67435434360351" calcext:value-type="float">
            <text:p>0.0767435434360351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244266362227852" calcext:value-type="float">
            <text:p>0.00244266362227852</text:p>
          </table:table-cell>
          <table:table-cell office:value-type="float" office:value="51191.6584781844" calcext:value-type="float">
            <text:p>51191.6584781844</text:p>
          </table:table-cell>
          <table:table-cell office:value-type="float" office:value="0.499918660403043" calcext:value-type="float">
            <text:p>0.499918660403043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691771320658108" calcext:value-type="float">
            <text:p>0.691771320658108</text:p>
          </table:table-cell>
          <table:table-cell office:value-type="float" office:value="-0.699975050243483" calcext:value-type="float">
            <text:p>-0.699975050243483</text:p>
          </table:table-cell>
          <table:table-cell office:value-type="float" office:value="1.82362218901571" calcext:value-type="float">
            <text:p>1.82362218901571</text:p>
          </table:table-cell>
          <table:table-cell office:value-type="float" office:value="0.53330376940133" calcext:value-type="float">
            <text:p>0.53330376940133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192017738359201" calcext:value-type="float">
            <text:p>-0.0192017738359201</text:p>
          </table:table-cell>
          <table:table-cell office:value-type="float" office:value="0.552567237163814" calcext:value-type="float">
            <text:p>0.552567237163814</text:p>
          </table:table-cell>
          <table:table-cell office:value-type="float" office:value="0.816277389838671" calcext:value-type="float">
            <text:p>0.816277389838671</text:p>
          </table:table-cell>
          <table:table-cell office:value-type="float" office:value="0.659020217729393" calcext:value-type="float">
            <text:p>0.659020217729393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527396154563587" calcext:value-type="float">
            <text:p>-0.0527396154563587</text:p>
          </table:table-cell>
          <table:table-cell office:value-type="float" office:value="0.816277389838671" calcext:value-type="float">
            <text:p>0.816277389838671</text:p>
          </table:table-cell>
          <table:table-cell office:value-type="float" office:value="0.183926270934496" calcext:value-type="float">
            <text:p>0.183926270934496</text:p>
          </table:table-cell>
          <table:table-cell office:value-type="float" office:value="0.816402997502082" calcext:value-type="float">
            <text:p>0.816402997502082</text:p>
          </table:table-cell>
          <table:table-cell office:value-type="float" office:value="0.831132075471698" calcext:value-type="float">
            <text:p>0.831132075471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7a3f375-8ae8-4517-b2af-746709aca24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72041593318631" calcext:value-type="float">
            <text:p>0.0772041593318631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437006119234362" calcext:value-type="float">
            <text:p>0.00437006119234362</text:p>
          </table:table-cell>
          <table:table-cell office:value-type="float" office:value="71394.6558925234" calcext:value-type="float">
            <text:p>71394.6558925234</text:p>
          </table:table-cell>
          <table:table-cell office:value-type="float" office:value="0.499066503214358" calcext:value-type="float">
            <text:p>0.499066503214358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93290984206787" calcext:value-type="float">
            <text:p>0.693290984206787</text:p>
          </table:table-cell>
          <table:table-cell office:value-type="float" office:value="-0.675384995185568" calcext:value-type="float">
            <text:p>-0.675384995185568</text:p>
          </table:table-cell>
          <table:table-cell office:value-type="float" office:value="3.61681068967349" calcext:value-type="float">
            <text:p>3.61681068967349</text:p>
          </table:table-cell>
          <table:table-cell office:value-type="float" office:value="0.553627212773343" calcext:value-type="float">
            <text:p>0.553627212773343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259458521346755" calcext:value-type="float">
            <text:p>-0.0259458521346755</text:p>
          </table:table-cell>
          <table:table-cell office:value-type="float" office:value="0.590177417459758" calcext:value-type="float">
            <text:p>0.590177417459758</text:p>
          </table:table-cell>
          <table:table-cell office:value-type="float" office:value="0.752058691420871" calcext:value-type="float">
            <text:p>0.752058691420871</text:p>
          </table:table-cell>
          <table:table-cell office:value-type="float" office:value="0.661356155365372" calcext:value-type="float">
            <text:p>0.661356155365372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724789267639475" calcext:value-type="float">
            <text:p>-0.0724789267639475</text:p>
          </table:table-cell>
          <table:table-cell office:value-type="float" office:value="0.752058691420871" calcext:value-type="float">
            <text:p>0.752058691420871</text:p>
          </table:table-cell>
          <table:table-cell office:value-type="float" office:value="0.280082559339525" calcext:value-type="float">
            <text:p>0.280082559339525</text:p>
          </table:table-cell>
          <table:table-cell office:value-type="float" office:value="0.728968089515126" calcext:value-type="float">
            <text:p>0.728968089515126</text:p>
          </table:table-cell>
          <table:table-cell office:value-type="float" office:value="0.745817843866171" calcext:value-type="float">
            <text:p>0.745817843866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3ccc2cc-639e-4516-ad21-0596f893666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822887444414" calcext:value-type="float">
            <text:p>0.07822887444414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479537363139171" calcext:value-type="float">
            <text:p>0.00479537363139171</text:p>
          </table:table-cell>
          <table:table-cell office:value-type="float" office:value="78011.1582211812" calcext:value-type="float">
            <text:p>78011.1582211812</text:p>
          </table:table-cell>
          <table:table-cell office:value-type="float" office:value="0.498942880970251" calcext:value-type="float">
            <text:p>0.498942880970251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694012445101712" calcext:value-type="float">
            <text:p>0.694012445101712</text:p>
          </table:table-cell>
          <table:table-cell office:value-type="float" office:value="-0.697590917146016" calcext:value-type="float">
            <text:p>-0.697590917146016</text:p>
          </table:table-cell>
          <table:table-cell office:value-type="float" office:value="2.53916475540159" calcext:value-type="float">
            <text:p>2.53916475540159</text:p>
          </table:table-cell>
          <table:table-cell office:value-type="float" office:value="0.544106167056987" calcext:value-type="float">
            <text:p>0.544106167056987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179980917685835" calcext:value-type="float">
            <text:p>-0.0179980917685835</text:p>
          </table:table-cell>
          <table:table-cell office:value-type="float" office:value="0.566007223330279" calcext:value-type="float">
            <text:p>0.566007223330279</text:p>
          </table:table-cell>
          <table:table-cell office:value-type="float" office:value="0.810122675719466" calcext:value-type="float">
            <text:p>0.810122675719466</text:p>
          </table:table-cell>
          <table:table-cell office:value-type="float" office:value="0.666412795125666" calcext:value-type="float">
            <text:p>0.666412795125666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532629315741309" calcext:value-type="float">
            <text:p>-0.0532629315741309</text:p>
          </table:table-cell>
          <table:table-cell office:value-type="float" office:value="0.810122675719466" calcext:value-type="float">
            <text:p>0.810122675719466</text:p>
          </table:table-cell>
          <table:table-cell office:value-type="float" office:value="0.202634445875012" calcext:value-type="float">
            <text:p>0.202634445875012</text:p>
          </table:table-cell>
          <table:table-cell office:value-type="float" office:value="0.789800995024876" calcext:value-type="float">
            <text:p>0.789800995024876</text:p>
          </table:table-cell>
          <table:table-cell office:value-type="float" office:value="0.805194805194805" calcext:value-type="float">
            <text:p>0.805194805194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e1ea27bc-3f19-49b8-816c-85f83c6982f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32382901432145" calcext:value-type="float">
            <text:p>0.0832382901432145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125616883191217" calcext:value-type="float">
            <text:p>0.0125616883191217</text:p>
          </table:table-cell>
          <table:table-cell office:value-type="float" office:value="16686.2725722866" calcext:value-type="float">
            <text:p>16686.2725722866</text:p>
          </table:table-cell>
          <table:table-cell office:value-type="float" office:value="0.498835994974528" calcext:value-type="float">
            <text:p>0.498835994974528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99427256099363" calcext:value-type="float">
            <text:p>0.699427256099363</text:p>
          </table:table-cell>
          <table:table-cell office:value-type="float" office:value="-0.647972755417643" calcext:value-type="float">
            <text:p>-0.647972755417643</text:p>
          </table:table-cell>
          <table:table-cell office:value-type="float" office:value="1.7085743093062" calcext:value-type="float">
            <text:p>1.7085743093062</text:p>
          </table:table-cell>
          <table:table-cell office:value-type="float" office:value="0.552176088044022" calcext:value-type="float">
            <text:p>0.552176088044022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395197598799402" calcext:value-type="float">
            <text:p>-0.00395197598799402</text:p>
          </table:table-cell>
          <table:table-cell office:value-type="float" office:value="0.555108690118617" calcext:value-type="float">
            <text:p>0.555108690118617</text:p>
          </table:table-cell>
          <table:table-cell office:value-type="float" office:value="0.980840154717999" calcext:value-type="float">
            <text:p>0.980840154717999</text:p>
          </table:table-cell>
          <table:table-cell office:value-type="float" office:value="0.708972691807542" calcext:value-type="float">
            <text:p>0.708972691807542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057860441682831" calcext:value-type="float">
            <text:p>-0.0057860441682831</text:p>
          </table:table-cell>
          <table:table-cell office:value-type="float" office:value="0.980840154717999" calcext:value-type="float">
            <text:p>0.980840154717999</text:p>
          </table:table-cell>
          <table:table-cell office:value-type="float" office:value="0.0151019948157331" calcext:value-type="float">
            <text:p>0.0151019948157331</text:p>
          </table:table-cell>
          <table:table-cell office:value-type="float" office:value="0.969448244414045" calcext:value-type="float">
            <text:p>0.969448244414045</text:p>
          </table:table-cell>
          <table:table-cell office:value-type="float" office:value="0.970924195223261" calcext:value-type="float">
            <text:p>0.970924195223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259b406-ae3c-4259-9f0c-7578b630e68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48559857091573" calcext:value-type="float">
            <text:p>0.0748559857091573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0816467211478322" calcext:value-type="float">
            <text:p>0.000816467211478322</text:p>
          </table:table-cell>
          <table:table-cell office:value-type="float" office:value="59210.4549315154" calcext:value-type="float">
            <text:p>59210.4549315154</text:p>
          </table:table-cell>
          <table:table-cell office:value-type="float" office:value="0.498693951208812" calcext:value-type="float">
            <text:p>0.498693951208812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692743976585806" calcext:value-type="float">
            <text:p>0.692743976585806</text:p>
          </table:table-cell>
          <table:table-cell office:value-type="float" office:value="-0.67377489323488" calcext:value-type="float">
            <text:p>-0.67377489323488</text:p>
          </table:table-cell>
          <table:table-cell office:value-type="float" office:value="2.05839678071598" calcext:value-type="float">
            <text:p>2.05839678071598</text:p>
          </table:table-cell>
          <table:table-cell office:value-type="float" office:value="0.531913971034602" calcext:value-type="float">
            <text:p>0.531913971034602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93825340386784" calcext:value-type="float">
            <text:p>-0.0193825340386784</text:p>
          </table:table-cell>
          <table:table-cell office:value-type="float" office:value="0.561360874848117" calcext:value-type="float">
            <text:p>0.561360874848117</text:p>
          </table:table-cell>
          <table:table-cell office:value-type="float" office:value="0.690420009438414" calcext:value-type="float">
            <text:p>0.690420009438414</text:p>
          </table:table-cell>
          <table:table-cell office:value-type="float" office:value="0.619237416669606" calcext:value-type="float">
            <text:p>0.619237416669606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915183972838823" calcext:value-type="float">
            <text:p>-0.0915183972838823</text:p>
          </table:table-cell>
          <table:table-cell office:value-type="float" office:value="0.690420009438414" calcext:value-type="float">
            <text:p>0.690420009438414</text:p>
          </table:table-cell>
          <table:table-cell office:value-type="float" office:value="0.337166602241979" calcext:value-type="float">
            <text:p>0.337166602241979</text:p>
          </table:table-cell>
          <table:table-cell office:value-type="float" office:value="0.635308744301699" calcext:value-type="float">
            <text:p>0.635308744301699</text:p>
          </table:table-cell>
          <table:table-cell office:value-type="float" office:value="0.663577386468953" calcext:value-type="float">
            <text:p>0.663577386468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0676104-78ff-44b9-808b-ccb5d95743a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57499790866958" calcext:value-type="float">
            <text:p>0.0757499790866958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17104605890168" calcext:value-type="float">
            <text:p>0.0017104605890168</text:p>
          </table:table-cell>
          <table:table-cell office:value-type="float" office:value="63736.6257430615" calcext:value-type="float">
            <text:p>63736.6257430615</text:p>
          </table:table-cell>
          <table:table-cell office:value-type="float" office:value="0.498559221626395" calcext:value-type="float">
            <text:p>0.498559221626395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69168489499539" calcext:value-type="float">
            <text:p>0.69168489499539</text:p>
          </table:table-cell>
          <table:table-cell office:value-type="float" office:value="-0.653880346736742" calcext:value-type="float">
            <text:p>-0.653880346736742</text:p>
          </table:table-cell>
          <table:table-cell office:value-type="float" office:value="2.03958335637472" calcext:value-type="float">
            <text:p>2.03958335637472</text:p>
          </table:table-cell>
          <table:table-cell office:value-type="float" office:value="0.531003382187148" calcext:value-type="float">
            <text:p>0.531003382187148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202931228861331" calcext:value-type="float">
            <text:p>-0.0202931228861331</text:p>
          </table:table-cell>
          <table:table-cell office:value-type="float" office:value="0.559401602403605" calcext:value-type="float">
            <text:p>0.559401602403605</text:p>
          </table:table-cell>
          <table:table-cell office:value-type="float" office:value="0.702925908447381" calcext:value-type="float">
            <text:p>0.702925908447381</text:p>
          </table:table-cell>
          <table:table-cell office:value-type="float" office:value="0.623004531195538" calcext:value-type="float">
            <text:p>0.623004531195538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8775128275795" calcext:value-type="float">
            <text:p>-0.08775128275795</text:p>
          </table:table-cell>
          <table:table-cell office:value-type="float" office:value="0.702925908447381" calcext:value-type="float">
            <text:p>0.702925908447381</text:p>
          </table:table-cell>
          <table:table-cell office:value-type="float" office:value="0.319771936606107" calcext:value-type="float">
            <text:p>0.319771936606107</text:p>
          </table:table-cell>
          <table:table-cell office:value-type="float" office:value="0.642768338168255" calcext:value-type="float">
            <text:p>0.642768338168255</text:p>
          </table:table-cell>
          <table:table-cell office:value-type="float" office:value="0.65291936978684" calcext:value-type="float">
            <text:p>0.65291936978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d233986-f79c-4fb8-9870-1571de72eed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792183531294741" calcext:value-type="float">
            <text:p>0.0792183531294741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320822805147669" calcext:value-type="float">
            <text:p>0.00320822805147669</text:p>
          </table:table-cell>
          <table:table-cell office:value-type="float" office:value="98803.3936587448" calcext:value-type="float">
            <text:p>98803.3936587448</text:p>
          </table:table-cell>
          <table:table-cell office:value-type="float" office:value="0.49852247600639" calcext:value-type="float">
            <text:p>0.49852247600639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96840998101077" calcext:value-type="float">
            <text:p>0.696840998101077</text:p>
          </table:table-cell>
          <table:table-cell office:value-type="float" office:value="-0.617673021301128" calcext:value-type="float">
            <text:p>-0.617673021301128</text:p>
          </table:table-cell>
          <table:table-cell office:value-type="float" office:value="2.63798288957915" calcext:value-type="float">
            <text:p>2.63798288957915</text:p>
          </table:table-cell>
          <table:table-cell office:value-type="float" office:value="0.540748048382946" calcext:value-type="float">
            <text:p>0.540748048382946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193874924937806" calcext:value-type="float">
            <text:p>-0.0193874924937806</text:p>
          </table:table-cell>
          <table:table-cell office:value-type="float" office:value="0.569717808868864" calcext:value-type="float">
            <text:p>0.569717808868864</text:p>
          </table:table-cell>
          <table:table-cell office:value-type="float" office:value="0.735890956428517" calcext:value-type="float">
            <text:p>0.735890956428517</text:p>
          </table:table-cell>
          <table:table-cell office:value-type="float" office:value="0.642229424934006" calcext:value-type="float">
            <text:p>0.642229424934006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758306745903664" calcext:value-type="float">
            <text:p>-0.0758306745903664</text:p>
          </table:table-cell>
          <table:table-cell office:value-type="float" office:value="0.735890956428517" calcext:value-type="float">
            <text:p>0.735890956428517</text:p>
          </table:table-cell>
          <table:table-cell office:value-type="float" office:value="0.292247684056558" calcext:value-type="float">
            <text:p>0.292247684056558</text:p>
          </table:table-cell>
          <table:table-cell office:value-type="float" office:value="0.70296627387241" calcext:value-type="float">
            <text:p>0.70296627387241</text:p>
          </table:table-cell>
          <table:table-cell office:value-type="float" office:value="0.701310438319024" calcext:value-type="float">
            <text:p>0.701310438319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c0235f78-3dd8-4305-a151-ba4a334151f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1843191861902" calcext:value-type="float">
            <text:p>0.081843191861902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1177450682374" calcext:value-type="float">
            <text:p>0.01177450682374</text:p>
          </table:table-cell>
          <table:table-cell office:value-type="float" office:value="15097.4668090598" calcext:value-type="float">
            <text:p>15097.4668090598</text:p>
          </table:table-cell>
          <table:table-cell office:value-type="float" office:value="0.49831756405355" calcext:value-type="float">
            <text:p>0.49831756405355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697235713262145" calcext:value-type="float">
            <text:p>0.697235713262145</text:p>
          </table:table-cell>
          <table:table-cell office:value-type="float" office:value="-0.612532696727403" calcext:value-type="float">
            <text:p>-0.612532696727403</text:p>
          </table:table-cell>
          <table:table-cell office:value-type="float" office:value="4.37032151179136" calcext:value-type="float">
            <text:p>4.37032151179136</text:p>
          </table:table-cell>
          <table:table-cell office:value-type="float" office:value="0.604791019344492" calcext:value-type="float">
            <text:p>0.604791019344492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0546256389696309" calcext:value-type="float">
            <text:p>-0.00546256389696309</text:p>
          </table:table-cell>
          <table:table-cell office:value-type="float" office:value="0.609896020078881" calcext:value-type="float">
            <text:p>0.609896020078881</text:p>
          </table:table-cell>
          <table:table-cell office:value-type="float" office:value="0.977827050997783" calcext:value-type="float">
            <text:p>0.977827050997783</text:p>
          </table:table-cell>
          <table:table-cell office:value-type="float" office:value="0.751230283911672" calcext:value-type="float">
            <text:p>0.751230283911672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0672931896405582" calcext:value-type="float">
            <text:p>-0.00672931896405582</text:p>
          </table:table-cell>
          <table:table-cell office:value-type="float" office:value="0.977827050997783" calcext:value-type="float">
            <text:p>0.977827050997783</text:p>
          </table:table-cell>
          <table:table-cell office:value-type="float" office:value="0.0207020702070207" calcext:value-type="float">
            <text:p>0.0207020702070207</text:p>
          </table:table-cell>
          <table:table-cell office:value-type="float" office:value="0.960550458715596" calcext:value-type="float">
            <text:p>0.960550458715596</text:p>
          </table:table-cell>
          <table:table-cell office:value-type="float" office:value="0.961979166666667" calcext:value-type="float">
            <text:p>0.9619791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445a0a0-d8ce-4ed4-b95e-7d15535129f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27218625552619" calcext:value-type="float">
            <text:p>0.0827218625552619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20887987954328" calcext:value-type="float">
            <text:p>0.0120887987954328</text:p>
          </table:table-cell>
          <table:table-cell office:value-type="float" office:value="16150.3467793284" calcext:value-type="float">
            <text:p>16150.3467793284</text:p>
          </table:table-cell>
          <table:table-cell office:value-type="float" office:value="0.498253414424867" calcext:value-type="float">
            <text:p>0.498253414424867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697934089416286" calcext:value-type="float">
            <text:p>0.697934089416286</text:p>
          </table:table-cell>
          <table:table-cell office:value-type="float" office:value="-0.6767524823726" calcext:value-type="float">
            <text:p>-0.6767524823726</text:p>
          </table:table-cell>
          <table:table-cell office:value-type="float" office:value="2.18577328223948" calcext:value-type="float">
            <text:p>2.18577328223948</text:p>
          </table:table-cell>
          <table:table-cell office:value-type="float" office:value="0.558791153807665" calcext:value-type="float">
            <text:p>0.558791153807665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790553387371151" calcext:value-type="float">
            <text:p>-0.00790553387371151</text:p>
          </table:table-cell>
          <table:table-cell office:value-type="float" office:value="0.564281320483904" calcext:value-type="float">
            <text:p>0.564281320483904</text:p>
          </table:table-cell>
          <table:table-cell office:value-type="float" office:value="0.971923009005827" calcext:value-type="float">
            <text:p>0.971923009005827</text:p>
          </table:table-cell>
          <table:table-cell office:value-type="float" office:value="0.714016994227152" calcext:value-type="float">
            <text:p>0.714016994227152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0941172319747763" calcext:value-type="float">
            <text:p>-0.00941172319747763</text:p>
          </table:table-cell>
          <table:table-cell office:value-type="float" office:value="0.971923009005827" calcext:value-type="float">
            <text:p>0.971923009005827</text:p>
          </table:table-cell>
          <table:table-cell office:value-type="float" office:value="0.0184757505773672" calcext:value-type="float">
            <text:p>0.0184757505773672</text:p>
          </table:table-cell>
          <table:table-cell office:value-type="float" office:value="0.960766423357664" calcext:value-type="float">
            <text:p>0.960766423357664</text:p>
          </table:table-cell>
          <table:table-cell office:value-type="float" office:value="0.965732087227414" calcext:value-type="float">
            <text:p>0.965732087227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cd125d3e-382e-495a-af85-587f46e0dbe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06389278077357" calcext:value-type="float">
            <text:p>0.0806389278077357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996232598364299" calcext:value-type="float">
            <text:p>0.00996232598364299</text:p>
          </table:table-cell>
          <table:table-cell office:value-type="float" office:value="14291.243664736" calcext:value-type="float">
            <text:p>14291.243664736</text:p>
          </table:table-cell>
          <table:table-cell office:value-type="float" office:value="0.498194566916977" calcext:value-type="float">
            <text:p>0.498194566916977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94983705318677" calcext:value-type="float">
            <text:p>0.694983705318677</text:p>
          </table:table-cell>
          <table:table-cell office:value-type="float" office:value="-0.625516709932094" calcext:value-type="float">
            <text:p>-0.625516709932094</text:p>
          </table:table-cell>
          <table:table-cell office:value-type="float" office:value="1.72014766999888" calcext:value-type="float">
            <text:p>1.72014766999888</text:p>
          </table:table-cell>
          <table:table-cell office:value-type="float" office:value="0.550075037518759" calcext:value-type="float">
            <text:p>0.550075037518759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605302651325657" calcext:value-type="float">
            <text:p>-0.00605302651325657</text:p>
          </table:table-cell>
          <table:table-cell office:value-type="float" office:value="0.555753978675351" calcext:value-type="float">
            <text:p>0.555753978675351</text:p>
          </table:table-cell>
          <table:table-cell office:value-type="float" office:value="0.951785553656562" calcext:value-type="float">
            <text:p>0.951785553656562</text:p>
          </table:table-cell>
          <table:table-cell office:value-type="float" office:value="0.70175089534421" calcext:value-type="float">
            <text:p>0.70175089534421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130078406316154" calcext:value-type="float">
            <text:p>-0.0130078406316154</text:p>
          </table:table-cell>
          <table:table-cell office:value-type="float" office:value="0.951785553656562" calcext:value-type="float">
            <text:p>0.951785553656562</text:p>
          </table:table-cell>
          <table:table-cell office:value-type="float" office:value="0.0467711033472332" calcext:value-type="float">
            <text:p>0.0467711033472332</text:p>
          </table:table-cell>
          <table:table-cell office:value-type="float" office:value="0.915640674874601" calcext:value-type="float">
            <text:p>0.915640674874601</text:p>
          </table:table-cell>
          <table:table-cell office:value-type="float" office:value="0.920041536863967" calcext:value-type="float">
            <text:p>0.920041536863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d4a2561-8c00-4f8c-ab36-7e5e20c24f6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80244790084161" calcext:value-type="float">
            <text:p>0.0780244790084161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519038086889667" calcext:value-type="float">
            <text:p>0.00519038086889667</text:p>
          </table:table-cell>
          <table:table-cell office:value-type="float" office:value="76369.7699935263" calcext:value-type="float">
            <text:p>76369.7699935263</text:p>
          </table:table-cell>
          <table:table-cell office:value-type="float" office:value="0.498002577180221" calcext:value-type="float">
            <text:p>0.498002577180221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90961361063574" calcext:value-type="float">
            <text:p>0.690961361063574</text:p>
          </table:table-cell>
          <table:table-cell office:value-type="float" office:value="-0.708616324268427" calcext:value-type="float">
            <text:p>-0.708616324268427</text:p>
          </table:table-cell>
          <table:table-cell office:value-type="float" office:value="3.56951871019663" calcext:value-type="float">
            <text:p>3.56951871019663</text:p>
          </table:table-cell>
          <table:table-cell office:value-type="float" office:value="0.555709822978133" calcext:value-type="float">
            <text:p>0.555709822978133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238632419298855" calcext:value-type="float">
            <text:p>-0.0238632419298855</text:p>
          </table:table-cell>
          <table:table-cell office:value-type="float" office:value="0.586285145007748" calcext:value-type="float">
            <text:p>0.586285145007748</text:p>
          </table:table-cell>
          <table:table-cell office:value-type="float" office:value="0.793007935319659" calcext:value-type="float">
            <text:p>0.793007935319659</text:p>
          </table:table-cell>
          <table:table-cell office:value-type="float" office:value="0.674155158149303" calcext:value-type="float">
            <text:p>0.674155158149303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596799239800162" calcext:value-type="float">
            <text:p>-0.0596799239800162</text:p>
          </table:table-cell>
          <table:table-cell office:value-type="float" office:value="0.793007935319659" calcext:value-type="float">
            <text:p>0.793007935319659</text:p>
          </table:table-cell>
          <table:table-cell office:value-type="float" office:value="0.228586171310629" calcext:value-type="float">
            <text:p>0.228586171310629</text:p>
          </table:table-cell>
          <table:table-cell office:value-type="float" office:value="0.771239121425611" calcext:value-type="float">
            <text:p>0.771239121425611</text:p>
          </table:table-cell>
          <table:table-cell office:value-type="float" office:value="0.786245353159851" calcext:value-type="float">
            <text:p>0.786245353159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22b1443-f07e-437e-8b59-7c19ed3dcaa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94686933908044" calcext:value-type="float">
            <text:p>0.0794686933908044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3458568312807" calcext:value-type="float">
            <text:p>0.003458568312807</text:p>
          </table:table-cell>
          <table:table-cell office:value-type="float" office:value="100900.514851056" calcext:value-type="float">
            <text:p>100900.514851056</text:p>
          </table:table-cell>
          <table:table-cell office:value-type="float" office:value="0.497877132986792" calcext:value-type="float">
            <text:p>0.497877132986792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93356714158595" calcext:value-type="float">
            <text:p>0.693356714158595</text:p>
          </table:table-cell>
          <table:table-cell office:value-type="float" office:value="-0.639772364891898" calcext:value-type="float">
            <text:p>-0.639772364891898</text:p>
          </table:table-cell>
          <table:table-cell office:value-type="float" office:value="2.60450643034619" calcext:value-type="float">
            <text:p>2.60450643034619</text:p>
          </table:table-cell>
          <table:table-cell office:value-type="float" office:value="0.544479711761174" calcext:value-type="float">
            <text:p>0.544479711761174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15655829115553" calcext:value-type="float">
            <text:p>-0.015655829115553</text:p>
          </table:table-cell>
          <table:table-cell office:value-type="float" office:value="0.569097399286078" calcext:value-type="float">
            <text:p>0.569097399286078</text:p>
          </table:table-cell>
          <table:table-cell office:value-type="float" office:value="0.769124741557546" calcext:value-type="float">
            <text:p>0.769124741557546</text:p>
          </table:table-cell>
          <table:table-cell office:value-type="float" office:value="0.654161781946073" calcext:value-type="float">
            <text:p>0.654161781946073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638983175782999" calcext:value-type="float">
            <text:p>-0.0638983175782999</text:p>
          </table:table-cell>
          <table:table-cell office:value-type="float" office:value="0.769124741557546" calcext:value-type="float">
            <text:p>0.769124741557546</text:p>
          </table:table-cell>
          <table:table-cell office:value-type="float" office:value="0.258410531448074" calcext:value-type="float">
            <text:p>0.258410531448074</text:p>
          </table:table-cell>
          <table:table-cell office:value-type="float" office:value="0.718000812677773" calcext:value-type="float">
            <text:p>0.718000812677773</text:p>
          </table:table-cell>
          <table:table-cell office:value-type="float" office:value="0.712155445097153" calcext:value-type="float">
            <text:p>0.712155445097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94cb844-9cd9-498e-a802-8e040b6d8fe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20050898656575" calcext:value-type="float">
            <text:p>0.0820050898656575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13720261058283" calcext:value-type="float">
            <text:p>0.0113720261058283</text:p>
          </table:table-cell>
          <table:table-cell office:value-type="float" office:value="15475.472735321" calcext:value-type="float">
            <text:p>15475.472735321</text:p>
          </table:table-cell>
          <table:table-cell office:value-type="float" office:value="0.497271709925365" calcext:value-type="float">
            <text:p>0.497271709925365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696461904640752" calcext:value-type="float">
            <text:p>0.696461904640752</text:p>
          </table:table-cell>
          <table:table-cell office:value-type="float" office:value="-0.641428772333581" calcext:value-type="float">
            <text:p>-0.641428772333581</text:p>
          </table:table-cell>
          <table:table-cell office:value-type="float" office:value="2.17864887447726" calcext:value-type="float">
            <text:p>2.17864887447726</text:p>
          </table:table-cell>
          <table:table-cell office:value-type="float" office:value="0.561543080156109" calcext:value-type="float">
            <text:p>0.561543080156109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515360752526761" calcext:value-type="float">
            <text:p>-0.00515360752526761</text:p>
          </table:table-cell>
          <table:table-cell office:value-type="float" office:value="0.565466155810983" calcext:value-type="float">
            <text:p>0.565466155810983</text:p>
          </table:table-cell>
          <table:table-cell office:value-type="float" office:value="0.977308846900936" calcext:value-type="float">
            <text:p>0.977308846900936</text:p>
          </table:table-cell>
          <table:table-cell office:value-type="float" office:value="0.716416944435455" calcext:value-type="float">
            <text:p>0.716416944435455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0701177298917444" calcext:value-type="float">
            <text:p>-0.00701177298917444</text:p>
          </table:table-cell>
          <table:table-cell office:value-type="float" office:value="0.977308846900936" calcext:value-type="float">
            <text:p>0.977308846900936</text:p>
          </table:table-cell>
          <table:table-cell office:value-type="float" office:value="0.0177829099307159" calcext:value-type="float">
            <text:p>0.0177829099307159</text:p>
          </table:table-cell>
          <table:table-cell office:value-type="float" office:value="0.961222627737226" calcext:value-type="float">
            <text:p>0.961222627737226</text:p>
          </table:table-cell>
          <table:table-cell office:value-type="float" office:value="0.96521287642783" calcext:value-type="float">
            <text:p>0.96521287642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bff474d-1684-41f7-9edd-9c33836c26f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49519055444328" calcext:value-type="float">
            <text:p>0.0749519055444328</text:p>
          </table:table-cell>
          <table:table-cell office:value-type="float" office:value="0.0733377008086358" calcext:value-type="float">
            <text:p>0.0733377008086358</text:p>
          </table:table-cell>
          <table:table-cell office:value-type="float" office:value="0.00161420473579699" calcext:value-type="float">
            <text:p>0.00161420473579699</text:p>
          </table:table-cell>
          <table:table-cell office:value-type="float" office:value="44199.0590231135" calcext:value-type="float">
            <text:p>44199.0590231135</text:p>
          </table:table-cell>
          <table:table-cell office:value-type="float" office:value="0.497259985109115" calcext:value-type="float">
            <text:p>0.497259985109115</text:p>
          </table:table-cell>
          <table:table-cell office:value-type="float" office:value="0.526670895359876" calcext:value-type="float">
            <text:p>0.526670895359876</text:p>
          </table:table-cell>
          <table:table-cell office:value-type="float" office:value="0.69310894508198" calcext:value-type="float">
            <text:p>0.69310894508198</text:p>
          </table:table-cell>
          <table:table-cell office:value-type="float" office:value="-0.534149732666058" calcext:value-type="float">
            <text:p>-0.534149732666058</text:p>
          </table:table-cell>
          <table:table-cell office:value-type="float" office:value="3.33544919763654" calcext:value-type="float">
            <text:p>3.33544919763654</text:p>
          </table:table-cell>
          <table:table-cell office:value-type="float" office:value="0.538471778487753" calcext:value-type="float">
            <text:p>0.538471778487753</text:p>
          </table:table-cell>
          <table:table-cell office:value-type="float" office:value="0.581203407880724" calcext:value-type="float">
            <text:p>0.581203407880724</text:p>
          </table:table-cell>
          <table:table-cell office:value-type="float" office:value="-0.0427316293929713" calcext:value-type="float">
            <text:p>-0.0427316293929713</text:p>
          </table:table-cell>
          <table:table-cell office:value-type="float" office:value="0.579939534056553" calcext:value-type="float">
            <text:p>0.579939534056553</text:p>
          </table:table-cell>
          <table:table-cell office:value-type="float" office:value="0.746907924874027" calcext:value-type="float">
            <text:p>0.746907924874027</text:p>
          </table:table-cell>
          <table:table-cell office:value-type="float" office:value="0.652918210031034" calcext:value-type="float">
            <text:p>0.652918210031034</text:p>
          </table:table-cell>
          <table:table-cell office:value-type="float" office:value="0.735140596059943" calcext:value-type="float">
            <text:p>0.735140596059943</text:p>
          </table:table-cell>
          <table:table-cell office:value-type="float" office:value="-0.0822223860289087" calcext:value-type="float">
            <text:p>-0.0822223860289087</text:p>
          </table:table-cell>
          <table:table-cell office:value-type="float" office:value="0.746907924874027" calcext:value-type="float">
            <text:p>0.746907924874027</text:p>
          </table:table-cell>
          <table:table-cell office:value-type="float" office:value="0.249205340114431" calcext:value-type="float">
            <text:p>0.249205340114431</text:p>
          </table:table-cell>
          <table:table-cell office:value-type="float" office:value="0.722014148980441" calcext:value-type="float">
            <text:p>0.722014148980441</text:p>
          </table:table-cell>
          <table:table-cell office:value-type="float" office:value="0.745042492917847" calcext:value-type="float">
            <text:p>0.745042492917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4d96c7e-9982-47bb-b96e-b37d1af87b5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68665028618678" calcext:value-type="float">
            <text:p>0.0768665028618678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0856377783870377" calcext:value-type="float">
            <text:p>0.000856377783870377</text:p>
          </table:table-cell>
          <table:table-cell office:value-type="float" office:value="81089.601882284" calcext:value-type="float">
            <text:p>81089.601882284</text:p>
          </table:table-cell>
          <table:table-cell office:value-type="float" office:value="0.496851492012484" calcext:value-type="float">
            <text:p>0.496851492012484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98286737613905" calcext:value-type="float">
            <text:p>0.698286737613905</text:p>
          </table:table-cell>
          <table:table-cell office:value-type="float" office:value="-0.629360016113124" calcext:value-type="float">
            <text:p>-0.629360016113124</text:p>
          </table:table-cell>
          <table:table-cell office:value-type="float" office:value="2.85424964715294" calcext:value-type="float">
            <text:p>2.85424964715294</text:p>
          </table:table-cell>
          <table:table-cell office:value-type="float" office:value="0.523977009522176" calcext:value-type="float">
            <text:p>0.523977009522176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361585313545509" calcext:value-type="float">
            <text:p>-0.0361585313545509</text:p>
          </table:table-cell>
          <table:table-cell office:value-type="float" office:value="0.565995826882951" calcext:value-type="float">
            <text:p>0.565995826882951</text:p>
          </table:table-cell>
          <table:table-cell office:value-type="float" office:value="0.643923730760395" calcext:value-type="float">
            <text:p>0.643923730760395</text:p>
          </table:table-cell>
          <table:table-cell office:value-type="float" office:value="0.602450207766156" calcext:value-type="float">
            <text:p>0.602450207766156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115609891758217" calcext:value-type="float">
            <text:p>-0.115609891758217</text:p>
          </table:table-cell>
          <table:table-cell office:value-type="float" office:value="0.643923730760395" calcext:value-type="float">
            <text:p>0.643923730760395</text:p>
          </table:table-cell>
          <table:table-cell office:value-type="float" office:value="0.371233544612384" calcext:value-type="float">
            <text:p>0.371233544612384</text:p>
          </table:table-cell>
          <table:table-cell office:value-type="float" office:value="0.587972368955709" calcext:value-type="float">
            <text:p>0.587972368955709</text:p>
          </table:table-cell>
          <table:table-cell office:value-type="float" office:value="0.594215996384998" calcext:value-type="float">
            <text:p>0.594215996384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3de2cb5-a60a-402e-afb0-ac8365f837e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93253559788996" calcext:value-type="float">
            <text:p>0.0793253559788996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0902649003355616" calcext:value-type="float">
            <text:p>0.00902649003355616</text:p>
          </table:table-cell>
          <table:table-cell office:value-type="float" office:value="13127.8479444815" calcext:value-type="float">
            <text:p>13127.8479444815</text:p>
          </table:table-cell>
          <table:table-cell office:value-type="float" office:value="0.496493174678136" calcext:value-type="float">
            <text:p>0.496493174678136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93726528586463" calcext:value-type="float">
            <text:p>0.693726528586463</text:p>
          </table:table-cell>
          <table:table-cell office:value-type="float" office:value="-0.566127213368245" calcext:value-type="float">
            <text:p>-0.566127213368245</text:p>
          </table:table-cell>
          <table:table-cell office:value-type="float" office:value="3.053507543051" calcext:value-type="float">
            <text:p>3.053507543051</text:p>
          </table:table-cell>
          <table:table-cell office:value-type="float" office:value="0.574689627553064" calcext:value-type="float">
            <text:p>0.574689627553064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123147777332799" calcext:value-type="float">
            <text:p>-0.0123147777332799</text:p>
          </table:table-cell>
          <table:table-cell office:value-type="float" office:value="0.587250135062128" calcext:value-type="float">
            <text:p>0.587250135062128</text:p>
          </table:table-cell>
          <table:table-cell office:value-type="float" office:value="0.926999829438854" calcext:value-type="float">
            <text:p>0.926999829438854</text:p>
          </table:table-cell>
          <table:table-cell office:value-type="float" office:value="0.719010451117873" calcext:value-type="float">
            <text:p>0.719010451117873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207536016232792" calcext:value-type="float">
            <text:p>-0.0207536016232792</text:p>
          </table:table-cell>
          <table:table-cell office:value-type="float" office:value="0.926999829438854" calcext:value-type="float">
            <text:p>0.926999829438854</text:p>
          </table:table-cell>
          <table:table-cell office:value-type="float" office:value="0.0739393939393939" calcext:value-type="float">
            <text:p>0.0739393939393939</text:p>
          </table:table-cell>
          <table:table-cell office:value-type="float" office:value="0.888278388278388" calcext:value-type="float">
            <text:p>0.888278388278388</text:p>
          </table:table-cell>
          <table:table-cell office:value-type="float" office:value="0.898490369599167" calcext:value-type="float">
            <text:p>0.898490369599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d34623e-c1f9-4dc0-b807-a85c41b336f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13680785404689" calcext:value-type="float">
            <text:p>0.0813680785404689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10692125951255" calcext:value-type="float">
            <text:p>0.0110692125951255</text:p>
          </table:table-cell>
          <table:table-cell office:value-type="float" office:value="14829.2250821808" calcext:value-type="float">
            <text:p>14829.2250821808</text:p>
          </table:table-cell>
          <table:table-cell office:value-type="float" office:value="0.496379857048292" calcext:value-type="float">
            <text:p>0.496379857048292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96187352137682" calcext:value-type="float">
            <text:p>0.696187352137682</text:p>
          </table:table-cell>
          <table:table-cell office:value-type="float" office:value="-0.624383182722788" calcext:value-type="float">
            <text:p>-0.624383182722788</text:p>
          </table:table-cell>
          <table:table-cell office:value-type="float" office:value="3.04345604098523" calcext:value-type="float">
            <text:p>3.04345604098523</text:p>
          </table:table-cell>
          <table:table-cell office:value-type="float" office:value="0.575690828994794" calcext:value-type="float">
            <text:p>0.575690828994794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113135762915498" calcext:value-type="float">
            <text:p>-0.0113135762915498</text:p>
          </table:table-cell>
          <table:table-cell office:value-type="float" office:value="0.585221313194881" calcext:value-type="float">
            <text:p>0.585221313194881</text:p>
          </table:table-cell>
          <table:table-cell office:value-type="float" office:value="0.951645915060549" calcext:value-type="float">
            <text:p>0.951645915060549</text:p>
          </table:table-cell>
          <table:table-cell office:value-type="float" office:value="0.724751574982139" calcext:value-type="float">
            <text:p>0.724751574982139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150124777590126" calcext:value-type="float">
            <text:p>-0.0150124777590126</text:p>
          </table:table-cell>
          <table:table-cell office:value-type="float" office:value="0.951645915060549" calcext:value-type="float">
            <text:p>0.951645915060549</text:p>
          </table:table-cell>
          <table:table-cell office:value-type="float" office:value="0.0413333333333333" calcext:value-type="float">
            <text:p>0.0413333333333333</text:p>
          </table:table-cell>
          <table:table-cell office:value-type="float" office:value="0.936355311355311" calcext:value-type="float">
            <text:p>0.936355311355311</text:p>
          </table:table-cell>
          <table:table-cell office:value-type="float" office:value="0.940655908381051" calcext:value-type="float">
            <text:p>0.940655908381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2a5c5da-9913-41eb-a30e-06f21871bec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709293359157" calcext:value-type="float">
            <text:p>0.07709293359157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0.00365943277882175" calcext:value-type="float">
            <text:p>0.00365943277882175</text:p>
          </table:table-cell>
          <table:table-cell office:value-type="float" office:value="71059.0799703249" calcext:value-type="float">
            <text:p>71059.0799703249</text:p>
          </table:table-cell>
          <table:table-cell office:value-type="float" office:value="0.496359649848853" calcext:value-type="float">
            <text:p>0.496359649848853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691777071669182" calcext:value-type="float">
            <text:p>0.691777071669182</text:p>
          </table:table-cell>
          <table:table-cell office:value-type="float" office:value="-0.65576300208682" calcext:value-type="float">
            <text:p>-0.65576300208682</text:p>
          </table:table-cell>
          <table:table-cell office:value-type="float" office:value="2.55847614928715" calcext:value-type="float">
            <text:p>2.55847614928715</text:p>
          </table:table-cell>
          <table:table-cell office:value-type="float" office:value="0.532786885245902" calcext:value-type="float">
            <text:p>0.532786885245902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293173735796686" calcext:value-type="float">
            <text:p>-0.0293173735796686</text:p>
          </table:table-cell>
          <table:table-cell office:value-type="float" office:value="0.562535726534812" calcext:value-type="float">
            <text:p>0.562535726534812</text:p>
          </table:table-cell>
          <table:table-cell office:value-type="float" office:value="0.759277833500502" calcext:value-type="float">
            <text:p>0.759277833500502</text:p>
          </table:table-cell>
          <table:table-cell office:value-type="float" office:value="0.646264981119685" calcext:value-type="float">
            <text:p>0.646264981119685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734107455801124" calcext:value-type="float">
            <text:p>-0.0734107455801124</text:p>
          </table:table-cell>
          <table:table-cell office:value-type="float" office:value="0.759277833500502" calcext:value-type="float">
            <text:p>0.759277833500502</text:p>
          </table:table-cell>
          <table:table-cell office:value-type="float" office:value="0.242052094681589" calcext:value-type="float">
            <text:p>0.242052094681589</text:p>
          </table:table-cell>
          <table:table-cell office:value-type="float" office:value="0.725953565505804" calcext:value-type="float">
            <text:p>0.725953565505804</text:p>
          </table:table-cell>
          <table:table-cell office:value-type="float" office:value="0.73469387755102" calcext:value-type="float">
            <text:p>0.73469387755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2409264-c2ef-454e-8f2f-81c506d4cc4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88622683613365" calcext:value-type="float">
            <text:p>0.0788622683613365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285214328333905" calcext:value-type="float">
            <text:p>0.00285214328333905</text:p>
          </table:table-cell>
          <table:table-cell office:value-type="float" office:value="95894.4343871496" calcext:value-type="float">
            <text:p>95894.4343871496</text:p>
          </table:table-cell>
          <table:table-cell office:value-type="float" office:value="0.496326894969028" calcext:value-type="float">
            <text:p>0.496326894969028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93244429441547" calcext:value-type="float">
            <text:p>0.693244429441547</text:p>
          </table:table-cell>
          <table:table-cell office:value-type="float" office:value="-0.633190136076641" calcext:value-type="float">
            <text:p>-0.633190136076641</text:p>
          </table:table-cell>
          <table:table-cell office:value-type="float" office:value="2.61149133616835" calcext:value-type="float">
            <text:p>2.61149133616835</text:p>
          </table:table-cell>
          <table:table-cell office:value-type="float" office:value="0.538217380114952" calcext:value-type="float">
            <text:p>0.538217380114952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219181607617741" calcext:value-type="float">
            <text:p>-0.0219181607617741</text:p>
          </table:table-cell>
          <table:table-cell office:value-type="float" office:value="0.565615521089681" calcext:value-type="float">
            <text:p>0.565615521089681</text:p>
          </table:table-cell>
          <table:table-cell office:value-type="float" office:value="0.756796079332261" calcext:value-type="float">
            <text:p>0.756796079332261</text:p>
          </table:table-cell>
          <table:table-cell office:value-type="float" office:value="0.647386348748854" calcext:value-type="float">
            <text:p>0.647386348748854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70673750775519" calcext:value-type="float">
            <text:p>-0.070673750775519</text:p>
          </table:table-cell>
          <table:table-cell office:value-type="float" office:value="0.756796079332261" calcext:value-type="float">
            <text:p>0.756796079332261</text:p>
          </table:table-cell>
          <table:table-cell office:value-type="float" office:value="0.259873232569478" calcext:value-type="float">
            <text:p>0.259873232569478</text:p>
          </table:table-cell>
          <table:table-cell office:value-type="float" office:value="0.709467696058513" calcext:value-type="float">
            <text:p>0.709467696058513</text:p>
          </table:table-cell>
          <table:table-cell office:value-type="float" office:value="0.716674197921374" calcext:value-type="float">
            <text:p>0.716674197921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e1449a2-e7a7-41e4-a9fb-31aa19a9b90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29588733770088" calcext:value-type="float">
            <text:p>0.0729588733770088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-0.00118974348191925" calcext:value-type="float">
            <text:p>-0.00118974348191925</text:p>
          </table:table-cell>
          <table:table-cell office:value-type="float" office:value="37942.1429235258" calcext:value-type="float">
            <text:p>37942.1429235258</text:p>
          </table:table-cell>
          <table:table-cell office:value-type="float" office:value="0.496254528913847" calcext:value-type="float">
            <text:p>0.496254528913847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690553810808424" calcext:value-type="float">
            <text:p>0.690553810808424</text:p>
          </table:table-cell>
          <table:table-cell office:value-type="float" office:value="-0.574714487209282" calcext:value-type="float">
            <text:p>-0.574714487209282</text:p>
          </table:table-cell>
          <table:table-cell office:value-type="float" office:value="2.46230538898494" calcext:value-type="float">
            <text:p>2.46230538898494</text:p>
          </table:table-cell>
          <table:table-cell office:value-type="float" office:value="0.526523551849552" calcext:value-type="float">
            <text:p>0.526523551849552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364587953517254" calcext:value-type="float">
            <text:p>-0.0364587953517254</text:p>
          </table:table-cell>
          <table:table-cell office:value-type="float" office:value="0.564862432501928" calcext:value-type="float">
            <text:p>0.564862432501928</text:p>
          </table:table-cell>
          <table:table-cell office:value-type="float" office:value="0.692271330654692" calcext:value-type="float">
            <text:p>0.692271330654692</text:p>
          </table:table-cell>
          <table:table-cell office:value-type="float" office:value="0.622110517186449" calcext:value-type="float">
            <text:p>0.622110517186449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982844996982527" calcext:value-type="float">
            <text:p>-0.0982844996982527</text:p>
          </table:table-cell>
          <table:table-cell office:value-type="float" office:value="0.692271330654692" calcext:value-type="float">
            <text:p>0.692271330654692</text:p>
          </table:table-cell>
          <table:table-cell office:value-type="float" office:value="0.313001116411245" calcext:value-type="float">
            <text:p>0.313001116411245</text:p>
          </table:table-cell>
          <table:table-cell office:value-type="float" office:value="0.650707743547044" calcext:value-type="float">
            <text:p>0.650707743547044</text:p>
          </table:table-cell>
          <table:table-cell office:value-type="float" office:value="0.674067076051016" calcext:value-type="float">
            <text:p>0.674067076051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cd49b92-b0e6-45ed-933d-7e88127b080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21749655445159" calcext:value-type="float">
            <text:p>0.0821749655445159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18760995991725" calcext:value-type="float">
            <text:p>0.0118760995991725</text:p>
          </table:table-cell>
          <table:table-cell office:value-type="float" office:value="15559.0967813902" calcext:value-type="float">
            <text:p>15559.0967813902</text:p>
          </table:table-cell>
          <table:table-cell office:value-type="float" office:value="0.496054817230748" calcext:value-type="float">
            <text:p>0.496054817230748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9689438429186" calcext:value-type="float">
            <text:p>0.69689438429186</text:p>
          </table:table-cell>
          <table:table-cell office:value-type="float" office:value="-0.639773111717966" calcext:value-type="float">
            <text:p>-0.639773111717966</text:p>
          </table:table-cell>
          <table:table-cell office:value-type="float" office:value="3.02822260203963" calcext:value-type="float">
            <text:p>3.02822260203963</text:p>
          </table:table-cell>
          <table:table-cell office:value-type="float" office:value="0.581297557068482" calcext:value-type="float">
            <text:p>0.581297557068482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570684821786138" calcext:value-type="float">
            <text:p>-0.00570684821786138</text:p>
          </table:table-cell>
          <table:table-cell office:value-type="float" office:value="0.586595920049454" calcext:value-type="float">
            <text:p>0.586595920049454</text:p>
          </table:table-cell>
          <table:table-cell office:value-type="float" office:value="0.971089885724032" calcext:value-type="float">
            <text:p>0.971089885724032</text:p>
          </table:table-cell>
          <table:table-cell office:value-type="float" office:value="0.731389299248507" calcext:value-type="float">
            <text:p>0.731389299248507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0837475349264527" calcext:value-type="float">
            <text:p>-0.00837475349264527</text:p>
          </table:table-cell>
          <table:table-cell office:value-type="float" office:value="0.971089885724032" calcext:value-type="float">
            <text:p>0.971089885724032</text:p>
          </table:table-cell>
          <table:table-cell office:value-type="float" office:value="0.0272727272727273" calcext:value-type="float">
            <text:p>0.0272727272727273</text:p>
          </table:table-cell>
          <table:table-cell office:value-type="float" office:value="0.957875457875458" calcext:value-type="float">
            <text:p>0.957875457875458</text:p>
          </table:table-cell>
          <table:table-cell office:value-type="float" office:value="0.962519521082769" calcext:value-type="float">
            <text:p>0.962519521082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9d2e438c-e69e-4194-b5f8-d18376f609f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805693408566" calcext:value-type="float">
            <text:p>0.0805693408566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98927390325072" calcext:value-type="float">
            <text:p>0.0098927390325072</text:p>
          </table:table-cell>
          <table:table-cell office:value-type="float" office:value="14231.9845545793" calcext:value-type="float">
            <text:p>14231.9845545793</text:p>
          </table:table-cell>
          <table:table-cell office:value-type="float" office:value="0.495946392725814" calcext:value-type="float">
            <text:p>0.495946392725814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92035406346889" calcext:value-type="float">
            <text:p>0.692035406346889</text:p>
          </table:table-cell>
          <table:table-cell office:value-type="float" office:value="-0.622465996744321" calcext:value-type="float">
            <text:p>-0.622465996744321</text:p>
          </table:table-cell>
          <table:table-cell office:value-type="float" office:value="1.71562431544158" calcext:value-type="float">
            <text:p>1.71562431544158</text:p>
          </table:table-cell>
          <table:table-cell office:value-type="float" office:value="0.551975987993997" calcext:value-type="float">
            <text:p>0.551975987993997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415207603801893" calcext:value-type="float">
            <text:p>-0.00415207603801893</text:p>
          </table:table-cell>
          <table:table-cell office:value-type="float" office:value="0.556144453104703" calcext:value-type="float">
            <text:p>0.556144453104703</text:p>
          </table:table-cell>
          <table:table-cell office:value-type="float" office:value="0.96275973733921" calcext:value-type="float">
            <text:p>0.96275973733921</text:p>
          </table:table-cell>
          <table:table-cell office:value-type="float" office:value="0.705026019366313" calcext:value-type="float">
            <text:p>0.705026019366313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0973271660951225" calcext:value-type="float">
            <text:p>-0.00973271660951225</text:p>
          </table:table-cell>
          <table:table-cell office:value-type="float" office:value="0.96275973733921" calcext:value-type="float">
            <text:p>0.96275973733921</text:p>
          </table:table-cell>
          <table:table-cell office:value-type="float" office:value="0.0373041812239378" calcext:value-type="float">
            <text:p>0.0373041812239378</text:p>
          </table:table-cell>
          <table:table-cell office:value-type="float" office:value="0.930688554491564" calcext:value-type="float">
            <text:p>0.930688554491564</text:p>
          </table:table-cell>
          <table:table-cell office:value-type="float" office:value="0.938213914849429" calcext:value-type="float">
            <text:p>0.938213914849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ddcfb5bc-6baa-4f33-80a2-192a7db657b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24687878165216" calcext:value-type="float">
            <text:p>0.0824687878165216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117921859924288" calcext:value-type="float">
            <text:p>0.0117921859924288</text:p>
          </table:table-cell>
          <table:table-cell office:value-type="float" office:value="15939.0743287359" calcext:value-type="float">
            <text:p>15939.0743287359</text:p>
          </table:table-cell>
          <table:table-cell office:value-type="float" office:value="0.495785488032455" calcext:value-type="float">
            <text:p>0.495785488032455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93852049123594" calcext:value-type="float">
            <text:p>0.693852049123594</text:p>
          </table:table-cell>
          <table:table-cell office:value-type="float" office:value="-0.648548281058081" calcext:value-type="float">
            <text:p>-0.648548281058081</text:p>
          </table:table-cell>
          <table:table-cell office:value-type="float" office:value="1.71153226439773" calcext:value-type="float">
            <text:p>1.71153226439773</text:p>
          </table:table-cell>
          <table:table-cell office:value-type="float" office:value="0.552176088044022" calcext:value-type="float">
            <text:p>0.552176088044022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395197598799402" calcext:value-type="float">
            <text:p>-0.00395197598799402</text:p>
          </table:table-cell>
          <table:table-cell office:value-type="float" office:value="0.555209874024583" calcext:value-type="float">
            <text:p>0.555209874024583</text:p>
          </table:table-cell>
          <table:table-cell office:value-type="float" office:value="0.979221012863182" calcext:value-type="float">
            <text:p>0.979221012863182</text:p>
          </table:table-cell>
          <table:table-cell office:value-type="float" office:value="0.708631688582216" calcext:value-type="float">
            <text:p>0.708631688582216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0612704739360948" calcext:value-type="float">
            <text:p>-0.00612704739360948</text:p>
          </table:table-cell>
          <table:table-cell office:value-type="float" office:value="0.979221012863182" calcext:value-type="float">
            <text:p>0.979221012863182</text:p>
          </table:table-cell>
          <table:table-cell office:value-type="float" office:value="0.0171306209850107" calcext:value-type="float">
            <text:p>0.0171306209850107</text:p>
          </table:table-cell>
          <table:table-cell office:value-type="float" office:value="0.967168262653899" calcext:value-type="float">
            <text:p>0.967168262653899</text:p>
          </table:table-cell>
          <table:table-cell office:value-type="float" office:value="0.970404984423676" calcext:value-type="float">
            <text:p>0.970404984423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1948f58e-6ccf-474f-81a5-458886301a0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75569884707086" calcext:value-type="float">
            <text:p>0.0775569884707086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0.00215995078749698" calcext:value-type="float">
            <text:p>0.00215995078749698</text:p>
          </table:table-cell>
          <table:table-cell office:value-type="float" office:value="86089.8723791169" calcext:value-type="float">
            <text:p>86089.8723791169</text:p>
          </table:table-cell>
          <table:table-cell office:value-type="float" office:value="0.495773401850169" calcext:value-type="float">
            <text:p>0.495773401850169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91107433893611" calcext:value-type="float">
            <text:p>0.691107433893611</text:p>
          </table:table-cell>
          <table:table-cell office:value-type="float" office:value="-0.617450729666179" calcext:value-type="float">
            <text:p>-0.617450729666179</text:p>
          </table:table-cell>
          <table:table-cell office:value-type="float" office:value="2.06684390069186" calcext:value-type="float">
            <text:p>2.06684390069186</text:p>
          </table:table-cell>
          <table:table-cell office:value-type="float" office:value="0.531134745690025" calcext:value-type="float">
            <text:p>0.531134745690025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18612230894588" calcext:value-type="float">
            <text:p>-0.018612230894588</text:p>
          </table:table-cell>
          <table:table-cell office:value-type="float" office:value="0.556494128924035" calcext:value-type="float">
            <text:p>0.556494128924035</text:p>
          </table:table-cell>
          <table:table-cell office:value-type="float" office:value="0.724627506045713" calcext:value-type="float">
            <text:p>0.724627506045713</text:p>
          </table:table-cell>
          <table:table-cell office:value-type="float" office:value="0.629527972620379" calcext:value-type="float">
            <text:p>0.629527972620379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799387789085252" calcext:value-type="float">
            <text:p>-0.0799387789085252</text:p>
          </table:table-cell>
          <table:table-cell office:value-type="float" office:value="0.724627506045713" calcext:value-type="float">
            <text:p>0.724627506045713</text:p>
          </table:table-cell>
          <table:table-cell office:value-type="float" office:value="0.294885227164492" calcext:value-type="float">
            <text:p>0.294885227164492</text:p>
          </table:table-cell>
          <table:table-cell office:value-type="float" office:value="0.666125101543461" calcext:value-type="float">
            <text:p>0.666125101543461</text:p>
          </table:table-cell>
          <table:table-cell office:value-type="float" office:value="0.6710407239819" calcext:value-type="float">
            <text:p>0.6710407239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37fdc5b4-8aae-4767-bccc-0862e8744a1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5026591593305" calcext:value-type="float">
            <text:p>0.0825026591593305</text:p>
          </table:table-cell>
          <table:table-cell office:value-type="float" office:value="0.0703109989859063" calcext:value-type="float">
            <text:p>0.0703109989859063</text:p>
          </table:table-cell>
          <table:table-cell office:value-type="float" office:value="0.0121916601734242" calcext:value-type="float">
            <text:p>0.0121916601734242</text:p>
          </table:table-cell>
          <table:table-cell office:value-type="float" office:value="15951.0535294785" calcext:value-type="float">
            <text:p>15951.0535294785</text:p>
          </table:table-cell>
          <table:table-cell office:value-type="float" office:value="0.495333299071178" calcext:value-type="float">
            <text:p>0.495333299071178</text:p>
          </table:table-cell>
          <table:table-cell office:value-type="float" office:value="0.498588234292675" calcext:value-type="float">
            <text:p>0.498588234292675</text:p>
          </table:table-cell>
          <table:table-cell office:value-type="float" office:value="0.6941583201653" calcext:value-type="float">
            <text:p>0.6941583201653</text:p>
          </table:table-cell>
          <table:table-cell office:value-type="float" office:value="-0.663206735347621" calcext:value-type="float">
            <text:p>-0.663206735347621</text:p>
          </table:table-cell>
          <table:table-cell office:value-type="float" office:value="1.70710436179806" calcext:value-type="float">
            <text:p>1.70710436179806</text:p>
          </table:table-cell>
          <table:table-cell office:value-type="float" office:value="0.552786950865606" calcext:value-type="float">
            <text:p>0.552786950865606</text:p>
          </table:table-cell>
          <table:table-cell office:value-type="float" office:value="0.556039227459221" calcext:value-type="float">
            <text:p>0.556039227459221</text:p>
          </table:table-cell>
          <table:table-cell office:value-type="float" office:value="-0.00325227659361549" calcext:value-type="float">
            <text:p>-0.00325227659361549</text:p>
          </table:table-cell>
          <table:table-cell office:value-type="float" office:value="0.555205848012589" calcext:value-type="float">
            <text:p>0.555205848012589</text:p>
          </table:table-cell>
          <table:table-cell office:value-type="float" office:value="0.984162692342302" calcext:value-type="float">
            <text:p>0.984162692342302</text:p>
          </table:table-cell>
          <table:table-cell office:value-type="float" office:value="0.709918213682981" calcext:value-type="float">
            <text:p>0.709918213682981</text:p>
          </table:table-cell>
          <table:table-cell office:value-type="float" office:value="0.714685359657867" calcext:value-type="float">
            <text:p>0.714685359657867</text:p>
          </table:table-cell>
          <table:table-cell office:value-type="float" office:value="-0.00476714597488603" calcext:value-type="float">
            <text:p>-0.00476714597488603</text:p>
          </table:table-cell>
          <table:table-cell office:value-type="float" office:value="0.984162692342302" calcext:value-type="float">
            <text:p>0.984162692342302</text:p>
          </table:table-cell>
          <table:table-cell office:value-type="float" office:value="0.0125098613772118" calcext:value-type="float">
            <text:p>0.0125098613772118</text:p>
          </table:table-cell>
          <table:table-cell office:value-type="float" office:value="0.974452554744526" calcext:value-type="float">
            <text:p>0.974452554744526</text:p>
          </table:table-cell>
          <table:table-cell office:value-type="float" office:value="0.976116303219107" calcext:value-type="float">
            <text:p>0.976116303219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b99fa2c3-2caa-43d1-8bc4-650b0c63289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91346576643932" calcext:value-type="float">
            <text:p>0.0791346576643932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580344202829286" calcext:value-type="float">
            <text:p>0.00580344202829286</text:p>
          </table:table-cell>
          <table:table-cell office:value-type="float" office:value="96697.4869907759" calcext:value-type="float">
            <text:p>96697.4869907759</text:p>
          </table:table-cell>
          <table:table-cell office:value-type="float" office:value="0.495230164877536" calcext:value-type="float">
            <text:p>0.495230164877536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9152249887198" calcext:value-type="float">
            <text:p>0.69152249887198</text:p>
          </table:table-cell>
          <table:table-cell office:value-type="float" office:value="-0.624963941558931" calcext:value-type="float">
            <text:p>-0.624963941558931</text:p>
          </table:table-cell>
          <table:table-cell office:value-type="float" office:value="5.64934390745612" calcext:value-type="float">
            <text:p>5.64934390745612</text:p>
          </table:table-cell>
          <table:table-cell office:value-type="float" office:value="0.566832746327635" calcext:value-type="float">
            <text:p>0.566832746327635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314405978867796" calcext:value-type="float">
            <text:p>-0.0314405978867796</text:p>
          </table:table-cell>
          <table:table-cell office:value-type="float" office:value="0.609678155672221" calcext:value-type="float">
            <text:p>0.609678155672221</text:p>
          </table:table-cell>
          <table:table-cell office:value-type="float" office:value="0.767032809246895" calcext:value-type="float">
            <text:p>0.767032809246895</text:p>
          </table:table-cell>
          <table:table-cell office:value-type="float" office:value="0.679362858868788" calcext:value-type="float">
            <text:p>0.679362858868788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692867339935372" calcext:value-type="float">
            <text:p>-0.0692867339935372</text:p>
          </table:table-cell>
          <table:table-cell office:value-type="float" office:value="0.767032809246895" calcext:value-type="float">
            <text:p>0.767032809246895</text:p>
          </table:table-cell>
          <table:table-cell office:value-type="float" office:value="0.268683844755693" calcext:value-type="float">
            <text:p>0.268683844755693</text:p>
          </table:table-cell>
          <table:table-cell office:value-type="float" office:value="0.723378212974296" calcext:value-type="float">
            <text:p>0.723378212974296</text:p>
          </table:table-cell>
          <table:table-cell office:value-type="float" office:value="0.733363512901765" calcext:value-type="float">
            <text:p>0.733363512901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bc9cd60f-ba34-4377-852e-bc9804563a4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57456427938612" calcext:value-type="float">
            <text:p>0.0757456427938612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291154465434174" calcext:value-type="float">
            <text:p>0.00291154465434174</text:p>
          </table:table-cell>
          <table:table-cell office:value-type="float" office:value="63326.7711118239" calcext:value-type="float">
            <text:p>63326.7711118239</text:p>
          </table:table-cell>
          <table:table-cell office:value-type="float" office:value="0.495112610185488" calcext:value-type="float">
            <text:p>0.495112610185488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87876090870068" calcext:value-type="float">
            <text:p>0.687876090870068</text:p>
          </table:table-cell>
          <table:table-cell office:value-type="float" office:value="-0.656228921239677" calcext:value-type="float">
            <text:p>-0.656228921239677</text:p>
          </table:table-cell>
          <table:table-cell office:value-type="float" office:value="3.70148387863053" calcext:value-type="float">
            <text:p>3.70148387863053</text:p>
          </table:table-cell>
          <table:table-cell office:value-type="float" office:value="0.536489066296425" calcext:value-type="float">
            <text:p>0.536489066296425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430839986115932" calcext:value-type="float">
            <text:p>-0.0430839986115932</text:p>
          </table:table-cell>
          <table:table-cell office:value-type="float" office:value="0.584135371453733" calcext:value-type="float">
            <text:p>0.584135371453733</text:p>
          </table:table-cell>
          <table:table-cell office:value-type="float" office:value="0.695163946698608" calcext:value-type="float">
            <text:p>0.695163946698608</text:p>
          </table:table-cell>
          <table:table-cell office:value-type="float" office:value="0.634831652708939" calcext:value-type="float">
            <text:p>0.634831652708939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990034294203808" calcext:value-type="float">
            <text:p>-0.0990034294203808</text:p>
          </table:table-cell>
          <table:table-cell office:value-type="float" office:value="0.695163946698608" calcext:value-type="float">
            <text:p>0.695163946698608</text:p>
          </table:table-cell>
          <table:table-cell office:value-type="float" office:value="0.317750257997936" calcext:value-type="float">
            <text:p>0.317750257997936</text:p>
          </table:table-cell>
          <table:table-cell office:value-type="float" office:value="0.692084542063821" calcext:value-type="float">
            <text:p>0.692084542063821</text:p>
          </table:table-cell>
          <table:table-cell office:value-type="float" office:value="0.71003717472119" calcext:value-type="float">
            <text:p>0.71003717472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3ea9ce7-96ec-4430-940c-ac3eb1a50bc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87686339612284" calcext:value-type="float">
            <text:p>0.0787686339612284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429525757678362" calcext:value-type="float">
            <text:p>0.00429525757678362</text:p>
          </table:table-cell>
          <table:table-cell office:value-type="float" office:value="94714.7866040728" calcext:value-type="float">
            <text:p>94714.7866040728</text:p>
          </table:table-cell>
          <table:table-cell office:value-type="float" office:value="0.49487474262784" calcext:value-type="float">
            <text:p>0.49487474262784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91003149661302" calcext:value-type="float">
            <text:p>0.691003149661302</text:p>
          </table:table-cell>
          <table:table-cell office:value-type="float" office:value="-0.627973985318528" calcext:value-type="float">
            <text:p>-0.627973985318528</text:p>
          </table:table-cell>
          <table:table-cell office:value-type="float" office:value="3.68793232668238" calcext:value-type="float">
            <text:p>3.68793232668238</text:p>
          </table:table-cell>
          <table:table-cell office:value-type="float" office:value="0.553510127016821" calcext:value-type="float">
            <text:p>0.553510127016821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23686920700309" calcext:value-type="float">
            <text:p>-0.023686920700309</text:p>
          </table:table-cell>
          <table:table-cell office:value-type="float" office:value="0.587943180505832" calcext:value-type="float">
            <text:p>0.587943180505832</text:p>
          </table:table-cell>
          <table:table-cell office:value-type="float" office:value="0.756969742026615" calcext:value-type="float">
            <text:p>0.756969742026615</text:p>
          </table:table-cell>
          <table:table-cell office:value-type="float" office:value="0.661834963762228" calcext:value-type="float">
            <text:p>0.661834963762228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700926651317998" calcext:value-type="float">
            <text:p>-0.0700926651317998</text:p>
          </table:table-cell>
          <table:table-cell office:value-type="float" office:value="0.756969742026615" calcext:value-type="float">
            <text:p>0.756969742026615</text:p>
          </table:table-cell>
          <table:table-cell office:value-type="float" office:value="0.275753577590582" calcext:value-type="float">
            <text:p>0.275753577590582</text:p>
          </table:table-cell>
          <table:table-cell office:value-type="float" office:value="0.718241042345277" calcext:value-type="float">
            <text:p>0.718241042345277</text:p>
          </table:table-cell>
          <table:table-cell office:value-type="float" office:value="0.723202170963365" calcext:value-type="float">
            <text:p>0.723202170963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23bb7de-667e-45e2-9e0f-6890046caa6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79640060320679" calcext:value-type="float">
            <text:p>0.0779640060320679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195388095407045" calcext:value-type="float">
            <text:p>0.00195388095407045</text:p>
          </table:table-cell>
          <table:table-cell office:value-type="float" office:value="88926.8618148228" calcext:value-type="float">
            <text:p>88926.8618148228</text:p>
          </table:table-cell>
          <table:table-cell office:value-type="float" office:value="0.494765059906985" calcext:value-type="float">
            <text:p>0.494765059906985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92312280966231" calcext:value-type="float">
            <text:p>0.692312280966231</text:p>
          </table:table-cell>
          <table:table-cell office:value-type="float" office:value="-0.608389243886676" calcext:value-type="float">
            <text:p>-0.608389243886676</text:p>
          </table:table-cell>
          <table:table-cell office:value-type="float" office:value="2.65573144492405" calcext:value-type="float">
            <text:p>2.65573144492405</text:p>
          </table:table-cell>
          <table:table-cell office:value-type="float" office:value="0.535214892339367" calcext:value-type="float">
            <text:p>0.535214892339367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249206485373595" calcext:value-type="float">
            <text:p>-0.0249206485373595</text:p>
          </table:table-cell>
          <table:table-cell office:value-type="float" office:value="0.566760766412397" calcext:value-type="float">
            <text:p>0.566760766412397</text:p>
          </table:table-cell>
          <table:table-cell office:value-type="float" office:value="0.722566812160196" calcext:value-type="float">
            <text:p>0.722566812160196</text:p>
          </table:table-cell>
          <table:table-cell office:value-type="float" office:value="0.635249764373233" calcext:value-type="float">
            <text:p>0.635249764373233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828103351511397" calcext:value-type="float">
            <text:p>-0.0828103351511397</text:p>
          </table:table-cell>
          <table:table-cell office:value-type="float" office:value="0.722566812160196" calcext:value-type="float">
            <text:p>0.722566812160196</text:p>
          </table:table-cell>
          <table:table-cell office:value-type="float" office:value="0.29663578742077" calcext:value-type="float">
            <text:p>0.29663578742077</text:p>
          </table:table-cell>
          <table:table-cell office:value-type="float" office:value="0.667614790735473" calcext:value-type="float">
            <text:p>0.667614790735473</text:p>
          </table:table-cell>
          <table:table-cell office:value-type="float" office:value="0.675101671938545" calcext:value-type="float">
            <text:p>0.675101671938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fd36e1c-1b1b-4016-9706-b42a5c3294f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14379492168862" calcext:value-type="float">
            <text:p>0.0814379492168862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0804885457057" calcext:value-type="float">
            <text:p>0.010804885457057</text:p>
          </table:table-cell>
          <table:table-cell office:value-type="float" office:value="14961.103908226" calcext:value-type="float">
            <text:p>14961.103908226</text:p>
          </table:table-cell>
          <table:table-cell office:value-type="float" office:value="0.494364583859855" calcext:value-type="float">
            <text:p>0.494364583859855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691419905026057" calcext:value-type="float">
            <text:p>0.691419905026057</text:p>
          </table:table-cell>
          <table:table-cell office:value-type="float" office:value="-0.670939905703561" calcext:value-type="float">
            <text:p>-0.670939905703561</text:p>
          </table:table-cell>
          <table:table-cell office:value-type="float" office:value="2.19325220737116" calcext:value-type="float">
            <text:p>2.19325220737116</text:p>
          </table:table-cell>
          <table:table-cell office:value-type="float" office:value="0.557440208145702" calcext:value-type="float">
            <text:p>0.557440208145702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925647953567499" calcext:value-type="float">
            <text:p>-0.00925647953567499</text:p>
          </table:table-cell>
          <table:table-cell office:value-type="float" office:value="0.564532070956666" calcext:value-type="float">
            <text:p>0.564532070956666</text:p>
          </table:table-cell>
          <table:table-cell office:value-type="float" office:value="0.958149390782271" calcext:value-type="float">
            <text:p>0.958149390782271</text:p>
          </table:table-cell>
          <table:table-cell office:value-type="float" office:value="0.710465154342204" calcext:value-type="float">
            <text:p>0.710465154342204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129635630824251" calcext:value-type="float">
            <text:p>-0.0129635630824251</text:p>
          </table:table-cell>
          <table:table-cell office:value-type="float" office:value="0.958149390782271" calcext:value-type="float">
            <text:p>0.958149390782271</text:p>
          </table:table-cell>
          <table:table-cell office:value-type="float" office:value="0.0333718244803695" calcext:value-type="float">
            <text:p>0.0333718244803695</text:p>
          </table:table-cell>
          <table:table-cell office:value-type="float" office:value="0.948448905109489" calcext:value-type="float">
            <text:p>0.948448905109489</text:p>
          </table:table-cell>
          <table:table-cell office:value-type="float" office:value="0.950155763239875" calcext:value-type="float">
            <text:p>0.950155763239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a7b375a-d822-4d09-b1ac-89a5f30d7fc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96469037939165" calcext:value-type="float">
            <text:p>0.0796469037939165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897030196982374" calcext:value-type="float">
            <text:p>0.00897030196982374</text:p>
          </table:table-cell>
          <table:table-cell office:value-type="float" office:value="13468.7840312599" calcext:value-type="float">
            <text:p>13468.7840312599</text:p>
          </table:table-cell>
          <table:table-cell office:value-type="float" office:value="0.494235919864532" calcext:value-type="float">
            <text:p>0.494235919864532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89282493280018" calcext:value-type="float">
            <text:p>0.689282493280018</text:p>
          </table:table-cell>
          <table:table-cell office:value-type="float" office:value="-0.643018661818419" calcext:value-type="float">
            <text:p>-0.643018661818419</text:p>
          </table:table-cell>
          <table:table-cell office:value-type="float" office:value="1.72837073399042" calcext:value-type="float">
            <text:p>1.72837073399042</text:p>
          </table:table-cell>
          <table:table-cell office:value-type="float" office:value="0.548224112056028" calcext:value-type="float">
            <text:p>0.548224112056028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790395197598792" calcext:value-type="float">
            <text:p>-0.00790395197598792</text:p>
          </table:table-cell>
          <table:table-cell office:value-type="float" office:value="0.555372690592483" calcext:value-type="float">
            <text:p>0.555372690592483</text:p>
          </table:table-cell>
          <table:table-cell office:value-type="float" office:value="0.940991274624449" calcext:value-type="float">
            <text:p>0.940991274624449</text:p>
          </table:table-cell>
          <table:table-cell office:value-type="float" office:value="0.698494307748806" calcext:value-type="float">
            <text:p>0.698494307748806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162644282270189" calcext:value-type="float">
            <text:p>-0.0162644282270189</text:p>
          </table:table-cell>
          <table:table-cell office:value-type="float" office:value="0.940991274624449" calcext:value-type="float">
            <text:p>0.940991274624449</text:p>
          </table:table-cell>
          <table:table-cell office:value-type="float" office:value="0.0561253240166798" calcext:value-type="float">
            <text:p>0.0561253240166798</text:p>
          </table:table-cell>
          <table:table-cell office:value-type="float" office:value="0.906520747834017" calcext:value-type="float">
            <text:p>0.906520747834017</text:p>
          </table:table-cell>
          <table:table-cell office:value-type="float" office:value="0.913811007268951" calcext:value-type="float">
            <text:p>0.913811007268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cc63e7d-c3d0-4326-9908-b668dccfcab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72792080503431" calcext:value-type="float">
            <text:p>0.0772792080503431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444510991082359" calcext:value-type="float">
            <text:p>0.00444510991082359</text:p>
          </table:table-cell>
          <table:table-cell office:value-type="float" office:value="71836.1866773416" calcext:value-type="float">
            <text:p>71836.1866773416</text:p>
          </table:table-cell>
          <table:table-cell office:value-type="float" office:value="0.494063577254302" calcext:value-type="float">
            <text:p>0.494063577254302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87788312049213" calcext:value-type="float">
            <text:p>0.687788312049213</text:p>
          </table:table-cell>
          <table:table-cell office:value-type="float" office:value="-0.712339752547254" calcext:value-type="float">
            <text:p>-0.712339752547254</text:p>
          </table:table-cell>
          <table:table-cell office:value-type="float" office:value="3.5646066386145" calcext:value-type="float">
            <text:p>3.5646066386145</text:p>
          </table:table-cell>
          <table:table-cell office:value-type="float" office:value="0.549331829225963" calcext:value-type="float">
            <text:p>0.549331829225963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302412356820548" calcext:value-type="float">
            <text:p>-0.0302412356820548</text:p>
          </table:table-cell>
          <table:table-cell office:value-type="float" office:value="0.582459061892867" calcext:value-type="float">
            <text:p>0.582459061892867</text:p>
          </table:table-cell>
          <table:table-cell office:value-type="float" office:value="0.785521784698308" calcext:value-type="float">
            <text:p>0.785521784698308</text:p>
          </table:table-cell>
          <table:table-cell office:value-type="float" office:value="0.668919134287445" calcext:value-type="float">
            <text:p>0.668919134287445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649159478418749" calcext:value-type="float">
            <text:p>-0.0649159478418749</text:p>
          </table:table-cell>
          <table:table-cell office:value-type="float" office:value="0.785521784698308" calcext:value-type="float">
            <text:p>0.785521784698308</text:p>
          </table:table-cell>
          <table:table-cell office:value-type="float" office:value="0.223735810113519" calcext:value-type="float">
            <text:p>0.223735810113519</text:p>
          </table:table-cell>
          <table:table-cell office:value-type="float" office:value="0.768338168255284" calcext:value-type="float">
            <text:p>0.768338168255284</text:p>
          </table:table-cell>
          <table:table-cell office:value-type="float" office:value="0.779739776951673" calcext:value-type="float">
            <text:p>0.77973977695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36116d3-9a74-42f3-99ce-e816e78b393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49958082488602" calcext:value-type="float">
            <text:p>0.0749958082488602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0847191389932167" calcext:value-type="float">
            <text:p>0.000847191389932167</text:p>
          </table:table-cell>
          <table:table-cell office:value-type="float" office:value="44543.6136842175" calcext:value-type="float">
            <text:p>44543.6136842175</text:p>
          </table:table-cell>
          <table:table-cell office:value-type="float" office:value="0.493881318467333" calcext:value-type="float">
            <text:p>0.493881318467333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683823579920442" calcext:value-type="float">
            <text:p>0.683823579920442</text:p>
          </table:table-cell>
          <table:table-cell office:value-type="float" office:value="-0.573525573480046" calcext:value-type="float">
            <text:p>-0.573525573480046</text:p>
          </table:table-cell>
          <table:table-cell office:value-type="float" office:value="2.35674210847944" calcext:value-type="float">
            <text:p>2.35674210847944</text:p>
          </table:table-cell>
          <table:table-cell office:value-type="float" office:value="0.536680564179899" calcext:value-type="float">
            <text:p>0.536680564179899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263017830213785" calcext:value-type="float">
            <text:p>-0.0263017830213785</text:p>
          </table:table-cell>
          <table:table-cell office:value-type="float" office:value="0.562447890611973" calcext:value-type="float">
            <text:p>0.562447890611973</text:p>
          </table:table-cell>
          <table:table-cell office:value-type="float" office:value="0.797211061214843" calcext:value-type="float">
            <text:p>0.797211061214843</text:p>
          </table:table-cell>
          <table:table-cell office:value-type="float" office:value="0.659561986703168" calcext:value-type="float">
            <text:p>0.659561986703168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60833030181534" calcext:value-type="float">
            <text:p>-0.060833030181534</text:p>
          </table:table-cell>
          <table:table-cell office:value-type="float" office:value="0.797211061214843" calcext:value-type="float">
            <text:p>0.797211061214843</text:p>
          </table:table-cell>
          <table:table-cell office:value-type="float" office:value="0.201055516086471" calcext:value-type="float">
            <text:p>0.201055516086471</text:p>
          </table:table-cell>
          <table:table-cell office:value-type="float" office:value="0.754787676935887" calcext:value-type="float">
            <text:p>0.754787676935887</text:p>
          </table:table-cell>
          <table:table-cell office:value-type="float" office:value="0.779877184695324" calcext:value-type="float">
            <text:p>0.779877184695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322058a-e2f6-4980-82f1-03f9efc67e0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1472054709997" calcext:value-type="float">
            <text:p>0.081472054709997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108389909501678" calcext:value-type="float">
            <text:p>0.0108389909501678</text:p>
          </table:table-cell>
          <table:table-cell office:value-type="float" office:value="14991.5576938744" calcext:value-type="float">
            <text:p>14991.5576938744</text:p>
          </table:table-cell>
          <table:table-cell office:value-type="float" office:value="0.49374801352127" calcext:value-type="float">
            <text:p>0.49374801352127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691429409047819" calcext:value-type="float">
            <text:p>0.691429409047819</text:p>
          </table:table-cell>
          <table:table-cell office:value-type="float" office:value="-0.660889556819708" calcext:value-type="float">
            <text:p>-0.660889556819708</text:p>
          </table:table-cell>
          <table:table-cell office:value-type="float" office:value="2.18261783549196" calcext:value-type="float">
            <text:p>2.18261783549196</text:p>
          </table:table-cell>
          <table:table-cell office:value-type="float" office:value="0.561392975082558" calcext:value-type="float">
            <text:p>0.561392975082558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530371259881912" calcext:value-type="float">
            <text:p>-0.00530371259881912</text:p>
          </table:table-cell>
          <table:table-cell office:value-type="float" office:value="0.565735414954807" calcext:value-type="float">
            <text:p>0.565735414954807</text:p>
          </table:table-cell>
          <table:table-cell office:value-type="float" office:value="0.972629348401907" calcext:value-type="float">
            <text:p>0.972629348401907</text:p>
          </table:table-cell>
          <table:table-cell office:value-type="float" office:value="0.715371127995324" calcext:value-type="float">
            <text:p>0.715371127995324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0805758942930501" calcext:value-type="float">
            <text:p>-0.00805758942930501</text:p>
          </table:table-cell>
          <table:table-cell office:value-type="float" office:value="0.972629348401907" calcext:value-type="float">
            <text:p>0.972629348401907</text:p>
          </table:table-cell>
          <table:table-cell office:value-type="float" office:value="0.0235565819861432" calcext:value-type="float">
            <text:p>0.0235565819861432</text:p>
          </table:table-cell>
          <table:table-cell office:value-type="float" office:value="0.954835766423358" calcext:value-type="float">
            <text:p>0.954835766423358</text:p>
          </table:table-cell>
          <table:table-cell office:value-type="float" office:value="0.959501557632399" calcext:value-type="float">
            <text:p>0.959501557632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f9d7b8c-2aca-428f-991d-117a0c0c1a2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59734506689824" calcext:value-type="float">
            <text:p>0.0759734506689824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0.00182483381005438" calcext:value-type="float">
            <text:p>0.00182483381005438</text:p>
          </table:table-cell>
          <table:table-cell office:value-type="float" office:value="48102.2087972583" calcext:value-type="float">
            <text:p>48102.2087972583</text:p>
          </table:table-cell>
          <table:table-cell office:value-type="float" office:value="0.493664967478311" calcext:value-type="float">
            <text:p>0.493664967478311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683863313215699" calcext:value-type="float">
            <text:p>0.683863313215699</text:p>
          </table:table-cell>
          <table:table-cell office:value-type="float" office:value="-0.679618134824459" calcext:value-type="float">
            <text:p>-0.679618134824459</text:p>
          </table:table-cell>
          <table:table-cell office:value-type="float" office:value="2.32603609750061" calcext:value-type="float">
            <text:p>2.32603609750061</text:p>
          </table:table-cell>
          <table:table-cell office:value-type="float" office:value="0.539918389071232" calcext:value-type="float">
            <text:p>0.539918389071232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230639581300452" calcext:value-type="float">
            <text:p>-0.0230639581300452</text:p>
          </table:table-cell>
          <table:table-cell office:value-type="float" office:value="0.561767838125666" calcext:value-type="float">
            <text:p>0.561767838125666</text:p>
          </table:table-cell>
          <table:table-cell office:value-type="float" office:value="0.831166784842039" calcext:value-type="float">
            <text:p>0.831166784842039</text:p>
          </table:table-cell>
          <table:table-cell office:value-type="float" office:value="0.6704159120516" calcext:value-type="float">
            <text:p>0.6704159120516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49979104833102" calcext:value-type="float">
            <text:p>-0.049979104833102</text:p>
          </table:table-cell>
          <table:table-cell office:value-type="float" office:value="0.831166784842039" calcext:value-type="float">
            <text:p>0.831166784842039</text:p>
          </table:table-cell>
          <table:table-cell office:value-type="float" office:value="0.16472140464833" calcext:value-type="float">
            <text:p>0.16472140464833</text:p>
          </table:table-cell>
          <table:table-cell office:value-type="float" office:value="0.827227310574521" calcext:value-type="float">
            <text:p>0.827227310574521</text:p>
          </table:table-cell>
          <table:table-cell office:value-type="float" office:value="0.85167690127539" calcext:value-type="float">
            <text:p>0.85167690127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09cf3bdc-fb68-4cd3-a09b-d1f1a56cf18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6058157558995" calcext:value-type="float">
            <text:p>0.0786058157558995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527460011979919" calcext:value-type="float">
            <text:p>0.00527460011979919</text:p>
          </table:table-cell>
          <table:table-cell office:value-type="float" office:value="92507.5348152986" calcext:value-type="float">
            <text:p>92507.5348152986</text:p>
          </table:table-cell>
          <table:table-cell office:value-type="float" office:value="0.493631236896023" calcext:value-type="float">
            <text:p>0.493631236896023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87575986227042" calcext:value-type="float">
            <text:p>0.687575986227042</text:p>
          </table:table-cell>
          <table:table-cell office:value-type="float" office:value="-0.634859419361811" calcext:value-type="float">
            <text:p>-0.634859419361811</text:p>
          </table:table-cell>
          <table:table-cell office:value-type="float" office:value="5.5548933866466" calcext:value-type="float">
            <text:p>5.5548933866466</text:p>
          </table:table-cell>
          <table:table-cell office:value-type="float" office:value="0.569538699424448" calcext:value-type="float">
            <text:p>0.569538699424448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287346447899665" calcext:value-type="float">
            <text:p>-0.0287346447899665</text:p>
          </table:table-cell>
          <table:table-cell office:value-type="float" office:value="0.609654785293292" calcext:value-type="float">
            <text:p>0.609654785293292</text:p>
          </table:table-cell>
          <table:table-cell office:value-type="float" office:value="0.779740110560701" calcext:value-type="float">
            <text:p>0.779740110560701</text:p>
          </table:table-cell>
          <table:table-cell office:value-type="float" office:value="0.684286794354839" calcext:value-type="float">
            <text:p>0.684286794354839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643627985074871" calcext:value-type="float">
            <text:p>-0.0643627985074871</text:p>
          </table:table-cell>
          <table:table-cell office:value-type="float" office:value="0.779740110560701" calcext:value-type="float">
            <text:p>0.779740110560701</text:p>
          </table:table-cell>
          <table:table-cell office:value-type="float" office:value="0.256495242168288" calcext:value-type="float">
            <text:p>0.256495242168288</text:p>
          </table:table-cell>
          <table:table-cell office:value-type="float" office:value="0.730722154222766" calcext:value-type="float">
            <text:p>0.730722154222766</text:p>
          </table:table-cell>
          <table:table-cell office:value-type="float" office:value="0.738343141693074" calcext:value-type="float">
            <text:p>0.738343141693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756400d-bdf5-45fe-9f2b-eda2b3fa640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0523341943699" calcext:value-type="float">
            <text:p>0.080523341943699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02244759983556" calcext:value-type="float">
            <text:p>0.0102244759983556</text:p>
          </table:table-cell>
          <table:table-cell office:value-type="float" office:value="14100.9979059392" calcext:value-type="float">
            <text:p>14100.9979059392</text:p>
          </table:table-cell>
          <table:table-cell office:value-type="float" office:value="0.493596999755858" calcext:value-type="float">
            <text:p>0.493596999755858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91000788334717" calcext:value-type="float">
            <text:p>0.691000788334717</text:p>
          </table:table-cell>
          <table:table-cell office:value-type="float" office:value="-0.666953242996075" calcext:value-type="float">
            <text:p>-0.666953242996075</text:p>
          </table:table-cell>
          <table:table-cell office:value-type="float" office:value="3.02405437386467" calcext:value-type="float">
            <text:p>3.02405437386467</text:p>
          </table:table-cell>
          <table:table-cell office:value-type="float" office:value="0.581998398077693" calcext:value-type="float">
            <text:p>0.581998398077693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50060072086503" calcext:value-type="float">
            <text:p>-0.0050060072086503</text:p>
          </table:table-cell>
          <table:table-cell office:value-type="float" office:value="0.586742034943474" calcext:value-type="float">
            <text:p>0.586742034943474</text:p>
          </table:table-cell>
          <table:table-cell office:value-type="float" office:value="0.973733583489681" calcext:value-type="float">
            <text:p>0.973733583489681</text:p>
          </table:table-cell>
          <table:table-cell office:value-type="float" office:value="0.73225165138203" calcext:value-type="float">
            <text:p>0.73225165138203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0751240135912157" calcext:value-type="float">
            <text:p>-0.00751240135912157</text:p>
          </table:table-cell>
          <table:table-cell office:value-type="float" office:value="0.973733583489681" calcext:value-type="float">
            <text:p>0.973733583489681</text:p>
          </table:table-cell>
          <table:table-cell office:value-type="float" office:value="0.0252121212121212" calcext:value-type="float">
            <text:p>0.0252121212121212</text:p>
          </table:table-cell>
          <table:table-cell office:value-type="float" office:value="0.951465201465201" calcext:value-type="float">
            <text:p>0.951465201465201</text:p>
          </table:table-cell>
          <table:table-cell office:value-type="float" office:value="0.957834461218116" calcext:value-type="float">
            <text:p>0.957834461218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f9ecaf9a-2f24-4648-ae01-d1db8a1f3ba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84075506987099" calcext:value-type="float">
            <text:p>0.0784075506987099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507633506260952" calcext:value-type="float">
            <text:p>0.00507633506260952</text:p>
          </table:table-cell>
          <table:table-cell office:value-type="float" office:value="90983.3669756867" calcext:value-type="float">
            <text:p>90983.3669756867</text:p>
          </table:table-cell>
          <table:table-cell office:value-type="float" office:value="0.493362541399826" calcext:value-type="float">
            <text:p>0.493362541399826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892345189052" calcext:value-type="float">
            <text:p>0.6892345189052</text:p>
          </table:table-cell>
          <table:table-cell office:value-type="float" office:value="-0.615309995336126" calcext:value-type="float">
            <text:p>-0.615309995336126</text:p>
          </table:table-cell>
          <table:table-cell office:value-type="float" office:value="5.63338100553581" calcext:value-type="float">
            <text:p>5.63338100553581</text:p>
          </table:table-cell>
          <table:table-cell office:value-type="float" office:value="0.565716003779744" calcext:value-type="float">
            <text:p>0.565716003779744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325573404346706" calcext:value-type="float">
            <text:p>-0.0325573404346706</text:p>
          </table:table-cell>
          <table:table-cell office:value-type="float" office:value="0.610769409307183" calcext:value-type="float">
            <text:p>0.610769409307183</text:p>
          </table:table-cell>
          <table:table-cell office:value-type="float" office:value="0.755689568526097" calcext:value-type="float">
            <text:p>0.755689568526097</text:p>
          </table:table-cell>
          <table:table-cell office:value-type="float" office:value="0.67554471649071" calcext:value-type="float">
            <text:p>0.67554471649071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731048763716156" calcext:value-type="float">
            <text:p>-0.0731048763716156</text:p>
          </table:table-cell>
          <table:table-cell office:value-type="float" office:value="0.755689568526097" calcext:value-type="float">
            <text:p>0.755689568526097</text:p>
          </table:table-cell>
          <table:table-cell office:value-type="float" office:value="0.28279696354111" calcext:value-type="float">
            <text:p>0.28279696354111</text:p>
          </table:table-cell>
          <table:table-cell office:value-type="float" office:value="0.707874337005304" calcext:value-type="float">
            <text:p>0.707874337005304</text:p>
          </table:table-cell>
          <table:table-cell office:value-type="float" office:value="0.718424626527841" calcext:value-type="float">
            <text:p>0.718424626527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4a578068-5877-4377-9caf-5beff11f80c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79824605859245" calcext:value-type="float">
            <text:p>0.0779824605859245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465124494982416" calcext:value-type="float">
            <text:p>0.00465124494982416</text:p>
          </table:table-cell>
          <table:table-cell office:value-type="float" office:value="87798.5910553899" calcext:value-type="float">
            <text:p>87798.5910553899</text:p>
          </table:table-cell>
          <table:table-cell office:value-type="float" office:value="0.493180512766916" calcext:value-type="float">
            <text:p>0.493180512766916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87492461780302" calcext:value-type="float">
            <text:p>0.687492461780302</text:p>
          </table:table-cell>
          <table:table-cell office:value-type="float" office:value="-0.630586505787644" calcext:value-type="float">
            <text:p>-0.630586505787644</text:p>
          </table:table-cell>
          <table:table-cell office:value-type="float" office:value="5.68399215147754" calcext:value-type="float">
            <text:p>5.68399215147754</text:p>
          </table:table-cell>
          <table:table-cell office:value-type="float" office:value="0.558586032127824" calcext:value-type="float">
            <text:p>0.558586032127824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396873120865905" calcext:value-type="float">
            <text:p>-0.0396873120865905</text:p>
          </table:table-cell>
          <table:table-cell office:value-type="float" office:value="0.606658878504673" calcext:value-type="float">
            <text:p>0.606658878504673</text:p>
          </table:table-cell>
          <table:table-cell office:value-type="float" office:value="0.745638595735516" calcext:value-type="float">
            <text:p>0.745638595735516</text:p>
          </table:table-cell>
          <table:table-cell office:value-type="float" office:value="0.669007053367258" calcext:value-type="float">
            <text:p>0.669007053367258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796425394950675" calcext:value-type="float">
            <text:p>-0.0796425394950675</text:p>
          </table:table-cell>
          <table:table-cell office:value-type="float" office:value="0.745638595735516" calcext:value-type="float">
            <text:p>0.745638595735516</text:p>
          </table:table-cell>
          <table:table-cell office:value-type="float" office:value="0.280017106810649" calcext:value-type="float">
            <text:p>0.280017106810649</text:p>
          </table:table-cell>
          <table:table-cell office:value-type="float" office:value="0.698898408812729" calcext:value-type="float">
            <text:p>0.698898408812729</text:p>
          </table:table-cell>
          <table:table-cell office:value-type="float" office:value="0.709370755998189" calcext:value-type="float">
            <text:p>0.709370755998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e695ea70-3047-45e4-b4d6-c607c811b40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61303861342724" calcext:value-type="float">
            <text:p>0.0761303861342724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182950632051582" calcext:value-type="float">
            <text:p>0.00182950632051582</text:p>
          </table:table-cell>
          <table:table-cell office:value-type="float" office:value="48784.3101428009" calcext:value-type="float">
            <text:p>48784.3101428009</text:p>
          </table:table-cell>
          <table:table-cell office:value-type="float" office:value="0.492847517872516" calcext:value-type="float">
            <text:p>0.492847517872516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681347259303595" calcext:value-type="float">
            <text:p>0.681347259303595</text:p>
          </table:table-cell>
          <table:table-cell office:value-type="float" office:value="-0.712180899690006" calcext:value-type="float">
            <text:p>-0.712180899690006</text:p>
          </table:table-cell>
          <table:table-cell office:value-type="float" office:value="1.8175633202177" calcext:value-type="float">
            <text:p>1.8175633202177</text:p>
          </table:table-cell>
          <table:table-cell office:value-type="float" office:value="0.536541019955654" calcext:value-type="float">
            <text:p>0.536541019955654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159645232815965" calcext:value-type="float">
            <text:p>-0.0159645232815965</text:p>
          </table:table-cell>
          <table:table-cell office:value-type="float" office:value="0.552769893829496" calcext:value-type="float">
            <text:p>0.552769893829496</text:p>
          </table:table-cell>
          <table:table-cell office:value-type="float" office:value="0.844128742274661" calcext:value-type="float">
            <text:p>0.844128742274661</text:p>
          </table:table-cell>
          <table:table-cell office:value-type="float" office:value="0.668064157535334" calcext:value-type="float">
            <text:p>0.668064157535334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43695675650418" calcext:value-type="float">
            <text:p>-0.043695675650418</text:p>
          </table:table-cell>
          <table:table-cell office:value-type="float" office:value="0.844128742274661" calcext:value-type="float">
            <text:p>0.844128742274661</text:p>
          </table:table-cell>
          <table:table-cell office:value-type="float" office:value="0.156773362402141" calcext:value-type="float">
            <text:p>0.156773362402141</text:p>
          </table:table-cell>
          <table:table-cell office:value-type="float" office:value="0.835137385512073" calcext:value-type="float">
            <text:p>0.835137385512073</text:p>
          </table:table-cell>
          <table:table-cell office:value-type="float" office:value="0.855660377358491" calcext:value-type="float">
            <text:p>0.855660377358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6c7e60e0-23d3-4b2b-b9f1-f3078795163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1773311596895" calcext:value-type="float">
            <text:p>0.0771773311596895</text:p>
          </table:table-cell>
          <table:table-cell office:value-type="float" office:value="0.0737744638292239" calcext:value-type="float">
            <text:p>0.0737744638292239</text:p>
          </table:table-cell>
          <table:table-cell office:value-type="float" office:value="0.00340286733046558" calcext:value-type="float">
            <text:p>0.00340286733046558</text:p>
          </table:table-cell>
          <table:table-cell office:value-type="float" office:value="71596.1454050818" calcext:value-type="float">
            <text:p>71596.1454050818</text:p>
          </table:table-cell>
          <table:table-cell office:value-type="float" office:value="0.492822707972081" calcext:value-type="float">
            <text:p>0.492822707972081</text:p>
          </table:table-cell>
          <table:table-cell office:value-type="float" office:value="0.511010034305263" calcext:value-type="float">
            <text:p>0.511010034305263</text:p>
          </table:table-cell>
          <table:table-cell office:value-type="float" office:value="0.682603164624668" calcext:value-type="float">
            <text:p>0.682603164624668</text:p>
          </table:table-cell>
          <table:table-cell office:value-type="float" office:value="-0.661360112339251" calcext:value-type="float">
            <text:p>-0.661360112339251</text:p>
          </table:table-cell>
          <table:table-cell office:value-type="float" office:value="1.97308567441175" calcext:value-type="float">
            <text:p>1.97308567441175</text:p>
          </table:table-cell>
          <table:table-cell office:value-type="float" office:value="0.53469511666233" calcext:value-type="float">
            <text:p>0.53469511666233</text:p>
          </table:table-cell>
          <table:table-cell office:value-type="float" office:value="0.551218665972764" calcext:value-type="float">
            <text:p>0.551218665972764</text:p>
          </table:table-cell>
          <table:table-cell office:value-type="float" office:value="-0.0165235493104345" calcext:value-type="float">
            <text:p>-0.0165235493104345</text:p>
          </table:table-cell>
          <table:table-cell office:value-type="float" office:value="0.553146965713366" calcext:value-type="float">
            <text:p>0.553146965713366</text:p>
          </table:table-cell>
          <table:table-cell office:value-type="float" office:value="0.811093627065303" calcext:value-type="float">
            <text:p>0.811093627065303</text:p>
          </table:table-cell>
          <table:table-cell office:value-type="float" office:value="0.657734392445848" calcext:value-type="float">
            <text:p>0.657734392445848</text:p>
          </table:table-cell>
          <table:table-cell office:value-type="float" office:value="0.710691120554686" calcext:value-type="float">
            <text:p>0.710691120554686</text:p>
          </table:table-cell>
          <table:table-cell office:value-type="float" office:value="-0.0529567281088377" calcext:value-type="float">
            <text:p>-0.0529567281088377</text:p>
          </table:table-cell>
          <table:table-cell office:value-type="float" office:value="0.811093627065303" calcext:value-type="float">
            <text:p>0.811093627065303</text:p>
          </table:table-cell>
          <table:table-cell office:value-type="float" office:value="0.195206803247004" calcext:value-type="float">
            <text:p>0.195206803247004</text:p>
          </table:table-cell>
          <table:table-cell office:value-type="float" office:value="0.793946932006633" calcext:value-type="float">
            <text:p>0.793946932006633</text:p>
          </table:table-cell>
          <table:table-cell office:value-type="float" office:value="0.811399443929564" calcext:value-type="float">
            <text:p>0.811399443929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05b3f1c-72b9-4e6a-a949-508730ce359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71477584355422" calcext:value-type="float">
            <text:p>0.0771477584355422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11376333575448" calcext:value-type="float">
            <text:p>0.0011376333575448</text:p>
          </table:table-cell>
          <table:table-cell office:value-type="float" office:value="83030.4886164915" calcext:value-type="float">
            <text:p>83030.4886164915</text:p>
          </table:table-cell>
          <table:table-cell office:value-type="float" office:value="0.492182369711069" calcext:value-type="float">
            <text:p>0.492182369711069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87998870183864" calcext:value-type="float">
            <text:p>0.687998870183864</text:p>
          </table:table-cell>
          <table:table-cell office:value-type="float" office:value="-0.625585221498981" calcext:value-type="float">
            <text:p>-0.625585221498981</text:p>
          </table:table-cell>
          <table:table-cell office:value-type="float" office:value="2.62010199950847" calcext:value-type="float">
            <text:p>2.62010199950847</text:p>
          </table:table-cell>
          <table:table-cell office:value-type="float" office:value="0.535600926481942" calcext:value-type="float">
            <text:p>0.535600926481942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245346143947843" calcext:value-type="float">
            <text:p>-0.0245346143947843</text:p>
          </table:table-cell>
          <table:table-cell office:value-type="float" office:value="0.564808362369338" calcext:value-type="float">
            <text:p>0.564808362369338</text:p>
          </table:table-cell>
          <table:table-cell office:value-type="float" office:value="0.744773719274064" calcext:value-type="float">
            <text:p>0.744773719274064</text:p>
          </table:table-cell>
          <table:table-cell office:value-type="float" office:value="0.642425443376598" calcext:value-type="float">
            <text:p>0.642425443376598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756346561477749" calcext:value-type="float">
            <text:p>-0.0756346561477749</text:p>
          </table:table-cell>
          <table:table-cell office:value-type="float" office:value="0.744773719274064" calcext:value-type="float">
            <text:p>0.744773719274064</text:p>
          </table:table-cell>
          <table:table-cell office:value-type="float" office:value="0.269234519746465" calcext:value-type="float">
            <text:p>0.269234519746465</text:p>
          </table:table-cell>
          <table:table-cell office:value-type="float" office:value="0.68061763510768" calcext:value-type="float">
            <text:p>0.68061763510768</text:p>
          </table:table-cell>
          <table:table-cell office:value-type="float" office:value="0.675101671938545" calcext:value-type="float">
            <text:p>0.675101671938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009c1895-c3b1-46b5-9a45-016f0a4ff75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1112995933471" calcext:value-type="float">
            <text:p>0.0821112995933471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120426145551851" calcext:value-type="float">
            <text:p>0.0120426145551851</text:p>
          </table:table-cell>
          <table:table-cell office:value-type="float" office:value="15339.8707332916" calcext:value-type="float">
            <text:p>15339.8707332916</text:p>
          </table:table-cell>
          <table:table-cell office:value-type="float" office:value="0.492105484748002" calcext:value-type="float">
            <text:p>0.492105484748002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691100422082437" calcext:value-type="float">
            <text:p>0.691100422082437</text:p>
          </table:table-cell>
          <table:table-cell office:value-type="float" office:value="-0.647546358962099" calcext:value-type="float">
            <text:p>-0.647546358962099</text:p>
          </table:table-cell>
          <table:table-cell office:value-type="float" office:value="4.36473299403107" calcext:value-type="float">
            <text:p>4.36473299403107</text:p>
          </table:table-cell>
          <table:table-cell office:value-type="float" office:value="0.604440212488724" calcext:value-type="float">
            <text:p>0.604440212488724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0581337075273136" calcext:value-type="float">
            <text:p>-0.00581337075273136</text:p>
          </table:table-cell>
          <table:table-cell office:value-type="float" office:value="0.608609674475205" calcext:value-type="float">
            <text:p>0.608609674475205</text:p>
          </table:table-cell>
          <table:table-cell office:value-type="float" office:value="0.985710766198571" calcext:value-type="float">
            <text:p>0.985710766198571</text:p>
          </table:table-cell>
          <table:table-cell office:value-type="float" office:value="0.752562776262579" calcext:value-type="float">
            <text:p>0.752562776262579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0539682661314889" calcext:value-type="float">
            <text:p>-0.00539682661314889</text:p>
          </table:table-cell>
          <table:table-cell office:value-type="float" office:value="0.985710766198571" calcext:value-type="float">
            <text:p>0.985710766198571</text:p>
          </table:table-cell>
          <table:table-cell office:value-type="float" office:value="0.00745788864600746" calcext:value-type="float">
            <text:p>0.00745788864600746</text:p>
          </table:table-cell>
          <table:table-cell office:value-type="float" office:value="0.977981651376147" calcext:value-type="float">
            <text:p>0.977981651376147</text:p>
          </table:table-cell>
          <table:table-cell office:value-type="float" office:value="0.984895833333333" calcext:value-type="float">
            <text:p>0.984895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59a45f06-bf4c-4219-9d10-87776b8a1e6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63262738522259" calcext:value-type="float">
            <text:p>0.0763262738522259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228675535454692" calcext:value-type="float">
            <text:p>0.00228675535454692</text:p>
          </table:table-cell>
          <table:table-cell office:value-type="float" office:value="66833.6445823786" calcext:value-type="float">
            <text:p>66833.6445823786</text:p>
          </table:table-cell>
          <table:table-cell office:value-type="float" office:value="0.492075843277407" calcext:value-type="float">
            <text:p>0.492075843277407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681471984014146" calcext:value-type="float">
            <text:p>0.681471984014146</text:p>
          </table:table-cell>
          <table:table-cell office:value-type="float" office:value="-0.680707031027187" calcext:value-type="float">
            <text:p>-0.680707031027187</text:p>
          </table:table-cell>
          <table:table-cell office:value-type="float" office:value="1.98564013095106" calcext:value-type="float">
            <text:p>1.98564013095106</text:p>
          </table:table-cell>
          <table:table-cell office:value-type="float" office:value="0.534732460324343" calcext:value-type="float">
            <text:p>0.534732460324343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65640447489377" calcext:value-type="float">
            <text:p>-0.0165640447489377</text:p>
          </table:table-cell>
          <table:table-cell office:value-type="float" office:value="0.554921935555309" calcext:value-type="float">
            <text:p>0.554921935555309</text:p>
          </table:table-cell>
          <table:table-cell office:value-type="float" office:value="0.788343558282209" calcext:value-type="float">
            <text:p>0.788343558282209</text:p>
          </table:table-cell>
          <table:table-cell office:value-type="float" office:value="0.651351702625422" calcext:value-type="float">
            <text:p>0.651351702625422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594041113280661" calcext:value-type="float">
            <text:p>-0.0594041113280661</text:p>
          </table:table-cell>
          <table:table-cell office:value-type="float" office:value="0.788343558282209" calcext:value-type="float">
            <text:p>0.788343558282209</text:p>
          </table:table-cell>
          <table:table-cell office:value-type="float" office:value="0.223134905295709" calcext:value-type="float">
            <text:p>0.223134905295709</text:p>
          </table:table-cell>
          <table:table-cell office:value-type="float" office:value="0.765851636966432" calcext:value-type="float">
            <text:p>0.765851636966432</text:p>
          </table:table-cell>
          <table:table-cell office:value-type="float" office:value="0.778962001853568" calcext:value-type="float">
            <text:p>0.778962001853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4eccfd92-8a9e-41cf-afab-41d8d0eefb0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76422469480904" calcext:value-type="float">
            <text:p>0.0776422469480904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0.00224520926487881" calcext:value-type="float">
            <text:p>0.00224520926487881</text:p>
          </table:table-cell>
          <table:table-cell office:value-type="float" office:value="86709.1471417451" calcext:value-type="float">
            <text:p>86709.1471417451</text:p>
          </table:table-cell>
          <table:table-cell office:value-type="float" office:value="0.491980280429081" calcext:value-type="float">
            <text:p>0.491980280429081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83165808078268" calcext:value-type="float">
            <text:p>0.683165808078268</text:p>
          </table:table-cell>
          <table:table-cell office:value-type="float" office:value="-0.607496622871319" calcext:value-type="float">
            <text:p>-0.607496622871319</text:p>
          </table:table-cell>
          <table:table-cell office:value-type="float" office:value="2.05182024501507" calcext:value-type="float">
            <text:p>2.05182024501507</text:p>
          </table:table-cell>
          <table:table-cell office:value-type="float" office:value="0.533236126597478" calcext:value-type="float">
            <text:p>0.533236126597478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165108499871345" calcext:value-type="float">
            <text:p>-0.0165108499871345</text:p>
          </table:table-cell>
          <table:table-cell office:value-type="float" office:value="0.557062813329401" calcext:value-type="float">
            <text:p>0.557062813329401</text:p>
          </table:table-cell>
          <table:table-cell office:value-type="float" office:value="0.736796942039161" calcext:value-type="float">
            <text:p>0.736796942039161</text:p>
          </table:table-cell>
          <table:table-cell office:value-type="float" office:value="0.634446161080137" calcext:value-type="float">
            <text:p>0.634446161080137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750205904487669" calcext:value-type="float">
            <text:p>-0.0750205904487669</text:p>
          </table:table-cell>
          <table:table-cell office:value-type="float" office:value="0.736796942039161" calcext:value-type="float">
            <text:p>0.736796942039161</text:p>
          </table:table-cell>
          <table:table-cell office:value-type="float" office:value="0.284693780360034" calcext:value-type="float">
            <text:p>0.284693780360034</text:p>
          </table:table-cell>
          <table:table-cell office:value-type="float" office:value="0.691307879772543" calcext:value-type="float">
            <text:p>0.691307879772543</text:p>
          </table:table-cell>
          <table:table-cell office:value-type="float" office:value="0.684162895927602" calcext:value-type="float">
            <text:p>0.684162895927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602f56e-bcff-4e4f-afab-96cf4175aa6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80446252605564" calcext:value-type="float">
            <text:p>0.0780446252605564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357124887611171" calcext:value-type="float">
            <text:p>0.00357124887611171</text:p>
          </table:table-cell>
          <table:table-cell office:value-type="float" office:value="89131.1705125755" calcext:value-type="float">
            <text:p>89131.1705125755</text:p>
          </table:table-cell>
          <table:table-cell office:value-type="float" office:value="0.491934803521805" calcext:value-type="float">
            <text:p>0.491934803521805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87691478492472" calcext:value-type="float">
            <text:p>0.687691478492472</text:p>
          </table:table-cell>
          <table:table-cell office:value-type="float" office:value="-0.631350163292094" calcext:value-type="float">
            <text:p>-0.631350163292094</text:p>
          </table:table-cell>
          <table:table-cell office:value-type="float" office:value="3.67110654809441" calcext:value-type="float">
            <text:p>3.67110654809441</text:p>
          </table:table-cell>
          <table:table-cell office:value-type="float" office:value="0.553081016134569" calcext:value-type="float">
            <text:p>0.553081016134569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241160315825609" calcext:value-type="float">
            <text:p>-0.0241160315825609</text:p>
          </table:table-cell>
          <table:table-cell office:value-type="float" office:value="0.585348026537726" calcext:value-type="float">
            <text:p>0.585348026537726</text:p>
          </table:table-cell>
          <table:table-cell office:value-type="float" office:value="0.773994498550294" calcext:value-type="float">
            <text:p>0.773994498550294</text:p>
          </table:table-cell>
          <table:table-cell office:value-type="float" office:value="0.666581297819893" calcext:value-type="float">
            <text:p>0.666581297819893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653463310741349" calcext:value-type="float">
            <text:p>-0.0653463310741349</text:p>
          </table:table-cell>
          <table:table-cell office:value-type="float" office:value="0.773994498550294" calcext:value-type="float">
            <text:p>0.773994498550294</text:p>
          </table:table-cell>
          <table:table-cell office:value-type="float" office:value="0.251497005988024" calcext:value-type="float">
            <text:p>0.251497005988024</text:p>
          </table:table-cell>
          <table:table-cell office:value-type="float" office:value="0.719055374592834" calcext:value-type="float">
            <text:p>0.719055374592834</text:p>
          </table:table-cell>
          <table:table-cell office:value-type="float" office:value="0.727272727272727" calcext:value-type="float">
            <text:p>0.72727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961cf5b-c9fb-410c-9a45-b9ac8c939f6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81943624497736" calcext:value-type="float">
            <text:p>0.0781943624497736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0.0021842373717762" calcext:value-type="float">
            <text:p>0.0021842373717762</text:p>
          </table:table-cell>
          <table:table-cell office:value-type="float" office:value="90664.4707817682" calcext:value-type="float">
            <text:p>90664.4707817682</text:p>
          </table:table-cell>
          <table:table-cell office:value-type="float" office:value="0.491800585271321" calcext:value-type="float">
            <text:p>0.491800585271321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85720777368968" calcext:value-type="float">
            <text:p>0.685720777368968</text:p>
          </table:table-cell>
          <table:table-cell office:value-type="float" office:value="-0.630744093226902" calcext:value-type="float">
            <text:p>-0.630744093226902</text:p>
          </table:table-cell>
          <table:table-cell office:value-type="float" office:value="2.59937834894219" calcext:value-type="float">
            <text:p>2.59937834894219</text:p>
          </table:table-cell>
          <table:table-cell office:value-type="float" office:value="0.541563009350605" calcext:value-type="float">
            <text:p>0.541563009350605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185725315261217" calcext:value-type="float">
            <text:p>-0.0185725315261217</text:p>
          </table:table-cell>
          <table:table-cell office:value-type="float" office:value="0.566784969860853" calcext:value-type="float">
            <text:p>0.566784969860853</text:p>
          </table:table-cell>
          <table:table-cell office:value-type="float" office:value="0.77042652576767" calcext:value-type="float">
            <text:p>0.77042652576767</text:p>
          </table:table-cell>
          <table:table-cell office:value-type="float" office:value="0.653099642973061" calcext:value-type="float">
            <text:p>0.653099642973061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649604565513118" calcext:value-type="float">
            <text:p>-0.0649604565513118</text:p>
          </table:table-cell>
          <table:table-cell office:value-type="float" office:value="0.77042652576767" calcext:value-type="float">
            <text:p>0.77042652576767</text:p>
          </table:table-cell>
          <table:table-cell office:value-type="float" office:value="0.250121891760117" calcext:value-type="float">
            <text:p>0.250121891760117</text:p>
          </table:table-cell>
          <table:table-cell office:value-type="float" office:value="0.714750101584722" calcext:value-type="float">
            <text:p>0.714750101584722</text:p>
          </table:table-cell>
          <table:table-cell office:value-type="float" office:value="0.725711703569815" calcext:value-type="float">
            <text:p>0.725711703569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e6336ba-e9e6-4cea-90e6-5dff7c4db92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53869442581263" calcext:value-type="float">
            <text:p>0.0753869442581263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-0.0000100934250852891" calcext:value-type="float">
            <text:p>-1.00934250852891E-05</text:p>
          </table:table-cell>
          <table:table-cell office:value-type="float" office:value="71718.2758084434" calcext:value-type="float">
            <text:p>71718.2758084434</text:p>
          </table:table-cell>
          <table:table-cell office:value-type="float" office:value="0.491666399805607" calcext:value-type="float">
            <text:p>0.491666399805607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85532410109423" calcext:value-type="float">
            <text:p>0.685532410109423</text:p>
          </table:table-cell>
          <table:table-cell office:value-type="float" office:value="-0.615896312208908" calcext:value-type="float">
            <text:p>-0.615896312208908</text:p>
          </table:table-cell>
          <table:table-cell office:value-type="float" office:value="2.13110425080498" calcext:value-type="float">
            <text:p>2.13110425080498</text:p>
          </table:table-cell>
          <table:table-cell office:value-type="float" office:value="0.5296766446522" calcext:value-type="float">
            <text:p>0.5296766446522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200703319324128" calcext:value-type="float">
            <text:p>-0.0200703319324128</text:p>
          </table:table-cell>
          <table:table-cell office:value-type="float" office:value="0.559749645115499" calcext:value-type="float">
            <text:p>0.559749645115499</text:p>
          </table:table-cell>
          <table:table-cell office:value-type="float" office:value="0.676729854122786" calcext:value-type="float">
            <text:p>0.676729854122786</text:p>
          </table:table-cell>
          <table:table-cell office:value-type="float" office:value="0.612706148250168" calcext:value-type="float">
            <text:p>0.612706148250168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967606032787361" calcext:value-type="float">
            <text:p>-0.0967606032787361</text:p>
          </table:table-cell>
          <table:table-cell office:value-type="float" office:value="0.676729854122786" calcext:value-type="float">
            <text:p>0.676729854122786</text:p>
          </table:table-cell>
          <table:table-cell office:value-type="float" office:value="0.350128583674636" calcext:value-type="float">
            <text:p>0.350128583674636</text:p>
          </table:table-cell>
          <table:table-cell office:value-type="float" office:value="0.62591389114541" calcext:value-type="float">
            <text:p>0.62591389114541</text:p>
          </table:table-cell>
          <table:table-cell office:value-type="float" office:value="0.626244343891403" calcext:value-type="float">
            <text:p>0.626244343891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15117fb-e33d-46fa-a120-feeb509fe17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80217101239726" calcext:value-type="float">
            <text:p>0.0780217101239726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0772284417862923" calcext:value-type="float">
            <text:p>0.00772284417862923</text:p>
          </table:table-cell>
          <table:table-cell office:value-type="float" office:value="12143.3850477465" calcext:value-type="float">
            <text:p>12143.3850477465</text:p>
          </table:table-cell>
          <table:table-cell office:value-type="float" office:value="0.491620685586541" calcext:value-type="float">
            <text:p>0.491620685586541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86752519470889" calcext:value-type="float">
            <text:p>0.686752519470889</text:p>
          </table:table-cell>
          <table:table-cell office:value-type="float" office:value="-0.570352450319489" calcext:value-type="float">
            <text:p>-0.570352450319489</text:p>
          </table:table-cell>
          <table:table-cell office:value-type="float" office:value="3.06086507849374" calcext:value-type="float">
            <text:p>3.06086507849374</text:p>
          </table:table-cell>
          <table:table-cell office:value-type="float" office:value="0.569783740488586" calcext:value-type="float">
            <text:p>0.569783740488586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172206647977573" calcext:value-type="float">
            <text:p>-0.0172206647977573</text:p>
          </table:table-cell>
          <table:table-cell office:value-type="float" office:value="0.586404767159567" calcext:value-type="float">
            <text:p>0.586404767159567</text:p>
          </table:table-cell>
          <table:table-cell office:value-type="float" office:value="0.906361930752175" calcext:value-type="float">
            <text:p>0.906361930752175</text:p>
          </table:table-cell>
          <table:table-cell office:value-type="float" office:value="0.712093802345059" calcext:value-type="float">
            <text:p>0.712093802345059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276702503960933" calcext:value-type="float">
            <text:p>-0.0276702503960933</text:p>
          </table:table-cell>
          <table:table-cell office:value-type="float" office:value="0.906361930752175" calcext:value-type="float">
            <text:p>0.906361930752175</text:p>
          </table:table-cell>
          <table:table-cell office:value-type="float" office:value="0.0913939393939394" calcext:value-type="float">
            <text:p>0.0913939393939394</text:p>
          </table:table-cell>
          <table:table-cell office:value-type="float" office:value="0.872710622710623" calcext:value-type="float">
            <text:p>0.872710622710623</text:p>
          </table:table-cell>
          <table:table-cell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b7275b0-78cb-4e93-9de6-98a26cc64ea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03581211647957" calcext:value-type="float">
            <text:p>0.0803581211647957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00592552194523" calcext:value-type="float">
            <text:p>0.0100592552194523</text:p>
          </table:table-cell>
          <table:table-cell office:value-type="float" office:value="13962.7095858141" calcext:value-type="float">
            <text:p>13962.7095858141</text:p>
          </table:table-cell>
          <table:table-cell office:value-type="float" office:value="0.491043353801344" calcext:value-type="float">
            <text:p>0.491043353801344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87222907453395" calcext:value-type="float">
            <text:p>0.687222907453395</text:p>
          </table:table-cell>
          <table:table-cell office:value-type="float" office:value="-0.668536603610187" calcext:value-type="float">
            <text:p>-0.668536603610187</text:p>
          </table:table-cell>
          <table:table-cell office:value-type="float" office:value="3.02509199541632" calcext:value-type="float">
            <text:p>3.02509199541632</text:p>
          </table:table-cell>
          <table:table-cell office:value-type="float" office:value="0.578994793752503" calcext:value-type="float">
            <text:p>0.578994793752503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800961153384061" calcext:value-type="float">
            <text:p>-0.00800961153384061</text:p>
          </table:table-cell>
          <table:table-cell office:value-type="float" office:value="0.586183594968292" calcext:value-type="float">
            <text:p>0.586183594968292</text:p>
          </table:table-cell>
          <table:table-cell office:value-type="float" office:value="0.961709022684632" calcext:value-type="float">
            <text:p>0.961709022684632</text:p>
          </table:table-cell>
          <table:table-cell office:value-type="float" office:value="0.728394264306937" calcext:value-type="float">
            <text:p>0.728394264306937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113697884342149" calcext:value-type="float">
            <text:p>-0.0113697884342149</text:p>
          </table:table-cell>
          <table:table-cell office:value-type="float" office:value="0.961709022684632" calcext:value-type="float">
            <text:p>0.961709022684632</text:p>
          </table:table-cell>
          <table:table-cell office:value-type="float" office:value="0.035030303030303" calcext:value-type="float">
            <text:p>0.035030303030303</text:p>
          </table:table-cell>
          <table:table-cell office:value-type="float" office:value="0.936355311355311" calcext:value-type="float">
            <text:p>0.936355311355311</text:p>
          </table:table-cell>
          <table:table-cell office:value-type="float" office:value="0.943779281624154" calcext:value-type="float">
            <text:p>0.943779281624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68dbcb04-15dc-41c9-a3b4-c7dfecb3808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00143440298489" calcext:value-type="float">
            <text:p>0.0800143440298489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0994565899168687" calcext:value-type="float">
            <text:p>0.00994565899168687</text:p>
          </table:table-cell>
          <table:table-cell office:value-type="float" office:value="13541.0096716524" calcext:value-type="float">
            <text:p>13541.0096716524</text:p>
          </table:table-cell>
          <table:table-cell office:value-type="float" office:value="0.490871482434147" calcext:value-type="float">
            <text:p>0.490871482434147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687284339363505" calcext:value-type="float">
            <text:p>0.687284339363505</text:p>
          </table:table-cell>
          <table:table-cell office:value-type="float" office:value="-0.631507028047136" calcext:value-type="float">
            <text:p>-0.631507028047136</text:p>
          </table:table-cell>
          <table:table-cell office:value-type="float" office:value="4.38308834253068" calcext:value-type="float">
            <text:p>4.38308834253068</text:p>
          </table:table-cell>
          <table:table-cell office:value-type="float" office:value="0.590758745113762" calcext:value-type="float">
            <text:p>0.590758745113762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194948381276937" calcext:value-type="float">
            <text:p>-0.0194948381276937</text:p>
          </table:table-cell>
          <table:table-cell office:value-type="float" office:value="0.605402848583592" calcext:value-type="float">
            <text:p>0.605402848583592</text:p>
          </table:table-cell>
          <table:table-cell office:value-type="float" office:value="0.945963702061263" calcext:value-type="float">
            <text:p>0.945963702061263</text:p>
          </table:table-cell>
          <table:table-cell office:value-type="float" office:value="0.738302781694654" calcext:value-type="float">
            <text:p>0.738302781694654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196568211810731" calcext:value-type="float">
            <text:p>-0.0196568211810731</text:p>
          </table:table-cell>
          <table:table-cell office:value-type="float" office:value="0.945963702061263" calcext:value-type="float">
            <text:p>0.945963702061263</text:p>
          </table:table-cell>
          <table:table-cell office:value-type="float" office:value="0.0345891732030346" calcext:value-type="float">
            <text:p>0.0345891732030346</text:p>
          </table:table-cell>
          <table:table-cell office:value-type="float" office:value="0.924770642201835" calcext:value-type="float">
            <text:p>0.924770642201835</text:p>
          </table:table-cell>
          <table:table-cell office:value-type="float" office:value="0.9359375" calcext:value-type="float">
            <text:p>0.935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933973d9-9464-4540-bb82-e087716861b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74421473473954" calcext:value-type="float">
            <text:p>0.0774421473473954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0.00204510966418381" calcext:value-type="float">
            <text:p>0.00204510966418381</text:p>
          </table:table-cell>
          <table:table-cell office:value-type="float" office:value="85262.6248920013" calcext:value-type="float">
            <text:p>85262.6248920013</text:p>
          </table:table-cell>
          <table:table-cell office:value-type="float" office:value="0.490863906195409" calcext:value-type="float">
            <text:p>0.490863906195409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81016222540153" calcext:value-type="float">
            <text:p>0.681016222540153</text:p>
          </table:table-cell>
          <table:table-cell office:value-type="float" office:value="-0.604952764509374" calcext:value-type="float">
            <text:p>-0.604952764509374</text:p>
          </table:table-cell>
          <table:table-cell office:value-type="float" office:value="2.03072689925072" calcext:value-type="float">
            <text:p>2.03072689925072</text:p>
          </table:table-cell>
          <table:table-cell office:value-type="float" office:value="0.532121108156789" calcext:value-type="float">
            <text:p>0.532121108156789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176258684278241" calcext:value-type="float">
            <text:p>-0.0176258684278241</text:p>
          </table:table-cell>
          <table:table-cell office:value-type="float" office:value="0.55454597405566" calcext:value-type="float">
            <text:p>0.55454597405566</text:p>
          </table:table-cell>
          <table:table-cell office:value-type="float" office:value="0.757001326156487" calcext:value-type="float">
            <text:p>0.757001326156487</text:p>
          </table:table-cell>
          <table:table-cell office:value-type="float" office:value="0.640147767003101" calcext:value-type="float">
            <text:p>0.640147767003101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693189845258034" calcext:value-type="float">
            <text:p>-0.0693189845258034</text:p>
          </table:table-cell>
          <table:table-cell office:value-type="float" office:value="0.757001326156487" calcext:value-type="float">
            <text:p>0.757001326156487</text:p>
          </table:table-cell>
          <table:table-cell office:value-type="float" office:value="0.257548337936946" calcext:value-type="float">
            <text:p>0.257548337936946</text:p>
          </table:table-cell>
          <table:table-cell office:value-type="float" office:value="0.71161657189277" calcext:value-type="float">
            <text:p>0.71161657189277</text:p>
          </table:table-cell>
          <table:table-cell office:value-type="float" office:value="0.698642533936652" calcext:value-type="float">
            <text:p>0.698642533936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7647e5c-42a3-4085-97c2-e56e7622320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87068965405773" calcext:value-type="float">
            <text:p>0.0787068965405773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803029471648453" calcext:value-type="float">
            <text:p>0.00803029471648453</text:p>
          </table:table-cell>
          <table:table-cell office:value-type="float" office:value="12732.2247500292" calcext:value-type="float">
            <text:p>12732.2247500292</text:p>
          </table:table-cell>
          <table:table-cell office:value-type="float" office:value="0.49032475968583" calcext:value-type="float">
            <text:p>0.49032475968583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83083800528455" calcext:value-type="float">
            <text:p>0.683083800528455</text:p>
          </table:table-cell>
          <table:table-cell office:value-type="float" office:value="-0.645647202622162" calcext:value-type="float">
            <text:p>-0.645647202622162</text:p>
          </table:table-cell>
          <table:table-cell office:value-type="float" office:value="1.7309869964812" calcext:value-type="float">
            <text:p>1.7309869964812</text:p>
          </table:table-cell>
          <table:table-cell office:value-type="float" office:value="0.547773886943472" calcext:value-type="float">
            <text:p>0.547773886943472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835417708854425" calcext:value-type="float">
            <text:p>-0.00835417708854425</text:p>
          </table:table-cell>
          <table:table-cell office:value-type="float" office:value="0.555218801510076" calcext:value-type="float">
            <text:p>0.555218801510076</text:p>
          </table:table-cell>
          <table:table-cell office:value-type="float" office:value="0.939282180444364" calcext:value-type="float">
            <text:p>0.939282180444364</text:p>
          </table:table-cell>
          <table:table-cell office:value-type="float" office:value="0.697901350086887" calcext:value-type="float">
            <text:p>0.697901350086887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168573858889386" calcext:value-type="float">
            <text:p>-0.0168573858889386</text:p>
          </table:table-cell>
          <table:table-cell office:value-type="float" office:value="0.939282180444364" calcext:value-type="float">
            <text:p>0.939282180444364</text:p>
          </table:table-cell>
          <table:table-cell office:value-type="float" office:value="0.0572523385551674" calcext:value-type="float">
            <text:p>0.0572523385551674</text:p>
          </table:table-cell>
          <table:table-cell office:value-type="float" office:value="0.901504787961696" calcext:value-type="float">
            <text:p>0.901504787961696</text:p>
          </table:table-cell>
          <table:table-cell office:value-type="float" office:value="0.90809968847352" calcext:value-type="float">
            <text:p>0.90809968847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140bec24-cc88-4080-94c9-412329736a9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63762606659635" calcext:value-type="float">
            <text:p>0.0763762606659635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0.0023367421682845" calcext:value-type="float">
            <text:p>0.0023367421682845</text:p>
          </table:table-cell>
          <table:table-cell office:value-type="float" office:value="67109.1735462387" calcext:value-type="float">
            <text:p>67109.1735462387</text:p>
          </table:table-cell>
          <table:table-cell office:value-type="float" office:value="0.490249380935031" calcext:value-type="float">
            <text:p>0.490249380935031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679671307588277" calcext:value-type="float">
            <text:p>0.679671307588277</text:p>
          </table:table-cell>
          <table:table-cell office:value-type="float" office:value="-0.678991173406146" calcext:value-type="float">
            <text:p>-0.678991173406146</text:p>
          </table:table-cell>
          <table:table-cell office:value-type="float" office:value="1.97648175651324" calcext:value-type="float">
            <text:p>1.97648175651324</text:p>
          </table:table-cell>
          <table:table-cell office:value-type="float" office:value="0.535556326424421" calcext:value-type="float">
            <text:p>0.535556326424421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57401786488597" calcext:value-type="float">
            <text:p>-0.0157401786488597</text:p>
          </table:table-cell>
          <table:table-cell office:value-type="float" office:value="0.554102965804116" calcext:value-type="float">
            <text:p>0.554102965804116</text:p>
          </table:table-cell>
          <table:table-cell office:value-type="float" office:value="0.806748466257669" calcext:value-type="float">
            <text:p>0.806748466257669</text:p>
          </table:table-cell>
          <table:table-cell office:value-type="float" office:value="0.65697357886309" calcext:value-type="float">
            <text:p>0.65697357886309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53782235090398" calcext:value-type="float">
            <text:p>-0.053782235090398</text:p>
          </table:table-cell>
          <table:table-cell office:value-type="float" office:value="0.806748466257669" calcext:value-type="float">
            <text:p>0.806748466257669</text:p>
          </table:table-cell>
          <table:table-cell office:value-type="float" office:value="0.202357943563974" calcext:value-type="float">
            <text:p>0.202357943563974</text:p>
          </table:table-cell>
          <table:table-cell office:value-type="float" office:value="0.786572731040199" calcext:value-type="float">
            <text:p>0.786572731040199</text:p>
          </table:table-cell>
          <table:table-cell office:value-type="float" office:value="0.806765523632993" calcext:value-type="float">
            <text:p>0.806765523632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01e09124-d294-41e5-96d7-f93d850f5cf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04263682203357" calcext:value-type="float">
            <text:p>0.0804263682203357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103576831821737" calcext:value-type="float">
            <text:p>0.0103576831821737</text:p>
          </table:table-cell>
          <table:table-cell office:value-type="float" office:value="13877.3612134745" calcext:value-type="float">
            <text:p>13877.3612134745</text:p>
          </table:table-cell>
          <table:table-cell office:value-type="float" office:value="0.490206972205492" calcext:value-type="float">
            <text:p>0.490206972205492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68678288899838" calcext:value-type="float">
            <text:p>0.68678288899838</text:p>
          </table:table-cell>
          <table:table-cell office:value-type="float" office:value="-0.614980709820328" calcext:value-type="float">
            <text:p>-0.614980709820328</text:p>
          </table:table-cell>
          <table:table-cell office:value-type="float" office:value="4.38024892679949" calcext:value-type="float">
            <text:p>4.38024892679949</text:p>
          </table:table-cell>
          <table:table-cell office:value-type="float" office:value="0.600882028665932" calcext:value-type="float">
            <text:p>0.600882028665932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0937155457552374" calcext:value-type="float">
            <text:p>-0.00937155457552374</text:p>
          </table:table-cell>
          <table:table-cell office:value-type="float" office:value="0.608186533819526" calcext:value-type="float">
            <text:p>0.608186533819526</text:p>
          </table:table-cell>
          <table:table-cell office:value-type="float" office:value="0.972489118830582" calcext:value-type="float">
            <text:p>0.972489118830582</text:p>
          </table:table-cell>
          <table:table-cell office:value-type="float" office:value="0.748356926188069" calcext:value-type="float">
            <text:p>0.748356926188069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0960267668765891" calcext:value-type="float">
            <text:p>-0.00960267668765891</text:p>
          </table:table-cell>
          <table:table-cell office:value-type="float" office:value="0.972489118830582" calcext:value-type="float">
            <text:p>0.972489118830582</text:p>
          </table:table-cell>
          <table:table-cell office:value-type="float" office:value="0.019030474476019" calcext:value-type="float">
            <text:p>0.019030474476019</text:p>
          </table:table-cell>
          <table:table-cell office:value-type="float" office:value="0.955504587155963" calcext:value-type="float">
            <text:p>0.955504587155963</text:p>
          </table:table-cell>
          <table:table-cell office:value-type="float" office:value="0.961979166666667" calcext:value-type="float">
            <text:p>0.9619791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a09150e-2a1b-461a-bade-e5f54f05104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81610598071969" calcext:value-type="float">
            <text:p>0.0781610598071969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482984417109655" calcext:value-type="float">
            <text:p>0.00482984417109655</text:p>
          </table:table-cell>
          <table:table-cell office:value-type="float" office:value="89123.0152749797" calcext:value-type="float">
            <text:p>89123.0152749797</text:p>
          </table:table-cell>
          <table:table-cell office:value-type="float" office:value="0.489920822998332" calcext:value-type="float">
            <text:p>0.489920822998332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81565427438621" calcext:value-type="float">
            <text:p>0.681565427438621</text:p>
          </table:table-cell>
          <table:table-cell office:value-type="float" office:value="-0.661161243762458" calcext:value-type="float">
            <text:p>-0.661161243762458</text:p>
          </table:table-cell>
          <table:table-cell office:value-type="float" office:value="5.58601466771784" calcext:value-type="float">
            <text:p>5.58601466771784</text:p>
          </table:table-cell>
          <table:table-cell office:value-type="float" office:value="0.568035392148441" calcext:value-type="float">
            <text:p>0.568035392148441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302379520659737" calcext:value-type="float">
            <text:p>-0.0302379520659737</text:p>
          </table:table-cell>
          <table:table-cell office:value-type="float" office:value="0.608483693824947" calcext:value-type="float">
            <text:p>0.608483693824947</text:p>
          </table:table-cell>
          <table:table-cell office:value-type="float" office:value="0.779596525235121" calcext:value-type="float">
            <text:p>0.779596525235121</text:p>
          </table:table-cell>
          <table:table-cell office:value-type="float" office:value="0.683493312352478" calcext:value-type="float">
            <text:p>0.683493312352478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651562805098473" calcext:value-type="float">
            <text:p>-0.0651562805098473</text:p>
          </table:table-cell>
          <table:table-cell office:value-type="float" office:value="0.779596525235121" calcext:value-type="float">
            <text:p>0.779596525235121</text:p>
          </table:table-cell>
          <table:table-cell office:value-type="float" office:value="0.252966962471934" calcext:value-type="float">
            <text:p>0.252966962471934</text:p>
          </table:table-cell>
          <table:table-cell office:value-type="float" office:value="0.732354141166871" calcext:value-type="float">
            <text:p>0.732354141166871</text:p>
          </table:table-cell>
          <table:table-cell office:value-type="float" office:value="0.741511996378452" calcext:value-type="float">
            <text:p>0.741511996378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589c0d50-9fb6-499a-a6c2-6fc3b7fc1c6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71111287777828" calcext:value-type="float">
            <text:p>0.0771111287777828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569352084693664" calcext:value-type="float">
            <text:p>0.00569352084693664</text:p>
          </table:table-cell>
          <table:table-cell office:value-type="float" office:value="70164.2221242371" calcext:value-type="float">
            <text:p>70164.2221242371</text:p>
          </table:table-cell>
          <table:table-cell office:value-type="float" office:value="0.489839057469144" calcext:value-type="float">
            <text:p>0.489839057469144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679855735466594" calcext:value-type="float">
            <text:p>0.679855735466594</text:p>
          </table:table-cell>
          <table:table-cell office:value-type="float" office:value="-0.709897117879601" calcext:value-type="float">
            <text:p>-0.709897117879601</text:p>
          </table:table-cell>
          <table:table-cell office:value-type="float" office:value="5.37390004361723" calcext:value-type="float">
            <text:p>5.37390004361723</text:p>
          </table:table-cell>
          <table:table-cell office:value-type="float" office:value="0.565925475549379" calcext:value-type="float">
            <text:p>0.565925475549379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359159211326326" calcext:value-type="float">
            <text:p>-0.0359159211326326</text:p>
          </table:table-cell>
          <table:table-cell office:value-type="float" office:value="0.604705372147233" calcext:value-type="float">
            <text:p>0.604705372147233</text:p>
          </table:table-cell>
          <table:table-cell office:value-type="float" office:value="0.804950209265406" calcext:value-type="float">
            <text:p>0.804950209265406</text:p>
          </table:table-cell>
          <table:table-cell office:value-type="float" office:value="0.690605169478409" calcext:value-type="float">
            <text:p>0.690605169478409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608317679470329" calcext:value-type="float">
            <text:p>-0.0608317679470329</text:p>
          </table:table-cell>
          <table:table-cell office:value-type="float" office:value="0.804950209265406" calcext:value-type="float">
            <text:p>0.804950209265406</text:p>
          </table:table-cell>
          <table:table-cell office:value-type="float" office:value="0.204624781849913" calcext:value-type="float">
            <text:p>0.204624781849913</text:p>
          </table:table-cell>
          <table:table-cell office:value-type="float" office:value="0.809128630705394" calcext:value-type="float">
            <text:p>0.809128630705394</text:p>
          </table:table-cell>
          <table:table-cell office:value-type="float" office:value="0.805748725081131" calcext:value-type="float">
            <text:p>0.805748725081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a855ed01-5306-4970-9f37-243661e99d2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93829742371028" calcext:value-type="float">
            <text:p>0.0793829742371028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870637241301009" calcext:value-type="float">
            <text:p>0.00870637241301009</text:p>
          </table:table-cell>
          <table:table-cell office:value-type="float" office:value="13257.8754360582" calcext:value-type="float">
            <text:p>13257.8754360582</text:p>
          </table:table-cell>
          <table:table-cell office:value-type="float" office:value="0.489808420290983" calcext:value-type="float">
            <text:p>0.489808420290983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82307722593995" calcext:value-type="float">
            <text:p>0.682307722593995</text:p>
          </table:table-cell>
          <table:table-cell office:value-type="float" office:value="-0.653826100782781" calcext:value-type="float">
            <text:p>-0.653826100782781</text:p>
          </table:table-cell>
          <table:table-cell office:value-type="float" office:value="1.70933202507965" calcext:value-type="float">
            <text:p>1.70933202507965</text:p>
          </table:table-cell>
          <table:table-cell office:value-type="float" office:value="0.551525762881441" calcext:value-type="float">
            <text:p>0.551525762881441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460230115057525" calcext:value-type="float">
            <text:p>-0.00460230115057525</text:p>
          </table:table-cell>
          <table:table-cell office:value-type="float" office:value="0.555549819308209" calcext:value-type="float">
            <text:p>0.555549819308209</text:p>
          </table:table-cell>
          <table:table-cell office:value-type="float" office:value="0.967976972204732" calcext:value-type="float">
            <text:p>0.967976972204732</text:p>
          </table:table-cell>
          <table:table-cell office:value-type="float" office:value="0.705940236822252" calcext:value-type="float">
            <text:p>0.705940236822252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0881849915357336" calcext:value-type="float">
            <text:p>-0.00881849915357336</text:p>
          </table:table-cell>
          <table:table-cell office:value-type="float" office:value="0.967976972204732" calcext:value-type="float">
            <text:p>0.967976972204732</text:p>
          </table:table-cell>
          <table:table-cell office:value-type="float" office:value="0.0297531838160712" calcext:value-type="float">
            <text:p>0.0297531838160712</text:p>
          </table:table-cell>
          <table:table-cell office:value-type="float" office:value="0.938896488828089" calcext:value-type="float">
            <text:p>0.938896488828089</text:p>
          </table:table-cell>
          <table:table-cell office:value-type="float" office:value="0.948598130841122" calcext:value-type="float">
            <text:p>0.948598130841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e3012ba-3e07-4590-b00f-d8bd90d780b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98156294894421" calcext:value-type="float">
            <text:p>0.0798156294894421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097469444512801" calcext:value-type="float">
            <text:p>0.0097469444512801</text:p>
          </table:table-cell>
          <table:table-cell office:value-type="float" office:value="13381.6516761288" calcext:value-type="float">
            <text:p>13381.6516761288</text:p>
          </table:table-cell>
          <table:table-cell office:value-type="float" office:value="0.489633644924342" calcext:value-type="float">
            <text:p>0.489633644924342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685538362641626" calcext:value-type="float">
            <text:p>0.685538362641626</text:p>
          </table:table-cell>
          <table:table-cell office:value-type="float" office:value="-0.651290003803344" calcext:value-type="float">
            <text:p>-0.651290003803344</text:p>
          </table:table-cell>
          <table:table-cell office:value-type="float" office:value="4.37755556953835" calcext:value-type="float">
            <text:p>4.37755556953835</text:p>
          </table:table-cell>
          <table:table-cell office:value-type="float" office:value="0.596020847950286" calcext:value-type="float">
            <text:p>0.596020847950286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142327352911698" calcext:value-type="float">
            <text:p>-0.0142327352911698</text:p>
          </table:table-cell>
          <table:table-cell office:value-type="float" office:value="0.606082474226804" calcext:value-type="float">
            <text:p>0.606082474226804</text:p>
          </table:table-cell>
          <table:table-cell office:value-type="float" office:value="0.965590868029893" calcext:value-type="float">
            <text:p>0.965590868029893</text:p>
          </table:table-cell>
          <table:table-cell office:value-type="float" office:value="0.744719257687557" calcext:value-type="float">
            <text:p>0.744719257687557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132403451881702" calcext:value-type="float">
            <text:p>-0.0132403451881702</text:p>
          </table:table-cell>
          <table:table-cell office:value-type="float" office:value="0.965590868029893" calcext:value-type="float">
            <text:p>0.965590868029893</text:p>
          </table:table-cell>
          <table:table-cell office:value-type="float" office:value="0.0173588787450174" calcext:value-type="float">
            <text:p>0.0173588787450174</text:p>
          </table:table-cell>
          <table:table-cell office:value-type="float" office:value="0.946788990825688" calcext:value-type="float">
            <text:p>0.946788990825688</text:p>
          </table:table-cell>
          <table:table-cell office:value-type="float" office:value="0.956770833333333" calcext:value-type="float">
            <text:p>0.956770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e4293d4-5b79-4cc0-9259-f3f72a982d8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79269195836985" calcext:value-type="float">
            <text:p>0.0779269195836985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0729385582386932" calcext:value-type="float">
            <text:p>0.00729385582386932</text:p>
          </table:table-cell>
          <table:table-cell office:value-type="float" office:value="12129.1857274619" calcext:value-type="float">
            <text:p>12129.1857274619</text:p>
          </table:table-cell>
          <table:table-cell office:value-type="float" office:value="0.489606350038765" calcext:value-type="float">
            <text:p>0.489606350038765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683870108697557" calcext:value-type="float">
            <text:p>0.683870108697557</text:p>
          </table:table-cell>
          <table:table-cell office:value-type="float" office:value="-0.633417981189447" calcext:value-type="float">
            <text:p>-0.633417981189447</text:p>
          </table:table-cell>
          <table:table-cell office:value-type="float" office:value="2.21500536086569" calcext:value-type="float">
            <text:p>2.21500536086569</text:p>
          </table:table-cell>
          <table:table-cell office:value-type="float" office:value="0.554988491944361" calcext:value-type="float">
            <text:p>0.554988491944361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117081957370159" calcext:value-type="float">
            <text:p>-0.0117081957370159</text:p>
          </table:table-cell>
          <table:table-cell office:value-type="float" office:value="0.565715520968439" calcext:value-type="float">
            <text:p>0.565715520968439</text:p>
          </table:table-cell>
          <table:table-cell office:value-type="float" office:value="0.92424509977044" calcext:value-type="float">
            <text:p>0.92424509977044</text:p>
          </table:table-cell>
          <table:table-cell office:value-type="float" office:value="0.701843781428093" calcext:value-type="float">
            <text:p>0.701843781428093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215849359965369" calcext:value-type="float">
            <text:p>-0.0215849359965369</text:p>
          </table:table-cell>
          <table:table-cell office:value-type="float" office:value="0.92424509977044" calcext:value-type="float">
            <text:p>0.92424509977044</text:p>
          </table:table-cell>
          <table:table-cell office:value-type="float" office:value="0.0720554272517321" calcext:value-type="float">
            <text:p>0.0720554272517321</text:p>
          </table:table-cell>
          <table:table-cell office:value-type="float" office:value="0.886861313868613" calcext:value-type="float">
            <text:p>0.886861313868613</text:p>
          </table:table-cell>
          <table:table-cell office:value-type="float" office:value="0.897715472481828" calcext:value-type="float">
            <text:p>0.897715472481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e30d3a3-8e0b-47ce-b548-8c225fc1b02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679298564889" calcext:value-type="float">
            <text:p>0.07679298564889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537537771804386" calcext:value-type="float">
            <text:p>0.00537537771804386</text:p>
          </table:table-cell>
          <table:table-cell office:value-type="float" office:value="68356.2661216884" calcext:value-type="float">
            <text:p>68356.2661216884</text:p>
          </table:table-cell>
          <table:table-cell office:value-type="float" office:value="0.489533533838505" calcext:value-type="float">
            <text:p>0.489533533838505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679480469278928" calcext:value-type="float">
            <text:p>0.679480469278928</text:p>
          </table:table-cell>
          <table:table-cell office:value-type="float" office:value="-0.705816681449996" calcext:value-type="float">
            <text:p>-0.705816681449996</text:p>
          </table:table-cell>
          <table:table-cell office:value-type="float" office:value="5.40682672409365" calcext:value-type="float">
            <text:p>5.40682672409365</text:p>
          </table:table-cell>
          <table:table-cell office:value-type="float" office:value="0.561539129679493" calcext:value-type="float">
            <text:p>0.561539129679493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403022670025189" calcext:value-type="float">
            <text:p>-0.0403022670025189</text:p>
          </table:table-cell>
          <table:table-cell office:value-type="float" office:value="0.605142537730576" calcext:value-type="float">
            <text:p>0.605142537730576</text:p>
          </table:table-cell>
          <table:table-cell office:value-type="float" office:value="0.781209409727233" calcext:value-type="float">
            <text:p>0.781209409727233</text:p>
          </table:table-cell>
          <table:table-cell office:value-type="float" office:value="0.681995716265592" calcext:value-type="float">
            <text:p>0.681995716265592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694412211598504" calcext:value-type="float">
            <text:p>-0.0694412211598504</text:p>
          </table:table-cell>
          <table:table-cell office:value-type="float" office:value="0.781209409727233" calcext:value-type="float">
            <text:p>0.781209409727233</text:p>
          </table:table-cell>
          <table:table-cell office:value-type="float" office:value="0.229493891797557" calcext:value-type="float">
            <text:p>0.229493891797557</text:p>
          </table:table-cell>
          <table:table-cell office:value-type="float" office:value="0.785892116182573" calcext:value-type="float">
            <text:p>0.785892116182573</text:p>
          </table:table-cell>
          <table:table-cell office:value-type="float" office:value="0.783495595734817" calcext:value-type="float">
            <text:p>0.783495595734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81c4cf4-d62e-4092-a4c2-a9ecb39e1ad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14108961184139" calcext:value-type="float">
            <text:p>0.0814108961184139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111120301730705" calcext:value-type="float">
            <text:p>0.0111120301730705</text:p>
          </table:table-cell>
          <table:table-cell office:value-type="float" office:value="14867.1001701433" calcext:value-type="float">
            <text:p>14867.1001701433</text:p>
          </table:table-cell>
          <table:table-cell office:value-type="float" office:value="0.489265980104627" calcext:value-type="float">
            <text:p>0.489265980104627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85940546801734" calcext:value-type="float">
            <text:p>0.685940546801734</text:p>
          </table:table-cell>
          <table:table-cell office:value-type="float" office:value="-0.67972595917982" calcext:value-type="float">
            <text:p>-0.67972595917982</text:p>
          </table:table-cell>
          <table:table-cell office:value-type="float" office:value="3.01826674331411" calcext:value-type="float">
            <text:p>3.01826674331411</text:p>
          </table:table-cell>
          <table:table-cell office:value-type="float" office:value="0.58490188225871" calcext:value-type="float">
            <text:p>0.58490188225871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210252302763314" calcext:value-type="float">
            <text:p>-0.00210252302763314</text:p>
          </table:table-cell>
          <table:table-cell office:value-type="float" office:value="0.587175060926076" calcext:value-type="float">
            <text:p>0.587175060926076</text:p>
          </table:table-cell>
          <table:table-cell office:value-type="float" office:value="0.986269827733242" calcext:value-type="float">
            <text:p>0.986269827733242</text:p>
          </table:table-cell>
          <table:table-cell office:value-type="float" office:value="0.736108459041436" calcext:value-type="float">
            <text:p>0.736108459041436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0365559369971613" calcext:value-type="float">
            <text:p>-0.00365559369971613</text:p>
          </table:table-cell>
          <table:table-cell office:value-type="float" office:value="0.986269827733242" calcext:value-type="float">
            <text:p>0.986269827733242</text:p>
          </table:table-cell>
          <table:table-cell office:value-type="float" office:value="0.0144242424242424" calcext:value-type="float">
            <text:p>0.014424242424242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979698073919833" calcext:value-type="float">
            <text:p>0.979698073919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4bfc5616-a4cb-4db8-bb49-45c77484e18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62627935413645" calcext:value-type="float">
            <text:p>0.0762627935413645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178941715691971" calcext:value-type="float">
            <text:p>0.00178941715691971</text:p>
          </table:table-cell>
          <table:table-cell office:value-type="float" office:value="76736.7078171989" calcext:value-type="float">
            <text:p>76736.7078171989</text:p>
          </table:table-cell>
          <table:table-cell office:value-type="float" office:value="0.489172647614709" calcext:value-type="float">
            <text:p>0.489172647614709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83208743263324" calcext:value-type="float">
            <text:p>0.683208743263324</text:p>
          </table:table-cell>
          <table:table-cell office:value-type="float" office:value="-0.602773797289426" calcext:value-type="float">
            <text:p>-0.602773797289426</text:p>
          </table:table-cell>
          <table:table-cell office:value-type="float" office:value="3.84843913122976" calcext:value-type="float">
            <text:p>3.84843913122976</text:p>
          </table:table-cell>
          <table:table-cell office:value-type="float" office:value="0.547845863371095" calcext:value-type="float">
            <text:p>0.547845863371095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29351184346035" calcext:value-type="float">
            <text:p>-0.029351184346035</text:p>
          </table:table-cell>
          <table:table-cell office:value-type="float" office:value="0.591762186673385" calcext:value-type="float">
            <text:p>0.591762186673385</text:p>
          </table:table-cell>
          <table:table-cell office:value-type="float" office:value="0.698535424875474" calcext:value-type="float">
            <text:p>0.698535424875474</text:p>
          </table:table-cell>
          <table:table-cell office:value-type="float" office:value="0.640731017082069" calcext:value-type="float">
            <text:p>0.640731017082069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91196611811959" calcext:value-type="float">
            <text:p>-0.091196611811959</text:p>
          </table:table-cell>
          <table:table-cell office:value-type="float" office:value="0.698535424875474" calcext:value-type="float">
            <text:p>0.698535424875474</text:p>
          </table:table-cell>
          <table:table-cell office:value-type="float" office:value="0.342129300720593" calcext:value-type="float">
            <text:p>0.342129300720593</text:p>
          </table:table-cell>
          <table:table-cell office:value-type="float" office:value="0.664495114006515" calcext:value-type="float">
            <text:p>0.664495114006515</text:p>
          </table:table-cell>
          <table:table-cell office:value-type="float" office:value="0.674807779285391" calcext:value-type="float">
            <text:p>0.674807779285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6ea6e043-89fd-41e1-b60e-361c0ef0700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91606738972519" calcext:value-type="float">
            <text:p>0.0791606738972519</text:p>
          </table:table-cell>
          <table:table-cell office:value-type="float" office:value="0.0703109989859063" calcext:value-type="float">
            <text:p>0.0703109989859063</text:p>
          </table:table-cell>
          <table:table-cell office:value-type="float" office:value="0.00884967491134558" calcext:value-type="float">
            <text:p>0.00884967491134558</text:p>
          </table:table-cell>
          <table:table-cell office:value-type="float" office:value="13066.8077294459" calcext:value-type="float">
            <text:p>13066.8077294459</text:p>
          </table:table-cell>
          <table:table-cell office:value-type="float" office:value="0.489162212620528" calcext:value-type="float">
            <text:p>0.489162212620528</text:p>
          </table:table-cell>
          <table:table-cell office:value-type="float" office:value="0.498588234292675" calcext:value-type="float">
            <text:p>0.498588234292675</text:p>
          </table:table-cell>
          <table:table-cell office:value-type="float" office:value="0.681287900037614" calcext:value-type="float">
            <text:p>0.681287900037614</text:p>
          </table:table-cell>
          <table:table-cell office:value-type="float" office:value="-0.660941016642401" calcext:value-type="float">
            <text:p>-0.660941016642401</text:p>
          </table:table-cell>
          <table:table-cell office:value-type="float" office:value="1.71445126358472" calcext:value-type="float">
            <text:p>1.71445126358472</text:p>
          </table:table-cell>
          <table:table-cell office:value-type="float" office:value="0.551035725007505" calcext:value-type="float">
            <text:p>0.551035725007505</text:p>
          </table:table-cell>
          <table:table-cell office:value-type="float" office:value="0.556039227459221" calcext:value-type="float">
            <text:p>0.556039227459221</text:p>
          </table:table-cell>
          <table:table-cell office:value-type="float" office:value="-0.0050035024517161" calcext:value-type="float">
            <text:p>-0.0050035024517161</text:p>
          </table:table-cell>
          <table:table-cell office:value-type="float" office:value="0.555642225689028" calcext:value-type="float">
            <text:p>0.555642225689028</text:p>
          </table:table-cell>
          <table:table-cell office:value-type="float" office:value="0.961486547286961" calcext:value-type="float">
            <text:p>0.961486547286961</text:p>
          </table:table-cell>
          <table:table-cell office:value-type="float" office:value="0.70428105329071" calcext:value-type="float">
            <text:p>0.70428105329071</text:p>
          </table:table-cell>
          <table:table-cell office:value-type="float" office:value="0.714685359657867" calcext:value-type="float">
            <text:p>0.714685359657867</text:p>
          </table:table-cell>
          <table:table-cell office:value-type="float" office:value="-0.0104043063671572" calcext:value-type="float">
            <text:p>-0.0104043063671572</text:p>
          </table:table-cell>
          <table:table-cell office:value-type="float" office:value="0.961486547286961" calcext:value-type="float">
            <text:p>0.961486547286961</text:p>
          </table:table-cell>
          <table:table-cell office:value-type="float" office:value="0.0369660768623915" calcext:value-type="float">
            <text:p>0.0369660768623915</text:p>
          </table:table-cell>
          <table:table-cell office:value-type="float" office:value="0.931569343065693" calcext:value-type="float">
            <text:p>0.931569343065693</text:p>
          </table:table-cell>
          <table:table-cell office:value-type="float" office:value="0.935617860851506" calcext:value-type="float">
            <text:p>0.935617860851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aa3b015-3778-4cb7-84b6-20a4ded85a2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743822202218634" calcext:value-type="float">
            <text:p>0.0743822202218634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0.0000813404081068114" calcext:value-type="float">
            <text:p>8.13404081068114E-05</text:p>
          </table:table-cell>
          <table:table-cell office:value-type="float" office:value="42516.8381107191" calcext:value-type="float">
            <text:p>42516.8381107191</text:p>
          </table:table-cell>
          <table:table-cell office:value-type="float" office:value="0.48892852700785" calcext:value-type="float">
            <text:p>0.48892852700785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676636207870165" calcext:value-type="float">
            <text:p>0.676636207870165</text:p>
          </table:table-cell>
          <table:table-cell office:value-type="float" office:value="-0.698379568436884" calcext:value-type="float">
            <text:p>-0.698379568436884</text:p>
          </table:table-cell>
          <table:table-cell office:value-type="float" office:value="1.83766962150362" calcext:value-type="float">
            <text:p>1.83766962150362</text:p>
          </table:table-cell>
          <table:table-cell office:value-type="float" office:value="0.526474501108647" calcext:value-type="float">
            <text:p>0.526474501108647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260310421286031" calcext:value-type="float">
            <text:p>-0.0260310421286031</text:p>
          </table:table-cell>
          <table:table-cell office:value-type="float" office:value="0.550205784518239" calcext:value-type="float">
            <text:p>0.550205784518239</text:p>
          </table:table-cell>
          <table:table-cell office:value-type="float" office:value="0.783289188538406" calcext:value-type="float">
            <text:p>0.783289188538406</text:p>
          </table:table-cell>
          <table:table-cell office:value-type="float" office:value="0.646377003576633" calcext:value-type="float">
            <text:p>0.646377003576633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653828296091195" calcext:value-type="float">
            <text:p>-0.0653828296091195</text:p>
          </table:table-cell>
          <table:table-cell office:value-type="float" office:value="0.783289188538406" calcext:value-type="float">
            <text:p>0.783289188538406</text:p>
          </table:table-cell>
          <table:table-cell office:value-type="float" office:value="0.20939450995937" calcext:value-type="float">
            <text:p>0.20939450995937</text:p>
          </table:table-cell>
          <table:table-cell office:value-type="float" office:value="0.794338051623647" calcext:value-type="float">
            <text:p>0.794338051623647</text:p>
          </table:table-cell>
          <table:table-cell office:value-type="float" office:value="0.809433962264151" calcext:value-type="float">
            <text:p>0.809433962264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ab8bf50b-bcd6-4673-832f-7714a370c3e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60455478152293" calcext:value-type="float">
            <text:p>0.0760455478152293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462793988438315" calcext:value-type="float">
            <text:p>0.00462793988438315</text:p>
          </table:table-cell>
          <table:table-cell office:value-type="float" office:value="64287.6645455565" calcext:value-type="float">
            <text:p>64287.6645455565</text:p>
          </table:table-cell>
          <table:table-cell office:value-type="float" office:value="0.488749839827977" calcext:value-type="float">
            <text:p>0.488749839827977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679329137973095" calcext:value-type="float">
            <text:p>0.679329137973095</text:p>
          </table:table-cell>
          <table:table-cell office:value-type="float" office:value="-0.698791927889645" calcext:value-type="float">
            <text:p>-0.698791927889645</text:p>
          </table:table-cell>
          <table:table-cell office:value-type="float" office:value="5.48535438084731" calcext:value-type="float">
            <text:p>5.48535438084731</text:p>
          </table:table-cell>
          <table:table-cell office:value-type="float" office:value="0.557326500477721" calcext:value-type="float">
            <text:p>0.557326500477721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445148962042908" calcext:value-type="float">
            <text:p>-0.0445148962042908</text:p>
          </table:table-cell>
          <table:table-cell office:value-type="float" office:value="0.605918733021213" calcext:value-type="float">
            <text:p>0.605918733021213</text:p>
          </table:table-cell>
          <table:table-cell office:value-type="float" office:value="0.756458363400202" calcext:value-type="float">
            <text:p>0.756458363400202</text:p>
          </table:table-cell>
          <table:table-cell office:value-type="float" office:value="0.67287140152123" calcext:value-type="float">
            <text:p>0.67287140152123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785655359042121" calcext:value-type="float">
            <text:p>-0.0785655359042121</text:p>
          </table:table-cell>
          <table:table-cell office:value-type="float" office:value="0.756458363400202" calcext:value-type="float">
            <text:p>0.756458363400202</text:p>
          </table:table-cell>
          <table:table-cell office:value-type="float" office:value="0.256326352530541" calcext:value-type="float">
            <text:p>0.256326352530541</text:p>
          </table:table-cell>
          <table:table-cell office:value-type="float" office:value="0.760165975103734" calcext:value-type="float">
            <text:p>0.760165975103734</text:p>
          </table:table-cell>
          <table:table-cell office:value-type="float" office:value="0.7663421418637" calcext:value-type="float">
            <text:p>0.7663421418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e6f5786-79fa-4cfd-9e40-56dcb8f21e4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29980491370119" calcext:value-type="float">
            <text:p>0.0729980491370119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-0.00130283067674464" calcext:value-type="float">
            <text:p>-0.00130283067674464</text:p>
          </table:table-cell>
          <table:table-cell office:value-type="float" office:value="38123.577074759" calcext:value-type="float">
            <text:p>38123.577074759</text:p>
          </table:table-cell>
          <table:table-cell office:value-type="float" office:value="0.488672685975111" calcext:value-type="float">
            <text:p>0.488672685975111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677564223144359" calcext:value-type="float">
            <text:p>0.677564223144359</text:p>
          </table:table-cell>
          <table:table-cell office:value-type="float" office:value="-0.65186282744953" calcext:value-type="float">
            <text:p>-0.65186282744953</text:p>
          </table:table-cell>
          <table:table-cell office:value-type="float" office:value="1.87901091646539" calcext:value-type="float">
            <text:p>1.87901091646539</text:p>
          </table:table-cell>
          <table:table-cell office:value-type="float" office:value="0.529889135254989" calcext:value-type="float">
            <text:p>0.529889135254989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226164079822616" calcext:value-type="float">
            <text:p>-0.0226164079822616</text:p>
          </table:table-cell>
          <table:table-cell office:value-type="float" office:value="0.555055114377148" calcext:value-type="float">
            <text:p>0.555055114377148</text:p>
          </table:table-cell>
          <table:table-cell office:value-type="float" office:value="0.751745725981218" calcext:value-type="float">
            <text:p>0.751745725981218</text:p>
          </table:table-cell>
          <table:table-cell office:value-type="float" office:value="0.638598165888249" calcext:value-type="float">
            <text:p>0.638598165888249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731616672975035" calcext:value-type="float">
            <text:p>-0.0731616672975035</text:p>
          </table:table-cell>
          <table:table-cell office:value-type="float" office:value="0.751745725981218" calcext:value-type="float">
            <text:p>0.751745725981218</text:p>
          </table:table-cell>
          <table:table-cell office:value-type="float" office:value="0.255970666930929" calcext:value-type="float">
            <text:p>0.255970666930929</text:p>
          </table:table-cell>
          <table:table-cell office:value-type="float" office:value="0.699417152373022" calcext:value-type="float">
            <text:p>0.699417152373022</text:p>
          </table:table-cell>
          <table:table-cell office:value-type="float" office:value="0.730660377358491" calcext:value-type="float">
            <text:p>0.730660377358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dbebfb60-e2e6-4859-a843-6e08dddcdc5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99144200247144" calcext:value-type="float">
            <text:p>0.0799144200247144</text:p>
          </table:table-cell>
          <table:table-cell office:value-type="float" office:value="0.0703109989859063" calcext:value-type="float">
            <text:p>0.0703109989859063</text:p>
          </table:table-cell>
          <table:table-cell office:value-type="float" office:value="0.00960342103880807" calcext:value-type="float">
            <text:p>0.00960342103880807</text:p>
          </table:table-cell>
          <table:table-cell office:value-type="float" office:value="13669.0900747327" calcext:value-type="float">
            <text:p>13669.0900747327</text:p>
          </table:table-cell>
          <table:table-cell office:value-type="float" office:value="0.488543161320479" calcext:value-type="float">
            <text:p>0.488543161320479</text:p>
          </table:table-cell>
          <table:table-cell office:value-type="float" office:value="0.498588234292675" calcext:value-type="float">
            <text:p>0.498588234292675</text:p>
          </table:table-cell>
          <table:table-cell office:value-type="float" office:value="0.680875293941773" calcext:value-type="float">
            <text:p>0.680875293941773</text:p>
          </table:table-cell>
          <table:table-cell office:value-type="float" office:value="-0.644846345848015" calcext:value-type="float">
            <text:p>-0.644846345848015</text:p>
          </table:table-cell>
          <table:table-cell office:value-type="float" office:value="1.70723518586912" calcext:value-type="float">
            <text:p>1.70723518586912</text:p>
          </table:table-cell>
          <table:table-cell office:value-type="float" office:value="0.552686880816572" calcext:value-type="float">
            <text:p>0.552686880816572</text:p>
          </table:table-cell>
          <table:table-cell office:value-type="float" office:value="0.556039227459221" calcext:value-type="float">
            <text:p>0.556039227459221</text:p>
          </table:table-cell>
          <table:table-cell office:value-type="float" office:value="-0.00335234664264983" calcext:value-type="float">
            <text:p>-0.00335234664264983</text:p>
          </table:table-cell>
          <table:table-cell office:value-type="float" office:value="0.555566920677134" calcext:value-type="float">
            <text:p>0.555566920677134</text:p>
          </table:table-cell>
          <table:table-cell office:value-type="float" office:value="0.977503824349861" calcext:value-type="float">
            <text:p>0.977503824349861</text:p>
          </table:table-cell>
          <table:table-cell office:value-type="float" office:value="0.708471923302681" calcext:value-type="float">
            <text:p>0.708471923302681</text:p>
          </table:table-cell>
          <table:table-cell office:value-type="float" office:value="0.714685359657867" calcext:value-type="float">
            <text:p>0.714685359657867</text:p>
          </table:table-cell>
          <table:table-cell office:value-type="float" office:value="-0.00621343635518623" calcext:value-type="float">
            <text:p>-0.00621343635518623</text:p>
          </table:table-cell>
          <table:table-cell office:value-type="float" office:value="0.977503824349861" calcext:value-type="float">
            <text:p>0.977503824349861</text:p>
          </table:table-cell>
          <table:table-cell office:value-type="float" office:value="0.0206243660543221" calcext:value-type="float">
            <text:p>0.0206243660543221</text:p>
          </table:table-cell>
          <table:table-cell office:value-type="float" office:value="0.95757299270073" calcext:value-type="float">
            <text:p>0.95757299270073</text:p>
          </table:table-cell>
          <table:table-cell office:value-type="float" office:value="0.96417445482866" calcext:value-type="float">
            <text:p>0.96417445482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df5e971-eaef-49fa-8e77-9ab30155037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5260473075953" calcext:value-type="float">
            <text:p>0.075260473075953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-0.000136564607258638" calcext:value-type="float">
            <text:p>-0.000136564607258638</text:p>
          </table:table-cell>
          <table:table-cell office:value-type="float" office:value="70958.0023354033" calcext:value-type="float">
            <text:p>70958.0023354033</text:p>
          </table:table-cell>
          <table:table-cell office:value-type="float" office:value="0.488401059912431" calcext:value-type="float">
            <text:p>0.488401059912431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80933635730666" calcext:value-type="float">
            <text:p>0.680933635730666</text:p>
          </table:table-cell>
          <table:table-cell office:value-type="float" office:value="-0.635420113865666" calcext:value-type="float">
            <text:p>-0.635420113865666</text:p>
          </table:table-cell>
          <table:table-cell office:value-type="float" office:value="2.10383601035872" calcext:value-type="float">
            <text:p>2.10383601035872</text:p>
          </table:table-cell>
          <table:table-cell office:value-type="float" office:value="0.523243845955914" calcext:value-type="float">
            <text:p>0.523243845955914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265031306286989" calcext:value-type="float">
            <text:p>-0.0265031306286989</text:p>
          </table:table-cell>
          <table:table-cell office:value-type="float" office:value="0.553555695405916" calcext:value-type="float">
            <text:p>0.553555695405916</text:p>
          </table:table-cell>
          <table:table-cell office:value-type="float" office:value="0.686168967938217" calcext:value-type="float">
            <text:p>0.686168967938217</text:p>
          </table:table-cell>
          <table:table-cell office:value-type="float" office:value="0.612769514786304" calcext:value-type="float">
            <text:p>0.612769514786304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966972367426" calcext:value-type="float">
            <text:p>-0.0966972367426</text:p>
          </table:table-cell>
          <table:table-cell office:value-type="float" office:value="0.686168967938217" calcext:value-type="float">
            <text:p>0.686168967938217</text:p>
          </table:table-cell>
          <table:table-cell office:value-type="float" office:value="0.324316601581103" calcext:value-type="float">
            <text:p>0.324316601581103</text:p>
          </table:table-cell>
          <table:table-cell office:value-type="float" office:value="0.619415109666937" calcext:value-type="float">
            <text:p>0.619415109666937</text:p>
          </table:table-cell>
          <table:table-cell office:value-type="float" office:value="0.618552036199095" calcext:value-type="float">
            <text:p>0.618552036199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980d094-d819-4349-a78c-e5436e47058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28027955832451" calcext:value-type="float">
            <text:p>0.0728027955832451</text:p>
          </table:table-cell>
          <table:table-cell office:value-type="float" office:value="0.074148616858928" calcext:value-type="float">
            <text:p>0.074148616858928</text:p>
          </table:table-cell>
          <table:table-cell office:value-type="float" office:value="-0.00134582127568295" calcext:value-type="float">
            <text:p>-0.00134582127568295</text:p>
          </table:table-cell>
          <table:table-cell office:value-type="float" office:value="37478.0816867952" calcext:value-type="float">
            <text:p>37478.0816867952</text:p>
          </table:table-cell>
          <table:table-cell office:value-type="float" office:value="0.487922673525545" calcext:value-type="float">
            <text:p>0.487922673525545</text:p>
          </table:table-cell>
          <table:table-cell office:value-type="float" office:value="0.531408686768829" calcext:value-type="float">
            <text:p>0.531408686768829</text:p>
          </table:table-cell>
          <table:table-cell office:value-type="float" office:value="0.676122606375778" calcext:value-type="float">
            <text:p>0.676122606375778</text:p>
          </table:table-cell>
          <table:table-cell office:value-type="float" office:value="-0.583045840647733" calcext:value-type="float">
            <text:p>-0.583045840647733</text:p>
          </table:table-cell>
          <table:table-cell office:value-type="float" office:value="2.39943373557169" calcext:value-type="float">
            <text:p>2.39943373557169</text:p>
          </table:table-cell>
          <table:table-cell office:value-type="float" office:value="0.531579881131908" calcext:value-type="float">
            <text:p>0.531579881131908</text:p>
          </table:table-cell>
          <table:table-cell office:value-type="float" office:value="0.562982347201277" calcext:value-type="float">
            <text:p>0.562982347201277</text:p>
          </table:table-cell>
          <table:table-cell office:value-type="float" office:value="-0.0314024660693692" calcext:value-type="float">
            <text:p>-0.0314024660693692</text:p>
          </table:table-cell>
          <table:table-cell office:value-type="float" office:value="0.563847628174413" calcext:value-type="float">
            <text:p>0.563847628174413</text:p>
          </table:table-cell>
          <table:table-cell office:value-type="float" office:value="0.741668636256204" calcext:value-type="float">
            <text:p>0.741668636256204</text:p>
          </table:table-cell>
          <table:table-cell office:value-type="float" office:value="0.640647861444758" calcext:value-type="float">
            <text:p>0.640647861444758</text:p>
          </table:table-cell>
          <table:table-cell office:value-type="float" office:value="0.720395016884702" calcext:value-type="float">
            <text:p>0.720395016884702</text:p>
          </table:table-cell>
          <table:table-cell office:value-type="float" office:value="-0.0797471554399435" calcext:value-type="float">
            <text:p>-0.0797471554399435</text:p>
          </table:table-cell>
          <table:table-cell office:value-type="float" office:value="0.741668636256204" calcext:value-type="float">
            <text:p>0.741668636256204</text:p>
          </table:table-cell>
          <table:table-cell office:value-type="float" office:value="0.260935755607429" calcext:value-type="float">
            <text:p>0.260935755607429</text:p>
          </table:table-cell>
          <table:table-cell office:value-type="float" office:value="0.69691923397169" calcext:value-type="float">
            <text:p>0.69691923397169</text:p>
          </table:table-cell>
          <table:table-cell office:value-type="float" office:value="0.719886632026453" calcext:value-type="float">
            <text:p>0.719886632026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03cc555-87ca-4b84-8839-52ac0925184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62049816950088" calcext:value-type="float">
            <text:p>0.0762049816950088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0590611574966538" calcext:value-type="float">
            <text:p>0.00590611574966538</text:p>
          </table:table-cell>
          <table:table-cell office:value-type="float" office:value="10890.7350782087" calcext:value-type="float">
            <text:p>10890.7350782087</text:p>
          </table:table-cell>
          <table:table-cell office:value-type="float" office:value="0.48788498685013" calcext:value-type="float">
            <text:p>0.48788498685013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82683252559465" calcext:value-type="float">
            <text:p>0.682683252559465</text:p>
          </table:table-cell>
          <table:table-cell office:value-type="float" office:value="-0.550580749834099" calcext:value-type="float">
            <text:p>-0.550580749834099</text:p>
          </table:table-cell>
          <table:table-cell office:value-type="float" office:value="3.10947715069999" calcext:value-type="float">
            <text:p>3.10947715069999</text:p>
          </table:table-cell>
          <table:table-cell office:value-type="float" office:value="0.563876651982379" calcext:value-type="float">
            <text:p>0.563876651982379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231277533039647" calcext:value-type="float">
            <text:p>-0.0231277533039647</text:p>
          </table:table-cell>
          <table:table-cell office:value-type="float" office:value="0.588898065125059" calcext:value-type="float">
            <text:p>0.588898065125059</text:p>
          </table:table-cell>
          <table:table-cell office:value-type="float" office:value="0.851355961112059" calcext:value-type="float">
            <text:p>0.851355961112059</text:p>
          </table:table-cell>
          <table:table-cell office:value-type="float" office:value="0.696213125043587" calcext:value-type="float">
            <text:p>0.696213125043587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435509276975645" calcext:value-type="float">
            <text:p>-0.0435509276975645</text:p>
          </table:table-cell>
          <table:table-cell office:value-type="float" office:value="0.851355961112059" calcext:value-type="float">
            <text:p>0.851355961112059</text:p>
          </table:table-cell>
          <table:table-cell office:value-type="float" office:value="0.155272727272727" calcext:value-type="float">
            <text:p>0.155272727272727</text:p>
          </table:table-cell>
          <table:table-cell office:value-type="float" office:value="0.806776556776557" calcext:value-type="float">
            <text:p>0.806776556776557</text:p>
          </table:table-cell>
          <table:table-cell office:value-type="float" office:value="0.810515356585112" calcext:value-type="float">
            <text:p>0.810515356585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20bab3b-da96-4c52-b857-94c6614fcf0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87539963282589" calcext:value-type="float">
            <text:p>0.0787539963282589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0812093256842972" calcext:value-type="float">
            <text:p>0.00812093256842972</text:p>
          </table:table-cell>
          <table:table-cell office:value-type="float" office:value="12744.9703269028" calcext:value-type="float">
            <text:p>12744.9703269028</text:p>
          </table:table-cell>
          <table:table-cell office:value-type="float" office:value="0.48769314275491" calcext:value-type="float">
            <text:p>0.48769314275491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681016462189782" calcext:value-type="float">
            <text:p>0.681016462189782</text:p>
          </table:table-cell>
          <table:table-cell office:value-type="float" office:value="-0.649270093835594" calcext:value-type="float">
            <text:p>-0.649270093835594</text:p>
          </table:table-cell>
          <table:table-cell office:value-type="float" office:value="2.19513089738655" calcext:value-type="float">
            <text:p>2.19513089738655</text:p>
          </table:table-cell>
          <table:table-cell office:value-type="float" office:value="0.558140698488942" calcext:value-type="float">
            <text:p>0.558140698488942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0855598919243472" calcext:value-type="float">
            <text:p>-0.00855598919243472</text:p>
          </table:table-cell>
          <table:table-cell office:value-type="float" office:value="0.565932033190635" calcext:value-type="float">
            <text:p>0.565932033190635</text:p>
          </table:table-cell>
          <table:table-cell office:value-type="float" office:value="0.945435281652834" calcext:value-type="float">
            <text:p>0.945435281652834</text:p>
          </table:table-cell>
          <table:table-cell office:value-type="float" office:value="0.708037160710153" calcext:value-type="float">
            <text:p>0.708037160710153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153915567144763" calcext:value-type="float">
            <text:p>-0.0153915567144763</text:p>
          </table:table-cell>
          <table:table-cell office:value-type="float" office:value="0.945435281652834" calcext:value-type="float">
            <text:p>0.945435281652834</text:p>
          </table:table-cell>
          <table:table-cell office:value-type="float" office:value="0.0516166281755196" calcext:value-type="float">
            <text:p>0.0516166281755196</text:p>
          </table:table-cell>
          <table:table-cell office:value-type="float" office:value="0.914233576642336" calcext:value-type="float">
            <text:p>0.914233576642336</text:p>
          </table:table-cell>
          <table:table-cell office:value-type="float" office:value="0.92263759086189" calcext:value-type="float">
            <text:p>0.92263759086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89f9691-c585-4358-b652-e7126d88736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79697833965891" calcext:value-type="float">
            <text:p>0.0779697833965891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0733671963675997" calcext:value-type="float">
            <text:p>0.00733671963675997</text:p>
          </table:table-cell>
          <table:table-cell office:value-type="float" office:value="12160.3727180261" calcext:value-type="float">
            <text:p>12160.3727180261</text:p>
          </table:table-cell>
          <table:table-cell office:value-type="float" office:value="0.487677104239184" calcext:value-type="float">
            <text:p>0.487677104239184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680163347830908" calcext:value-type="float">
            <text:p>0.680163347830908</text:p>
          </table:table-cell>
          <table:table-cell office:value-type="float" office:value="-0.591162370368836" calcext:value-type="float">
            <text:p>-0.591162370368836</text:p>
          </table:table-cell>
          <table:table-cell office:value-type="float" office:value="2.19654775492384" calcext:value-type="float">
            <text:p>2.19654775492384</text:p>
          </table:table-cell>
          <table:table-cell office:value-type="float" office:value="0.554538176723707" calcext:value-type="float">
            <text:p>0.554538176723707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121585109576703" calcext:value-type="float">
            <text:p>-0.0121585109576703</text:p>
          </table:table-cell>
          <table:table-cell office:value-type="float" office:value="0.56472725329914" calcext:value-type="float">
            <text:p>0.56472725329914</text:p>
          </table:table-cell>
          <table:table-cell office:value-type="float" office:value="0.933250927070457" calcext:value-type="float">
            <text:p>0.933250927070457</text:p>
          </table:table-cell>
          <table:table-cell office:value-type="float" office:value="0.703658090070898" calcext:value-type="float">
            <text:p>0.703658090070898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19770627353731" calcext:value-type="float">
            <text:p>-0.019770627353731</text:p>
          </table:table-cell>
          <table:table-cell office:value-type="float" office:value="0.933250927070457" calcext:value-type="float">
            <text:p>0.933250927070457</text:p>
          </table:table-cell>
          <table:table-cell office:value-type="float" office:value="0.0592378752886836" calcext:value-type="float">
            <text:p>0.0592378752886836</text:p>
          </table:table-cell>
          <table:table-cell office:value-type="float" office:value="0.89963503649635" calcext:value-type="float">
            <text:p>0.89963503649635</text:p>
          </table:table-cell>
          <table:table-cell office:value-type="float" office:value="0.90913811007269" calcext:value-type="float">
            <text:p>0.90913811007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9c3af3a5-1931-4031-a09f-1b406b932ea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77375755125818" calcext:value-type="float">
            <text:p>0.0777375755125818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440635987648141" calcext:value-type="float">
            <text:p>0.00440635987648141</text:p>
          </table:table-cell>
          <table:table-cell office:value-type="float" office:value="86014.1689303858" calcext:value-type="float">
            <text:p>86014.1689303858</text:p>
          </table:table-cell>
          <table:table-cell office:value-type="float" office:value="0.487290269553356" calcext:value-type="float">
            <text:p>0.487290269553356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78557515698502" calcext:value-type="float">
            <text:p>0.678557515698502</text:p>
          </table:table-cell>
          <table:table-cell office:value-type="float" office:value="-0.620243193345513" calcext:value-type="float">
            <text:p>-0.620243193345513</text:p>
          </table:table-cell>
          <table:table-cell office:value-type="float" office:value="5.54967988008055" calcext:value-type="float">
            <text:p>5.54967988008055</text:p>
          </table:table-cell>
          <table:table-cell office:value-type="float" office:value="0.570999055063998" calcext:value-type="float">
            <text:p>0.570999055063998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272742891504166" calcext:value-type="float">
            <text:p>-0.0272742891504166</text:p>
          </table:table-cell>
          <table:table-cell office:value-type="float" office:value="0.610808075127931" calcext:value-type="float">
            <text:p>0.610808075127931</text:p>
          </table:table-cell>
          <table:table-cell office:value-type="float" office:value="0.779811903223491" calcext:value-type="float">
            <text:p>0.779811903223491</text:p>
          </table:table-cell>
          <table:table-cell office:value-type="float" office:value="0.685040363269425" calcext:value-type="float">
            <text:p>0.685040363269425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636092295929008" calcext:value-type="float">
            <text:p>-0.0636092295929008</text:p>
          </table:table-cell>
          <table:table-cell office:value-type="float" office:value="0.779811903223491" calcext:value-type="float">
            <text:p>0.779811903223491</text:p>
          </table:table-cell>
          <table:table-cell office:value-type="float" office:value="0.260023521864642" calcext:value-type="float">
            <text:p>0.260023521864642</text:p>
          </table:table-cell>
          <table:table-cell office:value-type="float" office:value="0.733578131374949" calcext:value-type="float">
            <text:p>0.733578131374949</text:p>
          </table:table-cell>
          <table:table-cell office:value-type="float" office:value="0.734721593481213" calcext:value-type="float">
            <text:p>0.734721593481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3c614c6-b8e1-46c0-bb65-7c92a8bbf72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76169289691184" calcext:value-type="float">
            <text:p>0.0776169289691184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428571333301808" calcext:value-type="float">
            <text:p>0.00428571333301808</text:p>
          </table:table-cell>
          <table:table-cell office:value-type="float" office:value="85148.2646876975" calcext:value-type="float">
            <text:p>85148.2646876975</text:p>
          </table:table-cell>
          <table:table-cell office:value-type="float" office:value="0.487040966549769" calcext:value-type="float">
            <text:p>0.487040966549769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77937318338157" calcext:value-type="float">
            <text:p>0.677937318338157</text:p>
          </table:table-cell>
          <table:table-cell office:value-type="float" office:value="-0.625279690601449" calcext:value-type="float">
            <text:p>-0.625279690601449</text:p>
          </table:table-cell>
          <table:table-cell office:value-type="float" office:value="5.58569245491271" calcext:value-type="float">
            <text:p>5.58569245491271</text:p>
          </table:table-cell>
          <table:table-cell office:value-type="float" office:value="0.571729232883773" calcext:value-type="float">
            <text:p>0.571729232883773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265441113306417" calcext:value-type="float">
            <text:p>-0.0265441113306417</text:p>
          </table:table-cell>
          <table:table-cell office:value-type="float" office:value="0.612686482177428" calcext:value-type="float">
            <text:p>0.612686482177428</text:p>
          </table:table-cell>
          <table:table-cell office:value-type="float" office:value="0.772489051618925" calcext:value-type="float">
            <text:p>0.772489051618925</text:p>
          </table:table-cell>
          <table:table-cell office:value-type="float" office:value="0.683369851703661" calcext:value-type="float">
            <text:p>0.683369851703661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652797411586644" calcext:value-type="float">
            <text:p>-0.0652797411586644</text:p>
          </table:table-cell>
          <table:table-cell office:value-type="float" office:value="0.772489051618925" calcext:value-type="float">
            <text:p>0.772489051618925</text:p>
          </table:table-cell>
          <table:table-cell office:value-type="float" office:value="0.272746712284828" calcext:value-type="float">
            <text:p>0.272746712284828</text:p>
          </table:table-cell>
          <table:table-cell office:value-type="float" office:value="0.727458180334557" calcext:value-type="float">
            <text:p>0.727458180334557</text:p>
          </table:table-cell>
          <table:table-cell office:value-type="float" office:value="0.734268899954731" calcext:value-type="float">
            <text:p>0.734268899954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a98028f-e321-4b19-af27-921da5e2bfa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733388072963839" calcext:value-type="float">
            <text:p>0.0733388072963839</text:p>
          </table:table-cell>
          <table:table-cell office:value-type="float" office:value="0.0743008798137566" calcext:value-type="float">
            <text:p>0.0743008798137566</text:p>
          </table:table-cell>
          <table:table-cell office:value-type="float" office:value="-0.000962072517372681" calcext:value-type="float">
            <text:p>-0.000962072517372681</text:p>
          </table:table-cell>
          <table:table-cell office:value-type="float" office:value="39161.6963563267" calcext:value-type="float">
            <text:p>39161.6963563267</text:p>
          </table:table-cell>
          <table:table-cell office:value-type="float" office:value="0.486779710075713" calcext:value-type="float">
            <text:p>0.486779710075713</text:p>
          </table:table-cell>
          <table:table-cell office:value-type="float" office:value="0.532306481984119" calcext:value-type="float">
            <text:p>0.532306481984119</text:p>
          </table:table-cell>
          <table:table-cell office:value-type="float" office:value="0.671812802570567" calcext:value-type="float">
            <text:p>0.671812802570567</text:p>
          </table:table-cell>
          <table:table-cell office:value-type="float" office:value="-0.66866274531302" calcext:value-type="float">
            <text:p>-0.66866274531302</text:p>
          </table:table-cell>
          <table:table-cell office:value-type="float" office:value="1.85854068520199" calcext:value-type="float">
            <text:p>1.85854068520199</text:p>
          </table:table-cell>
          <table:table-cell office:value-type="float" office:value="0.529578713968958" calcext:value-type="float">
            <text:p>0.529578713968958</text:p>
          </table:table-cell>
          <table:table-cell office:value-type="float" office:value="0.552505543237251" calcext:value-type="float">
            <text:p>0.552505543237251</text:p>
          </table:table-cell>
          <table:table-cell office:value-type="float" office:value="-0.0229268292682927" calcext:value-type="float">
            <text:p>-0.0229268292682927</text:p>
          </table:table-cell>
          <table:table-cell office:value-type="float" office:value="0.553748765898136" calcext:value-type="float">
            <text:p>0.553748765898136</text:p>
          </table:table-cell>
          <table:table-cell office:value-type="float" office:value="0.765310217513444" calcext:value-type="float">
            <text:p>0.765310217513444</text:p>
          </table:table-cell>
          <table:table-cell office:value-type="float" office:value="0.642563515061662" calcext:value-type="float">
            <text:p>0.642563515061662</text:p>
          </table:table-cell>
          <table:table-cell office:value-type="float" office:value="0.711759833185752" calcext:value-type="float">
            <text:p>0.711759833185752</text:p>
          </table:table-cell>
          <table:table-cell office:value-type="float" office:value="-0.0691963181240903" calcext:value-type="float">
            <text:p>-0.0691963181240903</text:p>
          </table:table-cell>
          <table:table-cell office:value-type="float" office:value="0.765310217513444" calcext:value-type="float">
            <text:p>0.765310217513444</text:p>
          </table:table-cell>
          <table:table-cell office:value-type="float" office:value="0.238529382618175" calcext:value-type="float">
            <text:p>0.238529382618175</text:p>
          </table:table-cell>
          <table:table-cell office:value-type="float" office:value="0.727726894254788" calcext:value-type="float">
            <text:p>0.727726894254788</text:p>
          </table:table-cell>
          <table:table-cell office:value-type="float" office:value="0.74622641509434" calcext:value-type="float">
            <text:p>0.74622641509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45c22339-952c-4131-8091-1f7e68d00dc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55128655323778" calcext:value-type="float">
            <text:p>0.0755128655323778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0.000115827849166195" calcext:value-type="float">
            <text:p>0.000115827849166195</text:p>
          </table:table-cell>
          <table:table-cell office:value-type="float" office:value="72483.2346153937" calcext:value-type="float">
            <text:p>72483.2346153937</text:p>
          </table:table-cell>
          <table:table-cell office:value-type="float" office:value="0.486515107724049" calcext:value-type="float">
            <text:p>0.486515107724049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7818800563985" calcext:value-type="float">
            <text:p>0.67818800563985</text:p>
          </table:table-cell>
          <table:table-cell office:value-type="float" office:value="-0.637250913791754" calcext:value-type="float">
            <text:p>-0.637250913791754</text:p>
          </table:table-cell>
          <table:table-cell office:value-type="float" office:value="2.05888182788991" calcext:value-type="float">
            <text:p>2.05888182788991</text:p>
          </table:table-cell>
          <table:table-cell office:value-type="float" office:value="0.526631786602625" calcext:value-type="float">
            <text:p>0.526631786602625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231151899819882" calcext:value-type="float">
            <text:p>-0.0231151899819882</text:p>
          </table:table-cell>
          <table:table-cell office:value-type="float" office:value="0.55334571377224" calcext:value-type="float">
            <text:p>0.55334571377224</text:p>
          </table:table-cell>
          <table:table-cell office:value-type="float" office:value="0.720571027381231" calcext:value-type="float">
            <text:p>0.720571027381231</text:p>
          </table:table-cell>
          <table:table-cell office:value-type="float" office:value="0.625982651124966" calcext:value-type="float">
            <text:p>0.625982651124966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834841004039378" calcext:value-type="float">
            <text:p>-0.0834841004039378</text:p>
          </table:table-cell>
          <table:table-cell office:value-type="float" office:value="0.720571027381231" calcext:value-type="float">
            <text:p>0.720571027381231</text:p>
          </table:table-cell>
          <table:table-cell office:value-type="float" office:value="0.289837127345461" calcext:value-type="float">
            <text:p>0.289837127345461</text:p>
          </table:table-cell>
          <table:table-cell office:value-type="float" office:value="0.642973192526401" calcext:value-type="float">
            <text:p>0.642973192526401</text:p>
          </table:table-cell>
          <table:table-cell office:value-type="float" office:value="0.64841628959276" calcext:value-type="float">
            <text:p>0.64841628959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927705a-b2d7-4a9e-aac0-87d29a7c3ff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766188821264737" calcext:value-type="float">
            <text:p>0.0766188821264737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214550574202899" calcext:value-type="float">
            <text:p>0.00214550574202899</text:p>
          </table:table-cell>
          <table:table-cell office:value-type="float" office:value="79069.296413945" calcext:value-type="float">
            <text:p>79069.296413945</text:p>
          </table:table-cell>
          <table:table-cell office:value-type="float" office:value="0.486231394813659" calcext:value-type="float">
            <text:p>0.486231394813659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80238056223794" calcext:value-type="float">
            <text:p>0.680238056223794</text:p>
          </table:table-cell>
          <table:table-cell office:value-type="float" office:value="-0.564212822362412" calcext:value-type="float">
            <text:p>-0.564212822362412</text:p>
          </table:table-cell>
          <table:table-cell office:value-type="float" office:value="3.73409446834021" calcext:value-type="float">
            <text:p>3.73409446834021</text:p>
          </table:table-cell>
          <table:table-cell office:value-type="float" office:value="0.546429797459664" calcext:value-type="float">
            <text:p>0.546429797459664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307672502574665" calcext:value-type="float">
            <text:p>-0.0307672502574665</text:p>
          </table:table-cell>
          <table:table-cell office:value-type="float" office:value="0.586542505256834" calcext:value-type="float">
            <text:p>0.586542505256834</text:p>
          </table:table-cell>
          <table:table-cell office:value-type="float" office:value="0.72581964166233" calcext:value-type="float">
            <text:p>0.72581964166233</text:p>
          </table:table-cell>
          <table:table-cell office:value-type="float" office:value="0.648790536948432" calcext:value-type="float">
            <text:p>0.648790536948432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831370919455963" calcext:value-type="float">
            <text:p>-0.0831370919455963</text:p>
          </table:table-cell>
          <table:table-cell office:value-type="float" office:value="0.72581964166233" calcext:value-type="float">
            <text:p>0.72581964166233</text:p>
          </table:table-cell>
          <table:table-cell office:value-type="float" office:value="0.301532528164011" calcext:value-type="float">
            <text:p>0.301532528164011</text:p>
          </table:table-cell>
          <table:table-cell office:value-type="float" office:value="0.702768729641694" calcext:value-type="float">
            <text:p>0.702768729641694</text:p>
          </table:table-cell>
          <table:table-cell office:value-type="float" office:value="0.710085933966531" calcext:value-type="float">
            <text:p>0.71008593396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498576c-9da1-4337-943f-e598ad365ec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766107207355522" calcext:value-type="float">
            <text:p>0.0766107207355522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0.0012136830523406" calcext:value-type="float">
            <text:p>0.0012136830523406</text:p>
          </table:table-cell>
          <table:table-cell office:value-type="float" office:value="79503.2339707718" calcext:value-type="float">
            <text:p>79503.2339707718</text:p>
          </table:table-cell>
          <table:table-cell office:value-type="float" office:value="0.48610285637871" calcext:value-type="float">
            <text:p>0.48610285637871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75616164960407" calcext:value-type="float">
            <text:p>0.675616164960407</text:p>
          </table:table-cell>
          <table:table-cell office:value-type="float" office:value="-0.633707934984126" calcext:value-type="float">
            <text:p>-0.633707934984126</text:p>
          </table:table-cell>
          <table:table-cell office:value-type="float" office:value="2.05416387497133" calcext:value-type="float">
            <text:p>2.05416387497133</text:p>
          </table:table-cell>
          <table:table-cell office:value-type="float" office:value="0.531735140235012" calcext:value-type="float">
            <text:p>0.531735140235012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180118363496012" calcext:value-type="float">
            <text:p>-0.0180118363496012</text:p>
          </table:table-cell>
          <table:table-cell office:value-type="float" office:value="0.556729965364863" calcext:value-type="float">
            <text:p>0.556729965364863</text:p>
          </table:table-cell>
          <table:table-cell office:value-type="float" office:value="0.727279819018644" calcext:value-type="float">
            <text:p>0.727279819018644</text:p>
          </table:table-cell>
          <table:table-cell office:value-type="float" office:value="0.630678166751226" calcext:value-type="float">
            <text:p>0.630678166751226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787885847776778" calcext:value-type="float">
            <text:p>-0.0787885847776778</text:p>
          </table:table-cell>
          <table:table-cell office:value-type="float" office:value="0.727279819018644" calcext:value-type="float">
            <text:p>0.727279819018644</text:p>
          </table:table-cell>
          <table:table-cell office:value-type="float" office:value="0.292980283836556" calcext:value-type="float">
            <text:p>0.292980283836556</text:p>
          </table:table-cell>
          <table:table-cell office:value-type="float" office:value="0.707961007311129" calcext:value-type="float">
            <text:p>0.707961007311129</text:p>
          </table:table-cell>
          <table:table-cell office:value-type="float" office:value="0.705882352941176" calcext:value-type="float">
            <text:p>0.705882352941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bcc0d97-579d-4ca1-aea4-1a06362147d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59011393416884" calcext:value-type="float">
            <text:p>0.0759011393416884</text:p>
          </table:table-cell>
          <table:table-cell office:value-type="float" office:value="0.0760101250779974" calcext:value-type="float">
            <text:p>0.0760101250779974</text:p>
          </table:table-cell>
          <table:table-cell office:value-type="float" office:value="-0.00010898573630902" calcext:value-type="float">
            <text:p>-0.00010898573630902</text:p>
          </table:table-cell>
          <table:table-cell office:value-type="float" office:value="74762.5340843353" calcext:value-type="float">
            <text:p>74762.5340843353</text:p>
          </table:table-cell>
          <table:table-cell office:value-type="float" office:value="0.486027196683089" calcext:value-type="float">
            <text:p>0.486027196683089</text:p>
          </table:table-cell>
          <table:table-cell office:value-type="float" office:value="0.507935056592612" calcext:value-type="float">
            <text:p>0.507935056592612</text:p>
          </table:table-cell>
          <table:table-cell office:value-type="float" office:value="0.679904403102643" calcext:value-type="float">
            <text:p>0.679904403102643</text:p>
          </table:table-cell>
          <table:table-cell office:value-type="float" office:value="-0.6457706910405" calcext:value-type="float">
            <text:p>-0.6457706910405</text:p>
          </table:table-cell>
          <table:table-cell office:value-type="float" office:value="2.65270122662988" calcext:value-type="float">
            <text:p>2.65270122662988</text:p>
          </table:table-cell>
          <table:table-cell office:value-type="float" office:value="0.531526121643648" calcext:value-type="float">
            <text:p>0.531526121643648</text:p>
          </table:table-cell>
          <table:table-cell office:value-type="float" office:value="0.560135540876726" calcext:value-type="float">
            <text:p>0.560135540876726</text:p>
          </table:table-cell>
          <table:table-cell office:value-type="float" office:value="-0.0286094192330789" calcext:value-type="float">
            <text:p>-0.0286094192330789</text:p>
          </table:table-cell>
          <table:table-cell office:value-type="float" office:value="0.564008865991733" calcext:value-type="float">
            <text:p>0.564008865991733</text:p>
          </table:table-cell>
          <table:table-cell office:value-type="float" office:value="0.720958725782985" calcext:value-type="float">
            <text:p>0.720958725782985</text:p>
          </table:table-cell>
          <table:table-cell office:value-type="float" office:value="0.632898628663619" calcext:value-type="float">
            <text:p>0.632898628663619</text:p>
          </table:table-cell>
          <table:table-cell office:value-type="float" office:value="0.718060099524373" calcext:value-type="float">
            <text:p>0.718060099524373</text:p>
          </table:table-cell>
          <table:table-cell office:value-type="float" office:value="-0.0851614708607533" calcext:value-type="float">
            <text:p>-0.0851614708607533</text:p>
          </table:table-cell>
          <table:table-cell office:value-type="float" office:value="0.720958725782985" calcext:value-type="float">
            <text:p>0.720958725782985</text:p>
          </table:table-cell>
          <table:table-cell office:value-type="float" office:value="0.290297415894685" calcext:value-type="float">
            <text:p>0.290297415894685</text:p>
          </table:table-cell>
          <table:table-cell office:value-type="float" office:value="0.657862657456319" calcext:value-type="float">
            <text:p>0.657862657456319</text:p>
          </table:table-cell>
          <table:table-cell office:value-type="float" office:value="0.661093538183461" calcext:value-type="float">
            <text:p>0.661093538183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f0d4eca4-566a-4a04-b94c-e58d1c2acbc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793004807256219" calcext:value-type="float">
            <text:p>0.0793004807256219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862387890152916" calcext:value-type="float">
            <text:p>0.00862387890152916</text:p>
          </table:table-cell>
          <table:table-cell office:value-type="float" office:value="13192.6185227922" calcext:value-type="float">
            <text:p>13192.6185227922</text:p>
          </table:table-cell>
          <table:table-cell office:value-type="float" office:value="0.485075462543413" calcext:value-type="float">
            <text:p>0.485075462543413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76740530164192" calcext:value-type="float">
            <text:p>0.676740530164192</text:p>
          </table:table-cell>
          <table:table-cell office:value-type="float" office:value="-0.675054081654067" calcext:value-type="float">
            <text:p>-0.675054081654067</text:p>
          </table:table-cell>
          <table:table-cell office:value-type="float" office:value="1.71772061961484" calcext:value-type="float">
            <text:p>1.71772061961484</text:p>
          </table:table-cell>
          <table:table-cell office:value-type="float" office:value="0.549974987493747" calcext:value-type="float">
            <text:p>0.549974987493747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615307653826913" calcext:value-type="float">
            <text:p>-0.00615307653826913</text:p>
          </table:table-cell>
          <table:table-cell office:value-type="float" office:value="0.554877102199224" calcext:value-type="float">
            <text:p>0.554877102199224</text:p>
          </table:table-cell>
          <table:table-cell office:value-type="float" office:value="0.964558783844562" calcext:value-type="float">
            <text:p>0.964558783844562</text:p>
          </table:table-cell>
          <table:table-cell office:value-type="float" office:value="0.704487221601734" calcext:value-type="float">
            <text:p>0.704487221601734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102715143740909" calcext:value-type="float">
            <text:p>-0.0102715143740909</text:p>
          </table:table-cell>
          <table:table-cell office:value-type="float" office:value="0.964558783844562" calcext:value-type="float">
            <text:p>0.964558783844562</text:p>
          </table:table-cell>
          <table:table-cell office:value-type="float" office:value="0.0305420939930125" calcext:value-type="float">
            <text:p>0.0305420939930125</text:p>
          </table:table-cell>
          <table:table-cell office:value-type="float" office:value="0.947104423164615" calcext:value-type="float">
            <text:p>0.947104423164615</text:p>
          </table:table-cell>
          <table:table-cell office:value-type="float" office:value="0.955347871235722" calcext:value-type="float">
            <text:p>0.955347871235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4819d6b-d830-4871-a596-172e9bbb6e2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75288067625775" calcext:value-type="float">
            <text:p>0.0775288067625775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685220493848471" calcext:value-type="float">
            <text:p>0.00685220493848471</text:p>
          </table:table-cell>
          <table:table-cell office:value-type="float" office:value="11864.4836555808" calcext:value-type="float">
            <text:p>11864.4836555808</text:p>
          </table:table-cell>
          <table:table-cell office:value-type="float" office:value="0.484936723460344" calcext:value-type="float">
            <text:p>0.484936723460344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7446376975931" calcext:value-type="float">
            <text:p>0.67446376975931</text:p>
          </table:table-cell>
          <table:table-cell office:value-type="float" office:value="-0.642290280398683" calcext:value-type="float">
            <text:p>-0.642290280398683</text:p>
          </table:table-cell>
          <table:table-cell office:value-type="float" office:value="1.74173612320685" calcext:value-type="float">
            <text:p>1.74173612320685</text:p>
          </table:table-cell>
          <table:table-cell office:value-type="float" office:value="0.54712356178089" calcext:value-type="float">
            <text:p>0.54712356178089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900450225112548" calcext:value-type="float">
            <text:p>-0.00900450225112548</text:p>
          </table:table-cell>
          <table:table-cell office:value-type="float" office:value="0.555022392834293" calcext:value-type="float">
            <text:p>0.555022392834293</text:p>
          </table:table-cell>
          <table:table-cell office:value-type="float" office:value="0.936403706035801" calcext:value-type="float">
            <text:p>0.936403706035801</text:p>
          </table:table-cell>
          <table:table-cell office:value-type="float" office:value="0.696950423459311" calcext:value-type="float">
            <text:p>0.696950423459311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178083125165144" calcext:value-type="float">
            <text:p>-0.0178083125165144</text:p>
          </table:table-cell>
          <table:table-cell office:value-type="float" office:value="0.936403706035801" calcext:value-type="float">
            <text:p>0.936403706035801</text:p>
          </table:table-cell>
          <table:table-cell office:value-type="float" office:value="0.0593936661782937" calcext:value-type="float">
            <text:p>0.0593936661782937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911214953271028" calcext:value-type="float">
            <text:p>0.911214953271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6dc1e114-917b-4a5e-b7b9-d8e05ed0688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84974313127387" calcext:value-type="float">
            <text:p>0.0784974313127387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782082948864593" calcext:value-type="float">
            <text:p>0.00782082948864593</text:p>
          </table:table-cell>
          <table:table-cell office:value-type="float" office:value="12573.5365447303" calcext:value-type="float">
            <text:p>12573.5365447303</text:p>
          </table:table-cell>
          <table:table-cell office:value-type="float" office:value="0.484920493062682" calcext:value-type="float">
            <text:p>0.484920493062682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75463996929196" calcext:value-type="float">
            <text:p>0.675463996929196</text:p>
          </table:table-cell>
          <table:table-cell office:value-type="float" office:value="-0.656645249629331" calcext:value-type="float">
            <text:p>-0.656645249629331</text:p>
          </table:table-cell>
          <table:table-cell office:value-type="float" office:value="1.71603457740963" calcext:value-type="float">
            <text:p>1.71603457740963</text:p>
          </table:table-cell>
          <table:table-cell office:value-type="float" office:value="0.548624312156078" calcext:value-type="float">
            <text:p>0.548624312156078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750375187593799" calcext:value-type="float">
            <text:p>-0.00750375187593799</text:p>
          </table:table-cell>
          <table:table-cell office:value-type="float" office:value="0.554395261845387" calcext:value-type="float">
            <text:p>0.554395261845387</text:p>
          </table:table-cell>
          <table:table-cell office:value-type="float" office:value="0.959881262930647" calcext:value-type="float">
            <text:p>0.959881262930647</text:p>
          </table:table-cell>
          <table:table-cell office:value-type="float" office:value="0.702848674460728" calcext:value-type="float">
            <text:p>0.702848674460728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119100615150975" calcext:value-type="float">
            <text:p>-0.0119100615150975</text:p>
          </table:table-cell>
          <table:table-cell office:value-type="float" office:value="0.959881262930647" calcext:value-type="float">
            <text:p>0.959881262930647</text:p>
          </table:table-cell>
          <table:table-cell office:value-type="float" office:value="0.0333596303392314" calcext:value-type="float">
            <text:p>0.0333596303392314</text:p>
          </table:table-cell>
          <table:table-cell office:value-type="float" office:value="0.930688554491564" calcext:value-type="float">
            <text:p>0.930688554491564</text:p>
          </table:table-cell>
          <table:table-cell office:value-type="float" office:value="0.940809968847352" calcext:value-type="float">
            <text:p>0.940809968847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03c54a77-4eb0-4c9b-a3f7-90d575e4c08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55390508072862" calcext:value-type="float">
            <text:p>0.0755390508072862</text:p>
          </table:table-cell>
          <table:table-cell office:value-type="float" office:value="0.0751378454372054" calcext:value-type="float">
            <text:p>0.0751378454372054</text:p>
          </table:table-cell>
          <table:table-cell office:value-type="float" office:value="0.000401205370080815" calcext:value-type="float">
            <text:p>0.000401205370080815</text:p>
          </table:table-cell>
          <table:table-cell office:value-type="float" office:value="72559.2808655062" calcext:value-type="float">
            <text:p>72559.2808655062</text:p>
          </table:table-cell>
          <table:table-cell office:value-type="float" office:value="0.484684262004148" calcext:value-type="float">
            <text:p>0.484684262004148</text:p>
          </table:table-cell>
          <table:table-cell office:value-type="float" office:value="0.503178526257796" calcext:value-type="float">
            <text:p>0.503178526257796</text:p>
          </table:table-cell>
          <table:table-cell office:value-type="float" office:value="0.67518526998537" calcext:value-type="float">
            <text:p>0.67518526998537</text:p>
          </table:table-cell>
          <table:table-cell office:value-type="float" office:value="-0.614942611703641" calcext:value-type="float">
            <text:p>-0.614942611703641</text:p>
          </table:table-cell>
          <table:table-cell office:value-type="float" office:value="2.03664084889481" calcext:value-type="float">
            <text:p>2.03664084889481</text:p>
          </table:table-cell>
          <table:table-cell office:value-type="float" office:value="0.529810414343313" calcext:value-type="float">
            <text:p>0.529810414343313</text:p>
          </table:table-cell>
          <table:table-cell office:value-type="float" office:value="0.549669726344686" calcext:value-type="float">
            <text:p>0.549669726344686</text:p>
          </table:table-cell>
          <table:table-cell office:value-type="float" office:value="-0.0198593120013726" calcext:value-type="float">
            <text:p>-0.0198593120013726</text:p>
          </table:table-cell>
          <table:table-cell office:value-type="float" office:value="0.554095872014947" calcext:value-type="float">
            <text:p>0.554095872014947</text:p>
          </table:table-cell>
          <table:table-cell office:value-type="float" office:value="0.740538431525556" calcext:value-type="float">
            <text:p>0.740538431525556</text:p>
          </table:table-cell>
          <table:table-cell office:value-type="float" office:value="0.633892191570369" calcext:value-type="float">
            <text:p>0.633892191570369</text:p>
          </table:table-cell>
          <table:table-cell office:value-type="float" office:value="0.709402419109303" calcext:value-type="float">
            <text:p>0.709402419109303</text:p>
          </table:table-cell>
          <table:table-cell office:value-type="float" office:value="-0.0755102275389334" calcext:value-type="float">
            <text:p>-0.0755102275389334</text:p>
          </table:table-cell>
          <table:table-cell office:value-type="float" office:value="0.740538431525556" calcext:value-type="float">
            <text:p>0.740538431525556</text:p>
          </table:table-cell>
          <table:table-cell office:value-type="float" office:value="0.272597390227641" calcext:value-type="float">
            <text:p>0.272597390227641</text:p>
          </table:table-cell>
          <table:table-cell office:value-type="float" office:value="0.664770418529053" calcext:value-type="float">
            <text:p>0.664770418529053</text:p>
          </table:table-cell>
          <table:table-cell office:value-type="float" office:value="0.661990950226244" calcext:value-type="float">
            <text:p>0.661990950226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ae11ae9-5cd9-438e-ad88-b7cb3280f73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22271702802451" calcext:value-type="float">
            <text:p>0.0722271702802451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-0.00181234821743392" calcext:value-type="float">
            <text:p>-0.00181234821743392</text:p>
          </table:table-cell>
          <table:table-cell office:value-type="float" office:value="47659.5769132668" calcext:value-type="float">
            <text:p>47659.5769132668</text:p>
          </table:table-cell>
          <table:table-cell office:value-type="float" office:value="0.484411319066104" calcext:value-type="float">
            <text:p>0.484411319066104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670344906896825" calcext:value-type="float">
            <text:p>0.670344906896825</text:p>
          </table:table-cell>
          <table:table-cell office:value-type="float" office:value="-0.661277629321061" calcext:value-type="float">
            <text:p>-0.661277629321061</text:p>
          </table:table-cell>
          <table:table-cell office:value-type="float" office:value="2.11814315964661" calcext:value-type="float">
            <text:p>2.11814315964661</text:p>
          </table:table-cell>
          <table:table-cell office:value-type="float" office:value="0.524629260254965" calcext:value-type="float">
            <text:p>0.524629260254965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266672448183158" calcext:value-type="float">
            <text:p>-0.0266672448183158</text:p>
          </table:table-cell>
          <table:table-cell office:value-type="float" office:value="0.558754446010335" calcext:value-type="float">
            <text:p>0.558754446010335</text:p>
          </table:table-cell>
          <table:table-cell office:value-type="float" office:value="0.654868648733679" calcext:value-type="float">
            <text:p>0.654868648733679</text:p>
          </table:table-cell>
          <table:table-cell office:value-type="float" office:value="0.603005612891544" calcext:value-type="float">
            <text:p>0.603005612891544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107750201061944" calcext:value-type="float">
            <text:p>-0.107750201061944</text:p>
          </table:table-cell>
          <table:table-cell office:value-type="float" office:value="0.654868648733679" calcext:value-type="float">
            <text:p>0.654868648733679</text:p>
          </table:table-cell>
          <table:table-cell office:value-type="float" office:value="0.364611519134132" calcext:value-type="float">
            <text:p>0.364611519134132</text:p>
          </table:table-cell>
          <table:table-cell office:value-type="float" office:value="0.601326150020721" calcext:value-type="float">
            <text:p>0.601326150020721</text:p>
          </table:table-cell>
          <table:table-cell office:value-type="float" office:value="0.610287303058387" calcext:value-type="float">
            <text:p>0.610287303058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4c608ae-017e-45d0-95da-cde7eba493f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63954173358137" calcext:value-type="float">
            <text:p>0.0763954173358137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306420169971333" calcext:value-type="float">
            <text:p>0.00306420169971333</text:p>
          </table:table-cell>
          <table:table-cell office:value-type="float" office:value="76851.9811570982" calcext:value-type="float">
            <text:p>76851.9811570982</text:p>
          </table:table-cell>
          <table:table-cell office:value-type="float" office:value="0.483091741161817" calcext:value-type="float">
            <text:p>0.483091741161817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72814453469018" calcext:value-type="float">
            <text:p>0.672814453469018</text:p>
          </table:table-cell>
          <table:table-cell office:value-type="float" office:value="-0.631564187059514" calcext:value-type="float">
            <text:p>-0.631564187059514</text:p>
          </table:table-cell>
          <table:table-cell office:value-type="float" office:value="5.60579009250758" calcext:value-type="float">
            <text:p>5.60579009250758</text:p>
          </table:table-cell>
          <table:table-cell office:value-type="float" office:value="0.566016665234945" calcext:value-type="float">
            <text:p>0.566016665234945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322566789794692" calcext:value-type="float">
            <text:p>-0.0322566789794692</text:p>
          </table:table-cell>
          <table:table-cell office:value-type="float" office:value="0.608856508623143" calcext:value-type="float">
            <text:p>0.608856508623143</text:p>
          </table:table-cell>
          <table:table-cell office:value-type="float" office:value="0.767966113863163" calcext:value-type="float">
            <text:p>0.767966113863163</text:p>
          </table:table-cell>
          <table:table-cell office:value-type="float" office:value="0.679217728109721" calcext:value-type="float">
            <text:p>0.679217728109721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694318647526044" calcext:value-type="float">
            <text:p>-0.0694318647526044</text:p>
          </table:table-cell>
          <table:table-cell office:value-type="float" office:value="0.767966113863163" calcext:value-type="float">
            <text:p>0.767966113863163</text:p>
          </table:table-cell>
          <table:table-cell office:value-type="float" office:value="0.265262482625895" calcext:value-type="float">
            <text:p>0.265262482625895</text:p>
          </table:table-cell>
          <table:table-cell office:value-type="float" office:value="0.719706242350061" calcext:value-type="float">
            <text:p>0.719706242350061</text:p>
          </table:table-cell>
          <table:table-cell office:value-type="float" office:value="0.726120416478044" calcext:value-type="float">
            <text:p>0.726120416478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7e3e919c-0ec9-46f0-9a8a-e4e296d98f4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60048037004697" calcext:value-type="float">
            <text:p>0.0760048037004697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153142731602496" calcext:value-type="float">
            <text:p>0.00153142731602496</text:p>
          </table:table-cell>
          <table:table-cell office:value-type="float" office:value="75089.3097007607" calcext:value-type="float">
            <text:p>75089.3097007607</text:p>
          </table:table-cell>
          <table:table-cell office:value-type="float" office:value="0.482985829336422" calcext:value-type="float">
            <text:p>0.482985829336422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74439479812028" calcext:value-type="float">
            <text:p>0.674439479812028</text:p>
          </table:table-cell>
          <table:table-cell office:value-type="float" office:value="-0.621879016606493" calcext:value-type="float">
            <text:p>-0.621879016606493</text:p>
          </table:table-cell>
          <table:table-cell office:value-type="float" office:value="3.69960508031469" calcext:value-type="float">
            <text:p>3.69960508031469</text:p>
          </table:table-cell>
          <table:table-cell office:value-type="float" office:value="0.548532440782698" calcext:value-type="float">
            <text:p>0.548532440782698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286646069344318" calcext:value-type="float">
            <text:p>-0.0286646069344318</text:p>
          </table:table-cell>
          <table:table-cell office:value-type="float" office:value="0.584623382624769" calcext:value-type="float">
            <text:p>0.584623382624769</text:p>
          </table:table-cell>
          <table:table-cell office:value-type="float" office:value="0.752434763214631" calcext:value-type="float">
            <text:p>0.752434763214631</text:p>
          </table:table-cell>
          <table:table-cell office:value-type="float" office:value="0.65799824464454" calcext:value-type="float">
            <text:p>0.65799824464454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739293842494875" calcext:value-type="float">
            <text:p>-0.0739293842494875</text:p>
          </table:table-cell>
          <table:table-cell office:value-type="float" office:value="0.752434763214631" calcext:value-type="float">
            <text:p>0.752434763214631</text:p>
          </table:table-cell>
          <table:table-cell office:value-type="float" office:value="0.270171521364052" calcext:value-type="float">
            <text:p>0.270171521364052</text:p>
          </table:table-cell>
          <table:table-cell office:value-type="float" office:value="0.697068403908795" calcext:value-type="float">
            <text:p>0.697068403908795</text:p>
          </table:table-cell>
          <table:table-cell office:value-type="float" office:value="0.712347354138399" calcext:value-type="float">
            <text:p>0.712347354138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ea1f8d0-3ac0-44c0-a18d-b96df5f0161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63070534349521" calcext:value-type="float">
            <text:p>0.0763070534349521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0600818748960874" calcext:value-type="float">
            <text:p>0.00600818748960874</text:p>
          </table:table-cell>
          <table:table-cell office:value-type="float" office:value="10957.6404995045" calcext:value-type="float">
            <text:p>10957.6404995045</text:p>
          </table:table-cell>
          <table:table-cell office:value-type="float" office:value="0.482618169734133" calcext:value-type="float">
            <text:p>0.482618169734133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75395295589601" calcext:value-type="float">
            <text:p>0.675395295589601</text:p>
          </table:table-cell>
          <table:table-cell office:value-type="float" office:value="-0.571845109372678" calcext:value-type="float">
            <text:p>-0.571845109372678</text:p>
          </table:table-cell>
          <table:table-cell office:value-type="float" office:value="3.0604662749949" calcext:value-type="float">
            <text:p>3.0604662749949</text:p>
          </table:table-cell>
          <table:table-cell office:value-type="float" office:value="0.570985182218662" calcext:value-type="float">
            <text:p>0.570985182218662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160192230676812" calcext:value-type="float">
            <text:p>-0.0160192230676812</text:p>
          </table:table-cell>
          <table:table-cell office:value-type="float" office:value="0.587076481624545" calcext:value-type="float">
            <text:p>0.587076481624545</text:p>
          </table:table-cell>
          <table:table-cell office:value-type="float" office:value="0.907300017056115" calcext:value-type="float">
            <text:p>0.907300017056115</text:p>
          </table:table-cell>
          <table:table-cell office:value-type="float" office:value="0.712878584829804" calcext:value-type="float">
            <text:p>0.712878584829804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268854679113476" calcext:value-type="float">
            <text:p>-0.0268854679113476</text:p>
          </table:table-cell>
          <table:table-cell office:value-type="float" office:value="0.907300017056115" calcext:value-type="float">
            <text:p>0.907300017056115</text:p>
          </table:table-cell>
          <table:table-cell office:value-type="float" office:value="0.092969696969697" calcext:value-type="float">
            <text:p>0.092969696969697</text:p>
          </table:table-cell>
          <table:table-cell office:value-type="float" office:value="0.866300366300366" calcext:value-type="float">
            <text:p>0.866300366300366</text:p>
          </table:table-cell>
          <table:table-cell office:value-type="float" office:value="0.878709005726184" calcext:value-type="float">
            <text:p>0.878709005726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ca9fe23-6679-4531-82c6-93acfc2d68e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75599093946315" calcext:value-type="float">
            <text:p>0.0775599093946315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688330757053879" calcext:value-type="float">
            <text:p>0.00688330757053879</text:p>
          </table:table-cell>
          <table:table-cell office:value-type="float" office:value="11886.6323904965" calcext:value-type="float">
            <text:p>11886.6323904965</text:p>
          </table:table-cell>
          <table:table-cell office:value-type="float" office:value="0.482536005006619" calcext:value-type="float">
            <text:p>0.482536005006619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71313792815183" calcext:value-type="float">
            <text:p>0.671313792815183</text:p>
          </table:table-cell>
          <table:table-cell office:value-type="float" office:value="-0.653912827666077" calcext:value-type="float">
            <text:p>-0.653912827666077</text:p>
          </table:table-cell>
          <table:table-cell office:value-type="float" office:value="1.72379981465696" calcext:value-type="float">
            <text:p>1.72379981465696</text:p>
          </table:table-cell>
          <table:table-cell office:value-type="float" office:value="0.548674337168584" calcext:value-type="float">
            <text:p>0.548674337168584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0745372686343171" calcext:value-type="float">
            <text:p>-0.00745372686343171</text:p>
          </table:table-cell>
          <table:table-cell office:value-type="float" office:value="0.554943613952269" calcext:value-type="float">
            <text:p>0.554943613952269</text:p>
          </table:table-cell>
          <table:table-cell office:value-type="float" office:value="0.951695601331294" calcext:value-type="float">
            <text:p>0.951695601331294</text:p>
          </table:table-cell>
          <table:table-cell office:value-type="float" office:value="0.701080113975217" calcext:value-type="float">
            <text:p>0.701080113975217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136786220006083" calcext:value-type="float">
            <text:p>-0.0136786220006083</text:p>
          </table:table-cell>
          <table:table-cell office:value-type="float" office:value="0.951695601331294" calcext:value-type="float">
            <text:p>0.951695601331294</text:p>
          </table:table-cell>
          <table:table-cell office:value-type="float" office:value="0.0437281640933168" calcext:value-type="float">
            <text:p>0.0437281640933168</text:p>
          </table:table-cell>
          <table:table-cell office:value-type="float" office:value="0.92202462380301" calcext:value-type="float">
            <text:p>0.92202462380301</text:p>
          </table:table-cell>
          <table:table-cell office:value-type="float" office:value="0.935098650051921" calcext:value-type="float">
            <text:p>0.935098650051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a0494ea-ddcc-43ff-8dd4-426d2d5e40b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88738845158694" calcext:value-type="float">
            <text:p>0.0788738845158694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0857501857052601" calcext:value-type="float">
            <text:p>0.00857501857052601</text:p>
          </table:table-cell>
          <table:table-cell office:value-type="float" office:value="12778.3992712207" calcext:value-type="float">
            <text:p>12778.3992712207</text:p>
          </table:table-cell>
          <table:table-cell office:value-type="float" office:value="0.482235380795141" calcext:value-type="float">
            <text:p>0.482235380795141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73653088432086" calcext:value-type="float">
            <text:p>0.673653088432086</text:p>
          </table:table-cell>
          <table:table-cell office:value-type="float" office:value="-0.679832221716004" calcext:value-type="float">
            <text:p>-0.679832221716004</text:p>
          </table:table-cell>
          <table:table-cell office:value-type="float" office:value="3.02113878157321" calcext:value-type="float">
            <text:p>3.02113878157321</text:p>
          </table:table-cell>
          <table:table-cell office:value-type="float" office:value="0.58089707649179" calcext:value-type="float">
            <text:p>0.58089707649179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0610732879455345" calcext:value-type="float">
            <text:p>-0.00610732879455345</text:p>
          </table:table-cell>
          <table:table-cell office:value-type="float" office:value="0.58614136018081" calcext:value-type="float">
            <text:p>0.58614136018081</text:p>
          </table:table-cell>
          <table:table-cell office:value-type="float" office:value="0.973136619478083" calcext:value-type="float">
            <text:p>0.973136619478083</text:p>
          </table:table-cell>
          <table:table-cell office:value-type="float" office:value="0.731615054177085" calcext:value-type="float">
            <text:p>0.731615054177085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081489985640667" calcext:value-type="float">
            <text:p>-0.0081489985640667</text:p>
          </table:table-cell>
          <table:table-cell office:value-type="float" office:value="0.973136619478083" calcext:value-type="float">
            <text:p>0.973136619478083</text:p>
          </table:table-cell>
          <table:table-cell office:value-type="float" office:value="0.0233939393939394" calcext:value-type="float">
            <text:p>0.0233939393939394</text:p>
          </table:table-cell>
          <table:table-cell office:value-type="float" office:value="0.953754578754579" calcext:value-type="float">
            <text:p>0.953754578754579</text:p>
          </table:table-cell>
          <table:table-cell office:value-type="float" office:value="0.958875585632483" calcext:value-type="float">
            <text:p>0.958875585632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1db0e9f-c410-46d1-a152-3a4a08b224a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8686278590496" calcext:value-type="float">
            <text:p>0.078686278590496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0861759355233405" calcext:value-type="float">
            <text:p>0.00861759355233405</text:p>
          </table:table-cell>
          <table:table-cell office:value-type="float" office:value="12510.1747746047" calcext:value-type="float">
            <text:p>12510.1747746047</text:p>
          </table:table-cell>
          <table:table-cell office:value-type="float" office:value="0.481324225648715" calcext:value-type="float">
            <text:p>0.481324225648715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673577372709722" calcext:value-type="float">
            <text:p>0.673577372709722</text:p>
          </table:table-cell>
          <table:table-cell office:value-type="float" office:value="-0.662293236993152" calcext:value-type="float">
            <text:p>-0.662293236993152</text:p>
          </table:table-cell>
          <table:table-cell office:value-type="float" office:value="4.3743031637729" calcext:value-type="float">
            <text:p>4.3743031637729</text:p>
          </table:table-cell>
          <table:table-cell office:value-type="float" office:value="0.594868196852761" calcext:value-type="float">
            <text:p>0.594868196852761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15385386388694" calcext:value-type="float">
            <text:p>-0.015385386388694</text:p>
          </table:table-cell>
          <table:table-cell office:value-type="float" office:value="0.605538651951936" calcext:value-type="float">
            <text:p>0.605538651951936</text:p>
          </table:table-cell>
          <table:table-cell office:value-type="float" office:value="0.964276915496428" calcext:value-type="float">
            <text:p>0.964276915496428</text:p>
          </table:table-cell>
          <table:table-cell office:value-type="float" office:value="0.743917891535732" calcext:value-type="float">
            <text:p>0.743917891535732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140417113399952" calcext:value-type="float">
            <text:p>-0.0140417113399952</text:p>
          </table:table-cell>
          <table:table-cell office:value-type="float" office:value="0.964276915496428" calcext:value-type="float">
            <text:p>0.964276915496428</text:p>
          </table:table-cell>
          <table:table-cell office:value-type="float" office:value="0.0164587887360165" calcext:value-type="float">
            <text:p>0.0164587887360165</text:p>
          </table:table-cell>
          <table:table-cell office:value-type="float" office:value="0.951376146788991" calcext:value-type="float">
            <text:p>0.951376146788991</text:p>
          </table:table-cell>
          <table:table-cell office:value-type="float" office:value="0.961458333333333" calcext:value-type="float">
            <text:p>0.961458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a4864e27-e1a3-444d-a0a5-f9eb7fef0c9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61052961459605" calcext:value-type="float">
            <text:p>0.0761052961459605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277408050986017" calcext:value-type="float">
            <text:p>0.00277408050986017</text:p>
          </table:table-cell>
          <table:table-cell office:value-type="float" office:value="75001.9706328036" calcext:value-type="float">
            <text:p>75001.9706328036</text:p>
          </table:table-cell>
          <table:table-cell office:value-type="float" office:value="0.48110582498997" calcext:value-type="float">
            <text:p>0.48110582498997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68174260184688" calcext:value-type="float">
            <text:p>0.668174260184688</text:p>
          </table:table-cell>
          <table:table-cell office:value-type="float" office:value="-0.622977635419941" calcext:value-type="float">
            <text:p>-0.622977635419941</text:p>
          </table:table-cell>
          <table:table-cell office:value-type="float" office:value="5.57361781774038" calcext:value-type="float">
            <text:p>5.57361781774038</text:p>
          </table:table-cell>
          <table:table-cell office:value-type="float" office:value="0.575895541620136" calcext:value-type="float">
            <text:p>0.575895541620136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223778025942789" calcext:value-type="float">
            <text:p>-0.0223778025942789</text:p>
          </table:table-cell>
          <table:table-cell office:value-type="float" office:value="0.61425753733446" calcext:value-type="float">
            <text:p>0.61425753733446</text:p>
          </table:table-cell>
          <table:table-cell office:value-type="float" office:value="0.782540024409505" calcext:value-type="float">
            <text:p>0.782540024409505</text:p>
          </table:table-cell>
          <table:table-cell office:value-type="float" office:value="0.688261665719518" calcext:value-type="float">
            <text:p>0.688261665719518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603879271428082" calcext:value-type="float">
            <text:p>-0.0603879271428082</text:p>
          </table:table-cell>
          <table:table-cell office:value-type="float" office:value="0.782540024409505" calcext:value-type="float">
            <text:p>0.782540024409505</text:p>
          </table:table-cell>
          <table:table-cell office:value-type="float" office:value="0.268149256922912" calcext:value-type="float">
            <text:p>0.268149256922912</text:p>
          </table:table-cell>
          <table:table-cell office:value-type="float" office:value="0.732762137902897" calcext:value-type="float">
            <text:p>0.732762137902897</text:p>
          </table:table-cell>
          <table:table-cell office:value-type="float" office:value="0.740153915799004" calcext:value-type="float">
            <text:p>0.740153915799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6e102df-6483-4188-b399-54ae4e604fc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43565962202128" calcext:value-type="float">
            <text:p>0.0743565962202128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-0.000116780164231889" calcext:value-type="float">
            <text:p>-0.000116780164231889</text:p>
          </table:table-cell>
          <table:table-cell office:value-type="float" office:value="65358.8879008294" calcext:value-type="float">
            <text:p>65358.8879008294</text:p>
          </table:table-cell>
          <table:table-cell office:value-type="float" office:value="0.480691421448258" calcext:value-type="float">
            <text:p>0.480691421448258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72569783061062" calcext:value-type="float">
            <text:p>0.672569783061062</text:p>
          </table:table-cell>
          <table:table-cell office:value-type="float" office:value="-0.599054576221977" calcext:value-type="float">
            <text:p>-0.599054576221977</text:p>
          </table:table-cell>
          <table:table-cell office:value-type="float" office:value="3.89883022036036" calcext:value-type="float">
            <text:p>3.89883022036036</text:p>
          </table:table-cell>
          <table:table-cell office:value-type="float" office:value="0.540078956402334" calcext:value-type="float">
            <text:p>0.540078956402334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371180913147957" calcext:value-type="float">
            <text:p>-0.0371180913147957</text:p>
          </table:table-cell>
          <table:table-cell office:value-type="float" office:value="0.587973990858173" calcext:value-type="float">
            <text:p>0.587973990858173</text:p>
          </table:table-cell>
          <table:table-cell office:value-type="float" office:value="0.678982975243476" calcext:value-type="float">
            <text:p>0.678982975243476</text:p>
          </table:table-cell>
          <table:table-cell office:value-type="float" office:value="0.630209770908087" calcext:value-type="float">
            <text:p>0.630209770908087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101717857985941" calcext:value-type="float">
            <text:p>-0.101717857985941</text:p>
          </table:table-cell>
          <table:table-cell office:value-type="float" office:value="0.678982975243476" calcext:value-type="float">
            <text:p>0.678982975243476</text:p>
          </table:table-cell>
          <table:table-cell office:value-type="float" office:value="0.350451639094692" calcext:value-type="float">
            <text:p>0.350451639094692</text:p>
          </table:table-cell>
          <table:table-cell office:value-type="float" office:value="0.643729641693811" calcext:value-type="float">
            <text:p>0.643729641693811</text:p>
          </table:table-cell>
          <table:table-cell office:value-type="float" office:value="0.666214382632293" calcext:value-type="float">
            <text:p>0.666214382632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e1fede0-9894-4572-952c-60599cce034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27429146513208" calcext:value-type="float">
            <text:p>0.0727429146513208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-0.000690586161427476" calcext:value-type="float">
            <text:p>-0.000690586161427476</text:p>
          </table:table-cell>
          <table:table-cell office:value-type="float" office:value="49651.7313336061" calcext:value-type="float">
            <text:p>49651.7313336061</text:p>
          </table:table-cell>
          <table:table-cell office:value-type="float" office:value="0.480556042213103" calcext:value-type="float">
            <text:p>0.480556042213103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666378642742153" calcext:value-type="float">
            <text:p>0.666378642742153</text:p>
          </table:table-cell>
          <table:table-cell office:value-type="float" office:value="-0.612202710021563" calcext:value-type="float">
            <text:p>-0.612202710021563</text:p>
          </table:table-cell>
          <table:table-cell office:value-type="float" office:value="2.65626564224713" calcext:value-type="float">
            <text:p>2.65626564224713</text:p>
          </table:table-cell>
          <table:table-cell office:value-type="float" office:value="0.532179720704311" calcext:value-type="float">
            <text:p>0.532179720704311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299245381212594" calcext:value-type="float">
            <text:p>-0.0299245381212594</text:p>
          </table:table-cell>
          <table:table-cell office:value-type="float" office:value="0.569590268886044" calcext:value-type="float">
            <text:p>0.569590268886044</text:p>
          </table:table-cell>
          <table:table-cell office:value-type="float" office:value="0.686443947226294" calcext:value-type="float">
            <text:p>0.686443947226294</text:p>
          </table:table-cell>
          <table:table-cell office:value-type="float" office:value="0.622581435219202" calcext:value-type="float">
            <text:p>0.622581435219202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970942914805957" calcext:value-type="float">
            <text:p>-0.0970942914805957</text:p>
          </table:table-cell>
          <table:table-cell office:value-type="float" office:value="0.686443947226294" calcext:value-type="float">
            <text:p>0.686443947226294</text:p>
          </table:table-cell>
          <table:table-cell office:value-type="float" office:value="0.334158660988412" calcext:value-type="float">
            <text:p>0.334158660988412</text:p>
          </table:table-cell>
          <table:table-cell office:value-type="float" office:value="0.645522388059702" calcext:value-type="float">
            <text:p>0.645522388059702</text:p>
          </table:table-cell>
          <table:table-cell office:value-type="float" office:value="0.670222634508349" calcext:value-type="float">
            <text:p>0.670222634508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4e751c9-fc64-4e62-87de-0b1f03808d4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51819780340495" calcext:value-type="float">
            <text:p>0.0751819780340495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0708601649604734" calcext:value-type="float">
            <text:p>0.000708601649604734</text:p>
          </table:table-cell>
          <table:table-cell office:value-type="float" office:value="70065.0056600669" calcext:value-type="float">
            <text:p>70065.0056600669</text:p>
          </table:table-cell>
          <table:table-cell office:value-type="float" office:value="0.48015540049509" calcext:value-type="float">
            <text:p>0.48015540049509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70863259883972" calcext:value-type="float">
            <text:p>0.670863259883972</text:p>
          </table:table-cell>
          <table:table-cell office:value-type="float" office:value="-0.630519353294307" calcext:value-type="float">
            <text:p>-0.630519353294307</text:p>
          </table:table-cell>
          <table:table-cell office:value-type="float" office:value="3.71513757132205" calcext:value-type="float">
            <text:p>3.71513757132205</text:p>
          </table:table-cell>
          <table:table-cell office:value-type="float" office:value="0.542310332990045" calcext:value-type="float">
            <text:p>0.542310332990045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348867147270855" calcext:value-type="float">
            <text:p>-0.0348867147270855</text:p>
          </table:table-cell>
          <table:table-cell office:value-type="float" office:value="0.58333832066551" calcext:value-type="float">
            <text:p>0.58333832066551</text:p>
          </table:table-cell>
          <table:table-cell office:value-type="float" office:value="0.724630139023121" calcext:value-type="float">
            <text:p>0.724630139023121</text:p>
          </table:table-cell>
          <table:table-cell office:value-type="float" office:value="0.646352785145889" calcext:value-type="float">
            <text:p>0.646352785145889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855748437481393" calcext:value-type="float">
            <text:p>-0.0855748437481393</text:p>
          </table:table-cell>
          <table:table-cell office:value-type="float" office:value="0.724630139023121" calcext:value-type="float">
            <text:p>0.724630139023121</text:p>
          </table:table-cell>
          <table:table-cell office:value-type="float" office:value="0.293413173652695" calcext:value-type="float">
            <text:p>0.293413173652695</text:p>
          </table:table-cell>
          <table:table-cell office:value-type="float" office:value="0.674674267100977" calcext:value-type="float">
            <text:p>0.674674267100977</text:p>
          </table:table-cell>
          <table:table-cell office:value-type="float" office:value="0.687019448213478" calcext:value-type="float">
            <text:p>0.687019448213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cd547784-506a-4139-9493-b55faee4f4d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77216674859202" calcext:value-type="float">
            <text:p>0.0777216674859202</text:p>
          </table:table-cell>
          <table:table-cell office:value-type="float" office:value="0.0703109989859063" calcext:value-type="float">
            <text:p>0.0703109989859063</text:p>
          </table:table-cell>
          <table:table-cell office:value-type="float" office:value="0.00741066850001393" calcext:value-type="float">
            <text:p>0.00741066850001393</text:p>
          </table:table-cell>
          <table:table-cell office:value-type="float" office:value="11988.1054140032" calcext:value-type="float">
            <text:p>11988.1054140032</text:p>
          </table:table-cell>
          <table:table-cell office:value-type="float" office:value="0.480070460008134" calcext:value-type="float">
            <text:p>0.480070460008134</text:p>
          </table:table-cell>
          <table:table-cell office:value-type="float" office:value="0.498588234292675" calcext:value-type="float">
            <text:p>0.498588234292675</text:p>
          </table:table-cell>
          <table:table-cell office:value-type="float" office:value="0.667610950027633" calcext:value-type="float">
            <text:p>0.667610950027633</text:p>
          </table:table-cell>
          <table:table-cell office:value-type="float" office:value="-0.661107992985791" calcext:value-type="float">
            <text:p>-0.661107992985791</text:p>
          </table:table-cell>
          <table:table-cell office:value-type="float" office:value="1.71088253078811" calcext:value-type="float">
            <text:p>1.71088253078811</text:p>
          </table:table-cell>
          <table:table-cell office:value-type="float" office:value="0.550135094566196" calcext:value-type="float">
            <text:p>0.550135094566196</text:p>
          </table:table-cell>
          <table:table-cell office:value-type="float" office:value="0.556039227459221" calcext:value-type="float">
            <text:p>0.556039227459221</text:p>
          </table:table-cell>
          <table:table-cell office:value-type="float" office:value="-0.00590413289302505" calcext:value-type="float">
            <text:p>-0.00590413289302505</text:p>
          </table:table-cell>
          <table:table-cell office:value-type="float" office:value="0.55467944753659" calcext:value-type="float">
            <text:p>0.55467944753659</text:p>
          </table:table-cell>
          <table:table-cell office:value-type="float" office:value="0.968505354089805" calcext:value-type="float">
            <text:p>0.968505354089805</text:p>
          </table:table-cell>
          <table:table-cell office:value-type="float" office:value="0.705377330668152" calcext:value-type="float">
            <text:p>0.705377330668152</text:p>
          </table:table-cell>
          <table:table-cell office:value-type="float" office:value="0.714685359657867" calcext:value-type="float">
            <text:p>0.714685359657867</text:p>
          </table:table-cell>
          <table:table-cell office:value-type="float" office:value="-0.0093080289897145" calcext:value-type="float">
            <text:p>-0.0093080289897145</text:p>
          </table:table-cell>
          <table:table-cell office:value-type="float" office:value="0.968505354089805" calcext:value-type="float">
            <text:p>0.968505354089805</text:p>
          </table:table-cell>
          <table:table-cell office:value-type="float" office:value="0.0261467372929111" calcext:value-type="float">
            <text:p>0.0261467372929111</text:p>
          </table:table-cell>
          <table:table-cell office:value-type="float" office:value="0.943430656934307" calcext:value-type="float">
            <text:p>0.943430656934307</text:p>
          </table:table-cell>
          <table:table-cell office:value-type="float" office:value="0.953790238836968" calcext:value-type="float">
            <text:p>0.953790238836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0ae2246-b925-488e-8a31-acf508803d2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56376774879177" calcext:value-type="float">
            <text:p>0.0756376774879177</text:p>
          </table:table-cell>
          <table:table-cell office:value-type="float" office:value="0.0733312156361003" calcext:value-type="float">
            <text:p>0.0733312156361003</text:p>
          </table:table-cell>
          <table:table-cell office:value-type="float" office:value="0.00230646185181738" calcext:value-type="float">
            <text:p>0.00230646185181738</text:p>
          </table:table-cell>
          <table:table-cell office:value-type="float" office:value="72112.27404157" calcext:value-type="float">
            <text:p>72112.27404157</text:p>
          </table:table-cell>
          <table:table-cell office:value-type="float" office:value="0.478764297947645" calcext:value-type="float">
            <text:p>0.478764297947645</text:p>
          </table:table-cell>
          <table:table-cell office:value-type="float" office:value="0.496959718878513" calcext:value-type="float">
            <text:p>0.496959718878513</text:p>
          </table:table-cell>
          <table:table-cell office:value-type="float" office:value="0.665850489062565" calcext:value-type="float">
            <text:p>0.665850489062565</text:p>
          </table:table-cell>
          <table:table-cell office:value-type="float" office:value="-0.671676692087438" calcext:value-type="float">
            <text:p>-0.671676692087438</text:p>
          </table:table-cell>
          <table:table-cell office:value-type="float" office:value="5.6921275571793" calcext:value-type="float">
            <text:p>5.6921275571793</text:p>
          </table:table-cell>
          <table:table-cell office:value-type="float" office:value="0.564470406322481" calcext:value-type="float">
            <text:p>0.564470406322481</text:p>
          </table:table-cell>
          <table:table-cell office:value-type="float" office:value="0.598273344214415" calcext:value-type="float">
            <text:p>0.598273344214415</text:p>
          </table:table-cell>
          <table:table-cell office:value-type="float" office:value="-0.0338029378919337" calcext:value-type="float">
            <text:p>-0.0338029378919337</text:p>
          </table:table-cell>
          <table:table-cell office:value-type="float" office:value="0.610757088570593" calcext:value-type="float">
            <text:p>0.610757088570593</text:p>
          </table:table-cell>
          <table:table-cell office:value-type="float" office:value="0.750017948165697" calcext:value-type="float">
            <text:p>0.750017948165697</text:p>
          </table:table-cell>
          <table:table-cell office:value-type="float" office:value="0.673261584069086" calcext:value-type="float">
            <text:p>0.673261584069086</text:p>
          </table:table-cell>
          <table:table-cell office:value-type="float" office:value="0.748649592862326" calcext:value-type="float">
            <text:p>0.748649592862326</text:p>
          </table:table-cell>
          <table:table-cell office:value-type="float" office:value="-0.0753880087932401" calcext:value-type="float">
            <text:p>-0.0753880087932401</text:p>
          </table:table-cell>
          <table:table-cell office:value-type="float" office:value="0.750017948165697" calcext:value-type="float">
            <text:p>0.750017948165697</text:p>
          </table:table-cell>
          <table:table-cell office:value-type="float" office:value="0.288142841868919" calcext:value-type="float">
            <text:p>0.288142841868919</text:p>
          </table:table-cell>
          <table:table-cell office:value-type="float" office:value="0.711138310893513" calcext:value-type="float">
            <text:p>0.711138310893513</text:p>
          </table:table-cell>
          <table:table-cell office:value-type="float" office:value="0.718877320054323" calcext:value-type="float">
            <text:p>0.718877320054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d8801f1-5421-4e87-a726-1e06fb59a23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47475282502577" calcext:value-type="float">
            <text:p>0.0747475282502577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0274151865812922" calcext:value-type="float">
            <text:p>0.000274151865812922</text:p>
          </table:table-cell>
          <table:table-cell office:value-type="float" office:value="67547.6335452596" calcext:value-type="float">
            <text:p>67547.6335452596</text:p>
          </table:table-cell>
          <table:table-cell office:value-type="float" office:value="0.478078250966308" calcext:value-type="float">
            <text:p>0.478078250966308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66438286680425" calcext:value-type="float">
            <text:p>0.666438286680425</text:p>
          </table:table-cell>
          <table:table-cell office:value-type="float" office:value="-0.597944784591959" calcext:value-type="float">
            <text:p>-0.597944784591959</text:p>
          </table:table-cell>
          <table:table-cell office:value-type="float" office:value="3.74224485405422" calcext:value-type="float">
            <text:p>3.74224485405422</text:p>
          </table:table-cell>
          <table:table-cell office:value-type="float" office:value="0.549733951253004" calcext:value-type="float">
            <text:p>0.549733951253004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274630964641264" calcext:value-type="float">
            <text:p>-0.0274630964641264</text:p>
          </table:table-cell>
          <table:table-cell office:value-type="float" office:value="0.586856941508104" calcext:value-type="float">
            <text:p>0.586856941508104</text:p>
          </table:table-cell>
          <table:table-cell office:value-type="float" office:value="0.742918742100959" calcext:value-type="float">
            <text:p>0.742918742100959</text:p>
          </table:table-cell>
          <table:table-cell office:value-type="float" office:value="0.655730174874504" calcext:value-type="float">
            <text:p>0.655730174874504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761974540195243" calcext:value-type="float">
            <text:p>-0.0761974540195243</text:p>
          </table:table-cell>
          <table:table-cell office:value-type="float" office:value="0.742918742100959" calcext:value-type="float">
            <text:p>0.742918742100959</text:p>
          </table:table-cell>
          <table:table-cell office:value-type="float" office:value="0.286004262661118" calcext:value-type="float">
            <text:p>0.286004262661118</text:p>
          </table:table-cell>
          <table:table-cell office:value-type="float" office:value="0.693403908794788" calcext:value-type="float">
            <text:p>0.693403908794788</text:p>
          </table:table-cell>
          <table:table-cell office:value-type="float" office:value="0.706919945725916" calcext:value-type="float">
            <text:p>0.706919945725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2d34853-772e-4979-bd13-8ced6720764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52369591776105" calcext:value-type="float">
            <text:p>0.0752369591776105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0.000763582793165796" calcext:value-type="float">
            <text:p>0.000763582793165796</text:p>
          </table:table-cell>
          <table:table-cell office:value-type="float" office:value="70390.1204979253" calcext:value-type="float">
            <text:p>70390.1204979253</text:p>
          </table:table-cell>
          <table:table-cell office:value-type="float" office:value="0.477510806060946" calcext:value-type="float">
            <text:p>0.477510806060946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63892161725789" calcext:value-type="float">
            <text:p>0.663892161725789</text:p>
          </table:table-cell>
          <table:table-cell office:value-type="float" office:value="-0.642532534111827" calcext:value-type="float">
            <text:p>-0.642532534111827</text:p>
          </table:table-cell>
          <table:table-cell office:value-type="float" office:value="3.69182382417448" calcext:value-type="float">
            <text:p>3.69182382417448</text:p>
          </table:table-cell>
          <table:table-cell office:value-type="float" office:value="0.553381393752146" calcext:value-type="float">
            <text:p>0.553381393752146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238156539649845" calcext:value-type="float">
            <text:p>-0.0238156539649845</text:p>
          </table:table-cell>
          <table:table-cell office:value-type="float" office:value="0.586828739371112" calcext:value-type="float">
            <text:p>0.586828739371112</text:p>
          </table:table-cell>
          <table:table-cell office:value-type="float" office:value="0.764478477436622" calcext:value-type="float">
            <text:p>0.764478477436622</text:p>
          </table:table-cell>
          <table:table-cell office:value-type="float" office:value="0.66397623813521" calcext:value-type="float">
            <text:p>0.66397623813521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679513907588178" calcext:value-type="float">
            <text:p>-0.0679513907588178</text:p>
          </table:table-cell>
          <table:table-cell office:value-type="float" office:value="0.764478477436622" calcext:value-type="float">
            <text:p>0.764478477436622</text:p>
          </table:table-cell>
          <table:table-cell office:value-type="float" office:value="0.26519841672587" calcext:value-type="float">
            <text:p>0.26519841672587</text:p>
          </table:table-cell>
          <table:table-cell office:value-type="float" office:value="0.711319218241042" calcext:value-type="float">
            <text:p>0.711319218241042</text:p>
          </table:table-cell>
          <table:table-cell office:value-type="float" office:value="0.720488466757123" calcext:value-type="float">
            <text:p>0.720488466757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1215cbf4-1fa9-4ee9-9f2b-536844ebef8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37491709397062" calcext:value-type="float">
            <text:p>0.0737491709397062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0.000915072800186767" calcext:value-type="float">
            <text:p>0.000915072800186767</text:p>
          </table:table-cell>
          <table:table-cell office:value-type="float" office:value="53724.1653015589" calcext:value-type="float">
            <text:p>53724.1653015589</text:p>
          </table:table-cell>
          <table:table-cell office:value-type="float" office:value="0.477453689266231" calcext:value-type="float">
            <text:p>0.477453689266231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63282860099459" calcext:value-type="float">
            <text:p>0.663282860099459</text:p>
          </table:table-cell>
          <table:table-cell office:value-type="float" office:value="-0.71507468629123" calcext:value-type="float">
            <text:p>-0.71507468629123</text:p>
          </table:table-cell>
          <table:table-cell office:value-type="float" office:value="3.58347913133951" calcext:value-type="float">
            <text:p>3.58347913133951</text:p>
          </table:table-cell>
          <table:table-cell office:value-type="float" office:value="0.546598403332176" calcext:value-type="float">
            <text:p>0.546598403332176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329746615758417" calcext:value-type="float">
            <text:p>-0.0329746615758417</text:p>
          </table:table-cell>
          <table:table-cell office:value-type="float" office:value="0.583438540112476" calcext:value-type="float">
            <text:p>0.583438540112476</text:p>
          </table:table-cell>
          <table:table-cell office:value-type="float" office:value="0.761116933672705" calcext:value-type="float">
            <text:p>0.761116933672705</text:p>
          </table:table-cell>
          <table:table-cell office:value-type="float" office:value="0.660537941787942" calcext:value-type="float">
            <text:p>0.660537941787942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732971403413776" calcext:value-type="float">
            <text:p>-0.0732971403413776</text:p>
          </table:table-cell>
          <table:table-cell office:value-type="float" office:value="0.761116933672705" calcext:value-type="float">
            <text:p>0.761116933672705</text:p>
          </table:table-cell>
          <table:table-cell office:value-type="float" office:value="0.250877192982456" calcext:value-type="float">
            <text:p>0.250877192982456</text:p>
          </table:table-cell>
          <table:table-cell office:value-type="float" office:value="0.738085370907584" calcext:value-type="float">
            <text:p>0.738085370907584</text:p>
          </table:table-cell>
          <table:table-cell office:value-type="float" office:value="0.756505576208178" calcext:value-type="float">
            <text:p>0.756505576208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33ac9039-3484-489b-bc1a-6f0070e557a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1855555530399" calcext:value-type="float">
            <text:p>0.071855555530399</text:p>
          </table:table-cell>
          <table:table-cell office:value-type="float" office:value="0.074039518497679" calcext:value-type="float">
            <text:p>0.074039518497679</text:p>
          </table:table-cell>
          <table:table-cell office:value-type="float" office:value="-0.00218396296727996" calcext:value-type="float">
            <text:p>-0.00218396296727996</text:p>
          </table:table-cell>
          <table:table-cell office:value-type="float" office:value="46217.3633360115" calcext:value-type="float">
            <text:p>46217.3633360115</text:p>
          </table:table-cell>
          <table:table-cell office:value-type="float" office:value="0.47554458717534" calcext:value-type="float">
            <text:p>0.47554458717534</text:p>
          </table:table-cell>
          <table:table-cell office:value-type="float" office:value="0.512498011033528" calcext:value-type="float">
            <text:p>0.512498011033528</text:p>
          </table:table-cell>
          <table:table-cell office:value-type="float" office:value="0.656312059383956" calcext:value-type="float">
            <text:p>0.656312059383956</text:p>
          </table:table-cell>
          <table:table-cell office:value-type="float" office:value="-0.66979253906568" calcext:value-type="float">
            <text:p>-0.66979253906568</text:p>
          </table:table-cell>
          <table:table-cell office:value-type="float" office:value="2.00310823154414" calcext:value-type="float">
            <text:p>2.00310823154414</text:p>
          </table:table-cell>
          <table:table-cell office:value-type="float" office:value="0.532564391639927" calcext:value-type="float">
            <text:p>0.532564391639927</text:p>
          </table:table-cell>
          <table:table-cell office:value-type="float" office:value="0.551296505073281" calcext:value-type="float">
            <text:p>0.551296505073281</text:p>
          </table:table-cell>
          <table:table-cell office:value-type="float" office:value="-0.0187321134333536" calcext:value-type="float">
            <text:p>-0.0187321134333536</text:p>
          </table:table-cell>
          <table:table-cell office:value-type="float" office:value="0.557415983849899" calcext:value-type="float">
            <text:p>0.557415983849899</text:p>
          </table:table-cell>
          <table:table-cell office:value-type="float" office:value="0.738398615699229" calcext:value-type="float">
            <text:p>0.738398615699229</text:p>
          </table:table-cell>
          <table:table-cell office:value-type="float" office:value="0.635268642576803" calcext:value-type="float">
            <text:p>0.635268642576803</text:p>
          </table:table-cell>
          <table:table-cell office:value-type="float" office:value="0.710755813953488" calcext:value-type="float">
            <text:p>0.710755813953488</text:p>
          </table:table-cell>
          <table:table-cell office:value-type="float" office:value="-0.075487171376685" calcext:value-type="float">
            <text:p>-0.075487171376685</text:p>
          </table:table-cell>
          <table:table-cell office:value-type="float" office:value="0.738398615699229" calcext:value-type="float">
            <text:p>0.738398615699229</text:p>
          </table:table-cell>
          <table:table-cell office:value-type="float" office:value="0.279667568612292" calcext:value-type="float">
            <text:p>0.279667568612292</text:p>
          </table:table-cell>
          <table:table-cell office:value-type="float" office:value="0.678408619975135" calcext:value-type="float">
            <text:p>0.678408619975135</text:p>
          </table:table-cell>
          <table:table-cell office:value-type="float" office:value="0.692771084337349" calcext:value-type="float">
            <text:p>0.692771084337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276e0d36-ee61-48dd-813b-f9686ad2e2b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56506571460633" calcext:value-type="float">
            <text:p>0.0756506571460633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129029270301126" calcext:value-type="float">
            <text:p>0.0129029270301126</text:p>
          </table:table-cell>
          <table:table-cell office:value-type="float" office:value="85056.6825351496" calcext:value-type="float">
            <text:p>85056.6825351496</text:p>
          </table:table-cell>
          <table:table-cell office:value-type="float" office:value="0.475510120565653" calcext:value-type="float">
            <text:p>0.475510120565653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72802058691314" calcext:value-type="float">
            <text:p>0.672802058691314</text:p>
          </table:table-cell>
          <table:table-cell office:value-type="float" office:value="-0.719865111600755" calcext:value-type="float">
            <text:p>-0.719865111600755</text:p>
          </table:table-cell>
          <table:table-cell office:value-type="float" office:value="2.06284710730663" calcext:value-type="float">
            <text:p>2.06284710730663</text:p>
          </table:table-cell>
          <table:table-cell office:value-type="float" office:value="0.535717315686774" calcext:value-type="float">
            <text:p>0.535717315686774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133621786714176" calcext:value-type="float">
            <text:p>-0.0133621786714176</text:p>
          </table:table-cell>
          <table:table-cell office:value-type="float" office:value="0.560682411511141" calcext:value-type="float">
            <text:p>0.560682411511141</text:p>
          </table:table-cell>
          <table:table-cell office:value-type="float" office:value="0.713457972805933" calcext:value-type="float">
            <text:p>0.713457972805933</text:p>
          </table:table-cell>
          <table:table-cell office:value-type="float" office:value="0.627910929797722" calcext:value-type="float">
            <text:p>0.627910929797722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0809997443903495" calcext:value-type="float">
            <text:p>-0.0809997443903495</text:p>
          </table:table-cell>
          <table:table-cell office:value-type="float" office:value="0.713457972805933" calcext:value-type="float">
            <text:p>0.713457972805933</text:p>
          </table:table-cell>
          <table:table-cell office:value-type="float" office:value="0.31928504233302" calcext:value-type="float">
            <text:p>0.31928504233302</text:p>
          </table:table-cell>
          <table:table-cell office:value-type="float" office:value="0.63391442155309" calcext:value-type="float">
            <text:p>0.63391442155309</text:p>
          </table:table-cell>
          <table:table-cell office:value-type="float" office:value="0.631649530621368" calcext:value-type="float">
            <text:p>0.631649530621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21b86d7-68d9-408e-b1f0-be656ddcfc1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24610149348517" calcext:value-type="float">
            <text:p>0.0724610149348517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-0.000972485877896556" calcext:value-type="float">
            <text:p>-0.000972485877896556</text:p>
          </table:table-cell>
          <table:table-cell office:value-type="float" office:value="48508.7497039634" calcext:value-type="float">
            <text:p>48508.7497039634</text:p>
          </table:table-cell>
          <table:table-cell office:value-type="float" office:value="0.475292782771977" calcext:value-type="float">
            <text:p>0.475292782771977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659779478514244" calcext:value-type="float">
            <text:p>0.659779478514244</text:p>
          </table:table-cell>
          <table:table-cell office:value-type="float" office:value="-0.680172794970665" calcext:value-type="float">
            <text:p>-0.680172794970665</text:p>
          </table:table-cell>
          <table:table-cell office:value-type="float" office:value="2.5837417395344" calcext:value-type="float">
            <text:p>2.5837417395344</text:p>
          </table:table-cell>
          <table:table-cell office:value-type="float" office:value="0.527279035475757" calcext:value-type="float">
            <text:p>0.527279035475757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348252233498134" calcext:value-type="float">
            <text:p>-0.0348252233498134</text:p>
          </table:table-cell>
          <table:table-cell office:value-type="float" office:value="0.56089345860663" calcext:value-type="float">
            <text:p>0.56089345860663</text:p>
          </table:table-cell>
          <table:table-cell office:value-type="float" office:value="0.732350898850397" calcext:value-type="float">
            <text:p>0.732350898850397</text:p>
          </table:table-cell>
          <table:table-cell office:value-type="float" office:value="0.635256324454558" calcext:value-type="float">
            <text:p>0.635256324454558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844194022452397" calcext:value-type="float">
            <text:p>-0.0844194022452397</text:p>
          </table:table-cell>
          <table:table-cell office:value-type="float" office:value="0.732350898850397" calcext:value-type="float">
            <text:p>0.732350898850397</text:p>
          </table:table-cell>
          <table:table-cell office:value-type="float" office:value="0.264038823412895" calcext:value-type="float">
            <text:p>0.264038823412895</text:p>
          </table:table-cell>
          <table:table-cell office:value-type="float" office:value="0.695273631840796" calcext:value-type="float">
            <text:p>0.695273631840796</text:p>
          </table:table-cell>
          <table:table-cell office:value-type="float" office:value="0.710575139146568" calcext:value-type="float">
            <text:p>0.710575139146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b2053fda-a95f-49ef-8c7c-f4bd57997fa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2351353197993" calcext:value-type="float">
            <text:p>0.0752351353197993</text:p>
          </table:table-cell>
          <table:table-cell office:value-type="float" office:value="0.0751378454372054" calcext:value-type="float">
            <text:p>0.0751378454372054</text:p>
          </table:table-cell>
          <table:table-cell office:value-type="float" office:value="0.0000972898825939428" calcext:value-type="float">
            <text:p>9.72898825939428E-05</text:p>
          </table:table-cell>
          <table:table-cell office:value-type="float" office:value="70725.0495904632" calcext:value-type="float">
            <text:p>70725.0495904632</text:p>
          </table:table-cell>
          <table:table-cell office:value-type="float" office:value="0.475093003491555" calcext:value-type="float">
            <text:p>0.475093003491555</text:p>
          </table:table-cell>
          <table:table-cell office:value-type="float" office:value="0.503178526257796" calcext:value-type="float">
            <text:p>0.503178526257796</text:p>
          </table:table-cell>
          <table:table-cell office:value-type="float" office:value="0.660212848529598" calcext:value-type="float">
            <text:p>0.660212848529598</text:p>
          </table:table-cell>
          <table:table-cell office:value-type="float" office:value="-0.616669108275575" calcext:value-type="float">
            <text:p>-0.616669108275575</text:p>
          </table:table-cell>
          <table:table-cell office:value-type="float" office:value="2.01691838609205" calcext:value-type="float">
            <text:p>2.01691838609205</text:p>
          </table:table-cell>
          <table:table-cell office:value-type="float" office:value="0.531826370421206" calcext:value-type="float">
            <text:p>0.531826370421206</text:p>
          </table:table-cell>
          <table:table-cell office:value-type="float" office:value="0.549669726344686" calcext:value-type="float">
            <text:p>0.549669726344686</text:p>
          </table:table-cell>
          <table:table-cell office:value-type="float" office:value="-0.0178433559234794" calcext:value-type="float">
            <text:p>-0.0178433559234794</text:p>
          </table:table-cell>
          <table:table-cell office:value-type="float" office:value="0.552146229004281" calcext:value-type="float">
            <text:p>0.552146229004281</text:p>
          </table:table-cell>
          <table:table-cell office:value-type="float" office:value="0.784939523995318" calcext:value-type="float">
            <text:p>0.784939523995318</text:p>
          </table:table-cell>
          <table:table-cell office:value-type="float" office:value="0.648277639931685" calcext:value-type="float">
            <text:p>0.648277639931685</text:p>
          </table:table-cell>
          <table:table-cell office:value-type="float" office:value="0.709402419109303" calcext:value-type="float">
            <text:p>0.709402419109303</text:p>
          </table:table-cell>
          <table:table-cell office:value-type="float" office:value="-0.0611247791776173" calcext:value-type="float">
            <text:p>-0.0611247791776173</text:p>
          </table:table-cell>
          <table:table-cell office:value-type="float" office:value="0.784939523995318" calcext:value-type="float">
            <text:p>0.784939523995318</text:p>
          </table:table-cell>
          <table:table-cell office:value-type="float" office:value="0.222878369368511" calcext:value-type="float">
            <text:p>0.222878369368511</text:p>
          </table:table-cell>
          <table:table-cell office:value-type="float" office:value="0.736286062576189" calcext:value-type="float">
            <text:p>0.736286062576189</text:p>
          </table:table-cell>
          <table:table-cell office:value-type="float" office:value="0.751131221719457" calcext:value-type="float">
            <text:p>0.751131221719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b34e1ed9-c519-4e33-8d01-b7352a66ae8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45586841675943" calcext:value-type="float">
            <text:p>0.0745586841675943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-0.000838353515617341" calcext:value-type="float">
            <text:p>-0.000838353515617341</text:p>
          </table:table-cell>
          <table:table-cell office:value-type="float" office:value="66881.6328055719" calcext:value-type="float">
            <text:p>66881.6328055719</text:p>
          </table:table-cell>
          <table:table-cell office:value-type="float" office:value="0.474435092638506" calcext:value-type="float">
            <text:p>0.474435092638506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60296429307541" calcext:value-type="float">
            <text:p>0.660296429307541</text:p>
          </table:table-cell>
          <table:table-cell office:value-type="float" office:value="-0.608568537214304" calcext:value-type="float">
            <text:p>-0.608568537214304</text:p>
          </table:table-cell>
          <table:table-cell office:value-type="float" office:value="2.03189786874252" calcext:value-type="float">
            <text:p>2.03189786874252</text:p>
          </table:table-cell>
          <table:table-cell office:value-type="float" office:value="0.531906681533579" calcext:value-type="float">
            <text:p>0.531906681533579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178402950510336" calcext:value-type="float">
            <text:p>-0.0178402950510336</text:p>
          </table:table-cell>
          <table:table-cell office:value-type="float" office:value="0.55412166003411" calcext:value-type="float">
            <text:p>0.55412166003411</text:p>
          </table:table-cell>
          <table:table-cell office:value-type="float" office:value="0.760355721975193" calcext:value-type="float">
            <text:p>0.760355721975193</text:p>
          </table:table-cell>
          <table:table-cell office:value-type="float" office:value="0.641060212437108" calcext:value-type="float">
            <text:p>0.641060212437108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684065390917964" calcext:value-type="float">
            <text:p>-0.0684065390917964</text:p>
          </table:table-cell>
          <table:table-cell office:value-type="float" office:value="0.760355721975193" calcext:value-type="float">
            <text:p>0.760355721975193</text:p>
          </table:table-cell>
          <table:table-cell office:value-type="float" office:value="0.2529764739499" calcext:value-type="float">
            <text:p>0.2529764739499</text:p>
          </table:table-cell>
          <table:table-cell office:value-type="float" office:value="0.719740048740861" calcext:value-type="float">
            <text:p>0.719740048740861</text:p>
          </table:table-cell>
          <table:table-cell office:value-type="float" office:value="0.728959276018099" calcext:value-type="float">
            <text:p>0.728959276018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98b17a8-5d79-425b-9771-4acf4072b6f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54165190055649" calcext:value-type="float">
            <text:p>0.0754165190055649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053478339674029" calcext:value-type="float">
            <text:p>0.0053478339674029</text:p>
          </table:table-cell>
          <table:table-cell office:value-type="float" office:value="10287.7945520779" calcext:value-type="float">
            <text:p>10287.7945520779</text:p>
          </table:table-cell>
          <table:table-cell office:value-type="float" office:value="0.474406969684177" calcext:value-type="float">
            <text:p>0.474406969684177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662344768613938" calcext:value-type="float">
            <text:p>0.662344768613938</text:p>
          </table:table-cell>
          <table:table-cell office:value-type="float" office:value="-0.616808082534724" calcext:value-type="float">
            <text:p>-0.616808082534724</text:p>
          </table:table-cell>
          <table:table-cell office:value-type="float" office:value="4.40259897806972" calcext:value-type="float">
            <text:p>4.40259897806972</text:p>
          </table:table-cell>
          <table:table-cell office:value-type="float" office:value="0.589906785606896" calcext:value-type="float">
            <text:p>0.589906785606896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203467976345595" calcext:value-type="float">
            <text:p>-0.0203467976345595</text:p>
          </table:table-cell>
          <table:table-cell office:value-type="float" office:value="0.607192699946323" calcext:value-type="float">
            <text:p>0.607192699946323</text:p>
          </table:table-cell>
          <table:table-cell office:value-type="float" office:value="0.928964441159563" calcext:value-type="float">
            <text:p>0.928964441159563</text:p>
          </table:table-cell>
          <table:table-cell office:value-type="float" office:value="0.734378550329471" calcext:value-type="float">
            <text:p>0.734378550329471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235810525462571" calcext:value-type="float">
            <text:p>-0.0235810525462571</text:p>
          </table:table-cell>
          <table:table-cell office:value-type="float" office:value="0.928964441159563" calcext:value-type="float">
            <text:p>0.928964441159563</text:p>
          </table:table-cell>
          <table:table-cell office:value-type="float" office:value="0.059020187733059" calcext:value-type="float">
            <text:p>0.059020187733059</text:p>
          </table:table-cell>
          <table:table-cell office:value-type="float" office:value="0.912385321100917" calcext:value-type="float">
            <text:p>0.912385321100917</text:p>
          </table:table-cell>
          <table:table-cell office:value-type="float" office:value="0.918229166666667" calcext:value-type="float">
            <text:p>0.9182291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0ea6935-c5ba-4359-9b53-ac4d60a49e9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38778009931156" calcext:value-type="float">
            <text:p>0.0738778009931156</text:p>
          </table:table-cell>
          <table:table-cell office:value-type="float" office:value="0.0706766018240927" calcext:value-type="float">
            <text:p>0.0706766018240927</text:p>
          </table:table-cell>
          <table:table-cell office:value-type="float" office:value="0.00320119916902284" calcext:value-type="float">
            <text:p>0.00320119916902284</text:p>
          </table:table-cell>
          <table:table-cell office:value-type="float" office:value="9525.98646443943" calcext:value-type="float">
            <text:p>9525.98646443943</text:p>
          </table:table-cell>
          <table:table-cell office:value-type="float" office:value="0.47393302770511" calcext:value-type="float">
            <text:p>0.47393302770511</text:p>
          </table:table-cell>
          <table:table-cell office:value-type="float" office:value="0.50068896187289" calcext:value-type="float">
            <text:p>0.50068896187289</text:p>
          </table:table-cell>
          <table:table-cell office:value-type="float" office:value="0.657157736339445" calcext:value-type="float">
            <text:p>0.657157736339445</text:p>
          </table:table-cell>
          <table:table-cell office:value-type="float" office:value="-0.671332516202516" calcext:value-type="float">
            <text:p>-0.671332516202516</text:p>
          </table:table-cell>
          <table:table-cell office:value-type="float" office:value="1.75936359533084" calcext:value-type="float">
            <text:p>1.75936359533084</text:p>
          </table:table-cell>
          <table:table-cell office:value-type="float" office:value="0.543271635817909" calcext:value-type="float">
            <text:p>0.543271635817909</text:p>
          </table:table-cell>
          <table:table-cell office:value-type="float" office:value="0.556128064032016" calcext:value-type="float">
            <text:p>0.556128064032016</text:p>
          </table:table-cell>
          <table:table-cell office:value-type="float" office:value="-0.012856428214107" calcext:value-type="float">
            <text:p>-0.012856428214107</text:p>
          </table:table-cell>
          <table:table-cell office:value-type="float" office:value="0.55556176947598" calcext:value-type="float">
            <text:p>0.55556176947598</text:p>
          </table:table-cell>
          <table:table-cell office:value-type="float" office:value="0.89358639920842" calcext:value-type="float">
            <text:p>0.89358639920842</text:p>
          </table:table-cell>
          <table:table-cell office:value-type="float" office:value="0.685150700048279" calcext:value-type="float">
            <text:p>0.685150700048279</text:p>
          </table:table-cell>
          <table:table-cell office:value-type="float" office:value="0.714758735975825" calcext:value-type="float">
            <text:p>0.714758735975825</text:p>
          </table:table-cell>
          <table:table-cell office:value-type="float" office:value="-0.0296080359275461" calcext:value-type="float">
            <text:p>-0.0296080359275461</text:p>
          </table:table-cell>
          <table:table-cell office:value-type="float" office:value="0.89358639920842" calcext:value-type="float">
            <text:p>0.89358639920842</text:p>
          </table:table-cell>
          <table:table-cell office:value-type="float" office:value="0.104361546263947" calcext:value-type="float">
            <text:p>0.104361546263947</text:p>
          </table:table-cell>
          <table:table-cell office:value-type="float" office:value="0.84906520747834" calcext:value-type="float">
            <text:p>0.84906520747834</text:p>
          </table:table-cell>
          <table:table-cell office:value-type="float" office:value="0.867601246105919" calcext:value-type="float">
            <text:p>0.867601246105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61be9db9-1c34-4032-9b6b-759a236f0f6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37999452533207" calcext:value-type="float">
            <text:p>0.0737999452533207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-0.000673431131124058" calcext:value-type="float">
            <text:p>-0.000673431131124058</text:p>
          </table:table-cell>
          <table:table-cell office:value-type="float" office:value="62362.6749468116" calcext:value-type="float">
            <text:p>62362.6749468116</text:p>
          </table:table-cell>
          <table:table-cell office:value-type="float" office:value="0.47381532466984" calcext:value-type="float">
            <text:p>0.47381532466984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60923421529507" calcext:value-type="float">
            <text:p>0.660923421529507</text:p>
          </table:table-cell>
          <table:table-cell office:value-type="float" office:value="-0.585794150708973" calcext:value-type="float">
            <text:p>-0.585794150708973</text:p>
          </table:table-cell>
          <table:table-cell office:value-type="float" office:value="3.76553042774619" calcext:value-type="float">
            <text:p>3.76553042774619</text:p>
          </table:table-cell>
          <table:table-cell office:value-type="float" office:value="0.542610710607621" calcext:value-type="float">
            <text:p>0.542610710607621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345863371095091" calcext:value-type="float">
            <text:p>-0.0345863371095091</text:p>
          </table:table-cell>
          <table:table-cell office:value-type="float" office:value="0.583995186522262" calcext:value-type="float">
            <text:p>0.583995186522262</text:p>
          </table:table-cell>
          <table:table-cell office:value-type="float" office:value="0.721582038510148" calcext:value-type="float">
            <text:p>0.721582038510148</text:p>
          </table:table-cell>
          <table:table-cell office:value-type="float" office:value="0.645538891290612" calcext:value-type="float">
            <text:p>0.645538891290612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863887376034157" calcext:value-type="float">
            <text:p>-0.0863887376034157</text:p>
          </table:table-cell>
          <table:table-cell office:value-type="float" office:value="0.721582038510148" calcext:value-type="float">
            <text:p>0.721582038510148</text:p>
          </table:table-cell>
          <table:table-cell office:value-type="float" office:value="0.298284786359484" calcext:value-type="float">
            <text:p>0.298284786359484</text:p>
          </table:table-cell>
          <table:table-cell office:value-type="float" office:value="0.675081433224756" calcext:value-type="float">
            <text:p>0.675081433224756</text:p>
          </table:table-cell>
          <table:table-cell office:value-type="float" office:value="0.703753957485301" calcext:value-type="float">
            <text:p>0.703753957485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ff65e9a8-6125-4938-82da-e385d5c9b47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33852186014625" calcext:value-type="float">
            <text:p>0.0733852186014625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196761067061635" calcext:value-type="float">
            <text:p>0.00196761067061635</text:p>
          </table:table-cell>
          <table:table-cell office:value-type="float" office:value="51653.3569879135" calcext:value-type="float">
            <text:p>51653.3569879135</text:p>
          </table:table-cell>
          <table:table-cell office:value-type="float" office:value="0.473251925180535" calcext:value-type="float">
            <text:p>0.473251925180535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656383817709123" calcext:value-type="float">
            <text:p>0.656383817709123</text:p>
          </table:table-cell>
          <table:table-cell office:value-type="float" office:value="-0.726469815068204" calcext:value-type="float">
            <text:p>-0.726469815068204</text:p>
          </table:table-cell>
          <table:table-cell office:value-type="float" office:value="5.42934706118984" calcext:value-type="float">
            <text:p>5.42934706118984</text:p>
          </table:table-cell>
          <table:table-cell office:value-type="float" office:value="0.557804221315035" calcext:value-type="float">
            <text:p>0.557804221315035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440371753669765" calcext:value-type="float">
            <text:p>-0.0440371753669765</text:p>
          </table:table-cell>
          <table:table-cell office:value-type="float" office:value="0.604171389707549" calcext:value-type="float">
            <text:p>0.604171389707549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676782426512602" calcext:value-type="float">
            <text:p>0.676782426512602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746545109128395" calcext:value-type="float">
            <text:p>-0.0746545109128395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238219895287958" calcext:value-type="float">
            <text:p>0.238219895287958</text:p>
          </table:table-cell>
          <table:table-cell office:value-type="float" office:value="0.755601659751037" calcext:value-type="float">
            <text:p>0.755601659751037</text:p>
          </table:table-cell>
          <table:table-cell office:value-type="float" office:value="0.779786740843765" calcext:value-type="float">
            <text:p>0.779786740843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1fcfda3-6263-4fce-9017-6809f44051d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55548850121148" calcext:value-type="float">
            <text:p>0.0755548850121148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0525601906677142" calcext:value-type="float">
            <text:p>0.00525601906677142</text:p>
          </table:table-cell>
          <table:table-cell office:value-type="float" office:value="10473.8679629485" calcext:value-type="float">
            <text:p>10473.8679629485</text:p>
          </table:table-cell>
          <table:table-cell office:value-type="float" office:value="0.47291589831798" calcext:value-type="float">
            <text:p>0.47291589831798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60687485795577" calcext:value-type="float">
            <text:p>0.660687485795577</text:p>
          </table:table-cell>
          <table:table-cell office:value-type="float" office:value="-0.627595165959342" calcext:value-type="float">
            <text:p>-0.627595165959342</text:p>
          </table:table-cell>
          <table:table-cell office:value-type="float" office:value="3.02852522471349" calcext:value-type="float">
            <text:p>3.02852522471349</text:p>
          </table:table-cell>
          <table:table-cell office:value-type="float" office:value="0.57674209050861" calcext:value-type="float">
            <text:p>0.57674209050861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102623147777332" calcext:value-type="float">
            <text:p>-0.0102623147777332</text:p>
          </table:table-cell>
          <table:table-cell office:value-type="float" office:value="0.586210531864425" calcext:value-type="float">
            <text:p>0.586210531864425</text:p>
          </table:table-cell>
          <table:table-cell office:value-type="float" office:value="0.948405253283302" calcext:value-type="float">
            <text:p>0.948405253283302</text:p>
          </table:table-cell>
          <table:table-cell office:value-type="float" office:value="0.724565918493664" calcext:value-type="float">
            <text:p>0.724565918493664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151981342474881" calcext:value-type="float">
            <text:p>-0.0151981342474881</text:p>
          </table:table-cell>
          <table:table-cell office:value-type="float" office:value="0.948405253283302" calcext:value-type="float">
            <text:p>0.948405253283302</text:p>
          </table:table-cell>
          <table:table-cell office:value-type="float" office:value="0.0484848484848485" calcext:value-type="float">
            <text:p>0.0484848484848485</text:p>
          </table:table-cell>
          <table:table-cell office:value-type="float" office:value="0.913919413919414" calcext:value-type="float">
            <text:p>0.913919413919414</text:p>
          </table:table-cell>
          <table:table-cell office:value-type="float" office:value="0.925039042165539" calcext:value-type="float">
            <text:p>0.925039042165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64e268a-0090-4723-b046-860e4ad6387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37434055708257" calcext:value-type="float">
            <text:p>0.0737434055708257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-0.00072997081361903" calcext:value-type="float">
            <text:p>-0.00072997081361903</text:p>
          </table:table-cell>
          <table:table-cell office:value-type="float" office:value="62066.0415567247" calcext:value-type="float">
            <text:p>62066.0415567247</text:p>
          </table:table-cell>
          <table:table-cell office:value-type="float" office:value="0.472497465700158" calcext:value-type="float">
            <text:p>0.472497465700158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58172938454775" calcext:value-type="float">
            <text:p>0.658172938454775</text:p>
          </table:table-cell>
          <table:table-cell office:value-type="float" office:value="-0.68867338813511" calcext:value-type="float">
            <text:p>-0.68867338813511</text:p>
          </table:table-cell>
          <table:table-cell office:value-type="float" office:value="3.67491924739089" calcext:value-type="float">
            <text:p>3.67491924739089</text:p>
          </table:table-cell>
          <table:table-cell office:value-type="float" office:value="0.549433573635427" calcext:value-type="float">
            <text:p>0.549433573635427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277634740817027" calcext:value-type="float">
            <text:p>-0.0277634740817027</text:p>
          </table:table-cell>
          <table:table-cell office:value-type="float" office:value="0.584930639498072" calcext:value-type="float">
            <text:p>0.584930639498072</text:p>
          </table:table-cell>
          <table:table-cell office:value-type="float" office:value="0.755482863727604" calcext:value-type="float">
            <text:p>0.755482863727604</text:p>
          </table:table-cell>
          <table:table-cell office:value-type="float" office:value="0.659356345704646" calcext:value-type="float">
            <text:p>0.659356345704646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725712831893823" calcext:value-type="float">
            <text:p>-0.0725712831893823</text:p>
          </table:table-cell>
          <table:table-cell office:value-type="float" office:value="0.755482863727604" calcext:value-type="float">
            <text:p>0.755482863727604</text:p>
          </table:table-cell>
          <table:table-cell office:value-type="float" office:value="0.268141682736222" calcext:value-type="float">
            <text:p>0.268141682736222</text:p>
          </table:table-cell>
          <table:table-cell office:value-type="float" office:value="0.691368078175896" calcext:value-type="float">
            <text:p>0.691368078175896</text:p>
          </table:table-cell>
          <table:table-cell office:value-type="float" office:value="0.709181365897784" calcext:value-type="float">
            <text:p>0.709181365897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942b184a-8557-4a75-b152-07ae0fc14fe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53179351508735" calcext:value-type="float">
            <text:p>0.0753179351508735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141975769656091" calcext:value-type="float">
            <text:p>0.0141975769656091</text:p>
          </table:table-cell>
          <table:table-cell office:value-type="float" office:value="81376.0750162892" calcext:value-type="float">
            <text:p>81376.0750162892</text:p>
          </table:table-cell>
          <table:table-cell office:value-type="float" office:value="0.472170223057724" calcext:value-type="float">
            <text:p>0.472170223057724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64087071078595" calcext:value-type="float">
            <text:p>0.664087071078595</text:p>
          </table:table-cell>
          <table:table-cell office:value-type="float" office:value="-0.643047648982678" calcext:value-type="float">
            <text:p>-0.643047648982678</text:p>
          </table:table-cell>
          <table:table-cell office:value-type="float" office:value="5.6830390936804" calcext:value-type="float">
            <text:p>5.6830390936804</text:p>
          </table:table-cell>
          <table:table-cell office:value-type="float" office:value="0.575367490865834" calcext:value-type="float">
            <text:p>0.575367490865834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214121845526383" calcext:value-type="float">
            <text:p>-0.0214121845526383</text:p>
          </table:table-cell>
          <table:table-cell office:value-type="float" office:value="0.619513921661161" calcext:value-type="float">
            <text:p>0.619513921661161</text:p>
          </table:table-cell>
          <table:table-cell office:value-type="float" office:value="0.747632946536627" calcext:value-type="float">
            <text:p>0.747632946536627</text:p>
          </table:table-cell>
          <table:table-cell office:value-type="float" office:value="0.677570244201426" calcext:value-type="float">
            <text:p>0.677570244201426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699088032909246" calcext:value-type="float">
            <text:p>-0.0699088032909246</text:p>
          </table:table-cell>
          <table:table-cell office:value-type="float" office:value="0.747632946536627" calcext:value-type="float">
            <text:p>0.747632946536627</text:p>
          </table:table-cell>
          <table:table-cell office:value-type="float" office:value="0.320408808344748" calcext:value-type="float">
            <text:p>0.320408808344748</text:p>
          </table:table-cell>
          <table:table-cell office:value-type="float" office:value="0.658051689860835" calcext:value-type="float">
            <text:p>0.658051689860835</text:p>
          </table:table-cell>
          <table:table-cell office:value-type="float" office:value="0.661449016100179" calcext:value-type="float">
            <text:p>0.661449016100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bfb6ce0a-f3c8-442a-aca3-4db45f1961e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47963871921113" calcext:value-type="float">
            <text:p>0.0747963871921113</text:p>
          </table:table-cell>
          <table:table-cell office:value-type="float" office:value="0.0624950546450673" calcext:value-type="float">
            <text:p>0.0624950546450673</text:p>
          </table:table-cell>
          <table:table-cell office:value-type="float" office:value="0.012301332547044" calcext:value-type="float">
            <text:p>0.012301332547044</text:p>
          </table:table-cell>
          <table:table-cell office:value-type="float" office:value="78931.0257919093" calcext:value-type="float">
            <text:p>78931.0257919093</text:p>
          </table:table-cell>
          <table:table-cell office:value-type="float" office:value="0.471597931827488" calcext:value-type="float">
            <text:p>0.471597931827488</text:p>
          </table:table-cell>
          <table:table-cell office:value-type="float" office:value="0.419051377021771" calcext:value-type="float">
            <text:p>0.419051377021771</text:p>
          </table:table-cell>
          <table:table-cell office:value-type="float" office:value="0.667482256631646" calcext:value-type="float">
            <text:p>0.667482256631646</text:p>
          </table:table-cell>
          <table:table-cell office:value-type="float" office:value="-0.674641766419157" calcext:value-type="float">
            <text:p>-0.674641766419157</text:p>
          </table:table-cell>
          <table:table-cell office:value-type="float" office:value="2.03464206419511" calcext:value-type="float">
            <text:p>2.03464206419511</text:p>
          </table:table-cell>
          <table:table-cell office:value-type="float" office:value="0.53279592702588" calcext:value-type="float">
            <text:p>0.53279592702588</text:p>
          </table:table-cell>
          <table:table-cell office:value-type="float" office:value="0.549002969876962" calcext:value-type="float">
            <text:p>0.549002969876962</text:p>
          </table:table-cell>
          <table:table-cell office:value-type="float" office:value="-0.0162070428510819" calcext:value-type="float">
            <text:p>-0.0162070428510819</text:p>
          </table:table-cell>
          <table:table-cell office:value-type="float" office:value="0.556672545561434" calcext:value-type="float">
            <text:p>0.556672545561434</text:p>
          </table:table-cell>
          <table:table-cell office:value-type="float" office:value="0.731761978361669" calcext:value-type="float">
            <text:p>0.731761978361669</text:p>
          </table:table-cell>
          <table:table-cell office:value-type="float" office:value="0.632320534223706" calcext:value-type="float">
            <text:p>0.632320534223706</text:p>
          </table:table-cell>
          <table:table-cell office:value-type="float" office:value="0.708846891262668" calcext:value-type="float">
            <text:p>0.708846891262668</text:p>
          </table:table-cell>
          <table:table-cell office:value-type="float" office:value="-0.0765263570389616" calcext:value-type="float">
            <text:p>-0.0765263570389616</text:p>
          </table:table-cell>
          <table:table-cell office:value-type="float" office:value="0.731761978361669" calcext:value-type="float">
            <text:p>0.731761978361669</text:p>
          </table:table-cell>
          <table:table-cell office:value-type="float" office:value="0.290592662276576" calcext:value-type="float">
            <text:p>0.290592662276576</text:p>
          </table:table-cell>
          <table:table-cell office:value-type="float" office:value="0.640110978993262" calcext:value-type="float">
            <text:p>0.640110978993262</text:p>
          </table:table-cell>
          <table:table-cell office:value-type="float" office:value="0.646848457755923" calcext:value-type="float">
            <text:p>0.646848457755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b099b3dd-0ccd-4f5b-b80e-8bfb9fb825b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45469730555726" calcext:value-type="float">
            <text:p>0.0745469730555726</text:p>
          </table:table-cell>
          <table:table-cell office:value-type="float" office:value="0.0624950546450673" calcext:value-type="float">
            <text:p>0.0624950546450673</text:p>
          </table:table-cell>
          <table:table-cell office:value-type="float" office:value="0.0120519184105052" calcext:value-type="float">
            <text:p>0.0120519184105052</text:p>
          </table:table-cell>
          <table:table-cell office:value-type="float" office:value="77252.4161324906" calcext:value-type="float">
            <text:p>77252.4161324906</text:p>
          </table:table-cell>
          <table:table-cell office:value-type="float" office:value="0.471422824862839" calcext:value-type="float">
            <text:p>0.471422824862839</text:p>
          </table:table-cell>
          <table:table-cell office:value-type="float" office:value="0.419051377021771" calcext:value-type="float">
            <text:p>0.419051377021771</text:p>
          </table:table-cell>
          <table:table-cell office:value-type="float" office:value="0.667942586890106" calcext:value-type="float">
            <text:p>0.667942586890106</text:p>
          </table:table-cell>
          <table:table-cell office:value-type="float" office:value="-0.692164090297443" calcext:value-type="float">
            <text:p>-0.692164090297443</text:p>
          </table:table-cell>
          <table:table-cell office:value-type="float" office:value="2.03381939868323" calcext:value-type="float">
            <text:p>2.03381939868323</text:p>
          </table:table-cell>
          <table:table-cell office:value-type="float" office:value="0.534111158252015" calcext:value-type="float">
            <text:p>0.534111158252015</text:p>
          </table:table-cell>
          <table:table-cell office:value-type="float" office:value="0.549002969876962" calcext:value-type="float">
            <text:p>0.549002969876962</text:p>
          </table:table-cell>
          <table:table-cell office:value-type="float" office:value="-0.014891811624947" calcext:value-type="float">
            <text:p>-0.014891811624947</text:p>
          </table:table-cell>
          <table:table-cell office:value-type="float" office:value="0.558705424033563" calcext:value-type="float">
            <text:p>0.558705424033563</text:p>
          </table:table-cell>
          <table:table-cell office:value-type="float" office:value="0.720401854714065" calcext:value-type="float">
            <text:p>0.720401854714065</text:p>
          </table:table-cell>
          <table:table-cell office:value-type="float" office:value="0.629333333333333" calcext:value-type="float">
            <text:p>0.629333333333333</text:p>
          </table:table-cell>
          <table:table-cell office:value-type="float" office:value="0.708846891262668" calcext:value-type="float">
            <text:p>0.708846891262668</text:p>
          </table:table-cell>
          <table:table-cell office:value-type="float" office:value="-0.0795135579293343" calcext:value-type="float">
            <text:p>-0.0795135579293343</text:p>
          </table:table-cell>
          <table:table-cell office:value-type="float" office:value="0.720401854714065" calcext:value-type="float">
            <text:p>0.720401854714065</text:p>
          </table:table-cell>
          <table:table-cell office:value-type="float" office:value="0.307337723424271" calcext:value-type="float">
            <text:p>0.307337723424271</text:p>
          </table:table-cell>
          <table:table-cell office:value-type="float" office:value="0.628616726119699" calcext:value-type="float">
            <text:p>0.628616726119699</text:p>
          </table:table-cell>
          <table:table-cell office:value-type="float" office:value="0.640590075994636" calcext:value-type="float">
            <text:p>0.640590075994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8060cc8-5abf-43a4-b5b7-c5e197820de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32306406260188" calcext:value-type="float">
            <text:p>0.0732306406260188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181303269517263" calcext:value-type="float">
            <text:p>0.00181303269517263</text:p>
          </table:table-cell>
          <table:table-cell office:value-type="float" office:value="50999.8041030559" calcext:value-type="float">
            <text:p>50999.8041030559</text:p>
          </table:table-cell>
          <table:table-cell office:value-type="float" office:value="0.470409302309766" calcext:value-type="float">
            <text:p>0.470409302309766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65223344507505" calcext:value-type="float">
            <text:p>0.65223344507505</text:p>
          </table:table-cell>
          <table:table-cell office:value-type="float" office:value="-0.721521284904905" calcext:value-type="float">
            <text:p>-0.721521284904905</text:p>
          </table:table-cell>
          <table:table-cell office:value-type="float" office:value="5.38356393208576" calcext:value-type="float">
            <text:p>5.38356393208576</text:p>
          </table:table-cell>
          <table:table-cell office:value-type="float" office:value="0.558412229653435" calcext:value-type="float">
            <text:p>0.558412229653435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434291670285764" calcext:value-type="float">
            <text:p>-0.0434291670285764</text:p>
          </table:table-cell>
          <table:table-cell office:value-type="float" office:value="0.601529826106097" calcext:value-type="float">
            <text:p>0.601529826106097</text:p>
          </table:table-cell>
          <table:table-cell office:value-type="float" office:value="0.788786260643672" calcext:value-type="float">
            <text:p>0.788786260643672</text:p>
          </table:table-cell>
          <table:table-cell office:value-type="float" office:value="0.682547611614112" calcext:value-type="float">
            <text:p>0.682547611614112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688893258113302" calcext:value-type="float">
            <text:p>-0.0688893258113302</text:p>
          </table:table-cell>
          <table:table-cell office:value-type="float" office:value="0.788786260643672" calcext:value-type="float">
            <text:p>0.788786260643672</text:p>
          </table:table-cell>
          <table:table-cell office:value-type="float" office:value="0.210187609075044" calcext:value-type="float">
            <text:p>0.210187609075044</text:p>
          </table:table-cell>
          <table:table-cell office:value-type="float" office:value="0.780912863070539" calcext:value-type="float">
            <text:p>0.780912863070539</text:p>
          </table:table-cell>
          <table:table-cell office:value-type="float" office:value="0.792304126101066" calcext:value-type="float">
            <text:p>0.792304126101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94a0d06a-ad44-4fb6-916a-633e4ea04e4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25716168677117" calcext:value-type="float">
            <text:p>0.0725716168677117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-0.00190175951673299" calcext:value-type="float">
            <text:p>-0.00190175951673299</text:p>
          </table:table-cell>
          <table:table-cell office:value-type="float" office:value="56222.5647845679" calcext:value-type="float">
            <text:p>56222.5647845679</text:p>
          </table:table-cell>
          <table:table-cell office:value-type="float" office:value="0.470148199195363" calcext:value-type="float">
            <text:p>0.470148199195363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56486807934379" calcext:value-type="float">
            <text:p>0.656486807934379</text:p>
          </table:table-cell>
          <table:table-cell office:value-type="float" office:value="-0.656981822328084" calcext:value-type="float">
            <text:p>-0.656981822328084</text:p>
          </table:table-cell>
          <table:table-cell office:value-type="float" office:value="3.80364588445376" calcext:value-type="float">
            <text:p>3.80364588445376</text:p>
          </table:table-cell>
          <table:table-cell office:value-type="float" office:value="0.535358736697563" calcext:value-type="float">
            <text:p>0.535358736697563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418383110195675" calcext:value-type="float">
            <text:p>-0.0418383110195675</text:p>
          </table:table-cell>
          <table:table-cell office:value-type="float" office:value="0.581851089059477" calcext:value-type="float">
            <text:p>0.581851089059477</text:p>
          </table:table-cell>
          <table:table-cell office:value-type="float" office:value="0.693108319084083" calcext:value-type="float">
            <text:p>0.693108319084083</text:p>
          </table:table-cell>
          <table:table-cell office:value-type="float" office:value="0.632625364728235" calcext:value-type="float">
            <text:p>0.632625364728235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993022641657929" calcext:value-type="float">
            <text:p>-0.0993022641657929</text:p>
          </table:table-cell>
          <table:table-cell office:value-type="float" office:value="0.693108319084083" calcext:value-type="float">
            <text:p>0.693108319084083</text:p>
          </table:table-cell>
          <table:table-cell office:value-type="float" office:value="0.320004059677256" calcext:value-type="float">
            <text:p>0.320004059677256</text:p>
          </table:table-cell>
          <table:table-cell office:value-type="float" office:value="0.643729641693811" calcext:value-type="float">
            <text:p>0.643729641693811</text:p>
          </table:table-cell>
          <table:table-cell office:value-type="float" office:value="0.669832654907282" calcext:value-type="float">
            <text:p>0.669832654907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4c806f6-c4db-4040-9bd9-6b29222e7ce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30139899396554" calcext:value-type="float">
            <text:p>0.0730139899396554</text:p>
          </table:table-cell>
          <table:table-cell office:value-type="float" office:value="0.0706330637598291" calcext:value-type="float">
            <text:p>0.0706330637598291</text:p>
          </table:table-cell>
          <table:table-cell office:value-type="float" office:value="0.00238092617982621" calcext:value-type="float">
            <text:p>0.00238092617982621</text:p>
          </table:table-cell>
          <table:table-cell office:value-type="float" office:value="9026.90323635552" calcext:value-type="float">
            <text:p>9026.90323635552</text:p>
          </table:table-cell>
          <table:table-cell office:value-type="float" office:value="0.469970325631713" calcext:value-type="float">
            <text:p>0.469970325631713</text:p>
          </table:table-cell>
          <table:table-cell office:value-type="float" office:value="0.500398416665314" calcext:value-type="float">
            <text:p>0.500398416665314</text:p>
          </table:table-cell>
          <table:table-cell office:value-type="float" office:value="0.652967953765916" calcext:value-type="float">
            <text:p>0.652967953765916</text:p>
          </table:table-cell>
          <table:table-cell office:value-type="float" office:value="-0.614014180745597" calcext:value-type="float">
            <text:p>-0.614014180745597</text:p>
          </table:table-cell>
          <table:table-cell office:value-type="float" office:value="2.25120726239636" calcext:value-type="float">
            <text:p>2.25120726239636</text:p>
          </table:table-cell>
          <table:table-cell office:value-type="float" office:value="0.546432502751926" calcext:value-type="float">
            <text:p>0.546432502751926</text:p>
          </table:table-cell>
          <table:table-cell office:value-type="float" office:value="0.566696687681377" calcext:value-type="float">
            <text:p>0.566696687681377</text:p>
          </table:table-cell>
          <table:table-cell office:value-type="float" office:value="-0.0202641849294506" calcext:value-type="float">
            <text:p>-0.0202641849294506</text:p>
          </table:table-cell>
          <table:table-cell office:value-type="float" office:value="0.564997412752257" calcext:value-type="float">
            <text:p>0.564997412752257</text:p>
          </table:table-cell>
          <table:table-cell office:value-type="float" office:value="0.867649655659544" calcext:value-type="float">
            <text:p>0.867649655659544</text:p>
          </table:table-cell>
          <table:table-cell office:value-type="float" office:value="0.684355304850447" calcext:value-type="float">
            <text:p>0.684355304850447</text:p>
          </table:table-cell>
          <table:table-cell office:value-type="float" office:value="0.723428717424629" calcext:value-type="float">
            <text:p>0.723428717424629</text:p>
          </table:table-cell>
          <table:table-cell office:value-type="float" office:value="-0.039073412574182" calcext:value-type="float">
            <text:p>-0.039073412574182</text:p>
          </table:table-cell>
          <table:table-cell office:value-type="float" office:value="0.867649655659544" calcext:value-type="float">
            <text:p>0.867649655659544</text:p>
          </table:table-cell>
          <table:table-cell office:value-type="float" office:value="0.126327944572748" calcext:value-type="float">
            <text:p>0.126327944572748</text:p>
          </table:table-cell>
          <table:table-cell office:value-type="float" office:value="0.819799270072993" calcext:value-type="float">
            <text:p>0.819799270072993</text:p>
          </table:table-cell>
          <table:table-cell office:value-type="float" office:value="0.841121495327103" calcext:value-type="float">
            <text:p>0.841121495327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d646e9f-e3b8-4d62-8297-8929ca2736b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36215550916035" calcext:value-type="float">
            <text:p>0.0736215550916035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-0.000851821292841226" calcext:value-type="float">
            <text:p>-0.000851821292841226</text:p>
          </table:table-cell>
          <table:table-cell office:value-type="float" office:value="61431.4856447218" calcext:value-type="float">
            <text:p>61431.4856447218</text:p>
          </table:table-cell>
          <table:table-cell office:value-type="float" office:value="0.469158500600617" calcext:value-type="float">
            <text:p>0.469158500600617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50854264290271" calcext:value-type="float">
            <text:p>0.650854264290271</text:p>
          </table:table-cell>
          <table:table-cell office:value-type="float" office:value="-0.652574267819284" calcext:value-type="float">
            <text:p>-0.652574267819284</text:p>
          </table:table-cell>
          <table:table-cell office:value-type="float" office:value="3.67316477098154" calcext:value-type="float">
            <text:p>3.67316477098154</text:p>
          </table:table-cell>
          <table:table-cell office:value-type="float" office:value="0.555913147957432" calcext:value-type="float">
            <text:p>0.555913147957432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212838997596979" calcext:value-type="float">
            <text:p>-0.0212838997596979</text:p>
          </table:table-cell>
          <table:table-cell office:value-type="float" office:value="0.586978465679677" calcext:value-type="float">
            <text:p>0.586978465679677</text:p>
          </table:table-cell>
          <table:table-cell office:value-type="float" office:value="0.778157757787525" calcext:value-type="float">
            <text:p>0.778157757787525</text:p>
          </table:table-cell>
          <table:table-cell office:value-type="float" office:value="0.669181344500208" calcext:value-type="float">
            <text:p>0.669181344500208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0627462843938202" calcext:value-type="float">
            <text:p>-0.0627462843938202</text:p>
          </table:table-cell>
          <table:table-cell office:value-type="float" office:value="0.778157757787525" calcext:value-type="float">
            <text:p>0.778157757787525</text:p>
          </table:table-cell>
          <table:table-cell office:value-type="float" office:value="0.252511925301938" calcext:value-type="float">
            <text:p>0.252511925301938</text:p>
          </table:table-cell>
          <table:table-cell office:value-type="float" office:value="0.719462540716612" calcext:value-type="float">
            <text:p>0.719462540716612</text:p>
          </table:table-cell>
          <table:table-cell office:value-type="float" office:value="0.738579828132067" calcext:value-type="float">
            <text:p>0.738579828132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3a0b36d-e657-4d01-a00b-b40933b1096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25761308912614" calcext:value-type="float">
            <text:p>0.0725761308912614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0.00115852296041519" calcext:value-type="float">
            <text:p>0.00115852296041519</text:p>
          </table:table-cell>
          <table:table-cell office:value-type="float" office:value="48321.7853404915" calcext:value-type="float">
            <text:p>48321.7853404915</text:p>
          </table:table-cell>
          <table:table-cell office:value-type="float" office:value="0.468920862025498" calcext:value-type="float">
            <text:p>0.468920862025498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651688853900419" calcext:value-type="float">
            <text:p>0.651688853900419</text:p>
          </table:table-cell>
          <table:table-cell office:value-type="float" office:value="-0.72726166008219" calcext:value-type="float">
            <text:p>-0.72726166008219</text:p>
          </table:table-cell>
          <table:table-cell office:value-type="float" office:value="5.43117107108437" calcext:value-type="float">
            <text:p>5.43117107108437</text:p>
          </table:table-cell>
          <table:table-cell office:value-type="float" office:value="0.553939025449492" calcext:value-type="float">
            <text:p>0.553939025449492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479023712325197" calcext:value-type="float">
            <text:p>-0.0479023712325197</text:p>
          </table:table-cell>
          <table:table-cell office:value-type="float" office:value="0.601104910085123" calcext:value-type="float">
            <text:p>0.601104910085123</text:p>
          </table:table-cell>
          <table:table-cell office:value-type="float" office:value="0.769447250685525" calcext:value-type="float">
            <text:p>0.769447250685525</text:p>
          </table:table-cell>
          <table:table-cell office:value-type="float" office:value="0.674937494065892" calcext:value-type="float">
            <text:p>0.674937494065892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764994433595496" calcext:value-type="float">
            <text:p>-0.0764994433595496</text:p>
          </table:table-cell>
          <table:table-cell office:value-type="float" office:value="0.769447250685525" calcext:value-type="float">
            <text:p>0.769447250685525</text:p>
          </table:table-cell>
          <table:table-cell office:value-type="float" office:value="0.228184991273996" calcext:value-type="float">
            <text:p>0.228184991273996</text:p>
          </table:table-cell>
          <table:table-cell office:value-type="float" office:value="0.763070539419087" calcext:value-type="float">
            <text:p>0.763070539419087</text:p>
          </table:table-cell>
          <table:table-cell office:value-type="float" office:value="0.783031988873435" calcext:value-type="float">
            <text:p>0.783031988873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26ba1b80-ca4a-41ad-93c8-6faf3ad7c35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36630380453187" calcext:value-type="float">
            <text:p>0.0736630380453187</text:p>
          </table:table-cell>
          <table:table-cell office:value-type="float" office:value="0.0753970376832116" calcext:value-type="float">
            <text:p>0.0753970376832116</text:p>
          </table:table-cell>
          <table:table-cell office:value-type="float" office:value="-0.00173399963789289" calcext:value-type="float">
            <text:p>-0.00173399963789289</text:p>
          </table:table-cell>
          <table:table-cell office:value-type="float" office:value="62013.6048532832" calcext:value-type="float">
            <text:p>62013.6048532832</text:p>
          </table:table-cell>
          <table:table-cell office:value-type="float" office:value="0.468775082328861" calcext:value-type="float">
            <text:p>0.468775082328861</text:p>
          </table:table-cell>
          <table:table-cell office:value-type="float" office:value="0.504569789805905" calcext:value-type="float">
            <text:p>0.504569789805905</text:p>
          </table:table-cell>
          <table:table-cell office:value-type="float" office:value="0.651369990837939" calcext:value-type="float">
            <text:p>0.651369990837939</text:p>
          </table:table-cell>
          <table:table-cell office:value-type="float" office:value="-0.641867059526661" calcext:value-type="float">
            <text:p>-0.641867059526661</text:p>
          </table:table-cell>
          <table:table-cell office:value-type="float" office:value="2.02253744984871" calcext:value-type="float">
            <text:p>2.02253744984871</text:p>
          </table:table-cell>
          <table:table-cell office:value-type="float" office:value="0.528947594133288" calcext:value-type="float">
            <text:p>0.528947594133288</text:p>
          </table:table-cell>
          <table:table-cell office:value-type="float" office:value="0.549746976584613" calcext:value-type="float">
            <text:p>0.549746976584613</text:p>
          </table:table-cell>
          <table:table-cell office:value-type="float" office:value="-0.0207993824513252" calcext:value-type="float">
            <text:p>-0.0207993824513252</text:p>
          </table:table-cell>
          <table:table-cell office:value-type="float" office:value="0.551122750320388" calcext:value-type="float">
            <text:p>0.551122750320388</text:p>
          </table:table-cell>
          <table:table-cell office:value-type="float" office:value="0.771589047507606" calcext:value-type="float">
            <text:p>0.771589047507606</text:p>
          </table:table-cell>
          <table:table-cell office:value-type="float" office:value="0.642982513163882" calcext:value-type="float">
            <text:p>0.642982513163882</text:p>
          </table:table-cell>
          <table:table-cell office:value-type="float" office:value="0.709466751528904" calcext:value-type="float">
            <text:p>0.709466751528904</text:p>
          </table:table-cell>
          <table:table-cell office:value-type="float" office:value="-0.0664842383650217" calcext:value-type="float">
            <text:p>-0.0664842383650217</text:p>
          </table:table-cell>
          <table:table-cell office:value-type="float" office:value="0.771589047507606" calcext:value-type="float">
            <text:p>0.771589047507606</text:p>
          </table:table-cell>
          <table:table-cell office:value-type="float" office:value="0.232688827507382" calcext:value-type="float">
            <text:p>0.232688827507382</text:p>
          </table:table-cell>
          <table:table-cell office:value-type="float" office:value="0.720958570268075" calcext:value-type="float">
            <text:p>0.720958570268075</text:p>
          </table:table-cell>
          <table:table-cell office:value-type="float" office:value="0.741628959276018" calcext:value-type="float">
            <text:p>0.741628959276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af4a92c8-3290-428c-ad29-2f2891ab991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743459307697796" calcext:value-type="float">
            <text:p>0.0743459307697796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132255725845152" calcext:value-type="float">
            <text:p>0.0132255725845152</text:p>
          </table:table-cell>
          <table:table-cell office:value-type="float" office:value="74851.0018425747" calcext:value-type="float">
            <text:p>74851.0018425747</text:p>
          </table:table-cell>
          <table:table-cell office:value-type="float" office:value="0.468370919259872" calcext:value-type="float">
            <text:p>0.468370919259872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58290094448665" calcext:value-type="float">
            <text:p>0.658290094448665</text:p>
          </table:table-cell>
          <table:table-cell office:value-type="float" office:value="-0.641151489616648" calcext:value-type="float">
            <text:p>-0.641151489616648</text:p>
          </table:table-cell>
          <table:table-cell office:value-type="float" office:value="5.64615737079618" calcext:value-type="float">
            <text:p>5.64615737079618</text:p>
          </table:table-cell>
          <table:table-cell office:value-type="float" office:value="0.572903390262554" calcext:value-type="float">
            <text:p>0.572903390262554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23876285155918" calcext:value-type="float">
            <text:p>-0.023876285155918</text:p>
          </table:table-cell>
          <table:table-cell office:value-type="float" office:value="0.618235642391948" calcext:value-type="float">
            <text:p>0.618235642391948</text:p>
          </table:table-cell>
          <table:table-cell office:value-type="float" office:value="0.743361571865879" calcext:value-type="float">
            <text:p>0.743361571865879</text:p>
          </table:table-cell>
          <table:table-cell office:value-type="float" office:value="0.675049293725959" calcext:value-type="float">
            <text:p>0.675049293725959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724297537663914" calcext:value-type="float">
            <text:p>-0.0724297537663914</text:p>
          </table:table-cell>
          <table:table-cell office:value-type="float" office:value="0.743361571865879" calcext:value-type="float">
            <text:p>0.743361571865879</text:p>
          </table:table-cell>
          <table:table-cell office:value-type="float" office:value="0.320619534295648" calcext:value-type="float">
            <text:p>0.320619534295648</text:p>
          </table:table-cell>
          <table:table-cell office:value-type="float" office:value="0.656063618290258" calcext:value-type="float">
            <text:p>0.656063618290258</text:p>
          </table:table-cell>
          <table:table-cell office:value-type="float" office:value="0.661896243291592" calcext:value-type="float">
            <text:p>0.661896243291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4865a3be-fcf4-4d34-bfce-87ecfde0d1e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31383066764955" calcext:value-type="float">
            <text:p>0.0731383066764955</text:p>
          </table:table-cell>
          <table:table-cell office:value-type="float" office:value="0.070068685038162" calcext:value-type="float">
            <text:p>0.070068685038162</text:p>
          </table:table-cell>
          <table:table-cell office:value-type="float" office:value="0.00306962163833346" calcext:value-type="float">
            <text:p>0.00306962163833346</text:p>
          </table:table-cell>
          <table:table-cell office:value-type="float" office:value="8972.08094627448" calcext:value-type="float">
            <text:p>8972.08094627448</text:p>
          </table:table-cell>
          <table:table-cell office:value-type="float" office:value="0.466755242235009" calcext:value-type="float">
            <text:p>0.466755242235009</text:p>
          </table:table-cell>
          <table:table-cell office:value-type="float" office:value="0.496925114266576" calcext:value-type="float">
            <text:p>0.496925114266576</text:p>
          </table:table-cell>
          <table:table-cell office:value-type="float" office:value="0.650077053496233" calcext:value-type="float">
            <text:p>0.650077053496233</text:p>
          </table:table-cell>
          <table:table-cell office:value-type="float" office:value="-0.603575148681099" calcext:value-type="float">
            <text:p>-0.603575148681099</text:p>
          </table:table-cell>
          <table:table-cell office:value-type="float" office:value="4.42603487172571" calcext:value-type="float">
            <text:p>4.42603487172571</text:p>
          </table:table-cell>
          <table:table-cell office:value-type="float" office:value="0.589205171895359" calcext:value-type="float">
            <text:p>0.589205171895359</text:p>
          </table:table-cell>
          <table:table-cell office:value-type="float" office:value="0.610253583241455" calcext:value-type="float">
            <text:p>0.610253583241455</text:p>
          </table:table-cell>
          <table:table-cell office:value-type="float" office:value="-0.021048411346096" calcext:value-type="float">
            <text:p>-0.021048411346096</text:p>
          </table:table-cell>
          <table:table-cell office:value-type="float" office:value="0.609641873278237" calcext:value-type="float">
            <text:p>0.609641873278237</text:p>
          </table:table-cell>
          <table:table-cell office:value-type="float" office:value="0.908680298924201" calcext:value-type="float">
            <text:p>0.908680298924201</text:p>
          </table:table-cell>
          <table:table-cell office:value-type="float" office:value="0.729712797177433" calcext:value-type="float">
            <text:p>0.729712797177433</text:p>
          </table:table-cell>
          <table:table-cell office:value-type="float" office:value="0.757959602875728" calcext:value-type="float">
            <text:p>0.757959602875728</text:p>
          </table:table-cell>
          <table:table-cell office:value-type="float" office:value="-0.028246805698295" calcext:value-type="float">
            <text:p>-0.028246805698295</text:p>
          </table:table-cell>
          <table:table-cell office:value-type="float" office:value="0.908680298924201" calcext:value-type="float">
            <text:p>0.908680298924201</text:p>
          </table:table-cell>
          <table:table-cell office:value-type="float" office:value="0.088980326604089" calcext:value-type="float">
            <text:p>0.088980326604089</text:p>
          </table:table-cell>
          <table:table-cell office:value-type="float" office:value="0.888532110091743" calcext:value-type="float">
            <text:p>0.888532110091743</text:p>
          </table:table-cell>
          <table:table-cell office:value-type="float" office:value="0.897916666666667" calcext:value-type="float">
            <text:p>0.89791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ce8f14f-88b8-4cd5-b013-02693fee613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35991073994653" calcext:value-type="float">
            <text:p>0.0735991073994653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121631750705991" calcext:value-type="float">
            <text:p>0.0121631750705991</text:p>
          </table:table-cell>
          <table:table-cell office:value-type="float" office:value="70847.9547745896" calcext:value-type="float">
            <text:p>70847.9547745896</text:p>
          </table:table-cell>
          <table:table-cell office:value-type="float" office:value="0.466727220558772" calcext:value-type="float">
            <text:p>0.466727220558772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60458941108418" calcext:value-type="float">
            <text:p>0.660458941108418</text:p>
          </table:table-cell>
          <table:table-cell office:value-type="float" office:value="-0.651469321605452" calcext:value-type="float">
            <text:p>-0.651469321605452</text:p>
          </table:table-cell>
          <table:table-cell office:value-type="float" office:value="3.70492405767521" calcext:value-type="float">
            <text:p>3.70492405767521</text:p>
          </table:table-cell>
          <table:table-cell office:value-type="float" office:value="0.550042444821732" calcext:value-type="float">
            <text:p>0.550042444821732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262733446519525" calcext:value-type="float">
            <text:p>-0.0262733446519525</text:p>
          </table:table-cell>
          <table:table-cell office:value-type="float" office:value="0.588913446030703" calcext:value-type="float">
            <text:p>0.588913446030703</text:p>
          </table:table-cell>
          <table:table-cell office:value-type="float" office:value="0.726101045809398" calcext:value-type="float">
            <text:p>0.726101045809398</text:p>
          </table:table-cell>
          <table:table-cell office:value-type="float" office:value="0.650351264883406" calcext:value-type="float">
            <text:p>0.650351264883406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808674329463097" calcext:value-type="float">
            <text:p>-0.0808674329463097</text:p>
          </table:table-cell>
          <table:table-cell office:value-type="float" office:value="0.726101045809398" calcext:value-type="float">
            <text:p>0.726101045809398</text:p>
          </table:table-cell>
          <table:table-cell office:value-type="float" office:value="0.31055900621118" calcext:value-type="float">
            <text:p>0.31055900621118</text:p>
          </table:table-cell>
          <table:table-cell office:value-type="float" office:value="0.631411530815109" calcext:value-type="float">
            <text:p>0.631411530815109</text:p>
          </table:table-cell>
          <table:table-cell office:value-type="float" office:value="0.65176575771122" calcext:value-type="float">
            <text:p>0.65176575771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e6ac3c8-68be-44e3-826d-2cbb6bbc9f9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699827704463725" calcext:value-type="float">
            <text:p>0.0699827704463725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-0.00345073036637578" calcext:value-type="float">
            <text:p>-0.00345073036637578</text:p>
          </table:table-cell>
          <table:table-cell office:value-type="float" office:value="39515.3645473226" calcext:value-type="float">
            <text:p>39515.3645473226</text:p>
          </table:table-cell>
          <table:table-cell office:value-type="float" office:value="0.466455695015205" calcext:value-type="float">
            <text:p>0.466455695015205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647138518508229" calcext:value-type="float">
            <text:p>0.647138518508229</text:p>
          </table:table-cell>
          <table:table-cell office:value-type="float" office:value="-0.690433500801967" calcext:value-type="float">
            <text:p>-0.690433500801967</text:p>
          </table:table-cell>
          <table:table-cell office:value-type="float" office:value="2.63553029057497" calcext:value-type="float">
            <text:p>2.63553029057497</text:p>
          </table:table-cell>
          <table:table-cell office:value-type="float" office:value="0.527886200017348" calcext:value-type="float">
            <text:p>0.527886200017348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342180588082227" calcext:value-type="float">
            <text:p>-0.0342180588082227</text:p>
          </table:table-cell>
          <table:table-cell office:value-type="float" office:value="0.565026637417737" calcext:value-type="float">
            <text:p>0.565026637417737</text:p>
          </table:table-cell>
          <table:table-cell office:value-type="float" office:value="0.69554818301057" calcext:value-type="float">
            <text:p>0.69554818301057</text:p>
          </table:table-cell>
          <table:table-cell office:value-type="float" office:value="0.623530225480703" calcext:value-type="float">
            <text:p>0.623530225480703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0961455012190946" calcext:value-type="float">
            <text:p>-0.0961455012190946</text:p>
          </table:table-cell>
          <table:table-cell office:value-type="float" office:value="0.69554818301057" calcext:value-type="float">
            <text:p>0.69554818301057</text:p>
          </table:table-cell>
          <table:table-cell office:value-type="float" office:value="0.312667128850153" calcext:value-type="float">
            <text:p>0.312667128850153</text:p>
          </table:table-cell>
          <table:table-cell office:value-type="float" office:value="0.650912106135987" calcext:value-type="float">
            <text:p>0.650912106135987</text:p>
          </table:table-cell>
          <table:table-cell office:value-type="float" office:value="0.670222634508349" calcext:value-type="float">
            <text:p>0.670222634508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ba9515cc-5311-4de9-baf7-21713c31dff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13989151343994" calcext:value-type="float">
            <text:p>0.0713989151343994</text:p>
          </table:table-cell>
          <table:table-cell office:value-type="float" office:value="0.0714176079308462" calcext:value-type="float">
            <text:p>0.0714176079308462</text:p>
          </table:table-cell>
          <table:table-cell office:value-type="float" office:value="-0.0000186927964467287" calcext:value-type="float">
            <text:p>-1.86927964467287E-05</text:p>
          </table:table-cell>
          <table:table-cell office:value-type="float" office:value="43849.6978404944" calcext:value-type="float">
            <text:p>43849.6978404944</text:p>
          </table:table-cell>
          <table:table-cell office:value-type="float" office:value="0.464847070250758" calcext:value-type="float">
            <text:p>0.464847070250758</text:p>
          </table:table-cell>
          <table:table-cell office:value-type="float" office:value="0.499226795885631" calcext:value-type="float">
            <text:p>0.499226795885631</text:p>
          </table:table-cell>
          <table:table-cell office:value-type="float" office:value="0.644569836398809" calcext:value-type="float">
            <text:p>0.644569836398809</text:p>
          </table:table-cell>
          <table:table-cell office:value-type="float" office:value="-0.725918362997789" calcext:value-type="float">
            <text:p>-0.725918362997789</text:p>
          </table:table-cell>
          <table:table-cell office:value-type="float" office:value="5.5020468876419" calcext:value-type="float">
            <text:p>5.5020468876419</text:p>
          </table:table-cell>
          <table:table-cell office:value-type="float" office:value="0.550594979588291" calcext:value-type="float">
            <text:p>0.550594979588291</text:p>
          </table:table-cell>
          <table:table-cell office:value-type="float" office:value="0.601841396682012" calcext:value-type="float">
            <text:p>0.601841396682012</text:p>
          </table:table-cell>
          <table:table-cell office:value-type="float" office:value="-0.0512464170937201" calcext:value-type="float">
            <text:p>-0.0512464170937201</text:p>
          </table:table-cell>
          <table:table-cell office:value-type="float" office:value="0.60171554422163" calcext:value-type="float">
            <text:p>0.60171554422163</text:p>
          </table:table-cell>
          <table:table-cell office:value-type="float" office:value="0.749170154423438" calcext:value-type="float">
            <text:p>0.749170154423438</text:p>
          </table:table-cell>
          <table:table-cell office:value-type="float" office:value="0.667395217279506" calcext:value-type="float">
            <text:p>0.667395217279506</text:p>
          </table:table-cell>
          <table:table-cell office:value-type="float" office:value="0.751436937425442" calcext:value-type="float">
            <text:p>0.751436937425442</text:p>
          </table:table-cell>
          <table:table-cell office:value-type="float" office:value="-0.0840417201459357" calcext:value-type="float">
            <text:p>-0.0840417201459357</text:p>
          </table:table-cell>
          <table:table-cell office:value-type="float" office:value="0.749170154423438" calcext:value-type="float">
            <text:p>0.749170154423438</text:p>
          </table:table-cell>
          <table:table-cell office:value-type="float" office:value="0.25043630017452" calcext:value-type="float">
            <text:p>0.25043630017452</text:p>
          </table:table-cell>
          <table:table-cell office:value-type="float" office:value="0.736099585062241" calcext:value-type="float">
            <text:p>0.736099585062241</text:p>
          </table:table-cell>
          <table:table-cell office:value-type="float" office:value="0.756142790913305" calcext:value-type="float">
            <text:p>0.756142790913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f91cdbfd-8310-4de6-aaca-d904d777337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699118836547203" calcext:value-type="float">
            <text:p>0.0699118836547203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-0.00292221448479912" calcext:value-type="float">
            <text:p>-0.00292221448479912</text:p>
          </table:table-cell>
          <table:table-cell office:value-type="float" office:value="39125.8415409044" calcext:value-type="float">
            <text:p>39125.8415409044</text:p>
          </table:table-cell>
          <table:table-cell office:value-type="float" office:value="0.464568857357606" calcext:value-type="float">
            <text:p>0.464568857357606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44827381633285" calcext:value-type="float">
            <text:p>0.644827381633285</text:p>
          </table:table-cell>
          <table:table-cell office:value-type="float" office:value="-0.695645912470086" calcext:value-type="float">
            <text:p>-0.695645912470086</text:p>
          </table:table-cell>
          <table:table-cell office:value-type="float" office:value="3.7439320714851" calcext:value-type="float">
            <text:p>3.7439320714851</text:p>
          </table:table-cell>
          <table:table-cell office:value-type="float" office:value="0.532020131898646" calcext:value-type="float">
            <text:p>0.532020131898646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475529330093718" calcext:value-type="float">
            <text:p>-0.0475529330093718</text:p>
          </table:table-cell>
          <table:table-cell office:value-type="float" office:value="0.582298732881096" calcext:value-type="float">
            <text:p>0.582298732881096</text:p>
          </table:table-cell>
          <table:table-cell office:value-type="float" office:value="0.681164845036682" calcext:value-type="float">
            <text:p>0.681164845036682</text:p>
          </table:table-cell>
          <table:table-cell office:value-type="float" office:value="0.627863648909743" calcext:value-type="float">
            <text:p>0.627863648909743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105971433219576" calcext:value-type="float">
            <text:p>-0.105971433219576</text:p>
          </table:table-cell>
          <table:table-cell office:value-type="float" office:value="0.681164845036682" calcext:value-type="float">
            <text:p>0.681164845036682</text:p>
          </table:table-cell>
          <table:table-cell office:value-type="float" office:value="0.326418988648091" calcext:value-type="float">
            <text:p>0.326418988648091</text:p>
          </table:table-cell>
          <table:table-cell office:value-type="float" office:value="0.659345213427269" calcext:value-type="float">
            <text:p>0.659345213427269</text:p>
          </table:table-cell>
          <table:table-cell office:value-type="float" office:value="0.697955390334573" calcext:value-type="float">
            <text:p>0.697955390334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f5df8fea-a37e-4c45-aa65-e14267ac33b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35405427704288" calcext:value-type="float">
            <text:p>0.0735405427704288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107928126544781" calcext:value-type="float">
            <text:p>0.0107928126544781</text:p>
          </table:table-cell>
          <table:table-cell office:value-type="float" office:value="70909.7757356485" calcext:value-type="float">
            <text:p>70909.7757356485</text:p>
          </table:table-cell>
          <table:table-cell office:value-type="float" office:value="0.464515352624965" calcext:value-type="float">
            <text:p>0.464515352624965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57066240376629" calcext:value-type="float">
            <text:p>0.657066240376629</text:p>
          </table:table-cell>
          <table:table-cell office:value-type="float" office:value="-0.721523635491317" calcext:value-type="float">
            <text:p>-0.721523635491317</text:p>
          </table:table-cell>
          <table:table-cell office:value-type="float" office:value="2.04322169424591" calcext:value-type="float">
            <text:p>2.04322169424591</text:p>
          </table:table-cell>
          <table:table-cell office:value-type="float" office:value="0.534996182234665" calcext:value-type="float">
            <text:p>0.534996182234665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14083312123526" calcext:value-type="float">
            <text:p>-0.014083312123526</text:p>
          </table:table-cell>
          <table:table-cell office:value-type="float" office:value="0.559086572859528" calcext:value-type="float">
            <text:p>0.559086572859528</text:p>
          </table:table-cell>
          <table:table-cell office:value-type="float" office:value="0.724428306551298" calcext:value-type="float">
            <text:p>0.724428306551298</text:p>
          </table:table-cell>
          <table:table-cell office:value-type="float" office:value="0.631107820702652" calcext:value-type="float">
            <text:p>0.631107820702652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07780285348542" calcext:value-type="float">
            <text:p>-0.07780285348542</text:p>
          </table:table-cell>
          <table:table-cell office:value-type="float" office:value="0.724428306551298" calcext:value-type="float">
            <text:p>0.724428306551298</text:p>
          </table:table-cell>
          <table:table-cell office:value-type="float" office:value="0.304327375352775" calcext:value-type="float">
            <text:p>0.304327375352775</text:p>
          </table:table-cell>
          <table:table-cell office:value-type="float" office:value="0.637876386687797" calcext:value-type="float">
            <text:p>0.637876386687797</text:p>
          </table:table-cell>
          <table:table-cell office:value-type="float" office:value="0.644166294143943" calcext:value-type="float">
            <text:p>0.644166294143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c510bd1b-63d5-4940-b7bf-4449fc77c51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70768330325421" calcext:value-type="float">
            <text:p>0.070768330325421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-0.00206576781409851" calcext:value-type="float">
            <text:p>-0.00206576781409851</text:p>
          </table:table-cell>
          <table:table-cell office:value-type="float" office:value="42000.0354924996" calcext:value-type="float">
            <text:p>42000.0354924996</text:p>
          </table:table-cell>
          <table:table-cell office:value-type="float" office:value="0.464268030736161" calcext:value-type="float">
            <text:p>0.464268030736161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43790165761582" calcext:value-type="float">
            <text:p>0.643790165761582</text:p>
          </table:table-cell>
          <table:table-cell office:value-type="float" office:value="-0.684557803152882" calcext:value-type="float">
            <text:p>-0.684557803152882</text:p>
          </table:table-cell>
          <table:table-cell office:value-type="float" office:value="3.63521425893842" calcext:value-type="float">
            <text:p>3.63521425893842</text:p>
          </table:table-cell>
          <table:table-cell office:value-type="float" office:value="0.539916695591808" calcext:value-type="float">
            <text:p>0.539916695591808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396563693162096" calcext:value-type="float">
            <text:p>-0.0396563693162096</text:p>
          </table:table-cell>
          <table:table-cell office:value-type="float" office:value="0.582013103037522" calcext:value-type="float">
            <text:p>0.582013103037522</text:p>
          </table:table-cell>
          <table:table-cell office:value-type="float" office:value="0.731546638718371" calcext:value-type="float">
            <text:p>0.731546638718371</text:p>
          </table:table-cell>
          <table:table-cell office:value-type="float" office:value="0.648268541860156" calcext:value-type="float">
            <text:p>0.648268541860156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85566540269163" calcext:value-type="float">
            <text:p>-0.085566540269163</text:p>
          </table:table-cell>
          <table:table-cell office:value-type="float" office:value="0.731546638718371" calcext:value-type="float">
            <text:p>0.731546638718371</text:p>
          </table:table-cell>
          <table:table-cell office:value-type="float" office:value="0.275748194014448" calcext:value-type="float">
            <text:p>0.275748194014448</text:p>
          </table:table-cell>
          <table:table-cell office:value-type="float" office:value="0.707418151678409" calcext:value-type="float">
            <text:p>0.707418151678409</text:p>
          </table:table-cell>
          <table:table-cell office:value-type="float" office:value="0.741635687732342" calcext:value-type="float">
            <text:p>0.741635687732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983201dc-5c3d-4f27-9c32-2192196ff17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28004040759265" calcext:value-type="float">
            <text:p>0.0728004040759265</text:p>
          </table:table-cell>
          <table:table-cell office:value-type="float" office:value="0.0624950546450673" calcext:value-type="float">
            <text:p>0.0624950546450673</text:p>
          </table:table-cell>
          <table:table-cell office:value-type="float" office:value="0.0103053494308591" calcext:value-type="float">
            <text:p>0.0103053494308591</text:p>
          </table:table-cell>
          <table:table-cell office:value-type="float" office:value="66446.0046426051" calcext:value-type="float">
            <text:p>66446.0046426051</text:p>
          </table:table-cell>
          <table:table-cell office:value-type="float" office:value="0.463013092247925" calcext:value-type="float">
            <text:p>0.463013092247925</text:p>
          </table:table-cell>
          <table:table-cell office:value-type="float" office:value="0.419051377021771" calcext:value-type="float">
            <text:p>0.419051377021771</text:p>
          </table:table-cell>
          <table:table-cell office:value-type="float" office:value="0.651363222313268" calcext:value-type="float">
            <text:p>0.651363222313268</text:p>
          </table:table-cell>
          <table:table-cell office:value-type="float" office:value="-0.683943529898411" calcext:value-type="float">
            <text:p>-0.683943529898411</text:p>
          </table:table-cell>
          <table:table-cell office:value-type="float" office:value="2.03077318506078" calcext:value-type="float">
            <text:p>2.03077318506078</text:p>
          </table:table-cell>
          <table:table-cell office:value-type="float" office:value="0.534577853203224" calcext:value-type="float">
            <text:p>0.534577853203224</text:p>
          </table:table-cell>
          <table:table-cell office:value-type="float" office:value="0.549002969876962" calcext:value-type="float">
            <text:p>0.549002969876962</text:p>
          </table:table-cell>
          <table:table-cell office:value-type="float" office:value="-0.0144251166737378" calcext:value-type="float">
            <text:p>-0.0144251166737378</text:p>
          </table:table-cell>
          <table:table-cell office:value-type="float" office:value="0.558242667928098" calcext:value-type="float">
            <text:p>0.558242667928098</text:p>
          </table:table-cell>
          <table:table-cell office:value-type="float" office:value="0.729598145285935" calcext:value-type="float">
            <text:p>0.729598145285935</text:p>
          </table:table-cell>
          <table:table-cell office:value-type="float" office:value="0.632520434141766" calcext:value-type="float">
            <text:p>0.632520434141766</text:p>
          </table:table-cell>
          <table:table-cell office:value-type="float" office:value="0.708846891262668" calcext:value-type="float">
            <text:p>0.708846891262668</text:p>
          </table:table-cell>
          <table:table-cell office:value-type="float" office:value="-0.0763264571209017" calcext:value-type="float">
            <text:p>-0.0763264571209017</text:p>
          </table:table-cell>
          <table:table-cell office:value-type="float" office:value="0.729598145285935" calcext:value-type="float">
            <text:p>0.729598145285935</text:p>
          </table:table-cell>
          <table:table-cell office:value-type="float" office:value="0.297177798682973" calcext:value-type="float">
            <text:p>0.297177798682973</text:p>
          </table:table-cell>
          <table:table-cell office:value-type="float" office:value="0.632183908045977" calcext:value-type="float">
            <text:p>0.632183908045977</text:p>
          </table:table-cell>
          <table:table-cell office:value-type="float" office:value="0.642378185069289" calcext:value-type="float">
            <text:p>0.64237818506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5d8f95a-05fc-46ef-9f8c-f1a3490b337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708645400244417" calcext:value-type="float">
            <text:p>0.0708645400244417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-0.00196955811507782" calcext:value-type="float">
            <text:p>-0.00196955811507782</text:p>
          </table:table-cell>
          <table:table-cell office:value-type="float" office:value="42335.6426914766" calcext:value-type="float">
            <text:p>42335.6426914766</text:p>
          </table:table-cell>
          <table:table-cell office:value-type="float" office:value="0.46250536778954" calcext:value-type="float">
            <text:p>0.46250536778954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41696450510985" calcext:value-type="float">
            <text:p>0.641696450510985</text:p>
          </table:table-cell>
          <table:table-cell office:value-type="float" office:value="-0.736474123495219" calcext:value-type="float">
            <text:p>-0.736474123495219</text:p>
          </table:table-cell>
          <table:table-cell office:value-type="float" office:value="3.56974464075598" calcext:value-type="float">
            <text:p>3.56974464075598</text:p>
          </table:table-cell>
          <table:table-cell office:value-type="float" office:value="0.548681013536966" calcext:value-type="float">
            <text:p>0.548681013536966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308920513710518" calcext:value-type="float">
            <text:p>-0.0308920513710518</text:p>
          </table:table-cell>
          <table:table-cell office:value-type="float" office:value="0.584082375696894" calcext:value-type="float">
            <text:p>0.584082375696894</text:p>
          </table:table-cell>
          <table:table-cell office:value-type="float" office:value="0.768603084294056" calcext:value-type="float">
            <text:p>0.768603084294056</text:p>
          </table:table-cell>
          <table:table-cell office:value-type="float" office:value="0.663757434703905" calcext:value-type="float">
            <text:p>0.663757434703905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700776474254148" calcext:value-type="float">
            <text:p>-0.0700776474254148</text:p>
          </table:table-cell>
          <table:table-cell office:value-type="float" office:value="0.768603084294056" calcext:value-type="float">
            <text:p>0.768603084294056</text:p>
          </table:table-cell>
          <table:table-cell office:value-type="float" office:value="0.245510835913313" calcext:value-type="float">
            <text:p>0.245510835913313</text:p>
          </table:table-cell>
          <table:table-cell office:value-type="float" office:value="0.743887277248239" calcext:value-type="float">
            <text:p>0.743887277248239</text:p>
          </table:table-cell>
          <table:table-cell office:value-type="float" office:value="0.775557620817844" calcext:value-type="float">
            <text:p>0.775557620817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9b9451e-b656-4b35-aede-28e9859ca89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32547011532012" calcext:value-type="float">
            <text:p>0.0732547011532012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121343429679368" calcext:value-type="float">
            <text:p>0.0121343429679368</text:p>
          </table:table-cell>
          <table:table-cell office:value-type="float" office:value="68139.9914361166" calcext:value-type="float">
            <text:p>68139.9914361166</text:p>
          </table:table-cell>
          <table:table-cell office:value-type="float" office:value="0.462100350337607" calcext:value-type="float">
            <text:p>0.462100350337607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48437867000662" calcext:value-type="float">
            <text:p>0.648437867000662</text:p>
          </table:table-cell>
          <table:table-cell office:value-type="float" office:value="-0.641259603954119" calcext:value-type="float">
            <text:p>-0.641259603954119</text:p>
          </table:table-cell>
          <table:table-cell office:value-type="float" office:value="5.64999938476879" calcext:value-type="float">
            <text:p>5.64999938476879</text:p>
          </table:table-cell>
          <table:table-cell office:value-type="float" office:value="0.570779165604554" calcext:value-type="float">
            <text:p>0.570779165604554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260005098139179" calcext:value-type="float">
            <text:p>-0.0260005098139179</text:p>
          </table:table-cell>
          <table:table-cell office:value-type="float" office:value="0.618838134265397" calcext:value-type="float">
            <text:p>0.618838134265397</text:p>
          </table:table-cell>
          <table:table-cell office:value-type="float" office:value="0.731045774898555" calcext:value-type="float">
            <text:p>0.731045774898555</text:p>
          </table:table-cell>
          <table:table-cell office:value-type="float" office:value="0.670278385170197" calcext:value-type="float">
            <text:p>0.670278385170197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772006623221537" calcext:value-type="float">
            <text:p>-0.0772006623221537</text:p>
          </table:table-cell>
          <table:table-cell office:value-type="float" office:value="0.731045774898555" calcext:value-type="float">
            <text:p>0.731045774898555</text:p>
          </table:table-cell>
          <table:table-cell office:value-type="float" office:value="0.333579180276051" calcext:value-type="float">
            <text:p>0.333579180276051</text:p>
          </table:table-cell>
          <table:table-cell office:value-type="float" office:value="0.64493041749503" calcext:value-type="float">
            <text:p>0.64493041749503</text:p>
          </table:table-cell>
          <table:table-cell office:value-type="float" office:value="0.645348837209302" calcext:value-type="float">
            <text:p>0.645348837209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b60049be-4d34-4739-90f0-263468008d0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33781294199885" calcext:value-type="float">
            <text:p>0.0733781294199885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12257771234724" calcext:value-type="float">
            <text:p>0.012257771234724</text:p>
          </table:table-cell>
          <table:table-cell office:value-type="float" office:value="68868.2082336975" calcext:value-type="float">
            <text:p>68868.2082336975</text:p>
          </table:table-cell>
          <table:table-cell office:value-type="float" office:value="0.461634573931054" calcext:value-type="float">
            <text:p>0.461634573931054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48500558156464" calcext:value-type="float">
            <text:p>0.648500558156464</text:p>
          </table:table-cell>
          <table:table-cell office:value-type="float" office:value="-0.689134742043815" calcext:value-type="float">
            <text:p>-0.689134742043815</text:p>
          </table:table-cell>
          <table:table-cell office:value-type="float" office:value="5.76988071404833" calcext:value-type="float">
            <text:p>5.76988071404833</text:p>
          </table:table-cell>
          <table:table-cell office:value-type="float" office:value="0.562749596397315" calcext:value-type="float">
            <text:p>0.562749596397315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340300790211572" calcext:value-type="float">
            <text:p>-0.0340300790211572</text:p>
          </table:table-cell>
          <table:table-cell office:value-type="float" office:value="0.61295950905481" calcext:value-type="float">
            <text:p>0.61295950905481</text:p>
          </table:table-cell>
          <table:table-cell office:value-type="float" office:value="0.725279419093045" calcext:value-type="float">
            <text:p>0.725279419093045</text:p>
          </table:table-cell>
          <table:table-cell office:value-type="float" office:value="0.664405895395852" calcext:value-type="float">
            <text:p>0.664405895395852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830731520964982" calcext:value-type="float">
            <text:p>-0.0830731520964982</text:p>
          </table:table-cell>
          <table:table-cell office:value-type="float" office:value="0.725279419093045" calcext:value-type="float">
            <text:p>0.725279419093045</text:p>
          </table:table-cell>
          <table:table-cell office:value-type="float" office:value="0.322199978927405" calcext:value-type="float">
            <text:p>0.322199978927405</text:p>
          </table:table-cell>
          <table:table-cell office:value-type="float" office:value="0.653677932405567" calcext:value-type="float">
            <text:p>0.653677932405567</text:p>
          </table:table-cell>
          <table:table-cell office:value-type="float" office:value="0.660554561717352" calcext:value-type="float">
            <text:p>0.660554561717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b395a94-e880-4345-a738-cc75289aa2e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03643621046066" calcext:value-type="float">
            <text:p>0.0703643621046066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-0.00246973603491285" calcext:value-type="float">
            <text:p>-0.00246973603491285</text:p>
          </table:table-cell>
          <table:table-cell office:value-type="float" office:value="40619.2865189798" calcext:value-type="float">
            <text:p>40619.2865189798</text:p>
          </table:table-cell>
          <table:table-cell office:value-type="float" office:value="0.461349458098767" calcext:value-type="float">
            <text:p>0.461349458098767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41116501973566" calcext:value-type="float">
            <text:p>0.641116501973566</text:p>
          </table:table-cell>
          <table:table-cell office:value-type="float" office:value="-0.70893223540529" calcext:value-type="float">
            <text:p>-0.70893223540529</text:p>
          </table:table-cell>
          <table:table-cell office:value-type="float" office:value="3.60014272922581" calcext:value-type="float">
            <text:p>3.60014272922581</text:p>
          </table:table-cell>
          <table:table-cell office:value-type="float" office:value="0.541044776119403" calcext:value-type="float">
            <text:p>0.541044776119403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385282887886151" calcext:value-type="float">
            <text:p>-0.0385282887886151</text:p>
          </table:table-cell>
          <table:table-cell office:value-type="float" office:value="0.581938222117425" calcext:value-type="float">
            <text:p>0.581938222117425</text:p>
          </table:table-cell>
          <table:table-cell office:value-type="float" office:value="0.739032789339722" calcext:value-type="float">
            <text:p>0.739032789339722</text:p>
          </table:table-cell>
          <table:table-cell office:value-type="float" office:value="0.651144383615856" calcext:value-type="float">
            <text:p>0.651144383615856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82690698513463" calcext:value-type="float">
            <text:p>-0.082690698513463</text:p>
          </table:table-cell>
          <table:table-cell office:value-type="float" office:value="0.739032789339722" calcext:value-type="float">
            <text:p>0.739032789339722</text:p>
          </table:table-cell>
          <table:table-cell office:value-type="float" office:value="0.268111455108359" calcext:value-type="float">
            <text:p>0.268111455108359</text:p>
          </table:table-cell>
          <table:table-cell office:value-type="float" office:value="0.715706589307915" calcext:value-type="float">
            <text:p>0.7157065893079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c3d92c8-2c85-48fd-afac-13d5890fe66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682352031625322" calcext:value-type="float">
            <text:p>0.0682352031625322</text:p>
          </table:table-cell>
          <table:table-cell office:value-type="float" office:value="0.0734335008127482" calcext:value-type="float">
            <text:p>0.0734335008127482</text:p>
          </table:table-cell>
          <table:table-cell office:value-type="float" office:value="-0.00519829765021607" calcext:value-type="float">
            <text:p>-0.00519829765021607</text:p>
          </table:table-cell>
          <table:table-cell office:value-type="float" office:value="34183.5288934695" calcext:value-type="float">
            <text:p>34183.5288934695</text:p>
          </table:table-cell>
          <table:table-cell office:value-type="float" office:value="0.461327572690584" calcext:value-type="float">
            <text:p>0.461327572690584</text:p>
          </table:table-cell>
          <table:table-cell office:value-type="float" office:value="0.50912239617259" calcext:value-type="float">
            <text:p>0.50912239617259</text:p>
          </table:table-cell>
          <table:table-cell office:value-type="float" office:value="0.639867223494377" calcext:value-type="float">
            <text:p>0.639867223494377</text:p>
          </table:table-cell>
          <table:table-cell office:value-type="float" office:value="-0.693610549981572" calcext:value-type="float">
            <text:p>-0.693610549981572</text:p>
          </table:table-cell>
          <table:table-cell office:value-type="float" office:value="2.74358691109005" calcext:value-type="float">
            <text:p>2.74358691109005</text:p>
          </table:table-cell>
          <table:table-cell office:value-type="float" office:value="0.520340012143291" calcext:value-type="float">
            <text:p>0.520340012143291</text:p>
          </table:table-cell>
          <table:table-cell office:value-type="float" office:value="0.56210425882557" calcext:value-type="float">
            <text:p>0.56210425882557</text:p>
          </table:table-cell>
          <table:table-cell office:value-type="float" office:value="-0.0417642466822794" calcext:value-type="float">
            <text:p>-0.0417642466822794</text:p>
          </table:table-cell>
          <table:table-cell office:value-type="float" office:value="0.564550084889643" calcext:value-type="float">
            <text:p>0.564550084889643</text:p>
          </table:table-cell>
          <table:table-cell office:value-type="float" office:value="0.641385695548183" calcext:value-type="float">
            <text:p>0.641385695548183</text:p>
          </table:table-cell>
          <table:table-cell office:value-type="float" office:value="0.60052011847143" calcext:value-type="float">
            <text:p>0.60052011847143</text:p>
          </table:table-cell>
          <table:table-cell office:value-type="float" office:value="0.719675726699797" calcext:value-type="float">
            <text:p>0.719675726699797</text:p>
          </table:table-cell>
          <table:table-cell office:value-type="float" office:value="-0.119155608228368" calcext:value-type="float">
            <text:p>-0.119155608228368</text:p>
          </table:table-cell>
          <table:table-cell office:value-type="float" office:value="0.641385695548183" calcext:value-type="float">
            <text:p>0.641385695548183</text:p>
          </table:table-cell>
          <table:table-cell office:value-type="float" office:value="0.364959889075963" calcext:value-type="float">
            <text:p>0.364959889075963</text:p>
          </table:table-cell>
          <table:table-cell office:value-type="float" office:value="0.596600331674958" calcext:value-type="float">
            <text:p>0.596600331674958</text:p>
          </table:table-cell>
          <table:table-cell office:value-type="float" office:value="0.632189239332096" calcext:value-type="float">
            <text:p>0.632189239332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34d0e7f-87dd-4a99-85af-1050832280a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29620393990313" calcext:value-type="float">
            <text:p>0.0729620393990313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115261070701651" calcext:value-type="float">
            <text:p>0.0115261070701651</text:p>
          </table:table-cell>
          <table:table-cell office:value-type="float" office:value="67060.0760127134" calcext:value-type="float">
            <text:p>67060.0760127134</text:p>
          </table:table-cell>
          <table:table-cell office:value-type="float" office:value="0.461225605340738" calcext:value-type="float">
            <text:p>0.461225605340738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4738234384451" calcext:value-type="float">
            <text:p>0.64738234384451</text:p>
          </table:table-cell>
          <table:table-cell office:value-type="float" office:value="-0.646808828645652" calcext:value-type="float">
            <text:p>-0.646808828645652</text:p>
          </table:table-cell>
          <table:table-cell office:value-type="float" office:value="3.70679775074543" calcext:value-type="float">
            <text:p>3.70679775074543</text:p>
          </table:table-cell>
          <table:table-cell office:value-type="float" office:value="0.556663837011885" calcext:value-type="float">
            <text:p>0.556663837011885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196519524617996" calcext:value-type="float">
            <text:p>-0.0196519524617996</text:p>
          </table:table-cell>
          <table:table-cell office:value-type="float" office:value="0.593617402737106" calcext:value-type="float">
            <text:p>0.593617402737106</text:p>
          </table:table-cell>
          <table:table-cell office:value-type="float" office:value="0.731551038444543" calcext:value-type="float">
            <text:p>0.731551038444543</text:p>
          </table:table-cell>
          <table:table-cell office:value-type="float" office:value="0.655405628319752" calcext:value-type="float">
            <text:p>0.655405628319752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758130695099642" calcext:value-type="float">
            <text:p>-0.0758130695099642</text:p>
          </table:table-cell>
          <table:table-cell office:value-type="float" office:value="0.731551038444543" calcext:value-type="float">
            <text:p>0.731551038444543</text:p>
          </table:table-cell>
          <table:table-cell office:value-type="float" office:value="0.318773792827089" calcext:value-type="float">
            <text:p>0.318773792827089</text:p>
          </table:table-cell>
          <table:table-cell office:value-type="float" office:value="0.637375745526839" calcext:value-type="float">
            <text:p>0.637375745526839</text:p>
          </table:table-cell>
          <table:table-cell office:value-type="float" office:value="0.642825212337953" calcext:value-type="float">
            <text:p>0.642825212337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5ff1cdb1-4ba8-422c-a6bf-fca161c4e8e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22796185342149" calcext:value-type="float">
            <text:p>0.0722796185342149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956489951750306" calcext:value-type="float">
            <text:p>0.00956489951750306</text:p>
          </table:table-cell>
          <table:table-cell office:value-type="float" office:value="63487.8971561743" calcext:value-type="float">
            <text:p>63487.8971561743</text:p>
          </table:table-cell>
          <table:table-cell office:value-type="float" office:value="0.460330564857457" calcext:value-type="float">
            <text:p>0.460330564857457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50047941856258" calcext:value-type="float">
            <text:p>0.650047941856258</text:p>
          </table:table-cell>
          <table:table-cell office:value-type="float" office:value="-0.68748959210558" calcext:value-type="float">
            <text:p>-0.68748959210558</text:p>
          </table:table-cell>
          <table:table-cell office:value-type="float" office:value="2.61499736147233" calcext:value-type="float">
            <text:p>2.61499736147233</text:p>
          </table:table-cell>
          <table:table-cell office:value-type="float" office:value="0.548451421298261" calcext:value-type="float">
            <text:p>0.548451421298261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10309715740348" calcext:value-type="float">
            <text:p>-0.0110309715740348</text:p>
          </table:table-cell>
          <table:table-cell office:value-type="float" office:value="0.576451496574107" calcext:value-type="float">
            <text:p>0.576451496574107</text:p>
          </table:table-cell>
          <table:table-cell office:value-type="float" office:value="0.727307196481383" calcext:value-type="float">
            <text:p>0.727307196481383</text:p>
          </table:table-cell>
          <table:table-cell office:value-type="float" office:value="0.643151718357083" calcext:value-type="float">
            <text:p>0.643151718357083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743714745041407" calcext:value-type="float">
            <text:p>-0.0743714745041407</text:p>
          </table:table-cell>
          <table:table-cell office:value-type="float" office:value="0.727307196481383" calcext:value-type="float">
            <text:p>0.727307196481383</text:p>
          </table:table-cell>
          <table:table-cell office:value-type="float" office:value="0.321294423577001" calcext:value-type="float">
            <text:p>0.321294423577001</text:p>
          </table:table-cell>
          <table:table-cell office:value-type="float" office:value="0.617122473246136" calcext:value-type="float">
            <text:p>0.617122473246136</text:p>
          </table:table-cell>
          <table:table-cell office:value-type="float" office:value="0.629414394278051" calcext:value-type="float">
            <text:p>0.629414394278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c1ed6295-c5db-475e-ac6c-78a895cd70e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24066507300274" calcext:value-type="float">
            <text:p>0.0724066507300274</text:p>
          </table:table-cell>
          <table:table-cell office:value-type="float" office:value="0.0702988659453434" calcext:value-type="float">
            <text:p>0.0702988659453434</text:p>
          </table:table-cell>
          <table:table-cell office:value-type="float" office:value="0.00210778478468399" calcext:value-type="float">
            <text:p>0.00210778478468399</text:p>
          </table:table-cell>
          <table:table-cell office:value-type="float" office:value="8665.30367665993" calcext:value-type="float">
            <text:p>8665.30367665993</text:p>
          </table:table-cell>
          <table:table-cell office:value-type="float" office:value="0.459839123054925" calcext:value-type="float">
            <text:p>0.459839123054925</text:p>
          </table:table-cell>
          <table:table-cell office:value-type="float" office:value="0.498408645743139" calcext:value-type="float">
            <text:p>0.498408645743139</text:p>
          </table:table-cell>
          <table:table-cell office:value-type="float" office:value="0.640532158309893" calcext:value-type="float">
            <text:p>0.640532158309893</text:p>
          </table:table-cell>
          <table:table-cell office:value-type="float" office:value="-0.658418897504443" calcext:value-type="float">
            <text:p>-0.658418897504443</text:p>
          </table:table-cell>
          <table:table-cell office:value-type="float" office:value="3.03855362773067" calcext:value-type="float">
            <text:p>3.03855362773067</text:p>
          </table:table-cell>
          <table:table-cell office:value-type="float" office:value="0.575140168201842" calcext:value-type="float">
            <text:p>0.575140168201842</text:p>
          </table:table-cell>
          <table:table-cell office:value-type="float" office:value="0.587004405286344" calcext:value-type="float">
            <text:p>0.587004405286344</text:p>
          </table:table-cell>
          <table:table-cell office:value-type="float" office:value="-0.0118642370845014" calcext:value-type="float">
            <text:p>-0.0118642370845014</text:p>
          </table:table-cell>
          <table:table-cell office:value-type="float" office:value="0.587281056319051" calcext:value-type="float">
            <text:p>0.587281056319051</text:p>
          </table:table-cell>
          <table:table-cell office:value-type="float" office:value="0.929302404912161" calcext:value-type="float">
            <text:p>0.929302404912161</text:p>
          </table:table-cell>
          <table:table-cell office:value-type="float" office:value="0.719725240249661" calcext:value-type="float">
            <text:p>0.719725240249661</text:p>
          </table:table-cell>
          <table:table-cell office:value-type="float" office:value="0.739764052741152" calcext:value-type="float">
            <text:p>0.739764052741152</text:p>
          </table:table-cell>
          <table:table-cell office:value-type="float" office:value="-0.0200388124914905" calcext:value-type="float">
            <text:p>-0.0200388124914905</text:p>
          </table:table-cell>
          <table:table-cell office:value-type="float" office:value="0.929302404912161" calcext:value-type="float">
            <text:p>0.929302404912161</text:p>
          </table:table-cell>
          <table:table-cell office:value-type="float" office:value="0.0717575757575758" calcext:value-type="float">
            <text:p>0.0717575757575758</text:p>
          </table:table-cell>
          <table:table-cell office:value-type="float" office:value="0.891025641025641" calcext:value-type="float">
            <text:p>0.891025641025641</text:p>
          </table:table-cell>
          <table:table-cell office:value-type="float" office:value="0.906819364914107" calcext:value-type="float">
            <text:p>0.906819364914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9621368-06cf-47d2-a6fc-3f308a9641f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27859521735583" calcext:value-type="float">
            <text:p>0.0727859521735583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116655939882939" calcext:value-type="float">
            <text:p>0.0116655939882939</text:p>
          </table:table-cell>
          <table:table-cell office:value-type="float" office:value="65443.0442421068" calcext:value-type="float">
            <text:p>65443.0442421068</text:p>
          </table:table-cell>
          <table:table-cell office:value-type="float" office:value="0.459714209582629" calcext:value-type="float">
            <text:p>0.459714209582629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44544789048774" calcext:value-type="float">
            <text:p>0.644544789048774</text:p>
          </table:table-cell>
          <table:table-cell office:value-type="float" office:value="-0.641151489616648" calcext:value-type="float">
            <text:p>-0.641151489616648</text:p>
          </table:table-cell>
          <table:table-cell office:value-type="float" office:value="5.68680455457338" calcext:value-type="float">
            <text:p>5.68680455457338</text:p>
          </table:table-cell>
          <table:table-cell office:value-type="float" office:value="0.572903390262554" calcext:value-type="float">
            <text:p>0.572903390262554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23876285155918" calcext:value-type="float">
            <text:p>-0.023876285155918</text:p>
          </table:table-cell>
          <table:table-cell office:value-type="float" office:value="0.620956995760145" calcext:value-type="float">
            <text:p>0.620956995760145</text:p>
          </table:table-cell>
          <table:table-cell office:value-type="float" office:value="0.729835552075176" calcext:value-type="float">
            <text:p>0.729835552075176</text:p>
          </table:table-cell>
          <table:table-cell office:value-type="float" office:value="0.6710082796086" calcext:value-type="float">
            <text:p>0.6710082796086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764707678837503" calcext:value-type="float">
            <text:p>-0.0764707678837503</text:p>
          </table:table-cell>
          <table:table-cell office:value-type="float" office:value="0.729835552075176" calcext:value-type="float">
            <text:p>0.729835552075176</text:p>
          </table:table-cell>
          <table:table-cell office:value-type="float" office:value="0.34063849963123" calcext:value-type="float">
            <text:p>0.34063849963123</text:p>
          </table:table-cell>
          <table:table-cell office:value-type="float" office:value="0.642147117296223" calcext:value-type="float">
            <text:p>0.642147117296223</text:p>
          </table:table-cell>
          <table:table-cell office:value-type="float" office:value="0.643559928443649" calcext:value-type="float">
            <text:p>0.643559928443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8b9848e-8644-4705-a291-e02d06a29e0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699674600192748" calcext:value-type="float">
            <text:p>0.0699674600192748</text:p>
          </table:table-cell>
          <table:table-cell office:value-type="float" office:value="0.0744733763844447" calcext:value-type="float">
            <text:p>0.0744733763844447</text:p>
          </table:table-cell>
          <table:table-cell office:value-type="float" office:value="-0.00450591636516995" calcext:value-type="float">
            <text:p>-0.00450591636516995</text:p>
          </table:table-cell>
          <table:table-cell office:value-type="float" office:value="45110.5087486525" calcext:value-type="float">
            <text:p>45110.5087486525</text:p>
          </table:table-cell>
          <table:table-cell office:value-type="float" office:value="0.459476638548018" calcext:value-type="float">
            <text:p>0.459476638548018</text:p>
          </table:table-cell>
          <table:table-cell office:value-type="float" office:value="0.502130960507048" calcext:value-type="float">
            <text:p>0.502130960507048</text:p>
          </table:table-cell>
          <table:table-cell office:value-type="float" office:value="0.641699999885547" calcext:value-type="float">
            <text:p>0.641699999885547</text:p>
          </table:table-cell>
          <table:table-cell office:value-type="float" office:value="-0.687671263259715" calcext:value-type="float">
            <text:p>-0.687671263259715</text:p>
          </table:table-cell>
          <table:table-cell office:value-type="float" office:value="4.02209328317268" calcext:value-type="float">
            <text:p>4.02209328317268</text:p>
          </table:table-cell>
          <table:table-cell office:value-type="float" office:value="0.527806385169928" calcext:value-type="float">
            <text:p>0.527806385169928</text:p>
          </table:table-cell>
          <table:table-cell office:value-type="float" office:value="0.57719704771713" calcext:value-type="float">
            <text:p>0.57719704771713</text:p>
          </table:table-cell>
          <table:table-cell office:value-type="float" office:value="-0.0493906625472021" calcext:value-type="float">
            <text:p>-0.0493906625472021</text:p>
          </table:table-cell>
          <table:table-cell office:value-type="float" office:value="0.580828433639427" calcext:value-type="float">
            <text:p>0.580828433639427</text:p>
          </table:table-cell>
          <table:table-cell office:value-type="float" office:value="0.653631700245335" calcext:value-type="float">
            <text:p>0.653631700245335</text:p>
          </table:table-cell>
          <table:table-cell office:value-type="float" office:value="0.615083251714006" calcext:value-type="float">
            <text:p>0.615083251714006</text:p>
          </table:table-cell>
          <table:table-cell office:value-type="float" office:value="0.731927628894028" calcext:value-type="float">
            <text:p>0.731927628894028</text:p>
          </table:table-cell>
          <table:table-cell office:value-type="float" office:value="-0.116844377180022" calcext:value-type="float">
            <text:p>-0.116844377180022</text:p>
          </table:table-cell>
          <table:table-cell office:value-type="float" office:value="0.653631700245335" calcext:value-type="float">
            <text:p>0.653631700245335</text:p>
          </table:table-cell>
          <table:table-cell office:value-type="float" office:value="0.356033695321222" calcext:value-type="float">
            <text:p>0.356033695321222</text:p>
          </table:table-cell>
          <table:table-cell office:value-type="float" office:value="0.609527687296417" calcext:value-type="float">
            <text:p>0.609527687296417</text:p>
          </table:table-cell>
          <table:table-cell office:value-type="float" office:value="0.641338760741746" calcext:value-type="float">
            <text:p>0.641338760741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ab5eaf1-fb74-40d6-9c0a-13eae2ca503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22643505050666" calcext:value-type="float">
            <text:p>0.0722643505050666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108284181762004" calcext:value-type="float">
            <text:p>0.0108284181762004</text:p>
          </table:table-cell>
          <table:table-cell office:value-type="float" office:value="63141.0096003061" calcext:value-type="float">
            <text:p>63141.0096003061</text:p>
          </table:table-cell>
          <table:table-cell office:value-type="float" office:value="0.45768357618302" calcext:value-type="float">
            <text:p>0.45768357618302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42369067089237" calcext:value-type="float">
            <text:p>0.642369067089237</text:p>
          </table:table-cell>
          <table:table-cell office:value-type="float" office:value="-0.646808828645652" calcext:value-type="float">
            <text:p>-0.646808828645652</text:p>
          </table:table-cell>
          <table:table-cell office:value-type="float" office:value="3.69518690479922" calcext:value-type="float">
            <text:p>3.69518690479922</text:p>
          </table:table-cell>
          <table:table-cell office:value-type="float" office:value="0.558786078098472" calcext:value-type="float">
            <text:p>0.558786078098472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175297113752122" calcext:value-type="float">
            <text:p>-0.0175297113752122</text:p>
          </table:table-cell>
          <table:table-cell office:value-type="float" office:value="0.595122825892057" calcext:value-type="float">
            <text:p>0.595122825892057</text:p>
          </table:table-cell>
          <table:table-cell office:value-type="float" office:value="0.733318603623509" calcext:value-type="float">
            <text:p>0.733318603623509</text:p>
          </table:table-cell>
          <table:table-cell office:value-type="float" office:value="0.657032564584777" calcext:value-type="float">
            <text:p>0.657032564584777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741861332449394" calcext:value-type="float">
            <text:p>-0.0741861332449394</text:p>
          </table:table-cell>
          <table:table-cell office:value-type="float" office:value="0.733318603623509" calcext:value-type="float">
            <text:p>0.733318603623509</text:p>
          </table:table-cell>
          <table:table-cell office:value-type="float" office:value="0.321378481266279" calcext:value-type="float">
            <text:p>0.321378481266279</text:p>
          </table:table-cell>
          <table:table-cell office:value-type="float" office:value="0.636182902584493" calcext:value-type="float">
            <text:p>0.636182902584493</text:p>
          </table:table-cell>
          <table:table-cell office:value-type="float" office:value="0.639696021457309" calcext:value-type="float">
            <text:p>0.639696021457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cfdd9882-8718-4cbb-98b4-8755ba2d1c5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19521938058685" calcext:value-type="float">
            <text:p>0.0719521938058685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108318356206041" calcext:value-type="float">
            <text:p>0.0108318356206041</text:p>
          </table:table-cell>
          <table:table-cell office:value-type="float" office:value="60904.0500874009" calcext:value-type="float">
            <text:p>60904.0500874009</text:p>
          </table:table-cell>
          <table:table-cell office:value-type="float" office:value="0.454837796844424" calcext:value-type="float">
            <text:p>0.454837796844424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39901571830561" calcext:value-type="float">
            <text:p>0.639901571830561</text:p>
          </table:table-cell>
          <table:table-cell office:value-type="float" office:value="-0.641151489616648" calcext:value-type="float">
            <text:p>-0.641151489616648</text:p>
          </table:table-cell>
          <table:table-cell office:value-type="float" office:value="5.75277332819513" calcext:value-type="float">
            <text:p>5.75277332819513</text:p>
          </table:table-cell>
          <table:table-cell office:value-type="float" office:value="0.570396805166114" calcext:value-type="float">
            <text:p>0.570396805166114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263828702523579" calcext:value-type="float">
            <text:p>-0.0263828702523579</text:p>
          </table:table-cell>
          <table:table-cell office:value-type="float" office:value="0.619018813138951" calcext:value-type="float">
            <text:p>0.619018813138951</text:p>
          </table:table-cell>
          <table:table-cell office:value-type="float" office:value="0.728482950096106" calcext:value-type="float">
            <text:p>0.728482950096106</text:p>
          </table:table-cell>
          <table:table-cell office:value-type="float" office:value="0.669304728890052" calcext:value-type="float">
            <text:p>0.669304728890052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78174318602299" calcext:value-type="float">
            <text:p>-0.078174318602299</text:p>
          </table:table-cell>
          <table:table-cell office:value-type="float" office:value="0.728482950096106" calcext:value-type="float">
            <text:p>0.728482950096106</text:p>
          </table:table-cell>
          <table:table-cell office:value-type="float" office:value="0.336423980613212" calcext:value-type="float">
            <text:p>0.336423980613212</text:p>
          </table:table-cell>
          <table:table-cell office:value-type="float" office:value="0.643737574552684" calcext:value-type="float">
            <text:p>0.643737574552684</text:p>
          </table:table-cell>
          <table:table-cell office:value-type="float" office:value="0.65474060822898" calcext:value-type="float">
            <text:p>0.65474060822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1c48484-7089-4fb4-b3d5-5adc5bad663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15760530238883" calcext:value-type="float">
            <text:p>0.0715760530238883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10140120695022" calcext:value-type="float">
            <text:p>0.010140120695022</text:p>
          </table:table-cell>
          <table:table-cell office:value-type="float" office:value="59496.5676242867" calcext:value-type="float">
            <text:p>59496.5676242867</text:p>
          </table:table-cell>
          <table:table-cell office:value-type="float" office:value="0.454673821164445" calcext:value-type="float">
            <text:p>0.454673821164445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40446668244488" calcext:value-type="float">
            <text:p>0.640446668244488</text:p>
          </table:table-cell>
          <table:table-cell office:value-type="float" office:value="-0.671769540418829" calcext:value-type="float">
            <text:p>-0.671769540418829</text:p>
          </table:table-cell>
          <table:table-cell office:value-type="float" office:value="3.72770968727438" calcext:value-type="float">
            <text:p>3.72770968727438</text:p>
          </table:table-cell>
          <table:table-cell office:value-type="float" office:value="0.553310696095076" calcext:value-type="float">
            <text:p>0.553310696095076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230050933786078" calcext:value-type="float">
            <text:p>-0.0230050933786078</text:p>
          </table:table-cell>
          <table:table-cell office:value-type="float" office:value="0.591579704929831" calcext:value-type="float">
            <text:p>0.591579704929831</text:p>
          </table:table-cell>
          <table:table-cell office:value-type="float" office:value="0.726469288555015" calcext:value-type="float">
            <text:p>0.726469288555015</text:p>
          </table:table-cell>
          <table:table-cell office:value-type="float" office:value="0.652122173740579" calcext:value-type="float">
            <text:p>0.652122173740579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79096524089137" calcext:value-type="float">
            <text:p>-0.079096524089137</text:p>
          </table:table-cell>
          <table:table-cell office:value-type="float" office:value="0.726469288555015" calcext:value-type="float">
            <text:p>0.726469288555015</text:p>
          </table:table-cell>
          <table:table-cell office:value-type="float" office:value="0.317771989581246" calcext:value-type="float">
            <text:p>0.317771989581246</text:p>
          </table:table-cell>
          <table:table-cell office:value-type="float" office:value="0.641749502982107" calcext:value-type="float">
            <text:p>0.641749502982107</text:p>
          </table:table-cell>
          <table:table-cell office:value-type="float" office:value="0.646848457755923" calcext:value-type="float">
            <text:p>0.646848457755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cedf610-8ed3-44f8-8852-2d2c513700f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06146403146362" calcext:value-type="float">
            <text:p>0.0706146403146362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0949428212937176" calcext:value-type="float">
            <text:p>0.00949428212937176</text:p>
          </table:table-cell>
          <table:table-cell office:value-type="float" office:value="54263.4426639441" calcext:value-type="float">
            <text:p>54263.4426639441</text:p>
          </table:table-cell>
          <table:table-cell office:value-type="float" office:value="0.451889600579867" calcext:value-type="float">
            <text:p>0.451889600579867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33343492974089" calcext:value-type="float">
            <text:p>0.633343492974089</text:p>
          </table:table-cell>
          <table:table-cell office:value-type="float" office:value="-0.641151489616648" calcext:value-type="float">
            <text:p>-0.641151489616648</text:p>
          </table:table-cell>
          <table:table-cell office:value-type="float" office:value="5.67011825286381" calcext:value-type="float">
            <text:p>5.67011825286381</text:p>
          </table:table-cell>
          <table:table-cell office:value-type="float" office:value="0.571671339960914" calcext:value-type="float">
            <text:p>0.571671339960914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25108335457558" calcext:value-type="float">
            <text:p>-0.025108335457558</text:p>
          </table:table-cell>
          <table:table-cell office:value-type="float" office:value="0.617286872152872" calcext:value-type="float">
            <text:p>0.617286872152872</text:p>
          </table:table-cell>
          <table:table-cell office:value-type="float" office:value="0.742792055243112" calcext:value-type="float">
            <text:p>0.742792055243112</text:p>
          </table:table-cell>
          <table:table-cell office:value-type="float" office:value="0.674248788368336" calcext:value-type="float">
            <text:p>0.674248788368336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732302591240145" calcext:value-type="float">
            <text:p>-0.0732302591240145</text:p>
          </table:table-cell>
          <table:table-cell office:value-type="float" office:value="0.742792055243112" calcext:value-type="float">
            <text:p>0.742792055243112</text:p>
          </table:table-cell>
          <table:table-cell office:value-type="float" office:value="0.31840691181119" calcext:value-type="float">
            <text:p>0.31840691181119</text:p>
          </table:table-cell>
          <table:table-cell office:value-type="float" office:value="0.645328031809145" calcext:value-type="float">
            <text:p>0.645328031809145</text:p>
          </table:table-cell>
          <table:table-cell office:value-type="float" office:value="0.655635062611807" calcext:value-type="float">
            <text:p>0.655635062611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a232cfee-e1f5-4dc0-a77a-a9a3f1ca9a0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07975354334849" calcext:value-type="float">
            <text:p>0.0707975354334849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0804980531753419" calcext:value-type="float">
            <text:p>0.00804980531753419</text:p>
          </table:table-cell>
          <table:table-cell office:value-type="float" office:value="55942.8875051445" calcext:value-type="float">
            <text:p>55942.8875051445</text:p>
          </table:table-cell>
          <table:table-cell office:value-type="float" office:value="0.451610062257927" calcext:value-type="float">
            <text:p>0.451610062257927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36980218662043" calcext:value-type="float">
            <text:p>0.636980218662043</text:p>
          </table:table-cell>
          <table:table-cell office:value-type="float" office:value="-0.694334297933785" calcext:value-type="float">
            <text:p>-0.694334297933785</text:p>
          </table:table-cell>
          <table:table-cell office:value-type="float" office:value="2.04656732307279" calcext:value-type="float">
            <text:p>2.04656732307279</text:p>
          </table:table-cell>
          <table:table-cell office:value-type="float" office:value="0.530287604988547" calcext:value-type="float">
            <text:p>0.530287604988547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187918893696446" calcext:value-type="float">
            <text:p>-0.0187918893696446</text:p>
          </table:table-cell>
          <table:table-cell office:value-type="float" office:value="0.555410768228395" calcext:value-type="float">
            <text:p>0.555410768228395</text:p>
          </table:table-cell>
          <table:table-cell office:value-type="float" office:value="0.724428306551298" calcext:value-type="float">
            <text:p>0.724428306551298</text:p>
          </table:table-cell>
          <table:table-cell office:value-type="float" office:value="0.62875917792604" calcext:value-type="float">
            <text:p>0.62875917792604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0801514962620315" calcext:value-type="float">
            <text:p>-0.0801514962620315</text:p>
          </table:table-cell>
          <table:table-cell office:value-type="float" office:value="0.724428306551298" calcext:value-type="float">
            <text:p>0.724428306551298</text:p>
          </table:table-cell>
          <table:table-cell office:value-type="float" office:value="0.293885230479774" calcext:value-type="float">
            <text:p>0.293885230479774</text:p>
          </table:table-cell>
          <table:table-cell office:value-type="float" office:value="0.63351822503962" calcext:value-type="float">
            <text:p>0.63351822503962</text:p>
          </table:table-cell>
          <table:table-cell office:value-type="float" office:value="0.644613321412606" calcext:value-type="float">
            <text:p>0.644613321412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be4fe211-6ac0-4938-a54c-6d8a8009547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6752524133867" calcext:value-type="float">
            <text:p>0.06752524133867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-0.00530885680084947" calcext:value-type="float">
            <text:p>-0.00530885680084947</text:p>
          </table:table-cell>
          <table:table-cell office:value-type="float" office:value="32100.5232845356" calcext:value-type="float">
            <text:p>32100.5232845356</text:p>
          </table:table-cell>
          <table:table-cell office:value-type="float" office:value="0.449672743673064" calcext:value-type="float">
            <text:p>0.449672743673064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23052167360438" calcext:value-type="float">
            <text:p>0.623052167360438</text:p>
          </table:table-cell>
          <table:table-cell office:value-type="float" office:value="-0.712961714018932" calcext:value-type="float">
            <text:p>-0.712961714018932</text:p>
          </table:table-cell>
          <table:table-cell office:value-type="float" office:value="3.67024030923709" calcext:value-type="float">
            <text:p>3.67024030923709</text:p>
          </table:table-cell>
          <table:table-cell office:value-type="float" office:value="0.536749392572024" calcext:value-type="float">
            <text:p>0.536749392572024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428236723359945" calcext:value-type="float">
            <text:p>-0.0428236723359945</text:p>
          </table:table-cell>
          <table:table-cell office:value-type="float" office:value="0.582752021729736" calcext:value-type="float">
            <text:p>0.582752021729736</text:p>
          </table:table-cell>
          <table:table-cell office:value-type="float" office:value="0.706692618655487" calcext:value-type="float">
            <text:p>0.706692618655487</text:p>
          </table:table-cell>
          <table:table-cell office:value-type="float" office:value="0.638765774605001" calcext:value-type="float">
            <text:p>0.638765774605001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095069307524319" calcext:value-type="float">
            <text:p>-0.095069307524319</text:p>
          </table:table-cell>
          <table:table-cell office:value-type="float" office:value="0.706692618655487" calcext:value-type="float">
            <text:p>0.706692618655487</text:p>
          </table:table-cell>
          <table:table-cell office:value-type="float" office:value="0.302476780185758" calcext:value-type="float">
            <text:p>0.302476780185758</text:p>
          </table:table-cell>
          <table:table-cell office:value-type="float" office:value="0.668876916701202" calcext:value-type="float">
            <text:p>0.668876916701202</text:p>
          </table:table-cell>
          <table:table-cell office:value-type="float" office:value="0.711895910780669" calcext:value-type="float">
            <text:p>0.711895910780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732b90ef-7b4c-4058-b23a-d72c6388f10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697526670992379" calcext:value-type="float">
            <text:p>0.0697526670992379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0863230891397349" calcext:value-type="float">
            <text:p>0.00863230891397349</text:p>
          </table:table-cell>
          <table:table-cell office:value-type="float" office:value="50368.2759494478" calcext:value-type="float">
            <text:p>50368.2759494478</text:p>
          </table:table-cell>
          <table:table-cell office:value-type="float" office:value="0.447979466927939" calcext:value-type="float">
            <text:p>0.447979466927939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27208323246911" calcext:value-type="float">
            <text:p>0.627208323246911</text:p>
          </table:table-cell>
          <table:table-cell office:value-type="float" office:value="-0.641151489616648" calcext:value-type="float">
            <text:p>-0.641151489616648</text:p>
          </table:table-cell>
          <table:table-cell office:value-type="float" office:value="5.68942799140516" calcext:value-type="float">
            <text:p>5.68942799140516</text:p>
          </table:table-cell>
          <table:table-cell office:value-type="float" office:value="0.562877049876795" calcext:value-type="float">
            <text:p>0.562877049876795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339026255416772" calcext:value-type="float">
            <text:p>-0.0339026255416772</text:p>
          </table:table-cell>
          <table:table-cell office:value-type="float" office:value="0.612085421140539" calcext:value-type="float">
            <text:p>0.612085421140539</text:p>
          </table:table-cell>
          <table:table-cell office:value-type="float" office:value="0.730476258275788" calcext:value-type="float">
            <text:p>0.730476258275788</text:p>
          </table:table-cell>
          <table:table-cell office:value-type="float" office:value="0.666060822433547" calcext:value-type="float">
            <text:p>0.666060822433547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814182250588041" calcext:value-type="float">
            <text:p>-0.0814182250588041</text:p>
          </table:table-cell>
          <table:table-cell office:value-type="float" office:value="0.730476258275788" calcext:value-type="float">
            <text:p>0.730476258275788</text:p>
          </table:table-cell>
          <table:table-cell office:value-type="float" office:value="0.314824570645875" calcext:value-type="float">
            <text:p>0.314824570645875</text:p>
          </table:table-cell>
          <table:table-cell office:value-type="float" office:value="0.635387673956262" calcext:value-type="float">
            <text:p>0.635387673956262</text:p>
          </table:table-cell>
          <table:table-cell office:value-type="float" office:value="0.649821109123435" calcext:value-type="float">
            <text:p>0.649821109123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dbd5c8c-ab19-420e-864e-3cd4c4883f85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00074869837384" calcext:value-type="float">
            <text:p>0.0700074869837384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729276796702649" calcext:value-type="float">
            <text:p>0.00729276796702649</text:p>
          </table:table-cell>
          <table:table-cell office:value-type="float" office:value="52159.3390854717" calcext:value-type="float">
            <text:p>52159.3390854717</text:p>
          </table:table-cell>
          <table:table-cell office:value-type="float" office:value="0.447777367615253" calcext:value-type="float">
            <text:p>0.447777367615253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26651687101781" calcext:value-type="float">
            <text:p>0.626651687101781</text:p>
          </table:table-cell>
          <table:table-cell office:value-type="float" office:value="-0.660370650566456" calcext:value-type="float">
            <text:p>-0.660370650566456</text:p>
          </table:table-cell>
          <table:table-cell office:value-type="float" office:value="2.6197932065377" calcext:value-type="float">
            <text:p>2.6197932065377</text:p>
          </table:table-cell>
          <table:table-cell office:value-type="float" office:value="0.545523971149767" calcext:value-type="float">
            <text:p>0.545523971149767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39584217225286" calcext:value-type="float">
            <text:p>-0.0139584217225286</text:p>
          </table:table-cell>
          <table:table-cell office:value-type="float" office:value="0.572918508043132" calcext:value-type="float">
            <text:p>0.572918508043132</text:p>
          </table:table-cell>
          <table:table-cell office:value-type="float" office:value="0.737317054675059" calcext:value-type="float">
            <text:p>0.737317054675059</text:p>
          </table:table-cell>
          <table:table-cell office:value-type="float" office:value="0.644804032097619" calcext:value-type="float">
            <text:p>0.644804032097619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727191607636045" calcext:value-type="float">
            <text:p>-0.0727191607636045</text:p>
          </table:table-cell>
          <table:table-cell office:value-type="float" office:value="0.737317054675059" calcext:value-type="float">
            <text:p>0.737317054675059</text:p>
          </table:table-cell>
          <table:table-cell office:value-type="float" office:value="0.301935856688818" calcext:value-type="float">
            <text:p>0.301935856688818</text:p>
          </table:table-cell>
          <table:table-cell office:value-type="float" office:value="0.631391200951249" calcext:value-type="float">
            <text:p>0.631391200951249</text:p>
          </table:table-cell>
          <table:table-cell office:value-type="float" office:value="0.642825212337953" calcext:value-type="float">
            <text:p>0.642825212337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751e8dff-3387-4671-80bc-80628be0eca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695312909673764" calcext:value-type="float">
            <text:p>0.0695312909673764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809535863851019" calcext:value-type="float">
            <text:p>0.00809535863851019</text:p>
          </table:table-cell>
          <table:table-cell office:value-type="float" office:value="49851.063997554" calcext:value-type="float">
            <text:p>49851.063997554</text:p>
          </table:table-cell>
          <table:table-cell office:value-type="float" office:value="0.447062693008702" calcext:value-type="float">
            <text:p>0.447062693008702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3247593318876" calcext:value-type="float">
            <text:p>0.63247593318876</text:p>
          </table:table-cell>
          <table:table-cell office:value-type="float" office:value="-0.660606580031491" calcext:value-type="float">
            <text:p>-0.660606580031491</text:p>
          </table:table-cell>
          <table:table-cell office:value-type="float" office:value="3.72279989634225" calcext:value-type="float">
            <text:p>3.72279989634225</text:p>
          </table:table-cell>
          <table:table-cell office:value-type="float" office:value="0.547962648556876" calcext:value-type="float">
            <text:p>0.547962648556876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283531409168082" calcext:value-type="float">
            <text:p>-0.0283531409168082</text:p>
          </table:table-cell>
          <table:table-cell office:value-type="float" office:value="0.589116143170197" calcext:value-type="float">
            <text:p>0.589116143170197</text:p>
          </table:table-cell>
          <table:table-cell office:value-type="float" office:value="0.712770658418029" calcext:value-type="float">
            <text:p>0.712770658418029</text:p>
          </table:table-cell>
          <table:table-cell office:value-type="float" office:value="0.645070985802839" calcext:value-type="float">
            <text:p>0.645070985802839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861477120268768" calcext:value-type="float">
            <text:p>-0.0861477120268768</text:p>
          </table:table-cell>
          <table:table-cell office:value-type="float" office:value="0.712770658418029" calcext:value-type="float">
            <text:p>0.712770658418029</text:p>
          </table:table-cell>
          <table:table-cell office:value-type="float" office:value="0.323782809056301" calcext:value-type="float">
            <text:p>0.323782809056301</text:p>
          </table:table-cell>
          <table:table-cell office:value-type="float" office:value="0.615904572564612" calcext:value-type="float">
            <text:p>0.615904572564612</text:p>
          </table:table-cell>
          <table:table-cell office:value-type="float" office:value="0.642378185069289" calcext:value-type="float">
            <text:p>0.64237818506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32851e2-cc9e-49c4-b3eb-6d0d15b6482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694035320116748" calcext:value-type="float">
            <text:p>0.0694035320116748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668881299496293" calcext:value-type="float">
            <text:p>0.00668881299496293</text:p>
          </table:table-cell>
          <table:table-cell office:value-type="float" office:value="49500.2273820051" calcext:value-type="float">
            <text:p>49500.2273820051</text:p>
          </table:table-cell>
          <table:table-cell office:value-type="float" office:value="0.446147021199614" calcext:value-type="float">
            <text:p>0.446147021199614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29014392850181" calcext:value-type="float">
            <text:p>0.629014392850181</text:p>
          </table:table-cell>
          <table:table-cell office:value-type="float" office:value="-0.69822342692043" calcext:value-type="float">
            <text:p>-0.69822342692043</text:p>
          </table:table-cell>
          <table:table-cell office:value-type="float" office:value="2.63220825142811" calcext:value-type="float">
            <text:p>2.63220825142811</text:p>
          </table:table-cell>
          <table:table-cell office:value-type="float" office:value="0.54514212982605" calcext:value-type="float">
            <text:p>0.54514212982605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43402630462453" calcext:value-type="float">
            <text:p>-0.0143402630462453</text:p>
          </table:table-cell>
          <table:table-cell office:value-type="float" office:value="0.574582627631261" calcext:value-type="float">
            <text:p>0.574582627631261</text:p>
          </table:table-cell>
          <table:table-cell office:value-type="float" office:value="0.720330628649427" calcext:value-type="float">
            <text:p>0.720330628649427</text:p>
          </table:table-cell>
          <table:table-cell office:value-type="float" office:value="0.639254349069619" calcext:value-type="float">
            <text:p>0.639254349069619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78268843791605" calcext:value-type="float">
            <text:p>-0.078268843791605</text:p>
          </table:table-cell>
          <table:table-cell office:value-type="float" office:value="0.720330628649427" calcext:value-type="float">
            <text:p>0.720330628649427</text:p>
          </table:table-cell>
          <table:table-cell office:value-type="float" office:value="0.32264278146971" calcext:value-type="float">
            <text:p>0.32264278146971</text:p>
          </table:table-cell>
          <table:table-cell office:value-type="float" office:value="0.621086008719778" calcext:value-type="float">
            <text:p>0.621086008719778</text:p>
          </table:table-cell>
          <table:table-cell office:value-type="float" office:value="0.633437639696021" calcext:value-type="float">
            <text:p>0.633437639696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5f8ba06e-357e-4a13-8173-a263c761f72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691131865832517" calcext:value-type="float">
            <text:p>0.0691131865832517</text:p>
          </table:table-cell>
          <table:table-cell office:value-type="float" office:value="0.0624950546450673" calcext:value-type="float">
            <text:p>0.0624950546450673</text:p>
          </table:table-cell>
          <table:table-cell office:value-type="float" office:value="0.00661813193818439" calcext:value-type="float">
            <text:p>0.00661813193818439</text:p>
          </table:table-cell>
          <table:table-cell office:value-type="float" office:value="48295.6301586672" calcext:value-type="float">
            <text:p>48295.6301586672</text:p>
          </table:table-cell>
          <table:table-cell office:value-type="float" office:value="0.444583554029731" calcext:value-type="float">
            <text:p>0.444583554029731</text:p>
          </table:table-cell>
          <table:table-cell office:value-type="float" office:value="0.419051377021771" calcext:value-type="float">
            <text:p>0.419051377021771</text:p>
          </table:table-cell>
          <table:table-cell office:value-type="float" office:value="0.626902694290186" calcext:value-type="float">
            <text:p>0.626902694290186</text:p>
          </table:table-cell>
          <table:table-cell office:value-type="float" office:value="-0.692591868998024" calcext:value-type="float">
            <text:p>-0.692591868998024</text:p>
          </table:table-cell>
          <table:table-cell office:value-type="float" office:value="2.05569332770723" calcext:value-type="float">
            <text:p>2.05569332770723</text:p>
          </table:table-cell>
          <table:table-cell office:value-type="float" office:value="0.528638099278744" calcext:value-type="float">
            <text:p>0.528638099278744</text:p>
          </table:table-cell>
          <table:table-cell office:value-type="float" office:value="0.549002969876962" calcext:value-type="float">
            <text:p>0.549002969876962</text:p>
          </table:table-cell>
          <table:table-cell office:value-type="float" office:value="-0.0203648705982181" calcext:value-type="float">
            <text:p>-0.0203648705982181</text:p>
          </table:table-cell>
          <table:table-cell office:value-type="float" office:value="0.556432712470704" calcext:value-type="float">
            <text:p>0.556432712470704</text:p>
          </table:table-cell>
          <table:table-cell office:value-type="float" office:value="0.697217928902627" calcext:value-type="float">
            <text:p>0.697217928902627</text:p>
          </table:table-cell>
          <table:table-cell office:value-type="float" office:value="0.618920216779859" calcext:value-type="float">
            <text:p>0.618920216779859</text:p>
          </table:table-cell>
          <table:table-cell office:value-type="float" office:value="0.708846891262668" calcext:value-type="float">
            <text:p>0.708846891262668</text:p>
          </table:table-cell>
          <table:table-cell office:value-type="float" office:value="-0.089926674482809" calcext:value-type="float">
            <text:p>-0.089926674482809</text:p>
          </table:table-cell>
          <table:table-cell office:value-type="float" office:value="0.697217928902627" calcext:value-type="float">
            <text:p>0.697217928902627</text:p>
          </table:table-cell>
          <table:table-cell office:value-type="float" office:value="0.323424270931326" calcext:value-type="float">
            <text:p>0.323424270931326</text:p>
          </table:table-cell>
          <table:table-cell office:value-type="float" office:value="0.615537059056679" calcext:value-type="float">
            <text:p>0.615537059056679</text:p>
          </table:table-cell>
          <table:table-cell office:value-type="float" office:value="0.615556548949486" calcext:value-type="float">
            <text:p>0.615556548949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013e6aa-6c9b-4861-84a4-cb91d5994b4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691561930424074" calcext:value-type="float">
            <text:p>0.0691561930424074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0640846292645669" calcext:value-type="float">
            <text:p>0.00640846292645669</text:p>
          </table:table-cell>
          <table:table-cell office:value-type="float" office:value="48527.6337399235" calcext:value-type="float">
            <text:p>48527.6337399235</text:p>
          </table:table-cell>
          <table:table-cell office:value-type="float" office:value="0.44448417369545" calcext:value-type="float">
            <text:p>0.44448417369545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28731723249553" calcext:value-type="float">
            <text:p>0.628731723249553</text:p>
          </table:table-cell>
          <table:table-cell office:value-type="float" office:value="-0.719364091941355" calcext:value-type="float">
            <text:p>-0.719364091941355</text:p>
          </table:table-cell>
          <table:table-cell office:value-type="float" office:value="2.11701366881042" calcext:value-type="float">
            <text:p>2.11701366881042</text:p>
          </table:table-cell>
          <table:table-cell office:value-type="float" office:value="0.532620683804191" calcext:value-type="float">
            <text:p>0.532620683804191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164588105540002" calcext:value-type="float">
            <text:p>-0.0164588105540002</text:p>
          </table:table-cell>
          <table:table-cell office:value-type="float" office:value="0.561462854225172" calcext:value-type="float">
            <text:p>0.561462854225172</text:p>
          </table:table-cell>
          <table:table-cell office:value-type="float" office:value="0.679619901112485" calcext:value-type="float">
            <text:p>0.679619901112485</text:p>
          </table:table-cell>
          <table:table-cell office:value-type="float" office:value="0.614916818118272" calcext:value-type="float">
            <text:p>0.614916818118272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0939938560697997" calcext:value-type="float">
            <text:p>-0.0939938560697997</text:p>
          </table:table-cell>
          <table:table-cell office:value-type="float" office:value="0.679619901112485" calcext:value-type="float">
            <text:p>0.679619901112485</text:p>
          </table:table-cell>
          <table:table-cell office:value-type="float" office:value="0.353621825023518" calcext:value-type="float">
            <text:p>0.353621825023518</text:p>
          </table:table-cell>
          <table:table-cell office:value-type="float" office:value="0.604199683042789" calcext:value-type="float">
            <text:p>0.604199683042789</text:p>
          </table:table-cell>
          <table:table-cell office:value-type="float" office:value="0.616450603486813" calcext:value-type="float">
            <text:p>0.616450603486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1f6e267-cbcc-4594-8645-d9b80a994da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688736951546336" calcext:value-type="float">
            <text:p>0.0688736951546336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061259650386829" calcext:value-type="float">
            <text:p>0.0061259650386829</text:p>
          </table:table-cell>
          <table:table-cell office:value-type="float" office:value="47353.1387530471" calcext:value-type="float">
            <text:p>47353.1387530471</text:p>
          </table:table-cell>
          <table:table-cell office:value-type="float" office:value="0.444128404245641" calcext:value-type="float">
            <text:p>0.444128404245641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2967831324478" calcext:value-type="float">
            <text:p>0.62967831324478</text:p>
          </table:table-cell>
          <table:table-cell office:value-type="float" office:value="-0.716036769436848" calcext:value-type="float">
            <text:p>-0.716036769436848</text:p>
          </table:table-cell>
          <table:table-cell office:value-type="float" office:value="2.13180387691729" calcext:value-type="float">
            <text:p>2.13180387691729</text:p>
          </table:table-cell>
          <table:table-cell office:value-type="float" office:value="0.522779333163655" calcext:value-type="float">
            <text:p>0.522779333163655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263001611945364" calcext:value-type="float">
            <text:p>-0.0263001611945364</text:p>
          </table:table-cell>
          <table:table-cell office:value-type="float" office:value="0.555251141552511" calcext:value-type="float">
            <text:p>0.555251141552511</text:p>
          </table:table-cell>
          <table:table-cell office:value-type="float" office:value="0.657601977750309" calcext:value-type="float">
            <text:p>0.657601977750309</text:p>
          </table:table-cell>
          <table:table-cell office:value-type="float" office:value="0.602107943693853" calcext:value-type="float">
            <text:p>0.602107943693853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106802730494219" calcext:value-type="float">
            <text:p>-0.106802730494219</text:p>
          </table:table-cell>
          <table:table-cell office:value-type="float" office:value="0.657601977750309" calcext:value-type="float">
            <text:p>0.657601977750309</text:p>
          </table:table-cell>
          <table:table-cell office:value-type="float" office:value="0.358607714016933" calcext:value-type="float">
            <text:p>0.358607714016933</text:p>
          </table:table-cell>
          <table:table-cell office:value-type="float" office:value="0.590729001584786" calcext:value-type="float">
            <text:p>0.590729001584786</text:p>
          </table:table-cell>
          <table:table-cell office:value-type="float" office:value="0.582476531068395" calcext:value-type="float">
            <text:p>0.582476531068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7dfe4aae-9343-4223-8afc-d76e385e61e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693925757285614" calcext:value-type="float">
            <text:p>0.0693925757285614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667785671184951" calcext:value-type="float">
            <text:p>0.00667785671184951</text:p>
          </table:table-cell>
          <table:table-cell office:value-type="float" office:value="49453.2461001282" calcext:value-type="float">
            <text:p>49453.2461001282</text:p>
          </table:table-cell>
          <table:table-cell office:value-type="float" office:value="0.444063399298535" calcext:value-type="float">
            <text:p>0.444063399298535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28234984188581" calcext:value-type="float">
            <text:p>0.628234984188581</text:p>
          </table:table-cell>
          <table:table-cell office:value-type="float" office:value="-0.709904476556267" calcext:value-type="float">
            <text:p>-0.709904476556267</text:p>
          </table:table-cell>
          <table:table-cell office:value-type="float" office:value="2.67369459851866" calcext:value-type="float">
            <text:p>2.67369459851866</text:p>
          </table:table-cell>
          <table:table-cell office:value-type="float" office:value="0.541535850657616" calcext:value-type="float">
            <text:p>0.541535850657616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79465422146797" calcext:value-type="float">
            <text:p>-0.0179465422146797</text:p>
          </table:table-cell>
          <table:table-cell office:value-type="float" office:value="0.574059097978227" calcext:value-type="float">
            <text:p>0.574059097978227</text:p>
          </table:table-cell>
          <table:table-cell office:value-type="float" office:value="0.699780086448775" calcext:value-type="float">
            <text:p>0.699780086448775</text:p>
          </table:table-cell>
          <table:table-cell office:value-type="float" office:value="0.630715603854829" calcext:value-type="float">
            <text:p>0.630715603854829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86807589006395" calcext:value-type="float">
            <text:p>-0.086807589006395</text:p>
          </table:table-cell>
          <table:table-cell office:value-type="float" office:value="0.699780086448775" calcext:value-type="float">
            <text:p>0.699780086448775</text:p>
          </table:table-cell>
          <table:table-cell office:value-type="float" office:value="0.340556679187133" calcext:value-type="float">
            <text:p>0.340556679187133</text:p>
          </table:table-cell>
          <table:table-cell office:value-type="float" office:value="0.608799048751486" calcext:value-type="float">
            <text:p>0.608799048751486</text:p>
          </table:table-cell>
          <table:table-cell office:value-type="float" office:value="0.621814930710773" calcext:value-type="float">
            <text:p>0.621814930710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6a03d68-0af0-417d-8681-60219a54e6d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687490101620525" calcext:value-type="float">
            <text:p>0.0687490101620525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731307783318624" calcext:value-type="float">
            <text:p>0.00731307783318624</text:p>
          </table:table-cell>
          <table:table-cell office:value-type="float" office:value="46584.3407257331" calcext:value-type="float">
            <text:p>46584.3407257331</text:p>
          </table:table-cell>
          <table:table-cell office:value-type="float" office:value="0.441516931971519" calcext:value-type="float">
            <text:p>0.441516931971519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25398834883007" calcext:value-type="float">
            <text:p>0.625398834883007</text:p>
          </table:table-cell>
          <table:table-cell office:value-type="float" office:value="-0.697373619963031" calcext:value-type="float">
            <text:p>-0.697373619963031</text:p>
          </table:table-cell>
          <table:table-cell office:value-type="float" office:value="3.72830536323189" calcext:value-type="float">
            <text:p>3.72830536323189</text:p>
          </table:table-cell>
          <table:table-cell office:value-type="float" office:value="0.547410865874363" calcext:value-type="float">
            <text:p>0.547410865874363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28904923599321" calcext:value-type="float">
            <text:p>-0.028904923599321</text:p>
          </table:table-cell>
          <table:table-cell office:value-type="float" office:value="0.587986718985813" calcext:value-type="float">
            <text:p>0.587986718985813</text:p>
          </table:table-cell>
          <table:table-cell office:value-type="float" office:value="0.717336868463691" calcext:value-type="float">
            <text:p>0.717336868463691</text:p>
          </table:table-cell>
          <table:table-cell office:value-type="float" office:value="0.646252861360847" calcext:value-type="float">
            <text:p>0.646252861360847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849658364688695" calcext:value-type="float">
            <text:p>-0.0849658364688695</text:p>
          </table:table-cell>
          <table:table-cell office:value-type="float" office:value="0.717336868463691" calcext:value-type="float">
            <text:p>0.717336868463691</text:p>
          </table:table-cell>
          <table:table-cell office:value-type="float" office:value="0.316269284712482" calcext:value-type="float">
            <text:p>0.316269284712482</text:p>
          </table:table-cell>
          <table:table-cell office:value-type="float" office:value="0.627037773359841" calcext:value-type="float">
            <text:p>0.627037773359841</text:p>
          </table:table-cell>
          <table:table-cell office:value-type="float" office:value="0.652212784979884" calcext:value-type="float">
            <text:p>0.65221278497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411125a0-0103-41da-bbf9-e038acd25ea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685708489762844" calcext:value-type="float">
            <text:p>0.0685708489762844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0745049079102" calcext:value-type="float">
            <text:p>0.00745049079102</text:p>
          </table:table-cell>
          <table:table-cell office:value-type="float" office:value="45472.9000155872" calcext:value-type="float">
            <text:p>45472.9000155872</text:p>
          </table:table-cell>
          <table:table-cell office:value-type="float" office:value="0.440325871134697" calcext:value-type="float">
            <text:p>0.440325871134697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618527082899022" calcext:value-type="float">
            <text:p>0.618527082899022</text:p>
          </table:table-cell>
          <table:table-cell office:value-type="float" office:value="-0.638529442111203" calcext:value-type="float">
            <text:p>-0.638529442111203</text:p>
          </table:table-cell>
          <table:table-cell office:value-type="float" office:value="5.73025283645913" calcext:value-type="float">
            <text:p>5.73025283645913</text:p>
          </table:table-cell>
          <table:table-cell office:value-type="float" office:value="0.563641770753675" calcext:value-type="float">
            <text:p>0.563641770753675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331379046647973" calcext:value-type="float">
            <text:p>-0.0331379046647973</text:p>
          </table:table-cell>
          <table:table-cell office:value-type="float" office:value="0.612568566658717" calcext:value-type="float">
            <text:p>0.612568566658717</text:p>
          </table:table-cell>
          <table:table-cell office:value-type="float" office:value="0.731401722787784" calcext:value-type="float">
            <text:p>0.731401722787784</text:p>
          </table:table-cell>
          <table:table-cell office:value-type="float" office:value="0.666731561698952" calcext:value-type="float">
            <text:p>0.666731561698952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807474857933986" calcext:value-type="float">
            <text:p>-0.0807474857933986</text:p>
          </table:table-cell>
          <table:table-cell office:value-type="float" office:value="0.731401722787784" calcext:value-type="float">
            <text:p>0.731401722787784</text:p>
          </table:table-cell>
          <table:table-cell office:value-type="float" office:value="0.315351385523127" calcext:value-type="float">
            <text:p>0.315351385523127</text:p>
          </table:table-cell>
          <table:table-cell office:value-type="float" office:value="0.644135188866799" calcext:value-type="float">
            <text:p>0.644135188866799</text:p>
          </table:table-cell>
          <table:table-cell office:value-type="float" office:value="0.665026833631485" calcext:value-type="float">
            <text:p>0.665026833631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4f08a065-e1db-41b6-9544-0222796272c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81846188788726" calcext:value-type="float">
            <text:p>0.0681846188788726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0543688876292192" calcext:value-type="float">
            <text:p>0.00543688876292192</text:p>
          </table:table-cell>
          <table:table-cell office:value-type="float" office:value="44604.6801613904" calcext:value-type="float">
            <text:p>44604.6801613904</text:p>
          </table:table-cell>
          <table:table-cell office:value-type="float" office:value="0.439905083214486" calcext:value-type="float">
            <text:p>0.439905083214486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21019048452517" calcext:value-type="float">
            <text:p>0.621019048452517</text:p>
          </table:table-cell>
          <table:table-cell office:value-type="float" office:value="-0.685501985982628" calcext:value-type="float">
            <text:p>-0.685501985982628</text:p>
          </table:table-cell>
          <table:table-cell office:value-type="float" office:value="2.07763145496265" calcext:value-type="float">
            <text:p>2.07763145496265</text:p>
          </table:table-cell>
          <table:table-cell office:value-type="float" office:value="0.528505981165691" calcext:value-type="float">
            <text:p>0.528505981165691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205735131925002" calcext:value-type="float">
            <text:p>-0.0205735131925002</text:p>
          </table:table-cell>
          <table:table-cell office:value-type="float" office:value="0.55756278718449" calcext:value-type="float">
            <text:p>0.55756278718449</text:p>
          </table:table-cell>
          <table:table-cell office:value-type="float" office:value="0.684332509270705" calcext:value-type="float">
            <text:p>0.684332509270705</text:p>
          </table:table-cell>
          <table:table-cell office:value-type="float" office:value="0.614477472165378" calcext:value-type="float">
            <text:p>0.614477472165378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0944332020226942" calcext:value-type="float">
            <text:p>-0.0944332020226942</text:p>
          </table:table-cell>
          <table:table-cell office:value-type="float" office:value="0.684332509270705" calcext:value-type="float">
            <text:p>0.684332509270705</text:p>
          </table:table-cell>
          <table:table-cell office:value-type="float" office:value="0.338758231420508" calcext:value-type="float">
            <text:p>0.338758231420508</text:p>
          </table:table-cell>
          <table:table-cell office:value-type="float" office:value="0.608557844690967" calcext:value-type="float">
            <text:p>0.608557844690967</text:p>
          </table:table-cell>
          <table:table-cell office:value-type="float" office:value="0.604827894501565" calcext:value-type="float">
            <text:p>0.604827894501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a56e727-267c-4809-abe2-6b41738941fd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675390276495813" calcext:value-type="float">
            <text:p>0.0675390276495813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610309532071507" calcext:value-type="float">
            <text:p>0.00610309532071507</text:p>
          </table:table-cell>
          <table:table-cell office:value-type="float" office:value="41943.1999289749" calcext:value-type="float">
            <text:p>41943.1999289749</text:p>
          </table:table-cell>
          <table:table-cell office:value-type="float" office:value="0.437771382381836" calcext:value-type="float">
            <text:p>0.437771382381836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12844112815964" calcext:value-type="float">
            <text:p>0.612844112815964</text:p>
          </table:table-cell>
          <table:table-cell office:value-type="float" office:value="-0.646808828645652" calcext:value-type="float">
            <text:p>-0.646808828645652</text:p>
          </table:table-cell>
          <table:table-cell office:value-type="float" office:value="3.70435524515564" calcext:value-type="float">
            <text:p>3.70435524515564</text:p>
          </table:table-cell>
          <table:table-cell office:value-type="float" office:value="0.550891341256367" calcext:value-type="float">
            <text:p>0.550891341256367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254244482173175" calcext:value-type="float">
            <text:p>-0.0254244482173175</text:p>
          </table:table-cell>
          <table:table-cell office:value-type="float" office:value="0.589660743134087" calcext:value-type="float">
            <text:p>0.589660743134087</text:p>
          </table:table-cell>
          <table:table-cell office:value-type="float" office:value="0.725806451612903" calcext:value-type="float">
            <text:p>0.725806451612903</text:p>
          </table:table-cell>
          <table:table-cell office:value-type="float" office:value="0.650688323264336" calcext:value-type="float">
            <text:p>0.650688323264336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805303745653803" calcext:value-type="float">
            <text:p>-0.0805303745653803</text:p>
          </table:table-cell>
          <table:table-cell office:value-type="float" office:value="0.725806451612903" calcext:value-type="float">
            <text:p>0.725806451612903</text:p>
          </table:table-cell>
          <table:table-cell office:value-type="float" office:value="0.312963334001202" calcext:value-type="float">
            <text:p>0.312963334001202</text:p>
          </table:table-cell>
          <table:table-cell office:value-type="float" office:value="0.630218687872763" calcext:value-type="float">
            <text:p>0.630218687872763</text:p>
          </table:table-cell>
          <table:table-cell office:value-type="float" office:value="0.64774251229325" calcext:value-type="float">
            <text:p>0.64774251229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16ad48a-4333-4746-9641-550b445de23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671554492523707" calcext:value-type="float">
            <text:p>0.0671554492523707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444073023565883" calcext:value-type="float">
            <text:p>0.00444073023565883</text:p>
          </table:table-cell>
          <table:table-cell office:value-type="float" office:value="40727.1415925238" calcext:value-type="float">
            <text:p>40727.1415925238</text:p>
          </table:table-cell>
          <table:table-cell office:value-type="float" office:value="0.436801328403866" calcext:value-type="float">
            <text:p>0.436801328403866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17516408822105" calcext:value-type="float">
            <text:p>0.617516408822105</text:p>
          </table:table-cell>
          <table:table-cell office:value-type="float" office:value="-0.725700582807943" calcext:value-type="float">
            <text:p>-0.725700582807943</text:p>
          </table:table-cell>
          <table:table-cell office:value-type="float" office:value="2.64105560367479" calcext:value-type="float">
            <text:p>2.64105560367479</text:p>
          </table:table-cell>
          <table:table-cell office:value-type="float" office:value="0.538268985999151" calcext:value-type="float">
            <text:p>0.538268985999151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212134068731438" calcext:value-type="float">
            <text:p>-0.0212134068731438</text:p>
          </table:table-cell>
          <table:table-cell office:value-type="float" office:value="0.570381231671554" calcext:value-type="float">
            <text:p>0.570381231671554</text:p>
          </table:table-cell>
          <table:table-cell office:value-type="float" office:value="0.707969970425419" calcext:value-type="float">
            <text:p>0.707969970425419</text:p>
          </table:table-cell>
          <table:table-cell office:value-type="float" office:value="0.631771273896126" calcext:value-type="float">
            <text:p>0.631771273896126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857519189650978" calcext:value-type="float">
            <text:p>-0.0857519189650978</text:p>
          </table:table-cell>
          <table:table-cell office:value-type="float" office:value="0.707969970425419" calcext:value-type="float">
            <text:p>0.707969970425419</text:p>
          </table:table-cell>
          <table:table-cell office:value-type="float" office:value="0.322739092747761" calcext:value-type="float">
            <text:p>0.322739092747761</text:p>
          </table:table-cell>
          <table:table-cell office:value-type="float" office:value="0.605628220372572" calcext:value-type="float">
            <text:p>0.605628220372572</text:p>
          </table:table-cell>
          <table:table-cell office:value-type="float" office:value="0.629861421546714" calcext:value-type="float">
            <text:p>0.62986142154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c2b0464b-f126-4dd2-b5c6-dae45dc2bc0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673830699280253" calcext:value-type="float">
            <text:p>0.0673830699280253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0463533981207465" calcext:value-type="float">
            <text:p>0.00463533981207465</text:p>
          </table:table-cell>
          <table:table-cell office:value-type="float" office:value="41605.2367283579" calcext:value-type="float">
            <text:p>41605.2367283579</text:p>
          </table:table-cell>
          <table:table-cell office:value-type="float" office:value="0.436379732725181" calcext:value-type="float">
            <text:p>0.436379732725181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14138120779342" calcext:value-type="float">
            <text:p>0.614138120779342</text:p>
          </table:table-cell>
          <table:table-cell office:value-type="float" office:value="-0.697948599738419" calcext:value-type="float">
            <text:p>-0.697948599738419</text:p>
          </table:table-cell>
          <table:table-cell office:value-type="float" office:value="2.05607082275088" calcext:value-type="float">
            <text:p>2.05607082275088</text:p>
          </table:table-cell>
          <table:table-cell office:value-type="float" office:value="0.531857130737253" calcext:value-type="float">
            <text:p>0.531857130737253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172223636209383" calcext:value-type="float">
            <text:p>-0.0172223636209383</text:p>
          </table:table-cell>
          <table:table-cell office:value-type="float" office:value="0.55836290223908" calcext:value-type="float">
            <text:p>0.55836290223908</text:p>
          </table:table-cell>
          <table:table-cell office:value-type="float" office:value="0.70511433868974" calcext:value-type="float">
            <text:p>0.70511433868974</text:p>
          </table:table-cell>
          <table:table-cell office:value-type="float" office:value="0.62321611471492" calcext:value-type="float">
            <text:p>0.62321611471492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0856945594731521" calcext:value-type="float">
            <text:p>-0.0856945594731521</text:p>
          </table:table-cell>
          <table:table-cell office:value-type="float" office:value="0.70511433868974" calcext:value-type="float">
            <text:p>0.70511433868974</text:p>
          </table:table-cell>
          <table:table-cell office:value-type="float" office:value="0.320884289746002" calcext:value-type="float">
            <text:p>0.320884289746002</text:p>
          </table:table-cell>
          <table:table-cell office:value-type="float" office:value="0.607369255150555" calcext:value-type="float">
            <text:p>0.607369255150555</text:p>
          </table:table-cell>
          <table:table-cell office:value-type="float" office:value="0.627179257934734" calcext:value-type="float">
            <text:p>0.627179257934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17d6f51-cdcc-4a1e-921e-3d8713b65b1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675724405668356" calcext:value-type="float">
            <text:p>0.0675724405668356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485772155012376" calcext:value-type="float">
            <text:p>0.00485772155012376</text:p>
          </table:table-cell>
          <table:table-cell office:value-type="float" office:value="42229.4426705217" calcext:value-type="float">
            <text:p>42229.4426705217</text:p>
          </table:table-cell>
          <table:table-cell office:value-type="float" office:value="0.435987364747751" calcext:value-type="float">
            <text:p>0.435987364747751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11059873172813" calcext:value-type="float">
            <text:p>0.611059873172813</text:p>
          </table:table-cell>
          <table:table-cell office:value-type="float" office:value="-0.679596497315722" calcext:value-type="float">
            <text:p>-0.679596497315722</text:p>
          </table:table-cell>
          <table:table-cell office:value-type="float" office:value="2.63380307568199" calcext:value-type="float">
            <text:p>2.63380307568199</text:p>
          </table:table-cell>
          <table:table-cell office:value-type="float" office:value="0.541790411540093" calcext:value-type="float">
            <text:p>0.541790411540093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7691981332202" calcext:value-type="float">
            <text:p>-0.017691981332202</text:p>
          </table:table-cell>
          <table:table-cell office:value-type="float" office:value="0.570851884832294" calcext:value-type="float">
            <text:p>0.570851884832294</text:p>
          </table:table-cell>
          <table:table-cell office:value-type="float" office:value="0.729203002957458" calcext:value-type="float">
            <text:p>0.729203002957458</text:p>
          </table:table-cell>
          <table:table-cell office:value-type="float" office:value="0.640383590836441" calcext:value-type="float">
            <text:p>0.640383590836441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771396020247828" calcext:value-type="float">
            <text:p>-0.0771396020247828</text:p>
          </table:table-cell>
          <table:table-cell office:value-type="float" office:value="0.729203002957458" calcext:value-type="float">
            <text:p>0.729203002957458</text:p>
          </table:table-cell>
          <table:table-cell office:value-type="float" office:value="0.303765770971781" calcext:value-type="float">
            <text:p>0.303765770971781</text:p>
          </table:table-cell>
          <table:table-cell office:value-type="float" office:value="0.627427665477606" calcext:value-type="float">
            <text:p>0.627427665477606</text:p>
          </table:table-cell>
          <table:table-cell office:value-type="float" office:value="0.648636566830577" calcext:value-type="float">
            <text:p>0.648636566830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33253cfb-bbf5-424d-8c05-d635e4049df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678772319041265" calcext:value-type="float">
            <text:p>0.0678772319041265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64412995752603" calcext:value-type="float">
            <text:p>0.0064412995752603</text:p>
          </table:table-cell>
          <table:table-cell office:value-type="float" office:value="43192.4212382181" calcext:value-type="float">
            <text:p>43192.4212382181</text:p>
          </table:table-cell>
          <table:table-cell office:value-type="float" office:value="0.435983665604912" calcext:value-type="float">
            <text:p>0.435983665604912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15200633930283" calcext:value-type="float">
            <text:p>0.615200633930283</text:p>
          </table:table-cell>
          <table:table-cell office:value-type="float" office:value="-0.695327250019477" calcext:value-type="float">
            <text:p>-0.695327250019477</text:p>
          </table:table-cell>
          <table:table-cell office:value-type="float" office:value="3.75939013606527" calcext:value-type="float">
            <text:p>3.75939013606527</text:p>
          </table:table-cell>
          <table:table-cell office:value-type="float" office:value="0.549066213921902" calcext:value-type="float">
            <text:p>0.549066213921902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272495755517826" calcext:value-type="float">
            <text:p>-0.0272495755517826</text:p>
          </table:table-cell>
          <table:table-cell office:value-type="float" office:value="0.588698054287773" calcext:value-type="float">
            <text:p>0.588698054287773</text:p>
          </table:table-cell>
          <table:table-cell office:value-type="float" office:value="0.721976727058477" calcext:value-type="float">
            <text:p>0.721976727058477</text:p>
          </table:table-cell>
          <table:table-cell office:value-type="float" office:value="0.648561032087331" calcext:value-type="float">
            <text:p>0.648561032087331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826576657423856" calcext:value-type="float">
            <text:p>-0.0826576657423856</text:p>
          </table:table-cell>
          <table:table-cell office:value-type="float" office:value="0.721976727058477" calcext:value-type="float">
            <text:p>0.721976727058477</text:p>
          </table:table-cell>
          <table:table-cell office:value-type="float" office:value="0.31386495692246" calcext:value-type="float">
            <text:p>0.31386495692246</text:p>
          </table:table-cell>
          <table:table-cell office:value-type="float" office:value="0.642544731610338" calcext:value-type="float">
            <text:p>0.642544731610338</text:p>
          </table:table-cell>
          <table:table-cell office:value-type="float" office:value="0.661600357621815" calcext:value-type="float">
            <text:p>0.661600357621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9b2921f-9709-4d53-aa3b-67a49515b9e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674947598178051" calcext:value-type="float">
            <text:p>0.0674947598178051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478004080109318" calcext:value-type="float">
            <text:p>0.00478004080109318</text:p>
          </table:table-cell>
          <table:table-cell office:value-type="float" office:value="41945.495995402" calcext:value-type="float">
            <text:p>41945.495995402</text:p>
          </table:table-cell>
          <table:table-cell office:value-type="float" office:value="0.435712670709265" calcext:value-type="float">
            <text:p>0.435712670709265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1533856504051" calcext:value-type="float">
            <text:p>0.61533856504051</text:p>
          </table:table-cell>
          <table:table-cell office:value-type="float" office:value="-0.773667506992217" calcext:value-type="float">
            <text:p>-0.773667506992217</text:p>
          </table:table-cell>
          <table:table-cell office:value-type="float" office:value="2.77782923964081" calcext:value-type="float">
            <text:p>2.77782923964081</text:p>
          </table:table-cell>
          <table:table-cell office:value-type="float" office:value="0.536699193890539" calcext:value-type="float">
            <text:p>0.536699193890539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227831989817565" calcext:value-type="float">
            <text:p>-0.0227831989817565</text:p>
          </table:table-cell>
          <table:table-cell office:value-type="float" office:value="0.574002742051315" calcext:value-type="float">
            <text:p>0.574002742051315</text:p>
          </table:table-cell>
          <table:table-cell office:value-type="float" office:value="0.666717221506029" calcext:value-type="float">
            <text:p>0.666717221506029</text:p>
          </table:table-cell>
          <table:table-cell office:value-type="float" office:value="0.616895874263261" calcext:value-type="float">
            <text:p>0.616895874263261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100627318597962" calcext:value-type="float">
            <text:p>-0.100627318597962</text:p>
          </table:table-cell>
          <table:table-cell office:value-type="float" office:value="0.666717221506029" calcext:value-type="float">
            <text:p>0.666717221506029</text:p>
          </table:table-cell>
          <table:table-cell office:value-type="float" office:value="0.371568910719445" calcext:value-type="float">
            <text:p>0.371568910719445</text:p>
          </table:table-cell>
          <table:table-cell office:value-type="float" office:value="0.585017835909631" calcext:value-type="float">
            <text:p>0.585017835909631</text:p>
          </table:table-cell>
          <table:table-cell office:value-type="float" office:value="0.59231113097899" calcext:value-type="float">
            <text:p>0.59231113097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a2c926ec-9b4a-4db9-8852-904de5f84f2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673094164596395" calcext:value-type="float">
            <text:p>0.0673094164596395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459469744292762" calcext:value-type="float">
            <text:p>0.00459469744292762</text:p>
          </table:table-cell>
          <table:table-cell office:value-type="float" office:value="41275.5980716452" calcext:value-type="float">
            <text:p>41275.5980716452</text:p>
          </table:table-cell>
          <table:table-cell office:value-type="float" office:value="0.43563944514741" calcext:value-type="float">
            <text:p>0.43563944514741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10709999303258" calcext:value-type="float">
            <text:p>0.610709999303258</text:p>
          </table:table-cell>
          <table:table-cell office:value-type="float" office:value="-0.676513461565142" calcext:value-type="float">
            <text:p>-0.676513461565142</text:p>
          </table:table-cell>
          <table:table-cell office:value-type="float" office:value="2.6069105956338" calcext:value-type="float">
            <text:p>2.6069105956338</text:p>
          </table:table-cell>
          <table:table-cell office:value-type="float" office:value="0.544123886296139" calcext:value-type="float">
            <text:p>0.544123886296139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53585065761561" calcext:value-type="float">
            <text:p>-0.0153585065761561</text:p>
          </table:table-cell>
          <table:table-cell office:value-type="float" office:value="0.572488720018998" calcext:value-type="float">
            <text:p>0.572488720018998</text:p>
          </table:table-cell>
          <table:table-cell office:value-type="float" office:value="0.731250473951619" calcext:value-type="float">
            <text:p>0.731250473951619</text:p>
          </table:table-cell>
          <table:table-cell office:value-type="float" office:value="0.642203056841264" calcext:value-type="float">
            <text:p>0.642203056841264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753201360199598" calcext:value-type="float">
            <text:p>-0.0753201360199598</text:p>
          </table:table-cell>
          <table:table-cell office:value-type="float" office:value="0.731250473951619" calcext:value-type="float">
            <text:p>0.731250473951619</text:p>
          </table:table-cell>
          <table:table-cell office:value-type="float" office:value="0.306462486757199" calcext:value-type="float">
            <text:p>0.306462486757199</text:p>
          </table:table-cell>
          <table:table-cell office:value-type="float" office:value="0.625842251288149" calcext:value-type="float">
            <text:p>0.625842251288149</text:p>
          </table:table-cell>
          <table:table-cell office:value-type="float" office:value="0.656236030397854" calcext:value-type="float">
            <text:p>0.656236030397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620aa4c-955a-4003-80e2-c5813d330dcc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8513985440604" calcext:value-type="float">
            <text:p>0.0668513985440604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413667952734853" calcext:value-type="float">
            <text:p>0.00413667952734853</text:p>
          </table:table-cell>
          <table:table-cell office:value-type="float" office:value="39665.1002814483" calcext:value-type="float">
            <text:p>39665.1002814483</text:p>
          </table:table-cell>
          <table:table-cell office:value-type="float" office:value="0.435455731249043" calcext:value-type="float">
            <text:p>0.435455731249043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16589539752496" calcext:value-type="float">
            <text:p>0.616589539752496</text:p>
          </table:table-cell>
          <table:table-cell office:value-type="float" office:value="-0.713340023656142" calcext:value-type="float">
            <text:p>-0.713340023656142</text:p>
          </table:table-cell>
          <table:table-cell office:value-type="float" office:value="2.66890887696496" calcext:value-type="float">
            <text:p>2.66890887696496</text:p>
          </table:table-cell>
          <table:table-cell office:value-type="float" office:value="0.532880780653373" calcext:value-type="float">
            <text:p>0.532880780653373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266016122189223" calcext:value-type="float">
            <text:p>-0.0266016122189223</text:p>
          </table:table-cell>
          <table:table-cell office:value-type="float" office:value="0.567730695040757" calcext:value-type="float">
            <text:p>0.567730695040757</text:p>
          </table:table-cell>
          <table:table-cell office:value-type="float" office:value="0.691893531508304" calcext:value-type="float">
            <text:p>0.691893531508304</text:p>
          </table:table-cell>
          <table:table-cell office:value-type="float" office:value="0.623692665253948" calcext:value-type="float">
            <text:p>0.623692665253948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938305276072762" calcext:value-type="float">
            <text:p>-0.0938305276072762</text:p>
          </table:table-cell>
          <table:table-cell office:value-type="float" office:value="0.691893531508304" calcext:value-type="float">
            <text:p>0.691893531508304</text:p>
          </table:table-cell>
          <table:table-cell office:value-type="float" office:value="0.330925551382067" calcext:value-type="float">
            <text:p>0.330925551382067</text:p>
          </table:table-cell>
          <table:table-cell office:value-type="float" office:value="0.601268331351566" calcext:value-type="float">
            <text:p>0.601268331351566</text:p>
          </table:table-cell>
          <table:table-cell office:value-type="float" office:value="0.623603039785427" calcext:value-type="float">
            <text:p>0.623603039785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94dc158d-6ec1-43fd-b519-52d51b5b9bb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74143901329543" calcext:value-type="float">
            <text:p>0.0674143901329543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597845780408801" calcext:value-type="float">
            <text:p>0.00597845780408801</text:p>
          </table:table-cell>
          <table:table-cell office:value-type="float" office:value="41491.8762129166" calcext:value-type="float">
            <text:p>41491.8762129166</text:p>
          </table:table-cell>
          <table:table-cell office:value-type="float" office:value="0.435328574782936" calcext:value-type="float">
            <text:p>0.435328574782936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11594920611016" calcext:value-type="float">
            <text:p>0.611594920611016</text:p>
          </table:table-cell>
          <table:table-cell office:value-type="float" office:value="-0.669140156095648" calcext:value-type="float">
            <text:p>-0.669140156095648</text:p>
          </table:table-cell>
          <table:table-cell office:value-type="float" office:value="3.71785570255806" calcext:value-type="float">
            <text:p>3.71785570255806</text:p>
          </table:table-cell>
          <table:table-cell office:value-type="float" office:value="0.549405772495756" calcext:value-type="float">
            <text:p>0.549405772495756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269100169779287" calcext:value-type="float">
            <text:p>-0.0269100169779287</text:p>
          </table:table-cell>
          <table:table-cell office:value-type="float" office:value="0.588291403362347" calcext:value-type="float">
            <text:p>0.588291403362347</text:p>
          </table:table-cell>
          <table:table-cell office:value-type="float" office:value="0.72676388275151" calcext:value-type="float">
            <text:p>0.72676388275151</text:p>
          </table:table-cell>
          <table:table-cell office:value-type="float" office:value="0.650237216657881" calcext:value-type="float">
            <text:p>0.650237216657881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809814811718352" calcext:value-type="float">
            <text:p>-0.0809814811718352</text:p>
          </table:table-cell>
          <table:table-cell office:value-type="float" office:value="0.72676388275151" calcext:value-type="float">
            <text:p>0.72676388275151</text:p>
          </table:table-cell>
          <table:table-cell office:value-type="float" office:value="0.308154678421158" calcext:value-type="float">
            <text:p>0.308154678421158</text:p>
          </table:table-cell>
          <table:table-cell office:value-type="float" office:value="0.6389662027833" calcext:value-type="float">
            <text:p>0.6389662027833</text:p>
          </table:table-cell>
          <table:table-cell office:value-type="float" office:value="0.654894948591864" calcext:value-type="float">
            <text:p>0.654894948591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777af68-68ba-4042-a0bb-1113b9aa305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639886409225996" calcext:value-type="float">
            <text:p>0.0639886409225996</text:p>
          </table:table-cell>
          <table:table-cell office:value-type="float" office:value="0.0728340981395195" calcext:value-type="float">
            <text:p>0.0728340981395195</text:p>
          </table:table-cell>
          <table:table-cell office:value-type="float" office:value="-0.00884545721691987" calcext:value-type="float">
            <text:p>-0.00884545721691987</text:p>
          </table:table-cell>
          <table:table-cell office:value-type="float" office:value="23916.1383006956" calcext:value-type="float">
            <text:p>23916.1383006956</text:p>
          </table:table-cell>
          <table:table-cell office:value-type="float" office:value="0.435161034657821" calcext:value-type="float">
            <text:p>0.435161034657821</text:p>
          </table:table-cell>
          <table:table-cell office:value-type="float" office:value="0.505786964469305" calcext:value-type="float">
            <text:p>0.505786964469305</text:p>
          </table:table-cell>
          <table:table-cell office:value-type="float" office:value="0.60278853961928" calcext:value-type="float">
            <text:p>0.60278853961928</text:p>
          </table:table-cell>
          <table:table-cell office:value-type="float" office:value="-0.683601131853574" calcext:value-type="float">
            <text:p>-0.683601131853574</text:p>
          </table:table-cell>
          <table:table-cell office:value-type="float" office:value="3.84514544534493" calcext:value-type="float">
            <text:p>3.84514544534493</text:p>
          </table:table-cell>
          <table:table-cell office:value-type="float" office:value="0.526336341548074" calcext:value-type="float">
            <text:p>0.526336341548074</text:p>
          </table:table-cell>
          <table:table-cell office:value-type="float" office:value="0.579573064908018" calcext:value-type="float">
            <text:p>0.579573064908018</text:p>
          </table:table-cell>
          <table:table-cell office:value-type="float" office:value="-0.0532367233599445" calcext:value-type="float">
            <text:p>-0.0532367233599445</text:p>
          </table:table-cell>
          <table:table-cell office:value-type="float" office:value="0.580790362083802" calcext:value-type="float">
            <text:p>0.580790362083802</text:p>
          </table:table-cell>
          <table:table-cell office:value-type="float" office:value="0.656834855517293" calcext:value-type="float">
            <text:p>0.656834855517293</text:p>
          </table:table-cell>
          <table:table-cell office:value-type="float" office:value="0.616476374494994" calcext:value-type="float">
            <text:p>0.616476374494994</text:p>
          </table:table-cell>
          <table:table-cell office:value-type="float" office:value="0.733835082129319" calcext:value-type="float">
            <text:p>0.733835082129319</text:p>
          </table:table-cell>
          <table:table-cell office:value-type="float" office:value="-0.117358707634326" calcext:value-type="float">
            <text:p>-0.117358707634326</text:p>
          </table:table-cell>
          <table:table-cell office:value-type="float" office:value="0.656834855517293" calcext:value-type="float">
            <text:p>0.656834855517293</text:p>
          </table:table-cell>
          <table:table-cell office:value-type="float" office:value="0.346439628482972" calcext:value-type="float">
            <text:p>0.346439628482972</text:p>
          </table:table-cell>
          <table:table-cell office:value-type="float" office:value="0.626191462909242" calcext:value-type="float">
            <text:p>0.626191462909242</text:p>
          </table:table-cell>
          <table:table-cell office:value-type="float" office:value="0.66775092936803" calcext:value-type="float">
            <text:p>0.66775092936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e01d8c85-8fdf-4c72-87f2-2d216c9bd7d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9257582646423" calcext:value-type="float">
            <text:p>0.0669257582646423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421103924793043" calcext:value-type="float">
            <text:p>0.00421103924793043</text:p>
          </table:table-cell>
          <table:table-cell office:value-type="float" office:value="39922.2846184753" calcext:value-type="float">
            <text:p>39922.2846184753</text:p>
          </table:table-cell>
          <table:table-cell office:value-type="float" office:value="0.434197295536888" calcext:value-type="float">
            <text:p>0.434197295536888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04556322220834" calcext:value-type="float">
            <text:p>0.604556322220834</text:p>
          </table:table-cell>
          <table:table-cell office:value-type="float" office:value="-0.665101889474608" calcext:value-type="float">
            <text:p>-0.665101889474608</text:p>
          </table:table-cell>
          <table:table-cell office:value-type="float" office:value="2.61408720619671" calcext:value-type="float">
            <text:p>2.61408720619671</text:p>
          </table:table-cell>
          <table:table-cell office:value-type="float" office:value="0.542044972422571" calcext:value-type="float">
            <text:p>0.542044972422571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74374204497242" calcext:value-type="float">
            <text:p>-0.0174374204497242</text:p>
          </table:table-cell>
          <table:table-cell office:value-type="float" office:value="0.571072171072171" calcext:value-type="float">
            <text:p>0.571072171072171</text:p>
          </table:table-cell>
          <table:table-cell office:value-type="float" office:value="0.729051338439372" calcext:value-type="float">
            <text:p>0.729051338439372</text:p>
          </table:table-cell>
          <table:table-cell office:value-type="float" office:value="0.640463659982679" calcext:value-type="float">
            <text:p>0.640463659982679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770595328785445" calcext:value-type="float">
            <text:p>-0.0770595328785445</text:p>
          </table:table-cell>
          <table:table-cell office:value-type="float" office:value="0.729051338439372" calcext:value-type="float">
            <text:p>0.729051338439372</text:p>
          </table:table-cell>
          <table:table-cell office:value-type="float" office:value="0.304536261196186" calcext:value-type="float">
            <text:p>0.304536261196186</text:p>
          </table:table-cell>
          <table:table-cell office:value-type="float" office:value="0.621086008719778" calcext:value-type="float">
            <text:p>0.621086008719778</text:p>
          </table:table-cell>
          <table:table-cell office:value-type="float" office:value="0.637907912382655" calcext:value-type="float">
            <text:p>0.637907912382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018e81fb-d1c0-4e63-8db6-dcd086eceea4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669209316127752" calcext:value-type="float">
            <text:p>0.0669209316127752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0417320149682454" calcext:value-type="float">
            <text:p>0.00417320149682454</text:p>
          </table:table-cell>
          <table:table-cell office:value-type="float" office:value="39967.2894990169" calcext:value-type="float">
            <text:p>39967.2894990169</text:p>
          </table:table-cell>
          <table:table-cell office:value-type="float" office:value="0.433156521458028" calcext:value-type="float">
            <text:p>0.433156521458028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10053446241109" calcext:value-type="float">
            <text:p>0.610053446241109</text:p>
          </table:table-cell>
          <table:table-cell office:value-type="float" office:value="-0.7340026569691" calcext:value-type="float">
            <text:p>-0.7340026569691</text:p>
          </table:table-cell>
          <table:table-cell office:value-type="float" office:value="2.07326375093888" calcext:value-type="float">
            <text:p>2.07326375093888</text:p>
          </table:table-cell>
          <table:table-cell office:value-type="float" office:value="0.527784847713583" calcext:value-type="float">
            <text:p>0.527784847713583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212946466446084" calcext:value-type="float">
            <text:p>-0.0212946466446084</text:p>
          </table:table-cell>
          <table:table-cell office:value-type="float" office:value="0.554816069699903" calcext:value-type="float">
            <text:p>0.554816069699903</text:p>
          </table:table-cell>
          <table:table-cell office:value-type="float" office:value="0.708436341161928" calcext:value-type="float">
            <text:p>0.708436341161928</text:p>
          </table:table-cell>
          <table:table-cell office:value-type="float" office:value="0.62228555917481" calcext:value-type="float">
            <text:p>0.62228555917481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0866251150132618" calcext:value-type="float">
            <text:p>-0.0866251150132618</text:p>
          </table:table-cell>
          <table:table-cell office:value-type="float" office:value="0.708436341161928" calcext:value-type="float">
            <text:p>0.708436341161928</text:p>
          </table:table-cell>
          <table:table-cell office:value-type="float" office:value="0.307808090310442" calcext:value-type="float">
            <text:p>0.307808090310442</text:p>
          </table:table-cell>
          <table:table-cell office:value-type="float" office:value="0.629952456418383" calcext:value-type="float">
            <text:p>0.629952456418383</text:p>
          </table:table-cell>
          <table:table-cell office:value-type="float" office:value="0.642378185069289" calcext:value-type="float">
            <text:p>0.64237818506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fa4ff67f-90e5-4468-82c8-2a73724c34b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672037416417068" calcext:value-type="float">
            <text:p>0.0672037416417068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448902262499495" calcext:value-type="float">
            <text:p>0.00448902262499495</text:p>
          </table:table-cell>
          <table:table-cell office:value-type="float" office:value="40898.3883980265" calcext:value-type="float">
            <text:p>40898.3883980265</text:p>
          </table:table-cell>
          <table:table-cell office:value-type="float" office:value="0.432873942138923" calcext:value-type="float">
            <text:p>0.432873942138923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0730618345818" calcext:value-type="float">
            <text:p>0.60730618345818</text:p>
          </table:table-cell>
          <table:table-cell office:value-type="float" office:value="-0.691059459886388" calcext:value-type="float">
            <text:p>-0.691059459886388</text:p>
          </table:table-cell>
          <table:table-cell office:value-type="float" office:value="2.66826417386139" calcext:value-type="float">
            <text:p>2.66826417386139</text:p>
          </table:table-cell>
          <table:table-cell office:value-type="float" office:value="0.540475180313958" calcext:value-type="float">
            <text:p>0.540475180313958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90072125583368" calcext:value-type="float">
            <text:p>-0.0190072125583368</text:p>
          </table:table-cell>
          <table:table-cell office:value-type="float" office:value="0.570886990010832" calcext:value-type="float">
            <text:p>0.570886990010832</text:p>
          </table:table-cell>
          <table:table-cell office:value-type="float" office:value="0.719420641540911" calcext:value-type="float">
            <text:p>0.719420641540911</text:p>
          </table:table-cell>
          <table:table-cell office:value-type="float" office:value="0.636604596544204" calcext:value-type="float">
            <text:p>0.636604596544204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809185963170198" calcext:value-type="float">
            <text:p>-0.0809185963170198</text:p>
          </table:table-cell>
          <table:table-cell office:value-type="float" office:value="0.719420641540911" calcext:value-type="float">
            <text:p>0.719420641540911</text:p>
          </table:table-cell>
          <table:table-cell office:value-type="float" office:value="0.313204276220745" calcext:value-type="float">
            <text:p>0.313204276220745</text:p>
          </table:table-cell>
          <table:table-cell office:value-type="float" office:value="0.638525564803805" calcext:value-type="float">
            <text:p>0.638525564803805</text:p>
          </table:table-cell>
          <table:table-cell office:value-type="float" office:value="0.649977648636567" calcext:value-type="float">
            <text:p>0.649977648636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84b08c3d-d7c5-4525-92f7-254df69e19f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672713424350826" calcext:value-type="float">
            <text:p>0.0672713424350826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455662341837071" calcext:value-type="float">
            <text:p>0.00455662341837071</text:p>
          </table:table-cell>
          <table:table-cell office:value-type="float" office:value="41139.2976305459" calcext:value-type="float">
            <text:p>41139.2976305459</text:p>
          </table:table-cell>
          <table:table-cell office:value-type="float" office:value="0.432650240056246" calcext:value-type="float">
            <text:p>0.432650240056246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0916935706656" calcext:value-type="float">
            <text:p>0.60916935706656</text:p>
          </table:table-cell>
          <table:table-cell office:value-type="float" office:value="-0.68015008214112" calcext:value-type="float">
            <text:p>-0.68015008214112</text:p>
          </table:table-cell>
          <table:table-cell office:value-type="float" office:value="2.65114309803641" calcext:value-type="float">
            <text:p>2.65114309803641</text:p>
          </table:table-cell>
          <table:table-cell office:value-type="float" office:value="0.544760288502333" calcext:value-type="float">
            <text:p>0.544760288502333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47221043699618" calcext:value-type="float">
            <text:p>-0.0147221043699618</text:p>
          </table:table-cell>
          <table:table-cell office:value-type="float" office:value="0.573805947732052" calcext:value-type="float">
            <text:p>0.573805947732052</text:p>
          </table:table-cell>
          <table:table-cell office:value-type="float" office:value="0.724273906119663" calcext:value-type="float">
            <text:p>0.724273906119663</text:p>
          </table:table-cell>
          <table:table-cell office:value-type="float" office:value="0.640319120407616" calcext:value-type="float">
            <text:p>0.640319120407616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772040724536078" calcext:value-type="float">
            <text:p>-0.0772040724536078</text:p>
          </table:table-cell>
          <table:table-cell office:value-type="float" office:value="0.724273906119663" calcext:value-type="float">
            <text:p>0.724273906119663</text:p>
          </table:table-cell>
          <table:table-cell office:value-type="float" office:value="0.31676779350862" calcext:value-type="float">
            <text:p>0.31676779350862</text:p>
          </table:table-cell>
          <table:table-cell office:value-type="float" office:value="0.63337296868807" calcext:value-type="float">
            <text:p>0.63337296868807</text:p>
          </table:table-cell>
          <table:table-cell office:value-type="float" office:value="0.663835493965132" calcext:value-type="float">
            <text:p>0.663835493965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a6ea689-9b52-42fe-b951-434f8b08e25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65343550781665" calcext:value-type="float">
            <text:p>0.0665343550781665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381963606145463" calcext:value-type="float">
            <text:p>0.00381963606145463</text:p>
          </table:table-cell>
          <table:table-cell office:value-type="float" office:value="38586.7781582505" calcext:value-type="float">
            <text:p>38586.7781582505</text:p>
          </table:table-cell>
          <table:table-cell office:value-type="float" office:value="0.430602614602239" calcext:value-type="float">
            <text:p>0.430602614602239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03651610948254" calcext:value-type="float">
            <text:p>0.603651610948254</text:p>
          </table:table-cell>
          <table:table-cell office:value-type="float" office:value="-0.716837834348173" calcext:value-type="float">
            <text:p>-0.716837834348173</text:p>
          </table:table-cell>
          <table:table-cell office:value-type="float" office:value="2.61901282107988" calcext:value-type="float">
            <text:p>2.61901282107988</text:p>
          </table:table-cell>
          <table:table-cell office:value-type="float" office:value="0.542723801442512" calcext:value-type="float">
            <text:p>0.542723801442512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67585914297836" calcext:value-type="float">
            <text:p>-0.0167585914297836</text:p>
          </table:table-cell>
          <table:table-cell office:value-type="float" office:value="0.57144551871404" calcext:value-type="float">
            <text:p>0.57144551871404</text:p>
          </table:table-cell>
          <table:table-cell office:value-type="float" office:value="0.730567983620232" calcext:value-type="float">
            <text:p>0.730567983620232</text:p>
          </table:table-cell>
          <table:table-cell office:value-type="float" office:value="0.641283365506224" calcext:value-type="float">
            <text:p>0.641283365506224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762398273550001" calcext:value-type="float">
            <text:p>-0.0762398273550001</text:p>
          </table:table-cell>
          <table:table-cell office:value-type="float" office:value="0.730567983620232" calcext:value-type="float">
            <text:p>0.730567983620232</text:p>
          </table:table-cell>
          <table:table-cell office:value-type="float" office:value="0.304151016083983" calcext:value-type="float">
            <text:p>0.304151016083983</text:p>
          </table:table-cell>
          <table:table-cell office:value-type="float" office:value="0.633769322235434" calcext:value-type="float">
            <text:p>0.633769322235434</text:p>
          </table:table-cell>
          <table:table-cell office:value-type="float" office:value="0.663388466696468" calcext:value-type="float">
            <text:p>0.663388466696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11a4f43-c23f-44d9-9598-78e073e4a943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664347610427354" calcext:value-type="float">
            <text:p>0.0664347610427354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0.0037200420260235" calcext:value-type="float">
            <text:p>0.0037200420260235</text:p>
          </table:table-cell>
          <table:table-cell office:value-type="float" office:value="38254.0495801991" calcext:value-type="float">
            <text:p>38254.0495801991</text:p>
          </table:table-cell>
          <table:table-cell office:value-type="float" office:value="0.428885997685449" calcext:value-type="float">
            <text:p>0.428885997685449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605289863266679" calcext:value-type="float">
            <text:p>0.605289863266679</text:p>
          </table:table-cell>
          <table:table-cell office:value-type="float" office:value="-0.714093809372942" calcext:value-type="float">
            <text:p>-0.714093809372942</text:p>
          </table:table-cell>
          <table:table-cell office:value-type="float" office:value="2.72268650768332" calcext:value-type="float">
            <text:p>2.72268650768332</text:p>
          </table:table-cell>
          <table:table-cell office:value-type="float" office:value="0.542554094187527" calcext:value-type="float">
            <text:p>0.542554094187527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169282986847688" calcext:value-type="float">
            <text:p>-0.0169282986847688</text:p>
          </table:table-cell>
          <table:table-cell office:value-type="float" office:value="0.575881870385562" calcext:value-type="float">
            <text:p>0.575881870385562</text:p>
          </table:table-cell>
          <table:table-cell office:value-type="float" office:value="0.69204519602639" calcext:value-type="float">
            <text:p>0.69204519602639</text:p>
          </table:table-cell>
          <table:table-cell office:value-type="float" office:value="0.628642281463112" calcext:value-type="float">
            <text:p>0.628642281463112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0888809113981116" calcext:value-type="float">
            <text:p>-0.0888809113981116</text:p>
          </table:table-cell>
          <table:table-cell office:value-type="float" office:value="0.69204519602639" calcext:value-type="float">
            <text:p>0.69204519602639</text:p>
          </table:table-cell>
          <table:table-cell office:value-type="float" office:value="0.352691900221516" calcext:value-type="float">
            <text:p>0.352691900221516</text:p>
          </table:table-cell>
          <table:table-cell office:value-type="float" office:value="0.618311533888228" calcext:value-type="float">
            <text:p>0.618311533888228</text:p>
          </table:table-cell>
          <table:table-cell office:value-type="float" office:value="0.637907912382655" calcext:value-type="float">
            <text:p>0.637907912382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acc7209f-9d8e-4e87-84ac-3cbb67b43a2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65574753302839" calcext:value-type="float">
            <text:p>0.065574753302839</text:p>
          </table:table-cell>
          <table:table-cell office:value-type="float" office:value="0.0624950546450673" calcext:value-type="float">
            <text:p>0.0624950546450673</text:p>
          </table:table-cell>
          <table:table-cell office:value-type="float" office:value="0.00307969865777169" calcext:value-type="float">
            <text:p>0.00307969865777169</text:p>
          </table:table-cell>
          <table:table-cell office:value-type="float" office:value="35514.1237177291" calcext:value-type="float">
            <text:p>35514.1237177291</text:p>
          </table:table-cell>
          <table:table-cell office:value-type="float" office:value="0.427742610506804" calcext:value-type="float">
            <text:p>0.427742610506804</text:p>
          </table:table-cell>
          <table:table-cell office:value-type="float" office:value="0.419051377021771" calcext:value-type="float">
            <text:p>0.419051377021771</text:p>
          </table:table-cell>
          <table:table-cell office:value-type="float" office:value="0.601180538850184" calcext:value-type="float">
            <text:p>0.601180538850184</text:p>
          </table:table-cell>
          <table:table-cell office:value-type="float" office:value="-0.694182818600616" calcext:value-type="float">
            <text:p>-0.694182818600616</text:p>
          </table:table-cell>
          <table:table-cell office:value-type="float" office:value="2.04287714799007" calcext:value-type="float">
            <text:p>2.04287714799007</text:p>
          </table:table-cell>
          <table:table-cell office:value-type="float" office:value="0.534408145948239" calcext:value-type="float">
            <text:p>0.534408145948239</text:p>
          </table:table-cell>
          <table:table-cell office:value-type="float" office:value="0.549002969876962" calcext:value-type="float">
            <text:p>0.549002969876962</text:p>
          </table:table-cell>
          <table:table-cell office:value-type="float" office:value="-0.014594823928723" calcext:value-type="float">
            <text:p>-0.014594823928723</text:p>
          </table:table-cell>
          <table:table-cell office:value-type="float" office:value="0.559496429003753" calcext:value-type="float">
            <text:p>0.559496429003753</text:p>
          </table:table-cell>
          <table:table-cell office:value-type="float" office:value="0.714374034003091" calcext:value-type="float">
            <text:p>0.714374034003091</text:p>
          </table:table-cell>
          <table:table-cell office:value-type="float" office:value="0.627520195506076" calcext:value-type="float">
            <text:p>0.627520195506076</text:p>
          </table:table-cell>
          <table:table-cell office:value-type="float" office:value="0.708846891262668" calcext:value-type="float">
            <text:p>0.708846891262668</text:p>
          </table:table-cell>
          <table:table-cell office:value-type="float" office:value="-0.0813266957565921" calcext:value-type="float">
            <text:p>-0.0813266957565921</text:p>
          </table:table-cell>
          <table:table-cell office:value-type="float" office:value="0.714374034003091" calcext:value-type="float">
            <text:p>0.714374034003091</text:p>
          </table:table-cell>
          <table:table-cell office:value-type="float" office:value="0.315333960489182" calcext:value-type="float">
            <text:p>0.315333960489182</text:p>
          </table:table-cell>
          <table:table-cell office:value-type="float" office:value="0.609195402298851" calcext:value-type="float">
            <text:p>0.609195402298851</text:p>
          </table:table-cell>
          <table:table-cell office:value-type="float" office:value="0.632543585158695" calcext:value-type="float">
            <text:p>0.632543585158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68320b4e-6801-4c8d-84c6-971c31b3531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663560574069884" calcext:value-type="float">
            <text:p>0.0663560574069884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492012507812212" calcext:value-type="float">
            <text:p>0.00492012507812212</text:p>
          </table:table-cell>
          <table:table-cell office:value-type="float" office:value="37847.7172459438" calcext:value-type="float">
            <text:p>37847.7172459438</text:p>
          </table:table-cell>
          <table:table-cell office:value-type="float" office:value="0.427506938110753" calcext:value-type="float">
            <text:p>0.427506938110753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02486939232413" calcext:value-type="float">
            <text:p>0.602486939232413</text:p>
          </table:table-cell>
          <table:table-cell office:value-type="float" office:value="-0.667572374032615" calcext:value-type="float">
            <text:p>-0.667572374032615</text:p>
          </table:table-cell>
          <table:table-cell office:value-type="float" office:value="3.78434297639278" calcext:value-type="float">
            <text:p>3.78434297639278</text:p>
          </table:table-cell>
          <table:table-cell office:value-type="float" office:value="0.546137521222411" calcext:value-type="float">
            <text:p>0.546137521222411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301782682512733" calcext:value-type="float">
            <text:p>-0.0301782682512733</text:p>
          </table:table-cell>
          <table:table-cell office:value-type="float" office:value="0.586798242974908" calcext:value-type="float">
            <text:p>0.586798242974908</text:p>
          </table:table-cell>
          <table:table-cell office:value-type="float" office:value="0.718220651053174" calcext:value-type="float">
            <text:p>0.718220651053174</text:p>
          </table:table-cell>
          <table:table-cell office:value-type="float" office:value="0.645891976024108" calcext:value-type="float">
            <text:p>0.645891976024108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853267218056079" calcext:value-type="float">
            <text:p>-0.0853267218056079</text:p>
          </table:table-cell>
          <table:table-cell office:value-type="float" office:value="0.718220651053174" calcext:value-type="float">
            <text:p>0.718220651053174</text:p>
          </table:table-cell>
          <table:table-cell office:value-type="float" office:value="0.312061711079944" calcext:value-type="float">
            <text:p>0.312061711079944</text:p>
          </table:table-cell>
          <table:table-cell office:value-type="float" office:value="0.647713717693837" calcext:value-type="float">
            <text:p>0.647713717693837</text:p>
          </table:table-cell>
          <table:table-cell office:value-type="float" office:value="0.655341975860527" calcext:value-type="float">
            <text:p>0.655341975860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2f1e9291-2588-49f3-80a7-396750e5700a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656411857092192" calcext:value-type="float">
            <text:p>0.0656411857092192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420525338035294" calcext:value-type="float">
            <text:p>0.00420525338035294</text:p>
          </table:table-cell>
          <table:table-cell office:value-type="float" office:value="35566.8004481046" calcext:value-type="float">
            <text:p>35566.8004481046</text:p>
          </table:table-cell>
          <table:table-cell office:value-type="float" office:value="0.425413862887062" calcext:value-type="float">
            <text:p>0.425413862887062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00127310876627" calcext:value-type="float">
            <text:p>0.600127310876627</text:p>
          </table:table-cell>
          <table:table-cell office:value-type="float" office:value="-0.717078929173355" calcext:value-type="float">
            <text:p>-0.717078929173355</text:p>
          </table:table-cell>
          <table:table-cell office:value-type="float" office:value="3.86737244862025" calcext:value-type="float">
            <text:p>3.86737244862025</text:p>
          </table:table-cell>
          <table:table-cell office:value-type="float" office:value="0.544821731748727" calcext:value-type="float">
            <text:p>0.544821731748727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314940577249576" calcext:value-type="float">
            <text:p>-0.0314940577249576</text:p>
          </table:table-cell>
          <table:table-cell office:value-type="float" office:value="0.589658205579291" calcext:value-type="float">
            <text:p>0.589658205579291</text:p>
          </table:table-cell>
          <table:table-cell office:value-type="float" office:value="0.69119163352482" calcext:value-type="float">
            <text:p>0.69119163352482</text:p>
          </table:table-cell>
          <table:table-cell office:value-type="float" office:value="0.636400623855699" calcext:value-type="float">
            <text:p>0.636400623855699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948180739740168" calcext:value-type="float">
            <text:p>-0.0948180739740168</text:p>
          </table:table-cell>
          <table:table-cell office:value-type="float" office:value="0.69119163352482" calcext:value-type="float">
            <text:p>0.69119163352482</text:p>
          </table:table-cell>
          <table:table-cell office:value-type="float" office:value="0.345722300140252" calcext:value-type="float">
            <text:p>0.345722300140252</text:p>
          </table:table-cell>
          <table:table-cell office:value-type="float" office:value="0.62624254473161" calcext:value-type="float">
            <text:p>0.62624254473161</text:p>
          </table:table-cell>
          <table:table-cell office:value-type="float" office:value="0.642825212337953" calcext:value-type="float">
            <text:p>0.642825212337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4e7296ea-7f7c-458c-bba0-3d3cbf15e006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52029427675138" calcext:value-type="float">
            <text:p>0.0652029427675138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376701043864758" calcext:value-type="float">
            <text:p>0.00376701043864758</text:p>
          </table:table-cell>
          <table:table-cell office:value-type="float" office:value="34236.1294694612" calcext:value-type="float">
            <text:p>34236.1294694612</text:p>
          </table:table-cell>
          <table:table-cell office:value-type="float" office:value="0.424940598802771" calcext:value-type="float">
            <text:p>0.424940598802771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600523081678293" calcext:value-type="float">
            <text:p>0.600523081678293</text:p>
          </table:table-cell>
          <table:table-cell office:value-type="float" office:value="-0.677550597088693" calcext:value-type="float">
            <text:p>-0.677550597088693</text:p>
          </table:table-cell>
          <table:table-cell office:value-type="float" office:value="3.76098632108161" calcext:value-type="float">
            <text:p>3.76098632108161</text:p>
          </table:table-cell>
          <table:table-cell office:value-type="float" office:value="0.541638370118845" calcext:value-type="float">
            <text:p>0.541638370118845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346774193548387" calcext:value-type="float">
            <text:p>-0.0346774193548387</text:p>
          </table:table-cell>
          <table:table-cell office:value-type="float" office:value="0.586309708677558" calcext:value-type="float">
            <text:p>0.586309708677558</text:p>
          </table:table-cell>
          <table:table-cell office:value-type="float" office:value="0.695168655177493" calcext:value-type="float">
            <text:p>0.695168655177493</text:p>
          </table:table-cell>
          <table:table-cell office:value-type="float" office:value="0.636115510327863" calcext:value-type="float">
            <text:p>0.636115510327863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951031875018528" calcext:value-type="float">
            <text:p>-0.0951031875018528</text:p>
          </table:table-cell>
          <table:table-cell office:value-type="float" office:value="0.695168655177493" calcext:value-type="float">
            <text:p>0.695168655177493</text:p>
          </table:table-cell>
          <table:table-cell office:value-type="float" office:value="0.332799038268884" calcext:value-type="float">
            <text:p>0.332799038268884</text:p>
          </table:table-cell>
          <table:table-cell office:value-type="float" office:value="0.609940357852883" calcext:value-type="float">
            <text:p>0.609940357852883</text:p>
          </table:table-cell>
          <table:table-cell office:value-type="float" office:value="0.638354939651319" calcext:value-type="float">
            <text:p>0.638354939651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21361870-f158-4b66-b0d9-294233621f8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645862696256092" calcext:value-type="float">
            <text:p>0.0645862696256092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0183853950965851" calcext:value-type="float">
            <text:p>0.00183853950965851</text:p>
          </table:table-cell>
          <table:table-cell office:value-type="float" office:value="32616.6561310614" calcext:value-type="float">
            <text:p>32616.6561310614</text:p>
          </table:table-cell>
          <table:table-cell office:value-type="float" office:value="0.424208515412983" calcext:value-type="float">
            <text:p>0.424208515412983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602191532084306" calcext:value-type="float">
            <text:p>0.602191532084306</text:p>
          </table:table-cell>
          <table:table-cell office:value-type="float" office:value="-0.730240782609923" calcext:value-type="float">
            <text:p>-0.730240782609923</text:p>
          </table:table-cell>
          <table:table-cell office:value-type="float" office:value="2.2452846771847" calcext:value-type="float">
            <text:p>2.2452846771847</text:p>
          </table:table-cell>
          <table:table-cell office:value-type="float" office:value="0.518452532451005" calcext:value-type="float">
            <text:p>0.518452532451005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306269619071859" calcext:value-type="float">
            <text:p>-0.0306269619071859</text:p>
          </table:table-cell>
          <table:table-cell office:value-type="float" office:value="0.554858718125431" calcext:value-type="float">
            <text:p>0.554858718125431</text:p>
          </table:table-cell>
          <table:table-cell office:value-type="float" office:value="0.621987021013597" calcext:value-type="float">
            <text:p>0.621987021013597</text:p>
          </table:table-cell>
          <table:table-cell office:value-type="float" office:value="0.586508341225322" calcext:value-type="float">
            <text:p>0.586508341225322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122402332962749" calcext:value-type="float">
            <text:p>-0.122402332962749</text:p>
          </table:table-cell>
          <table:table-cell office:value-type="float" office:value="0.621987021013597" calcext:value-type="float">
            <text:p>0.621987021013597</text:p>
          </table:table-cell>
          <table:table-cell office:value-type="float" office:value="0.392380056444026" calcext:value-type="float">
            <text:p>0.392380056444026</text:p>
          </table:table-cell>
          <table:table-cell office:value-type="float" office:value="0.556259904912837" calcext:value-type="float">
            <text:p>0.556259904912837</text:p>
          </table:table-cell>
          <table:table-cell office:value-type="float" office:value="0.56459544032186" calcext:value-type="float">
            <text:p>0.56459544032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0904531c-593b-47c3-9628-3cfb7e39e7df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646084818064574" calcext:value-type="float">
            <text:p>0.0646084818064574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0.0018607516905067" calcext:value-type="float">
            <text:p>0.0018607516905067</text:p>
          </table:table-cell>
          <table:table-cell office:value-type="float" office:value="32679.8723970905" calcext:value-type="float">
            <text:p>32679.8723970905</text:p>
          </table:table-cell>
          <table:table-cell office:value-type="float" office:value="0.423686000757515" calcext:value-type="float">
            <text:p>0.423686000757515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595300057872283" calcext:value-type="float">
            <text:p>0.595300057872283</text:p>
          </table:table-cell>
          <table:table-cell office:value-type="float" office:value="-0.719544670495123" calcext:value-type="float">
            <text:p>-0.719544670495123</text:p>
          </table:table-cell>
          <table:table-cell office:value-type="float" office:value="2.09123638729708" calcext:value-type="float">
            <text:p>2.09123638729708</text:p>
          </table:table-cell>
          <table:table-cell office:value-type="float" office:value="0.527403071180114" calcext:value-type="float">
            <text:p>0.527403071180114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216764231780776" calcext:value-type="float">
            <text:p>-0.0216764231780776</text:p>
          </table:table-cell>
          <table:table-cell office:value-type="float" office:value="0.556887739004228" calcext:value-type="float">
            <text:p>0.556887739004228</text:p>
          </table:table-cell>
          <table:table-cell office:value-type="float" office:value="0.681783065512979" calcext:value-type="float">
            <text:p>0.681783065512979</text:p>
          </table:table-cell>
          <table:table-cell office:value-type="float" office:value="0.613038796846237" calcext:value-type="float">
            <text:p>0.613038796846237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0958718773418351" calcext:value-type="float">
            <text:p>-0.0958718773418351</text:p>
          </table:table-cell>
          <table:table-cell office:value-type="float" office:value="0.681783065512979" calcext:value-type="float">
            <text:p>0.681783065512979</text:p>
          </table:table-cell>
          <table:table-cell office:value-type="float" office:value="0.339416745061148" calcext:value-type="float">
            <text:p>0.339416745061148</text:p>
          </table:table-cell>
          <table:table-cell office:value-type="float" office:value="0.594690966719493" calcext:value-type="float">
            <text:p>0.594690966719493</text:p>
          </table:table-cell>
          <table:table-cell office:value-type="float" office:value="0.606616003576218" calcext:value-type="float">
            <text:p>0.606616003576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aedd71f0-f68d-43f6-95e7-2709ba948552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642248672641026" calcext:value-type="float">
            <text:p>0.0642248672641026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278893493523635" calcext:value-type="float">
            <text:p>0.00278893493523635</text:p>
          </table:table-cell>
          <table:table-cell office:value-type="float" office:value="31440.8461899157" calcext:value-type="float">
            <text:p>31440.8461899157</text:p>
          </table:table-cell>
          <table:table-cell office:value-type="float" office:value="0.41812365759412" calcext:value-type="float">
            <text:p>0.41812365759412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592047703182272" calcext:value-type="float">
            <text:p>0.592047703182272</text:p>
          </table:table-cell>
          <table:table-cell office:value-type="float" office:value="-0.685646809087663" calcext:value-type="float">
            <text:p>-0.685646809087663</text:p>
          </table:table-cell>
          <table:table-cell office:value-type="float" office:value="3.78644478811736" calcext:value-type="float">
            <text:p>3.78644478811736</text:p>
          </table:table-cell>
          <table:table-cell office:value-type="float" office:value="0.541595925297114" calcext:value-type="float">
            <text:p>0.541595925297114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347198641765705" calcext:value-type="float">
            <text:p>-0.0347198641765705</text:p>
          </table:table-cell>
          <table:table-cell office:value-type="float" office:value="0.58569842053307" calcext:value-type="float">
            <text:p>0.58569842053307</text:p>
          </table:table-cell>
          <table:table-cell office:value-type="float" office:value="0.699145676830166" calcext:value-type="float">
            <text:p>0.699145676830166</text:p>
          </table:table-cell>
          <table:table-cell office:value-type="float" office:value="0.637413549989928" calcext:value-type="float">
            <text:p>0.637413549989928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0938051478397881" calcext:value-type="float">
            <text:p>-0.0938051478397881</text:p>
          </table:table-cell>
          <table:table-cell office:value-type="float" office:value="0.699145676830166" calcext:value-type="float">
            <text:p>0.699145676830166</text:p>
          </table:table-cell>
          <table:table-cell office:value-type="float" office:value="0.32728912041675" calcext:value-type="float">
            <text:p>0.32728912041675</text:p>
          </table:table-cell>
          <table:table-cell office:value-type="float" office:value="0.62624254473161" calcext:value-type="float">
            <text:p>0.62624254473161</text:p>
          </table:table-cell>
          <table:table-cell office:value-type="float" office:value="0.65042467590523" calcext:value-type="float">
            <text:p>0.65042467590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daa19a45-cf41-40de-9393-229fdbdb3cae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623942251274254" calcext:value-type="float">
            <text:p>0.0623942251274254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-0.000320493889286455" calcext:value-type="float">
            <text:p>-0.000320493889286455</text:p>
          </table:table-cell>
          <table:table-cell office:value-type="float" office:value="26897.4698359063" calcext:value-type="float">
            <text:p>26897.4698359063</text:p>
          </table:table-cell>
          <table:table-cell office:value-type="float" office:value="0.414127225489599" calcext:value-type="float">
            <text:p>0.414127225489599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587040010198296" calcext:value-type="float">
            <text:p>0.587040010198296</text:p>
          </table:table-cell>
          <table:table-cell office:value-type="float" office:value="-0.779353892570499" calcext:value-type="float">
            <text:p>-0.779353892570499</text:p>
          </table:table-cell>
          <table:table-cell office:value-type="float" office:value="2.90367238591129" calcext:value-type="float">
            <text:p>2.90367238591129</text:p>
          </table:table-cell>
          <table:table-cell office:value-type="float" office:value="0.526898599915146" calcext:value-type="float">
            <text:p>0.526898599915146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325837929571489" calcext:value-type="float">
            <text:p>-0.0325837929571489</text:p>
          </table:table-cell>
          <table:table-cell office:value-type="float" office:value="0.569251700680272" calcext:value-type="float">
            <text:p>0.569251700680272</text:p>
          </table:table-cell>
          <table:table-cell office:value-type="float" office:value="0.634564343671798" calcext:value-type="float">
            <text:p>0.634564343671798</text:p>
          </table:table-cell>
          <table:table-cell office:value-type="float" office:value="0.60013626420913" calcext:value-type="float">
            <text:p>0.60013626420913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117386928652094" calcext:value-type="float">
            <text:p>-0.117386928652094</text:p>
          </table:table-cell>
          <table:table-cell office:value-type="float" office:value="0.634564343671798" calcext:value-type="float">
            <text:p>0.634564343671798</text:p>
          </table:table-cell>
          <table:table-cell office:value-type="float" office:value="0.390156987383223" calcext:value-type="float">
            <text:p>0.390156987383223</text:p>
          </table:table-cell>
          <table:table-cell office:value-type="float" office:value="0.562822037257233" calcext:value-type="float">
            <text:p>0.562822037257233</text:p>
          </table:table-cell>
          <table:table-cell office:value-type="float" office:value="0.576665176575771" calcext:value-type="float">
            <text:p>0.576665176575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e1b3ea37-3fba-4436-8a5e-76109dc7b7a7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2826454181105" calcext:value-type="float">
            <text:p>0.062826454181105</text:p>
          </table:table-cell>
          <table:table-cell office:value-type="float" office:value="0.0611203581852644" calcext:value-type="float">
            <text:p>0.0611203581852644</text:p>
          </table:table-cell>
          <table:table-cell office:value-type="float" office:value="0.0017060959958406" calcext:value-type="float">
            <text:p>0.0017060959958406</text:p>
          </table:table-cell>
          <table:table-cell office:value-type="float" office:value="27609.1011814434" calcext:value-type="float">
            <text:p>27609.1011814434</text:p>
          </table:table-cell>
          <table:table-cell office:value-type="float" office:value="0.411950398213102" calcext:value-type="float">
            <text:p>0.411950398213102</text:p>
          </table:table-cell>
          <table:table-cell office:value-type="float" office:value="0.412183240534783" calcext:value-type="float">
            <text:p>0.412183240534783</text:p>
          </table:table-cell>
          <table:table-cell office:value-type="float" office:value="0.575711668365842" calcext:value-type="float">
            <text:p>0.575711668365842</text:p>
          </table:table-cell>
          <table:table-cell office:value-type="float" office:value="-0.676123143757151" calcext:value-type="float">
            <text:p>-0.676123143757151</text:p>
          </table:table-cell>
          <table:table-cell office:value-type="float" office:value="5.7609447086515" calcext:value-type="float">
            <text:p>5.7609447086515</text:p>
          </table:table-cell>
          <table:table-cell office:value-type="float" office:value="0.558331209108675" calcext:value-type="float">
            <text:p>0.558331209108675</text:p>
          </table:table-cell>
          <table:table-cell office:value-type="float" office:value="0.596779675418472" calcext:value-type="float">
            <text:p>0.596779675418472</text:p>
          </table:table-cell>
          <table:table-cell office:value-type="float" office:value="-0.0384484663097969" calcext:value-type="float">
            <text:p>-0.0384484663097969</text:p>
          </table:table-cell>
          <table:table-cell office:value-type="float" office:value="0.60975169843083" calcext:value-type="float">
            <text:p>0.60975169843083</text:p>
          </table:table-cell>
          <table:table-cell office:value-type="float" office:value="0.722004698512138" calcext:value-type="float">
            <text:p>0.722004698512138</text:p>
          </table:table-cell>
          <table:table-cell office:value-type="float" office:value="0.661147327249022" calcext:value-type="float">
            <text:p>0.661147327249022</text:p>
          </table:table-cell>
          <table:table-cell office:value-type="float" office:value="0.747479047492351" calcext:value-type="float">
            <text:p>0.747479047492351</text:p>
          </table:table-cell>
          <table:table-cell office:value-type="float" office:value="-0.0863317202433285" calcext:value-type="float">
            <text:p>-0.0863317202433285</text:p>
          </table:table-cell>
          <table:table-cell office:value-type="float" office:value="0.722004698512138" calcext:value-type="float">
            <text:p>0.722004698512138</text:p>
          </table:table-cell>
          <table:table-cell office:value-type="float" office:value="0.31608892635128" calcext:value-type="float">
            <text:p>0.31608892635128</text:p>
          </table:table-cell>
          <table:table-cell office:value-type="float" office:value="0.634990059642147" calcext:value-type="float">
            <text:p>0.634990059642147</text:p>
          </table:table-cell>
          <table:table-cell office:value-type="float" office:value="0.65742397137746" calcext:value-type="float">
            <text:p>0.65742397137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12c07bd-78e5-4221-8bcf-c252b55ec358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622687392434342" calcext:value-type="float">
            <text:p>0.0622687392434342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0832806914567996" calcext:value-type="float">
            <text:p>0.000832806914567996</text:p>
          </table:table-cell>
          <table:table-cell office:value-type="float" office:value="26508.2570466347" calcext:value-type="float">
            <text:p>26508.2570466347</text:p>
          </table:table-cell>
          <table:table-cell office:value-type="float" office:value="0.409119204305352" calcext:value-type="float">
            <text:p>0.409119204305352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579115674397757" calcext:value-type="float">
            <text:p>0.579115674397757</text:p>
          </table:table-cell>
          <table:table-cell office:value-type="float" office:value="-0.673209811013866" calcext:value-type="float">
            <text:p>-0.673209811013866</text:p>
          </table:table-cell>
          <table:table-cell office:value-type="float" office:value="3.84977997940222" calcext:value-type="float">
            <text:p>3.84977997940222</text:p>
          </table:table-cell>
          <table:table-cell office:value-type="float" office:value="0.534083191850594" calcext:value-type="float">
            <text:p>0.534083191850594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4223259762309" calcext:value-type="float">
            <text:p>-0.04223259762309</text:p>
          </table:table-cell>
          <table:table-cell office:value-type="float" office:value="0.583157490888164" calcext:value-type="float">
            <text:p>0.583157490888164</text:p>
          </table:table-cell>
          <table:table-cell office:value-type="float" office:value="0.67167476800707" calcext:value-type="float">
            <text:p>0.67167476800707</text:p>
          </table:table-cell>
          <table:table-cell office:value-type="float" office:value="0.624294075367081" calcext:value-type="float">
            <text:p>0.624294075367081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106924622462635" calcext:value-type="float">
            <text:p>-0.106924622462635</text:p>
          </table:table-cell>
          <table:table-cell office:value-type="float" office:value="0.67167476800707" calcext:value-type="float">
            <text:p>0.67167476800707</text:p>
          </table:table-cell>
          <table:table-cell office:value-type="float" office:value="0.346924464035263" calcext:value-type="float">
            <text:p>0.346924464035263</text:p>
          </table:table-cell>
          <table:table-cell office:value-type="float" office:value="0.599602385685885" calcext:value-type="float">
            <text:p>0.599602385685885</text:p>
          </table:table-cell>
          <table:table-cell office:value-type="float" office:value="0.631649530621368" calcext:value-type="float">
            <text:p>0.631649530621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bb471ca1-4809-4623-ad86-300d066bf30b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611343191519997" calcext:value-type="float">
            <text:p>0.0611343191519997</text:p>
          </table:table-cell>
          <table:table-cell office:value-type="float" office:value="0.0627477301159507" calcext:value-type="float">
            <text:p>0.0627477301159507</text:p>
          </table:table-cell>
          <table:table-cell office:value-type="float" office:value="-0.00161341096395096" calcext:value-type="float">
            <text:p>-0.00161341096395096</text:p>
          </table:table-cell>
          <table:table-cell office:value-type="float" office:value="24125.3288218119" calcext:value-type="float">
            <text:p>24125.3288218119</text:p>
          </table:table-cell>
          <table:table-cell office:value-type="float" office:value="0.408565734203518" calcext:value-type="float">
            <text:p>0.408565734203518</text:p>
          </table:table-cell>
          <table:table-cell office:value-type="float" office:value="0.420336938375842" calcext:value-type="float">
            <text:p>0.420336938375842</text:p>
          </table:table-cell>
          <table:table-cell office:value-type="float" office:value="0.573970710377817" calcext:value-type="float">
            <text:p>0.573970710377817</text:p>
          </table:table-cell>
          <table:table-cell office:value-type="float" office:value="-0.741180828809103" calcext:value-type="float">
            <text:p>-0.741180828809103</text:p>
          </table:table-cell>
          <table:table-cell office:value-type="float" office:value="2.16641269041791" calcext:value-type="float">
            <text:p>2.16641269041791</text:p>
          </table:table-cell>
          <table:table-cell office:value-type="float" office:value="0.522906592008145" calcext:value-type="float">
            <text:p>0.522906592008145</text:p>
          </table:table-cell>
          <table:table-cell office:value-type="float" office:value="0.549079494358191" calcext:value-type="float">
            <text:p>0.549079494358191</text:p>
          </table:table-cell>
          <table:table-cell office:value-type="float" office:value="-0.0261729023500467" calcext:value-type="float">
            <text:p>-0.0261729023500467</text:p>
          </table:table-cell>
          <table:table-cell office:value-type="float" office:value="0.556653535420979" calcext:value-type="float">
            <text:p>0.556653535420979</text:p>
          </table:table-cell>
          <table:table-cell office:value-type="float" office:value="0.644082200247219" calcext:value-type="float">
            <text:p>0.644082200247219</text:p>
          </table:table-cell>
          <table:table-cell office:value-type="float" office:value="0.597184914580423" calcext:value-type="float">
            <text:p>0.597184914580423</text:p>
          </table:table-cell>
          <table:table-cell office:value-type="float" office:value="0.708910674188072" calcext:value-type="float">
            <text:p>0.708910674188072</text:p>
          </table:table-cell>
          <table:table-cell office:value-type="float" office:value="-0.111725759607648" calcext:value-type="float">
            <text:p>-0.111725759607648</text:p>
          </table:table-cell>
          <table:table-cell office:value-type="float" office:value="0.644082200247219" calcext:value-type="float">
            <text:p>0.644082200247219</text:p>
          </table:table-cell>
          <table:table-cell office:value-type="float" office:value="0.375352775164628" calcext:value-type="float">
            <text:p>0.375352775164628</text:p>
          </table:table-cell>
          <table:table-cell office:value-type="float" office:value="0.56418383518225" calcext:value-type="float">
            <text:p>0.56418383518225</text:p>
          </table:table-cell>
          <table:table-cell office:value-type="float" office:value="0.570853822083147" calcext:value-type="float">
            <text:p>0.570853822083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1b9995c1-4e0e-492d-834d-b97bafec8579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617604463349473" calcext:value-type="float">
            <text:p>0.0617604463349473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0.000324514006081023" calcext:value-type="float">
            <text:p>0.000324514006081023</text:p>
          </table:table-cell>
          <table:table-cell office:value-type="float" office:value="25356.7354408903" calcext:value-type="float">
            <text:p>25356.7354408903</text:p>
          </table:table-cell>
          <table:table-cell office:value-type="float" office:value="0.405705475697194" calcext:value-type="float">
            <text:p>0.405705475697194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574815132790088" calcext:value-type="float">
            <text:p>0.574815132790088</text:p>
          </table:table-cell>
          <table:table-cell office:value-type="float" office:value="-0.678062258550849" calcext:value-type="float">
            <text:p>-0.678062258550849</text:p>
          </table:table-cell>
          <table:table-cell office:value-type="float" office:value="3.93368857566813" calcext:value-type="float">
            <text:p>3.93368857566813</text:p>
          </table:table-cell>
          <table:table-cell office:value-type="float" office:value="0.53786078098472" calcext:value-type="float">
            <text:p>0.53786078098472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384550084889643" calcext:value-type="float">
            <text:p>-0.0384550084889643</text:p>
          </table:table-cell>
          <table:table-cell office:value-type="float" office:value="0.586807796566413" calcext:value-type="float">
            <text:p>0.586807796566413</text:p>
          </table:table-cell>
          <table:table-cell office:value-type="float" office:value="0.66961260863161" calcext:value-type="float">
            <text:p>0.66961260863161</text:p>
          </table:table-cell>
          <table:table-cell office:value-type="float" office:value="0.62548156301596" calcext:value-type="float">
            <text:p>0.62548156301596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105737134813756" calcext:value-type="float">
            <text:p>-0.105737134813756</text:p>
          </table:table-cell>
          <table:table-cell office:value-type="float" office:value="0.66961260863161" calcext:value-type="float">
            <text:p>0.66961260863161</text:p>
          </table:table-cell>
          <table:table-cell office:value-type="float" office:value="0.358645562011621" calcext:value-type="float">
            <text:p>0.358645562011621</text:p>
          </table:table-cell>
          <table:table-cell office:value-type="float" office:value="0.611530815109344" calcext:value-type="float">
            <text:p>0.611530815109344</text:p>
          </table:table-cell>
          <table:table-cell office:value-type="float" office:value="0.631649530621368" calcext:value-type="float">
            <text:p>0.631649530621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64b61e75-29c6-4108-bdf7-6e465adbfda1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595967670044169" calcext:value-type="float">
            <text:p>0.0595967670044169</text:p>
          </table:table-cell>
          <table:table-cell office:value-type="float" office:value="0.0627147190167119" calcext:value-type="float">
            <text:p>0.0627147190167119</text:p>
          </table:table-cell>
          <table:table-cell office:value-type="float" office:value="-0.00311795201229503" calcext:value-type="float">
            <text:p>-0.00311795201229503</text:p>
          </table:table-cell>
          <table:table-cell office:value-type="float" office:value="21054.7552119335" calcext:value-type="float">
            <text:p>21054.7552119335</text:p>
          </table:table-cell>
          <table:table-cell office:value-type="float" office:value="0.399825447170108" calcext:value-type="float">
            <text:p>0.399825447170108</text:p>
          </table:table-cell>
          <table:table-cell office:value-type="float" office:value="0.420143643165045" calcext:value-type="float">
            <text:p>0.420143643165045</text:p>
          </table:table-cell>
          <table:table-cell office:value-type="float" office:value="0.565345153214544" calcext:value-type="float">
            <text:p>0.565345153214544</text:p>
          </table:table-cell>
          <table:table-cell office:value-type="float" office:value="-0.746309549532397" calcext:value-type="float">
            <text:p>-0.746309549532397</text:p>
          </table:table-cell>
          <table:table-cell office:value-type="float" office:value="2.74043543056813" calcext:value-type="float">
            <text:p>2.74043543056813</text:p>
          </table:table-cell>
          <table:table-cell office:value-type="float" office:value="0.530759439966059" calcext:value-type="float">
            <text:p>0.530759439966059</text:p>
          </table:table-cell>
          <table:table-cell office:value-type="float" office:value="0.559482392872295" calcext:value-type="float">
            <text:p>0.559482392872295</text:p>
          </table:table-cell>
          <table:table-cell office:value-type="float" office:value="-0.0287229529062367" calcext:value-type="float">
            <text:p>-0.0287229529062367</text:p>
          </table:table-cell>
          <table:table-cell office:value-type="float" office:value="0.56863504356244" calcext:value-type="float">
            <text:p>0.56863504356244</text:p>
          </table:table-cell>
          <table:table-cell office:value-type="float" office:value="0.668158034427846" calcext:value-type="float">
            <text:p>0.668158034427846</text:p>
          </table:table-cell>
          <table:table-cell office:value-type="float" office:value="0.614392301792065" calcext:value-type="float">
            <text:p>0.614392301792065</text:p>
          </table:table-cell>
          <table:table-cell office:value-type="float" office:value="0.717523192861224" calcext:value-type="float">
            <text:p>0.717523192861224</text:p>
          </table:table-cell>
          <table:table-cell office:value-type="float" office:value="-0.103130891069159" calcext:value-type="float">
            <text:p>-0.103130891069159</text:p>
          </table:table-cell>
          <table:table-cell office:value-type="float" office:value="0.668158034427846" calcext:value-type="float">
            <text:p>0.668158034427846</text:p>
          </table:table-cell>
          <table:table-cell office:value-type="float" office:value="0.35625541750939" calcext:value-type="float">
            <text:p>0.35625541750939</text:p>
          </table:table-cell>
          <table:table-cell office:value-type="float" office:value="0.573919936583432" calcext:value-type="float">
            <text:p>0.573919936583432</text:p>
          </table:table-cell>
          <table:table-cell office:value-type="float" office:value="0.602592758158248" calcext:value-type="float">
            <text:p>0.602592758158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de458211-7403-4da5-8dde-9171bde00f90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xg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56458179211867" calcext:value-type="float">
            <text:p>0.056458179211867</text:p>
          </table:table-cell>
          <table:table-cell office:value-type="float" office:value="0.0614359323288662" calcext:value-type="float">
            <text:p>0.0614359323288662</text:p>
          </table:table-cell>
          <table:table-cell office:value-type="float" office:value="-0.00497775311699922" calcext:value-type="float">
            <text:p>-0.00497775311699922</text:p>
          </table:table-cell>
          <table:table-cell office:value-type="float" office:value="15925.9663141217" calcext:value-type="float">
            <text:p>15925.9663141217</text:p>
          </table:table-cell>
          <table:table-cell office:value-type="float" office:value="0.380496345338995" calcext:value-type="float">
            <text:p>0.380496345338995</text:p>
          </table:table-cell>
          <table:table-cell office:value-type="float" office:value="0.41372604129795" calcext:value-type="float">
            <text:p>0.41372604129795</text:p>
          </table:table-cell>
          <table:table-cell office:value-type="float" office:value="0.538422534928383" calcext:value-type="float">
            <text:p>0.538422534928383</text:p>
          </table:table-cell>
          <table:table-cell office:value-type="float" office:value="-0.704974212679281" calcext:value-type="float">
            <text:p>-0.704974212679281</text:p>
          </table:table-cell>
          <table:table-cell office:value-type="float" office:value="4.05588924533766" calcext:value-type="float">
            <text:p>4.05588924533766</text:p>
          </table:table-cell>
          <table:table-cell office:value-type="float" office:value="0.53179117147708" calcext:value-type="float">
            <text:p>0.53179117147708</text:p>
          </table:table-cell>
          <table:table-cell office:value-type="float" office:value="0.576315789473684" calcext:value-type="float">
            <text:p>0.576315789473684</text:p>
          </table:table-cell>
          <table:table-cell office:value-type="float" office:value="-0.0445246179966045" calcext:value-type="float">
            <text:p>-0.0445246179966045</text:p>
          </table:table-cell>
          <table:table-cell office:value-type="float" office:value="0.584837785623876" calcext:value-type="float">
            <text:p>0.584837785623876</text:p>
          </table:table-cell>
          <table:table-cell office:value-type="float" office:value="0.646560612755929" calcext:value-type="float">
            <text:p>0.646560612755929</text:p>
          </table:table-cell>
          <table:table-cell office:value-type="float" office:value="0.614152296337752" calcext:value-type="float">
            <text:p>0.614152296337752</text:p>
          </table:table-cell>
          <table:table-cell office:value-type="float" office:value="0.731218697829716" calcext:value-type="float">
            <text:p>0.731218697829716</text:p>
          </table:table-cell>
          <table:table-cell office:value-type="float" office:value="-0.117066401491964" calcext:value-type="float">
            <text:p>-0.117066401491964</text:p>
          </table:table-cell>
          <table:table-cell office:value-type="float" office:value="0.646560612755929" calcext:value-type="float">
            <text:p>0.646560612755929</text:p>
          </table:table-cell>
          <table:table-cell office:value-type="float" office:value="0.375676217190944" calcext:value-type="float">
            <text:p>0.375676217190944</text:p>
          </table:table-cell>
          <table:table-cell office:value-type="float" office:value="0.578528827037773" calcext:value-type="float">
            <text:p>0.578528827037773</text:p>
          </table:table-cell>
          <table:table-cell office:value-type="float" office:value="0.618238712561466" calcext:value-type="float">
            <text:p>0.618238712561466</text:p>
          </table:table-cell>
        </table:table-row>
      </table:table>
      <table:named-expressions/>
      <table:database-ranges>
        <table:database-range table:name="__Anonymous_Sheet_DB__0" table:target-range-address="MLPA_technical_backtest_summary.A1:MLPA_technical_backtest_summary.AD403" table:display-filter-buttons="tru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6T11:39:44.864273189</dc:date>
    <meta:editing-duration>PT4M47S</meta:editing-duration>
    <meta:editing-cycles>1</meta:editing-cycles>
    <meta:document-statistic meta:table-count="1" meta:cell-count="12089" meta:object-count="0"/>
    <meta:generator>LibreOffice/7.3.7.2$Linux_X86_64 LibreOffice_project/30$Build-2</meta:generator>
  </office:meta>
</office:document-meta>
</file>